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19.61mm"/>
    </style:style>
    <style:style style:name="co8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 Count Per Slot" table:style-name="ta1">
        <table:shapes>
          <draw:frame draw:z-index="0" draw:style-name="gr1" draw:text-style-name="P1" svg:width="354.73mm" svg:height="205.91mm" svg:x="107.56mm" svg:y="0.2mm">
            <loext:p draw:notify-on-update-of-ranges="'Event Count Per Slot'.D9:'Event Count Per Slot'.D7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ime window:</text:p>
          </table:table-cell>
          <table:table-cell office:value-type="float" office:value="135000" calcext:value-type="float">
            <text:p>135000</text:p>
          </table:table-cell>
          <table:table-cell table:style-name="Default" office:value-type="string" calcext:value-type="string">
            <text:p>us</text:p>
          </table:table-cell>
        </table:table-row>
        <table:table-row table:style-name="ro1">
          <table:table-cell/>
          <table:table-cell table:style-name="ce1" office:value-type="string" calcext:value-type="string">
            <text:p>Resolution: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lots</text:p>
          </table:table-cell>
        </table:table-row>
        <table:table-row table:style-name="ro1">
          <table:table-cell/>
          <table:table-cell table:style-name="ce1" office:value-type="string" calcext:value-type="string">
            <text:p>Time Per Slot:</text:p>
          </table:table-cell>
          <table:table-cell table:formula="of:=[.C4]/[.C5]" office:value-type="float" office:value="5869.5652173913" calcext:value-type="float">
            <text:p>5869,5652173913</text:p>
          </table:table-cell>
          <table:table-cell table:style-name="Default" office:value-type="string" calcext:value-type="string">
            <text:p>us/slot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ConvolutionsPerSec" table:style-name="ta1">
        <table:shapes>
          <draw:frame draw:z-index="0" draw:style-name="gr1" draw:text-style-name="P1" svg:width="159.99mm" svg:height="89.99mm" svg:x="158.08mm" svg:y="22.51mm">
            <loext:p draw:notify-on-update-of-ranges="ConvolutionsPerSec.A1:ConvolutionsPerSec.A421 ConvolutionsPerSec.B1:ConvolutionsPerSec.B4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string" calcext:value-type="string">
            <text:p>Filterspeed: 16 px/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Orientations: 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Convolutions per Event: 2*4=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46" calcext:value-type="float">
            <text:p>3246</text:p>
          </table:table-cell>
          <table:table-cell table:number-columns-repeated="2"/>
          <table:table-cell office:value-type="string" calcext:value-type="string">
            <text:p>Time for 700 events ca. 12 m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Kernel: 11x11x20= 2420 floa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string" calcext:value-type="string">
            <text:p>Conv Per Sec:</text:p>
          </table:table-cell>
          <table:table-cell table:formula="of:=500*8/0.008"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654" calcext:value-type="float">
            <text:p>11654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</table:table>
      <table:table table:name="test" table:style-name="ta1">
        <table:shapes>
          <draw:frame draw:z-index="0" draw:style-name="gr1" draw:text-style-name="P1" svg:width="415.59mm" svg:height="184.93mm" svg:x="62.6mm" svg:y="12.16mm">
            <loext:p draw:notify-on-update-of-ranges="test.A2:test.A2 test.A3:test.A344 test.B2:test.B2 test.B3:test.B3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Calc</text:p>
          </table:table-cell>
        </table:table-row>
        <table:table-row table:style-name="ro1">
          <table:table-cell office:value-type="float" office:value="39592362" calcext:value-type="float">
            <text:p>39592362</text:p>
          </table:table-cell>
          <table:table-cell office:value-type="float" office:value="16576" calcext:value-type="float">
            <text:p>16576</text:p>
          </table:table-cell>
        </table:table-row>
        <table:table-row table:style-name="ro1">
          <table:table-cell office:value-type="float" office:value="40131270" calcext:value-type="float">
            <text:p>40131270</text:p>
          </table:table-cell>
          <table:table-cell office:value-type="float" office:value="16573" calcext:value-type="float">
            <text:p>16573</text:p>
          </table:table-cell>
        </table:table-row>
        <table:table-row table:style-name="ro1">
          <table:table-cell office:value-type="float" office:value="42114656" calcext:value-type="float">
            <text:p>42114656</text:p>
          </table:table-cell>
          <table:table-cell office:value-type="float" office:value="16128" calcext:value-type="float">
            <text:p>16128</text:p>
          </table:table-cell>
        </table:table-row>
        <table:table-row table:style-name="ro1">
          <table:table-cell office:value-type="float" office:value="40127700" calcext:value-type="float">
            <text:p>40127700</text:p>
          </table:table-cell>
          <table:table-cell office:value-type="float" office:value="61133" calcext:value-type="float">
            <text:p>61133</text:p>
          </table:table-cell>
        </table:table-row>
        <table:table-row table:style-name="ro1">
          <table:table-cell office:value-type="float" office:value="39278217" calcext:value-type="float">
            <text:p>39278217</text:p>
          </table:table-cell>
          <table:table-cell office:value-type="float" office:value="16730" calcext:value-type="float">
            <text:p>16730</text:p>
          </table:table-cell>
        </table:table-row>
        <table:table-row table:style-name="ro1">
          <table:table-cell office:value-type="float" office:value="40107169" calcext:value-type="float">
            <text:p>40107169</text:p>
          </table:table-cell>
          <table:table-cell office:value-type="float" office:value="19561" calcext:value-type="float">
            <text:p>19561</text:p>
          </table:table-cell>
        </table:table-row>
        <table:table-row table:style-name="ro1">
          <table:table-cell office:value-type="float" office:value="40127380" calcext:value-type="float">
            <text:p>40127380</text:p>
          </table:table-cell>
          <table:table-cell office:value-type="float" office:value="18681" calcext:value-type="float">
            <text:p>18681</text:p>
          </table:table-cell>
        </table:table-row>
        <table:table-row table:style-name="ro1">
          <table:table-cell office:value-type="float" office:value="40152648" calcext:value-type="float">
            <text:p>40152648</text:p>
          </table:table-cell>
          <table:table-cell office:value-type="float" office:value="20242" calcext:value-type="float">
            <text:p>20242</text:p>
          </table:table-cell>
        </table:table-row>
        <table:table-row table:style-name="ro1">
          <table:table-cell office:value-type="float" office:value="40174228" calcext:value-type="float">
            <text:p>40174228</text:p>
          </table:table-cell>
          <table:table-cell office:value-type="float" office:value="27857" calcext:value-type="float">
            <text:p>27857</text:p>
          </table:table-cell>
        </table:table-row>
        <table:table-row table:style-name="ro1">
          <table:table-cell office:value-type="float" office:value="39112001" calcext:value-type="float">
            <text:p>39112001</text:p>
          </table:table-cell>
          <table:table-cell office:value-type="float" office:value="35654" calcext:value-type="float">
            <text:p>35654</text:p>
          </table:table-cell>
        </table:table-row>
        <table:table-row table:style-name="ro1">
          <table:table-cell office:value-type="float" office:value="40110951" calcext:value-type="float">
            <text:p>40110951</text:p>
          </table:table-cell>
          <table:table-cell office:value-type="float" office:value="23232" calcext:value-type="float">
            <text:p>23232</text:p>
          </table:table-cell>
        </table:table-row>
        <table:table-row table:style-name="ro1">
          <table:table-cell office:value-type="float" office:value="40162702" calcext:value-type="float">
            <text:p>40162702</text:p>
          </table:table-cell>
          <table:table-cell office:value-type="float" office:value="39301" calcext:value-type="float">
            <text:p>39301</text:p>
          </table:table-cell>
        </table:table-row>
        <table:table-row table:style-name="ro1">
          <table:table-cell office:value-type="float" office:value="40180508" calcext:value-type="float">
            <text:p>40180508</text:p>
          </table:table-cell>
          <table:table-cell office:value-type="float" office:value="32603" calcext:value-type="float">
            <text:p>32603</text:p>
          </table:table-cell>
        </table:table-row>
        <table:table-row table:style-name="ro1">
          <table:table-cell office:value-type="float" office:value="40214924" calcext:value-type="float">
            <text:p>40214924</text:p>
          </table:table-cell>
          <table:table-cell office:value-type="float" office:value="45185" calcext:value-type="float">
            <text:p>45185</text:p>
          </table:table-cell>
        </table:table-row>
        <table:table-row table:style-name="ro1">
          <table:table-cell office:value-type="float" office:value="39176202" calcext:value-type="float">
            <text:p>39176202</text:p>
          </table:table-cell>
          <table:table-cell office:value-type="float" office:value="49655" calcext:value-type="float">
            <text:p>49655</text:p>
          </table:table-cell>
        </table:table-row>
        <table:table-row table:style-name="ro1">
          <table:table-cell office:value-type="float" office:value="39996232" calcext:value-type="float">
            <text:p>39996232</text:p>
          </table:table-cell>
          <table:table-cell office:value-type="float" office:value="79835" calcext:value-type="float">
            <text:p>79835</text:p>
          </table:table-cell>
        </table:table-row>
        <table:table-row table:style-name="ro1">
          <table:table-cell office:value-type="float" office:value="39887485" calcext:value-type="float">
            <text:p>39887485</text:p>
          </table:table-cell>
          <table:table-cell office:value-type="float" office:value="38329" calcext:value-type="float">
            <text:p>38329</text:p>
          </table:table-cell>
        </table:table-row>
        <table:table-row table:style-name="ro1">
          <table:table-cell office:value-type="float" office:value="39916412" calcext:value-type="float">
            <text:p>39916412</text:p>
          </table:table-cell>
          <table:table-cell office:value-type="float" office:value="38695" calcext:value-type="float">
            <text:p>38695</text:p>
          </table:table-cell>
        </table:table-row>
        <table:table-row table:style-name="ro1">
          <table:table-cell office:value-type="float" office:value="39920873" calcext:value-type="float">
            <text:p>39920873</text:p>
          </table:table-cell>
          <table:table-cell office:value-type="float" office:value="37577" calcext:value-type="float">
            <text:p>37577</text:p>
          </table:table-cell>
        </table:table-row>
        <table:table-row table:style-name="ro1">
          <table:table-cell office:value-type="float" office:value="39922497" calcext:value-type="float">
            <text:p>39922497</text:p>
          </table:table-cell>
          <table:table-cell office:value-type="float" office:value="39576" calcext:value-type="float">
            <text:p>39576</text:p>
          </table:table-cell>
        </table:table-row>
        <table:table-row table:style-name="ro1">
          <table:table-cell office:value-type="float" office:value="40130758" calcext:value-type="float">
            <text:p>40130758</text:p>
          </table:table-cell>
          <table:table-cell office:value-type="float" office:value="39226" calcext:value-type="float">
            <text:p>39226</text:p>
          </table:table-cell>
        </table:table-row>
        <table:table-row table:style-name="ro1">
          <table:table-cell office:value-type="float" office:value="40209099" calcext:value-type="float">
            <text:p>40209099</text:p>
          </table:table-cell>
          <table:table-cell office:value-type="float" office:value="84641" calcext:value-type="float">
            <text:p>84641</text:p>
          </table:table-cell>
        </table:table-row>
        <table:table-row table:style-name="ro1">
          <table:table-cell office:value-type="float" office:value="39233464" calcext:value-type="float">
            <text:p>39233464</text:p>
          </table:table-cell>
          <table:table-cell office:value-type="float" office:value="44207" calcext:value-type="float">
            <text:p>44207</text:p>
          </table:table-cell>
        </table:table-row>
        <table:table-row table:style-name="ro1">
          <table:table-cell office:value-type="float" office:value="40238136" calcext:value-type="float">
            <text:p>40238136</text:p>
          </table:table-cell>
          <table:table-cell office:value-type="float" office:value="43776" calcext:value-type="float">
            <text:p>43776</text:p>
          </table:table-cell>
        </table:table-row>
        <table:table-row table:style-name="ro1">
          <table:table-cell office:value-type="float" office:value="40176077" calcext:value-type="float">
            <text:p>40176077</text:p>
          </table:table-cell>
          <table:table-cell office:value-type="float" office:value="39923" calcext:value-type="float">
            <text:p>39923</text:p>
          </table:table-cell>
        </table:table-row>
        <table:table-row table:style-name="ro1">
          <table:table-cell office:value-type="float" office:value="40161930" calcext:value-type="float">
            <text:p>40161930</text:p>
          </table:table-cell>
          <table:table-cell office:value-type="float" office:value="40509" calcext:value-type="float">
            <text:p>40509</text:p>
          </table:table-cell>
        </table:table-row>
        <table:table-row table:style-name="ro1">
          <table:table-cell office:value-type="float" office:value="39170479" calcext:value-type="float">
            <text:p>39170479</text:p>
          </table:table-cell>
          <table:table-cell office:value-type="float" office:value="34395" calcext:value-type="float">
            <text:p>34395</text:p>
          </table:table-cell>
        </table:table-row>
        <table:table-row table:style-name="ro1">
          <table:table-cell office:value-type="float" office:value="39922660" calcext:value-type="float">
            <text:p>39922660</text:p>
          </table:table-cell>
          <table:table-cell office:value-type="float" office:value="71725" calcext:value-type="float">
            <text:p>71725</text:p>
          </table:table-cell>
        </table:table-row>
        <table:table-row table:style-name="ro1">
          <table:table-cell office:value-type="float" office:value="39922607" calcext:value-type="float">
            <text:p>39922607</text:p>
          </table:table-cell>
          <table:table-cell office:value-type="float" office:value="37482" calcext:value-type="float">
            <text:p>37482</text:p>
          </table:table-cell>
        </table:table-row>
        <table:table-row table:style-name="ro1">
          <table:table-cell office:value-type="float" office:value="39926360" calcext:value-type="float">
            <text:p>39926360</text:p>
          </table:table-cell>
          <table:table-cell office:value-type="float" office:value="38098" calcext:value-type="float">
            <text:p>38098</text:p>
          </table:table-cell>
        </table:table-row>
        <table:table-row table:style-name="ro1">
          <table:table-cell office:value-type="float" office:value="39912820" calcext:value-type="float">
            <text:p>39912820</text:p>
          </table:table-cell>
          <table:table-cell office:value-type="float" office:value="37687" calcext:value-type="float">
            <text:p>37687</text:p>
          </table:table-cell>
        </table:table-row>
        <table:table-row table:style-name="ro1">
          <table:table-cell office:value-type="float" office:value="40300284" calcext:value-type="float">
            <text:p>40300284</text:p>
          </table:table-cell>
          <table:table-cell office:value-type="float" office:value="41867" calcext:value-type="float">
            <text:p>41867</text:p>
          </table:table-cell>
        </table:table-row>
        <table:table-row table:style-name="ro1">
          <table:table-cell office:value-type="float" office:value="39974750" calcext:value-type="float">
            <text:p>39974750</text:p>
          </table:table-cell>
          <table:table-cell office:value-type="float" office:value="38569" calcext:value-type="float">
            <text:p>38569</text:p>
          </table:table-cell>
        </table:table-row>
        <table:table-row table:style-name="ro1">
          <table:table-cell office:value-type="float" office:value="40187654" calcext:value-type="float">
            <text:p>40187654</text:p>
          </table:table-cell>
          <table:table-cell office:value-type="float" office:value="75227" calcext:value-type="float">
            <text:p>75227</text:p>
          </table:table-cell>
        </table:table-row>
        <table:table-row table:style-name="ro1">
          <table:table-cell office:value-type="float" office:value="39160703" calcext:value-type="float">
            <text:p>39160703</text:p>
          </table:table-cell>
          <table:table-cell office:value-type="float" office:value="35913" calcext:value-type="float">
            <text:p>35913</text:p>
          </table:table-cell>
        </table:table-row>
        <table:table-row table:style-name="ro1">
          <table:table-cell office:value-type="float" office:value="39854389" calcext:value-type="float">
            <text:p>39854389</text:p>
          </table:table-cell>
          <table:table-cell office:value-type="float" office:value="35984" calcext:value-type="float">
            <text:p>35984</text:p>
          </table:table-cell>
        </table:table-row>
        <table:table-row table:style-name="ro1">
          <table:table-cell office:value-type="float" office:value="39929589" calcext:value-type="float">
            <text:p>39929589</text:p>
          </table:table-cell>
          <table:table-cell office:value-type="float" office:value="32301" calcext:value-type="float">
            <text:p>32301</text:p>
          </table:table-cell>
        </table:table-row>
        <table:table-row table:style-name="ro1">
          <table:table-cell office:value-type="float" office:value="39787129" calcext:value-type="float">
            <text:p>39787129</text:p>
          </table:table-cell>
          <table:table-cell office:value-type="float" office:value="20452" calcext:value-type="float">
            <text:p>20452</text:p>
          </table:table-cell>
        </table:table-row>
        <table:table-row table:style-name="ro1">
          <table:table-cell office:value-type="float" office:value="40105373" calcext:value-type="float">
            <text:p>40105373</text:p>
          </table:table-cell>
          <table:table-cell office:value-type="float" office:value="16228" calcext:value-type="float">
            <text:p>16228</text:p>
          </table:table-cell>
        </table:table-row>
        <table:table-row table:style-name="ro1">
          <table:table-cell office:value-type="float" office:value="40685772" calcext:value-type="float">
            <text:p>40685772</text:p>
          </table:table-cell>
          <table:table-cell office:value-type="float" office:value="30731" calcext:value-type="float">
            <text:p>30731</text:p>
          </table:table-cell>
        </table:table-row>
        <table:table-row table:style-name="ro1">
          <table:table-cell office:value-type="float" office:value="39069464" calcext:value-type="float">
            <text:p>39069464</text:p>
          </table:table-cell>
          <table:table-cell office:value-type="float" office:value="17873" calcext:value-type="float">
            <text:p>17873</text:p>
          </table:table-cell>
        </table:table-row>
        <table:table-row table:style-name="ro1">
          <table:table-cell office:value-type="float" office:value="39961797" calcext:value-type="float">
            <text:p>39961797</text:p>
          </table:table-cell>
          <table:table-cell office:value-type="float" office:value="18320" calcext:value-type="float">
            <text:p>18320</text:p>
          </table:table-cell>
        </table:table-row>
        <table:table-row table:style-name="ro1">
          <table:table-cell office:value-type="float" office:value="39958252" calcext:value-type="float">
            <text:p>39958252</text:p>
          </table:table-cell>
          <table:table-cell office:value-type="float" office:value="39486" calcext:value-type="float">
            <text:p>39486</text:p>
          </table:table-cell>
        </table:table-row>
        <table:table-row table:style-name="ro1">
          <table:table-cell office:value-type="float" office:value="40136111" calcext:value-type="float">
            <text:p>40136111</text:p>
          </table:table-cell>
          <table:table-cell office:value-type="float" office:value="35714" calcext:value-type="float">
            <text:p>35714</text:p>
          </table:table-cell>
        </table:table-row>
        <table:table-row table:style-name="ro1">
          <table:table-cell office:value-type="float" office:value="40523228" calcext:value-type="float">
            <text:p>40523228</text:p>
          </table:table-cell>
          <table:table-cell office:value-type="float" office:value="41862" calcext:value-type="float">
            <text:p>41862</text:p>
          </table:table-cell>
        </table:table-row>
        <table:table-row table:style-name="ro1">
          <table:table-cell office:value-type="float" office:value="39234542" calcext:value-type="float">
            <text:p>39234542</text:p>
          </table:table-cell>
          <table:table-cell office:value-type="float" office:value="87963" calcext:value-type="float">
            <text:p>87963</text:p>
          </table:table-cell>
        </table:table-row>
        <table:table-row table:style-name="ro1">
          <table:table-cell office:value-type="float" office:value="40788618" calcext:value-type="float">
            <text:p>40788618</text:p>
          </table:table-cell>
          <table:table-cell office:value-type="float" office:value="42158" calcext:value-type="float">
            <text:p>42158</text:p>
          </table:table-cell>
        </table:table-row>
        <table:table-row table:style-name="ro1">
          <table:table-cell office:value-type="float" office:value="39234301" calcext:value-type="float">
            <text:p>39234301</text:p>
          </table:table-cell>
          <table:table-cell office:value-type="float" office:value="43065" calcext:value-type="float">
            <text:p>43065</text:p>
          </table:table-cell>
        </table:table-row>
        <table:table-row table:style-name="ro1">
          <table:table-cell office:value-type="float" office:value="40109980" calcext:value-type="float">
            <text:p>40109980</text:p>
          </table:table-cell>
          <table:table-cell office:value-type="float" office:value="44772" calcext:value-type="float">
            <text:p>44772</text:p>
          </table:table-cell>
        </table:table-row>
        <table:table-row table:style-name="ro1">
          <table:table-cell office:value-type="float" office:value="40132471" calcext:value-type="float">
            <text:p>40132471</text:p>
          </table:table-cell>
          <table:table-cell office:value-type="float" office:value="32923" calcext:value-type="float">
            <text:p>32923</text:p>
          </table:table-cell>
        </table:table-row>
        <table:table-row table:style-name="ro1">
          <table:table-cell office:value-type="float" office:value="39188139" calcext:value-type="float">
            <text:p>39188139</text:p>
          </table:table-cell>
          <table:table-cell office:value-type="float" office:value="853260" calcext:value-type="float">
            <text:p>853260</text:p>
          </table:table-cell>
        </table:table-row>
        <table:table-row table:style-name="ro1">
          <table:table-cell office:value-type="float" office:value="38945584" calcext:value-type="float">
            <text:p>38945584</text:p>
          </table:table-cell>
          <table:table-cell office:value-type="float" office:value="392643" calcext:value-type="float">
            <text:p>392643</text:p>
          </table:table-cell>
        </table:table-row>
        <table:table-row table:style-name="ro1">
          <table:table-cell office:value-type="float" office:value="39684635" calcext:value-type="float">
            <text:p>39684635</text:p>
          </table:table-cell>
          <table:table-cell office:value-type="float" office:value="495276" calcext:value-type="float">
            <text:p>495276</text:p>
          </table:table-cell>
        </table:table-row>
        <table:table-row table:style-name="ro1">
          <table:table-cell office:value-type="float" office:value="39692858" calcext:value-type="float">
            <text:p>39692858</text:p>
          </table:table-cell>
          <table:table-cell office:value-type="float" office:value="709279" calcext:value-type="float">
            <text:p>709279</text:p>
          </table:table-cell>
        </table:table-row>
        <table:table-row table:style-name="ro1">
          <table:table-cell office:value-type="float" office:value="39705409" calcext:value-type="float">
            <text:p>39705409</text:p>
          </table:table-cell>
          <table:table-cell office:value-type="float" office:value="510974" calcext:value-type="float">
            <text:p>510974</text:p>
          </table:table-cell>
        </table:table-row>
        <table:table-row table:style-name="ro1">
          <table:table-cell office:value-type="float" office:value="39239822" calcext:value-type="float">
            <text:p>39239822</text:p>
          </table:table-cell>
          <table:table-cell office:value-type="float" office:value="483239" calcext:value-type="float">
            <text:p>483239</text:p>
          </table:table-cell>
        </table:table-row>
        <table:table-row table:style-name="ro1">
          <table:table-cell office:value-type="float" office:value="39667124" calcext:value-type="float">
            <text:p>39667124</text:p>
          </table:table-cell>
          <table:table-cell office:value-type="float" office:value="512109" calcext:value-type="float">
            <text:p>512109</text:p>
          </table:table-cell>
        </table:table-row>
        <table:table-row table:style-name="ro1">
          <table:table-cell office:value-type="float" office:value="39422251" calcext:value-type="float">
            <text:p>39422251</text:p>
          </table:table-cell>
          <table:table-cell office:value-type="float" office:value="527257" calcext:value-type="float">
            <text:p>527257</text:p>
          </table:table-cell>
        </table:table-row>
        <table:table-row table:style-name="ro1">
          <table:table-cell office:value-type="float" office:value="39104131" calcext:value-type="float">
            <text:p>39104131</text:p>
          </table:table-cell>
          <table:table-cell office:value-type="float" office:value="2738221" calcext:value-type="float">
            <text:p>2738221</text:p>
          </table:table-cell>
        </table:table-row>
        <table:table-row table:style-name="ro1">
          <table:table-cell office:value-type="float" office:value="37185875" calcext:value-type="float">
            <text:p>37185875</text:p>
          </table:table-cell>
          <table:table-cell office:value-type="float" office:value="1224625" calcext:value-type="float">
            <text:p>1224625</text:p>
          </table:table-cell>
        </table:table-row>
        <table:table-row table:style-name="ro1">
          <table:table-cell office:value-type="float" office:value="39120135" calcext:value-type="float">
            <text:p>39120135</text:p>
          </table:table-cell>
          <table:table-cell office:value-type="float" office:value="8766891" calcext:value-type="float">
            <text:p>8766891</text:p>
          </table:table-cell>
        </table:table-row>
        <table:table-row table:style-name="ro1">
          <table:table-cell office:value-type="float" office:value="31357177" calcext:value-type="float">
            <text:p>31357177</text:p>
          </table:table-cell>
          <table:table-cell office:value-type="float" office:value="750717" calcext:value-type="float">
            <text:p>750717</text:p>
          </table:table-cell>
        </table:table-row>
        <table:table-row table:style-name="ro1">
          <table:table-cell office:value-type="float" office:value="39219547" calcext:value-type="float">
            <text:p>39219547</text:p>
          </table:table-cell>
          <table:table-cell office:value-type="float" office:value="759922" calcext:value-type="float">
            <text:p>759922</text:p>
          </table:table-cell>
        </table:table-row>
        <table:table-row table:style-name="ro1">
          <table:table-cell office:value-type="float" office:value="39250252" calcext:value-type="float">
            <text:p>39250252</text:p>
          </table:table-cell>
          <table:table-cell office:value-type="float" office:value="705567" calcext:value-type="float">
            <text:p>705567</text:p>
          </table:table-cell>
        </table:table-row>
        <table:table-row table:style-name="ro1">
          <table:table-cell office:value-type="float" office:value="39176071" calcext:value-type="float">
            <text:p>39176071</text:p>
          </table:table-cell>
          <table:table-cell office:value-type="float" office:value="6492331" calcext:value-type="float">
            <text:p>6492331</text:p>
          </table:table-cell>
        </table:table-row>
        <table:table-row table:style-name="ro1">
          <table:table-cell office:value-type="float" office:value="34352302" calcext:value-type="float">
            <text:p>34352302</text:p>
          </table:table-cell>
          <table:table-cell office:value-type="float" office:value="8833563" calcext:value-type="float">
            <text:p>8833563</text:p>
          </table:table-cell>
        </table:table-row>
        <table:table-row table:style-name="ro1">
          <table:table-cell office:value-type="float" office:value="30437998" calcext:value-type="float">
            <text:p>30437998</text:p>
          </table:table-cell>
          <table:table-cell office:value-type="float" office:value="1315572" calcext:value-type="float">
            <text:p>1315572</text:p>
          </table:table-cell>
        </table:table-row>
        <table:table-row table:style-name="ro1">
          <table:table-cell office:value-type="float" office:value="37640079" calcext:value-type="float">
            <text:p>37640079</text:p>
          </table:table-cell>
          <table:table-cell office:value-type="float" office:value="5662627" calcext:value-type="float">
            <text:p>5662627</text:p>
          </table:table-cell>
        </table:table-row>
        <table:table-row table:style-name="ro1">
          <table:table-cell office:value-type="float" office:value="34478324" calcext:value-type="float">
            <text:p>34478324</text:p>
          </table:table-cell>
          <table:table-cell office:value-type="float" office:value="1304109" calcext:value-type="float">
            <text:p>1304109</text:p>
          </table:table-cell>
        </table:table-row>
        <table:table-row table:style-name="ro1">
          <table:table-cell office:value-type="float" office:value="38967108" calcext:value-type="float">
            <text:p>38967108</text:p>
          </table:table-cell>
          <table:table-cell office:value-type="float" office:value="3470261" calcext:value-type="float">
            <text:p>3470261</text:p>
          </table:table-cell>
        </table:table-row>
        <table:table-row table:style-name="ro1">
          <table:table-cell office:value-type="float" office:value="62429588" calcext:value-type="float">
            <text:p>62429588</text:p>
          </table:table-cell>
          <table:table-cell office:value-type="float" office:value="11490145" calcext:value-type="float">
            <text:p>11490145</text:p>
          </table:table-cell>
        </table:table-row>
        <table:table-row table:style-name="ro1">
          <table:table-cell office:value-type="float" office:value="119602361" calcext:value-type="float">
            <text:p>119602361</text:p>
          </table:table-cell>
          <table:table-cell office:value-type="float" office:value="2628669" calcext:value-type="float">
            <text:p>2628669</text:p>
          </table:table-cell>
        </table:table-row>
        <table:table-row table:style-name="ro1">
          <table:table-cell office:value-type="float" office:value="36818427" calcext:value-type="float">
            <text:p>36818427</text:p>
          </table:table-cell>
          <table:table-cell office:value-type="float" office:value="10223005" calcext:value-type="float">
            <text:p>10223005</text:p>
          </table:table-cell>
        </table:table-row>
        <table:table-row table:style-name="ro1">
          <table:table-cell office:value-type="float" office:value="28916607" calcext:value-type="float">
            <text:p>28916607</text:p>
          </table:table-cell>
          <table:table-cell office:value-type="float" office:value="2628124" calcext:value-type="float">
            <text:p>2628124</text:p>
          </table:table-cell>
        </table:table-row>
        <table:table-row table:style-name="ro1">
          <table:table-cell office:value-type="float" office:value="38026475" calcext:value-type="float">
            <text:p>38026475</text:p>
          </table:table-cell>
          <table:table-cell office:value-type="float" office:value="1629183" calcext:value-type="float">
            <text:p>1629183</text:p>
          </table:table-cell>
        </table:table-row>
        <table:table-row table:style-name="ro1">
          <table:table-cell office:value-type="float" office:value="38048629" calcext:value-type="float">
            <text:p>38048629</text:p>
          </table:table-cell>
          <table:table-cell office:value-type="float" office:value="3129437" calcext:value-type="float">
            <text:p>3129437</text:p>
          </table:table-cell>
        </table:table-row>
        <table:table-row table:style-name="ro1">
          <table:table-cell office:value-type="float" office:value="37027756" calcext:value-type="float">
            <text:p>37027756</text:p>
          </table:table-cell>
          <table:table-cell office:value-type="float" office:value="1350297" calcext:value-type="float">
            <text:p>1350297</text:p>
          </table:table-cell>
        </table:table-row>
        <table:table-row table:style-name="ro1">
          <table:table-cell office:value-type="float" office:value="39053196" calcext:value-type="float">
            <text:p>39053196</text:p>
          </table:table-cell>
          <table:table-cell office:value-type="float" office:value="855020" calcext:value-type="float">
            <text:p>855020</text:p>
          </table:table-cell>
        </table:table-row>
        <table:table-row table:style-name="ro1">
          <table:table-cell office:value-type="float" office:value="38173106" calcext:value-type="float">
            <text:p>38173106</text:p>
          </table:table-cell>
          <table:table-cell office:value-type="float" office:value="1311249" calcext:value-type="float">
            <text:p>1311249</text:p>
          </table:table-cell>
        </table:table-row>
        <table:table-row table:style-name="ro1">
          <table:table-cell office:value-type="float" office:value="39550548" calcext:value-type="float">
            <text:p>39550548</text:p>
          </table:table-cell>
          <table:table-cell office:value-type="float" office:value="4860615" calcext:value-type="float">
            <text:p>4860615</text:p>
          </table:table-cell>
        </table:table-row>
        <table:table-row table:style-name="ro1">
          <table:table-cell office:value-type="float" office:value="34246981" calcext:value-type="float">
            <text:p>34246981</text:p>
          </table:table-cell>
          <table:table-cell office:value-type="float" office:value="1367643" calcext:value-type="float">
            <text:p>1367643</text:p>
          </table:table-cell>
        </table:table-row>
        <table:table-row table:style-name="ro1">
          <table:table-cell office:value-type="float" office:value="38940728" calcext:value-type="float">
            <text:p>38940728</text:p>
          </table:table-cell>
          <table:table-cell office:value-type="float" office:value="1372122" calcext:value-type="float">
            <text:p>1372122</text:p>
          </table:table-cell>
        </table:table-row>
        <table:table-row table:style-name="ro1">
          <table:table-cell office:value-type="float" office:value="39112145" calcext:value-type="float">
            <text:p>39112145</text:p>
          </table:table-cell>
          <table:table-cell office:value-type="float" office:value="5027422" calcext:value-type="float">
            <text:p>5027422</text:p>
          </table:table-cell>
        </table:table-row>
        <table:table-row table:style-name="ro1">
          <table:table-cell office:value-type="float" office:value="34043128" calcext:value-type="float">
            <text:p>34043128</text:p>
          </table:table-cell>
          <table:table-cell office:value-type="float" office:value="14600151" calcext:value-type="float">
            <text:p>14600151</text:p>
          </table:table-cell>
        </table:table-row>
        <table:table-row table:style-name="ro1">
          <table:table-cell office:value-type="float" office:value="117022368" calcext:value-type="float">
            <text:p>117022368</text:p>
          </table:table-cell>
          <table:table-cell office:value-type="float" office:value="1860006" calcext:value-type="float">
            <text:p>1860006</text:p>
          </table:table-cell>
        </table:table-row>
        <table:table-row table:style-name="ro1">
          <table:table-cell office:value-type="float" office:value="37355717" calcext:value-type="float">
            <text:p>37355717</text:p>
          </table:table-cell>
          <table:table-cell office:value-type="float" office:value="3178712" calcext:value-type="float">
            <text:p>3178712</text:p>
          </table:table-cell>
        </table:table-row>
        <table:table-row table:style-name="ro1">
          <table:table-cell office:value-type="float" office:value="36856208" calcext:value-type="float">
            <text:p>36856208</text:p>
          </table:table-cell>
          <table:table-cell office:value-type="float" office:value="4391455" calcext:value-type="float">
            <text:p>4391455</text:p>
          </table:table-cell>
        </table:table-row>
        <table:table-row table:style-name="ro1">
          <table:table-cell office:value-type="float" office:value="34784240" calcext:value-type="float">
            <text:p>34784240</text:p>
          </table:table-cell>
          <table:table-cell office:value-type="float" office:value="3440214" calcext:value-type="float">
            <text:p>3440214</text:p>
          </table:table-cell>
        </table:table-row>
        <table:table-row table:style-name="ro1">
          <table:table-cell office:value-type="float" office:value="85524734" calcext:value-type="float">
            <text:p>85524734</text:p>
          </table:table-cell>
          <table:table-cell office:value-type="float" office:value="4510782" calcext:value-type="float">
            <text:p>4510782</text:p>
          </table:table-cell>
        </table:table-row>
        <table:table-row table:style-name="ro1">
          <table:table-cell office:value-type="float" office:value="49996431" calcext:value-type="float">
            <text:p>49996431</text:p>
          </table:table-cell>
          <table:table-cell office:value-type="float" office:value="2254996" calcext:value-type="float">
            <text:p>2254996</text:p>
          </table:table-cell>
        </table:table-row>
        <table:table-row table:style-name="ro1">
          <table:table-cell office:value-type="float" office:value="23306445" calcext:value-type="float">
            <text:p>23306445</text:p>
          </table:table-cell>
          <table:table-cell office:value-type="float" office:value="1408810" calcext:value-type="float">
            <text:p>1408810</text:p>
          </table:table-cell>
        </table:table-row>
        <table:table-row table:style-name="ro1">
          <table:table-cell office:value-type="float" office:value="39070681" calcext:value-type="float">
            <text:p>39070681</text:p>
          </table:table-cell>
          <table:table-cell office:value-type="float" office:value="2517300" calcext:value-type="float">
            <text:p>2517300</text:p>
          </table:table-cell>
        </table:table-row>
        <table:table-row table:style-name="ro1">
          <table:table-cell office:value-type="float" office:value="37169029" calcext:value-type="float">
            <text:p>37169029</text:p>
          </table:table-cell>
          <table:table-cell office:value-type="float" office:value="2593452" calcext:value-type="float">
            <text:p>2593452</text:p>
          </table:table-cell>
        </table:table-row>
        <table:table-row table:style-name="ro1">
          <table:table-cell office:value-type="float" office:value="37128154" calcext:value-type="float">
            <text:p>37128154</text:p>
          </table:table-cell>
          <table:table-cell office:value-type="float" office:value="4970547" calcext:value-type="float">
            <text:p>4970547</text:p>
          </table:table-cell>
        </table:table-row>
        <table:table-row table:style-name="ro1">
          <table:table-cell office:value-type="float" office:value="35106450" calcext:value-type="float">
            <text:p>35106450</text:p>
          </table:table-cell>
          <table:table-cell office:value-type="float" office:value="5749783" calcext:value-type="float">
            <text:p>5749783</text:p>
          </table:table-cell>
        </table:table-row>
        <table:table-row table:style-name="ro1">
          <table:table-cell office:value-type="float" office:value="69895674" calcext:value-type="float">
            <text:p>69895674</text:p>
          </table:table-cell>
          <table:table-cell office:value-type="float" office:value="3600349" calcext:value-type="float">
            <text:p>3600349</text:p>
          </table:table-cell>
        </table:table-row>
        <table:table-row table:style-name="ro1">
          <table:table-cell office:value-type="float" office:value="56866075" calcext:value-type="float">
            <text:p>56866075</text:p>
          </table:table-cell>
          <table:table-cell office:value-type="float" office:value="2242305" calcext:value-type="float">
            <text:p>2242305</text:p>
          </table:table-cell>
        </table:table-row>
        <table:table-row table:style-name="ro1">
          <table:table-cell office:value-type="float" office:value="38432262" calcext:value-type="float">
            <text:p>38432262</text:p>
          </table:table-cell>
          <table:table-cell office:value-type="float" office:value="1009321" calcext:value-type="float">
            <text:p>1009321</text:p>
          </table:table-cell>
        </table:table-row>
        <table:table-row table:style-name="ro1">
          <table:table-cell office:value-type="float" office:value="38944022" calcext:value-type="float">
            <text:p>38944022</text:p>
          </table:table-cell>
          <table:table-cell office:value-type="float" office:value="1416307" calcext:value-type="float">
            <text:p>1416307</text:p>
          </table:table-cell>
        </table:table-row>
        <table:table-row table:style-name="ro1">
          <table:table-cell office:value-type="float" office:value="37602663" calcext:value-type="float">
            <text:p>37602663</text:p>
          </table:table-cell>
          <table:table-cell office:value-type="float" office:value="1195805" calcext:value-type="float">
            <text:p>1195805</text:p>
          </table:table-cell>
        </table:table-row>
        <table:table-row table:style-name="ro1">
          <table:table-cell office:value-type="float" office:value="39821197" calcext:value-type="float">
            <text:p>39821197</text:p>
          </table:table-cell>
          <table:table-cell office:value-type="float" office:value="879393" calcext:value-type="float">
            <text:p>879393</text:p>
          </table:table-cell>
        </table:table-row>
        <table:table-row table:style-name="ro1">
          <table:table-cell office:value-type="float" office:value="39058027" calcext:value-type="float">
            <text:p>39058027</text:p>
          </table:table-cell>
          <table:table-cell office:value-type="float" office:value="849956" calcext:value-type="float">
            <text:p>849956</text:p>
          </table:table-cell>
        </table:table-row>
        <table:table-row table:style-name="ro1">
          <table:table-cell office:value-type="float" office:value="38999540" calcext:value-type="float">
            <text:p>38999540</text:p>
          </table:table-cell>
          <table:table-cell office:value-type="float" office:value="3220147" calcext:value-type="float">
            <text:p>3220147</text:p>
          </table:table-cell>
        </table:table-row>
        <table:table-row table:style-name="ro1">
          <table:table-cell office:value-type="float" office:value="36158719" calcext:value-type="float">
            <text:p>36158719</text:p>
          </table:table-cell>
          <table:table-cell office:value-type="float" office:value="6305541" calcext:value-type="float">
            <text:p>6305541</text:p>
          </table:table-cell>
        </table:table-row>
        <table:table-row table:style-name="ro1">
          <table:table-cell office:value-type="float" office:value="33941111" calcext:value-type="float">
            <text:p>33941111</text:p>
          </table:table-cell>
          <table:table-cell office:value-type="float" office:value="1448749" calcext:value-type="float">
            <text:p>1448749</text:p>
          </table:table-cell>
        </table:table-row>
        <table:table-row table:style-name="ro1">
          <table:table-cell office:value-type="float" office:value="52973746" calcext:value-type="float">
            <text:p>52973746</text:p>
          </table:table-cell>
          <table:table-cell office:value-type="float" office:value="9933138" calcext:value-type="float">
            <text:p>9933138</text:p>
          </table:table-cell>
        </table:table-row>
        <table:table-row table:style-name="ro1">
          <table:table-cell office:value-type="float" office:value="65289190" calcext:value-type="float">
            <text:p>65289190</text:p>
          </table:table-cell>
          <table:table-cell office:value-type="float" office:value="3956967" calcext:value-type="float">
            <text:p>3956967</text:p>
          </table:table-cell>
        </table:table-row>
        <table:table-row table:style-name="ro1">
          <table:table-cell office:value-type="float" office:value="40106507" calcext:value-type="float">
            <text:p>40106507</text:p>
          </table:table-cell>
          <table:table-cell office:value-type="float" office:value="6833739" calcext:value-type="float">
            <text:p>6833739</text:p>
          </table:table-cell>
        </table:table-row>
        <table:table-row table:style-name="ro1">
          <table:table-cell office:value-type="float" office:value="35131191" calcext:value-type="float">
            <text:p>35131191</text:p>
          </table:table-cell>
          <table:table-cell office:value-type="float" office:value="4469533" calcext:value-type="float">
            <text:p>4469533</text:p>
          </table:table-cell>
        </table:table-row>
        <table:table-row table:style-name="ro1">
          <table:table-cell office:value-type="float" office:value="30334777" calcext:value-type="float">
            <text:p>30334777</text:p>
          </table:table-cell>
          <table:table-cell office:value-type="float" office:value="6865955" calcext:value-type="float">
            <text:p>6865955</text:p>
          </table:table-cell>
        </table:table-row>
        <table:table-row table:style-name="ro1">
          <table:table-cell office:value-type="float" office:value="32911888" calcext:value-type="float">
            <text:p>32911888</text:p>
          </table:table-cell>
          <table:table-cell office:value-type="float" office:value="5966904" calcext:value-type="float">
            <text:p>5966904</text:p>
          </table:table-cell>
        </table:table-row>
        <table:table-row table:style-name="ro1">
          <table:table-cell office:value-type="float" office:value="34657146" calcext:value-type="float">
            <text:p>34657146</text:p>
          </table:table-cell>
          <table:table-cell office:value-type="float" office:value="1855460" calcext:value-type="float">
            <text:p>1855460</text:p>
          </table:table-cell>
        </table:table-row>
        <table:table-row table:style-name="ro1">
          <table:table-cell office:value-type="float" office:value="37183928" calcext:value-type="float">
            <text:p>37183928</text:p>
          </table:table-cell>
          <table:table-cell office:value-type="float" office:value="1884236" calcext:value-type="float">
            <text:p>1884236</text:p>
          </table:table-cell>
        </table:table-row>
        <table:table-row table:style-name="ro1">
          <table:table-cell office:value-type="float" office:value="38087837" calcext:value-type="float">
            <text:p>38087837</text:p>
          </table:table-cell>
          <table:table-cell office:value-type="float" office:value="6573271" calcext:value-type="float">
            <text:p>6573271</text:p>
          </table:table-cell>
        </table:table-row>
        <table:table-row table:style-name="ro1">
          <table:table-cell office:value-type="float" office:value="34093931" calcext:value-type="float">
            <text:p>34093931</text:p>
          </table:table-cell>
          <table:table-cell office:value-type="float" office:value="3689542" calcext:value-type="float">
            <text:p>3689542</text:p>
          </table:table-cell>
        </table:table-row>
        <table:table-row table:style-name="ro1">
          <table:table-cell office:value-type="float" office:value="36457825" calcext:value-type="float">
            <text:p>36457825</text:p>
          </table:table-cell>
          <table:table-cell office:value-type="float" office:value="5222590" calcext:value-type="float">
            <text:p>5222590</text:p>
          </table:table-cell>
        </table:table-row>
        <table:table-row table:style-name="ro1">
          <table:table-cell office:value-type="float" office:value="69581879" calcext:value-type="float">
            <text:p>69581879</text:p>
          </table:table-cell>
          <table:table-cell office:value-type="float" office:value="8928214" calcext:value-type="float">
            <text:p>8928214</text:p>
          </table:table-cell>
        </table:table-row>
        <table:table-row table:style-name="ro1">
          <table:table-cell office:value-type="float" office:value="110424843" calcext:value-type="float">
            <text:p>110424843</text:p>
          </table:table-cell>
          <table:table-cell office:value-type="float" office:value="8375966" calcext:value-type="float">
            <text:p>8375966</text:p>
          </table:table-cell>
        </table:table-row>
        <table:table-row table:style-name="ro1">
          <table:table-cell office:value-type="float" office:value="65496131" calcext:value-type="float">
            <text:p>65496131</text:p>
          </table:table-cell>
          <table:table-cell office:value-type="float" office:value="8522658" calcext:value-type="float">
            <text:p>8522658</text:p>
          </table:table-cell>
        </table:table-row>
        <table:table-row table:style-name="ro1">
          <table:table-cell office:value-type="float" office:value="27473081" calcext:value-type="float">
            <text:p>27473081</text:p>
          </table:table-cell>
          <table:table-cell office:value-type="float" office:value="2730716" calcext:value-type="float">
            <text:p>2730716</text:p>
          </table:table-cell>
        </table:table-row>
        <table:table-row table:style-name="ro1">
          <table:table-cell office:value-type="float" office:value="12458080" calcext:value-type="float">
            <text:p>12458080</text:p>
          </table:table-cell>
          <table:table-cell office:value-type="float" office:value="3563784" calcext:value-type="float">
            <text:p>3563784</text:p>
          </table:table-cell>
        </table:table-row>
        <table:table-row table:style-name="ro1">
          <table:table-cell office:value-type="float" office:value="32023145" calcext:value-type="float">
            <text:p>32023145</text:p>
          </table:table-cell>
          <table:table-cell office:value-type="float" office:value="4437143" calcext:value-type="float">
            <text:p>4437143</text:p>
          </table:table-cell>
        </table:table-row>
        <table:table-row table:style-name="ro1">
          <table:table-cell office:value-type="float" office:value="39011078" calcext:value-type="float">
            <text:p>39011078</text:p>
          </table:table-cell>
          <table:table-cell office:value-type="float" office:value="4003020" calcext:value-type="float">
            <text:p>4003020</text:p>
          </table:table-cell>
        </table:table-row>
        <table:table-row table:style-name="ro1">
          <table:table-cell office:value-type="float" office:value="69074787" calcext:value-type="float">
            <text:p>69074787</text:p>
          </table:table-cell>
          <table:table-cell office:value-type="float" office:value="1804911" calcext:value-type="float">
            <text:p>1804911</text:p>
          </table:table-cell>
        </table:table-row>
        <table:table-row table:style-name="ro1">
          <table:table-cell office:value-type="float" office:value="15030488" calcext:value-type="float">
            <text:p>15030488</text:p>
          </table:table-cell>
          <table:table-cell office:value-type="float" office:value="3355894" calcext:value-type="float">
            <text:p>3355894</text:p>
          </table:table-cell>
        </table:table-row>
        <table:table-row table:style-name="ro1">
          <table:table-cell office:value-type="float" office:value="24131479" calcext:value-type="float">
            <text:p>24131479</text:p>
          </table:table-cell>
          <table:table-cell office:value-type="float" office:value="3491675" calcext:value-type="float">
            <text:p>3491675</text:p>
          </table:table-cell>
        </table:table-row>
        <table:table-row table:style-name="ro1">
          <table:table-cell office:value-type="float" office:value="33799936" calcext:value-type="float">
            <text:p>33799936</text:p>
          </table:table-cell>
          <table:table-cell office:value-type="float" office:value="1086953" calcext:value-type="float">
            <text:p>1086953</text:p>
          </table:table-cell>
        </table:table-row>
        <table:table-row table:style-name="ro1">
          <table:table-cell office:value-type="float" office:value="39030084" calcext:value-type="float">
            <text:p>39030084</text:p>
          </table:table-cell>
          <table:table-cell office:value-type="float" office:value="4319513" calcext:value-type="float">
            <text:p>4319513</text:p>
          </table:table-cell>
        </table:table-row>
        <table:table-row table:style-name="ro1">
          <table:table-cell office:value-type="float" office:value="36065496" calcext:value-type="float">
            <text:p>36065496</text:p>
          </table:table-cell>
          <table:table-cell office:value-type="float" office:value="1873832" calcext:value-type="float">
            <text:p>1873832</text:p>
          </table:table-cell>
        </table:table-row>
        <table:table-row table:style-name="ro1">
          <table:table-cell office:value-type="float" office:value="38158973" calcext:value-type="float">
            <text:p>38158973</text:p>
          </table:table-cell>
          <table:table-cell office:value-type="float" office:value="1563088" calcext:value-type="float">
            <text:p>1563088</text:p>
          </table:table-cell>
        </table:table-row>
        <table:table-row table:style-name="ro1">
          <table:table-cell office:value-type="float" office:value="38155896" calcext:value-type="float">
            <text:p>38155896</text:p>
          </table:table-cell>
          <table:table-cell office:value-type="float" office:value="1836796" calcext:value-type="float">
            <text:p>1836796</text:p>
          </table:table-cell>
        </table:table-row>
        <table:table-row table:style-name="ro1">
          <table:table-cell office:value-type="float" office:value="38020985" calcext:value-type="float">
            <text:p>38020985</text:p>
          </table:table-cell>
          <table:table-cell office:value-type="float" office:value="894726" calcext:value-type="float">
            <text:p>894726</text:p>
          </table:table-cell>
        </table:table-row>
        <table:table-row table:style-name="ro1">
          <table:table-cell office:value-type="float" office:value="39388021" calcext:value-type="float">
            <text:p>39388021</text:p>
          </table:table-cell>
          <table:table-cell office:value-type="float" office:value="848429" calcext:value-type="float">
            <text:p>848429</text:p>
          </table:table-cell>
        </table:table-row>
        <table:table-row table:style-name="ro1">
          <table:table-cell office:value-type="float" office:value="39025925" calcext:value-type="float">
            <text:p>39025925</text:p>
          </table:table-cell>
          <table:table-cell office:value-type="float" office:value="1168172" calcext:value-type="float">
            <text:p>1168172</text:p>
          </table:table-cell>
        </table:table-row>
        <table:table-row table:style-name="ro1">
          <table:table-cell office:value-type="float" office:value="39075285" calcext:value-type="float">
            <text:p>39075285</text:p>
          </table:table-cell>
          <table:table-cell office:value-type="float" office:value="796752" calcext:value-type="float">
            <text:p>796752</text:p>
          </table:table-cell>
        </table:table-row>
        <table:table-row table:style-name="ro1">
          <table:table-cell office:value-type="float" office:value="39317600" calcext:value-type="float">
            <text:p>39317600</text:p>
          </table:table-cell>
          <table:table-cell office:value-type="float" office:value="1205111" calcext:value-type="float">
            <text:p>1205111</text:p>
          </table:table-cell>
        </table:table-row>
        <table:table-row table:style-name="ro1">
          <table:table-cell office:value-type="float" office:value="38185101" calcext:value-type="float">
            <text:p>38185101</text:p>
          </table:table-cell>
          <table:table-cell office:value-type="float" office:value="1067248" calcext:value-type="float">
            <text:p>1067248</text:p>
          </table:table-cell>
        </table:table-row>
        <table:table-row table:style-name="ro1">
          <table:table-cell office:value-type="float" office:value="38949026" calcext:value-type="float">
            <text:p>38949026</text:p>
          </table:table-cell>
          <table:table-cell office:value-type="float" office:value="813148" calcext:value-type="float">
            <text:p>813148</text:p>
          </table:table-cell>
        </table:table-row>
        <table:table-row table:style-name="ro1">
          <table:table-cell office:value-type="float" office:value="39472543" calcext:value-type="float">
            <text:p>39472543</text:p>
          </table:table-cell>
          <table:table-cell office:value-type="float" office:value="711679" calcext:value-type="float">
            <text:p>711679</text:p>
          </table:table-cell>
        </table:table-row>
        <table:table-row table:style-name="ro1">
          <table:table-cell office:value-type="float" office:value="39198126" calcext:value-type="float">
            <text:p>39198126</text:p>
          </table:table-cell>
          <table:table-cell office:value-type="float" office:value="2660914" calcext:value-type="float">
            <text:p>2660914</text:p>
          </table:table-cell>
        </table:table-row>
        <table:table-row table:style-name="ro1">
          <table:table-cell office:value-type="float" office:value="37094437" calcext:value-type="float">
            <text:p>37094437</text:p>
          </table:table-cell>
          <table:table-cell office:value-type="float" office:value="681308" calcext:value-type="float">
            <text:p>681308</text:p>
          </table:table-cell>
        </table:table-row>
        <table:table-row table:style-name="ro1">
          <table:table-cell office:value-type="float" office:value="39126400" calcext:value-type="float">
            <text:p>39126400</text:p>
          </table:table-cell>
          <table:table-cell office:value-type="float" office:value="5511395" calcext:value-type="float">
            <text:p>5511395</text:p>
          </table:table-cell>
        </table:table-row>
        <table:table-row table:style-name="ro1">
          <table:table-cell office:value-type="float" office:value="34823797" calcext:value-type="float">
            <text:p>34823797</text:p>
          </table:table-cell>
          <table:table-cell office:value-type="float" office:value="679490" calcext:value-type="float">
            <text:p>679490</text:p>
          </table:table-cell>
        </table:table-row>
        <table:table-row table:style-name="ro1">
          <table:table-cell office:value-type="float" office:value="39194898" calcext:value-type="float">
            <text:p>39194898</text:p>
          </table:table-cell>
          <table:table-cell office:value-type="float" office:value="691265" calcext:value-type="float">
            <text:p>691265</text:p>
          </table:table-cell>
        </table:table-row>
        <table:table-row table:style-name="ro1">
          <table:table-cell office:value-type="float" office:value="39106580" calcext:value-type="float">
            <text:p>39106580</text:p>
          </table:table-cell>
          <table:table-cell office:value-type="float" office:value="871662" calcext:value-type="float">
            <text:p>871662</text:p>
          </table:table-cell>
        </table:table-row>
        <table:table-row table:style-name="ro1">
          <table:table-cell office:value-type="float" office:value="39164107" calcext:value-type="float">
            <text:p>39164107</text:p>
          </table:table-cell>
          <table:table-cell office:value-type="float" office:value="679654" calcext:value-type="float">
            <text:p>679654</text:p>
          </table:table-cell>
        </table:table-row>
        <table:table-row table:style-name="ro1">
          <table:table-cell office:value-type="float" office:value="39799826" calcext:value-type="float">
            <text:p>39799826</text:p>
          </table:table-cell>
          <table:table-cell office:value-type="float" office:value="665656" calcext:value-type="float">
            <text:p>665656</text:p>
          </table:table-cell>
        </table:table-row>
        <table:table-row table:style-name="ro1">
          <table:table-cell office:value-type="float" office:value="39195338" calcext:value-type="float">
            <text:p>39195338</text:p>
          </table:table-cell>
          <table:table-cell office:value-type="float" office:value="658381" calcext:value-type="float">
            <text:p>658381</text:p>
          </table:table-cell>
        </table:table-row>
        <table:table-row table:style-name="ro1">
          <table:table-cell office:value-type="float" office:value="39192326" calcext:value-type="float">
            <text:p>39192326</text:p>
          </table:table-cell>
          <table:table-cell office:value-type="float" office:value="674233" calcext:value-type="float">
            <text:p>674233</text:p>
          </table:table-cell>
        </table:table-row>
        <table:table-row table:style-name="ro1">
          <table:table-cell office:value-type="float" office:value="39155942" calcext:value-type="float">
            <text:p>39155942</text:p>
          </table:table-cell>
          <table:table-cell office:value-type="float" office:value="686512" calcext:value-type="float">
            <text:p>686512</text:p>
          </table:table-cell>
        </table:table-row>
        <table:table-row table:style-name="ro1">
          <table:table-cell office:value-type="float" office:value="39467761" calcext:value-type="float">
            <text:p>39467761</text:p>
          </table:table-cell>
          <table:table-cell office:value-type="float" office:value="1325817" calcext:value-type="float">
            <text:p>1325817</text:p>
          </table:table-cell>
        </table:table-row>
        <table:table-row table:style-name="ro1">
          <table:table-cell office:value-type="float" office:value="38247839" calcext:value-type="float">
            <text:p>38247839</text:p>
          </table:table-cell>
          <table:table-cell office:value-type="float" office:value="1479219" calcext:value-type="float">
            <text:p>1479219</text:p>
          </table:table-cell>
        </table:table-row>
        <table:table-row table:style-name="ro1">
          <table:table-cell office:value-type="float" office:value="39201042" calcext:value-type="float">
            <text:p>39201042</text:p>
          </table:table-cell>
          <table:table-cell office:value-type="float" office:value="912545" calcext:value-type="float">
            <text:p>912545</text:p>
          </table:table-cell>
        </table:table-row>
        <table:table-row table:style-name="ro1">
          <table:table-cell office:value-type="float" office:value="38424915" calcext:value-type="float">
            <text:p>38424915</text:p>
          </table:table-cell>
          <table:table-cell office:value-type="float" office:value="913217" calcext:value-type="float">
            <text:p>913217</text:p>
          </table:table-cell>
        </table:table-row>
        <table:table-row table:style-name="ro1">
          <table:table-cell office:value-type="float" office:value="39744440" calcext:value-type="float">
            <text:p>39744440</text:p>
          </table:table-cell>
          <table:table-cell office:value-type="float" office:value="4126963" calcext:value-type="float">
            <text:p>4126963</text:p>
          </table:table-cell>
        </table:table-row>
        <table:table-row table:style-name="ro1">
          <table:table-cell office:value-type="float" office:value="35449304" calcext:value-type="float">
            <text:p>35449304</text:p>
          </table:table-cell>
          <table:table-cell office:value-type="float" office:value="1052220" calcext:value-type="float">
            <text:p>1052220</text:p>
          </table:table-cell>
        </table:table-row>
        <table:table-row table:style-name="ro1">
          <table:table-cell office:value-type="float" office:value="39067396" calcext:value-type="float">
            <text:p>39067396</text:p>
          </table:table-cell>
          <table:table-cell office:value-type="float" office:value="692414" calcext:value-type="float">
            <text:p>692414</text:p>
          </table:table-cell>
        </table:table-row>
        <table:table-row table:style-name="ro1">
          <table:table-cell office:value-type="float" office:value="39344535" calcext:value-type="float">
            <text:p>39344535</text:p>
          </table:table-cell>
          <table:table-cell office:value-type="float" office:value="670443" calcext:value-type="float">
            <text:p>670443</text:p>
          </table:table-cell>
        </table:table-row>
        <table:table-row table:style-name="ro1">
          <table:table-cell office:value-type="float" office:value="39417451" calcext:value-type="float">
            <text:p>39417451</text:p>
          </table:table-cell>
          <table:table-cell office:value-type="float" office:value="669415" calcext:value-type="float">
            <text:p>669415</text:p>
          </table:table-cell>
        </table:table-row>
        <table:table-row table:style-name="ro1">
          <table:table-cell office:value-type="float" office:value="39071226" calcext:value-type="float">
            <text:p>39071226</text:p>
          </table:table-cell>
          <table:table-cell office:value-type="float" office:value="676067" calcext:value-type="float">
            <text:p>676067</text:p>
          </table:table-cell>
        </table:table-row>
        <table:table-row table:style-name="ro1">
          <table:table-cell office:value-type="float" office:value="39450910" calcext:value-type="float">
            <text:p>39450910</text:p>
          </table:table-cell>
          <table:table-cell office:value-type="float" office:value="1667122" calcext:value-type="float">
            <text:p>1667122</text:p>
          </table:table-cell>
        </table:table-row>
        <table:table-row table:style-name="ro1">
          <table:table-cell office:value-type="float" office:value="37660771" calcext:value-type="float">
            <text:p>37660771</text:p>
          </table:table-cell>
          <table:table-cell office:value-type="float" office:value="1206442" calcext:value-type="float">
            <text:p>1206442</text:p>
          </table:table-cell>
        </table:table-row>
        <table:table-row table:style-name="ro1">
          <table:table-cell office:value-type="float" office:value="38707753" calcext:value-type="float">
            <text:p>38707753</text:p>
          </table:table-cell>
          <table:table-cell office:value-type="float" office:value="1214507" calcext:value-type="float">
            <text:p>1214507</text:p>
          </table:table-cell>
        </table:table-row>
        <table:table-row table:style-name="ro1">
          <table:table-cell office:value-type="float" office:value="38777913" calcext:value-type="float">
            <text:p>38777913</text:p>
          </table:table-cell>
          <table:table-cell office:value-type="float" office:value="2015186" calcext:value-type="float">
            <text:p>2015186</text:p>
          </table:table-cell>
        </table:table-row>
        <table:table-row table:style-name="ro1">
          <table:table-cell office:value-type="float" office:value="37945561" calcext:value-type="float">
            <text:p>37945561</text:p>
          </table:table-cell>
          <table:table-cell office:value-type="float" office:value="1227112" calcext:value-type="float">
            <text:p>1227112</text:p>
          </table:table-cell>
        </table:table-row>
        <table:table-row table:style-name="ro1">
          <table:table-cell office:value-type="float" office:value="38753446" calcext:value-type="float">
            <text:p>38753446</text:p>
          </table:table-cell>
          <table:table-cell office:value-type="float" office:value="3603677" calcext:value-type="float">
            <text:p>3603677</text:p>
          </table:table-cell>
        </table:table-row>
        <table:table-row table:style-name="ro1">
          <table:table-cell office:value-type="float" office:value="36368406" calcext:value-type="float">
            <text:p>36368406</text:p>
          </table:table-cell>
          <table:table-cell office:value-type="float" office:value="1216762" calcext:value-type="float">
            <text:p>1216762</text:p>
          </table:table-cell>
        </table:table-row>
        <table:table-row table:style-name="ro1">
          <table:table-cell office:value-type="float" office:value="39685773" calcext:value-type="float">
            <text:p>39685773</text:p>
          </table:table-cell>
          <table:table-cell office:value-type="float" office:value="3656904" calcext:value-type="float">
            <text:p>3656904</text:p>
          </table:table-cell>
        </table:table-row>
        <table:table-row table:style-name="ro1">
          <table:table-cell office:value-type="float" office:value="35392178" calcext:value-type="float">
            <text:p>35392178</text:p>
          </table:table-cell>
          <table:table-cell office:value-type="float" office:value="1226112" calcext:value-type="float">
            <text:p>1226112</text:p>
          </table:table-cell>
        </table:table-row>
        <table:table-row table:style-name="ro1">
          <table:table-cell office:value-type="float" office:value="39681194" calcext:value-type="float">
            <text:p>39681194</text:p>
          </table:table-cell>
          <table:table-cell office:value-type="float" office:value="3455136" calcext:value-type="float">
            <text:p>3455136</text:p>
          </table:table-cell>
        </table:table-row>
        <table:table-row table:style-name="ro1">
          <table:table-cell office:value-type="float" office:value="36582113" calcext:value-type="float">
            <text:p>36582113</text:p>
          </table:table-cell>
          <table:table-cell office:value-type="float" office:value="1233888" calcext:value-type="float">
            <text:p>1233888</text:p>
          </table:table-cell>
        </table:table-row>
        <table:table-row table:style-name="ro1">
          <table:table-cell office:value-type="float" office:value="38214419" calcext:value-type="float">
            <text:p>38214419</text:p>
          </table:table-cell>
          <table:table-cell office:value-type="float" office:value="1226975" calcext:value-type="float">
            <text:p>1226975</text:p>
          </table:table-cell>
        </table:table-row>
        <table:table-row table:style-name="ro1">
          <table:table-cell office:value-type="float" office:value="38380135" calcext:value-type="float">
            <text:p>38380135</text:p>
          </table:table-cell>
          <table:table-cell office:value-type="float" office:value="1956967" calcext:value-type="float">
            <text:p>1956967</text:p>
          </table:table-cell>
        </table:table-row>
        <table:table-row table:style-name="ro1">
          <table:table-cell office:value-type="float" office:value="38011284" calcext:value-type="float">
            <text:p>38011284</text:p>
          </table:table-cell>
          <table:table-cell office:value-type="float" office:value="5714585" calcext:value-type="float">
            <text:p>5714585</text:p>
          </table:table-cell>
        </table:table-row>
        <table:table-row table:style-name="ro1">
          <table:table-cell office:value-type="float" office:value="34057149" calcext:value-type="float">
            <text:p>34057149</text:p>
          </table:table-cell>
          <table:table-cell office:value-type="float" office:value="1929973" calcext:value-type="float">
            <text:p>1929973</text:p>
          </table:table-cell>
        </table:table-row>
        <table:table-row table:style-name="ro1">
          <table:table-cell office:value-type="float" office:value="38133751" calcext:value-type="float">
            <text:p>38133751</text:p>
          </table:table-cell>
          <table:table-cell office:value-type="float" office:value="1220692" calcext:value-type="float">
            <text:p>1220692</text:p>
          </table:table-cell>
        </table:table-row>
        <table:table-row table:style-name="ro1">
          <table:table-cell office:value-type="float" office:value="38731578" calcext:value-type="float">
            <text:p>38731578</text:p>
          </table:table-cell>
          <table:table-cell office:value-type="float" office:value="2271222" calcext:value-type="float">
            <text:p>2271222</text:p>
          </table:table-cell>
        </table:table-row>
        <table:table-row table:style-name="ro1">
          <table:table-cell office:value-type="float" office:value="37812776" calcext:value-type="float">
            <text:p>37812776</text:p>
          </table:table-cell>
          <table:table-cell office:value-type="float" office:value="2046831" calcext:value-type="float">
            <text:p>2046831</text:p>
          </table:table-cell>
        </table:table-row>
        <table:table-row table:style-name="ro1">
          <table:table-cell office:value-type="float" office:value="38077593" calcext:value-type="float">
            <text:p>38077593</text:p>
          </table:table-cell>
          <table:table-cell office:value-type="float" office:value="3206652" calcext:value-type="float">
            <text:p>3206652</text:p>
          </table:table-cell>
        </table:table-row>
        <table:table-row table:style-name="ro1">
          <table:table-cell office:value-type="float" office:value="36613873" calcext:value-type="float">
            <text:p>36613873</text:p>
          </table:table-cell>
          <table:table-cell office:value-type="float" office:value="2194959" calcext:value-type="float">
            <text:p>2194959</text:p>
          </table:table-cell>
        </table:table-row>
        <table:table-row table:style-name="ro1">
          <table:table-cell office:value-type="float" office:value="37689496" calcext:value-type="float">
            <text:p>37689496</text:p>
          </table:table-cell>
          <table:table-cell office:value-type="float" office:value="1365895" calcext:value-type="float">
            <text:p>1365895</text:p>
          </table:table-cell>
        </table:table-row>
        <table:table-row table:style-name="ro1">
          <table:table-cell office:value-type="float" office:value="38593364" calcext:value-type="float">
            <text:p>38593364</text:p>
          </table:table-cell>
          <table:table-cell office:value-type="float" office:value="1334252" calcext:value-type="float">
            <text:p>1334252</text:p>
          </table:table-cell>
        </table:table-row>
        <table:table-row table:style-name="ro1">
          <table:table-cell office:value-type="float" office:value="38828830" calcext:value-type="float">
            <text:p>38828830</text:p>
          </table:table-cell>
          <table:table-cell office:value-type="float" office:value="1245861" calcext:value-type="float">
            <text:p>1245861</text:p>
          </table:table-cell>
        </table:table-row>
        <table:table-row table:style-name="ro1">
          <table:table-cell office:value-type="float" office:value="38622696" calcext:value-type="float">
            <text:p>38622696</text:p>
          </table:table-cell>
          <table:table-cell office:value-type="float" office:value="1205661" calcext:value-type="float">
            <text:p>1205661</text:p>
          </table:table-cell>
        </table:table-row>
        <table:table-row table:style-name="ro1">
          <table:table-cell office:value-type="float" office:value="38951920" calcext:value-type="float">
            <text:p>38951920</text:p>
          </table:table-cell>
          <table:table-cell office:value-type="float" office:value="1205994" calcext:value-type="float">
            <text:p>1205994</text:p>
          </table:table-cell>
        </table:table-row>
        <table:table-row table:style-name="ro1">
          <table:table-cell office:value-type="float" office:value="39165480" calcext:value-type="float">
            <text:p>39165480</text:p>
          </table:table-cell>
          <table:table-cell office:value-type="float" office:value="1215272" calcext:value-type="float">
            <text:p>1215272</text:p>
          </table:table-cell>
        </table:table-row>
        <table:table-row table:style-name="ro1">
          <table:table-cell office:value-type="float" office:value="38895127" calcext:value-type="float">
            <text:p>38895127</text:p>
          </table:table-cell>
          <table:table-cell office:value-type="float" office:value="4758592" calcext:value-type="float">
            <text:p>4758592</text:p>
          </table:table-cell>
        </table:table-row>
        <table:table-row table:style-name="ro1">
          <table:table-cell office:value-type="float" office:value="34911234" calcext:value-type="float">
            <text:p>34911234</text:p>
          </table:table-cell>
          <table:table-cell office:value-type="float" office:value="1223313" calcext:value-type="float">
            <text:p>1223313</text:p>
          </table:table-cell>
        </table:table-row>
        <table:table-row table:style-name="ro1">
          <table:table-cell office:value-type="float" office:value="38882049" calcext:value-type="float">
            <text:p>38882049</text:p>
          </table:table-cell>
          <table:table-cell office:value-type="float" office:value="1339154" calcext:value-type="float">
            <text:p>1339154</text:p>
          </table:table-cell>
        </table:table-row>
        <table:table-row table:style-name="ro1">
          <table:table-cell office:value-type="float" office:value="38256771" calcext:value-type="float">
            <text:p>38256771</text:p>
          </table:table-cell>
          <table:table-cell office:value-type="float" office:value="1247562" calcext:value-type="float">
            <text:p>1247562</text:p>
          </table:table-cell>
        </table:table-row>
        <table:table-row table:style-name="ro1">
          <table:table-cell office:value-type="float" office:value="38952247" calcext:value-type="float">
            <text:p>38952247</text:p>
          </table:table-cell>
          <table:table-cell office:value-type="float" office:value="1283917" calcext:value-type="float">
            <text:p>1283917</text:p>
          </table:table-cell>
        </table:table-row>
        <table:table-row table:style-name="ro1">
          <table:table-cell office:value-type="float" office:value="38268371" calcext:value-type="float">
            <text:p>38268371</text:p>
          </table:table-cell>
          <table:table-cell office:value-type="float" office:value="1200298" calcext:value-type="float">
            <text:p>1200298</text:p>
          </table:table-cell>
        </table:table-row>
        <table:table-row table:style-name="ro1">
          <table:table-cell office:value-type="float" office:value="39437077" calcext:value-type="float">
            <text:p>39437077</text:p>
          </table:table-cell>
          <table:table-cell office:value-type="float" office:value="1239821" calcext:value-type="float">
            <text:p>1239821</text:p>
          </table:table-cell>
        </table:table-row>
        <table:table-row table:style-name="ro1">
          <table:table-cell office:value-type="float" office:value="38009241" calcext:value-type="float">
            <text:p>38009241</text:p>
          </table:table-cell>
          <table:table-cell office:value-type="float" office:value="1230879" calcext:value-type="float">
            <text:p>1230879</text:p>
          </table:table-cell>
        </table:table-row>
        <table:table-row table:style-name="ro1">
          <table:table-cell office:value-type="float" office:value="38677160" calcext:value-type="float">
            <text:p>38677160</text:p>
          </table:table-cell>
          <table:table-cell office:value-type="float" office:value="2486102" calcext:value-type="float">
            <text:p>2486102</text:p>
          </table:table-cell>
        </table:table-row>
        <table:table-row table:style-name="ro1">
          <table:table-cell office:value-type="float" office:value="37506897" calcext:value-type="float">
            <text:p>37506897</text:p>
          </table:table-cell>
          <table:table-cell office:value-type="float" office:value="1246143" calcext:value-type="float">
            <text:p>1246143</text:p>
          </table:table-cell>
        </table:table-row>
        <table:table-row table:style-name="ro1">
          <table:table-cell office:value-type="float" office:value="38798015" calcext:value-type="float">
            <text:p>38798015</text:p>
          </table:table-cell>
          <table:table-cell office:value-type="float" office:value="1266624" calcext:value-type="float">
            <text:p>1266624</text:p>
          </table:table-cell>
        </table:table-row>
        <table:table-row table:style-name="ro1">
          <table:table-cell office:value-type="float" office:value="38712330" calcext:value-type="float">
            <text:p>38712330</text:p>
          </table:table-cell>
          <table:table-cell office:value-type="float" office:value="1316884" calcext:value-type="float">
            <text:p>1316884</text:p>
          </table:table-cell>
        </table:table-row>
        <table:table-row table:style-name="ro1">
          <table:table-cell office:value-type="float" office:value="38666755" calcext:value-type="float">
            <text:p>38666755</text:p>
          </table:table-cell>
          <table:table-cell office:value-type="float" office:value="1545128" calcext:value-type="float">
            <text:p>1545128</text:p>
          </table:table-cell>
        </table:table-row>
        <table:table-row table:style-name="ro1">
          <table:table-cell office:value-type="float" office:value="39370828" calcext:value-type="float">
            <text:p>39370828</text:p>
          </table:table-cell>
          <table:table-cell office:value-type="float" office:value="1266678" calcext:value-type="float">
            <text:p>1266678</text:p>
          </table:table-cell>
        </table:table-row>
        <table:table-row table:style-name="ro1">
          <table:table-cell office:value-type="float" office:value="37738930" calcext:value-type="float">
            <text:p>37738930</text:p>
          </table:table-cell>
          <table:table-cell office:value-type="float" office:value="1451561" calcext:value-type="float">
            <text:p>1451561</text:p>
          </table:table-cell>
        </table:table-row>
        <table:table-row table:style-name="ro1">
          <table:table-cell office:value-type="float" office:value="39470335" calcext:value-type="float">
            <text:p>39470335</text:p>
          </table:table-cell>
          <table:table-cell office:value-type="float" office:value="9127231" calcext:value-type="float">
            <text:p>9127231</text:p>
          </table:table-cell>
        </table:table-row>
        <table:table-row table:style-name="ro1">
          <table:table-cell office:value-type="float" office:value="29971859" calcext:value-type="float">
            <text:p>29971859</text:p>
          </table:table-cell>
          <table:table-cell office:value-type="float" office:value="22812133" calcext:value-type="float">
            <text:p>22812133</text:p>
          </table:table-cell>
        </table:table-row>
        <table:table-row table:style-name="ro1">
          <table:table-cell office:value-type="float" office:value="17128692" calcext:value-type="float">
            <text:p>17128692</text:p>
          </table:table-cell>
          <table:table-cell office:value-type="float" office:value="29707520" calcext:value-type="float">
            <text:p>29707520</text:p>
          </table:table-cell>
        </table:table-row>
        <table:table-row table:style-name="ro1">
          <table:table-cell office:value-type="float" office:value="36782830" calcext:value-type="float">
            <text:p>36782830</text:p>
          </table:table-cell>
          <table:table-cell office:value-type="float" office:value="4194918" calcext:value-type="float">
            <text:p>4194918</text:p>
          </table:table-cell>
        </table:table-row>
        <table:table-row table:style-name="ro1">
          <table:table-cell office:value-type="float" office:value="9830138" calcext:value-type="float">
            <text:p>9830138</text:p>
          </table:table-cell>
          <table:table-cell office:value-type="float" office:value="4708531" calcext:value-type="float">
            <text:p>4708531</text:p>
          </table:table-cell>
        </table:table-row>
        <table:table-row table:style-name="ro1">
          <table:table-cell office:value-type="float" office:value="34647271" calcext:value-type="float">
            <text:p>34647271</text:p>
          </table:table-cell>
          <table:table-cell office:value-type="float" office:value="2450560" calcext:value-type="float">
            <text:p>2450560</text:p>
          </table:table-cell>
        </table:table-row>
        <table:table-row table:style-name="ro1">
          <table:table-cell office:value-type="float" office:value="38499877" calcext:value-type="float">
            <text:p>38499877</text:p>
          </table:table-cell>
          <table:table-cell office:value-type="float" office:value="12701249" calcext:value-type="float">
            <text:p>12701249</text:p>
          </table:table-cell>
        </table:table-row>
        <table:table-row table:style-name="ro1">
          <table:table-cell office:value-type="float" office:value="27178190" calcext:value-type="float">
            <text:p>27178190</text:p>
          </table:table-cell>
          <table:table-cell office:value-type="float" office:value="13177219" calcext:value-type="float">
            <text:p>13177219</text:p>
          </table:table-cell>
        </table:table-row>
        <table:table-row table:style-name="ro1">
          <table:table-cell office:value-type="float" office:value="30391653" calcext:value-type="float">
            <text:p>30391653</text:p>
          </table:table-cell>
          <table:table-cell office:value-type="float" office:value="2237891" calcext:value-type="float">
            <text:p>2237891</text:p>
          </table:table-cell>
        </table:table-row>
        <table:table-row table:style-name="ro1">
          <table:table-cell office:value-type="float" office:value="33266326" calcext:value-type="float">
            <text:p>33266326</text:p>
          </table:table-cell>
          <table:table-cell office:value-type="float" office:value="4322800" calcext:value-type="float">
            <text:p>4322800</text:p>
          </table:table-cell>
        </table:table-row>
        <table:table-row table:style-name="ro1">
          <table:table-cell office:value-type="float" office:value="36695408" calcext:value-type="float">
            <text:p>36695408</text:p>
          </table:table-cell>
          <table:table-cell office:value-type="float" office:value="1466518" calcext:value-type="float">
            <text:p>1466518</text:p>
          </table:table-cell>
        </table:table-row>
        <table:table-row table:style-name="ro1">
          <table:table-cell office:value-type="float" office:value="38295310" calcext:value-type="float">
            <text:p>38295310</text:p>
          </table:table-cell>
          <table:table-cell office:value-type="float" office:value="22918078" calcext:value-type="float">
            <text:p>22918078</text:p>
          </table:table-cell>
        </table:table-row>
        <table:table-row table:style-name="ro1">
          <table:table-cell office:value-type="float" office:value="16657036" calcext:value-type="float">
            <text:p>16657036</text:p>
          </table:table-cell>
          <table:table-cell office:value-type="float" office:value="8910772" calcext:value-type="float">
            <text:p>8910772</text:p>
          </table:table-cell>
        </table:table-row>
        <table:table-row table:style-name="ro1">
          <table:table-cell office:value-type="float" office:value="101582957" calcext:value-type="float">
            <text:p>101582957</text:p>
          </table:table-cell>
          <table:table-cell office:value-type="float" office:value="14684656" calcext:value-type="float">
            <text:p>14684656</text:p>
          </table:table-cell>
        </table:table-row>
        <table:table-row table:style-name="ro1">
          <table:table-cell office:value-type="float" office:value="68106127" calcext:value-type="float">
            <text:p>68106127</text:p>
          </table:table-cell>
          <table:table-cell office:value-type="float" office:value="7852190" calcext:value-type="float">
            <text:p>7852190</text:p>
          </table:table-cell>
        </table:table-row>
        <table:table-row table:style-name="ro1">
          <table:table-cell office:value-type="float" office:value="34727145" calcext:value-type="float">
            <text:p>34727145</text:p>
          </table:table-cell>
          <table:table-cell office:value-type="float" office:value="12884894" calcext:value-type="float">
            <text:p>12884894</text:p>
          </table:table-cell>
        </table:table-row>
        <table:table-row table:style-name="ro1">
          <table:table-cell office:value-type="float" office:value="26834695" calcext:value-type="float">
            <text:p>26834695</text:p>
          </table:table-cell>
          <table:table-cell office:value-type="float" office:value="4065509" calcext:value-type="float">
            <text:p>4065509</text:p>
          </table:table-cell>
        </table:table-row>
        <table:table-row table:style-name="ro1">
          <table:table-cell office:value-type="float" office:value="35797607" calcext:value-type="float">
            <text:p>35797607</text:p>
          </table:table-cell>
          <table:table-cell office:value-type="float" office:value="4975085" calcext:value-type="float">
            <text:p>4975085</text:p>
          </table:table-cell>
        </table:table-row>
        <table:table-row table:style-name="ro1">
          <table:table-cell office:value-type="float" office:value="34688582" calcext:value-type="float">
            <text:p>34688582</text:p>
          </table:table-cell>
          <table:table-cell office:value-type="float" office:value="4503773" calcext:value-type="float">
            <text:p>4503773</text:p>
          </table:table-cell>
        </table:table-row>
        <table:table-row table:style-name="ro1">
          <table:table-cell office:value-type="float" office:value="35543306" calcext:value-type="float">
            <text:p>35543306</text:p>
          </table:table-cell>
          <table:table-cell office:value-type="float" office:value="1480010" calcext:value-type="float">
            <text:p>1480010</text:p>
          </table:table-cell>
        </table:table-row>
        <table:table-row table:style-name="ro1">
          <table:table-cell office:value-type="float" office:value="38999735" calcext:value-type="float">
            <text:p>38999735</text:p>
          </table:table-cell>
          <table:table-cell office:value-type="float" office:value="2518873" calcext:value-type="float">
            <text:p>2518873</text:p>
          </table:table-cell>
        </table:table-row>
        <table:table-row table:style-name="ro1">
          <table:table-cell office:value-type="float" office:value="37264474" calcext:value-type="float">
            <text:p>37264474</text:p>
          </table:table-cell>
          <table:table-cell office:value-type="float" office:value="1293654" calcext:value-type="float">
            <text:p>1293654</text:p>
          </table:table-cell>
        </table:table-row>
        <table:table-row table:style-name="ro1">
          <table:table-cell office:value-type="float" office:value="39003423" calcext:value-type="float">
            <text:p>39003423</text:p>
          </table:table-cell>
          <table:table-cell office:value-type="float" office:value="1313313" calcext:value-type="float">
            <text:p>1313313</text:p>
          </table:table-cell>
        </table:table-row>
        <table:table-row table:style-name="ro1">
          <table:table-cell office:value-type="float" office:value="38802710" calcext:value-type="float">
            <text:p>38802710</text:p>
          </table:table-cell>
          <table:table-cell office:value-type="float" office:value="2531466" calcext:value-type="float">
            <text:p>2531466</text:p>
          </table:table-cell>
        </table:table-row>
        <table:table-row table:style-name="ro1">
          <table:table-cell office:value-type="float" office:value="36794489" calcext:value-type="float">
            <text:p>36794489</text:p>
          </table:table-cell>
          <table:table-cell office:value-type="float" office:value="1287634" calcext:value-type="float">
            <text:p>1287634</text:p>
          </table:table-cell>
        </table:table-row>
        <table:table-row table:style-name="ro1">
          <table:table-cell office:value-type="float" office:value="39143956" calcext:value-type="float">
            <text:p>39143956</text:p>
          </table:table-cell>
          <table:table-cell office:value-type="float" office:value="16195022" calcext:value-type="float">
            <text:p>16195022</text:p>
          </table:table-cell>
        </table:table-row>
        <table:table-row table:style-name="ro1">
          <table:table-cell office:value-type="float" office:value="24057350" calcext:value-type="float">
            <text:p>24057350</text:p>
          </table:table-cell>
          <table:table-cell office:value-type="float" office:value="11210934" calcext:value-type="float">
            <text:p>11210934</text:p>
          </table:table-cell>
        </table:table-row>
        <table:table-row table:style-name="ro1">
          <table:table-cell office:value-type="float" office:value="28656801" calcext:value-type="float">
            <text:p>28656801</text:p>
          </table:table-cell>
          <table:table-cell office:value-type="float" office:value="36838744" calcext:value-type="float">
            <text:p>36838744</text:p>
          </table:table-cell>
        </table:table-row>
        <table:table-row table:style-name="ro1">
          <table:table-cell office:value-type="float" office:value="59411283" calcext:value-type="float">
            <text:p>59411283</text:p>
          </table:table-cell>
          <table:table-cell office:value-type="float" office:value="7418514" calcext:value-type="float">
            <text:p>7418514</text:p>
          </table:table-cell>
        </table:table-row>
        <table:table-row table:style-name="ro1">
          <table:table-cell office:value-type="float" office:value="31786953" calcext:value-type="float">
            <text:p>31786953</text:p>
          </table:table-cell>
          <table:table-cell office:value-type="float" office:value="4157088" calcext:value-type="float">
            <text:p>4157088</text:p>
          </table:table-cell>
        </table:table-row>
        <table:table-row table:style-name="ro1">
          <table:table-cell office:value-type="float" office:value="35726260" calcext:value-type="float">
            <text:p>35726260</text:p>
          </table:table-cell>
          <table:table-cell office:value-type="float" office:value="12262850" calcext:value-type="float">
            <text:p>12262850</text:p>
          </table:table-cell>
        </table:table-row>
        <table:table-row table:style-name="ro1">
          <table:table-cell office:value-type="float" office:value="27652123" calcext:value-type="float">
            <text:p>27652123</text:p>
          </table:table-cell>
          <table:table-cell office:value-type="float" office:value="14961558" calcext:value-type="float">
            <text:p>14961558</text:p>
          </table:table-cell>
        </table:table-row>
        <table:table-row table:style-name="ro1">
          <table:table-cell office:value-type="float" office:value="51022554" calcext:value-type="float">
            <text:p>51022554</text:p>
          </table:table-cell>
          <table:table-cell office:value-type="float" office:value="12397135" calcext:value-type="float">
            <text:p>12397135</text:p>
          </table:table-cell>
        </table:table-row>
        <table:table-row table:style-name="ro1">
          <table:table-cell office:value-type="float" office:value="42646349" calcext:value-type="float">
            <text:p>42646349</text:p>
          </table:table-cell>
          <table:table-cell office:value-type="float" office:value="8355644" calcext:value-type="float">
            <text:p>8355644</text:p>
          </table:table-cell>
        </table:table-row>
        <table:table-row table:style-name="ro1">
          <table:table-cell office:value-type="float" office:value="31032488" calcext:value-type="float">
            <text:p>31032488</text:p>
          </table:table-cell>
          <table:table-cell office:value-type="float" office:value="7704104" calcext:value-type="float">
            <text:p>7704104</text:p>
          </table:table-cell>
        </table:table-row>
        <table:table-row table:style-name="ro1">
          <table:table-cell office:value-type="float" office:value="31785933" calcext:value-type="float">
            <text:p>31785933</text:p>
          </table:table-cell>
          <table:table-cell office:value-type="float" office:value="4654836" calcext:value-type="float">
            <text:p>4654836</text:p>
          </table:table-cell>
        </table:table-row>
        <table:table-row table:style-name="ro1">
          <table:table-cell office:value-type="float" office:value="34838351" calcext:value-type="float">
            <text:p>34838351</text:p>
          </table:table-cell>
          <table:table-cell office:value-type="float" office:value="8726107" calcext:value-type="float">
            <text:p>8726107</text:p>
          </table:table-cell>
        </table:table-row>
        <table:table-row table:style-name="ro1">
          <table:table-cell office:value-type="float" office:value="31637470" calcext:value-type="float">
            <text:p>31637470</text:p>
          </table:table-cell>
          <table:table-cell office:value-type="float" office:value="10808666" calcext:value-type="float">
            <text:p>10808666</text:p>
          </table:table-cell>
        </table:table-row>
        <table:table-row table:style-name="ro1">
          <table:table-cell office:value-type="float" office:value="29622446" calcext:value-type="float">
            <text:p>29622446</text:p>
          </table:table-cell>
          <table:table-cell office:value-type="float" office:value="20952671" calcext:value-type="float">
            <text:p>20952671</text:p>
          </table:table-cell>
        </table:table-row>
        <table:table-row table:style-name="ro1">
          <table:table-cell office:value-type="float" office:value="47727719" calcext:value-type="float">
            <text:p>47727719</text:p>
          </table:table-cell>
          <table:table-cell office:value-type="float" office:value="8035856" calcext:value-type="float">
            <text:p>8035856</text:p>
          </table:table-cell>
        </table:table-row>
        <table:table-row table:style-name="ro1">
          <table:table-cell office:value-type="float" office:value="29421065" calcext:value-type="float">
            <text:p>29421065</text:p>
          </table:table-cell>
          <table:table-cell office:value-type="float" office:value="3829879" calcext:value-type="float">
            <text:p>3829879</text:p>
          </table:table-cell>
        </table:table-row>
        <table:table-row table:style-name="ro1">
          <table:table-cell office:value-type="float" office:value="14435080" calcext:value-type="float">
            <text:p>14435080</text:p>
          </table:table-cell>
          <table:table-cell office:value-type="float" office:value="4352014" calcext:value-type="float">
            <text:p>4352014</text:p>
          </table:table-cell>
        </table:table-row>
        <table:table-row table:style-name="ro1">
          <table:table-cell office:value-type="float" office:value="30143818" calcext:value-type="float">
            <text:p>30143818</text:p>
          </table:table-cell>
          <table:table-cell office:value-type="float" office:value="4327447" calcext:value-type="float">
            <text:p>4327447</text:p>
          </table:table-cell>
        </table:table-row>
        <table:table-row table:style-name="ro1">
          <table:table-cell office:value-type="float" office:value="35851434" calcext:value-type="float">
            <text:p>35851434</text:p>
          </table:table-cell>
          <table:table-cell office:value-type="float" office:value="3105024" calcext:value-type="float">
            <text:p>3105024</text:p>
          </table:table-cell>
        </table:table-row>
        <table:table-row table:style-name="ro1">
          <table:table-cell office:value-type="float" office:value="36765054" calcext:value-type="float">
            <text:p>36765054</text:p>
          </table:table-cell>
          <table:table-cell office:value-type="float" office:value="6880751" calcext:value-type="float">
            <text:p>6880751</text:p>
          </table:table-cell>
        </table:table-row>
        <table:table-row table:style-name="ro1">
          <table:table-cell office:value-type="float" office:value="33116845" calcext:value-type="float">
            <text:p>33116845</text:p>
          </table:table-cell>
          <table:table-cell office:value-type="float" office:value="6648111" calcext:value-type="float">
            <text:p>6648111</text:p>
          </table:table-cell>
        </table:table-row>
        <table:table-row table:style-name="ro1">
          <table:table-cell office:value-type="float" office:value="32779226" calcext:value-type="float">
            <text:p>32779226</text:p>
          </table:table-cell>
          <table:table-cell office:value-type="float" office:value="3361668" calcext:value-type="float">
            <text:p>3361668</text:p>
          </table:table-cell>
        </table:table-row>
        <table:table-row table:style-name="ro1">
          <table:table-cell office:value-type="float" office:value="36703379" calcext:value-type="float">
            <text:p>36703379</text:p>
          </table:table-cell>
          <table:table-cell office:value-type="float" office:value="3785589" calcext:value-type="float">
            <text:p>3785589</text:p>
          </table:table-cell>
        </table:table-row>
        <table:table-row table:style-name="ro1">
          <table:table-cell office:value-type="float" office:value="35977192" calcext:value-type="float">
            <text:p>35977192</text:p>
          </table:table-cell>
          <table:table-cell office:value-type="float" office:value="17095854" calcext:value-type="float">
            <text:p>17095854</text:p>
          </table:table-cell>
        </table:table-row>
        <table:table-row table:style-name="ro1">
          <table:table-cell office:value-type="float" office:value="22776515" calcext:value-type="float">
            <text:p>22776515</text:p>
          </table:table-cell>
          <table:table-cell office:value-type="float" office:value="14639190" calcext:value-type="float">
            <text:p>14639190</text:p>
          </table:table-cell>
        </table:table-row>
        <table:table-row table:style-name="ro1">
          <table:table-cell office:value-type="float" office:value="35795428" calcext:value-type="float">
            <text:p>35795428</text:p>
          </table:table-cell>
          <table:table-cell office:value-type="float" office:value="4498472" calcext:value-type="float">
            <text:p>4498472</text:p>
          </table:table-cell>
        </table:table-row>
        <table:table-row table:style-name="ro1">
          <table:table-cell office:value-type="float" office:value="56406101" calcext:value-type="float">
            <text:p>56406101</text:p>
          </table:table-cell>
          <table:table-cell office:value-type="float" office:value="12232274" calcext:value-type="float">
            <text:p>12232274</text:p>
          </table:table-cell>
        </table:table-row>
        <table:table-row table:style-name="ro1">
          <table:table-cell office:value-type="float" office:value="46220752" calcext:value-type="float">
            <text:p>46220752</text:p>
          </table:table-cell>
          <table:table-cell office:value-type="float" office:value="10283489" calcext:value-type="float">
            <text:p>10283489</text:p>
          </table:table-cell>
        </table:table-row>
        <table:table-row table:style-name="ro1">
          <table:table-cell office:value-type="float" office:value="36663601" calcext:value-type="float">
            <text:p>36663601</text:p>
          </table:table-cell>
          <table:table-cell office:value-type="float" office:value="9102916" calcext:value-type="float">
            <text:p>9102916</text:p>
          </table:table-cell>
        </table:table-row>
        <table:table-row table:style-name="ro1">
          <table:table-cell office:value-type="float" office:value="25694663" calcext:value-type="float">
            <text:p>25694663</text:p>
          </table:table-cell>
          <table:table-cell office:value-type="float" office:value="7159008" calcext:value-type="float">
            <text:p>7159008</text:p>
          </table:table-cell>
        </table:table-row>
        <table:table-row table:style-name="ro1">
          <table:table-cell office:value-type="float" office:value="32743639" calcext:value-type="float">
            <text:p>32743639</text:p>
          </table:table-cell>
          <table:table-cell office:value-type="float" office:value="7848131" calcext:value-type="float">
            <text:p>7848131</text:p>
          </table:table-cell>
        </table:table-row>
        <table:table-row table:style-name="ro1">
          <table:table-cell office:value-type="float" office:value="31797638" calcext:value-type="float">
            <text:p>31797638</text:p>
          </table:table-cell>
          <table:table-cell office:value-type="float" office:value="1451210" calcext:value-type="float">
            <text:p>1451210</text:p>
          </table:table-cell>
        </table:table-row>
        <table:table-row table:style-name="ro1">
          <table:table-cell office:value-type="float" office:value="38815108" calcext:value-type="float">
            <text:p>38815108</text:p>
          </table:table-cell>
          <table:table-cell office:value-type="float" office:value="1578929" calcext:value-type="float">
            <text:p>1578929</text:p>
          </table:table-cell>
        </table:table-row>
        <table:table-row table:style-name="ro1">
          <table:table-cell office:value-type="float" office:value="38836289" calcext:value-type="float">
            <text:p>38836289</text:p>
          </table:table-cell>
          <table:table-cell office:value-type="float" office:value="5353059" calcext:value-type="float">
            <text:p>5353059</text:p>
          </table:table-cell>
        </table:table-row>
        <table:table-row table:style-name="ro1">
          <table:table-cell office:value-type="float" office:value="33939714" calcext:value-type="float">
            <text:p>33939714</text:p>
          </table:table-cell>
          <table:table-cell office:value-type="float" office:value="18895062" calcext:value-type="float">
            <text:p>18895062</text:p>
          </table:table-cell>
        </table:table-row>
        <table:table-row table:style-name="ro1">
          <table:table-cell office:value-type="float" office:value="21096079" calcext:value-type="float">
            <text:p>21096079</text:p>
          </table:table-cell>
          <table:table-cell office:value-type="float" office:value="6569736" calcext:value-type="float">
            <text:p>6569736</text:p>
          </table:table-cell>
        </table:table-row>
        <table:table-row table:style-name="ro1">
          <table:table-cell office:value-type="float" office:value="33405483" calcext:value-type="float">
            <text:p>33405483</text:p>
          </table:table-cell>
          <table:table-cell office:value-type="float" office:value="15377439" calcext:value-type="float">
            <text:p>15377439</text:p>
          </table:table-cell>
        </table:table-row>
        <table:table-row table:style-name="ro1">
          <table:table-cell office:value-type="float" office:value="69754899" calcext:value-type="float">
            <text:p>69754899</text:p>
          </table:table-cell>
          <table:table-cell office:value-type="float" office:value="6040533" calcext:value-type="float">
            <text:p>6040533</text:p>
          </table:table-cell>
        </table:table-row>
        <table:table-row table:style-name="ro1">
          <table:table-cell office:value-type="float" office:value="82893883" calcext:value-type="float">
            <text:p>82893883</text:p>
          </table:table-cell>
          <table:table-cell office:value-type="float" office:value="16270576" calcext:value-type="float">
            <text:p>16270576</text:p>
          </table:table-cell>
        </table:table-row>
        <table:table-row table:style-name="ro1">
          <table:table-cell office:value-type="float" office:value="59896641" calcext:value-type="float">
            <text:p>59896641</text:p>
          </table:table-cell>
          <table:table-cell office:value-type="float" office:value="8720421" calcext:value-type="float">
            <text:p>8720421</text:p>
          </table:table-cell>
        </table:table-row>
        <table:table-row table:style-name="ro1">
          <table:table-cell office:value-type="float" office:value="19153562" calcext:value-type="float">
            <text:p>19153562</text:p>
          </table:table-cell>
          <table:table-cell office:value-type="float" office:value="6293184" calcext:value-type="float">
            <text:p>6293184</text:p>
          </table:table-cell>
        </table:table-row>
        <table:table-row table:style-name="ro1">
          <table:table-cell office:value-type="float" office:value="22422933" calcext:value-type="float">
            <text:p>22422933</text:p>
          </table:table-cell>
          <table:table-cell office:value-type="float" office:value="9813098" calcext:value-type="float">
            <text:p>9813098</text:p>
          </table:table-cell>
        </table:table-row>
        <table:table-row table:style-name="ro1">
          <table:table-cell office:value-type="float" office:value="18507160" calcext:value-type="float">
            <text:p>18507160</text:p>
          </table:table-cell>
          <table:table-cell office:value-type="float" office:value="7861573" calcext:value-type="float">
            <text:p>7861573</text:p>
          </table:table-cell>
        </table:table-row>
        <table:table-row table:style-name="ro1">
          <table:table-cell office:value-type="float" office:value="42958641" calcext:value-type="float">
            <text:p>42958641</text:p>
          </table:table-cell>
          <table:table-cell office:value-type="float" office:value="11769464" calcext:value-type="float">
            <text:p>11769464</text:p>
          </table:table-cell>
        </table:table-row>
        <table:table-row table:style-name="ro1">
          <table:table-cell office:value-type="float" office:value="48148116" calcext:value-type="float">
            <text:p>48148116</text:p>
          </table:table-cell>
          <table:table-cell office:value-type="float" office:value="8451624" calcext:value-type="float">
            <text:p>8451624</text:p>
          </table:table-cell>
        </table:table-row>
        <table:table-row table:style-name="ro1">
          <table:table-cell office:value-type="float" office:value="10978455" calcext:value-type="float">
            <text:p>10978455</text:p>
          </table:table-cell>
          <table:table-cell office:value-type="float" office:value="7598387" calcext:value-type="float">
            <text:p>7598387</text:p>
          </table:table-cell>
        </table:table-row>
        <table:table-row table:style-name="ro1">
          <table:table-cell office:value-type="float" office:value="21442763" calcext:value-type="float">
            <text:p>21442763</text:p>
          </table:table-cell>
          <table:table-cell office:value-type="float" office:value="6052376" calcext:value-type="float">
            <text:p>6052376</text:p>
          </table:table-cell>
        </table:table-row>
        <table:table-row table:style-name="ro1">
          <table:table-cell office:value-type="float" office:value="34495578" calcext:value-type="float">
            <text:p>34495578</text:p>
          </table:table-cell>
          <table:table-cell office:value-type="float" office:value="6994871" calcext:value-type="float">
            <text:p>6994871</text:p>
          </table:table-cell>
        </table:table-row>
        <table:table-row table:style-name="ro1">
          <table:table-cell office:value-type="float" office:value="32738610" calcext:value-type="float">
            <text:p>32738610</text:p>
          </table:table-cell>
          <table:table-cell office:value-type="float" office:value="2969522" calcext:value-type="float">
            <text:p>2969522</text:p>
          </table:table-cell>
        </table:table-row>
        <table:table-row table:style-name="ro1">
          <table:table-cell office:value-type="float" office:value="36692124" calcext:value-type="float">
            <text:p>36692124</text:p>
          </table:table-cell>
          <table:table-cell office:value-type="float" office:value="5839606" calcext:value-type="float">
            <text:p>5839606</text:p>
          </table:table-cell>
        </table:table-row>
        <table:table-row table:style-name="ro1">
          <table:table-cell office:value-type="float" office:value="35047949" calcext:value-type="float">
            <text:p>35047949</text:p>
          </table:table-cell>
          <table:table-cell office:value-type="float" office:value="8521484" calcext:value-type="float">
            <text:p>8521484</text:p>
          </table:table-cell>
        </table:table-row>
        <table:table-row table:style-name="ro1">
          <table:table-cell office:value-type="float" office:value="30860106" calcext:value-type="float">
            <text:p>30860106</text:p>
          </table:table-cell>
          <table:table-cell office:value-type="float" office:value="2265919" calcext:value-type="float">
            <text:p>2265919</text:p>
          </table:table-cell>
        </table:table-row>
        <table:table-row table:style-name="ro1">
          <table:table-cell office:value-type="float" office:value="37797147" calcext:value-type="float">
            <text:p>37797147</text:p>
          </table:table-cell>
          <table:table-cell office:value-type="float" office:value="2319198" calcext:value-type="float">
            <text:p>2319198</text:p>
          </table:table-cell>
        </table:table-row>
        <table:table-row table:style-name="ro1">
          <table:table-cell office:value-type="float" office:value="38039285" calcext:value-type="float">
            <text:p>38039285</text:p>
          </table:table-cell>
          <table:table-cell office:value-type="float" office:value="2490302" calcext:value-type="float">
            <text:p>2490302</text:p>
          </table:table-cell>
        </table:table-row>
        <table:table-row table:style-name="ro1">
          <table:table-cell office:value-type="float" office:value="37005257" calcext:value-type="float">
            <text:p>37005257</text:p>
          </table:table-cell>
          <table:table-cell office:value-type="float" office:value="1525498" calcext:value-type="float">
            <text:p>1525498</text:p>
          </table:table-cell>
        </table:table-row>
        <table:table-row table:style-name="ro1">
          <table:table-cell office:value-type="float" office:value="38879930" calcext:value-type="float">
            <text:p>38879930</text:p>
          </table:table-cell>
          <table:table-cell office:value-type="float" office:value="1634415" calcext:value-type="float">
            <text:p>1634415</text:p>
          </table:table-cell>
        </table:table-row>
        <table:table-row table:style-name="ro1">
          <table:table-cell office:value-type="float" office:value="38220772" calcext:value-type="float">
            <text:p>38220772</text:p>
          </table:table-cell>
          <table:table-cell office:value-type="float" office:value="1354286" calcext:value-type="float">
            <text:p>1354286</text:p>
          </table:table-cell>
        </table:table-row>
        <table:table-row table:style-name="ro1">
          <table:table-cell office:value-type="float" office:value="38880399" calcext:value-type="float">
            <text:p>38880399</text:p>
          </table:table-cell>
          <table:table-cell office:value-type="float" office:value="2453383" calcext:value-type="float">
            <text:p>2453383</text:p>
          </table:table-cell>
        </table:table-row>
        <table:table-row table:style-name="ro1">
          <table:table-cell office:value-type="float" office:value="36888694" calcext:value-type="float">
            <text:p>36888694</text:p>
          </table:table-cell>
          <table:table-cell office:value-type="float" office:value="1286837" calcext:value-type="float">
            <text:p>1286837</text:p>
          </table:table-cell>
        </table:table-row>
        <table:table-row table:style-name="ro1">
          <table:table-cell office:value-type="float" office:value="39147151" calcext:value-type="float">
            <text:p>39147151</text:p>
          </table:table-cell>
          <table:table-cell office:value-type="float" office:value="5571218" calcext:value-type="float">
            <text:p>5571218</text:p>
          </table:table-cell>
        </table:table-row>
        <table:table-row table:style-name="ro1">
          <table:table-cell office:value-type="float" office:value="33837317" calcext:value-type="float">
            <text:p>33837317</text:p>
          </table:table-cell>
          <table:table-cell office:value-type="float" office:value="1260276" calcext:value-type="float">
            <text:p>1260276</text:p>
          </table:table-cell>
        </table:table-row>
        <table:table-row table:style-name="ro1">
          <table:table-cell office:value-type="float" office:value="38896781" calcext:value-type="float">
            <text:p>38896781</text:p>
          </table:table-cell>
          <table:table-cell office:value-type="float" office:value="5478434" calcext:value-type="float">
            <text:p>5478434</text:p>
          </table:table-cell>
        </table:table-row>
        <table:table-row table:style-name="ro1">
          <table:table-cell office:value-type="float" office:value="35177533" calcext:value-type="float">
            <text:p>35177533</text:p>
          </table:table-cell>
          <table:table-cell office:value-type="float" office:value="1266069" calcext:value-type="float">
            <text:p>1266069</text:p>
          </table:table-cell>
        </table:table-row>
        <table:table-row table:style-name="ro1">
          <table:table-cell office:value-type="float" office:value="37949472" calcext:value-type="float">
            <text:p>37949472</text:p>
          </table:table-cell>
          <table:table-cell office:value-type="float" office:value="5696986" calcext:value-type="float">
            <text:p>5696986</text:p>
          </table:table-cell>
        </table:table-row>
        <table:table-row table:style-name="ro1">
          <table:table-cell office:value-type="float" office:value="34130141" calcext:value-type="float">
            <text:p>34130141</text:p>
          </table:table-cell>
          <table:table-cell office:value-type="float" office:value="1886881" calcext:value-type="float">
            <text:p>1886881</text:p>
          </table:table-cell>
        </table:table-row>
        <table:table-row table:style-name="ro1">
          <table:table-cell office:value-type="float" office:value="38223260" calcext:value-type="float">
            <text:p>38223260</text:p>
          </table:table-cell>
          <table:table-cell office:value-type="float" office:value="5086087" calcext:value-type="float">
            <text:p>5086087</text:p>
          </table:table-cell>
        </table:table-row>
        <table:table-row table:style-name="ro1">
          <table:table-cell office:value-type="float" office:value="34781157" calcext:value-type="float">
            <text:p>34781157</text:p>
          </table:table-cell>
          <table:table-cell office:value-type="float" office:value="1216022" calcext:value-type="float">
            <text:p>1216022</text:p>
          </table:table-cell>
        </table:table-row>
        <table:table-row table:style-name="ro1">
          <table:table-cell office:value-type="float" office:value="38914423" calcext:value-type="float">
            <text:p>38914423</text:p>
          </table:table-cell>
          <table:table-cell office:value-type="float" office:value="1253772" calcext:value-type="float">
            <text:p>1253772</text:p>
          </table:table-cell>
        </table:table-row>
        <table:table-row table:style-name="ro1">
          <table:table-cell office:value-type="float" office:value="38644492" calcext:value-type="float">
            <text:p>38644492</text:p>
          </table:table-cell>
          <table:table-cell office:value-type="float" office:value="1203799" calcext:value-type="float">
            <text:p>1203799</text:p>
          </table:table-cell>
        </table:table-row>
        <table:table-row table:style-name="ro1">
          <table:table-cell office:value-type="float" office:value="38908366" calcext:value-type="float">
            <text:p>38908366</text:p>
          </table:table-cell>
          <table:table-cell office:value-type="float" office:value="1210391" calcext:value-type="float">
            <text:p>1210391</text:p>
          </table:table-cell>
        </table:table-row>
        <table:table-row table:style-name="ro1">
          <table:table-cell office:value-type="float" office:value="38917676" calcext:value-type="float">
            <text:p>38917676</text:p>
          </table:table-cell>
          <table:table-cell office:value-type="float" office:value="1212670" calcext:value-type="float">
            <text:p>1212670</text:p>
          </table:table-cell>
        </table:table-row>
        <table:table-row table:style-name="ro1">
          <table:table-cell office:value-type="float" office:value="38669463" calcext:value-type="float">
            <text:p>38669463</text:p>
          </table:table-cell>
          <table:table-cell office:value-type="float" office:value="2860048" calcext:value-type="float">
            <text:p>2860048</text:p>
          </table:table-cell>
        </table:table-row>
        <table:table-row table:style-name="ro1">
          <table:table-cell office:value-type="float" office:value="37649144" calcext:value-type="float">
            <text:p>37649144</text:p>
          </table:table-cell>
          <table:table-cell office:value-type="float" office:value="3716459" calcext:value-type="float">
            <text:p>3716459</text:p>
          </table:table-cell>
        </table:table-row>
        <table:table-row table:style-name="ro1">
          <table:table-cell office:value-type="float" office:value="35655360" calcext:value-type="float">
            <text:p>35655360</text:p>
          </table:table-cell>
          <table:table-cell office:value-type="float" office:value="3653975" calcext:value-type="float">
            <text:p>3653975</text:p>
          </table:table-cell>
        </table:table-row>
        <table:table-row table:style-name="ro1">
          <table:table-cell office:value-type="float" office:value="36843813" calcext:value-type="float">
            <text:p>36843813</text:p>
          </table:table-cell>
          <table:table-cell office:value-type="float" office:value="4506219" calcext:value-type="float">
            <text:p>4506219</text:p>
          </table:table-cell>
        </table:table-row>
        <table:table-row table:style-name="ro1">
          <table:table-cell office:value-type="float" office:value="35059210" calcext:value-type="float">
            <text:p>35059210</text:p>
          </table:table-cell>
          <table:table-cell office:value-type="float" office:value="2220042" calcext:value-type="float">
            <text:p>2220042</text:p>
          </table:table-cell>
        </table:table-row>
        <table:table-row table:style-name="ro1">
          <table:table-cell office:value-type="float" office:value="37424253" calcext:value-type="float">
            <text:p>37424253</text:p>
          </table:table-cell>
          <table:table-cell office:value-type="float" office:value="3634643" calcext:value-type="float">
            <text:p>3634643</text:p>
          </table:table-cell>
        </table:table-row>
        <table:table-row table:style-name="ro1">
          <table:table-cell office:value-type="float" office:value="36950118" calcext:value-type="float">
            <text:p>36950118</text:p>
          </table:table-cell>
          <table:table-cell office:value-type="float" office:value="1762301" calcext:value-type="float">
            <text:p>1762301</text:p>
          </table:table-cell>
        </table:table-row>
        <table:table-row table:style-name="ro1">
          <table:table-cell office:value-type="float" office:value="37852938" calcext:value-type="float">
            <text:p>37852938</text:p>
          </table:table-cell>
          <table:table-cell office:value-type="float" office:value="3239132" calcext:value-type="float">
            <text:p>3239132</text:p>
          </table:table-cell>
        </table:table-row>
        <table:table-row table:style-name="ro1">
          <table:table-cell office:value-type="float" office:value="36781310" calcext:value-type="float">
            <text:p>36781310</text:p>
          </table:table-cell>
          <table:table-cell office:value-type="float" office:value="2752434" calcext:value-type="float">
            <text:p>2752434</text:p>
          </table:table-cell>
        </table:table-row>
        <table:table-row table:style-name="ro1">
          <table:table-cell office:value-type="float" office:value="36871426" calcext:value-type="float">
            <text:p>36871426</text:p>
          </table:table-cell>
          <table:table-cell office:value-type="float" office:value="3669916" calcext:value-type="float">
            <text:p>3669916</text:p>
          </table:table-cell>
        </table:table-row>
        <table:table-row table:style-name="ro1">
          <table:table-cell office:value-type="float" office:value="36871109" calcext:value-type="float">
            <text:p>36871109</text:p>
          </table:table-cell>
          <table:table-cell office:value-type="float" office:value="3549975" calcext:value-type="float">
            <text:p>3549975</text:p>
          </table:table-cell>
        </table:table-row>
        <table:table-row table:style-name="ro1">
          <table:table-cell office:value-type="float" office:value="35855841" calcext:value-type="float">
            <text:p>35855841</text:p>
          </table:table-cell>
          <table:table-cell office:value-type="float" office:value="2543528" calcext:value-type="float">
            <text:p>2543528</text:p>
          </table:table-cell>
        </table:table-row>
        <table:table-row table:style-name="ro1">
          <table:table-cell office:value-type="float" office:value="37838322" calcext:value-type="float">
            <text:p>37838322</text:p>
          </table:table-cell>
          <table:table-cell office:value-type="float" office:value="3300775" calcext:value-type="float">
            <text:p>3300775</text:p>
          </table:table-cell>
        </table:table-row>
        <table:table-row table:style-name="ro1">
          <table:table-cell office:value-type="float" office:value="36547391" calcext:value-type="float">
            <text:p>36547391</text:p>
          </table:table-cell>
          <table:table-cell office:value-type="float" office:value="2749719" calcext:value-type="float">
            <text:p>2749719</text:p>
          </table:table-cell>
        </table:table-row>
        <table:table-row table:style-name="ro1">
          <table:table-cell office:value-type="float" office:value="36860372" calcext:value-type="float">
            <text:p>36860372</text:p>
          </table:table-cell>
          <table:table-cell office:value-type="float" office:value="3670318" calcext:value-type="float">
            <text:p>3670318</text:p>
          </table:table-cell>
        </table:table-row>
        <table:table-row table:style-name="ro1">
          <table:table-cell office:value-type="float" office:value="36796508" calcext:value-type="float">
            <text:p>36796508</text:p>
          </table:table-cell>
          <table:table-cell office:value-type="float" office:value="2805546" calcext:value-type="float">
            <text:p>2805546</text:p>
          </table:table-cell>
        </table:table-row>
        <table:table-row table:style-name="ro1">
          <table:table-cell office:value-type="float" office:value="36832575" calcext:value-type="float">
            <text:p>36832575</text:p>
          </table:table-cell>
          <table:table-cell office:value-type="float" office:value="1967998" calcext:value-type="float">
            <text:p>1967998</text:p>
          </table:table-cell>
        </table:table-row>
        <table:table-row table:style-name="ro1">
          <table:table-cell office:value-type="float" office:value="38052926" calcext:value-type="float">
            <text:p>38052926</text:p>
          </table:table-cell>
          <table:table-cell office:value-type="float" office:value="1874107" calcext:value-type="float">
            <text:p>1874107</text:p>
          </table:table-cell>
        </table:table-row>
        <table:table-row table:style-name="ro1">
          <table:table-cell office:value-type="float" office:value="38210409" calcext:value-type="float">
            <text:p>38210409</text:p>
          </table:table-cell>
          <table:table-cell office:value-type="float" office:value="3334912" calcext:value-type="float">
            <text:p>3334912</text:p>
          </table:table-cell>
        </table:table-row>
        <table:table-row table:style-name="ro1">
          <table:table-cell office:value-type="float" office:value="36378161" calcext:value-type="float">
            <text:p>36378161</text:p>
          </table:table-cell>
          <table:table-cell office:value-type="float" office:value="2734173" calcext:value-type="float">
            <text:p>2734173</text:p>
          </table:table-cell>
        </table:table-row>
        <table:table-row table:style-name="ro1">
          <table:table-cell office:value-type="float" office:value="37805026" calcext:value-type="float">
            <text:p>37805026</text:p>
          </table:table-cell>
          <table:table-cell office:value-type="float" office:value="1829064" calcext:value-type="float">
            <text:p>1829064</text:p>
          </table:table-cell>
        </table:table-row>
        <table:table-row table:style-name="ro1">
          <table:table-cell office:value-type="float" office:value="38114376" calcext:value-type="float">
            <text:p>38114376</text:p>
          </table:table-cell>
          <table:table-cell office:value-type="float" office:value="1760384" calcext:value-type="float">
            <text:p>1760384</text:p>
          </table:table-cell>
        </table:table-row>
        <table:table-row table:style-name="ro1">
          <table:table-cell office:value-type="float" office:value="37833977" calcext:value-type="float">
            <text:p>37833977</text:p>
          </table:table-cell>
          <table:table-cell office:value-type="float" office:value="1203059" calcext:value-type="float">
            <text:p>1203059</text:p>
          </table:table-cell>
        </table:table-row>
        <table:table-row table:style-name="ro1">
          <table:table-cell office:value-type="float" office:value="38847754" calcext:value-type="float">
            <text:p>38847754</text:p>
          </table:table-cell>
          <table:table-cell office:value-type="float" office:value="4805567" calcext:value-type="float">
            <text:p>4805567</text:p>
          </table:table-cell>
        </table:table-row>
        <table:table-row table:style-name="ro1">
          <table:table-cell office:value-type="float" office:value="34818782" calcext:value-type="float">
            <text:p>34818782</text:p>
          </table:table-cell>
          <table:table-cell office:value-type="float" office:value="1206268" calcext:value-type="float">
            <text:p>1206268</text:p>
          </table:table-cell>
        </table:table-row>
        <table:table-row table:style-name="ro1">
          <table:table-cell office:value-type="float" office:value="38860377" calcext:value-type="float">
            <text:p>38860377</text:p>
          </table:table-cell>
          <table:table-cell office:value-type="float" office:value="1208066" calcext:value-type="float">
            <text:p>1208066</text:p>
          </table:table-cell>
        </table:table-row>
        <table:table-row table:style-name="ro1">
          <table:table-cell office:value-type="float" office:value="38968902" calcext:value-type="float">
            <text:p>38968902</text:p>
          </table:table-cell>
          <table:table-cell office:value-type="float" office:value="1201042" calcext:value-type="float">
            <text:p>1201042</text:p>
          </table:table-cell>
        </table:table-row>
        <table:table-row table:style-name="ro1">
          <table:table-cell office:value-type="float" office:value="38845379" calcext:value-type="float">
            <text:p>38845379</text:p>
          </table:table-cell>
          <table:table-cell office:value-type="float" office:value="1220229" calcext:value-type="float">
            <text:p>1220229</text:p>
          </table:table-cell>
        </table:table-row>
        <table:table-row table:style-name="ro1">
          <table:table-cell office:value-type="float" office:value="38783694" calcext:value-type="float">
            <text:p>38783694</text:p>
          </table:table-cell>
          <table:table-cell office:value-type="float" office:value="1204439" calcext:value-type="float">
            <text:p>1204439</text:p>
          </table:table-cell>
        </table:table-row>
        <table:table-row table:style-name="ro1">
          <table:table-cell office:value-type="float" office:value="38840823" calcext:value-type="float">
            <text:p>38840823</text:p>
          </table:table-cell>
          <table:table-cell office:value-type="float" office:value="2358527" calcext:value-type="float">
            <text:p>2358527</text:p>
          </table:table-cell>
        </table:table-row>
        <table:table-row table:style-name="ro1">
          <table:table-cell office:value-type="float" office:value="37814057" calcext:value-type="float">
            <text:p>37814057</text:p>
          </table:table-cell>
          <table:table-cell office:value-type="float" office:value="3250277" calcext:value-type="float">
            <text:p>3250277</text:p>
          </table:table-cell>
        </table:table-row>
        <table:table-row table:style-name="ro1">
          <table:table-cell office:value-type="float" office:value="36312340" calcext:value-type="float">
            <text:p>36312340</text:p>
          </table:table-cell>
          <table:table-cell office:value-type="float" office:value="2744004" calcext:value-type="float">
            <text:p>2744004</text:p>
          </table:table-cell>
        </table:table-row>
        <table:table-row table:style-name="ro1">
          <table:table-cell office:value-type="float" office:value="37404411" calcext:value-type="float">
            <text:p>37404411</text:p>
          </table:table-cell>
          <table:table-cell office:value-type="float" office:value="4016650" calcext:value-type="float">
            <text:p>4016650</text:p>
          </table:table-cell>
        </table:table-row>
        <table:table-row table:style-name="ro1">
          <table:table-cell office:value-type="float" office:value="35859062" calcext:value-type="float">
            <text:p>35859062</text:p>
          </table:table-cell>
          <table:table-cell office:value-type="float" office:value="1190170" calcext:value-type="float">
            <text:p>1190170</text:p>
          </table:table-cell>
        </table:table-row>
        <table:table-row table:style-name="ro1">
          <table:table-cell office:value-type="float" office:value="38223947" calcext:value-type="float">
            <text:p>38223947</text:p>
          </table:table-cell>
          <table:table-cell office:value-type="float" office:value="5464138" calcext:value-type="float">
            <text:p>5464138</text:p>
          </table:table-cell>
        </table:table-row>
        <table:table-row table:style-name="ro1">
          <table:table-cell office:value-type="float" office:value="38184799" calcext:value-type="float">
            <text:p>38184799</text:p>
          </table:table-cell>
          <table:table-cell office:value-type="float" office:value="4015602" calcext:value-type="float">
            <text:p>4015602</text:p>
          </table:table-cell>
        </table:table-row>
        <table:table-row table:style-name="ro1">
          <table:table-cell office:value-type="float" office:value="32493913" calcext:value-type="float">
            <text:p>32493913</text:p>
          </table:table-cell>
          <table:table-cell office:value-type="float" office:value="5180976" calcext:value-type="float">
            <text:p>5180976</text:p>
          </table:table-cell>
        </table:table-row>
        <table:table-row table:style-name="ro1">
          <table:table-cell office:value-type="float" office:value="35417238" calcext:value-type="float">
            <text:p>35417238</text:p>
          </table:table-cell>
          <table:table-cell office:value-type="float" office:value="4625261" calcext:value-type="float">
            <text:p>4625261</text:p>
          </table:table-cell>
        </table:table-row>
        <table:table-row table:style-name="ro1">
          <table:table-cell office:value-type="float" office:value="34761473" calcext:value-type="float">
            <text:p>34761473</text:p>
          </table:table-cell>
          <table:table-cell office:value-type="float" office:value="1808486" calcext:value-type="float">
            <text:p>1808486</text:p>
          </table:table-cell>
        </table:table-row>
        <table:table-row table:style-name="ro1">
          <table:table-cell office:value-type="float" office:value="38555852" calcext:value-type="float">
            <text:p>38555852</text:p>
          </table:table-cell>
          <table:table-cell office:value-type="float" office:value="2489596" calcext:value-type="float">
            <text:p>2489596</text:p>
          </table:table-cell>
        </table:table-row>
        <table:table-row table:style-name="ro1">
          <table:table-cell office:value-type="float" office:value="37725023" calcext:value-type="float">
            <text:p>37725023</text:p>
          </table:table-cell>
          <table:table-cell office:value-type="float" office:value="3189098" calcext:value-type="float">
            <text:p>3189098</text:p>
          </table:table-cell>
        </table:table-row>
        <table:table-row table:style-name="ro1">
          <table:table-cell office:value-type="float" office:value="36073537" calcext:value-type="float">
            <text:p>36073537</text:p>
          </table:table-cell>
          <table:table-cell office:value-type="float" office:value="6111464" calcext:value-type="float">
            <text:p>6111464</text:p>
          </table:table-cell>
        </table:table-row>
        <table:table-row table:style-name="ro1">
          <table:table-cell office:value-type="float" office:value="34110824" calcext:value-type="float">
            <text:p>34110824</text:p>
          </table:table-cell>
          <table:table-cell office:value-type="float" office:value="3619335" calcext:value-type="float">
            <text:p>3619335</text:p>
          </table:table-cell>
        </table:table-row>
        <table:table-row table:style-name="ro1">
          <table:table-cell office:value-type="float" office:value="36043084" calcext:value-type="float">
            <text:p>36043084</text:p>
          </table:table-cell>
          <table:table-cell office:value-type="float" office:value="6717522" calcext:value-type="float">
            <text:p>6717522</text:p>
          </table:table-cell>
        </table:table-row>
        <table:table-row table:style-name="ro1">
          <table:table-cell office:value-type="float" office:value="32960954" calcext:value-type="float">
            <text:p>32960954</text:p>
          </table:table-cell>
          <table:table-cell office:value-type="float" office:value="2320059" calcext:value-type="float">
            <text:p>2320059</text:p>
          </table:table-cell>
        </table:table-row>
      </table:table>
      <table:table table:name="test_2" table:style-name="ta1">
        <table:shapes>
          <draw:frame draw:z-index="0" draw:style-name="gr1" draw:text-style-name="P1" svg:width="402.92mm" svg:height="168.21mm" svg:x="62.34mm" svg:y="20.65mm">
            <loext:p draw:notify-on-update-of-ranges="test_2.A1:test_2.A239 test_2.B1:test_2.B2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40926173" calcext:value-type="float">
            <text:p>40926173</text:p>
          </table:table-cell>
          <table:table-cell office:value-type="float" office:value="17152" calcext:value-type="float">
            <text:p>17152</text:p>
          </table:table-cell>
        </table:table-row>
        <table:table-row table:style-name="ro1">
          <table:table-cell office:value-type="float" office:value="39160519" calcext:value-type="float">
            <text:p>39160519</text:p>
          </table:table-cell>
          <table:table-cell office:value-type="float" office:value="17272" calcext:value-type="float">
            <text:p>17272</text:p>
          </table:table-cell>
        </table:table-row>
        <table:table-row table:style-name="ro1">
          <table:table-cell office:value-type="float" office:value="40118308" calcext:value-type="float">
            <text:p>40118308</text:p>
          </table:table-cell>
          <table:table-cell office:value-type="float" office:value="16483" calcext:value-type="float">
            <text:p>16483</text:p>
          </table:table-cell>
        </table:table-row>
        <table:table-row table:style-name="ro1">
          <table:table-cell office:value-type="float" office:value="40147958" calcext:value-type="float">
            <text:p>40147958</text:p>
          </table:table-cell>
          <table:table-cell office:value-type="float" office:value="57871" calcext:value-type="float">
            <text:p>57871</text:p>
          </table:table-cell>
        </table:table-row>
        <table:table-row table:style-name="ro1">
          <table:table-cell office:value-type="float" office:value="40245355" calcext:value-type="float">
            <text:p>40245355</text:p>
          </table:table-cell>
          <table:table-cell office:value-type="float" office:value="30399" calcext:value-type="float">
            <text:p>30399</text:p>
          </table:table-cell>
        </table:table-row>
        <table:table-row table:style-name="ro1">
          <table:table-cell office:value-type="float" office:value="40098261" calcext:value-type="float">
            <text:p>40098261</text:p>
          </table:table-cell>
          <table:table-cell office:value-type="float" office:value="20485" calcext:value-type="float">
            <text:p>20485</text:p>
          </table:table-cell>
        </table:table-row>
        <table:table-row table:style-name="ro1">
          <table:table-cell office:value-type="float" office:value="39121938" calcext:value-type="float">
            <text:p>39121938</text:p>
          </table:table-cell>
          <table:table-cell office:value-type="float" office:value="17592" calcext:value-type="float">
            <text:p>17592</text:p>
          </table:table-cell>
        </table:table-row>
        <table:table-row table:style-name="ro1">
          <table:table-cell office:value-type="float" office:value="40210645" calcext:value-type="float">
            <text:p>40210645</text:p>
          </table:table-cell>
          <table:table-cell office:value-type="float" office:value="41937" calcext:value-type="float">
            <text:p>41937</text:p>
          </table:table-cell>
        </table:table-row>
        <table:table-row table:style-name="ro1">
          <table:table-cell office:value-type="float" office:value="39961572" calcext:value-type="float">
            <text:p>39961572</text:p>
          </table:table-cell>
          <table:table-cell office:value-type="float" office:value="38745" calcext:value-type="float">
            <text:p>38745</text:p>
          </table:table-cell>
        </table:table-row>
        <table:table-row table:style-name="ro1">
          <table:table-cell office:value-type="float" office:value="39834773" calcext:value-type="float">
            <text:p>39834773</text:p>
          </table:table-cell>
          <table:table-cell office:value-type="float" office:value="71886" calcext:value-type="float">
            <text:p>71886</text:p>
          </table:table-cell>
        </table:table-row>
        <table:table-row table:style-name="ro1">
          <table:table-cell office:value-type="float" office:value="39928386" calcext:value-type="float">
            <text:p>39928386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1">
          <table:table-cell office:value-type="float" office:value="39932901" calcext:value-type="float">
            <text:p>39932901</text:p>
          </table:table-cell>
          <table:table-cell office:value-type="float" office:value="37875" calcext:value-type="float">
            <text:p>37875</text:p>
          </table:table-cell>
        </table:table-row>
        <table:table-row table:style-name="ro1">
          <table:table-cell office:value-type="float" office:value="39791067" calcext:value-type="float">
            <text:p>39791067</text:p>
          </table:table-cell>
          <table:table-cell office:value-type="float" office:value="31409" calcext:value-type="float">
            <text:p>31409</text:p>
          </table:table-cell>
        </table:table-row>
        <table:table-row table:style-name="ro1">
          <table:table-cell office:value-type="float" office:value="39823521" calcext:value-type="float">
            <text:p>39823521</text:p>
          </table:table-cell>
          <table:table-cell office:value-type="float" office:value="21040" calcext:value-type="float">
            <text:p>21040</text:p>
          </table:table-cell>
        </table:table-row>
        <table:table-row table:style-name="ro1">
          <table:table-cell office:value-type="float" office:value="40754504" calcext:value-type="float">
            <text:p>40754504</text:p>
          </table:table-cell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39862161" calcext:value-type="float">
            <text:p>39862161</text:p>
          </table:table-cell>
          <table:table-cell office:value-type="float" office:value="15805" calcext:value-type="float">
            <text:p>15805</text:p>
          </table:table-cell>
        </table:table-row>
        <table:table-row table:style-name="ro1">
          <table:table-cell office:value-type="float" office:value="39149973" calcext:value-type="float">
            <text:p>39149973</text:p>
          </table:table-cell>
          <table:table-cell office:value-type="float" office:value="18653" calcext:value-type="float">
            <text:p>18653</text:p>
          </table:table-cell>
        </table:table-row>
        <table:table-row table:style-name="ro1">
          <table:table-cell office:value-type="float" office:value="39950073" calcext:value-type="float">
            <text:p>39950073</text:p>
          </table:table-cell>
          <table:table-cell office:value-type="float" office:value="16228" calcext:value-type="float">
            <text:p>16228</text:p>
          </table:table-cell>
        </table:table-row>
        <table:table-row table:style-name="ro1">
          <table:table-cell office:value-type="float" office:value="40001719" calcext:value-type="float">
            <text:p>40001719</text:p>
          </table:table-cell>
          <table:table-cell office:value-type="float" office:value="24314" calcext:value-type="float">
            <text:p>24314</text:p>
          </table:table-cell>
        </table:table-row>
        <table:table-row table:style-name="ro1">
          <table:table-cell office:value-type="float" office:value="40135634" calcext:value-type="float">
            <text:p>40135634</text:p>
          </table:table-cell>
          <table:table-cell office:value-type="float" office:value="21574" calcext:value-type="float">
            <text:p>21574</text:p>
          </table:table-cell>
        </table:table-row>
        <table:table-row table:style-name="ro1">
          <table:table-cell office:value-type="float" office:value="39742434" calcext:value-type="float">
            <text:p>39742434</text:p>
          </table:table-cell>
          <table:table-cell office:value-type="float" office:value="80235" calcext:value-type="float">
            <text:p>80235</text:p>
          </table:table-cell>
        </table:table-row>
        <table:table-row table:style-name="ro1">
          <table:table-cell office:value-type="float" office:value="39963201" calcext:value-type="float">
            <text:p>39963201</text:p>
          </table:table-cell>
          <table:table-cell office:value-type="float" office:value="33188" calcext:value-type="float">
            <text:p>33188</text:p>
          </table:table-cell>
        </table:table-row>
        <table:table-row table:style-name="ro1">
          <table:table-cell office:value-type="float" office:value="40075461" calcext:value-type="float">
            <text:p>40075461</text:p>
          </table:table-cell>
          <table:table-cell office:value-type="float" office:value="30207" calcext:value-type="float">
            <text:p>30207</text:p>
          </table:table-cell>
        </table:table-row>
        <table:table-row table:style-name="ro1">
          <table:table-cell office:value-type="float" office:value="39901884" calcext:value-type="float">
            <text:p>39901884</text:p>
          </table:table-cell>
          <table:table-cell office:value-type="float" office:value="30184" calcext:value-type="float">
            <text:p>30184</text:p>
          </table:table-cell>
        </table:table-row>
        <table:table-row table:style-name="ro1">
          <table:table-cell office:value-type="float" office:value="40595132" calcext:value-type="float">
            <text:p>40595132</text:p>
          </table:table-cell>
          <table:table-cell office:value-type="float" office:value="19583" calcext:value-type="float">
            <text:p>19583</text:p>
          </table:table-cell>
        </table:table-row>
        <table:table-row table:style-name="ro1">
          <table:table-cell office:value-type="float" office:value="39806038" calcext:value-type="float">
            <text:p>39806038</text:p>
          </table:table-cell>
          <table:table-cell office:value-type="float" office:value="18862" calcext:value-type="float">
            <text:p>18862</text:p>
          </table:table-cell>
        </table:table-row>
        <table:table-row table:style-name="ro1">
          <table:table-cell office:value-type="float" office:value="39435785" calcext:value-type="float">
            <text:p>39435785</text:p>
          </table:table-cell>
          <table:table-cell office:value-type="float" office:value="43228" calcext:value-type="float">
            <text:p>43228</text:p>
          </table:table-cell>
        </table:table-row>
        <table:table-row table:style-name="ro1">
          <table:table-cell office:value-type="float" office:value="40157872" calcext:value-type="float">
            <text:p>40157872</text:p>
          </table:table-cell>
          <table:table-cell office:value-type="float" office:value="18120" calcext:value-type="float">
            <text:p>18120</text:p>
          </table:table-cell>
        </table:table-row>
        <table:table-row table:style-name="ro1">
          <table:table-cell office:value-type="float" office:value="39578889" calcext:value-type="float">
            <text:p>39578889</text:p>
          </table:table-cell>
          <table:table-cell office:value-type="float" office:value="16855" calcext:value-type="float">
            <text:p>16855</text:p>
          </table:table-cell>
        </table:table-row>
        <table:table-row table:style-name="ro1">
          <table:table-cell office:value-type="float" office:value="40067471" calcext:value-type="float">
            <text:p>40067471</text:p>
          </table:table-cell>
          <table:table-cell office:value-type="float" office:value="26694" calcext:value-type="float">
            <text:p>26694</text:p>
          </table:table-cell>
        </table:table-row>
        <table:table-row table:style-name="ro1">
          <table:table-cell office:value-type="float" office:value="39922474" calcext:value-type="float">
            <text:p>39922474</text:p>
          </table:table-cell>
          <table:table-cell office:value-type="float" office:value="23592" calcext:value-type="float">
            <text:p>23592</text:p>
          </table:table-cell>
        </table:table-row>
        <table:table-row table:style-name="ro1">
          <table:table-cell office:value-type="float" office:value="39977775" calcext:value-type="float">
            <text:p>39977775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40242932" calcext:value-type="float">
            <text:p>40242932</text:p>
          </table:table-cell>
          <table:table-cell office:value-type="float" office:value="77437" calcext:value-type="float">
            <text:p>77437</text:p>
          </table:table-cell>
        </table:table-row>
        <table:table-row table:style-name="ro1">
          <table:table-cell office:value-type="float" office:value="39746161" calcext:value-type="float">
            <text:p>39746161</text:p>
          </table:table-cell>
          <table:table-cell office:value-type="float" office:value="33142" calcext:value-type="float">
            <text:p>33142</text:p>
          </table:table-cell>
        </table:table-row>
        <table:table-row table:style-name="ro1">
          <table:table-cell office:value-type="float" office:value="40201820" calcext:value-type="float">
            <text:p>40201820</text:p>
          </table:table-cell>
          <table:table-cell office:value-type="float" office:value="38319" calcext:value-type="float">
            <text:p>38319</text:p>
          </table:table-cell>
        </table:table-row>
        <table:table-row table:style-name="ro1">
          <table:table-cell office:value-type="float" office:value="39573990" calcext:value-type="float">
            <text:p>39573990</text:p>
          </table:table-cell>
          <table:table-cell office:value-type="float" office:value="28747" calcext:value-type="float">
            <text:p>28747</text:p>
          </table:table-cell>
        </table:table-row>
        <table:table-row table:style-name="ro1">
          <table:table-cell office:value-type="float" office:value="39881329" calcext:value-type="float">
            <text:p>39881329</text:p>
          </table:table-cell>
          <table:table-cell office:value-type="float" office:value="30201" calcext:value-type="float">
            <text:p>30201</text:p>
          </table:table-cell>
        </table:table-row>
        <table:table-row table:style-name="ro1">
          <table:table-cell office:value-type="float" office:value="40157123" calcext:value-type="float">
            <text:p>40157123</text:p>
          </table:table-cell>
          <table:table-cell office:value-type="float" office:value="28801" calcext:value-type="float">
            <text:p>28801</text:p>
          </table:table-cell>
        </table:table-row>
        <table:table-row table:style-name="ro1">
          <table:table-cell office:value-type="float" office:value="40432555" calcext:value-type="float">
            <text:p>40432555</text:p>
          </table:table-cell>
          <table:table-cell office:value-type="float" office:value="37670" calcext:value-type="float">
            <text:p>37670</text:p>
          </table:table-cell>
        </table:table-row>
        <table:table-row table:style-name="ro1">
          <table:table-cell office:value-type="float" office:value="39984117" calcext:value-type="float">
            <text:p>39984117</text:p>
          </table:table-cell>
          <table:table-cell office:value-type="float" office:value="19398" calcext:value-type="float">
            <text:p>19398</text:p>
          </table:table-cell>
        </table:table-row>
        <table:table-row table:style-name="ro1">
          <table:table-cell office:value-type="float" office:value="39928313" calcext:value-type="float">
            <text:p>39928313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39125443" calcext:value-type="float">
            <text:p>39125443</text:p>
          </table:table-cell>
          <table:table-cell office:value-type="float" office:value="19848" calcext:value-type="float">
            <text:p>19848</text:p>
          </table:table-cell>
        </table:table-row>
        <table:table-row table:style-name="ro1">
          <table:table-cell office:value-type="float" office:value="40303627" calcext:value-type="float">
            <text:p>40303627</text:p>
          </table:table-cell>
          <table:table-cell office:value-type="float" office:value="37063" calcext:value-type="float">
            <text:p>37063</text:p>
          </table:table-cell>
        </table:table-row>
        <table:table-row table:style-name="ro1">
          <table:table-cell office:value-type="float" office:value="39841256" calcext:value-type="float">
            <text:p>39841256</text:p>
          </table:table-cell>
          <table:table-cell office:value-type="float" office:value="30296" calcext:value-type="float">
            <text:p>30296</text:p>
          </table:table-cell>
        </table:table-row>
        <table:table-row table:style-name="ro1">
          <table:table-cell office:value-type="float" office:value="40549675" calcext:value-type="float">
            <text:p>40549675</text:p>
          </table:table-cell>
          <table:table-cell office:value-type="float" office:value="40450" calcext:value-type="float">
            <text:p>40450</text:p>
          </table:table-cell>
        </table:table-row>
        <table:table-row table:style-name="ro1">
          <table:table-cell office:value-type="float" office:value="39378861" calcext:value-type="float">
            <text:p>39378861</text:p>
          </table:table-cell>
          <table:table-cell office:value-type="float" office:value="42271" calcext:value-type="float">
            <text:p>42271</text:p>
          </table:table-cell>
        </table:table-row>
        <table:table-row table:style-name="ro1">
          <table:table-cell office:value-type="float" office:value="39750349" calcext:value-type="float">
            <text:p>39750349</text:p>
          </table:table-cell>
          <table:table-cell office:value-type="float" office:value="27730" calcext:value-type="float">
            <text:p>27730</text:p>
          </table:table-cell>
        </table:table-row>
        <table:table-row table:style-name="ro1">
          <table:table-cell office:value-type="float" office:value="39790589" calcext:value-type="float">
            <text:p>39790589</text:p>
          </table:table-cell>
          <table:table-cell office:value-type="float" office:value="18446" calcext:value-type="float">
            <text:p>18446</text:p>
          </table:table-cell>
        </table:table-row>
        <table:table-row table:style-name="ro1">
          <table:table-cell office:value-type="float" office:value="39998036" calcext:value-type="float">
            <text:p>39998036</text:p>
          </table:table-cell>
          <table:table-cell office:value-type="float" office:value="16979" calcext:value-type="float">
            <text:p>16979</text:p>
          </table:table-cell>
        </table:table-row>
        <table:table-row table:style-name="ro1">
          <table:table-cell office:value-type="float" office:value="39921028" calcext:value-type="float">
            <text:p>39921028</text:p>
          </table:table-cell>
          <table:table-cell office:value-type="float" office:value="15031" calcext:value-type="float">
            <text:p>15031</text:p>
          </table:table-cell>
        </table:table-row>
        <table:table-row table:style-name="ro1">
          <table:table-cell office:value-type="float" office:value="40164818" calcext:value-type="float">
            <text:p>40164818</text:p>
          </table:table-cell>
          <table:table-cell office:value-type="float" office:value="32187" calcext:value-type="float">
            <text:p>32187</text:p>
          </table:table-cell>
        </table:table-row>
        <table:table-row table:style-name="ro1">
          <table:table-cell office:value-type="float" office:value="40169867" calcext:value-type="float">
            <text:p>40169867</text:p>
          </table:table-cell>
          <table:table-cell office:value-type="float" office:value="18113" calcext:value-type="float">
            <text:p>18113</text:p>
          </table:table-cell>
        </table:table-row>
        <table:table-row table:style-name="ro1">
          <table:table-cell office:value-type="float" office:value="40166626" calcext:value-type="float">
            <text:p>40166626</text:p>
          </table:table-cell>
          <table:table-cell office:value-type="float" office:value="17327" calcext:value-type="float">
            <text:p>17327</text:p>
          </table:table-cell>
        </table:table-row>
        <table:table-row table:style-name="ro1">
          <table:table-cell office:value-type="float" office:value="40125279" calcext:value-type="float">
            <text:p>40125279</text:p>
          </table:table-cell>
          <table:table-cell office:value-type="float" office:value="22833" calcext:value-type="float">
            <text:p>22833</text:p>
          </table:table-cell>
        </table:table-row>
        <table:table-row table:style-name="ro1">
          <table:table-cell office:value-type="float" office:value="40153381" calcext:value-type="float">
            <text:p>40153381</text:p>
          </table:table-cell>
          <table:table-cell office:value-type="float" office:value="17338" calcext:value-type="float">
            <text:p>17338</text:p>
          </table:table-cell>
        </table:table-row>
        <table:table-row table:style-name="ro1">
          <table:table-cell office:value-type="float" office:value="39872962" calcext:value-type="float">
            <text:p>39872962</text:p>
          </table:table-cell>
          <table:table-cell office:value-type="float" office:value="33021" calcext:value-type="float">
            <text:p>33021</text:p>
          </table:table-cell>
        </table:table-row>
        <table:table-row table:style-name="ro1">
          <table:table-cell office:value-type="float" office:value="39259179" calcext:value-type="float">
            <text:p>39259179</text:p>
          </table:table-cell>
          <table:table-cell office:value-type="float" office:value="17221" calcext:value-type="float">
            <text:p>17221</text:p>
          </table:table-cell>
        </table:table-row>
        <table:table-row table:style-name="ro1">
          <table:table-cell office:value-type="float" office:value="39850917" calcext:value-type="float">
            <text:p>39850917</text:p>
          </table:table-cell>
          <table:table-cell office:value-type="float" office:value="22445" calcext:value-type="float">
            <text:p>22445</text:p>
          </table:table-cell>
        </table:table-row>
        <table:table-row table:style-name="ro1">
          <table:table-cell office:value-type="float" office:value="39901703" calcext:value-type="float">
            <text:p>39901703</text:p>
          </table:table-cell>
          <table:table-cell office:value-type="float" office:value="16535" calcext:value-type="float">
            <text:p>16535</text:p>
          </table:table-cell>
        </table:table-row>
        <table:table-row table:style-name="ro1">
          <table:table-cell office:value-type="float" office:value="40728672" calcext:value-type="float">
            <text:p>40728672</text:p>
          </table:table-cell>
          <table:table-cell office:value-type="float" office:value="29329" calcext:value-type="float">
            <text:p>29329</text:p>
          </table:table-cell>
        </table:table-row>
        <table:table-row table:style-name="ro1">
          <table:table-cell office:value-type="float" office:value="39543582" calcext:value-type="float">
            <text:p>39543582</text:p>
          </table:table-cell>
          <table:table-cell office:value-type="float" office:value="25116" calcext:value-type="float">
            <text:p>25116</text:p>
          </table:table-cell>
        </table:table-row>
        <table:table-row table:style-name="ro1">
          <table:table-cell office:value-type="float" office:value="39637643" calcext:value-type="float">
            <text:p>39637643</text:p>
          </table:table-cell>
          <table:table-cell office:value-type="float" office:value="34792" calcext:value-type="float">
            <text:p>34792</text:p>
          </table:table-cell>
        </table:table-row>
        <table:table-row table:style-name="ro1">
          <table:table-cell office:value-type="float" office:value="39902481" calcext:value-type="float">
            <text:p>39902481</text:p>
          </table:table-cell>
          <table:table-cell office:value-type="float" office:value="16868" calcext:value-type="float">
            <text:p>16868</text:p>
          </table:table-cell>
        </table:table-row>
        <table:table-row table:style-name="ro1">
          <table:table-cell office:value-type="float" office:value="40786068" calcext:value-type="float">
            <text:p>40786068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float" office:value="39192981" calcext:value-type="float">
            <text:p>39192981</text:p>
          </table:table-cell>
          <table:table-cell office:value-type="float" office:value="32375" calcext:value-type="float">
            <text:p>32375</text:p>
          </table:table-cell>
        </table:table-row>
        <table:table-row table:style-name="ro1">
          <table:table-cell office:value-type="float" office:value="40563778" calcext:value-type="float">
            <text:p>40563778</text:p>
          </table:table-cell>
          <table:table-cell office:value-type="float" office:value="19805" calcext:value-type="float">
            <text:p>19805</text:p>
          </table:table-cell>
        </table:table-row>
        <table:table-row table:style-name="ro1">
          <table:table-cell office:value-type="float" office:value="39368822" calcext:value-type="float">
            <text:p>39368822</text:p>
          </table:table-cell>
          <table:table-cell office:value-type="float" office:value="22608" calcext:value-type="float">
            <text:p>22608</text:p>
          </table:table-cell>
        </table:table-row>
        <table:table-row table:style-name="ro1">
          <table:table-cell office:value-type="float" office:value="39857801" calcext:value-type="float">
            <text:p>39857801</text:p>
          </table:table-cell>
          <table:table-cell office:value-type="float" office:value="32197" calcext:value-type="float">
            <text:p>32197</text:p>
          </table:table-cell>
        </table:table-row>
        <table:table-row table:style-name="ro1">
          <table:table-cell office:value-type="float" office:value="39951962" calcext:value-type="float">
            <text:p>39951962</text:p>
          </table:table-cell>
          <table:table-cell office:value-type="float" office:value="16965" calcext:value-type="float">
            <text:p>16965</text:p>
          </table:table-cell>
        </table:table-row>
        <table:table-row table:style-name="ro1">
          <table:table-cell office:value-type="float" office:value="39991497" calcext:value-type="float">
            <text:p>39991497</text:p>
          </table:table-cell>
          <table:table-cell office:value-type="float" office:value="21542" calcext:value-type="float">
            <text:p>21542</text:p>
          </table:table-cell>
        </table:table-row>
        <table:table-row table:style-name="ro1">
          <table:table-cell office:value-type="float" office:value="40171743" calcext:value-type="float">
            <text:p>40171743</text:p>
          </table:table-cell>
          <table:table-cell office:value-type="float" office:value="25709" calcext:value-type="float">
            <text:p>25709</text:p>
          </table:table-cell>
        </table:table-row>
        <table:table-row table:style-name="ro1">
          <table:table-cell office:value-type="float" office:value="39714324" calcext:value-type="float">
            <text:p>39714324</text:p>
          </table:table-cell>
          <table:table-cell office:value-type="float" office:value="17693" calcext:value-type="float">
            <text:p>17693</text:p>
          </table:table-cell>
        </table:table-row>
        <table:table-row table:style-name="ro1">
          <table:table-cell office:value-type="float" office:value="39964896" calcext:value-type="float">
            <text:p>39964896</text:p>
          </table:table-cell>
          <table:table-cell office:value-type="float" office:value="17502" calcext:value-type="float">
            <text:p>17502</text:p>
          </table:table-cell>
        </table:table-row>
        <table:table-row table:style-name="ro1">
          <table:table-cell office:value-type="float" office:value="40342670" calcext:value-type="float">
            <text:p>40342670</text:p>
          </table:table-cell>
          <table:table-cell office:value-type="float" office:value="31894" calcext:value-type="float">
            <text:p>31894</text:p>
          </table:table-cell>
        </table:table-row>
        <table:table-row table:style-name="ro1">
          <table:table-cell office:value-type="float" office:value="39856495" calcext:value-type="float">
            <text:p>39856495</text:p>
          </table:table-cell>
          <table:table-cell office:value-type="float" office:value="16083" calcext:value-type="float">
            <text:p>16083</text:p>
          </table:table-cell>
        </table:table-row>
        <table:table-row table:style-name="ro1">
          <table:table-cell office:value-type="float" office:value="39650897" calcext:value-type="float">
            <text:p>39650897</text:p>
          </table:table-cell>
          <table:table-cell office:value-type="float" office:value="20526" calcext:value-type="float">
            <text:p>20526</text:p>
          </table:table-cell>
        </table:table-row>
        <table:table-row table:style-name="ro1">
          <table:table-cell office:value-type="float" office:value="40150636" calcext:value-type="float">
            <text:p>40150636</text:p>
          </table:table-cell>
          <table:table-cell office:value-type="float" office:value="22599" calcext:value-type="float">
            <text:p>22599</text:p>
          </table:table-cell>
        </table:table-row>
        <table:table-row table:style-name="ro1">
          <table:table-cell office:value-type="float" office:value="39850945" calcext:value-type="float">
            <text:p>39850945</text:p>
          </table:table-cell>
          <table:table-cell office:value-type="float" office:value="16666" calcext:value-type="float">
            <text:p>16666</text:p>
          </table:table-cell>
        </table:table-row>
        <table:table-row table:style-name="ro1">
          <table:table-cell office:value-type="float" office:value="40562587" calcext:value-type="float">
            <text:p>40562587</text:p>
          </table:table-cell>
          <table:table-cell office:value-type="float" office:value="15154" calcext:value-type="float">
            <text:p>15154</text:p>
          </table:table-cell>
        </table:table-row>
        <table:table-row table:style-name="ro1">
          <table:table-cell office:value-type="float" office:value="39846734" calcext:value-type="float">
            <text:p>39846734</text:p>
          </table:table-cell>
          <table:table-cell office:value-type="float" office:value="69173" calcext:value-type="float">
            <text:p>69173</text:p>
          </table:table-cell>
        </table:table-row>
        <table:table-row table:style-name="ro1">
          <table:table-cell office:value-type="float" office:value="39338138" calcext:value-type="float">
            <text:p>39338138</text:p>
          </table:table-cell>
          <table:table-cell office:value-type="float" office:value="18003" calcext:value-type="float">
            <text:p>18003</text:p>
          </table:table-cell>
        </table:table-row>
        <table:table-row table:style-name="ro1">
          <table:table-cell office:value-type="float" office:value="40069973" calcext:value-type="float">
            <text:p>40069973</text:p>
          </table:table-cell>
          <table:table-cell office:value-type="float" office:value="18858" calcext:value-type="float">
            <text:p>18858</text:p>
          </table:table-cell>
        </table:table-row>
        <table:table-row table:style-name="ro1">
          <table:table-cell office:value-type="float" office:value="39939982" calcext:value-type="float">
            <text:p>39939982</text:p>
          </table:table-cell>
          <table:table-cell office:value-type="float" office:value="17579" calcext:value-type="float">
            <text:p>17579</text:p>
          </table:table-cell>
        </table:table-row>
        <table:table-row table:style-name="ro1">
          <table:table-cell office:value-type="float" office:value="39968502" calcext:value-type="float">
            <text:p>39968502</text:p>
          </table:table-cell>
          <table:table-cell office:value-type="float" office:value="17517" calcext:value-type="float">
            <text:p>17517</text:p>
          </table:table-cell>
        </table:table-row>
        <table:table-row table:style-name="ro1">
          <table:table-cell office:value-type="float" office:value="40712709" calcext:value-type="float">
            <text:p>40712709</text:p>
          </table:table-cell>
          <table:table-cell office:value-type="float" office:value="30821" calcext:value-type="float">
            <text:p>30821</text:p>
          </table:table-cell>
        </table:table-row>
        <table:table-row table:style-name="ro1">
          <table:table-cell office:value-type="float" office:value="39162607" calcext:value-type="float">
            <text:p>39162607</text:p>
          </table:table-cell>
          <table:table-cell office:value-type="float" office:value="22442" calcext:value-type="float">
            <text:p>22442</text:p>
          </table:table-cell>
        </table:table-row>
        <table:table-row table:style-name="ro1">
          <table:table-cell office:value-type="float" office:value="40008047" calcext:value-type="float">
            <text:p>40008047</text:p>
          </table:table-cell>
          <table:table-cell office:value-type="float" office:value="23141" calcext:value-type="float">
            <text:p>23141</text:p>
          </table:table-cell>
        </table:table-row>
        <table:table-row table:style-name="ro1">
          <table:table-cell office:value-type="float" office:value="39993738" calcext:value-type="float">
            <text:p>39993738</text:p>
          </table:table-cell>
          <table:table-cell office:value-type="float" office:value="21167" calcext:value-type="float">
            <text:p>21167</text:p>
          </table:table-cell>
        </table:table-row>
        <table:table-row table:style-name="ro1">
          <table:table-cell office:value-type="float" office:value="40788368" calcext:value-type="float">
            <text:p>40788368</text:p>
          </table:table-cell>
          <table:table-cell office:value-type="float" office:value="37491" calcext:value-type="float">
            <text:p>37491</text:p>
          </table:table-cell>
        </table:table-row>
        <table:table-row table:style-name="ro1">
          <table:table-cell office:value-type="float" office:value="39361484" calcext:value-type="float">
            <text:p>39361484</text:p>
          </table:table-cell>
          <table:table-cell office:value-type="float" office:value="35677" calcext:value-type="float">
            <text:p>35677</text:p>
          </table:table-cell>
        </table:table-row>
        <table:table-row table:style-name="ro1">
          <table:table-cell office:value-type="float" office:value="39747756" calcext:value-type="float">
            <text:p>39747756</text:p>
          </table:table-cell>
          <table:table-cell office:value-type="float" office:value="60485" calcext:value-type="float">
            <text:p>60485</text:p>
          </table:table-cell>
        </table:table-row>
        <table:table-row table:style-name="ro1">
          <table:table-cell office:value-type="float" office:value="39854730" calcext:value-type="float">
            <text:p>39854730</text:p>
          </table:table-cell>
          <table:table-cell office:value-type="float" office:value="25582" calcext:value-type="float">
            <text:p>25582</text:p>
          </table:table-cell>
        </table:table-row>
        <table:table-row table:style-name="ro1">
          <table:table-cell office:value-type="float" office:value="39823528" calcext:value-type="float">
            <text:p>39823528</text:p>
          </table:table-cell>
          <table:table-cell office:value-type="float" office:value="17260" calcext:value-type="float">
            <text:p>17260</text:p>
          </table:table-cell>
        </table:table-row>
        <table:table-row table:style-name="ro1">
          <table:table-cell office:value-type="float" office:value="39964968" calcext:value-type="float">
            <text:p>39964968</text:p>
          </table:table-cell>
          <table:table-cell office:value-type="float" office:value="17873" calcext:value-type="float">
            <text:p>17873</text:p>
          </table:table-cell>
        </table:table-row>
        <table:table-row table:style-name="ro1">
          <table:table-cell office:value-type="float" office:value="40784461" calcext:value-type="float">
            <text:p>40784461</text:p>
          </table:table-cell>
          <table:table-cell office:value-type="float" office:value="15546" calcext:value-type="float">
            <text:p>15546</text:p>
          </table:table-cell>
        </table:table-row>
        <table:table-row table:style-name="ro1">
          <table:table-cell office:value-type="float" office:value="39146421" calcext:value-type="float">
            <text:p>39146421</text:p>
          </table:table-cell>
          <table:table-cell office:value-type="float" office:value="17659" calcext:value-type="float">
            <text:p>17659</text:p>
          </table:table-cell>
        </table:table-row>
        <table:table-row table:style-name="ro1">
          <table:table-cell office:value-type="float" office:value="40016147" calcext:value-type="float">
            <text:p>40016147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0539789" calcext:value-type="float">
            <text:p>40539789</text:p>
          </table:table-cell>
          <table:table-cell office:value-type="float" office:value="39346" calcext:value-type="float">
            <text:p>39346</text:p>
          </table:table-cell>
        </table:table-row>
        <table:table-row table:style-name="ro1">
          <table:table-cell office:value-type="float" office:value="40179185" calcext:value-type="float">
            <text:p>40179185</text:p>
          </table:table-cell>
          <table:table-cell office:value-type="float" office:value="36885" calcext:value-type="float">
            <text:p>36885</text:p>
          </table:table-cell>
        </table:table-row>
        <table:table-row table:style-name="ro1">
          <table:table-cell office:value-type="float" office:value="39238262" calcext:value-type="float">
            <text:p>39238262</text:p>
          </table:table-cell>
          <table:table-cell office:value-type="float" office:value="33508" calcext:value-type="float">
            <text:p>33508</text:p>
          </table:table-cell>
        </table:table-row>
        <table:table-row table:style-name="ro1">
          <table:table-cell office:value-type="float" office:value="39793606" calcext:value-type="float">
            <text:p>39793606</text:p>
          </table:table-cell>
          <table:table-cell office:value-type="float" office:value="22306" calcext:value-type="float">
            <text:p>22306</text:p>
          </table:table-cell>
        </table:table-row>
        <table:table-row table:style-name="ro1">
          <table:table-cell office:value-type="float" office:value="39891837" calcext:value-type="float">
            <text:p>39891837</text:p>
          </table:table-cell>
          <table:table-cell office:value-type="float" office:value="17642" calcext:value-type="float">
            <text:p>17642</text:p>
          </table:table-cell>
        </table:table-row>
        <table:table-row table:style-name="ro1">
          <table:table-cell office:value-type="float" office:value="40245712" calcext:value-type="float">
            <text:p>40245712</text:p>
          </table:table-cell>
          <table:table-cell office:value-type="float" office:value="32135" calcext:value-type="float">
            <text:p>32135</text:p>
          </table:table-cell>
        </table:table-row>
        <table:table-row table:style-name="ro1">
          <table:table-cell office:value-type="float" office:value="40513108" calcext:value-type="float">
            <text:p>40513108</text:p>
          </table:table-cell>
          <table:table-cell office:value-type="float" office:value="17992" calcext:value-type="float">
            <text:p>17992</text:p>
          </table:table-cell>
        </table:table-row>
        <table:table-row table:style-name="ro1">
          <table:table-cell office:value-type="float" office:value="39165246" calcext:value-type="float">
            <text:p>39165246</text:p>
          </table:table-cell>
          <table:table-cell office:value-type="float" office:value="17465" calcext:value-type="float">
            <text:p>17465</text:p>
          </table:table-cell>
        </table:table-row>
        <table:table-row table:style-name="ro1">
          <table:table-cell office:value-type="float" office:value="40164547" calcext:value-type="float">
            <text:p>40164547</text:p>
          </table:table-cell>
          <table:table-cell office:value-type="float" office:value="17481" calcext:value-type="float">
            <text:p>17481</text:p>
          </table:table-cell>
        </table:table-row>
        <table:table-row table:style-name="ro1">
          <table:table-cell office:value-type="float" office:value="39801503" calcext:value-type="float">
            <text:p>39801503</text:p>
          </table:table-cell>
          <table:table-cell office:value-type="float" office:value="22565" calcext:value-type="float">
            <text:p>22565</text:p>
          </table:table-cell>
        </table:table-row>
        <table:table-row table:style-name="ro1">
          <table:table-cell office:value-type="float" office:value="40176204" calcext:value-type="float">
            <text:p>40176204</text:p>
          </table:table-cell>
          <table:table-cell office:value-type="float" office:value="24381" calcext:value-type="float">
            <text:p>24381</text:p>
          </table:table-cell>
        </table:table-row>
        <table:table-row table:style-name="ro1">
          <table:table-cell office:value-type="float" office:value="39686086" calcext:value-type="float">
            <text:p>39686086</text:p>
          </table:table-cell>
          <table:table-cell office:value-type="float" office:value="49608" calcext:value-type="float">
            <text:p>49608</text:p>
          </table:table-cell>
        </table:table-row>
        <table:table-row table:style-name="ro1">
          <table:table-cell office:value-type="float" office:value="40137721" calcext:value-type="float">
            <text:p>40137721</text:p>
          </table:table-cell>
          <table:table-cell office:value-type="float" office:value="16042" calcext:value-type="float">
            <text:p>16042</text:p>
          </table:table-cell>
        </table:table-row>
        <table:table-row table:style-name="ro1">
          <table:table-cell office:value-type="float" office:value="40320694" calcext:value-type="float">
            <text:p>40320694</text:p>
          </table:table-cell>
          <table:table-cell office:value-type="float" office:value="36330" calcext:value-type="float">
            <text:p>36330</text:p>
          </table:table-cell>
        </table:table-row>
        <table:table-row table:style-name="ro1">
          <table:table-cell office:value-type="float" office:value="40174874" calcext:value-type="float">
            <text:p>40174874</text:p>
          </table:table-cell>
          <table:table-cell office:value-type="float" office:value="1013492" calcext:value-type="float">
            <text:p>1013492</text:p>
          </table:table-cell>
        </table:table-row>
        <table:table-row table:style-name="ro1">
          <table:table-cell office:value-type="float" office:value="38383628" calcext:value-type="float">
            <text:p>38383628</text:p>
          </table:table-cell>
          <table:table-cell office:value-type="float" office:value="1476786" calcext:value-type="float">
            <text:p>1476786</text:p>
          </table:table-cell>
        </table:table-row>
        <table:table-row table:style-name="ro1">
          <table:table-cell office:value-type="float" office:value="38913907" calcext:value-type="float">
            <text:p>38913907</text:p>
          </table:table-cell>
          <table:table-cell office:value-type="float" office:value="1175413" calcext:value-type="float">
            <text:p>1175413</text:p>
          </table:table-cell>
        </table:table-row>
        <table:table-row table:style-name="ro1">
          <table:table-cell office:value-type="float" office:value="39008571" calcext:value-type="float">
            <text:p>39008571</text:p>
          </table:table-cell>
          <table:table-cell office:value-type="float" office:value="1108502" calcext:value-type="float">
            <text:p>1108502</text:p>
          </table:table-cell>
        </table:table-row>
        <table:table-row table:style-name="ro1">
          <table:table-cell office:value-type="float" office:value="38838863" calcext:value-type="float">
            <text:p>38838863</text:p>
          </table:table-cell>
          <table:table-cell office:value-type="float" office:value="1413115" calcext:value-type="float">
            <text:p>1413115</text:p>
          </table:table-cell>
        </table:table-row>
        <table:table-row table:style-name="ro1">
          <table:table-cell office:value-type="float" office:value="37763937" calcext:value-type="float">
            <text:p>37763937</text:p>
          </table:table-cell>
          <table:table-cell office:value-type="float" office:value="2406403" calcext:value-type="float">
            <text:p>2406403</text:p>
          </table:table-cell>
        </table:table-row>
        <table:table-row table:style-name="ro1">
          <table:table-cell office:value-type="float" office:value="37800682" calcext:value-type="float">
            <text:p>37800682</text:p>
          </table:table-cell>
          <table:table-cell office:value-type="float" office:value="1132693" calcext:value-type="float">
            <text:p>1132693</text:p>
          </table:table-cell>
        </table:table-row>
        <table:table-row table:style-name="ro1">
          <table:table-cell office:value-type="float" office:value="38684150" calcext:value-type="float">
            <text:p>38684150</text:p>
          </table:table-cell>
          <table:table-cell office:value-type="float" office:value="1190600" calcext:value-type="float">
            <text:p>1190600</text:p>
          </table:table-cell>
        </table:table-row>
        <table:table-row table:style-name="ro1">
          <table:table-cell office:value-type="float" office:value="38827160" calcext:value-type="float">
            <text:p>38827160</text:p>
          </table:table-cell>
          <table:table-cell office:value-type="float" office:value="8523933" calcext:value-type="float">
            <text:p>8523933</text:p>
          </table:table-cell>
        </table:table-row>
        <table:table-row table:style-name="ro1">
          <table:table-cell office:value-type="float" office:value="32043580" calcext:value-type="float">
            <text:p>32043580</text:p>
          </table:table-cell>
          <table:table-cell office:value-type="float" office:value="11700106" calcext:value-type="float">
            <text:p>11700106</text:p>
          </table:table-cell>
        </table:table-row>
        <table:table-row table:style-name="ro1">
          <table:table-cell office:value-type="float" office:value="67708748" calcext:value-type="float">
            <text:p>67708748</text:p>
          </table:table-cell>
          <table:table-cell office:value-type="float" office:value="4330364" calcext:value-type="float">
            <text:p>4330364</text:p>
          </table:table-cell>
        </table:table-row>
        <table:table-row table:style-name="ro1">
          <table:table-cell office:value-type="float" office:value="35728608" calcext:value-type="float">
            <text:p>35728608</text:p>
          </table:table-cell>
          <table:table-cell office:value-type="float" office:value="1397170" calcext:value-type="float">
            <text:p>1397170</text:p>
          </table:table-cell>
        </table:table-row>
        <table:table-row table:style-name="ro1">
          <table:table-cell office:value-type="float" office:value="38958741" calcext:value-type="float">
            <text:p>38958741</text:p>
          </table:table-cell>
          <table:table-cell office:value-type="float" office:value="1911346" calcext:value-type="float">
            <text:p>1911346</text:p>
          </table:table-cell>
        </table:table-row>
        <table:table-row table:style-name="ro1">
          <table:table-cell office:value-type="float" office:value="37974765" calcext:value-type="float">
            <text:p>37974765</text:p>
          </table:table-cell>
          <table:table-cell office:value-type="float" office:value="12345027" calcext:value-type="float">
            <text:p>12345027</text:p>
          </table:table-cell>
        </table:table-row>
        <table:table-row table:style-name="ro1">
          <table:table-cell office:value-type="float" office:value="27044719" calcext:value-type="float">
            <text:p>27044719</text:p>
          </table:table-cell>
          <table:table-cell office:value-type="float" office:value="4799789" calcext:value-type="float">
            <text:p>4799789</text:p>
          </table:table-cell>
        </table:table-row>
        <table:table-row table:style-name="ro1">
          <table:table-cell office:value-type="float" office:value="34906513" calcext:value-type="float">
            <text:p>34906513</text:p>
          </table:table-cell>
          <table:table-cell office:value-type="float" office:value="1939174" calcext:value-type="float">
            <text:p>1939174</text:p>
          </table:table-cell>
        </table:table-row>
        <table:table-row table:style-name="ro1">
          <table:table-cell office:value-type="float" office:value="38634486" calcext:value-type="float">
            <text:p>38634486</text:p>
          </table:table-cell>
          <table:table-cell office:value-type="float" office:value="2222976" calcext:value-type="float">
            <text:p>2222976</text:p>
          </table:table-cell>
        </table:table-row>
        <table:table-row table:style-name="ro1">
          <table:table-cell office:value-type="float" office:value="37936380" calcext:value-type="float">
            <text:p>37936380</text:p>
          </table:table-cell>
          <table:table-cell office:value-type="float" office:value="2705475" calcext:value-type="float">
            <text:p>2705475</text:p>
          </table:table-cell>
        </table:table-row>
        <table:table-row table:style-name="ro1">
          <table:table-cell office:value-type="float" office:value="36761565" calcext:value-type="float">
            <text:p>36761565</text:p>
          </table:table-cell>
          <table:table-cell office:value-type="float" office:value="11837589" calcext:value-type="float">
            <text:p>11837589</text:p>
          </table:table-cell>
        </table:table-row>
        <table:table-row table:style-name="ro1">
          <table:table-cell office:value-type="float" office:value="28659841" calcext:value-type="float">
            <text:p>28659841</text:p>
          </table:table-cell>
          <table:table-cell office:value-type="float" office:value="28375137" calcext:value-type="float">
            <text:p>28375137</text:p>
          </table:table-cell>
        </table:table-row>
        <table:table-row table:style-name="ro1">
          <table:table-cell office:value-type="float" office:value="70863914" calcext:value-type="float">
            <text:p>70863914</text:p>
          </table:table-cell>
          <table:table-cell office:value-type="float" office:value="12869413" calcext:value-type="float">
            <text:p>12869413</text:p>
          </table:table-cell>
        </table:table-row>
        <table:table-row table:style-name="ro1">
          <table:table-cell office:value-type="float" office:value="49320844" calcext:value-type="float">
            <text:p>49320844</text:p>
          </table:table-cell>
          <table:table-cell office:value-type="float" office:value="3015531" calcext:value-type="float">
            <text:p>3015531</text:p>
          </table:table-cell>
        </table:table-row>
        <table:table-row table:style-name="ro1">
          <table:table-cell office:value-type="float" office:value="14596442" calcext:value-type="float">
            <text:p>14596442</text:p>
          </table:table-cell>
          <table:table-cell office:value-type="float" office:value="4283040" calcext:value-type="float">
            <text:p>4283040</text:p>
          </table:table-cell>
        </table:table-row>
        <table:table-row table:style-name="ro1">
          <table:table-cell office:value-type="float" office:value="36042023" calcext:value-type="float">
            <text:p>36042023</text:p>
          </table:table-cell>
          <table:table-cell office:value-type="float" office:value="4157944" calcext:value-type="float">
            <text:p>4157944</text:p>
          </table:table-cell>
        </table:table-row>
        <table:table-row table:style-name="ro1">
          <table:table-cell office:value-type="float" office:value="35760996" calcext:value-type="float">
            <text:p>35760996</text:p>
          </table:table-cell>
          <table:table-cell office:value-type="float" office:value="2148749" calcext:value-type="float">
            <text:p>2148749</text:p>
          </table:table-cell>
        </table:table-row>
        <table:table-row table:style-name="ro1">
          <table:table-cell office:value-type="float" office:value="37737321" calcext:value-type="float">
            <text:p>37737321</text:p>
          </table:table-cell>
          <table:table-cell office:value-type="float" office:value="4003676" calcext:value-type="float">
            <text:p>4003676</text:p>
          </table:table-cell>
        </table:table-row>
        <table:table-row table:style-name="ro1">
          <table:table-cell office:value-type="float" office:value="35765076" calcext:value-type="float">
            <text:p>35765076</text:p>
          </table:table-cell>
          <table:table-cell office:value-type="float" office:value="4056310" calcext:value-type="float">
            <text:p>4056310</text:p>
          </table:table-cell>
        </table:table-row>
        <table:table-row table:style-name="ro1">
          <table:table-cell office:value-type="float" office:value="35763443" calcext:value-type="float">
            <text:p>35763443</text:p>
          </table:table-cell>
          <table:table-cell office:value-type="float" office:value="1881320" calcext:value-type="float">
            <text:p>1881320</text:p>
          </table:table-cell>
        </table:table-row>
        <table:table-row table:style-name="ro1">
          <table:table-cell office:value-type="float" office:value="38823194" calcext:value-type="float">
            <text:p>38823194</text:p>
          </table:table-cell>
          <table:table-cell office:value-type="float" office:value="1252896" calcext:value-type="float">
            <text:p>1252896</text:p>
          </table:table-cell>
        </table:table-row>
        <table:table-row table:style-name="ro1">
          <table:table-cell office:value-type="float" office:value="37930484" calcext:value-type="float">
            <text:p>37930484</text:p>
          </table:table-cell>
          <table:table-cell office:value-type="float" office:value="5311567" calcext:value-type="float">
            <text:p>5311567</text:p>
          </table:table-cell>
        </table:table-row>
        <table:table-row table:style-name="ro1">
          <table:table-cell office:value-type="float" office:value="35512996" calcext:value-type="float">
            <text:p>35512996</text:p>
          </table:table-cell>
          <table:table-cell office:value-type="float" office:value="1295286" calcext:value-type="float">
            <text:p>1295286</text:p>
          </table:table-cell>
        </table:table-row>
        <table:table-row table:style-name="ro1">
          <table:table-cell office:value-type="float" office:value="37918992" calcext:value-type="float">
            <text:p>37918992</text:p>
          </table:table-cell>
          <table:table-cell office:value-type="float" office:value="1653829" calcext:value-type="float">
            <text:p>1653829</text:p>
          </table:table-cell>
        </table:table-row>
        <table:table-row table:style-name="ro1">
          <table:table-cell office:value-type="float" office:value="38867246" calcext:value-type="float">
            <text:p>38867246</text:p>
          </table:table-cell>
          <table:table-cell office:value-type="float" office:value="5290460" calcext:value-type="float">
            <text:p>5290460</text:p>
          </table:table-cell>
        </table:table-row>
        <table:table-row table:style-name="ro1">
          <table:table-cell office:value-type="float" office:value="34766519" calcext:value-type="float">
            <text:p>34766519</text:p>
          </table:table-cell>
          <table:table-cell office:value-type="float" office:value="12198928" calcext:value-type="float">
            <text:p>12198928</text:p>
          </table:table-cell>
        </table:table-row>
        <table:table-row table:style-name="ro1">
          <table:table-cell office:value-type="float" office:value="27958329" calcext:value-type="float">
            <text:p>27958329</text:p>
          </table:table-cell>
          <table:table-cell office:value-type="float" office:value="14854398" calcext:value-type="float">
            <text:p>14854398</text:p>
          </table:table-cell>
        </table:table-row>
        <table:table-row table:style-name="ro1">
          <table:table-cell office:value-type="float" office:value="109920682" calcext:value-type="float">
            <text:p>109920682</text:p>
          </table:table-cell>
          <table:table-cell office:value-type="float" office:value="2577742" calcext:value-type="float">
            <text:p>2577742</text:p>
          </table:table-cell>
        </table:table-row>
        <table:table-row table:style-name="ro1">
          <table:table-cell office:value-type="float" office:value="36063403" calcext:value-type="float">
            <text:p>36063403</text:p>
          </table:table-cell>
          <table:table-cell office:value-type="float" office:value="4894654" calcext:value-type="float">
            <text:p>4894654</text:p>
          </table:table-cell>
        </table:table-row>
        <table:table-row table:style-name="ro1">
          <table:table-cell office:value-type="float" office:value="34911400" calcext:value-type="float">
            <text:p>34911400</text:p>
          </table:table-cell>
          <table:table-cell office:value-type="float" office:value="8932149" calcext:value-type="float">
            <text:p>8932149</text:p>
          </table:table-cell>
        </table:table-row>
        <table:table-row table:style-name="ro1">
          <table:table-cell office:value-type="float" office:value="31695943" calcext:value-type="float">
            <text:p>31695943</text:p>
          </table:table-cell>
          <table:table-cell office:value-type="float" office:value="12825876" calcext:value-type="float">
            <text:p>12825876</text:p>
          </table:table-cell>
        </table:table-row>
        <table:table-row table:style-name="ro1">
          <table:table-cell office:value-type="float" office:value="31589546" calcext:value-type="float">
            <text:p>31589546</text:p>
          </table:table-cell>
          <table:table-cell office:value-type="float" office:value="13922575" calcext:value-type="float">
            <text:p>13922575</text:p>
          </table:table-cell>
        </table:table-row>
        <table:table-row table:style-name="ro1">
          <table:table-cell office:value-type="float" office:value="68533726" calcext:value-type="float">
            <text:p>68533726</text:p>
          </table:table-cell>
          <table:table-cell office:value-type="float" office:value="4920701" calcext:value-type="float">
            <text:p>4920701</text:p>
          </table:table-cell>
        </table:table-row>
        <table:table-row table:style-name="ro1">
          <table:table-cell office:value-type="float" office:value="34846001" calcext:value-type="float">
            <text:p>34846001</text:p>
          </table:table-cell>
          <table:table-cell office:value-type="float" office:value="5139625" calcext:value-type="float">
            <text:p>5139625</text:p>
          </table:table-cell>
        </table:table-row>
        <table:table-row table:style-name="ro1">
          <table:table-cell office:value-type="float" office:value="34813039" calcext:value-type="float">
            <text:p>34813039</text:p>
          </table:table-cell>
          <table:table-cell office:value-type="float" office:value="1650506" calcext:value-type="float">
            <text:p>1650506</text:p>
          </table:table-cell>
        </table:table-row>
        <table:table-row table:style-name="ro1">
          <table:table-cell office:value-type="float" office:value="38837614" calcext:value-type="float">
            <text:p>38837614</text:p>
          </table:table-cell>
          <table:table-cell office:value-type="float" office:value="7693339" calcext:value-type="float">
            <text:p>7693339</text:p>
          </table:table-cell>
        </table:table-row>
        <table:table-row table:style-name="ro1">
          <table:table-cell office:value-type="float" office:value="32560455" calcext:value-type="float">
            <text:p>32560455</text:p>
          </table:table-cell>
          <table:table-cell office:value-type="float" office:value="1396487" calcext:value-type="float">
            <text:p>1396487</text:p>
          </table:table-cell>
        </table:table-row>
        <table:table-row table:style-name="ro1">
          <table:table-cell office:value-type="float" office:value="37962803" calcext:value-type="float">
            <text:p>37962803</text:p>
          </table:table-cell>
          <table:table-cell office:value-type="float" office:value="15407756" calcext:value-type="float">
            <text:p>15407756</text:p>
          </table:table-cell>
        </table:table-row>
        <table:table-row table:style-name="ro1">
          <table:table-cell office:value-type="float" office:value="53329586" calcext:value-type="float">
            <text:p>53329586</text:p>
          </table:table-cell>
          <table:table-cell office:value-type="float" office:value="5574177" calcext:value-type="float">
            <text:p>5574177</text:p>
          </table:table-cell>
        </table:table-row>
        <table:table-row table:style-name="ro1">
          <table:table-cell office:value-type="float" office:value="24152889" calcext:value-type="float">
            <text:p>24152889</text:p>
          </table:table-cell>
          <table:table-cell office:value-type="float" office:value="3374400" calcext:value-type="float">
            <text:p>3374400</text:p>
          </table:table-cell>
        </table:table-row>
        <table:table-row table:style-name="ro1">
          <table:table-cell office:value-type="float" office:value="25742908" calcext:value-type="float">
            <text:p>25742908</text:p>
          </table:table-cell>
          <table:table-cell office:value-type="float" office:value="2849711" calcext:value-type="float">
            <text:p>2849711</text:p>
          </table:table-cell>
        </table:table-row>
        <table:table-row table:style-name="ro1">
          <table:table-cell office:value-type="float" office:value="29887202" calcext:value-type="float">
            <text:p>29887202</text:p>
          </table:table-cell>
          <table:table-cell office:value-type="float" office:value="5356233" calcext:value-type="float">
            <text:p>5356233</text:p>
          </table:table-cell>
        </table:table-row>
        <table:table-row table:style-name="ro1">
          <table:table-cell office:value-type="float" office:value="34812544" calcext:value-type="float">
            <text:p>34812544</text:p>
          </table:table-cell>
          <table:table-cell office:value-type="float" office:value="1424565" calcext:value-type="float">
            <text:p>1424565</text:p>
          </table:table-cell>
        </table:table-row>
        <table:table-row table:style-name="ro1">
          <table:table-cell office:value-type="float" office:value="37830918" calcext:value-type="float">
            <text:p>37830918</text:p>
          </table:table-cell>
          <table:table-cell office:value-type="float" office:value="1841536" calcext:value-type="float">
            <text:p>1841536</text:p>
          </table:table-cell>
        </table:table-row>
        <table:table-row table:style-name="ro1">
          <table:table-cell office:value-type="float" office:value="37975285" calcext:value-type="float">
            <text:p>37975285</text:p>
          </table:table-cell>
          <table:table-cell office:value-type="float" office:value="1730842" calcext:value-type="float">
            <text:p>1730842</text:p>
          </table:table-cell>
        </table:table-row>
        <table:table-row table:style-name="ro1">
          <table:table-cell office:value-type="float" office:value="38686503" calcext:value-type="float">
            <text:p>38686503</text:p>
          </table:table-cell>
          <table:table-cell office:value-type="float" office:value="2383093" calcext:value-type="float">
            <text:p>2383093</text:p>
          </table:table-cell>
        </table:table-row>
        <table:table-row table:style-name="ro1">
          <table:table-cell office:value-type="float" office:value="37884538" calcext:value-type="float">
            <text:p>37884538</text:p>
          </table:table-cell>
          <table:table-cell office:value-type="float" office:value="3451296" calcext:value-type="float">
            <text:p>3451296</text:p>
          </table:table-cell>
        </table:table-row>
        <table:table-row table:style-name="ro1">
          <table:table-cell office:value-type="float" office:value="35981350" calcext:value-type="float">
            <text:p>35981350</text:p>
          </table:table-cell>
          <table:table-cell office:value-type="float" office:value="2718258" calcext:value-type="float">
            <text:p>2718258</text:p>
          </table:table-cell>
        </table:table-row>
        <table:table-row table:style-name="ro1">
          <table:table-cell office:value-type="float" office:value="37498697" calcext:value-type="float">
            <text:p>37498697</text:p>
          </table:table-cell>
          <table:table-cell office:value-type="float" office:value="3259790" calcext:value-type="float">
            <text:p>3259790</text:p>
          </table:table-cell>
        </table:table-row>
        <table:table-row table:style-name="ro1">
          <table:table-cell office:value-type="float" office:value="45364062" calcext:value-type="float">
            <text:p>45364062</text:p>
          </table:table-cell>
          <table:table-cell office:value-type="float" office:value="1433710" calcext:value-type="float">
            <text:p>1433710</text:p>
          </table:table-cell>
        </table:table-row>
        <table:table-row table:style-name="ro1">
          <table:table-cell office:value-type="float" office:value="78106344" calcext:value-type="float">
            <text:p>78106344</text:p>
          </table:table-cell>
          <table:table-cell office:value-type="float" office:value="8188877" calcext:value-type="float">
            <text:p>8188877</text:p>
          </table:table-cell>
        </table:table-row>
        <table:table-row table:style-name="ro1">
          <table:table-cell office:value-type="float" office:value="71333227" calcext:value-type="float">
            <text:p>71333227</text:p>
          </table:table-cell>
          <table:table-cell office:value-type="float" office:value="6601680" calcext:value-type="float">
            <text:p>6601680</text:p>
          </table:table-cell>
        </table:table-row>
        <table:table-row table:style-name="ro1">
          <table:table-cell office:value-type="float" office:value="33124797" calcext:value-type="float">
            <text:p>33124797</text:p>
          </table:table-cell>
          <table:table-cell office:value-type="float" office:value="4198218" calcext:value-type="float">
            <text:p>4198218</text:p>
          </table:table-cell>
        </table:table-row>
        <table:table-row table:style-name="ro1">
          <table:table-cell office:value-type="float" office:value="35863709" calcext:value-type="float">
            <text:p>35863709</text:p>
          </table:table-cell>
          <table:table-cell office:value-type="float" office:value="3217184" calcext:value-type="float">
            <text:p>3217184</text:p>
          </table:table-cell>
        </table:table-row>
        <table:table-row table:style-name="ro1">
          <table:table-cell office:value-type="float" office:value="36691668" calcext:value-type="float">
            <text:p>36691668</text:p>
          </table:table-cell>
          <table:table-cell office:value-type="float" office:value="2244710" calcext:value-type="float">
            <text:p>2244710</text:p>
          </table:table-cell>
        </table:table-row>
        <table:table-row table:style-name="ro1">
          <table:table-cell office:value-type="float" office:value="37694584" calcext:value-type="float">
            <text:p>37694584</text:p>
          </table:table-cell>
          <table:table-cell office:value-type="float" office:value="1407806" calcext:value-type="float">
            <text:p>1407806</text:p>
          </table:table-cell>
        </table:table-row>
        <table:table-row table:style-name="ro1">
          <table:table-cell office:value-type="float" office:value="38453235" calcext:value-type="float">
            <text:p>38453235</text:p>
          </table:table-cell>
          <table:table-cell office:value-type="float" office:value="1288208" calcext:value-type="float">
            <text:p>1288208</text:p>
          </table:table-cell>
        </table:table-row>
        <table:table-row table:style-name="ro1">
          <table:table-cell office:value-type="float" office:value="38688432" calcext:value-type="float">
            <text:p>38688432</text:p>
          </table:table-cell>
          <table:table-cell office:value-type="float" office:value="7064479" calcext:value-type="float">
            <text:p>7064479</text:p>
          </table:table-cell>
        </table:table-row>
        <table:table-row table:style-name="ro1">
          <table:table-cell office:value-type="float" office:value="33107055" calcext:value-type="float">
            <text:p>33107055</text:p>
          </table:table-cell>
          <table:table-cell office:value-type="float" office:value="7757545" calcext:value-type="float">
            <text:p>7757545</text:p>
          </table:table-cell>
        </table:table-row>
        <table:table-row table:style-name="ro1">
          <table:table-cell office:value-type="float" office:value="32827530" calcext:value-type="float">
            <text:p>32827530</text:p>
          </table:table-cell>
          <table:table-cell office:value-type="float" office:value="3516918" calcext:value-type="float">
            <text:p>3516918</text:p>
          </table:table-cell>
        </table:table-row>
        <table:table-row table:style-name="ro1">
          <table:table-cell office:value-type="float" office:value="42716559" calcext:value-type="float">
            <text:p>42716559</text:p>
          </table:table-cell>
          <table:table-cell office:value-type="float" office:value="12247256" calcext:value-type="float">
            <text:p>12247256</text:p>
          </table:table-cell>
        </table:table-row>
        <table:table-row table:style-name="ro1">
          <table:table-cell office:value-type="float" office:value="63198587" calcext:value-type="float">
            <text:p>63198587</text:p>
          </table:table-cell>
          <table:table-cell office:value-type="float" office:value="7134003" calcext:value-type="float">
            <text:p>7134003</text:p>
          </table:table-cell>
        </table:table-row>
        <table:table-row table:style-name="ro1">
          <table:table-cell office:value-type="float" office:value="90329870" calcext:value-type="float">
            <text:p>90329870</text:p>
          </table:table-cell>
          <table:table-cell office:value-type="float" office:value="22774249" calcext:value-type="float">
            <text:p>22774249</text:p>
          </table:table-cell>
        </table:table-row>
        <table:table-row table:style-name="ro1">
          <table:table-cell office:value-type="float" office:value="26327888" calcext:value-type="float">
            <text:p>26327888</text:p>
          </table:table-cell>
          <table:table-cell office:value-type="float" office:value="2199631" calcext:value-type="float">
            <text:p>2199631</text:p>
          </table:table-cell>
        </table:table-row>
        <table:table-row table:style-name="ro1">
          <table:table-cell office:value-type="float" office:value="28532853" calcext:value-type="float">
            <text:p>28532853</text:p>
          </table:table-cell>
          <table:table-cell office:value-type="float" office:value="5245664" calcext:value-type="float">
            <text:p>5245664</text:p>
          </table:table-cell>
        </table:table-row>
        <table:table-row table:style-name="ro1">
          <table:table-cell office:value-type="float" office:value="34441490" calcext:value-type="float">
            <text:p>34441490</text:p>
          </table:table-cell>
          <table:table-cell office:value-type="float" office:value="9674227" calcext:value-type="float">
            <text:p>9674227</text:p>
          </table:table-cell>
        </table:table-row>
        <table:table-row table:style-name="ro1">
          <table:table-cell office:value-type="float" office:value="30625274" calcext:value-type="float">
            <text:p>30625274</text:p>
          </table:table-cell>
          <table:table-cell office:value-type="float" office:value="6948261" calcext:value-type="float">
            <text:p>6948261</text:p>
          </table:table-cell>
        </table:table-row>
        <table:table-row table:style-name="ro1">
          <table:table-cell office:value-type="float" office:value="40750132" calcext:value-type="float">
            <text:p>40750132</text:p>
          </table:table-cell>
          <table:table-cell office:value-type="float" office:value="9251660" calcext:value-type="float">
            <text:p>9251660</text:p>
          </table:table-cell>
        </table:table-row>
        <table:table-row table:style-name="ro1">
          <table:table-cell office:value-type="float" office:value="28184392" calcext:value-type="float">
            <text:p>28184392</text:p>
          </table:table-cell>
          <table:table-cell office:value-type="float" office:value="2426196" calcext:value-type="float">
            <text:p>2426196</text:p>
          </table:table-cell>
        </table:table-row>
        <table:table-row table:style-name="ro1">
          <table:table-cell office:value-type="float" office:value="32336879" calcext:value-type="float">
            <text:p>32336879</text:p>
          </table:table-cell>
          <table:table-cell office:value-type="float" office:value="5304984" calcext:value-type="float">
            <text:p>5304984</text:p>
          </table:table-cell>
        </table:table-row>
        <table:table-row table:style-name="ro1">
          <table:table-cell office:value-type="float" office:value="34071484" calcext:value-type="float">
            <text:p>34071484</text:p>
          </table:table-cell>
          <table:table-cell office:value-type="float" office:value="1333346" calcext:value-type="float">
            <text:p>1333346</text:p>
          </table:table-cell>
        </table:table-row>
        <table:table-row table:style-name="ro1">
          <table:table-cell office:value-type="float" office:value="38874211" calcext:value-type="float">
            <text:p>38874211</text:p>
          </table:table-cell>
          <table:table-cell office:value-type="float" office:value="1431804" calcext:value-type="float">
            <text:p>1431804</text:p>
          </table:table-cell>
        </table:table-row>
        <table:table-row table:style-name="ro1">
          <table:table-cell office:value-type="float" office:value="39112013" calcext:value-type="float">
            <text:p>39112013</text:p>
          </table:table-cell>
          <table:table-cell office:value-type="float" office:value="7888448" calcext:value-type="float">
            <text:p>7888448</text:p>
          </table:table-cell>
        </table:table-row>
        <table:table-row table:style-name="ro1">
          <table:table-cell office:value-type="float" office:value="31817528" calcext:value-type="float">
            <text:p>31817528</text:p>
          </table:table-cell>
          <table:table-cell office:value-type="float" office:value="4873923" calcext:value-type="float">
            <text:p>4873923</text:p>
          </table:table-cell>
        </table:table-row>
        <table:table-row table:style-name="ro1">
          <table:table-cell office:value-type="float" office:value="35023454" calcext:value-type="float">
            <text:p>35023454</text:p>
          </table:table-cell>
          <table:table-cell office:value-type="float" office:value="2761434" calcext:value-type="float">
            <text:p>2761434</text:p>
          </table:table-cell>
        </table:table-row>
        <table:table-row table:style-name="ro1">
          <table:table-cell office:value-type="float" office:value="36906596" calcext:value-type="float">
            <text:p>36906596</text:p>
          </table:table-cell>
          <table:table-cell office:value-type="float" office:value="1260466" calcext:value-type="float">
            <text:p>1260466</text:p>
          </table:table-cell>
        </table:table-row>
        <table:table-row table:style-name="ro1">
          <table:table-cell office:value-type="float" office:value="38423555" calcext:value-type="float">
            <text:p>38423555</text:p>
          </table:table-cell>
          <table:table-cell office:value-type="float" office:value="2494954" calcext:value-type="float">
            <text:p>2494954</text:p>
          </table:table-cell>
        </table:table-row>
        <table:table-row table:style-name="ro1">
          <table:table-cell office:value-type="float" office:value="37805383" calcext:value-type="float">
            <text:p>37805383</text:p>
          </table:table-cell>
          <table:table-cell office:value-type="float" office:value="1754262" calcext:value-type="float">
            <text:p>1754262</text:p>
          </table:table-cell>
        </table:table-row>
        <table:table-row table:style-name="ro1">
          <table:table-cell office:value-type="float" office:value="38893836" calcext:value-type="float">
            <text:p>38893836</text:p>
          </table:table-cell>
          <table:table-cell office:value-type="float" office:value="5762101" calcext:value-type="float">
            <text:p>5762101</text:p>
          </table:table-cell>
        </table:table-row>
        <table:table-row table:style-name="ro1">
          <table:table-cell office:value-type="float" office:value="33294754" calcext:value-type="float">
            <text:p>33294754</text:p>
          </table:table-cell>
          <table:table-cell office:value-type="float" office:value="2131764" calcext:value-type="float">
            <text:p>2131764</text:p>
          </table:table-cell>
        </table:table-row>
        <table:table-row table:style-name="ro1">
          <table:table-cell office:value-type="float" office:value="37906416" calcext:value-type="float">
            <text:p>37906416</text:p>
          </table:table-cell>
          <table:table-cell office:value-type="float" office:value="1142396" calcext:value-type="float">
            <text:p>1142396</text:p>
          </table:table-cell>
        </table:table-row>
        <table:table-row table:style-name="ro1">
          <table:table-cell office:value-type="float" office:value="38796482" calcext:value-type="float">
            <text:p>38796482</text:p>
          </table:table-cell>
          <table:table-cell office:value-type="float" office:value="1387117" calcext:value-type="float">
            <text:p>1387117</text:p>
          </table:table-cell>
        </table:table-row>
        <table:table-row table:style-name="ro1">
          <table:table-cell office:value-type="float" office:value="39359724" calcext:value-type="float">
            <text:p>39359724</text:p>
          </table:table-cell>
          <table:table-cell office:value-type="float" office:value="1274362" calcext:value-type="float">
            <text:p>1274362</text:p>
          </table:table-cell>
        </table:table-row>
        <table:table-row table:style-name="ro1">
          <table:table-cell office:value-type="float" office:value="37895089" calcext:value-type="float">
            <text:p>37895089</text:p>
          </table:table-cell>
          <table:table-cell office:value-type="float" office:value="2413280" calcext:value-type="float">
            <text:p>2413280</text:p>
          </table:table-cell>
        </table:table-row>
        <table:table-row table:style-name="ro1">
          <table:table-cell office:value-type="float" office:value="37959402" calcext:value-type="float">
            <text:p>37959402</text:p>
          </table:table-cell>
          <table:table-cell office:value-type="float" office:value="1515337" calcext:value-type="float">
            <text:p>1515337</text:p>
          </table:table-cell>
        </table:table-row>
        <table:table-row table:style-name="ro1">
          <table:table-cell office:value-type="float" office:value="38119790" calcext:value-type="float">
            <text:p>38119790</text:p>
          </table:table-cell>
          <table:table-cell office:value-type="float" office:value="3494178" calcext:value-type="float">
            <text:p>3494178</text:p>
          </table:table-cell>
        </table:table-row>
        <table:table-row table:style-name="ro1">
          <table:table-cell office:value-type="float" office:value="36826570" calcext:value-type="float">
            <text:p>36826570</text:p>
          </table:table-cell>
          <table:table-cell office:value-type="float" office:value="1088289" calcext:value-type="float">
            <text:p>1088289</text:p>
          </table:table-cell>
        </table:table-row>
        <table:table-row table:style-name="ro1">
          <table:table-cell office:value-type="float" office:value="38981491" calcext:value-type="float">
            <text:p>38981491</text:p>
          </table:table-cell>
          <table:table-cell office:value-type="float" office:value="1137895" calcext:value-type="float">
            <text:p>1137895</text:p>
          </table:table-cell>
        </table:table-row>
        <table:table-row table:style-name="ro1">
          <table:table-cell office:value-type="float" office:value="38670172" calcext:value-type="float">
            <text:p>38670172</text:p>
          </table:table-cell>
          <table:table-cell office:value-type="float" office:value="1401673" calcext:value-type="float">
            <text:p>1401673</text:p>
          </table:table-cell>
        </table:table-row>
        <table:table-row table:style-name="ro1">
          <table:table-cell office:value-type="float" office:value="38841266" calcext:value-type="float">
            <text:p>38841266</text:p>
          </table:table-cell>
          <table:table-cell office:value-type="float" office:value="1198061" calcext:value-type="float">
            <text:p>1198061</text:p>
          </table:table-cell>
        </table:table-row>
        <table:table-row table:style-name="ro1">
          <table:table-cell office:value-type="float" office:value="38333444" calcext:value-type="float">
            <text:p>38333444</text:p>
          </table:table-cell>
          <table:table-cell office:value-type="float" office:value="1112619" calcext:value-type="float">
            <text:p>1112619</text:p>
          </table:table-cell>
        </table:table-row>
        <table:table-row table:style-name="ro1">
          <table:table-cell office:value-type="float" office:value="38893154" calcext:value-type="float">
            <text:p>38893154</text:p>
          </table:table-cell>
          <table:table-cell office:value-type="float" office:value="1141882" calcext:value-type="float">
            <text:p>1141882</text:p>
          </table:table-cell>
        </table:table-row>
        <table:table-row table:style-name="ro1">
          <table:table-cell office:value-type="float" office:value="38783154" calcext:value-type="float">
            <text:p>38783154</text:p>
          </table:table-cell>
          <table:table-cell office:value-type="float" office:value="1680606" calcext:value-type="float">
            <text:p>1680606</text:p>
          </table:table-cell>
        </table:table-row>
        <table:table-row table:style-name="ro1">
          <table:table-cell office:value-type="float" office:value="38191164" calcext:value-type="float">
            <text:p>38191164</text:p>
          </table:table-cell>
          <table:table-cell office:value-type="float" office:value="1498605" calcext:value-type="float">
            <text:p>1498605</text:p>
          </table:table-cell>
        </table:table-row>
        <table:table-row table:style-name="ro1">
          <table:table-cell office:value-type="float" office:value="38626283" calcext:value-type="float">
            <text:p>38626283</text:p>
          </table:table-cell>
          <table:table-cell office:value-type="float" office:value="1101086" calcext:value-type="float">
            <text:p>1101086</text:p>
          </table:table-cell>
        </table:table-row>
        <table:table-row table:style-name="ro1">
          <table:table-cell office:value-type="float" office:value="39199727" calcext:value-type="float">
            <text:p>39199727</text:p>
          </table:table-cell>
          <table:table-cell office:value-type="float" office:value="1662062" calcext:value-type="float">
            <text:p>1662062</text:p>
          </table:table-cell>
        </table:table-row>
        <table:table-row table:style-name="ro1">
          <table:table-cell office:value-type="float" office:value="38632621" calcext:value-type="float">
            <text:p>38632621</text:p>
          </table:table-cell>
          <table:table-cell office:value-type="float" office:value="1128352" calcext:value-type="float">
            <text:p>1128352</text:p>
          </table:table-cell>
        </table:table-row>
        <table:table-row table:style-name="ro1">
          <table:table-cell office:value-type="float" office:value="38946133" calcext:value-type="float">
            <text:p>38946133</text:p>
          </table:table-cell>
          <table:table-cell office:value-type="float" office:value="1128659" calcext:value-type="float">
            <text:p>1128659</text:p>
          </table:table-cell>
        </table:table-row>
        <table:table-row table:style-name="ro1">
          <table:table-cell office:value-type="float" office:value="38725084" calcext:value-type="float">
            <text:p>38725084</text:p>
          </table:table-cell>
          <table:table-cell office:value-type="float" office:value="2460533" calcext:value-type="float">
            <text:p>2460533</text:p>
          </table:table-cell>
        </table:table-row>
        <table:table-row table:style-name="ro1">
          <table:table-cell office:value-type="float" office:value="36687245" calcext:value-type="float">
            <text:p>36687245</text:p>
          </table:table-cell>
          <table:table-cell office:value-type="float" office:value="1115179" calcext:value-type="float">
            <text:p>1115179</text:p>
          </table:table-cell>
        </table:table-row>
        <table:table-row table:style-name="ro1">
          <table:table-cell office:value-type="float" office:value="38878223" calcext:value-type="float">
            <text:p>38878223</text:p>
          </table:table-cell>
          <table:table-cell office:value-type="float" office:value="4721737" calcext:value-type="float">
            <text:p>4721737</text:p>
          </table:table-cell>
        </table:table-row>
        <table:table-row table:style-name="ro1">
          <table:table-cell office:value-type="float" office:value="35789198" calcext:value-type="float">
            <text:p>35789198</text:p>
          </table:table-cell>
          <table:table-cell office:value-type="float" office:value="1170027" calcext:value-type="float">
            <text:p>1170027</text:p>
          </table:table-cell>
        </table:table-row>
        <table:table-row table:style-name="ro1">
          <table:table-cell office:value-type="float" office:value="37948230" calcext:value-type="float">
            <text:p>37948230</text:p>
          </table:table-cell>
          <table:table-cell office:value-type="float" office:value="4857881" calcext:value-type="float">
            <text:p>4857881</text:p>
          </table:table-cell>
        </table:table-row>
        <table:table-row table:style-name="ro1">
          <table:table-cell office:value-type="float" office:value="35173004" calcext:value-type="float">
            <text:p>35173004</text:p>
          </table:table-cell>
          <table:table-cell office:value-type="float" office:value="1690229" calcext:value-type="float">
            <text:p>1690229</text:p>
          </table:table-cell>
        </table:table-row>
        <table:table-row table:style-name="ro1">
          <table:table-cell office:value-type="float" office:value="39213461" calcext:value-type="float">
            <text:p>39213461</text:p>
          </table:table-cell>
          <table:table-cell office:value-type="float" office:value="7504676" calcext:value-type="float">
            <text:p>7504676</text:p>
          </table:table-cell>
        </table:table-row>
        <table:table-row table:style-name="ro1">
          <table:table-cell office:value-type="float" office:value="31481354" calcext:value-type="float">
            <text:p>31481354</text:p>
          </table:table-cell>
          <table:table-cell office:value-type="float" office:value="1338158" calcext:value-type="float">
            <text:p>1338158</text:p>
          </table:table-cell>
        </table:table-row>
        <table:table-row table:style-name="ro1">
          <table:table-cell office:value-type="float" office:value="38625481" calcext:value-type="float">
            <text:p>38625481</text:p>
          </table:table-cell>
          <table:table-cell office:value-type="float" office:value="1392845" calcext:value-type="float">
            <text:p>1392845</text:p>
          </table:table-cell>
        </table:table-row>
        <table:table-row table:style-name="ro1">
          <table:table-cell office:value-type="float" office:value="38618691" calcext:value-type="float">
            <text:p>38618691</text:p>
          </table:table-cell>
          <table:table-cell office:value-type="float" office:value="1123385" calcext:value-type="float">
            <text:p>1123385</text:p>
          </table:table-cell>
        </table:table-row>
        <table:table-row table:style-name="ro1">
          <table:table-cell office:value-type="float" office:value="38800237" calcext:value-type="float">
            <text:p>38800237</text:p>
          </table:table-cell>
          <table:table-cell office:value-type="float" office:value="1162385" calcext:value-type="float">
            <text:p>1162385</text:p>
          </table:table-cell>
        </table:table-row>
        <table:table-row table:style-name="ro1">
          <table:table-cell office:value-type="float" office:value="38849453" calcext:value-type="float">
            <text:p>38849453</text:p>
          </table:table-cell>
          <table:table-cell office:value-type="float" office:value="1109682" calcext:value-type="float">
            <text:p>1109682</text:p>
          </table:table-cell>
        </table:table-row>
        <table:table-row table:style-name="ro1">
          <table:table-cell office:value-type="float" office:value="38792360" calcext:value-type="float">
            <text:p>38792360</text:p>
          </table:table-cell>
          <table:table-cell office:value-type="float" office:value="1672120" calcext:value-type="float">
            <text:p>1672120</text:p>
          </table:table-cell>
        </table:table-row>
        <table:table-row table:style-name="ro1">
          <table:table-cell office:value-type="float" office:value="38387202" calcext:value-type="float">
            <text:p>38387202</text:p>
          </table:table-cell>
          <table:table-cell office:value-type="float" office:value="1118962" calcext:value-type="float">
            <text:p>1118962</text:p>
          </table:table-cell>
        </table:table-row>
        <table:table-row table:style-name="ro1">
          <table:table-cell office:value-type="float" office:value="38988164" calcext:value-type="float">
            <text:p>38988164</text:p>
          </table:table-cell>
          <table:table-cell office:value-type="float" office:value="1120902" calcext:value-type="float">
            <text:p>1120902</text:p>
          </table:table-cell>
        </table:table-row>
        <table:table-row table:style-name="ro1">
          <table:table-cell office:value-type="float" office:value="38710986" calcext:value-type="float">
            <text:p>38710986</text:p>
          </table:table-cell>
          <table:table-cell office:value-type="float" office:value="1130327" calcext:value-type="float">
            <text:p>1130327</text:p>
          </table:table-cell>
        </table:table-row>
        <table:table-row table:style-name="ro1">
          <table:table-cell office:value-type="float" office:value="38889074" calcext:value-type="float">
            <text:p>38889074</text:p>
          </table:table-cell>
          <table:table-cell office:value-type="float" office:value="1125658" calcext:value-type="float">
            <text:p>1125658</text:p>
          </table:table-cell>
        </table:table-row>
        <table:table-row table:style-name="ro1">
          <table:table-cell office:value-type="float" office:value="38772113" calcext:value-type="float">
            <text:p>38772113</text:p>
          </table:table-cell>
          <table:table-cell office:value-type="float" office:value="2491964" calcext:value-type="float">
            <text:p>2491964</text:p>
          </table:table-cell>
        </table:table-row>
        <table:table-row table:style-name="ro1">
          <table:table-cell office:value-type="float" office:value="37986095" calcext:value-type="float">
            <text:p>37986095</text:p>
          </table:table-cell>
          <table:table-cell office:value-type="float" office:value="1214095" calcext:value-type="float">
            <text:p>1214095</text:p>
          </table:table-cell>
        </table:table-row>
        <table:table-row table:style-name="ro1">
          <table:table-cell office:value-type="float" office:value="38757975" calcext:value-type="float">
            <text:p>38757975</text:p>
          </table:table-cell>
          <table:table-cell office:value-type="float" office:value="1111200" calcext:value-type="float">
            <text:p>1111200</text:p>
          </table:table-cell>
        </table:table-row>
        <table:table-row table:style-name="ro1">
          <table:table-cell office:value-type="float" office:value="38974384" calcext:value-type="float">
            <text:p>38974384</text:p>
          </table:table-cell>
          <table:table-cell office:value-type="float" office:value="1138352" calcext:value-type="float">
            <text:p>1138352</text:p>
          </table:table-cell>
        </table:table-row>
        <table:table-row table:style-name="ro1">
          <table:table-cell office:value-type="float" office:value="38882965" calcext:value-type="float">
            <text:p>38882965</text:p>
          </table:table-cell>
          <table:table-cell office:value-type="float" office:value="2401980" calcext:value-type="float">
            <text:p>2401980</text:p>
          </table:table-cell>
        </table:table-row>
      </table:table>
      <table:table table:name="test_3" table:style-name="ta1">
        <table:shapes>
          <draw:frame draw:z-index="0" draw:style-name="gr1" draw:text-style-name="P1" svg:width="352.13mm" svg:height="170.6mm" svg:x="73.72mm" svg:y="22.51mm">
            <loext:p draw:notify-on-update-of-ranges="test_3.A1:test_3.A253 test_3.B1:test_3.B2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number-columns-repeated="2" table:default-cell-style-name="Default"/>
        <table:table-row table:style-name="ro1">
          <table:table-cell office:value-type="float" office:value="39368209" calcext:value-type="float">
            <text:p>39368209</text:p>
          </table:table-cell>
          <table:table-cell office:value-type="float" office:value="17101" calcext:value-type="float">
            <text:p>17101</text:p>
          </table:table-cell>
        </table:table-row>
        <table:table-row table:style-name="ro1">
          <table:table-cell office:value-type="float" office:value="42118456" calcext:value-type="float">
            <text:p>42118456</text:p>
          </table:table-cell>
          <table:table-cell office:value-type="float" office:value="15646" calcext:value-type="float">
            <text:p>15646</text:p>
          </table:table-cell>
        </table:table-row>
        <table:table-row table:style-name="ro1">
          <table:table-cell office:value-type="float" office:value="40159810" calcext:value-type="float">
            <text:p>40159810</text:p>
          </table:table-cell>
          <table:table-cell office:value-type="float" office:value="17810" calcext:value-type="float">
            <text:p>17810</text:p>
          </table:table-cell>
        </table:table-row>
        <table:table-row table:style-name="ro1">
          <table:table-cell office:value-type="float" office:value="40164691" calcext:value-type="float">
            <text:p>40164691</text:p>
          </table:table-cell>
          <table:table-cell office:value-type="float" office:value="58175" calcext:value-type="float">
            <text:p>58175</text:p>
          </table:table-cell>
        </table:table-row>
        <table:table-row table:style-name="ro1">
          <table:table-cell office:value-type="float" office:value="39242283" calcext:value-type="float">
            <text:p>39242283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float" office:value="40155140" calcext:value-type="float">
            <text:p>40155140</text:p>
          </table:table-cell>
          <table:table-cell office:value-type="float" office:value="17863" calcext:value-type="float">
            <text:p>17863</text:p>
          </table:table-cell>
        </table:table-row>
        <table:table-row table:style-name="ro1">
          <table:table-cell office:value-type="float" office:value="40156322" calcext:value-type="float">
            <text:p>40156322</text:p>
          </table:table-cell>
          <table:table-cell office:value-type="float" office:value="18112" calcext:value-type="float">
            <text:p>18112</text:p>
          </table:table-cell>
        </table:table-row>
        <table:table-row table:style-name="ro1">
          <table:table-cell office:value-type="float" office:value="40119468" calcext:value-type="float">
            <text:p>40119468</text:p>
          </table:table-cell>
          <table:table-cell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40153427" calcext:value-type="float">
            <text:p>40153427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1">
          <table:table-cell office:value-type="float" office:value="39135175" calcext:value-type="float">
            <text:p>39135175</text:p>
          </table:table-cell>
          <table:table-cell office:value-type="float" office:value="32621" calcext:value-type="float">
            <text:p>32621</text:p>
          </table:table-cell>
        </table:table-row>
        <table:table-row table:style-name="ro1">
          <table:table-cell office:value-type="float" office:value="40158810" calcext:value-type="float">
            <text:p>40158810</text:p>
          </table:table-cell>
          <table:table-cell office:value-type="float" office:value="17891" calcext:value-type="float">
            <text:p>17891</text:p>
          </table:table-cell>
        </table:table-row>
        <table:table-row table:style-name="ro1">
          <table:table-cell office:value-type="float" office:value="40154733" calcext:value-type="float">
            <text:p>40154733</text:p>
          </table:table-cell>
          <table:table-cell office:value-type="float" office:value="16716" calcext:value-type="float">
            <text:p>16716</text:p>
          </table:table-cell>
        </table:table-row>
        <table:table-row table:style-name="ro1">
          <table:table-cell office:value-type="float" office:value="40156772" calcext:value-type="float">
            <text:p>40156772</text:p>
          </table:table-cell>
          <table:table-cell office:value-type="float" office:value="18060" calcext:value-type="float">
            <text:p>18060</text:p>
          </table:table-cell>
        </table:table-row>
        <table:table-row table:style-name="ro1">
          <table:table-cell office:value-type="float" office:value="40158909" calcext:value-type="float">
            <text:p>40158909</text:p>
          </table:table-cell>
          <table:table-cell office:value-type="float" office:value="18349" calcext:value-type="float">
            <text:p>18349</text:p>
          </table:table-cell>
        </table:table-row>
        <table:table-row table:style-name="ro1">
          <table:table-cell office:value-type="float" office:value="39704868" calcext:value-type="float">
            <text:p>39704868</text:p>
          </table:table-cell>
          <table:table-cell office:value-type="float" office:value="24878" calcext:value-type="float">
            <text:p>24878</text:p>
          </table:table-cell>
        </table:table-row>
        <table:table-row table:style-name="ro1">
          <table:table-cell office:value-type="float" office:value="40327534" calcext:value-type="float">
            <text:p>40327534</text:p>
          </table:table-cell>
          <table:table-cell office:value-type="float" office:value="64241" calcext:value-type="float">
            <text:p>64241</text:p>
          </table:table-cell>
        </table:table-row>
        <table:table-row table:style-name="ro1">
          <table:table-cell office:value-type="float" office:value="39444451" calcext:value-type="float">
            <text:p>39444451</text:p>
          </table:table-cell>
          <table:table-cell office:value-type="float" office:value="39251" calcext:value-type="float">
            <text:p>39251</text:p>
          </table:table-cell>
        </table:table-row>
        <table:table-row table:style-name="ro1">
          <table:table-cell office:value-type="float" office:value="40222600" calcext:value-type="float">
            <text:p>40222600</text:p>
          </table:table-cell>
          <table:table-cell office:value-type="float" office:value="39941" calcext:value-type="float">
            <text:p>39941</text:p>
          </table:table-cell>
        </table:table-row>
        <table:table-row table:style-name="ro1">
          <table:table-cell office:value-type="float" office:value="39233309" calcext:value-type="float">
            <text:p>39233309</text:p>
          </table:table-cell>
          <table:table-cell office:value-type="float" office:value="39082" calcext:value-type="float">
            <text:p>39082</text:p>
          </table:table-cell>
        </table:table-row>
        <table:table-row table:style-name="ro1">
          <table:table-cell office:value-type="float" office:value="40216112" calcext:value-type="float">
            <text:p>40216112</text:p>
          </table:table-cell>
          <table:table-cell office:value-type="float" office:value="32498" calcext:value-type="float">
            <text:p>32498</text:p>
          </table:table-cell>
        </table:table-row>
        <table:table-row table:style-name="ro1">
          <table:table-cell office:value-type="float" office:value="40182647" calcext:value-type="float">
            <text:p>40182647</text:p>
          </table:table-cell>
          <table:table-cell office:value-type="float" office:value="22739" calcext:value-type="float">
            <text:p>22739</text:p>
          </table:table-cell>
        </table:table-row>
        <table:table-row table:style-name="ro1">
          <table:table-cell office:value-type="float" office:value="40158575" calcext:value-type="float">
            <text:p>40158575</text:p>
          </table:table-cell>
          <table:table-cell office:value-type="float" office:value="32269" calcext:value-type="float">
            <text:p>32269</text:p>
          </table:table-cell>
        </table:table-row>
        <table:table-row table:style-name="ro1">
          <table:table-cell office:value-type="float" office:value="39099188" calcext:value-type="float">
            <text:p>39099188</text:p>
          </table:table-cell>
          <table:table-cell office:value-type="float" office:value="16015" calcext:value-type="float">
            <text:p>16015</text:p>
          </table:table-cell>
        </table:table-row>
        <table:table-row table:style-name="ro1">
          <table:table-cell office:value-type="float" office:value="40160774" calcext:value-type="float">
            <text:p>40160774</text:p>
          </table:table-cell>
          <table:table-cell office:value-type="float" office:value="17707" calcext:value-type="float">
            <text:p>17707</text:p>
          </table:table-cell>
        </table:table-row>
        <table:table-row table:style-name="ro1">
          <table:table-cell office:value-type="float" office:value="40220729" calcext:value-type="float">
            <text:p>40220729</text:p>
          </table:table-cell>
          <table:table-cell office:value-type="float" office:value="16341" calcext:value-type="float">
            <text:p>16341</text:p>
          </table:table-cell>
        </table:table-row>
        <table:table-row table:style-name="ro1">
          <table:table-cell office:value-type="float" office:value="39965599" calcext:value-type="float">
            <text:p>39965599</text:p>
          </table:table-cell>
          <table:table-cell office:value-type="float" office:value="22674" calcext:value-type="float">
            <text:p>22674</text:p>
          </table:table-cell>
        </table:table-row>
        <table:table-row table:style-name="ro1">
          <table:table-cell office:value-type="float" office:value="40009703" calcext:value-type="float">
            <text:p>40009703</text:p>
          </table:table-cell>
          <table:table-cell office:value-type="float" office:value="23424" calcext:value-type="float">
            <text:p>23424</text:p>
          </table:table-cell>
        </table:table-row>
        <table:table-row table:style-name="ro1">
          <table:table-cell office:value-type="float" office:value="40202078" calcext:value-type="float">
            <text:p>40202078</text:p>
          </table:table-cell>
          <table:table-cell office:value-type="float" office:value="88650" calcext:value-type="float">
            <text:p>88650</text:p>
          </table:table-cell>
        </table:table-row>
        <table:table-row table:style-name="ro1">
          <table:table-cell office:value-type="float" office:value="39792682" calcext:value-type="float">
            <text:p>39792682</text:p>
          </table:table-cell>
          <table:table-cell office:value-type="float" office:value="40449" calcext:value-type="float">
            <text:p>40449</text:p>
          </table:table-cell>
        </table:table-row>
        <table:table-row table:style-name="ro1">
          <table:table-cell office:value-type="float" office:value="40190934" calcext:value-type="float">
            <text:p>40190934</text:p>
          </table:table-cell>
          <table:table-cell office:value-type="float" office:value="27847" calcext:value-type="float">
            <text:p>27847</text:p>
          </table:table-cell>
        </table:table-row>
        <table:table-row table:style-name="ro1">
          <table:table-cell office:value-type="float" office:value="39174851" calcext:value-type="float">
            <text:p>39174851</text:p>
          </table:table-cell>
          <table:table-cell office:value-type="float" office:value="23352" calcext:value-type="float">
            <text:p>23352</text:p>
          </table:table-cell>
        </table:table-row>
        <table:table-row table:style-name="ro1">
          <table:table-cell office:value-type="float" office:value="40165727" calcext:value-type="float">
            <text:p>40165727</text:p>
          </table:table-cell>
          <table:table-cell office:value-type="float" office:value="19721" calcext:value-type="float">
            <text:p>19721</text:p>
          </table:table-cell>
        </table:table-row>
        <table:table-row table:style-name="ro1">
          <table:table-cell office:value-type="float" office:value="39689691" calcext:value-type="float">
            <text:p>39689691</text:p>
          </table:table-cell>
          <table:table-cell office:value-type="float" office:value="23871" calcext:value-type="float">
            <text:p>23871</text:p>
          </table:table-cell>
        </table:table-row>
        <table:table-row table:style-name="ro1">
          <table:table-cell office:value-type="float" office:value="40620099" calcext:value-type="float">
            <text:p>40620099</text:p>
          </table:table-cell>
          <table:table-cell office:value-type="float" office:value="35993" calcext:value-type="float">
            <text:p>35993</text:p>
          </table:table-cell>
        </table:table-row>
        <table:table-row table:style-name="ro1">
          <table:table-cell office:value-type="float" office:value="39159191" calcext:value-type="float">
            <text:p>39159191</text:p>
          </table:table-cell>
          <table:table-cell office:value-type="float" office:value="17716" calcext:value-type="float">
            <text:p>17716</text:p>
          </table:table-cell>
        </table:table-row>
        <table:table-row table:style-name="ro1">
          <table:table-cell office:value-type="float" office:value="40816301" calcext:value-type="float">
            <text:p>40816301</text:p>
          </table:table-cell>
          <table:table-cell office:value-type="float" office:value="16997" calcext:value-type="float">
            <text:p>16997</text:p>
          </table:table-cell>
        </table:table-row>
        <table:table-row table:style-name="ro1">
          <table:table-cell office:value-type="float" office:value="39515784" calcext:value-type="float">
            <text:p>39515784</text:p>
          </table:table-cell>
          <table:table-cell office:value-type="float" office:value="18185" calcext:value-type="float">
            <text:p>18185</text:p>
          </table:table-cell>
        </table:table-row>
        <table:table-row table:style-name="ro1">
          <table:table-cell office:value-type="float" office:value="39990185" calcext:value-type="float">
            <text:p>39990185</text:p>
          </table:table-cell>
          <table:table-cell office:value-type="float" office:value="18071" calcext:value-type="float">
            <text:p>18071</text:p>
          </table:table-cell>
        </table:table-row>
        <table:table-row table:style-name="ro1">
          <table:table-cell office:value-type="float" office:value="39959057" calcext:value-type="float">
            <text:p>39959057</text:p>
          </table:table-cell>
          <table:table-cell office:value-type="float" office:value="16779" calcext:value-type="float">
            <text:p>16779</text:p>
          </table:table-cell>
        </table:table-row>
        <table:table-row table:style-name="ro1">
          <table:table-cell office:value-type="float" office:value="39913583" calcext:value-type="float">
            <text:p>39913583</text:p>
          </table:table-cell>
          <table:table-cell office:value-type="float" office:value="37047" calcext:value-type="float">
            <text:p>37047</text:p>
          </table:table-cell>
        </table:table-row>
        <table:table-row table:style-name="ro1">
          <table:table-cell office:value-type="float" office:value="39992959" calcext:value-type="float">
            <text:p>39992959</text:p>
          </table:table-cell>
          <table:table-cell office:value-type="float" office:value="16283" calcext:value-type="float">
            <text:p>16283</text:p>
          </table:table-cell>
        </table:table-row>
        <table:table-row table:style-name="ro1">
          <table:table-cell office:value-type="float" office:value="39965485" calcext:value-type="float">
            <text:p>39965485</text:p>
          </table:table-cell>
          <table:table-cell office:value-type="float" office:value="16237" calcext:value-type="float">
            <text:p>16237</text:p>
          </table:table-cell>
        </table:table-row>
        <table:table-row table:style-name="ro1">
          <table:table-cell office:value-type="float" office:value="39835717" calcext:value-type="float">
            <text:p>39835717</text:p>
          </table:table-cell>
          <table:table-cell office:value-type="float" office:value="19774" calcext:value-type="float">
            <text:p>19774</text:p>
          </table:table-cell>
        </table:table-row>
        <table:table-row table:style-name="ro1">
          <table:table-cell office:value-type="float" office:value="40012932" calcext:value-type="float">
            <text:p>40012932</text:p>
          </table:table-cell>
          <table:table-cell office:value-type="float" office:value="19079" calcext:value-type="float">
            <text:p>19079</text:p>
          </table:table-cell>
        </table:table-row>
        <table:table-row table:style-name="ro1">
          <table:table-cell office:value-type="float" office:value="40034563" calcext:value-type="float">
            <text:p>40034563</text:p>
          </table:table-cell>
          <table:table-cell office:value-type="float" office:value="21382" calcext:value-type="float">
            <text:p>21382</text:p>
          </table:table-cell>
        </table:table-row>
        <table:table-row table:style-name="ro1">
          <table:table-cell office:value-type="float" office:value="40303155" calcext:value-type="float">
            <text:p>40303155</text:p>
          </table:table-cell>
          <table:table-cell office:value-type="float" office:value="78276" calcext:value-type="float">
            <text:p>78276</text:p>
          </table:table-cell>
        </table:table-row>
        <table:table-row table:style-name="ro1">
          <table:table-cell office:value-type="float" office:value="39820721" calcext:value-type="float">
            <text:p>39820721</text:p>
          </table:table-cell>
          <table:table-cell office:value-type="float" office:value="49299" calcext:value-type="float">
            <text:p>49299</text:p>
          </table:table-cell>
        </table:table-row>
        <table:table-row table:style-name="ro1">
          <table:table-cell office:value-type="float" office:value="39956511" calcext:value-type="float">
            <text:p>39956511</text:p>
          </table:table-cell>
          <table:table-cell office:value-type="float" office:value="38360" calcext:value-type="float">
            <text:p>38360</text:p>
          </table:table-cell>
        </table:table-row>
        <table:table-row table:style-name="ro1">
          <table:table-cell office:value-type="float" office:value="39487626" calcext:value-type="float">
            <text:p>39487626</text:p>
          </table:table-cell>
          <table:table-cell office:value-type="float" office:value="30897" calcext:value-type="float">
            <text:p>30897</text:p>
          </table:table-cell>
        </table:table-row>
        <table:table-row table:style-name="ro1">
          <table:table-cell office:value-type="float" office:value="40404381" calcext:value-type="float">
            <text:p>40404381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float" office:value="39164591" calcext:value-type="float">
            <text:p>39164591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office:value-type="float" office:value="40317843" calcext:value-type="float">
            <text:p>40317843</text:p>
          </table:table-cell>
          <table:table-cell office:value-type="float" office:value="29869" calcext:value-type="float">
            <text:p>29869</text:p>
          </table:table-cell>
        </table:table-row>
        <table:table-row table:style-name="ro1">
          <table:table-cell office:value-type="float" office:value="40022332" calcext:value-type="float">
            <text:p>40022332</text:p>
          </table:table-cell>
          <table:table-cell office:value-type="float" office:value="17645" calcext:value-type="float">
            <text:p>17645</text:p>
          </table:table-cell>
        </table:table-row>
        <table:table-row table:style-name="ro1">
          <table:table-cell office:value-type="float" office:value="40022279" calcext:value-type="float">
            <text:p>40022279</text:p>
          </table:table-cell>
          <table:table-cell office:value-type="float" office:value="22173" calcext:value-type="float">
            <text:p>22173</text:p>
          </table:table-cell>
        </table:table-row>
        <table:table-row table:style-name="ro1">
          <table:table-cell office:value-type="float" office:value="39906025" calcext:value-type="float">
            <text:p>39906025</text:p>
          </table:table-cell>
          <table:table-cell office:value-type="float" office:value="32663" calcext:value-type="float">
            <text:p>32663</text:p>
          </table:table-cell>
        </table:table-row>
        <table:table-row table:style-name="ro1">
          <table:table-cell office:value-type="float" office:value="40073145" calcext:value-type="float">
            <text:p>40073145</text:p>
          </table:table-cell>
          <table:table-cell office:value-type="float" office:value="31456" calcext:value-type="float">
            <text:p>31456</text:p>
          </table:table-cell>
        </table:table-row>
        <table:table-row table:style-name="ro1">
          <table:table-cell office:value-type="float" office:value="39946440" calcext:value-type="float">
            <text:p>39946440</text:p>
          </table:table-cell>
          <table:table-cell office:value-type="float" office:value="21295" calcext:value-type="float">
            <text:p>21295</text:p>
          </table:table-cell>
        </table:table-row>
        <table:table-row table:style-name="ro1">
          <table:table-cell office:value-type="float" office:value="39799120" calcext:value-type="float">
            <text:p>39799120</text:p>
          </table:table-cell>
          <table:table-cell office:value-type="float" office:value="31348" calcext:value-type="float">
            <text:p>31348</text:p>
          </table:table-cell>
        </table:table-row>
        <table:table-row table:style-name="ro1">
          <table:table-cell office:value-type="float" office:value="39861441" calcext:value-type="float">
            <text:p>39861441</text:p>
          </table:table-cell>
          <table:table-cell office:value-type="float" office:value="17095" calcext:value-type="float">
            <text:p>17095</text:p>
          </table:table-cell>
        </table:table-row>
        <table:table-row table:style-name="ro1">
          <table:table-cell office:value-type="float" office:value="40068275" calcext:value-type="float">
            <text:p>40068275</text:p>
          </table:table-cell>
          <table:table-cell office:value-type="float" office:value="16175" calcext:value-type="float">
            <text:p>16175</text:p>
          </table:table-cell>
        </table:table-row>
        <table:table-row table:style-name="ro1">
          <table:table-cell office:value-type="float" office:value="39960273" calcext:value-type="float">
            <text:p>39960273</text:p>
          </table:table-cell>
          <table:table-cell office:value-type="float" office:value="16633" calcext:value-type="float">
            <text:p>16633</text:p>
          </table:table-cell>
        </table:table-row>
        <table:table-row table:style-name="ro1">
          <table:table-cell office:value-type="float" office:value="39971215" calcext:value-type="float">
            <text:p>39971215</text:p>
          </table:table-cell>
          <table:table-cell office:value-type="float" office:value="16074" calcext:value-type="float">
            <text:p>16074</text:p>
          </table:table-cell>
        </table:table-row>
        <table:table-row table:style-name="ro1">
          <table:table-cell office:value-type="float" office:value="40167776" calcext:value-type="float">
            <text:p>40167776</text:p>
          </table:table-cell>
          <table:table-cell office:value-type="float" office:value="17739" calcext:value-type="float">
            <text:p>17739</text:p>
          </table:table-cell>
        </table:table-row>
        <table:table-row table:style-name="ro1">
          <table:table-cell office:value-type="float" office:value="39751840" calcext:value-type="float">
            <text:p>39751840</text:p>
          </table:table-cell>
          <table:table-cell office:value-type="float" office:value="33622" calcext:value-type="float">
            <text:p>33622</text:p>
          </table:table-cell>
        </table:table-row>
        <table:table-row table:style-name="ro1">
          <table:table-cell office:value-type="float" office:value="40262671" calcext:value-type="float">
            <text:p>40262671</text:p>
          </table:table-cell>
          <table:table-cell office:value-type="float" office:value="26454" calcext:value-type="float">
            <text:p>26454</text:p>
          </table:table-cell>
        </table:table-row>
        <table:table-row table:style-name="ro1">
          <table:table-cell office:value-type="float" office:value="39337291" calcext:value-type="float">
            <text:p>39337291</text:p>
          </table:table-cell>
          <table:table-cell office:value-type="float" office:value="19052" calcext:value-type="float">
            <text:p>19052</text:p>
          </table:table-cell>
        </table:table-row>
        <table:table-row table:style-name="ro1">
          <table:table-cell office:value-type="float" office:value="40157918" calcext:value-type="float">
            <text:p>40157918</text:p>
          </table:table-cell>
          <table:table-cell office:value-type="float" office:value="17165" calcext:value-type="float">
            <text:p>17165</text:p>
          </table:table-cell>
        </table:table-row>
        <table:table-row table:style-name="ro1">
          <table:table-cell office:value-type="float" office:value="39943209" calcext:value-type="float">
            <text:p>39943209</text:p>
          </table:table-cell>
          <table:table-cell office:value-type="float" office:value="16992" calcext:value-type="float">
            <text:p>16992</text:p>
          </table:table-cell>
        </table:table-row>
        <table:table-row table:style-name="ro1">
          <table:table-cell office:value-type="float" office:value="40100905" calcext:value-type="float">
            <text:p>40100905</text:p>
          </table:table-cell>
          <table:table-cell office:value-type="float" office:value="18472" calcext:value-type="float">
            <text:p>18472</text:p>
          </table:table-cell>
        </table:table-row>
        <table:table-row table:style-name="ro1">
          <table:table-cell office:value-type="float" office:value="40013609" calcext:value-type="float">
            <text:p>40013609</text:p>
          </table:table-cell>
          <table:table-cell office:value-type="float" office:value="31517" calcext:value-type="float">
            <text:p>31517</text:p>
          </table:table-cell>
        </table:table-row>
        <table:table-row table:style-name="ro1">
          <table:table-cell office:value-type="float" office:value="39938366" calcext:value-type="float">
            <text:p>39938366</text:p>
          </table:table-cell>
          <table:table-cell office:value-type="float" office:value="17968" calcext:value-type="float">
            <text:p>17968</text:p>
          </table:table-cell>
        </table:table-row>
        <table:table-row table:style-name="ro1">
          <table:table-cell office:value-type="float" office:value="39979924" calcext:value-type="float">
            <text:p>39979924</text:p>
          </table:table-cell>
          <table:table-cell office:value-type="float" office:value="17232" calcext:value-type="float">
            <text:p>17232</text:p>
          </table:table-cell>
        </table:table-row>
        <table:table-row table:style-name="ro1">
          <table:table-cell office:value-type="float" office:value="39883943" calcext:value-type="float">
            <text:p>39883943</text:p>
          </table:table-cell>
          <table:table-cell office:value-type="float" office:value="17018" calcext:value-type="float">
            <text:p>17018</text:p>
          </table:table-cell>
        </table:table-row>
        <table:table-row table:style-name="ro1">
          <table:table-cell office:value-type="float" office:value="39894800" calcext:value-type="float">
            <text:p>39894800</text:p>
          </table:table-cell>
          <table:table-cell office:value-type="float" office:value="14690" calcext:value-type="float">
            <text:p>14690</text:p>
          </table:table-cell>
        </table:table-row>
        <table:table-row table:style-name="ro1">
          <table:table-cell office:value-type="float" office:value="40135747" calcext:value-type="float">
            <text:p>40135747</text:p>
          </table:table-cell>
          <table:table-cell office:value-type="float" office:value="16535" calcext:value-type="float">
            <text:p>16535</text:p>
          </table:table-cell>
        </table:table-row>
        <table:table-row table:style-name="ro1">
          <table:table-cell office:value-type="float" office:value="39944481" calcext:value-type="float">
            <text:p>39944481</text:p>
          </table:table-cell>
          <table:table-cell office:value-type="float" office:value="31883" calcext:value-type="float">
            <text:p>31883</text:p>
          </table:table-cell>
        </table:table-row>
        <table:table-row table:style-name="ro1">
          <table:table-cell office:value-type="float" office:value="39983301" calcext:value-type="float">
            <text:p>39983301</text:p>
          </table:table-cell>
          <table:table-cell office:value-type="float" office:value="17482" calcext:value-type="float">
            <text:p>17482</text:p>
          </table:table-cell>
        </table:table-row>
        <table:table-row table:style-name="ro1">
          <table:table-cell office:value-type="float" office:value="40165427" calcext:value-type="float">
            <text:p>40165427</text:p>
          </table:table-cell>
          <table:table-cell office:value-type="float" office:value="17606" calcext:value-type="float">
            <text:p>17606</text:p>
          </table:table-cell>
        </table:table-row>
        <table:table-row table:style-name="ro1">
          <table:table-cell office:value-type="float" office:value="39724202" calcext:value-type="float">
            <text:p>39724202</text:p>
          </table:table-cell>
          <table:table-cell office:value-type="float" office:value="15981" calcext:value-type="float">
            <text:p>15981</text:p>
          </table:table-cell>
        </table:table-row>
        <table:table-row table:style-name="ro1">
          <table:table-cell office:value-type="float" office:value="40320510" calcext:value-type="float">
            <text:p>40320510</text:p>
          </table:table-cell>
          <table:table-cell office:value-type="float" office:value="16660" calcext:value-type="float">
            <text:p>16660</text:p>
          </table:table-cell>
        </table:table-row>
        <table:table-row table:style-name="ro1">
          <table:table-cell office:value-type="float" office:value="39423627" calcext:value-type="float">
            <text:p>39423627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float" office:value="40161586" calcext:value-type="float">
            <text:p>40161586</text:p>
          </table:table-cell>
          <table:table-cell office:value-type="float" office:value="43588" calcext:value-type="float">
            <text:p>43588</text:p>
          </table:table-cell>
        </table:table-row>
        <table:table-row table:style-name="ro1">
          <table:table-cell office:value-type="float" office:value="39878146" calcext:value-type="float">
            <text:p>39878146</text:p>
          </table:table-cell>
          <table:table-cell office:value-type="float" office:value="16660" calcext:value-type="float">
            <text:p>16660</text:p>
          </table:table-cell>
        </table:table-row>
        <table:table-row table:style-name="ro1">
          <table:table-cell office:value-type="float" office:value="40057037" calcext:value-type="float">
            <text:p>40057037</text:p>
          </table:table-cell>
          <table:table-cell office:value-type="float" office:value="24357" calcext:value-type="float">
            <text:p>24357</text:p>
          </table:table-cell>
        </table:table-row>
        <table:table-row table:style-name="ro1">
          <table:table-cell office:value-type="float" office:value="39856677" calcext:value-type="float">
            <text:p>39856677</text:p>
          </table:table-cell>
          <table:table-cell office:value-type="float" office:value="17035" calcext:value-type="float">
            <text:p>17035</text:p>
          </table:table-cell>
        </table:table-row>
        <table:table-row table:style-name="ro1">
          <table:table-cell office:value-type="float" office:value="40159972" calcext:value-type="float">
            <text:p>40159972</text:p>
          </table:table-cell>
          <table:table-cell office:value-type="float" office:value="16860" calcext:value-type="float">
            <text:p>16860</text:p>
          </table:table-cell>
        </table:table-row>
        <table:table-row table:style-name="ro1">
          <table:table-cell office:value-type="float" office:value="40158670" calcext:value-type="float">
            <text:p>40158670</text:p>
          </table:table-cell>
          <table:table-cell office:value-type="float" office:value="31354" calcext:value-type="float">
            <text:p>31354</text:p>
          </table:table-cell>
        </table:table-row>
        <table:table-row table:style-name="ro1">
          <table:table-cell office:value-type="float" office:value="39509998" calcext:value-type="float">
            <text:p>39509998</text:p>
          </table:table-cell>
          <table:table-cell office:value-type="float" office:value="17071" calcext:value-type="float">
            <text:p>17071</text:p>
          </table:table-cell>
        </table:table-row>
        <table:table-row table:style-name="ro1">
          <table:table-cell office:value-type="float" office:value="40027671" calcext:value-type="float">
            <text:p>40027671</text:p>
          </table:table-cell>
          <table:table-cell office:value-type="float" office:value="17289" calcext:value-type="float">
            <text:p>17289</text:p>
          </table:table-cell>
        </table:table-row>
        <table:table-row table:style-name="ro1">
          <table:table-cell office:value-type="float" office:value="39972677" calcext:value-type="float">
            <text:p>39972677</text:p>
          </table:table-cell>
          <table:table-cell office:value-type="float" office:value="16905" calcext:value-type="float">
            <text:p>16905</text:p>
          </table:table-cell>
        </table:table-row>
        <table:table-row table:style-name="ro1">
          <table:table-cell office:value-type="float" office:value="39950838" calcext:value-type="float">
            <text:p>39950838</text:p>
          </table:table-cell>
          <table:table-cell office:value-type="float" office:value="17017" calcext:value-type="float">
            <text:p>17017</text:p>
          </table:table-cell>
        </table:table-row>
        <table:table-row table:style-name="ro1">
          <table:table-cell office:value-type="float" office:value="39980644" calcext:value-type="float">
            <text:p>39980644</text:p>
          </table:table-cell>
          <table:table-cell office:value-type="float" office:value="22368" calcext:value-type="float">
            <text:p>22368</text:p>
          </table:table-cell>
        </table:table-row>
        <table:table-row table:style-name="ro1">
          <table:table-cell office:value-type="float" office:value="39766948" calcext:value-type="float">
            <text:p>39766948</text:p>
          </table:table-cell>
          <table:table-cell office:value-type="float" office:value="30128" calcext:value-type="float">
            <text:p>30128</text:p>
          </table:table-cell>
        </table:table-row>
        <table:table-row table:style-name="ro1">
          <table:table-cell office:value-type="float" office:value="40143114" calcext:value-type="float">
            <text:p>40143114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39917421" calcext:value-type="float">
            <text:p>39917421</text:p>
          </table:table-cell>
          <table:table-cell office:value-type="float" office:value="16445" calcext:value-type="float">
            <text:p>16445</text:p>
          </table:table-cell>
        </table:table-row>
        <table:table-row table:style-name="ro1">
          <table:table-cell office:value-type="float" office:value="40004913" calcext:value-type="float">
            <text:p>40004913</text:p>
          </table:table-cell>
          <table:table-cell office:value-type="float" office:value="16612" calcext:value-type="float">
            <text:p>16612</text:p>
          </table:table-cell>
        </table:table-row>
        <table:table-row table:style-name="ro1">
          <table:table-cell office:value-type="float" office:value="39914933" calcext:value-type="float">
            <text:p>39914933</text:p>
          </table:table-cell>
          <table:table-cell office:value-type="float" office:value="24982" calcext:value-type="float">
            <text:p>24982</text:p>
          </table:table-cell>
        </table:table-row>
        <table:table-row table:style-name="ro1">
          <table:table-cell office:value-type="float" office:value="40333971" calcext:value-type="float">
            <text:p>40333971</text:p>
          </table:table-cell>
          <table:table-cell office:value-type="float" office:value="17064" calcext:value-type="float">
            <text:p>17064</text:p>
          </table:table-cell>
        </table:table-row>
        <table:table-row table:style-name="ro1">
          <table:table-cell office:value-type="float" office:value="39704703" calcext:value-type="float">
            <text:p>39704703</text:p>
          </table:table-cell>
          <table:table-cell office:value-type="float" office:value="46673" calcext:value-type="float">
            <text:p>46673</text:p>
          </table:table-cell>
        </table:table-row>
        <table:table-row table:style-name="ro1">
          <table:table-cell office:value-type="float" office:value="40039741" calcext:value-type="float">
            <text:p>40039741</text:p>
          </table:table-cell>
          <table:table-cell office:value-type="float" office:value="26097" calcext:value-type="float">
            <text:p>26097</text:p>
          </table:table-cell>
        </table:table-row>
        <table:table-row table:style-name="ro1">
          <table:table-cell office:value-type="float" office:value="40166534" calcext:value-type="float">
            <text:p>40166534</text:p>
          </table:table-cell>
          <table:table-cell office:value-type="float" office:value="18588" calcext:value-type="float">
            <text:p>18588</text:p>
          </table:table-cell>
        </table:table-row>
        <table:table-row table:style-name="ro1">
          <table:table-cell office:value-type="float" office:value="39108981" calcext:value-type="float">
            <text:p>39108981</text:p>
          </table:table-cell>
          <table:table-cell office:value-type="float" office:value="18580" calcext:value-type="float">
            <text:p>18580</text:p>
          </table:table-cell>
        </table:table-row>
        <table:table-row table:style-name="ro1">
          <table:table-cell office:value-type="float" office:value="40158864" calcext:value-type="float">
            <text:p>40158864</text:p>
          </table:table-cell>
          <table:table-cell office:value-type="float" office:value="17452" calcext:value-type="float">
            <text:p>17452</text:p>
          </table:table-cell>
        </table:table-row>
        <table:table-row table:style-name="ro1">
          <table:table-cell office:value-type="float" office:value="40215799" calcext:value-type="float">
            <text:p>40215799</text:p>
          </table:table-cell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39949348" calcext:value-type="float">
            <text:p>39949348</text:p>
          </table:table-cell>
          <table:table-cell office:value-type="float" office:value="32138" calcext:value-type="float">
            <text:p>32138</text:p>
          </table:table-cell>
        </table:table-row>
        <table:table-row table:style-name="ro1">
          <table:table-cell office:value-type="float" office:value="40025438" calcext:value-type="float">
            <text:p>40025438</text:p>
          </table:table-cell>
          <table:table-cell office:value-type="float" office:value="16262" calcext:value-type="float">
            <text:p>16262</text:p>
          </table:table-cell>
        </table:table-row>
        <table:table-row table:style-name="ro1">
          <table:table-cell office:value-type="float" office:value="40157212" calcext:value-type="float">
            <text:p>40157212</text:p>
          </table:table-cell>
          <table:table-cell office:value-type="float" office:value="18277" calcext:value-type="float">
            <text:p>18277</text:p>
          </table:table-cell>
        </table:table-row>
        <table:table-row table:style-name="ro1">
          <table:table-cell office:value-type="float" office:value="42972516" calcext:value-type="float">
            <text:p>42972516</text:p>
          </table:table-cell>
          <table:table-cell office:value-type="float" office:value="29936" calcext:value-type="float">
            <text:p>29936</text:p>
          </table:table-cell>
        </table:table-row>
        <table:table-row table:style-name="ro1">
          <table:table-cell office:value-type="float" office:value="36224713" calcext:value-type="float">
            <text:p>36224713</text:p>
          </table:table-cell>
          <table:table-cell office:value-type="float" office:value="26864" calcext:value-type="float">
            <text:p>26864</text:p>
          </table:table-cell>
        </table:table-row>
        <table:table-row table:style-name="ro1">
          <table:table-cell office:value-type="float" office:value="40167054" calcext:value-type="float">
            <text:p>40167054</text:p>
          </table:table-cell>
          <table:table-cell office:value-type="float" office:value="1490818" calcext:value-type="float">
            <text:p>1490818</text:p>
          </table:table-cell>
        </table:table-row>
        <table:table-row table:style-name="ro1">
          <table:table-cell office:value-type="float" office:value="38762407" calcext:value-type="float">
            <text:p>38762407</text:p>
          </table:table-cell>
          <table:table-cell office:value-type="float" office:value="1628232" calcext:value-type="float">
            <text:p>1628232</text:p>
          </table:table-cell>
        </table:table-row>
        <table:table-row table:style-name="ro1">
          <table:table-cell office:value-type="float" office:value="38337639" calcext:value-type="float">
            <text:p>38337639</text:p>
          </table:table-cell>
          <table:table-cell office:value-type="float" office:value="1020908" calcext:value-type="float">
            <text:p>1020908</text:p>
          </table:table-cell>
        </table:table-row>
        <table:table-row table:style-name="ro1">
          <table:table-cell office:value-type="float" office:value="38917823" calcext:value-type="float">
            <text:p>38917823</text:p>
          </table:table-cell>
          <table:table-cell office:value-type="float" office:value="1230287" calcext:value-type="float">
            <text:p>1230287</text:p>
          </table:table-cell>
        </table:table-row>
        <table:table-row table:style-name="ro1">
          <table:table-cell office:value-type="float" office:value="38634910" calcext:value-type="float">
            <text:p>38634910</text:p>
          </table:table-cell>
          <table:table-cell office:value-type="float" office:value="1047292" calcext:value-type="float">
            <text:p>1047292</text:p>
          </table:table-cell>
        </table:table-row>
        <table:table-row table:style-name="ro1">
          <table:table-cell office:value-type="float" office:value="38958217" calcext:value-type="float">
            <text:p>38958217</text:p>
          </table:table-cell>
          <table:table-cell office:value-type="float" office:value="1189598" calcext:value-type="float">
            <text:p>1189598</text:p>
          </table:table-cell>
        </table:table-row>
        <table:table-row table:style-name="ro1">
          <table:table-cell office:value-type="float" office:value="38704957" calcext:value-type="float">
            <text:p>38704957</text:p>
          </table:table-cell>
          <table:table-cell office:value-type="float" office:value="1112784" calcext:value-type="float">
            <text:p>1112784</text:p>
          </table:table-cell>
        </table:table-row>
        <table:table-row table:style-name="ro1">
          <table:table-cell office:value-type="float" office:value="38824707" calcext:value-type="float">
            <text:p>38824707</text:p>
          </table:table-cell>
          <table:table-cell office:value-type="float" office:value="1131730" calcext:value-type="float">
            <text:p>1131730</text:p>
          </table:table-cell>
        </table:table-row>
        <table:table-row table:style-name="ro1">
          <table:table-cell office:value-type="float" office:value="38837511" calcext:value-type="float">
            <text:p>38837511</text:p>
          </table:table-cell>
          <table:table-cell office:value-type="float" office:value="15511919" calcext:value-type="float">
            <text:p>15511919</text:p>
          </table:table-cell>
        </table:table-row>
        <table:table-row table:style-name="ro1">
          <table:table-cell office:value-type="float" office:value="31793972" calcext:value-type="float">
            <text:p>31793972</text:p>
          </table:table-cell>
          <table:table-cell office:value-type="float" office:value="25792405" calcext:value-type="float">
            <text:p>25792405</text:p>
          </table:table-cell>
        </table:table-row>
        <table:table-row table:style-name="ro1">
          <table:table-cell office:value-type="float" office:value="34887413" calcext:value-type="float">
            <text:p>34887413</text:p>
          </table:table-cell>
          <table:table-cell office:value-type="float" office:value="6102105" calcext:value-type="float">
            <text:p>6102105</text:p>
          </table:table-cell>
        </table:table-row>
        <table:table-row table:style-name="ro1">
          <table:table-cell office:value-type="float" office:value="14883611" calcext:value-type="float">
            <text:p>14883611</text:p>
          </table:table-cell>
          <table:table-cell office:value-type="float" office:value="2262613" calcext:value-type="float">
            <text:p>2262613</text:p>
          </table:table-cell>
        </table:table-row>
        <table:table-row table:style-name="ro1">
          <table:table-cell office:value-type="float" office:value="28776515" calcext:value-type="float">
            <text:p>28776515</text:p>
          </table:table-cell>
          <table:table-cell office:value-type="float" office:value="1265919" calcext:value-type="float">
            <text:p>1265919</text:p>
          </table:table-cell>
        </table:table-row>
        <table:table-row table:style-name="ro1">
          <table:table-cell office:value-type="float" office:value="38939478" calcext:value-type="float">
            <text:p>38939478</text:p>
          </table:table-cell>
          <table:table-cell office:value-type="float" office:value="4316806" calcext:value-type="float">
            <text:p>4316806</text:p>
          </table:table-cell>
        </table:table-row>
        <table:table-row table:style-name="ro1">
          <table:table-cell office:value-type="float" office:value="35747515" calcext:value-type="float">
            <text:p>35747515</text:p>
          </table:table-cell>
          <table:table-cell office:value-type="float" office:value="6518610" calcext:value-type="float">
            <text:p>6518610</text:p>
          </table:table-cell>
        </table:table-row>
        <table:table-row table:style-name="ro1">
          <table:table-cell office:value-type="float" office:value="32666156" calcext:value-type="float">
            <text:p>32666156</text:p>
          </table:table-cell>
          <table:table-cell office:value-type="float" office:value="1973504" calcext:value-type="float">
            <text:p>1973504</text:p>
          </table:table-cell>
        </table:table-row>
        <table:table-row table:style-name="ro1">
          <table:table-cell office:value-type="float" office:value="38031325" calcext:value-type="float">
            <text:p>38031325</text:p>
          </table:table-cell>
          <table:table-cell office:value-type="float" office:value="6203731" calcext:value-type="float">
            <text:p>6203731</text:p>
          </table:table-cell>
        </table:table-row>
        <table:table-row table:style-name="ro1">
          <table:table-cell office:value-type="float" office:value="33619319" calcext:value-type="float">
            <text:p>33619319</text:p>
          </table:table-cell>
          <table:table-cell office:value-type="float" office:value="1255930" calcext:value-type="float">
            <text:p>1255930</text:p>
          </table:table-cell>
        </table:table-row>
        <table:table-row table:style-name="ro1">
          <table:table-cell office:value-type="float" office:value="39017888" calcext:value-type="float">
            <text:p>39017888</text:p>
          </table:table-cell>
          <table:table-cell office:value-type="float" office:value="2823529" calcext:value-type="float">
            <text:p>2823529</text:p>
          </table:table-cell>
        </table:table-row>
        <table:table-row table:style-name="ro1">
          <table:table-cell office:value-type="float" office:value="37697172" calcext:value-type="float">
            <text:p>37697172</text:p>
          </table:table-cell>
          <table:table-cell office:value-type="float" office:value="1901673" calcext:value-type="float">
            <text:p>1901673</text:p>
          </table:table-cell>
        </table:table-row>
        <table:table-row table:style-name="ro1">
          <table:table-cell office:value-type="float" office:value="38160760" calcext:value-type="float">
            <text:p>38160760</text:p>
          </table:table-cell>
          <table:table-cell office:value-type="float" office:value="15947591" calcext:value-type="float">
            <text:p>15947591</text:p>
          </table:table-cell>
        </table:table-row>
        <table:table-row table:style-name="ro1">
          <table:table-cell office:value-type="float" office:value="45200952" calcext:value-type="float">
            <text:p>45200952</text:p>
          </table:table-cell>
          <table:table-cell office:value-type="float" office:value="21445171" calcext:value-type="float">
            <text:p>21445171</text:p>
          </table:table-cell>
        </table:table-row>
        <table:table-row table:style-name="ro1">
          <table:table-cell office:value-type="float" office:value="70493588" calcext:value-type="float">
            <text:p>70493588</text:p>
          </table:table-cell>
          <table:table-cell office:value-type="float" office:value="3911543" calcext:value-type="float">
            <text:p>3911543</text:p>
          </table:table-cell>
        </table:table-row>
        <table:table-row table:style-name="ro1">
          <table:table-cell office:value-type="float" office:value="36634255" calcext:value-type="float">
            <text:p>36634255</text:p>
          </table:table-cell>
          <table:table-cell office:value-type="float" office:value="5916896" calcext:value-type="float">
            <text:p>5916896</text:p>
          </table:table-cell>
        </table:table-row>
        <table:table-row table:style-name="ro1">
          <table:table-cell office:value-type="float" office:value="33611282" calcext:value-type="float">
            <text:p>33611282</text:p>
          </table:table-cell>
          <table:table-cell office:value-type="float" office:value="1405319" calcext:value-type="float">
            <text:p>1405319</text:p>
          </table:table-cell>
        </table:table-row>
        <table:table-row table:style-name="ro1">
          <table:table-cell office:value-type="float" office:value="41287430" calcext:value-type="float">
            <text:p>41287430</text:p>
          </table:table-cell>
          <table:table-cell office:value-type="float" office:value="1265849" calcext:value-type="float">
            <text:p>1265849</text:p>
          </table:table-cell>
        </table:table-row>
        <table:table-row table:style-name="ro1">
          <table:table-cell office:value-type="float" office:value="38661505" calcext:value-type="float">
            <text:p>38661505</text:p>
          </table:table-cell>
          <table:table-cell office:value-type="float" office:value="1306638" calcext:value-type="float">
            <text:p>1306638</text:p>
          </table:table-cell>
        </table:table-row>
        <table:table-row table:style-name="ro1">
          <table:table-cell office:value-type="float" office:value="38506053" calcext:value-type="float">
            <text:p>38506053</text:p>
          </table:table-cell>
          <table:table-cell office:value-type="float" office:value="1863043" calcext:value-type="float">
            <text:p>1863043</text:p>
          </table:table-cell>
        </table:table-row>
        <table:table-row table:style-name="ro1">
          <table:table-cell office:value-type="float" office:value="37640583" calcext:value-type="float">
            <text:p>37640583</text:p>
          </table:table-cell>
          <table:table-cell office:value-type="float" office:value="1177035" calcext:value-type="float">
            <text:p>1177035</text:p>
          </table:table-cell>
        </table:table-row>
        <table:table-row table:style-name="ro1">
          <table:table-cell office:value-type="float" office:value="38958205" calcext:value-type="float">
            <text:p>38958205</text:p>
          </table:table-cell>
          <table:table-cell office:value-type="float" office:value="1114755" calcext:value-type="float">
            <text:p>1114755</text:p>
          </table:table-cell>
        </table:table-row>
        <table:table-row table:style-name="ro1">
          <table:table-cell office:value-type="float" office:value="39374407" calcext:value-type="float">
            <text:p>39374407</text:p>
          </table:table-cell>
          <table:table-cell office:value-type="float" office:value="1965752" calcext:value-type="float">
            <text:p>1965752</text:p>
          </table:table-cell>
        </table:table-row>
        <table:table-row table:style-name="ro1">
          <table:table-cell office:value-type="float" office:value="37713068" calcext:value-type="float">
            <text:p>37713068</text:p>
          </table:table-cell>
          <table:table-cell office:value-type="float" office:value="1136400" calcext:value-type="float">
            <text:p>1136400</text:p>
          </table:table-cell>
        </table:table-row>
        <table:table-row table:style-name="ro1">
          <table:table-cell office:value-type="float" office:value="39245974" calcext:value-type="float">
            <text:p>39245974</text:p>
          </table:table-cell>
          <table:table-cell office:value-type="float" office:value="1162433" calcext:value-type="float">
            <text:p>1162433</text:p>
          </table:table-cell>
        </table:table-row>
        <table:table-row table:style-name="ro1">
          <table:table-cell office:value-type="float" office:value="37934906" calcext:value-type="float">
            <text:p>37934906</text:p>
          </table:table-cell>
          <table:table-cell office:value-type="float" office:value="18653221" calcext:value-type="float">
            <text:p>18653221</text:p>
          </table:table-cell>
        </table:table-row>
        <table:table-row table:style-name="ro1">
          <table:table-cell office:value-type="float" office:value="21669488" calcext:value-type="float">
            <text:p>21669488</text:p>
          </table:table-cell>
          <table:table-cell office:value-type="float" office:value="25088254" calcext:value-type="float">
            <text:p>25088254</text:p>
          </table:table-cell>
        </table:table-row>
        <table:table-row table:style-name="ro1">
          <table:table-cell office:value-type="float" office:value="98037856" calcext:value-type="float">
            <text:p>98037856</text:p>
          </table:table-cell>
          <table:table-cell office:value-type="float" office:value="6079322" calcext:value-type="float">
            <text:p>6079322</text:p>
          </table:table-cell>
        </table:table-row>
        <table:table-row table:style-name="ro1">
          <table:table-cell office:value-type="float" office:value="32067473" calcext:value-type="float">
            <text:p>32067473</text:p>
          </table:table-cell>
          <table:table-cell office:value-type="float" office:value="1746157" calcext:value-type="float">
            <text:p>1746157</text:p>
          </table:table-cell>
        </table:table-row>
        <table:table-row table:style-name="ro1">
          <table:table-cell office:value-type="float" office:value="38143647" calcext:value-type="float">
            <text:p>38143647</text:p>
          </table:table-cell>
          <table:table-cell office:value-type="float" office:value="6371568" calcext:value-type="float">
            <text:p>6371568</text:p>
          </table:table-cell>
        </table:table-row>
        <table:table-row table:style-name="ro1">
          <table:table-cell office:value-type="float" office:value="35945537" calcext:value-type="float">
            <text:p>35945537</text:p>
          </table:table-cell>
          <table:table-cell office:value-type="float" office:value="15115296" calcext:value-type="float">
            <text:p>15115296</text:p>
          </table:table-cell>
        </table:table-row>
        <table:table-row table:style-name="ro1">
          <table:table-cell office:value-type="float" office:value="24463029" calcext:value-type="float">
            <text:p>24463029</text:p>
          </table:table-cell>
          <table:table-cell office:value-type="float" office:value="19441031" calcext:value-type="float">
            <text:p>19441031</text:p>
          </table:table-cell>
        </table:table-row>
        <table:table-row table:style-name="ro1">
          <table:table-cell office:value-type="float" office:value="70835331" calcext:value-type="float">
            <text:p>70835331</text:p>
          </table:table-cell>
          <table:table-cell office:value-type="float" office:value="3868265" calcext:value-type="float">
            <text:p>3868265</text:p>
          </table:table-cell>
        </table:table-row>
        <table:table-row table:style-name="ro1">
          <table:table-cell office:value-type="float" office:value="35270279" calcext:value-type="float">
            <text:p>35270279</text:p>
          </table:table-cell>
          <table:table-cell office:value-type="float" office:value="5626496" calcext:value-type="float">
            <text:p>5626496</text:p>
          </table:table-cell>
        </table:table-row>
        <table:table-row table:style-name="ro1">
          <table:table-cell office:value-type="float" office:value="34802349" calcext:value-type="float">
            <text:p>34802349</text:p>
          </table:table-cell>
          <table:table-cell office:value-type="float" office:value="5115766" calcext:value-type="float">
            <text:p>5115766</text:p>
          </table:table-cell>
        </table:table-row>
        <table:table-row table:style-name="ro1">
          <table:table-cell office:value-type="float" office:value="36784723" calcext:value-type="float">
            <text:p>36784723</text:p>
          </table:table-cell>
          <table:table-cell office:value-type="float" office:value="6059721" calcext:value-type="float">
            <text:p>6059721</text:p>
          </table:table-cell>
        </table:table-row>
        <table:table-row table:style-name="ro1">
          <table:table-cell office:value-type="float" office:value="33907674" calcext:value-type="float">
            <text:p>33907674</text:p>
          </table:table-cell>
          <table:table-cell office:value-type="float" office:value="6258618" calcext:value-type="float">
            <text:p>6258618</text:p>
          </table:table-cell>
        </table:table-row>
        <table:table-row table:style-name="ro1">
          <table:table-cell office:value-type="float" office:value="33773369" calcext:value-type="float">
            <text:p>33773369</text:p>
          </table:table-cell>
          <table:table-cell office:value-type="float" office:value="21359512" calcext:value-type="float">
            <text:p>21359512</text:p>
          </table:table-cell>
        </table:table-row>
        <table:table-row table:style-name="ro1">
          <table:table-cell office:value-type="float" office:value="49851950" calcext:value-type="float">
            <text:p>49851950</text:p>
          </table:table-cell>
          <table:table-cell office:value-type="float" office:value="4925899" calcext:value-type="float">
            <text:p>4925899</text:p>
          </table:table-cell>
        </table:table-row>
        <table:table-row table:style-name="ro1">
          <table:table-cell office:value-type="float" office:value="27271373" calcext:value-type="float">
            <text:p>27271373</text:p>
          </table:table-cell>
          <table:table-cell office:value-type="float" office:value="2427907" calcext:value-type="float">
            <text:p>2427907</text:p>
          </table:table-cell>
        </table:table-row>
        <table:table-row table:style-name="ro1">
          <table:table-cell office:value-type="float" office:value="15215323" calcext:value-type="float">
            <text:p>15215323</text:p>
          </table:table-cell>
          <table:table-cell office:value-type="float" office:value="5340850" calcext:value-type="float">
            <text:p>5340850</text:p>
          </table:table-cell>
        </table:table-row>
        <table:table-row table:style-name="ro1">
          <table:table-cell office:value-type="float" office:value="32143611" calcext:value-type="float">
            <text:p>32143611</text:p>
          </table:table-cell>
          <table:table-cell office:value-type="float" office:value="5083582" calcext:value-type="float">
            <text:p>5083582</text:p>
          </table:table-cell>
        </table:table-row>
        <table:table-row table:style-name="ro1">
          <table:table-cell office:value-type="float" office:value="34699256" calcext:value-type="float">
            <text:p>34699256</text:p>
          </table:table-cell>
          <table:table-cell office:value-type="float" office:value="3922424" calcext:value-type="float">
            <text:p>3922424</text:p>
          </table:table-cell>
        </table:table-row>
        <table:table-row table:style-name="ro1">
          <table:table-cell office:value-type="float" office:value="36793928" calcext:value-type="float">
            <text:p>36793928</text:p>
          </table:table-cell>
          <table:table-cell office:value-type="float" office:value="2827503" calcext:value-type="float">
            <text:p>2827503</text:p>
          </table:table-cell>
        </table:table-row>
        <table:table-row table:style-name="ro1">
          <table:table-cell office:value-type="float" office:value="37164284" calcext:value-type="float">
            <text:p>37164284</text:p>
          </table:table-cell>
          <table:table-cell office:value-type="float" office:value="1663175" calcext:value-type="float">
            <text:p>1663175</text:p>
          </table:table-cell>
        </table:table-row>
        <table:table-row table:style-name="ro1">
          <table:table-cell office:value-type="float" office:value="37861210" calcext:value-type="float">
            <text:p>37861210</text:p>
          </table:table-cell>
          <table:table-cell office:value-type="float" office:value="1996571" calcext:value-type="float">
            <text:p>1996571</text:p>
          </table:table-cell>
        </table:table-row>
        <table:table-row table:style-name="ro1">
          <table:table-cell office:value-type="float" office:value="38233853" calcext:value-type="float">
            <text:p>38233853</text:p>
          </table:table-cell>
          <table:table-cell office:value-type="float" office:value="4415832" calcext:value-type="float">
            <text:p>4415832</text:p>
          </table:table-cell>
        </table:table-row>
        <table:table-row table:style-name="ro1">
          <table:table-cell office:value-type="float" office:value="35664190" calcext:value-type="float">
            <text:p>35664190</text:p>
          </table:table-cell>
          <table:table-cell office:value-type="float" office:value="4667593" calcext:value-type="float">
            <text:p>4667593</text:p>
          </table:table-cell>
        </table:table-row>
        <table:table-row table:style-name="ro1">
          <table:table-cell office:value-type="float" office:value="34780348" calcext:value-type="float">
            <text:p>34780348</text:p>
          </table:table-cell>
          <table:table-cell office:value-type="float" office:value="7937930" calcext:value-type="float">
            <text:p>7937930</text:p>
          </table:table-cell>
        </table:table-row>
        <table:table-row table:style-name="ro1">
          <table:table-cell office:value-type="float" office:value="48815082" calcext:value-type="float">
            <text:p>48815082</text:p>
          </table:table-cell>
          <table:table-cell office:value-type="float" office:value="5218948" calcext:value-type="float">
            <text:p>5218948</text:p>
          </table:table-cell>
        </table:table-row>
        <table:table-row table:style-name="ro1">
          <table:table-cell office:value-type="float" office:value="56107333" calcext:value-type="float">
            <text:p>56107333</text:p>
          </table:table-cell>
          <table:table-cell office:value-type="float" office:value="9225881" calcext:value-type="float">
            <text:p>9225881</text:p>
          </table:table-cell>
        </table:table-row>
        <table:table-row table:style-name="ro1">
          <table:table-cell office:value-type="float" office:value="50055854" calcext:value-type="float">
            <text:p>50055854</text:p>
          </table:table-cell>
          <table:table-cell office:value-type="float" office:value="5335328" calcext:value-type="float">
            <text:p>5335328</text:p>
          </table:table-cell>
        </table:table-row>
        <table:table-row table:style-name="ro1">
          <table:table-cell office:value-type="float" office:value="36108613" calcext:value-type="float">
            <text:p>36108613</text:p>
          </table:table-cell>
          <table:table-cell office:value-type="float" office:value="5563128" calcext:value-type="float">
            <text:p>5563128</text:p>
          </table:table-cell>
        </table:table-row>
        <table:table-row table:style-name="ro1">
          <table:table-cell office:value-type="float" office:value="41104837" calcext:value-type="float">
            <text:p>41104837</text:p>
          </table:table-cell>
          <table:table-cell office:value-type="float" office:value="8205855" calcext:value-type="float">
            <text:p>8205855</text:p>
          </table:table-cell>
        </table:table-row>
        <table:table-row table:style-name="ro1">
          <table:table-cell office:value-type="float" office:value="22359343" calcext:value-type="float">
            <text:p>22359343</text:p>
          </table:table-cell>
          <table:table-cell office:value-type="float" office:value="5028318" calcext:value-type="float">
            <text:p>5028318</text:p>
          </table:table-cell>
        </table:table-row>
        <table:table-row table:style-name="ro1">
          <table:table-cell office:value-type="float" office:value="33913989" calcext:value-type="float">
            <text:p>33913989</text:p>
          </table:table-cell>
          <table:table-cell office:value-type="float" office:value="7403177" calcext:value-type="float">
            <text:p>7403177</text:p>
          </table:table-cell>
        </table:table-row>
        <table:table-row table:style-name="ro1">
          <table:table-cell office:value-type="float" office:value="32687097" calcext:value-type="float">
            <text:p>32687097</text:p>
          </table:table-cell>
          <table:table-cell office:value-type="float" office:value="6774367" calcext:value-type="float">
            <text:p>6774367</text:p>
          </table:table-cell>
        </table:table-row>
        <table:table-row table:style-name="ro1">
          <table:table-cell office:value-type="float" office:value="33797596" calcext:value-type="float">
            <text:p>33797596</text:p>
          </table:table-cell>
          <table:table-cell office:value-type="float" office:value="7748531" calcext:value-type="float">
            <text:p>7748531</text:p>
          </table:table-cell>
        </table:table-row>
        <table:table-row table:style-name="ro1">
          <table:table-cell office:value-type="float" office:value="31663707" calcext:value-type="float">
            <text:p>31663707</text:p>
          </table:table-cell>
          <table:table-cell office:value-type="float" office:value="7279336" calcext:value-type="float">
            <text:p>7279336</text:p>
          </table:table-cell>
        </table:table-row>
        <table:table-row table:style-name="ro1">
          <table:table-cell office:value-type="float" office:value="32797725" calcext:value-type="float">
            <text:p>32797725</text:p>
          </table:table-cell>
          <table:table-cell office:value-type="float" office:value="6603747" calcext:value-type="float">
            <text:p>6603747</text:p>
          </table:table-cell>
        </table:table-row>
        <table:table-row table:style-name="ro1">
          <table:table-cell office:value-type="float" office:value="53891808" calcext:value-type="float">
            <text:p>53891808</text:p>
          </table:table-cell>
          <table:table-cell office:value-type="float" office:value="12247558" calcext:value-type="float">
            <text:p>12247558</text:p>
          </table:table-cell>
        </table:table-row>
        <table:table-row table:style-name="ro1">
          <table:table-cell office:value-type="float" office:value="86066372" calcext:value-type="float">
            <text:p>86066372</text:p>
          </table:table-cell>
          <table:table-cell office:value-type="float" office:value="17097058" calcext:value-type="float">
            <text:p>17097058</text:p>
          </table:table-cell>
        </table:table-row>
        <table:table-row table:style-name="ro1">
          <table:table-cell office:value-type="float" office:value="48450480" calcext:value-type="float">
            <text:p>48450480</text:p>
          </table:table-cell>
          <table:table-cell office:value-type="float" office:value="2185823" calcext:value-type="float">
            <text:p>2185823</text:p>
          </table:table-cell>
        </table:table-row>
        <table:table-row table:style-name="ro1">
          <table:table-cell office:value-type="float" office:value="65360135" calcext:value-type="float">
            <text:p>65360135</text:p>
          </table:table-cell>
          <table:table-cell office:value-type="float" office:value="6869764" calcext:value-type="float">
            <text:p>6869764</text:p>
          </table:table-cell>
        </table:table-row>
        <table:table-row table:style-name="ro1">
          <table:table-cell office:value-type="float" office:value="33195474" calcext:value-type="float">
            <text:p>33195474</text:p>
          </table:table-cell>
          <table:table-cell office:value-type="float" office:value="3152698" calcext:value-type="float">
            <text:p>3152698</text:p>
          </table:table-cell>
        </table:table-row>
        <table:table-row table:style-name="ro1">
          <table:table-cell office:value-type="float" office:value="36497342" calcext:value-type="float">
            <text:p>36497342</text:p>
          </table:table-cell>
          <table:table-cell office:value-type="float" office:value="8862303" calcext:value-type="float">
            <text:p>8862303</text:p>
          </table:table-cell>
        </table:table-row>
        <table:table-row table:style-name="ro1">
          <table:table-cell office:value-type="float" office:value="30961630" calcext:value-type="float">
            <text:p>30961630</text:p>
          </table:table-cell>
          <table:table-cell office:value-type="float" office:value="1514609" calcext:value-type="float">
            <text:p>1514609</text:p>
          </table:table-cell>
        </table:table-row>
        <table:table-row table:style-name="ro1">
          <table:table-cell office:value-type="float" office:value="38920801" calcext:value-type="float">
            <text:p>38920801</text:p>
          </table:table-cell>
          <table:table-cell office:value-type="float" office:value="7588696" calcext:value-type="float">
            <text:p>7588696</text:p>
          </table:table-cell>
        </table:table-row>
        <table:table-row table:style-name="ro1">
          <table:table-cell office:value-type="float" office:value="31820189" calcext:value-type="float">
            <text:p>31820189</text:p>
          </table:table-cell>
          <table:table-cell office:value-type="float" office:value="4335522" calcext:value-type="float">
            <text:p>4335522</text:p>
          </table:table-cell>
        </table:table-row>
        <table:table-row table:style-name="ro1">
          <table:table-cell office:value-type="float" office:value="35474627" calcext:value-type="float">
            <text:p>35474627</text:p>
          </table:table-cell>
          <table:table-cell office:value-type="float" office:value="4882924" calcext:value-type="float">
            <text:p>4882924</text:p>
          </table:table-cell>
        </table:table-row>
        <table:table-row table:style-name="ro1">
          <table:table-cell office:value-type="float" office:value="34986422" calcext:value-type="float">
            <text:p>34986422</text:p>
          </table:table-cell>
          <table:table-cell office:value-type="float" office:value="1462505" calcext:value-type="float">
            <text:p>1462505</text:p>
          </table:table-cell>
        </table:table-row>
        <table:table-row table:style-name="ro1">
          <table:table-cell office:value-type="float" office:value="38837193" calcext:value-type="float">
            <text:p>38837193</text:p>
          </table:table-cell>
          <table:table-cell office:value-type="float" office:value="2198709" calcext:value-type="float">
            <text:p>2198709</text:p>
          </table:table-cell>
        </table:table-row>
        <table:table-row table:style-name="ro1">
          <table:table-cell office:value-type="float" office:value="37163169" calcext:value-type="float">
            <text:p>37163169</text:p>
          </table:table-cell>
          <table:table-cell office:value-type="float" office:value="4422688" calcext:value-type="float">
            <text:p>4422688</text:p>
          </table:table-cell>
        </table:table-row>
        <table:table-row table:style-name="ro1">
          <table:table-cell office:value-type="float" office:value="35638394" calcext:value-type="float">
            <text:p>35638394</text:p>
          </table:table-cell>
          <table:table-cell office:value-type="float" office:value="3835010" calcext:value-type="float">
            <text:p>3835010</text:p>
          </table:table-cell>
        </table:table-row>
        <table:table-row table:style-name="ro1">
          <table:table-cell office:value-type="float" office:value="36898720" calcext:value-type="float">
            <text:p>36898720</text:p>
          </table:table-cell>
          <table:table-cell office:value-type="float" office:value="5345263" calcext:value-type="float">
            <text:p>5345263</text:p>
          </table:table-cell>
        </table:table-row>
        <table:table-row table:style-name="ro1">
          <table:table-cell office:value-type="float" office:value="34277072" calcext:value-type="float">
            <text:p>34277072</text:p>
          </table:table-cell>
          <table:table-cell office:value-type="float" office:value="1196227" calcext:value-type="float">
            <text:p>1196227</text:p>
          </table:table-cell>
        </table:table-row>
        <table:table-row table:style-name="ro1">
          <table:table-cell office:value-type="float" office:value="38646895" calcext:value-type="float">
            <text:p>38646895</text:p>
          </table:table-cell>
          <table:table-cell office:value-type="float" office:value="1239874" calcext:value-type="float">
            <text:p>1239874</text:p>
          </table:table-cell>
        </table:table-row>
        <table:table-row table:style-name="ro1">
          <table:table-cell office:value-type="float" office:value="38852454" calcext:value-type="float">
            <text:p>38852454</text:p>
          </table:table-cell>
          <table:table-cell office:value-type="float" office:value="1124264" calcext:value-type="float">
            <text:p>1124264</text:p>
          </table:table-cell>
        </table:table-row>
        <table:table-row table:style-name="ro1">
          <table:table-cell office:value-type="float" office:value="38426672" calcext:value-type="float">
            <text:p>38426672</text:p>
          </table:table-cell>
          <table:table-cell office:value-type="float" office:value="1114200" calcext:value-type="float">
            <text:p>1114200</text:p>
          </table:table-cell>
        </table:table-row>
        <table:table-row table:style-name="ro1">
          <table:table-cell office:value-type="float" office:value="39205427" calcext:value-type="float">
            <text:p>39205427</text:p>
          </table:table-cell>
          <table:table-cell office:value-type="float" office:value="1407868" calcext:value-type="float">
            <text:p>1407868</text:p>
          </table:table-cell>
        </table:table-row>
        <table:table-row table:style-name="ro1">
          <table:table-cell office:value-type="float" office:value="38954449" calcext:value-type="float">
            <text:p>38954449</text:p>
          </table:table-cell>
          <table:table-cell office:value-type="float" office:value="1329577" calcext:value-type="float">
            <text:p>1329577</text:p>
          </table:table-cell>
        </table:table-row>
        <table:table-row table:style-name="ro1">
          <table:table-cell office:value-type="float" office:value="38357912" calcext:value-type="float">
            <text:p>38357912</text:p>
          </table:table-cell>
          <table:table-cell office:value-type="float" office:value="1562163" calcext:value-type="float">
            <text:p>1562163</text:p>
          </table:table-cell>
        </table:table-row>
        <table:table-row table:style-name="ro1">
          <table:table-cell office:value-type="float" office:value="38061203" calcext:value-type="float">
            <text:p>38061203</text:p>
          </table:table-cell>
          <table:table-cell office:value-type="float" office:value="996381" calcext:value-type="float">
            <text:p>996381</text:p>
          </table:table-cell>
        </table:table-row>
        <table:table-row table:style-name="ro1">
          <table:table-cell office:value-type="float" office:value="39061763" calcext:value-type="float">
            <text:p>39061763</text:p>
          </table:table-cell>
          <table:table-cell office:value-type="float" office:value="1315086" calcext:value-type="float">
            <text:p>1315086</text:p>
          </table:table-cell>
        </table:table-row>
        <table:table-row table:style-name="ro1">
          <table:table-cell office:value-type="float" office:value="39165378" calcext:value-type="float">
            <text:p>39165378</text:p>
          </table:table-cell>
          <table:table-cell office:value-type="float" office:value="1044994" calcext:value-type="float">
            <text:p>1044994</text:p>
          </table:table-cell>
        </table:table-row>
        <table:table-row table:style-name="ro1">
          <table:table-cell office:value-type="float" office:value="38574066" calcext:value-type="float">
            <text:p>38574066</text:p>
          </table:table-cell>
          <table:table-cell office:value-type="float" office:value="992220" calcext:value-type="float">
            <text:p>992220</text:p>
          </table:table-cell>
        </table:table-row>
        <table:table-row table:style-name="ro1">
          <table:table-cell office:value-type="float" office:value="38911337" calcext:value-type="float">
            <text:p>38911337</text:p>
          </table:table-cell>
          <table:table-cell office:value-type="float" office:value="975766" calcext:value-type="float">
            <text:p>975766</text:p>
          </table:table-cell>
        </table:table-row>
        <table:table-row table:style-name="ro1">
          <table:table-cell office:value-type="float" office:value="39281976" calcext:value-type="float">
            <text:p>39281976</text:p>
          </table:table-cell>
          <table:table-cell office:value-type="float" office:value="1027519" calcext:value-type="float">
            <text:p>1027519</text:p>
          </table:table-cell>
        </table:table-row>
        <table:table-row table:style-name="ro1">
          <table:table-cell office:value-type="float" office:value="38287160" calcext:value-type="float">
            <text:p>38287160</text:p>
          </table:table-cell>
          <table:table-cell office:value-type="float" office:value="1592150" calcext:value-type="float">
            <text:p>1592150</text:p>
          </table:table-cell>
        </table:table-row>
        <table:table-row table:style-name="ro1">
          <table:table-cell office:value-type="float" office:value="38589051" calcext:value-type="float">
            <text:p>38589051</text:p>
          </table:table-cell>
          <table:table-cell office:value-type="float" office:value="1037720" calcext:value-type="float">
            <text:p>1037720</text:p>
          </table:table-cell>
        </table:table-row>
        <table:table-row table:style-name="ro1">
          <table:table-cell office:value-type="float" office:value="39178653" calcext:value-type="float">
            <text:p>39178653</text:p>
          </table:table-cell>
          <table:table-cell office:value-type="float" office:value="1219855" calcext:value-type="float">
            <text:p>1219855</text:p>
          </table:table-cell>
        </table:table-row>
        <table:table-row table:style-name="ro1">
          <table:table-cell office:value-type="float" office:value="38924136" calcext:value-type="float">
            <text:p>38924136</text:p>
          </table:table-cell>
          <table:table-cell office:value-type="float" office:value="1585052" calcext:value-type="float">
            <text:p>1585052</text:p>
          </table:table-cell>
        </table:table-row>
        <table:table-row table:style-name="ro1">
          <table:table-cell office:value-type="float" office:value="38114039" calcext:value-type="float">
            <text:p>38114039</text:p>
          </table:table-cell>
          <table:table-cell office:value-type="float" office:value="1760631" calcext:value-type="float">
            <text:p>1760631</text:p>
          </table:table-cell>
        </table:table-row>
        <table:table-row table:style-name="ro1">
          <table:table-cell office:value-type="float" office:value="38173844" calcext:value-type="float">
            <text:p>38173844</text:p>
          </table:table-cell>
          <table:table-cell office:value-type="float" office:value="1507568" calcext:value-type="float">
            <text:p>1507568</text:p>
          </table:table-cell>
        </table:table-row>
        <table:table-row table:style-name="ro1">
          <table:table-cell office:value-type="float" office:value="39195143" calcext:value-type="float">
            <text:p>39195143</text:p>
          </table:table-cell>
          <table:table-cell office:value-type="float" office:value="1504284" calcext:value-type="float">
            <text:p>1504284</text:p>
          </table:table-cell>
        </table:table-row>
        <table:table-row table:style-name="ro1">
          <table:table-cell office:value-type="float" office:value="38179063" calcext:value-type="float">
            <text:p>38179063</text:p>
          </table:table-cell>
          <table:table-cell office:value-type="float" office:value="3148717" calcext:value-type="float">
            <text:p>3148717</text:p>
          </table:table-cell>
        </table:table-row>
        <table:table-row table:style-name="ro1">
          <table:table-cell office:value-type="float" office:value="36882028" calcext:value-type="float">
            <text:p>36882028</text:p>
          </table:table-cell>
          <table:table-cell office:value-type="float" office:value="2342063" calcext:value-type="float">
            <text:p>2342063</text:p>
          </table:table-cell>
        </table:table-row>
        <table:table-row table:style-name="ro1">
          <table:table-cell office:value-type="float" office:value="37692684" calcext:value-type="float">
            <text:p>37692684</text:p>
          </table:table-cell>
          <table:table-cell office:value-type="float" office:value="2524614" calcext:value-type="float">
            <text:p>2524614</text:p>
          </table:table-cell>
        </table:table-row>
        <table:table-row table:style-name="ro1">
          <table:table-cell office:value-type="float" office:value="37062000" calcext:value-type="float">
            <text:p>37062000</text:p>
          </table:table-cell>
          <table:table-cell office:value-type="float" office:value="1206083" calcext:value-type="float">
            <text:p>1206083</text:p>
          </table:table-cell>
        </table:table-row>
        <table:table-row table:style-name="ro1">
          <table:table-cell office:value-type="float" office:value="38712967" calcext:value-type="float">
            <text:p>38712967</text:p>
          </table:table-cell>
          <table:table-cell office:value-type="float" office:value="2081645" calcext:value-type="float">
            <text:p>2081645</text:p>
          </table:table-cell>
        </table:table-row>
        <table:table-row table:style-name="ro1">
          <table:table-cell office:value-type="float" office:value="37604073" calcext:value-type="float">
            <text:p>37604073</text:p>
          </table:table-cell>
          <table:table-cell office:value-type="float" office:value="3147638" calcext:value-type="float">
            <text:p>3147638</text:p>
          </table:table-cell>
        </table:table-row>
        <table:table-row table:style-name="ro1">
          <table:table-cell office:value-type="float" office:value="36803011" calcext:value-type="float">
            <text:p>36803011</text:p>
          </table:table-cell>
          <table:table-cell office:value-type="float" office:value="2388048" calcext:value-type="float">
            <text:p>2388048</text:p>
          </table:table-cell>
        </table:table-row>
        <table:table-row table:style-name="ro1">
          <table:table-cell office:value-type="float" office:value="37718599" calcext:value-type="float">
            <text:p>37718599</text:p>
          </table:table-cell>
          <table:table-cell office:value-type="float" office:value="1627307" calcext:value-type="float">
            <text:p>1627307</text:p>
          </table:table-cell>
        </table:table-row>
        <table:table-row table:style-name="ro1">
          <table:table-cell office:value-type="float" office:value="38602660" calcext:value-type="float">
            <text:p>38602660</text:p>
          </table:table-cell>
          <table:table-cell office:value-type="float" office:value="1511398" calcext:value-type="float">
            <text:p>1511398</text:p>
          </table:table-cell>
        </table:table-row>
        <table:table-row table:style-name="ro1">
          <table:table-cell office:value-type="float" office:value="38379969" calcext:value-type="float">
            <text:p>38379969</text:p>
          </table:table-cell>
          <table:table-cell office:value-type="float" office:value="2761612" calcext:value-type="float">
            <text:p>2761612</text:p>
          </table:table-cell>
        </table:table-row>
        <table:table-row table:style-name="ro1">
          <table:table-cell office:value-type="float" office:value="37081504" calcext:value-type="float">
            <text:p>37081504</text:p>
          </table:table-cell>
          <table:table-cell office:value-type="float" office:value="1095137" calcext:value-type="float">
            <text:p>1095137</text:p>
          </table:table-cell>
        </table:table-row>
        <table:table-row table:style-name="ro1">
          <table:table-cell office:value-type="float" office:value="39045308" calcext:value-type="float">
            <text:p>39045308</text:p>
          </table:table-cell>
          <table:table-cell office:value-type="float" office:value="4605980" calcext:value-type="float">
            <text:p>4605980</text:p>
          </table:table-cell>
        </table:table-row>
        <table:table-row table:style-name="ro1">
          <table:table-cell office:value-type="float" office:value="35342323" calcext:value-type="float">
            <text:p>35342323</text:p>
          </table:table-cell>
          <table:table-cell office:value-type="float" office:value="1030562" calcext:value-type="float">
            <text:p>1030562</text:p>
          </table:table-cell>
        </table:table-row>
        <table:table-row table:style-name="ro1">
          <table:table-cell office:value-type="float" office:value="39416992" calcext:value-type="float">
            <text:p>39416992</text:p>
          </table:table-cell>
          <table:table-cell office:value-type="float" office:value="1081157" calcext:value-type="float">
            <text:p>1081157</text:p>
          </table:table-cell>
        </table:table-row>
        <table:table-row table:style-name="ro1">
          <table:table-cell office:value-type="float" office:value="38482786" calcext:value-type="float">
            <text:p>38482786</text:p>
          </table:table-cell>
          <table:table-cell office:value-type="float" office:value="1519534" calcext:value-type="float">
            <text:p>1519534</text:p>
          </table:table-cell>
        </table:table-row>
        <table:table-row table:style-name="ro1">
          <table:table-cell office:value-type="float" office:value="38402986" calcext:value-type="float">
            <text:p>38402986</text:p>
          </table:table-cell>
          <table:table-cell office:value-type="float" office:value="1084575" calcext:value-type="float">
            <text:p>1084575</text:p>
          </table:table-cell>
        </table:table-row>
        <table:table-row table:style-name="ro1">
          <table:table-cell office:value-type="float" office:value="38848153" calcext:value-type="float">
            <text:p>38848153</text:p>
          </table:table-cell>
          <table:table-cell office:value-type="float" office:value="1071255" calcext:value-type="float">
            <text:p>1071255</text:p>
          </table:table-cell>
        </table:table-row>
        <table:table-row table:style-name="ro1">
          <table:table-cell office:value-type="float" office:value="39023983" calcext:value-type="float">
            <text:p>39023983</text:p>
          </table:table-cell>
          <table:table-cell office:value-type="float" office:value="5204529" calcext:value-type="float">
            <text:p>5204529</text:p>
          </table:table-cell>
        </table:table-row>
        <table:table-row table:style-name="ro1">
          <table:table-cell office:value-type="float" office:value="34778503" calcext:value-type="float">
            <text:p>34778503</text:p>
          </table:table-cell>
          <table:table-cell office:value-type="float" office:value="1562397" calcext:value-type="float">
            <text:p>1562397</text:p>
          </table:table-cell>
        </table:table-row>
        <table:table-row table:style-name="ro1">
          <table:table-cell office:value-type="float" office:value="38302289" calcext:value-type="float">
            <text:p>38302289</text:p>
          </table:table-cell>
          <table:table-cell office:value-type="float" office:value="1068999" calcext:value-type="float">
            <text:p>1068999</text:p>
          </table:table-cell>
        </table:table-row>
        <table:table-row table:style-name="ro1">
          <table:table-cell office:value-type="float" office:value="38878970" calcext:value-type="float">
            <text:p>38878970</text:p>
          </table:table-cell>
          <table:table-cell office:value-type="float" office:value="1066400" calcext:value-type="float">
            <text:p>1066400</text:p>
          </table:table-cell>
        </table:table-row>
        <table:table-row table:style-name="ro1">
          <table:table-cell office:value-type="float" office:value="38972377" calcext:value-type="float">
            <text:p>38972377</text:p>
          </table:table-cell>
          <table:table-cell office:value-type="float" office:value="1282239" calcext:value-type="float">
            <text:p>1282239</text:p>
          </table:table-cell>
        </table:table-row>
        <table:table-row table:style-name="ro1">
          <table:table-cell office:value-type="float" office:value="39279905" calcext:value-type="float">
            <text:p>39279905</text:p>
          </table:table-cell>
          <table:table-cell office:value-type="float" office:value="1222780" calcext:value-type="float">
            <text:p>1222780</text:p>
          </table:table-cell>
        </table:table-row>
        <table:table-row table:style-name="ro1">
          <table:table-cell office:value-type="float" office:value="37945030" calcext:value-type="float">
            <text:p>37945030</text:p>
          </table:table-cell>
          <table:table-cell office:value-type="float" office:value="1045530" calcext:value-type="float">
            <text:p>1045530</text:p>
          </table:table-cell>
        </table:table-row>
        <table:table-row table:style-name="ro1">
          <table:table-cell office:value-type="float" office:value="39151444" calcext:value-type="float">
            <text:p>39151444</text:p>
          </table:table-cell>
          <table:table-cell office:value-type="float" office:value="1302718" calcext:value-type="float">
            <text:p>1302718</text:p>
          </table:table-cell>
        </table:table-row>
        <table:table-row table:style-name="ro1">
          <table:table-cell office:value-type="float" office:value="38649731" calcext:value-type="float">
            <text:p>38649731</text:p>
          </table:table-cell>
          <table:table-cell office:value-type="float" office:value="1110214" calcext:value-type="float">
            <text:p>1110214</text:p>
          </table:table-cell>
        </table:table-row>
        <table:table-row table:style-name="ro1">
          <table:table-cell office:value-type="float" office:value="38919908" calcext:value-type="float">
            <text:p>38919908</text:p>
          </table:table-cell>
          <table:table-cell office:value-type="float" office:value="1182270" calcext:value-type="float">
            <text:p>1182270</text:p>
          </table:table-cell>
        </table:table-row>
        <table:table-row table:style-name="ro1">
          <table:table-cell office:value-type="float" office:value="38805926" calcext:value-type="float">
            <text:p>38805926</text:p>
          </table:table-cell>
          <table:table-cell office:value-type="float" office:value="1056474" calcext:value-type="float">
            <text:p>1056474</text:p>
          </table:table-cell>
        </table:table-row>
        <table:table-row table:style-name="ro1">
          <table:table-cell office:value-type="float" office:value="38599492" calcext:value-type="float">
            <text:p>38599492</text:p>
          </table:table-cell>
          <table:table-cell office:value-type="float" office:value="2582268" calcext:value-type="float">
            <text:p>2582268</text:p>
          </table:table-cell>
        </table:table-row>
        <table:table-row table:style-name="ro1">
          <table:table-cell office:value-type="float" office:value="37322896" calcext:value-type="float">
            <text:p>37322896</text:p>
          </table:table-cell>
          <table:table-cell office:value-type="float" office:value="1881466" calcext:value-type="float">
            <text:p>1881466</text:p>
          </table:table-cell>
        </table:table-row>
        <table:table-row table:style-name="ro1">
          <table:table-cell office:value-type="float" office:value="38226147" calcext:value-type="float">
            <text:p>38226147</text:p>
          </table:table-cell>
          <table:table-cell office:value-type="float" office:value="1867811" calcext:value-type="float">
            <text:p>1867811</text:p>
          </table:table-cell>
        </table:table-row>
        <table:table-row table:style-name="ro1">
          <table:table-cell office:value-type="float" office:value="38533726" calcext:value-type="float">
            <text:p>38533726</text:p>
          </table:table-cell>
          <table:table-cell office:value-type="float" office:value="1218791" calcext:value-type="float">
            <text:p>1218791</text:p>
          </table:table-cell>
        </table:table-row>
        <table:table-row table:style-name="ro1">
          <table:table-cell office:value-type="float" office:value="38847355" calcext:value-type="float">
            <text:p>38847355</text:p>
          </table:table-cell>
          <table:table-cell office:value-type="float" office:value="1255442" calcext:value-type="float">
            <text:p>1255442</text:p>
          </table:table-cell>
        </table:table-row>
        <table:table-row table:style-name="ro1">
          <table:table-cell office:value-type="float" office:value="38251341" calcext:value-type="float">
            <text:p>38251341</text:p>
          </table:table-cell>
          <table:table-cell office:value-type="float" office:value="1212169" calcext:value-type="float">
            <text:p>1212169</text:p>
          </table:table-cell>
        </table:table-row>
        <table:table-row table:style-name="ro1">
          <table:table-cell office:value-type="float" office:value="38821994" calcext:value-type="float">
            <text:p>38821994</text:p>
          </table:table-cell>
          <table:table-cell office:value-type="float" office:value="2965161" calcext:value-type="float">
            <text:p>2965161</text:p>
          </table:table-cell>
        </table:table-row>
        <table:table-row table:style-name="ro1">
          <table:table-cell office:value-type="float" office:value="37631633" calcext:value-type="float">
            <text:p>37631633</text:p>
          </table:table-cell>
          <table:table-cell office:value-type="float" office:value="3448941" calcext:value-type="float">
            <text:p>3448941</text:p>
          </table:table-cell>
        </table:table-row>
        <table:table-row table:style-name="ro1">
          <table:table-cell office:value-type="float" office:value="36086995" calcext:value-type="float">
            <text:p>36086995</text:p>
          </table:table-cell>
          <table:table-cell office:value-type="float" office:value="3235256" calcext:value-type="float">
            <text:p>3235256</text:p>
          </table:table-cell>
        </table:table-row>
        <table:table-row table:style-name="ro1">
          <table:table-cell office:value-type="float" office:value="37221344" calcext:value-type="float">
            <text:p>37221344</text:p>
          </table:table-cell>
          <table:table-cell office:value-type="float" office:value="4393678" calcext:value-type="float">
            <text:p>4393678</text:p>
          </table:table-cell>
        </table:table-row>
        <table:table-row table:style-name="ro1">
          <table:table-cell office:value-type="float" office:value="35462190" calcext:value-type="float">
            <text:p>35462190</text:p>
          </table:table-cell>
          <table:table-cell office:value-type="float" office:value="2301774" calcext:value-type="float">
            <text:p>2301774</text:p>
          </table:table-cell>
        </table:table-row>
        <table:table-row table:style-name="ro1">
          <table:table-cell office:value-type="float" office:value="36753932" calcext:value-type="float">
            <text:p>36753932</text:p>
          </table:table-cell>
          <table:table-cell office:value-type="float" office:value="3761412" calcext:value-type="float">
            <text:p>3761412</text:p>
          </table:table-cell>
        </table:table-row>
        <table:table-row table:style-name="ro1">
          <table:table-cell office:value-type="float" office:value="37186267" calcext:value-type="float">
            <text:p>37186267</text:p>
          </table:table-cell>
          <table:table-cell office:value-type="float" office:value="2340174" calcext:value-type="float">
            <text:p>2340174</text:p>
          </table:table-cell>
        </table:table-row>
      </table:table>
      <table:table table:name="test_4" table:style-name="ta1">
        <table:shapes>
          <draw:frame draw:z-index="0" draw:style-name="gr1" draw:text-style-name="P1" svg:width="334.39mm" svg:height="153.86mm" svg:x="69.87mm" svg:y="12.95mm">
            <loext:p draw:notify-on-update-of-ranges="test_4.A1:test_4.A249 test_4.B1:test_4.B24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8" table:number-columns-repeated="2" table:default-cell-style-name="Default"/>
        <table:table-row table:style-name="ro1">
          <table:table-cell office:value-type="float" office:value="38411369" calcext:value-type="float">
            <text:p>38411369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float" office:value="40149212" calcext:value-type="float">
            <text:p>40149212</text:p>
          </table:table-cell>
          <table:table-cell office:value-type="float" office:value="17873" calcext:value-type="float">
            <text:p>17873</text:p>
          </table:table-cell>
        </table:table-row>
        <table:table-row table:style-name="ro1">
          <table:table-cell office:value-type="float" office:value="40114664" calcext:value-type="float">
            <text:p>40114664</text:p>
          </table:table-cell>
          <table:table-cell office:value-type="float" office:value="17868" calcext:value-type="float">
            <text:p>17868</text:p>
          </table:table-cell>
        </table:table-row>
        <table:table-row table:style-name="ro1">
          <table:table-cell office:value-type="float" office:value="40166533" calcext:value-type="float">
            <text:p>40166533</text:p>
          </table:table-cell>
          <table:table-cell office:value-type="float" office:value="18970" calcext:value-type="float">
            <text:p>18970</text:p>
          </table:table-cell>
        </table:table-row>
        <table:table-row table:style-name="ro1">
          <table:table-cell office:value-type="float" office:value="40157177" calcext:value-type="float">
            <text:p>40157177</text:p>
          </table:table-cell>
          <table:table-cell office:value-type="float" office:value="57557" calcext:value-type="float">
            <text:p>57557</text:p>
          </table:table-cell>
        </table:table-row>
        <table:table-row table:style-name="ro1">
          <table:table-cell office:value-type="float" office:value="39103551" calcext:value-type="float">
            <text:p>39103551</text:p>
          </table:table-cell>
          <table:table-cell office:value-type="float" office:value="18175" calcext:value-type="float">
            <text:p>18175</text:p>
          </table:table-cell>
        </table:table-row>
        <table:table-row table:style-name="ro1">
          <table:table-cell office:value-type="float" office:value="40125169" calcext:value-type="float">
            <text:p>40125169</text:p>
          </table:table-cell>
          <table:table-cell office:value-type="float" office:value="17366" calcext:value-type="float">
            <text:p>17366</text:p>
          </table:table-cell>
        </table:table-row>
        <table:table-row table:style-name="ro1">
          <table:table-cell office:value-type="float" office:value="40120192" calcext:value-type="float">
            <text:p>40120192</text:p>
          </table:table-cell>
          <table:table-cell office:value-type="float" office:value="25454" calcext:value-type="float">
            <text:p>25454</text:p>
          </table:table-cell>
        </table:table-row>
        <table:table-row table:style-name="ro1">
          <table:table-cell office:value-type="float" office:value="40123009" calcext:value-type="float">
            <text:p>40123009</text:p>
          </table:table-cell>
          <table:table-cell office:value-type="float" office:value="18729" calcext:value-type="float">
            <text:p>18729</text:p>
          </table:table-cell>
        </table:table-row>
        <table:table-row table:style-name="ro1">
          <table:table-cell office:value-type="float" office:value="40172483" calcext:value-type="float">
            <text:p>40172483</text:p>
          </table:table-cell>
          <table:table-cell office:value-type="float" office:value="26815" calcext:value-type="float">
            <text:p>26815</text:p>
          </table:table-cell>
        </table:table-row>
        <table:table-row table:style-name="ro1">
          <table:table-cell office:value-type="float" office:value="39138703" calcext:value-type="float">
            <text:p>39138703</text:p>
          </table:table-cell>
          <table:table-cell office:value-type="float" office:value="54245" calcext:value-type="float">
            <text:p>54245</text:p>
          </table:table-cell>
        </table:table-row>
        <table:table-row table:style-name="ro1">
          <table:table-cell office:value-type="float" office:value="40189335" calcext:value-type="float">
            <text:p>40189335</text:p>
          </table:table-cell>
          <table:table-cell office:value-type="float" office:value="31415" calcext:value-type="float">
            <text:p>31415</text:p>
          </table:table-cell>
        </table:table-row>
        <table:table-row table:style-name="ro1">
          <table:table-cell office:value-type="float" office:value="40325344" calcext:value-type="float">
            <text:p>40325344</text:p>
          </table:table-cell>
          <table:table-cell office:value-type="float" office:value="23881" calcext:value-type="float">
            <text:p>23881</text:p>
          </table:table-cell>
        </table:table-row>
        <table:table-row table:style-name="ro1">
          <table:table-cell office:value-type="float" office:value="39729692" calcext:value-type="float">
            <text:p>39729692</text:p>
          </table:table-cell>
          <table:table-cell office:value-type="float" office:value="17183" calcext:value-type="float">
            <text:p>17183</text:p>
          </table:table-cell>
        </table:table-row>
        <table:table-row table:style-name="ro1">
          <table:table-cell office:value-type="float" office:value="40158671" calcext:value-type="float">
            <text:p>40158671</text:p>
          </table:table-cell>
          <table:table-cell office:value-type="float" office:value="17734" calcext:value-type="float">
            <text:p>17734</text:p>
          </table:table-cell>
        </table:table-row>
        <table:table-row table:style-name="ro1">
          <table:table-cell office:value-type="float" office:value="39940996" calcext:value-type="float">
            <text:p>39940996</text:p>
          </table:table-cell>
          <table:table-cell office:value-type="float" office:value="16623" calcext:value-type="float">
            <text:p>16623</text:p>
          </table:table-cell>
        </table:table-row>
        <table:table-row table:style-name="ro1">
          <table:table-cell office:value-type="float" office:value="40171204" calcext:value-type="float">
            <text:p>40171204</text:p>
          </table:table-cell>
          <table:table-cell office:value-type="float" office:value="50929" calcext:value-type="float">
            <text:p>50929</text:p>
          </table:table-cell>
        </table:table-row>
        <table:table-row table:style-name="ro1">
          <table:table-cell office:value-type="float" office:value="39183899" calcext:value-type="float">
            <text:p>39183899</text:p>
          </table:table-cell>
          <table:table-cell office:value-type="float" office:value="26899" calcext:value-type="float">
            <text:p>26899</text:p>
          </table:table-cell>
        </table:table-row>
        <table:table-row table:style-name="ro1">
          <table:table-cell office:value-type="float" office:value="40137169" calcext:value-type="float">
            <text:p>40137169</text:p>
          </table:table-cell>
          <table:table-cell office:value-type="float" office:value="17506" calcext:value-type="float">
            <text:p>17506</text:p>
          </table:table-cell>
        </table:table-row>
        <table:table-row table:style-name="ro1">
          <table:table-cell office:value-type="float" office:value="40171440" calcext:value-type="float">
            <text:p>40171440</text:p>
          </table:table-cell>
          <table:table-cell office:value-type="float" office:value="25656" calcext:value-type="float">
            <text:p>25656</text:p>
          </table:table-cell>
        </table:table-row>
        <table:table-row table:style-name="ro1">
          <table:table-cell office:value-type="float" office:value="40176029" calcext:value-type="float">
            <text:p>40176029</text:p>
          </table:table-cell>
          <table:table-cell office:value-type="float" office:value="20201" calcext:value-type="float">
            <text:p>20201</text:p>
          </table:table-cell>
        </table:table-row>
        <table:table-row table:style-name="ro1">
          <table:table-cell office:value-type="float" office:value="40131792" calcext:value-type="float">
            <text:p>40131792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1">
          <table:table-cell office:value-type="float" office:value="39205670" calcext:value-type="float">
            <text:p>39205670</text:p>
          </table:table-cell>
          <table:table-cell office:value-type="float" office:value="90870" calcext:value-type="float">
            <text:p>90870</text:p>
          </table:table-cell>
        </table:table-row>
        <table:table-row table:style-name="ro1">
          <table:table-cell office:value-type="float" office:value="40184186" calcext:value-type="float">
            <text:p>40184186</text:p>
          </table:table-cell>
          <table:table-cell office:value-type="float" office:value="53153" calcext:value-type="float">
            <text:p>53153</text:p>
          </table:table-cell>
        </table:table-row>
        <table:table-row table:style-name="ro1">
          <table:table-cell office:value-type="float" office:value="40228187" calcext:value-type="float">
            <text:p>40228187</text:p>
          </table:table-cell>
          <table:table-cell office:value-type="float" office:value="40439" calcext:value-type="float">
            <text:p>40439</text:p>
          </table:table-cell>
        </table:table-row>
        <table:table-row table:style-name="ro1">
          <table:table-cell office:value-type="float" office:value="39220639" calcext:value-type="float">
            <text:p>39220639</text:p>
          </table:table-cell>
          <table:table-cell office:value-type="float" office:value="34716" calcext:value-type="float">
            <text:p>34716</text:p>
          </table:table-cell>
        </table:table-row>
        <table:table-row table:style-name="ro1">
          <table:table-cell office:value-type="float" office:value="40156816" calcext:value-type="float">
            <text:p>40156816</text:p>
          </table:table-cell>
          <table:table-cell office:value-type="float" office:value="21903" calcext:value-type="float">
            <text:p>21903</text:p>
          </table:table-cell>
        </table:table-row>
        <table:table-row table:style-name="ro1">
          <table:table-cell office:value-type="float" office:value="40133137" calcext:value-type="float">
            <text:p>40133137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float" office:value="40110712" calcext:value-type="float">
            <text:p>40110712</text:p>
          </table:table-cell>
          <table:table-cell office:value-type="float" office:value="34218" calcext:value-type="float">
            <text:p>34218</text:p>
          </table:table-cell>
        </table:table-row>
        <table:table-row table:style-name="ro1">
          <table:table-cell office:value-type="float" office:value="40242208" calcext:value-type="float">
            <text:p>40242208</text:p>
          </table:table-cell>
          <table:table-cell office:value-type="float" office:value="15684" calcext:value-type="float">
            <text:p>15684</text:p>
          </table:table-cell>
        </table:table-row>
        <table:table-row table:style-name="ro1">
          <table:table-cell office:value-type="float" office:value="39156996" calcext:value-type="float">
            <text:p>39156996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1">
          <table:table-cell office:value-type="float" office:value="40390607" calcext:value-type="float">
            <text:p>40390607</text:p>
          </table:table-cell>
          <table:table-cell office:value-type="float" office:value="16528" calcext:value-type="float">
            <text:p>16528</text:p>
          </table:table-cell>
        </table:table-row>
        <table:table-row table:style-name="ro1">
          <table:table-cell office:value-type="float" office:value="40119920" calcext:value-type="float">
            <text:p>4011992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40129762" calcext:value-type="float">
            <text:p>40129762</text:p>
          </table:table-cell>
          <table:table-cell office:value-type="float" office:value="32028" calcext:value-type="float">
            <text:p>32028</text:p>
          </table:table-cell>
        </table:table-row>
        <table:table-row table:style-name="ro1">
          <table:table-cell office:value-type="float" office:value="39647851" calcext:value-type="float">
            <text:p>39647851</text:p>
          </table:table-cell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float" office:value="39985423" calcext:value-type="float">
            <text:p>39985423</text:p>
          </table:table-cell>
          <table:table-cell office:value-type="float" office:value="16536" calcext:value-type="float">
            <text:p>16536</text:p>
          </table:table-cell>
        </table:table-row>
        <table:table-row table:style-name="ro1">
          <table:table-cell office:value-type="float" office:value="40148067" calcext:value-type="float">
            <text:p>40148067</text:p>
          </table:table-cell>
          <table:table-cell office:value-type="float" office:value="16675" calcext:value-type="float">
            <text:p>16675</text:p>
          </table:table-cell>
        </table:table-row>
        <table:table-row table:style-name="ro1">
          <table:table-cell office:value-type="float" office:value="39791076" calcext:value-type="float">
            <text:p>39791076</text:p>
          </table:table-cell>
          <table:table-cell office:value-type="float" office:value="17414" calcext:value-type="float">
            <text:p>17414</text:p>
          </table:table-cell>
        </table:table-row>
        <table:table-row table:style-name="ro1">
          <table:table-cell office:value-type="float" office:value="39898514" calcext:value-type="float">
            <text:p>39898514</text:p>
          </table:table-cell>
          <table:table-cell office:value-type="float" office:value="15954" calcext:value-type="float">
            <text:p>15954</text:p>
          </table:table-cell>
        </table:table-row>
        <table:table-row table:style-name="ro1">
          <table:table-cell office:value-type="float" office:value="39926800" calcext:value-type="float">
            <text:p>39926800</text:p>
          </table:table-cell>
          <table:table-cell office:value-type="float" office:value="31772" calcext:value-type="float">
            <text:p>31772</text:p>
          </table:table-cell>
        </table:table-row>
        <table:table-row table:style-name="ro1">
          <table:table-cell office:value-type="float" office:value="39855696" calcext:value-type="float">
            <text:p>39855696</text:p>
          </table:table-cell>
          <table:table-cell office:value-type="float" office:value="15278" calcext:value-type="float">
            <text:p>15278</text:p>
          </table:table-cell>
        </table:table-row>
        <table:table-row table:style-name="ro1">
          <table:table-cell office:value-type="float" office:value="40165531" calcext:value-type="float">
            <text:p>40165531</text:p>
          </table:table-cell>
          <table:table-cell office:value-type="float" office:value="16128" calcext:value-type="float">
            <text:p>16128</text:p>
          </table:table-cell>
        </table:table-row>
        <table:table-row table:style-name="ro1">
          <table:table-cell office:value-type="float" office:value="39954224" calcext:value-type="float">
            <text:p>39954224</text:p>
          </table:table-cell>
          <table:table-cell office:value-type="float" office:value="17009" calcext:value-type="float">
            <text:p>17009</text:p>
          </table:table-cell>
        </table:table-row>
        <table:table-row table:style-name="ro1">
          <table:table-cell office:value-type="float" office:value="39929344" calcext:value-type="float">
            <text:p>39929344</text:p>
          </table:table-cell>
          <table:table-cell office:value-type="float" office:value="17639" calcext:value-type="float">
            <text:p>17639</text:p>
          </table:table-cell>
        </table:table-row>
        <table:table-row table:style-name="ro1">
          <table:table-cell office:value-type="float" office:value="39920491" calcext:value-type="float">
            <text:p>39920491</text:p>
          </table:table-cell>
          <table:table-cell office:value-type="float" office:value="21295" calcext:value-type="float">
            <text:p>21295</text:p>
          </table:table-cell>
        </table:table-row>
        <table:table-row table:style-name="ro1">
          <table:table-cell office:value-type="float" office:value="39980849" calcext:value-type="float">
            <text:p>39980849</text:p>
          </table:table-cell>
          <table:table-cell office:value-type="float" office:value="38613" calcext:value-type="float">
            <text:p>38613</text:p>
          </table:table-cell>
        </table:table-row>
        <table:table-row table:style-name="ro1">
          <table:table-cell office:value-type="float" office:value="39957559" calcext:value-type="float">
            <text:p>39957559</text:p>
          </table:table-cell>
          <table:table-cell office:value-type="float" office:value="16269" calcext:value-type="float">
            <text:p>16269</text:p>
          </table:table-cell>
        </table:table-row>
        <table:table-row table:style-name="ro1">
          <table:table-cell office:value-type="float" office:value="40153890" calcext:value-type="float">
            <text:p>40153890</text:p>
          </table:table-cell>
          <table:table-cell office:value-type="float" office:value="17571" calcext:value-type="float">
            <text:p>17571</text:p>
          </table:table-cell>
        </table:table-row>
        <table:table-row table:style-name="ro1">
          <table:table-cell office:value-type="float" office:value="39399822" calcext:value-type="float">
            <text:p>39399822</text:p>
          </table:table-cell>
          <table:table-cell office:value-type="float" office:value="15869" calcext:value-type="float">
            <text:p>15869</text:p>
          </table:table-cell>
        </table:table-row>
        <table:table-row table:style-name="ro1">
          <table:table-cell office:value-type="float" office:value="40306117" calcext:value-type="float">
            <text:p>40306117</text:p>
          </table:table-cell>
          <table:table-cell office:value-type="float" office:value="16552" calcext:value-type="float">
            <text:p>16552</text:p>
          </table:table-cell>
        </table:table-row>
        <table:table-row table:style-name="ro1">
          <table:table-cell office:value-type="float" office:value="40049294" calcext:value-type="float">
            <text:p>40049294</text:p>
          </table:table-cell>
          <table:table-cell office:value-type="float" office:value="15922" calcext:value-type="float">
            <text:p>15922</text:p>
          </table:table-cell>
        </table:table-row>
        <table:table-row table:style-name="ro1">
          <table:table-cell office:value-type="float" office:value="39828062" calcext:value-type="float">
            <text:p>39828062</text:p>
          </table:table-cell>
          <table:table-cell office:value-type="float" office:value="30165" calcext:value-type="float">
            <text:p>30165</text:p>
          </table:table-cell>
        </table:table-row>
        <table:table-row table:style-name="ro1">
          <table:table-cell office:value-type="float" office:value="40075574" calcext:value-type="float">
            <text:p>40075574</text:p>
          </table:table-cell>
          <table:table-cell office:value-type="float" office:value="16553" calcext:value-type="float">
            <text:p>16553</text:p>
          </table:table-cell>
        </table:table-row>
        <table:table-row table:style-name="ro1">
          <table:table-cell office:value-type="float" office:value="40009738" calcext:value-type="float">
            <text:p>40009738</text:p>
          </table:table-cell>
          <table:table-cell office:value-type="float" office:value="21491" calcext:value-type="float">
            <text:p>21491</text:p>
          </table:table-cell>
        </table:table-row>
        <table:table-row table:style-name="ro1">
          <table:table-cell office:value-type="float" office:value="39901924" calcext:value-type="float">
            <text:p>39901924</text:p>
          </table:table-cell>
          <table:table-cell office:value-type="float" office:value="16688" calcext:value-type="float">
            <text:p>16688</text:p>
          </table:table-cell>
        </table:table-row>
        <table:table-row table:style-name="ro1">
          <table:table-cell office:value-type="float" office:value="39732486" calcext:value-type="float">
            <text:p>39732486</text:p>
          </table:table-cell>
          <table:table-cell office:value-type="float" office:value="23797" calcext:value-type="float">
            <text:p>23797</text:p>
          </table:table-cell>
        </table:table-row>
        <table:table-row table:style-name="ro1">
          <table:table-cell office:value-type="float" office:value="40270805" calcext:value-type="float">
            <text:p>40270805</text:p>
          </table:table-cell>
          <table:table-cell office:value-type="float" office:value="23277" calcext:value-type="float">
            <text:p>23277</text:p>
          </table:table-cell>
        </table:table-row>
        <table:table-row table:style-name="ro1">
          <table:table-cell office:value-type="float" office:value="40212433" calcext:value-type="float">
            <text:p>40212433</text:p>
          </table:table-cell>
          <table:table-cell office:value-type="float" office:value="83316" calcext:value-type="float">
            <text:p>83316</text:p>
          </table:table-cell>
        </table:table-row>
        <table:table-row table:style-name="ro1">
          <table:table-cell office:value-type="float" office:value="39874965" calcext:value-type="float">
            <text:p>39874965</text:p>
          </table:table-cell>
          <table:table-cell office:value-type="float" office:value="36789" calcext:value-type="float">
            <text:p>36789</text:p>
          </table:table-cell>
        </table:table-row>
        <table:table-row table:style-name="ro1">
          <table:table-cell office:value-type="float" office:value="39754226" calcext:value-type="float">
            <text:p>39754226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39848213" calcext:value-type="float">
            <text:p>39848213</text:p>
          </table:table-cell>
          <table:table-cell office:value-type="float" office:value="19263" calcext:value-type="float">
            <text:p>19263</text:p>
          </table:table-cell>
        </table:table-row>
        <table:table-row table:style-name="ro1">
          <table:table-cell office:value-type="float" office:value="40164005" calcext:value-type="float">
            <text:p>40164005</text:p>
          </table:table-cell>
          <table:table-cell office:value-type="float" office:value="19694" calcext:value-type="float">
            <text:p>19694</text:p>
          </table:table-cell>
        </table:table-row>
        <table:table-row table:style-name="ro1">
          <table:table-cell office:value-type="float" office:value="39160171" calcext:value-type="float">
            <text:p>39160171</text:p>
          </table:table-cell>
          <table:table-cell office:value-type="float" office:value="20012" calcext:value-type="float">
            <text:p>20012</text:p>
          </table:table-cell>
        </table:table-row>
        <table:table-row table:style-name="ro1">
          <table:table-cell office:value-type="float" office:value="40029452" calcext:value-type="float">
            <text:p>40029452</text:p>
          </table:table-cell>
          <table:table-cell office:value-type="float" office:value="168801" calcext:value-type="float">
            <text:p>168801</text:p>
          </table:table-cell>
        </table:table-row>
        <table:table-row table:style-name="ro1">
          <table:table-cell office:value-type="float" office:value="40121217" calcext:value-type="float">
            <text:p>40121217</text:p>
          </table:table-cell>
          <table:table-cell office:value-type="float" office:value="23149" calcext:value-type="float">
            <text:p>23149</text:p>
          </table:table-cell>
        </table:table-row>
        <table:table-row table:style-name="ro1">
          <table:table-cell office:value-type="float" office:value="40205507" calcext:value-type="float">
            <text:p>40205507</text:p>
          </table:table-cell>
          <table:table-cell office:value-type="float" office:value="16860" calcext:value-type="float">
            <text:p>16860</text:p>
          </table:table-cell>
        </table:table-row>
        <table:table-row table:style-name="ro1">
          <table:table-cell office:value-type="float" office:value="39571691" calcext:value-type="float">
            <text:p>39571691</text:p>
          </table:table-cell>
          <table:table-cell office:value-type="float" office:value="21368" calcext:value-type="float">
            <text:p>21368</text:p>
          </table:table-cell>
        </table:table-row>
        <table:table-row table:style-name="ro1">
          <table:table-cell office:value-type="float" office:value="40513773" calcext:value-type="float">
            <text:p>40513773</text:p>
          </table:table-cell>
          <table:table-cell office:value-type="float" office:value="45641" calcext:value-type="float">
            <text:p>45641</text:p>
          </table:table-cell>
        </table:table-row>
        <table:table-row table:style-name="ro1">
          <table:table-cell office:value-type="float" office:value="39831486" calcext:value-type="float">
            <text:p>39831486</text:p>
          </table:table-cell>
          <table:table-cell office:value-type="float" office:value="21753" calcext:value-type="float">
            <text:p>21753</text:p>
          </table:table-cell>
        </table:table-row>
        <table:table-row table:style-name="ro1">
          <table:table-cell office:value-type="float" office:value="39473077" calcext:value-type="float">
            <text:p>39473077</text:p>
          </table:table-cell>
          <table:table-cell office:value-type="float" office:value="75860" calcext:value-type="float">
            <text:p>75860</text:p>
          </table:table-cell>
        </table:table-row>
        <table:table-row table:style-name="ro1">
          <table:table-cell office:value-type="float" office:value="40263393" calcext:value-type="float">
            <text:p>40263393</text:p>
          </table:table-cell>
          <table:table-cell office:value-type="float" office:value="34232" calcext:value-type="float">
            <text:p>34232</text:p>
          </table:table-cell>
        </table:table-row>
        <table:table-row table:style-name="ro1">
          <table:table-cell office:value-type="float" office:value="40186661" calcext:value-type="float">
            <text:p>40186661</text:p>
          </table:table-cell>
          <table:table-cell office:value-type="float" office:value="29059" calcext:value-type="float">
            <text:p>29059</text:p>
          </table:table-cell>
        </table:table-row>
        <table:table-row table:style-name="ro1">
          <table:table-cell office:value-type="float" office:value="39731810" calcext:value-type="float">
            <text:p>39731810</text:p>
          </table:table-cell>
          <table:table-cell office:value-type="float" office:value="28959" calcext:value-type="float">
            <text:p>28959</text:p>
          </table:table-cell>
        </table:table-row>
        <table:table-row table:style-name="ro1">
          <table:table-cell office:value-type="float" office:value="40882992" calcext:value-type="float">
            <text:p>40882992</text:p>
          </table:table-cell>
          <table:table-cell office:value-type="float" office:value="24956" calcext:value-type="float">
            <text:p>24956</text:p>
          </table:table-cell>
        </table:table-row>
        <table:table-row table:style-name="ro1">
          <table:table-cell office:value-type="float" office:value="38824020" calcext:value-type="float">
            <text:p>38824020</text:p>
          </table:table-cell>
          <table:table-cell office:value-type="float" office:value="31387" calcext:value-type="float">
            <text:p>31387</text:p>
          </table:table-cell>
        </table:table-row>
        <table:table-row table:style-name="ro1">
          <table:table-cell office:value-type="float" office:value="40158010" calcext:value-type="float">
            <text:p>40158010</text:p>
          </table:table-cell>
          <table:table-cell office:value-type="float" office:value="58313" calcext:value-type="float">
            <text:p>58313</text:p>
          </table:table-cell>
        </table:table-row>
        <table:table-row table:style-name="ro1">
          <table:table-cell office:value-type="float" office:value="39883849" calcext:value-type="float">
            <text:p>3988384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9607304" calcext:value-type="float">
            <text:p>39607304</text:p>
          </table:table-cell>
          <table:table-cell office:value-type="float" office:value="38918" calcext:value-type="float">
            <text:p>38918</text:p>
          </table:table-cell>
        </table:table-row>
        <table:table-row table:style-name="ro1">
          <table:table-cell office:value-type="float" office:value="40444456" calcext:value-type="float">
            <text:p>40444456</text:p>
          </table:table-cell>
          <table:table-cell office:value-type="float" office:value="33455" calcext:value-type="float">
            <text:p>33455</text:p>
          </table:table-cell>
        </table:table-row>
        <table:table-row table:style-name="ro1">
          <table:table-cell office:value-type="float" office:value="39818862" calcext:value-type="float">
            <text:p>39818862</text:p>
          </table:table-cell>
          <table:table-cell office:value-type="float" office:value="25429" calcext:value-type="float">
            <text:p>25429</text:p>
          </table:table-cell>
        </table:table-row>
        <table:table-row table:style-name="ro1">
          <table:table-cell office:value-type="float" office:value="39939565" calcext:value-type="float">
            <text:p>39939565</text:p>
          </table:table-cell>
          <table:table-cell office:value-type="float" office:value="20135" calcext:value-type="float">
            <text:p>20135</text:p>
          </table:table-cell>
        </table:table-row>
        <table:table-row table:style-name="ro1">
          <table:table-cell office:value-type="float" office:value="39846028" calcext:value-type="float">
            <text:p>39846028</text:p>
          </table:table-cell>
          <table:table-cell office:value-type="float" office:value="53907" calcext:value-type="float">
            <text:p>53907</text:p>
          </table:table-cell>
        </table:table-row>
        <table:table-row table:style-name="ro1">
          <table:table-cell office:value-type="float" office:value="39783838" calcext:value-type="float">
            <text:p>39783838</text:p>
          </table:table-cell>
          <table:table-cell office:value-type="float" office:value="26088" calcext:value-type="float">
            <text:p>26088</text:p>
          </table:table-cell>
        </table:table-row>
        <table:table-row table:style-name="ro1">
          <table:table-cell office:value-type="float" office:value="39410049" calcext:value-type="float">
            <text:p>39410049</text:p>
          </table:table-cell>
          <table:table-cell office:value-type="float" office:value="17694" calcext:value-type="float">
            <text:p>17694</text:p>
          </table:table-cell>
        </table:table-row>
        <table:table-row table:style-name="ro1">
          <table:table-cell office:value-type="float" office:value="40622454" calcext:value-type="float">
            <text:p>40622454</text:p>
          </table:table-cell>
          <table:table-cell office:value-type="float" office:value="26959" calcext:value-type="float">
            <text:p>26959</text:p>
          </table:table-cell>
        </table:table-row>
        <table:table-row table:style-name="ro1">
          <table:table-cell office:value-type="float" office:value="40134146" calcext:value-type="float">
            <text:p>40134146</text:p>
          </table:table-cell>
          <table:table-cell office:value-type="float" office:value="28374" calcext:value-type="float">
            <text:p>28374</text:p>
          </table:table-cell>
        </table:table-row>
        <table:table-row table:style-name="ro1">
          <table:table-cell office:value-type="float" office:value="39390019" calcext:value-type="float">
            <text:p>39390019</text:p>
          </table:table-cell>
          <table:table-cell office:value-type="float" office:value="21856" calcext:value-type="float">
            <text:p>21856</text:p>
          </table:table-cell>
        </table:table-row>
        <table:table-row table:style-name="ro1">
          <table:table-cell office:value-type="float" office:value="40162692" calcext:value-type="float">
            <text:p>40162692</text:p>
          </table:table-cell>
          <table:table-cell office:value-type="float" office:value="41688" calcext:value-type="float">
            <text:p>41688</text:p>
          </table:table-cell>
        </table:table-row>
        <table:table-row table:style-name="ro1">
          <table:table-cell office:value-type="float" office:value="39774900" calcext:value-type="float">
            <text:p>39774900</text:p>
          </table:table-cell>
          <table:table-cell office:value-type="float" office:value="40007" calcext:value-type="float">
            <text:p>40007</text:p>
          </table:table-cell>
        </table:table-row>
        <table:table-row table:style-name="ro1">
          <table:table-cell office:value-type="float" office:value="40441625" calcext:value-type="float">
            <text:p>40441625</text:p>
          </table:table-cell>
          <table:table-cell office:value-type="float" office:value="40350" calcext:value-type="float">
            <text:p>40350</text:p>
          </table:table-cell>
        </table:table-row>
        <table:table-row table:style-name="ro1">
          <table:table-cell office:value-type="float" office:value="40045285" calcext:value-type="float">
            <text:p>40045285</text:p>
          </table:table-cell>
          <table:table-cell office:value-type="float" office:value="35325" calcext:value-type="float">
            <text:p>35325</text:p>
          </table:table-cell>
        </table:table-row>
        <table:table-row table:style-name="ro1">
          <table:table-cell office:value-type="float" office:value="39927530" calcext:value-type="float">
            <text:p>39927530</text:p>
          </table:table-cell>
          <table:table-cell office:value-type="float" office:value="32690" calcext:value-type="float">
            <text:p>32690</text:p>
          </table:table-cell>
        </table:table-row>
        <table:table-row table:style-name="ro1">
          <table:table-cell office:value-type="float" office:value="39621809" calcext:value-type="float">
            <text:p>39621809</text:p>
          </table:table-cell>
          <table:table-cell office:value-type="float" office:value="28458" calcext:value-type="float">
            <text:p>28458</text:p>
          </table:table-cell>
        </table:table-row>
        <table:table-row table:style-name="ro1">
          <table:table-cell office:value-type="float" office:value="39969403" calcext:value-type="float">
            <text:p>39969403</text:p>
          </table:table-cell>
          <table:table-cell office:value-type="float" office:value="56959" calcext:value-type="float">
            <text:p>56959</text:p>
          </table:table-cell>
        </table:table-row>
        <table:table-row table:style-name="ro1">
          <table:table-cell office:value-type="float" office:value="39827404" calcext:value-type="float">
            <text:p>39827404</text:p>
          </table:table-cell>
          <table:table-cell office:value-type="float" office:value="19285" calcext:value-type="float">
            <text:p>19285</text:p>
          </table:table-cell>
        </table:table-row>
        <table:table-row table:style-name="ro1">
          <table:table-cell office:value-type="float" office:value="39917588" calcext:value-type="float">
            <text:p>39917588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39955768" calcext:value-type="float">
            <text:p>39955768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40017755" calcext:value-type="float">
            <text:p>40017755</text:p>
          </table:table-cell>
          <table:table-cell office:value-type="float" office:value="18749" calcext:value-type="float">
            <text:p>18749</text:p>
          </table:table-cell>
        </table:table-row>
        <table:table-row table:style-name="ro1">
          <table:table-cell office:value-type="float" office:value="39937544" calcext:value-type="float">
            <text:p>39937544</text:p>
          </table:table-cell>
          <table:table-cell office:value-type="float" office:value="26767" calcext:value-type="float">
            <text:p>26767</text:p>
          </table:table-cell>
        </table:table-row>
        <table:table-row table:style-name="ro1">
          <table:table-cell office:value-type="float" office:value="39783474" calcext:value-type="float">
            <text:p>39783474</text:p>
          </table:table-cell>
          <table:table-cell office:value-type="float" office:value="32641" calcext:value-type="float">
            <text:p>32641</text:p>
          </table:table-cell>
        </table:table-row>
        <table:table-row table:style-name="ro1">
          <table:table-cell office:value-type="float" office:value="40174590" calcext:value-type="float">
            <text:p>40174590</text:p>
          </table:table-cell>
          <table:table-cell office:value-type="float" office:value="22950" calcext:value-type="float">
            <text:p>22950</text:p>
          </table:table-cell>
        </table:table-row>
        <table:table-row table:style-name="ro1">
          <table:table-cell office:value-type="float" office:value="39911321" calcext:value-type="float">
            <text:p>39911321</text:p>
          </table:table-cell>
          <table:table-cell office:value-type="float" office:value="17397" calcext:value-type="float">
            <text:p>17397</text:p>
          </table:table-cell>
        </table:table-row>
        <table:table-row table:style-name="ro1">
          <table:table-cell office:value-type="float" office:value="39953186" calcext:value-type="float">
            <text:p>39953186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1">
          <table:table-cell office:value-type="float" office:value="39920968" calcext:value-type="float">
            <text:p>39920968</text:p>
          </table:table-cell>
          <table:table-cell office:value-type="float" office:value="18001" calcext:value-type="float">
            <text:p>18001</text:p>
          </table:table-cell>
        </table:table-row>
        <table:table-row table:style-name="ro1">
          <table:table-cell office:value-type="float" office:value="39933066" calcext:value-type="float">
            <text:p>39933066</text:p>
          </table:table-cell>
          <table:table-cell office:value-type="float" office:value="17217" calcext:value-type="float">
            <text:p>17217</text:p>
          </table:table-cell>
        </table:table-row>
        <table:table-row table:style-name="ro1">
          <table:table-cell office:value-type="float" office:value="40058111" calcext:value-type="float">
            <text:p>40058111</text:p>
          </table:table-cell>
          <table:table-cell office:value-type="float" office:value="31681" calcext:value-type="float">
            <text:p>31681</text:p>
          </table:table-cell>
        </table:table-row>
        <table:table-row table:style-name="ro1">
          <table:table-cell office:value-type="float" office:value="39942164" calcext:value-type="float">
            <text:p>39942164</text:p>
          </table:table-cell>
          <table:table-cell office:value-type="float" office:value="16679" calcext:value-type="float">
            <text:p>16679</text:p>
          </table:table-cell>
        </table:table-row>
        <table:table-row table:style-name="ro1">
          <table:table-cell office:value-type="float" office:value="39965456" calcext:value-type="float">
            <text:p>39965456</text:p>
          </table:table-cell>
          <table:table-cell office:value-type="float" office:value="16555" calcext:value-type="float">
            <text:p>16555</text:p>
          </table:table-cell>
        </table:table-row>
        <table:table-row table:style-name="ro1">
          <table:table-cell office:value-type="float" office:value="39692123" calcext:value-type="float">
            <text:p>39692123</text:p>
          </table:table-cell>
          <table:table-cell office:value-type="float" office:value="14829" calcext:value-type="float">
            <text:p>14829</text:p>
          </table:table-cell>
        </table:table-row>
        <table:table-row table:style-name="ro1">
          <table:table-cell office:value-type="float" office:value="40124003" calcext:value-type="float">
            <text:p>40124003</text:p>
          </table:table-cell>
          <table:table-cell office:value-type="float" office:value="24620" calcext:value-type="float">
            <text:p>24620</text:p>
          </table:table-cell>
        </table:table-row>
        <table:table-row table:style-name="ro1">
          <table:table-cell office:value-type="float" office:value="40354960" calcext:value-type="float">
            <text:p>40354960</text:p>
          </table:table-cell>
          <table:table-cell office:value-type="float" office:value="31112" calcext:value-type="float">
            <text:p>31112</text:p>
          </table:table-cell>
        </table:table-row>
        <table:table-row table:style-name="ro1">
          <table:table-cell office:value-type="float" office:value="39675089" calcext:value-type="float">
            <text:p>39675089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1">
          <table:table-cell office:value-type="float" office:value="40097513" calcext:value-type="float">
            <text:p>40097513</text:p>
          </table:table-cell>
          <table:table-cell office:value-type="float" office:value="28396" calcext:value-type="float">
            <text:p>28396</text:p>
          </table:table-cell>
        </table:table-row>
        <table:table-row table:style-name="ro1">
          <table:table-cell office:value-type="float" office:value="40175576" calcext:value-type="float">
            <text:p>40175576</text:p>
          </table:table-cell>
          <table:table-cell office:value-type="float" office:value="17889" calcext:value-type="float">
            <text:p>17889</text:p>
          </table:table-cell>
        </table:table-row>
        <table:table-row table:style-name="ro1">
          <table:table-cell office:value-type="float" office:value="39124694" calcext:value-type="float">
            <text:p>39124694</text:p>
          </table:table-cell>
          <table:table-cell office:value-type="float" office:value="38975" calcext:value-type="float">
            <text:p>38975</text:p>
          </table:table-cell>
        </table:table-row>
        <table:table-row table:style-name="ro1">
          <table:table-cell office:value-type="float" office:value="40173947" calcext:value-type="float">
            <text:p>40173947</text:p>
          </table:table-cell>
          <table:table-cell office:value-type="float" office:value="614260" calcext:value-type="float">
            <text:p>614260</text:p>
          </table:table-cell>
        </table:table-row>
        <table:table-row table:style-name="ro1">
          <table:table-cell office:value-type="float" office:value="39123126" calcext:value-type="float">
            <text:p>39123126</text:p>
          </table:table-cell>
          <table:table-cell office:value-type="float" office:value="678990" calcext:value-type="float">
            <text:p>678990</text:p>
          </table:table-cell>
        </table:table-row>
        <table:table-row table:style-name="ro1">
          <table:table-cell office:value-type="float" office:value="39433348" calcext:value-type="float">
            <text:p>39433348</text:p>
          </table:table-cell>
          <table:table-cell office:value-type="float" office:value="876296" calcext:value-type="float">
            <text:p>876296</text:p>
          </table:table-cell>
        </table:table-row>
        <table:table-row table:style-name="ro1">
          <table:table-cell office:value-type="float" office:value="39400480" calcext:value-type="float">
            <text:p>39400480</text:p>
          </table:table-cell>
          <table:table-cell office:value-type="float" office:value="661774" calcext:value-type="float">
            <text:p>661774</text:p>
          </table:table-cell>
        </table:table-row>
        <table:table-row table:style-name="ro1">
          <table:table-cell office:value-type="float" office:value="39176261" calcext:value-type="float">
            <text:p>39176261</text:p>
          </table:table-cell>
          <table:table-cell office:value-type="float" office:value="1010935" calcext:value-type="float">
            <text:p>1010935</text:p>
          </table:table-cell>
        </table:table-row>
        <table:table-row table:style-name="ro1">
          <table:table-cell office:value-type="float" office:value="39037282" calcext:value-type="float">
            <text:p>39037282</text:p>
          </table:table-cell>
          <table:table-cell office:value-type="float" office:value="686152" calcext:value-type="float">
            <text:p>686152</text:p>
          </table:table-cell>
        </table:table-row>
        <table:table-row table:style-name="ro1">
          <table:table-cell office:value-type="float" office:value="39288997" calcext:value-type="float">
            <text:p>39288997</text:p>
          </table:table-cell>
          <table:table-cell office:value-type="float" office:value="2215082" calcext:value-type="float">
            <text:p>2215082</text:p>
          </table:table-cell>
        </table:table-row>
        <table:table-row table:style-name="ro1">
          <table:table-cell office:value-type="float" office:value="37929189" calcext:value-type="float">
            <text:p>37929189</text:p>
          </table:table-cell>
          <table:table-cell office:value-type="float" office:value="663330" calcext:value-type="float">
            <text:p>663330</text:p>
          </table:table-cell>
        </table:table-row>
        <table:table-row table:style-name="ro1">
          <table:table-cell office:value-type="float" office:value="38996967" calcext:value-type="float">
            <text:p>38996967</text:p>
          </table:table-cell>
          <table:table-cell office:value-type="float" office:value="2365177" calcext:value-type="float">
            <text:p>2365177</text:p>
          </table:table-cell>
        </table:table-row>
        <table:table-row table:style-name="ro1">
          <table:table-cell office:value-type="float" office:value="37699789" calcext:value-type="float">
            <text:p>37699789</text:p>
          </table:table-cell>
          <table:table-cell office:value-type="float" office:value="5673329" calcext:value-type="float">
            <text:p>5673329</text:p>
          </table:table-cell>
        </table:table-row>
        <table:table-row table:style-name="ro1">
          <table:table-cell office:value-type="float" office:value="34244509" calcext:value-type="float">
            <text:p>34244509</text:p>
          </table:table-cell>
          <table:table-cell office:value-type="float" office:value="6271149" calcext:value-type="float">
            <text:p>6271149</text:p>
          </table:table-cell>
        </table:table-row>
        <table:table-row table:style-name="ro1">
          <table:table-cell office:value-type="float" office:value="34094491" calcext:value-type="float">
            <text:p>34094491</text:p>
          </table:table-cell>
          <table:table-cell office:value-type="float" office:value="3261595" calcext:value-type="float">
            <text:p>3261595</text:p>
          </table:table-cell>
        </table:table-row>
        <table:table-row table:style-name="ro1">
          <table:table-cell office:value-type="float" office:value="36887254" calcext:value-type="float">
            <text:p>36887254</text:p>
          </table:table-cell>
          <table:table-cell office:value-type="float" office:value="1639699" calcext:value-type="float">
            <text:p>1639699</text:p>
          </table:table-cell>
        </table:table-row>
        <table:table-row table:style-name="ro1">
          <table:table-cell office:value-type="float" office:value="38219588" calcext:value-type="float">
            <text:p>38219588</text:p>
          </table:table-cell>
          <table:table-cell office:value-type="float" office:value="2734064" calcext:value-type="float">
            <text:p>2734064</text:p>
          </table:table-cell>
        </table:table-row>
        <table:table-row table:style-name="ro1">
          <table:table-cell office:value-type="float" office:value="37265378" calcext:value-type="float">
            <text:p>37265378</text:p>
          </table:table-cell>
          <table:table-cell office:value-type="float" office:value="11164156" calcext:value-type="float">
            <text:p>11164156</text:p>
          </table:table-cell>
        </table:table-row>
        <table:table-row table:style-name="ro1">
          <table:table-cell office:value-type="float" office:value="28192385" calcext:value-type="float">
            <text:p>28192385</text:p>
          </table:table-cell>
          <table:table-cell office:value-type="float" office:value="6196771" calcext:value-type="float">
            <text:p>6196771</text:p>
          </table:table-cell>
        </table:table-row>
        <table:table-row table:style-name="ro1">
          <table:table-cell office:value-type="float" office:value="34184060" calcext:value-type="float">
            <text:p>34184060</text:p>
          </table:table-cell>
          <table:table-cell office:value-type="float" office:value="2260030" calcext:value-type="float">
            <text:p>2260030</text:p>
          </table:table-cell>
        </table:table-row>
        <table:table-row table:style-name="ro1">
          <table:table-cell office:value-type="float" office:value="37221928" calcext:value-type="float">
            <text:p>37221928</text:p>
          </table:table-cell>
          <table:table-cell office:value-type="float" office:value="2256970" calcext:value-type="float">
            <text:p>2256970</text:p>
          </table:table-cell>
        </table:table-row>
        <table:table-row table:style-name="ro1">
          <table:table-cell office:value-type="float" office:value="37798917" calcext:value-type="float">
            <text:p>37798917</text:p>
          </table:table-cell>
          <table:table-cell office:value-type="float" office:value="3681760" calcext:value-type="float">
            <text:p>3681760</text:p>
          </table:table-cell>
        </table:table-row>
        <table:table-row table:style-name="ro1">
          <table:table-cell office:value-type="float" office:value="36228908" calcext:value-type="float">
            <text:p>36228908</text:p>
          </table:table-cell>
          <table:table-cell office:value-type="float" office:value="5254676" calcext:value-type="float">
            <text:p>5254676</text:p>
          </table:table-cell>
        </table:table-row>
        <table:table-row table:style-name="ro1">
          <table:table-cell office:value-type="float" office:value="35249683" calcext:value-type="float">
            <text:p>35249683</text:p>
          </table:table-cell>
          <table:table-cell office:value-type="float" office:value="6725546" calcext:value-type="float">
            <text:p>6725546</text:p>
          </table:table-cell>
        </table:table-row>
        <table:table-row table:style-name="ro1">
          <table:table-cell office:value-type="float" office:value="33174431" calcext:value-type="float">
            <text:p>33174431</text:p>
          </table:table-cell>
          <table:table-cell office:value-type="float" office:value="20868232" calcext:value-type="float">
            <text:p>20868232</text:p>
          </table:table-cell>
        </table:table-row>
        <table:table-row table:style-name="ro1">
          <table:table-cell office:value-type="float" office:value="18887892" calcext:value-type="float">
            <text:p>18887892</text:p>
          </table:table-cell>
          <table:table-cell office:value-type="float" office:value="12546663" calcext:value-type="float">
            <text:p>12546663</text:p>
          </table:table-cell>
        </table:table-row>
        <table:table-row table:style-name="ro1">
          <table:table-cell office:value-type="float" office:value="27328511" calcext:value-type="float">
            <text:p>27328511</text:p>
          </table:table-cell>
          <table:table-cell office:value-type="float" office:value="9079370" calcext:value-type="float">
            <text:p>9079370</text:p>
          </table:table-cell>
        </table:table-row>
        <table:table-row table:style-name="ro1">
          <table:table-cell office:value-type="float" office:value="30520267" calcext:value-type="float">
            <text:p>30520267</text:p>
          </table:table-cell>
          <table:table-cell office:value-type="float" office:value="3519933" calcext:value-type="float">
            <text:p>3519933</text:p>
          </table:table-cell>
        </table:table-row>
        <table:table-row table:style-name="ro1">
          <table:table-cell office:value-type="float" office:value="36745452" calcext:value-type="float">
            <text:p>36745452</text:p>
          </table:table-cell>
          <table:table-cell office:value-type="float" office:value="6539247" calcext:value-type="float">
            <text:p>6539247</text:p>
          </table:table-cell>
        </table:table-row>
        <table:table-row table:style-name="ro1">
          <table:table-cell office:value-type="float" office:value="33274421" calcext:value-type="float">
            <text:p>33274421</text:p>
          </table:table-cell>
          <table:table-cell office:value-type="float" office:value="2479512" calcext:value-type="float">
            <text:p>2479512</text:p>
          </table:table-cell>
        </table:table-row>
        <table:table-row table:style-name="ro1">
          <table:table-cell office:value-type="float" office:value="37078573" calcext:value-type="float">
            <text:p>37078573</text:p>
          </table:table-cell>
          <table:table-cell office:value-type="float" office:value="1632122" calcext:value-type="float">
            <text:p>1632122</text:p>
          </table:table-cell>
        </table:table-row>
        <table:table-row table:style-name="ro1">
          <table:table-cell office:value-type="float" office:value="39248299" calcext:value-type="float">
            <text:p>39248299</text:p>
          </table:table-cell>
          <table:table-cell office:value-type="float" office:value="3157008" calcext:value-type="float">
            <text:p>3157008</text:p>
          </table:table-cell>
        </table:table-row>
        <table:table-row table:style-name="ro1">
          <table:table-cell office:value-type="float" office:value="36510527" calcext:value-type="float">
            <text:p>36510527</text:p>
          </table:table-cell>
          <table:table-cell office:value-type="float" office:value="769080" calcext:value-type="float">
            <text:p>769080</text:p>
          </table:table-cell>
        </table:table-row>
        <table:table-row table:style-name="ro1">
          <table:table-cell office:value-type="float" office:value="39264961" calcext:value-type="float">
            <text:p>39264961</text:p>
          </table:table-cell>
          <table:table-cell office:value-type="float" office:value="1231768" calcext:value-type="float">
            <text:p>1231768</text:p>
          </table:table-cell>
        </table:table-row>
        <table:table-row table:style-name="ro1">
          <table:table-cell office:value-type="float" office:value="38206208" calcext:value-type="float">
            <text:p>38206208</text:p>
          </table:table-cell>
          <table:table-cell office:value-type="float" office:value="1716799" calcext:value-type="float">
            <text:p>1716799</text:p>
          </table:table-cell>
        </table:table-row>
        <table:table-row table:style-name="ro1">
          <table:table-cell office:value-type="float" office:value="38209400" calcext:value-type="float">
            <text:p>38209400</text:p>
          </table:table-cell>
          <table:table-cell office:value-type="float" office:value="2460306" calcext:value-type="float">
            <text:p>2460306</text:p>
          </table:table-cell>
        </table:table-row>
        <table:table-row table:style-name="ro1">
          <table:table-cell office:value-type="float" office:value="38252233" calcext:value-type="float">
            <text:p>38252233</text:p>
          </table:table-cell>
          <table:table-cell office:value-type="float" office:value="1296488" calcext:value-type="float">
            <text:p>1296488</text:p>
          </table:table-cell>
        </table:table-row>
        <table:table-row table:style-name="ro1">
          <table:table-cell office:value-type="float" office:value="38232651" calcext:value-type="float">
            <text:p>38232651</text:p>
          </table:table-cell>
          <table:table-cell office:value-type="float" office:value="1610512" calcext:value-type="float">
            <text:p>1610512</text:p>
          </table:table-cell>
        </table:table-row>
        <table:table-row table:style-name="ro1">
          <table:table-cell office:value-type="float" office:value="38956353" calcext:value-type="float">
            <text:p>38956353</text:p>
          </table:table-cell>
          <table:table-cell office:value-type="float" office:value="6242739" calcext:value-type="float">
            <text:p>6242739</text:p>
          </table:table-cell>
        </table:table-row>
        <table:table-row table:style-name="ro1">
          <table:table-cell office:value-type="float" office:value="32937241" calcext:value-type="float">
            <text:p>32937241</text:p>
          </table:table-cell>
          <table:table-cell office:value-type="float" office:value="29981258" calcext:value-type="float">
            <text:p>29981258</text:p>
          </table:table-cell>
        </table:table-row>
        <table:table-row table:style-name="ro1">
          <table:table-cell office:value-type="float" office:value="10250247" calcext:value-type="float">
            <text:p>10250247</text:p>
          </table:table-cell>
          <table:table-cell office:value-type="float" office:value="7296880" calcext:value-type="float">
            <text:p>7296880</text:p>
          </table:table-cell>
        </table:table-row>
        <table:table-row table:style-name="ro1">
          <table:table-cell office:value-type="float" office:value="58405223" calcext:value-type="float">
            <text:p>58405223</text:p>
          </table:table-cell>
          <table:table-cell office:value-type="float" office:value="4043651" calcext:value-type="float">
            <text:p>4043651</text:p>
          </table:table-cell>
        </table:table-row>
        <table:table-row table:style-name="ro1">
          <table:table-cell office:value-type="float" office:value="25560121" calcext:value-type="float">
            <text:p>25560121</text:p>
          </table:table-cell>
          <table:table-cell office:value-type="float" office:value="10666168" calcext:value-type="float">
            <text:p>10666168</text:p>
          </table:table-cell>
        </table:table-row>
        <table:table-row table:style-name="ro1">
          <table:table-cell office:value-type="float" office:value="24548393" calcext:value-type="float">
            <text:p>24548393</text:p>
          </table:table-cell>
          <table:table-cell office:value-type="float" office:value="6207538" calcext:value-type="float">
            <text:p>6207538</text:p>
          </table:table-cell>
        </table:table-row>
        <table:table-row table:style-name="ro1">
          <table:table-cell office:value-type="float" office:value="23316631" calcext:value-type="float">
            <text:p>23316631</text:p>
          </table:table-cell>
          <table:table-cell office:value-type="float" office:value="6535477" calcext:value-type="float">
            <text:p>6535477</text:p>
          </table:table-cell>
        </table:table-row>
        <table:table-row table:style-name="ro1">
          <table:table-cell office:value-type="float" office:value="33207483" calcext:value-type="float">
            <text:p>33207483</text:p>
          </table:table-cell>
          <table:table-cell office:value-type="float" office:value="7187029" calcext:value-type="float">
            <text:p>7187029</text:p>
          </table:table-cell>
        </table:table-row>
        <table:table-row table:style-name="ro1">
          <table:table-cell office:value-type="float" office:value="33131335" calcext:value-type="float">
            <text:p>33131335</text:p>
          </table:table-cell>
          <table:table-cell office:value-type="float" office:value="4071771" calcext:value-type="float">
            <text:p>4071771</text:p>
          </table:table-cell>
        </table:table-row>
        <table:table-row table:style-name="ro1">
          <table:table-cell office:value-type="float" office:value="35030984" calcext:value-type="float">
            <text:p>35030984</text:p>
          </table:table-cell>
          <table:table-cell office:value-type="float" office:value="4281730" calcext:value-type="float">
            <text:p>4281730</text:p>
          </table:table-cell>
        </table:table-row>
        <table:table-row table:style-name="ro1">
          <table:table-cell office:value-type="float" office:value="54512979" calcext:value-type="float">
            <text:p>54512979</text:p>
          </table:table-cell>
          <table:table-cell office:value-type="float" office:value="8792490" calcext:value-type="float">
            <text:p>8792490</text:p>
          </table:table-cell>
        </table:table-row>
        <table:table-row table:style-name="ro1">
          <table:table-cell office:value-type="float" office:value="13230637" calcext:value-type="float">
            <text:p>13230637</text:p>
          </table:table-cell>
          <table:table-cell office:value-type="float" office:value="7519515" calcext:value-type="float">
            <text:p>7519515</text:p>
          </table:table-cell>
        </table:table-row>
        <table:table-row table:style-name="ro1">
          <table:table-cell office:value-type="float" office:value="31839114" calcext:value-type="float">
            <text:p>31839114</text:p>
          </table:table-cell>
          <table:table-cell office:value-type="float" office:value="1174538" calcext:value-type="float">
            <text:p>1174538</text:p>
          </table:table-cell>
        </table:table-row>
        <table:table-row table:style-name="ro1">
          <table:table-cell office:value-type="float" office:value="39240654" calcext:value-type="float">
            <text:p>39240654</text:p>
          </table:table-cell>
          <table:table-cell office:value-type="float" office:value="1020288" calcext:value-type="float">
            <text:p>1020288</text:p>
          </table:table-cell>
        </table:table-row>
        <table:table-row table:style-name="ro1">
          <table:table-cell office:value-type="float" office:value="38225285" calcext:value-type="float">
            <text:p>38225285</text:p>
          </table:table-cell>
          <table:table-cell office:value-type="float" office:value="7327581" calcext:value-type="float">
            <text:p>7327581</text:p>
          </table:table-cell>
        </table:table-row>
        <table:table-row table:style-name="ro1">
          <table:table-cell office:value-type="float" office:value="33270567" calcext:value-type="float">
            <text:p>33270567</text:p>
          </table:table-cell>
          <table:table-cell office:value-type="float" office:value="8065598" calcext:value-type="float">
            <text:p>8065598</text:p>
          </table:table-cell>
        </table:table-row>
        <table:table-row table:style-name="ro1">
          <table:table-cell office:value-type="float" office:value="31163917" calcext:value-type="float">
            <text:p>31163917</text:p>
          </table:table-cell>
          <table:table-cell office:value-type="float" office:value="19160964" calcext:value-type="float">
            <text:p>19160964</text:p>
          </table:table-cell>
        </table:table-row>
        <table:table-row table:style-name="ro1">
          <table:table-cell office:value-type="float" office:value="21399187" calcext:value-type="float">
            <text:p>21399187</text:p>
          </table:table-cell>
          <table:table-cell office:value-type="float" office:value="12691748" calcext:value-type="float">
            <text:p>12691748</text:p>
          </table:table-cell>
        </table:table-row>
        <table:table-row table:style-name="ro1">
          <table:table-cell office:value-type="float" office:value="26745656" calcext:value-type="float">
            <text:p>26745656</text:p>
          </table:table-cell>
          <table:table-cell office:value-type="float" office:value="8740539" calcext:value-type="float">
            <text:p>8740539</text:p>
          </table:table-cell>
        </table:table-row>
        <table:table-row table:style-name="ro1">
          <table:table-cell office:value-type="float" office:value="31274312" calcext:value-type="float">
            <text:p>31274312</text:p>
          </table:table-cell>
          <table:table-cell office:value-type="float" office:value="858826" calcext:value-type="float">
            <text:p>858826</text:p>
          </table:table-cell>
        </table:table-row>
        <table:table-row table:style-name="ro1">
          <table:table-cell office:value-type="float" office:value="39338903" calcext:value-type="float">
            <text:p>39338903</text:p>
          </table:table-cell>
          <table:table-cell office:value-type="float" office:value="2269212" calcext:value-type="float">
            <text:p>2269212</text:p>
          </table:table-cell>
        </table:table-row>
        <table:table-row table:style-name="ro1">
          <table:table-cell office:value-type="float" office:value="38225518" calcext:value-type="float">
            <text:p>38225518</text:p>
          </table:table-cell>
          <table:table-cell office:value-type="float" office:value="995534" calcext:value-type="float">
            <text:p>995534</text:p>
          </table:table-cell>
        </table:table-row>
        <table:table-row table:style-name="ro1">
          <table:table-cell office:value-type="float" office:value="38187650" calcext:value-type="float">
            <text:p>38187650</text:p>
          </table:table-cell>
          <table:table-cell office:value-type="float" office:value="830045" calcext:value-type="float">
            <text:p>830045</text:p>
          </table:table-cell>
        </table:table-row>
        <table:table-row table:style-name="ro1">
          <table:table-cell office:value-type="float" office:value="39404021" calcext:value-type="float">
            <text:p>39404021</text:p>
          </table:table-cell>
          <table:table-cell office:value-type="float" office:value="3484268" calcext:value-type="float">
            <text:p>3484268</text:p>
          </table:table-cell>
        </table:table-row>
        <table:table-row table:style-name="ro1">
          <table:table-cell office:value-type="float" office:value="37188808" calcext:value-type="float">
            <text:p>37188808</text:p>
          </table:table-cell>
          <table:table-cell office:value-type="float" office:value="856007" calcext:value-type="float">
            <text:p>856007</text:p>
          </table:table-cell>
        </table:table-row>
        <table:table-row table:style-name="ro1">
          <table:table-cell office:value-type="float" office:value="38224129" calcext:value-type="float">
            <text:p>38224129</text:p>
          </table:table-cell>
          <table:table-cell office:value-type="float" office:value="786475" calcext:value-type="float">
            <text:p>786475</text:p>
          </table:table-cell>
        </table:table-row>
        <table:table-row table:style-name="ro1">
          <table:table-cell office:value-type="float" office:value="39213425" calcext:value-type="float">
            <text:p>39213425</text:p>
          </table:table-cell>
          <table:table-cell office:value-type="float" office:value="13811143" calcext:value-type="float">
            <text:p>13811143</text:p>
          </table:table-cell>
        </table:table-row>
        <table:table-row table:style-name="ro1">
          <table:table-cell office:value-type="float" office:value="26174103" calcext:value-type="float">
            <text:p>26174103</text:p>
          </table:table-cell>
          <table:table-cell office:value-type="float" office:value="4975290" calcext:value-type="float">
            <text:p>4975290</text:p>
          </table:table-cell>
        </table:table-row>
        <table:table-row table:style-name="ro1">
          <table:table-cell office:value-type="float" office:value="35470977" calcext:value-type="float">
            <text:p>35470977</text:p>
          </table:table-cell>
          <table:table-cell office:value-type="float" office:value="6819511" calcext:value-type="float">
            <text:p>6819511</text:p>
          </table:table-cell>
        </table:table-row>
        <table:table-row table:style-name="ro1">
          <table:table-cell office:value-type="float" office:value="33101450" calcext:value-type="float">
            <text:p>33101450</text:p>
          </table:table-cell>
          <table:table-cell office:value-type="float" office:value="9300199" calcext:value-type="float">
            <text:p>9300199</text:p>
          </table:table-cell>
        </table:table-row>
        <table:table-row table:style-name="ro1">
          <table:table-cell office:value-type="float" office:value="30050778" calcext:value-type="float">
            <text:p>30050778</text:p>
          </table:table-cell>
          <table:table-cell office:value-type="float" office:value="9133764" calcext:value-type="float">
            <text:p>9133764</text:p>
          </table:table-cell>
        </table:table-row>
        <table:table-row table:style-name="ro1">
          <table:table-cell office:value-type="float" office:value="31150154" calcext:value-type="float">
            <text:p>31150154</text:p>
          </table:table-cell>
          <table:table-cell office:value-type="float" office:value="4361346" calcext:value-type="float">
            <text:p>4361346</text:p>
          </table:table-cell>
        </table:table-row>
        <table:table-row table:style-name="ro1">
          <table:table-cell office:value-type="float" office:value="36174497" calcext:value-type="float">
            <text:p>36174497</text:p>
          </table:table-cell>
          <table:table-cell office:value-type="float" office:value="6981714" calcext:value-type="float">
            <text:p>6981714</text:p>
          </table:table-cell>
        </table:table-row>
        <table:table-row table:style-name="ro1">
          <table:table-cell office:value-type="float" office:value="32859688" calcext:value-type="float">
            <text:p>32859688</text:p>
          </table:table-cell>
          <table:table-cell office:value-type="float" office:value="1800701" calcext:value-type="float">
            <text:p>1800701</text:p>
          </table:table-cell>
        </table:table-row>
        <table:table-row table:style-name="ro1">
          <table:table-cell office:value-type="float" office:value="38224251" calcext:value-type="float">
            <text:p>38224251</text:p>
          </table:table-cell>
          <table:table-cell office:value-type="float" office:value="2806166" calcext:value-type="float">
            <text:p>2806166</text:p>
          </table:table-cell>
        </table:table-row>
        <table:table-row table:style-name="ro1">
          <table:table-cell office:value-type="float" office:value="37168076" calcext:value-type="float">
            <text:p>37168076</text:p>
          </table:table-cell>
          <table:table-cell office:value-type="float" office:value="1877428" calcext:value-type="float">
            <text:p>1877428</text:p>
          </table:table-cell>
        </table:table-row>
        <table:table-row table:style-name="ro1">
          <table:table-cell office:value-type="float" office:value="38180101" calcext:value-type="float">
            <text:p>38180101</text:p>
          </table:table-cell>
          <table:table-cell office:value-type="float" office:value="4004864" calcext:value-type="float">
            <text:p>4004864</text:p>
          </table:table-cell>
        </table:table-row>
        <table:table-row table:style-name="ro1">
          <table:table-cell office:value-type="float" office:value="35260908" calcext:value-type="float">
            <text:p>35260908</text:p>
          </table:table-cell>
          <table:table-cell office:value-type="float" office:value="3348895" calcext:value-type="float">
            <text:p>3348895</text:p>
          </table:table-cell>
        </table:table-row>
        <table:table-row table:style-name="ro1">
          <table:table-cell office:value-type="float" office:value="36887675" calcext:value-type="float">
            <text:p>36887675</text:p>
          </table:table-cell>
          <table:table-cell office:value-type="float" office:value="4920409" calcext:value-type="float">
            <text:p>4920409</text:p>
          </table:table-cell>
        </table:table-row>
        <table:table-row table:style-name="ro1">
          <table:table-cell office:value-type="float" office:value="34805696" calcext:value-type="float">
            <text:p>34805696</text:p>
          </table:table-cell>
          <table:table-cell office:value-type="float" office:value="6292195" calcext:value-type="float">
            <text:p>6292195</text:p>
          </table:table-cell>
        </table:table-row>
        <table:table-row table:style-name="ro1">
          <table:table-cell office:value-type="float" office:value="33881868" calcext:value-type="float">
            <text:p>33881868</text:p>
          </table:table-cell>
          <table:table-cell office:value-type="float" office:value="6075288" calcext:value-type="float">
            <text:p>6075288</text:p>
          </table:table-cell>
        </table:table-row>
        <table:table-row table:style-name="ro1">
          <table:table-cell office:value-type="float" office:value="33875257" calcext:value-type="float">
            <text:p>33875257</text:p>
          </table:table-cell>
          <table:table-cell office:value-type="float" office:value="9375568" calcext:value-type="float">
            <text:p>9375568</text:p>
          </table:table-cell>
        </table:table-row>
        <table:table-row table:style-name="ro1">
          <table:table-cell office:value-type="float" office:value="30720130" calcext:value-type="float">
            <text:p>30720130</text:p>
          </table:table-cell>
          <table:table-cell office:value-type="float" office:value="9752056" calcext:value-type="float">
            <text:p>9752056</text:p>
          </table:table-cell>
        </table:table-row>
        <table:table-row table:style-name="ro1">
          <table:table-cell office:value-type="float" office:value="30101765" calcext:value-type="float">
            <text:p>30101765</text:p>
          </table:table-cell>
          <table:table-cell office:value-type="float" office:value="5699422" calcext:value-type="float">
            <text:p>5699422</text:p>
          </table:table-cell>
        </table:table-row>
        <table:table-row table:style-name="ro1">
          <table:table-cell office:value-type="float" office:value="34613544" calcext:value-type="float">
            <text:p>34613544</text:p>
          </table:table-cell>
          <table:table-cell office:value-type="float" office:value="1490810" calcext:value-type="float">
            <text:p>1490810</text:p>
          </table:table-cell>
        </table:table-row>
        <table:table-row table:style-name="ro1">
          <table:table-cell office:value-type="float" office:value="37894424" calcext:value-type="float">
            <text:p>37894424</text:p>
          </table:table-cell>
          <table:table-cell office:value-type="float" office:value="9691160" calcext:value-type="float">
            <text:p>9691160</text:p>
          </table:table-cell>
        </table:table-row>
        <table:table-row table:style-name="ro1">
          <table:table-cell office:value-type="float" office:value="30962977" calcext:value-type="float">
            <text:p>30962977</text:p>
          </table:table-cell>
          <table:table-cell office:value-type="float" office:value="14969083" calcext:value-type="float">
            <text:p>14969083</text:p>
          </table:table-cell>
        </table:table-row>
        <table:table-row table:style-name="ro1">
          <table:table-cell office:value-type="float" office:value="25208686" calcext:value-type="float">
            <text:p>25208686</text:p>
          </table:table-cell>
          <table:table-cell office:value-type="float" office:value="3086851" calcext:value-type="float">
            <text:p>3086851</text:p>
          </table:table-cell>
        </table:table-row>
        <table:table-row table:style-name="ro1">
          <table:table-cell office:value-type="float" office:value="36358579" calcext:value-type="float">
            <text:p>36358579</text:p>
          </table:table-cell>
          <table:table-cell office:value-type="float" office:value="2854701" calcext:value-type="float">
            <text:p>2854701</text:p>
          </table:table-cell>
        </table:table-row>
        <table:table-row table:style-name="ro1">
          <table:table-cell office:value-type="float" office:value="37075228" calcext:value-type="float">
            <text:p>37075228</text:p>
          </table:table-cell>
          <table:table-cell office:value-type="float" office:value="5246572" calcext:value-type="float">
            <text:p>5246572</text:p>
          </table:table-cell>
        </table:table-row>
        <table:table-row table:style-name="ro1">
          <table:table-cell office:value-type="float" office:value="34763308" calcext:value-type="float">
            <text:p>34763308</text:p>
          </table:table-cell>
          <table:table-cell office:value-type="float" office:value="8048196" calcext:value-type="float">
            <text:p>8048196</text:p>
          </table:table-cell>
        </table:table-row>
        <table:table-row table:style-name="ro1">
          <table:table-cell office:value-type="float" office:value="31561854" calcext:value-type="float">
            <text:p>31561854</text:p>
          </table:table-cell>
          <table:table-cell office:value-type="float" office:value="3937598" calcext:value-type="float">
            <text:p>3937598</text:p>
          </table:table-cell>
        </table:table-row>
        <table:table-row table:style-name="ro1">
          <table:table-cell office:value-type="float" office:value="36453489" calcext:value-type="float">
            <text:p>36453489</text:p>
          </table:table-cell>
          <table:table-cell office:value-type="float" office:value="2288265" calcext:value-type="float">
            <text:p>2288265</text:p>
          </table:table-cell>
        </table:table-row>
        <table:table-row table:style-name="ro1">
          <table:table-cell office:value-type="float" office:value="37817962" calcext:value-type="float">
            <text:p>37817962</text:p>
          </table:table-cell>
          <table:table-cell office:value-type="float" office:value="1087678" calcext:value-type="float">
            <text:p>1087678</text:p>
          </table:table-cell>
        </table:table-row>
        <table:table-row table:style-name="ro1">
          <table:table-cell office:value-type="float" office:value="38817714" calcext:value-type="float">
            <text:p>38817714</text:p>
          </table:table-cell>
          <table:table-cell office:value-type="float" office:value="1572273" calcext:value-type="float">
            <text:p>1572273</text:p>
          </table:table-cell>
        </table:table-row>
        <table:table-row table:style-name="ro1">
          <table:table-cell office:value-type="float" office:value="38297812" calcext:value-type="float">
            <text:p>38297812</text:p>
          </table:table-cell>
          <table:table-cell office:value-type="float" office:value="1239563" calcext:value-type="float">
            <text:p>1239563</text:p>
          </table:table-cell>
        </table:table-row>
        <table:table-row table:style-name="ro1">
          <table:table-cell office:value-type="float" office:value="38776273" calcext:value-type="float">
            <text:p>38776273</text:p>
          </table:table-cell>
          <table:table-cell office:value-type="float" office:value="6485554" calcext:value-type="float">
            <text:p>6485554</text:p>
          </table:table-cell>
        </table:table-row>
        <table:table-row table:style-name="ro1">
          <table:table-cell office:value-type="float" office:value="33545871" calcext:value-type="float">
            <text:p>33545871</text:p>
          </table:table-cell>
          <table:table-cell office:value-type="float" office:value="824834" calcext:value-type="float">
            <text:p>824834</text:p>
          </table:table-cell>
        </table:table-row>
        <table:table-row table:style-name="ro1">
          <table:table-cell office:value-type="float" office:value="39243278" calcext:value-type="float">
            <text:p>39243278</text:p>
          </table:table-cell>
          <table:table-cell office:value-type="float" office:value="781633" calcext:value-type="float">
            <text:p>781633</text:p>
          </table:table-cell>
        </table:table-row>
        <table:table-row table:style-name="ro1">
          <table:table-cell office:value-type="float" office:value="39230138" calcext:value-type="float">
            <text:p>39230138</text:p>
          </table:table-cell>
          <table:table-cell office:value-type="float" office:value="877806" calcext:value-type="float">
            <text:p>877806</text:p>
          </table:table-cell>
        </table:table-row>
        <table:table-row table:style-name="ro1">
          <table:table-cell office:value-type="float" office:value="39138727" calcext:value-type="float">
            <text:p>39138727</text:p>
          </table:table-cell>
          <table:table-cell office:value-type="float" office:value="755939" calcext:value-type="float">
            <text:p>755939</text:p>
          </table:table-cell>
        </table:table-row>
        <table:table-row table:style-name="ro1">
          <table:table-cell office:value-type="float" office:value="39251433" calcext:value-type="float">
            <text:p>39251433</text:p>
          </table:table-cell>
          <table:table-cell office:value-type="float" office:value="811357" calcext:value-type="float">
            <text:p>811357</text:p>
          </table:table-cell>
        </table:table-row>
        <table:table-row table:style-name="ro1">
          <table:table-cell office:value-type="float" office:value="39139973" calcext:value-type="float">
            <text:p>39139973</text:p>
          </table:table-cell>
          <table:table-cell office:value-type="float" office:value="1020200" calcext:value-type="float">
            <text:p>1020200</text:p>
          </table:table-cell>
        </table:table-row>
        <table:table-row table:style-name="ro1">
          <table:table-cell office:value-type="float" office:value="38904760" calcext:value-type="float">
            <text:p>38904760</text:p>
          </table:table-cell>
          <table:table-cell office:value-type="float" office:value="702026" calcext:value-type="float">
            <text:p>702026</text:p>
          </table:table-cell>
        </table:table-row>
        <table:table-row table:style-name="ro1">
          <table:table-cell office:value-type="float" office:value="39301833" calcext:value-type="float">
            <text:p>39301833</text:p>
          </table:table-cell>
          <table:table-cell office:value-type="float" office:value="1542390" calcext:value-type="float">
            <text:p>1542390</text:p>
          </table:table-cell>
        </table:table-row>
        <table:table-row table:style-name="ro1">
          <table:table-cell office:value-type="float" office:value="38246540" calcext:value-type="float">
            <text:p>38246540</text:p>
          </table:table-cell>
          <table:table-cell office:value-type="float" office:value="652404" calcext:value-type="float">
            <text:p>652404</text:p>
          </table:table-cell>
        </table:table-row>
        <table:table-row table:style-name="ro1">
          <table:table-cell office:value-type="float" office:value="39236722" calcext:value-type="float">
            <text:p>39236722</text:p>
          </table:table-cell>
          <table:table-cell office:value-type="float" office:value="646611" calcext:value-type="float">
            <text:p>646611</text:p>
          </table:table-cell>
        </table:table-row>
        <table:table-row table:style-name="ro1">
          <table:table-cell office:value-type="float" office:value="39278783" calcext:value-type="float">
            <text:p>39278783</text:p>
          </table:table-cell>
          <table:table-cell office:value-type="float" office:value="608734" calcext:value-type="float">
            <text:p>608734</text:p>
          </table:table-cell>
        </table:table-row>
        <table:table-row table:style-name="ro1">
          <table:table-cell office:value-type="float" office:value="39405007" calcext:value-type="float">
            <text:p>39405007</text:p>
          </table:table-cell>
          <table:table-cell office:value-type="float" office:value="773326" calcext:value-type="float">
            <text:p>773326</text:p>
          </table:table-cell>
        </table:table-row>
        <table:table-row table:style-name="ro1">
          <table:table-cell office:value-type="float" office:value="39396470" calcext:value-type="float">
            <text:p>39396470</text:p>
          </table:table-cell>
          <table:table-cell office:value-type="float" office:value="1378312" calcext:value-type="float">
            <text:p>1378312</text:p>
          </table:table-cell>
        </table:table-row>
        <table:table-row table:style-name="ro1">
          <table:table-cell office:value-type="float" office:value="38883201" calcext:value-type="float">
            <text:p>38883201</text:p>
          </table:table-cell>
          <table:table-cell office:value-type="float" office:value="629590" calcext:value-type="float">
            <text:p>629590</text:p>
          </table:table-cell>
        </table:table-row>
        <table:table-row table:style-name="ro1">
          <table:table-cell office:value-type="float" office:value="44456288" calcext:value-type="float">
            <text:p>44456288</text:p>
          </table:table-cell>
          <table:table-cell office:value-type="float" office:value="842542" calcext:value-type="float">
            <text:p>842542</text:p>
          </table:table-cell>
        </table:table-row>
        <table:table-row table:style-name="ro1">
          <table:table-cell office:value-type="float" office:value="33731881" calcext:value-type="float">
            <text:p>33731881</text:p>
          </table:table-cell>
          <table:table-cell office:value-type="float" office:value="608633" calcext:value-type="float">
            <text:p>608633</text:p>
          </table:table-cell>
        </table:table-row>
        <table:table-row table:style-name="ro1">
          <table:table-cell office:value-type="float" office:value="39548877" calcext:value-type="float">
            <text:p>39548877</text:p>
          </table:table-cell>
          <table:table-cell office:value-type="float" office:value="1496914" calcext:value-type="float">
            <text:p>1496914</text:p>
          </table:table-cell>
        </table:table-row>
        <table:table-row table:style-name="ro1">
          <table:table-cell office:value-type="float" office:value="38527947" calcext:value-type="float">
            <text:p>38527947</text:p>
          </table:table-cell>
          <table:table-cell office:value-type="float" office:value="578792" calcext:value-type="float">
            <text:p>578792</text:p>
          </table:table-cell>
        </table:table-row>
        <table:table-row table:style-name="ro1">
          <table:table-cell office:value-type="float" office:value="39408222" calcext:value-type="float">
            <text:p>39408222</text:p>
          </table:table-cell>
          <table:table-cell office:value-type="float" office:value="1098349" calcext:value-type="float">
            <text:p>1098349</text:p>
          </table:table-cell>
        </table:table-row>
        <table:table-row table:style-name="ro1">
          <table:table-cell office:value-type="float" office:value="39010702" calcext:value-type="float">
            <text:p>39010702</text:p>
          </table:table-cell>
          <table:table-cell office:value-type="float" office:value="601800" calcext:value-type="float">
            <text:p>601800</text:p>
          </table:table-cell>
        </table:table-row>
        <table:table-row table:style-name="ro1">
          <table:table-cell office:value-type="float" office:value="39132895" calcext:value-type="float">
            <text:p>39132895</text:p>
          </table:table-cell>
          <table:table-cell office:value-type="float" office:value="2332273" calcext:value-type="float">
            <text:p>2332273</text:p>
          </table:table-cell>
        </table:table-row>
        <table:table-row table:style-name="ro1">
          <table:table-cell office:value-type="float" office:value="37741894" calcext:value-type="float">
            <text:p>37741894</text:p>
          </table:table-cell>
          <table:table-cell office:value-type="float" office:value="1349016" calcext:value-type="float">
            <text:p>1349016</text:p>
          </table:table-cell>
        </table:table-row>
        <table:table-row table:style-name="ro1">
          <table:table-cell office:value-type="float" office:value="38555088" calcext:value-type="float">
            <text:p>38555088</text:p>
          </table:table-cell>
          <table:table-cell office:value-type="float" office:value="1643374" calcext:value-type="float">
            <text:p>1643374</text:p>
          </table:table-cell>
        </table:table-row>
        <table:table-row table:style-name="ro1">
          <table:table-cell office:value-type="float" office:value="38460717" calcext:value-type="float">
            <text:p>38460717</text:p>
          </table:table-cell>
          <table:table-cell office:value-type="float" office:value="585833" calcext:value-type="float">
            <text:p>585833</text:p>
          </table:table-cell>
        </table:table-row>
        <table:table-row table:style-name="ro1">
          <table:table-cell office:value-type="float" office:value="39281231" calcext:value-type="float">
            <text:p>39281231</text:p>
          </table:table-cell>
          <table:table-cell office:value-type="float" office:value="4251243" calcext:value-type="float">
            <text:p>4251243</text:p>
          </table:table-cell>
        </table:table-row>
        <table:table-row table:style-name="ro1">
          <table:table-cell office:value-type="float" office:value="35799972" calcext:value-type="float">
            <text:p>35799972</text:p>
          </table:table-cell>
          <table:table-cell office:value-type="float" office:value="677911" calcext:value-type="float">
            <text:p>677911</text:p>
          </table:table-cell>
        </table:table-row>
        <table:table-row table:style-name="ro1">
          <table:table-cell office:value-type="float" office:value="39357875" calcext:value-type="float">
            <text:p>39357875</text:p>
          </table:table-cell>
          <table:table-cell office:value-type="float" office:value="610749" calcext:value-type="float">
            <text:p>610749</text:p>
          </table:table-cell>
        </table:table-row>
        <table:table-row table:style-name="ro1">
          <table:table-cell office:value-type="float" office:value="39233918" calcext:value-type="float">
            <text:p>39233918</text:p>
          </table:table-cell>
          <table:table-cell office:value-type="float" office:value="549886" calcext:value-type="float">
            <text:p>549886</text:p>
          </table:table-cell>
        </table:table-row>
        <table:table-row table:style-name="ro1">
          <table:table-cell office:value-type="float" office:value="39329321" calcext:value-type="float">
            <text:p>39329321</text:p>
          </table:table-cell>
          <table:table-cell office:value-type="float" office:value="570937" calcext:value-type="float">
            <text:p>570937</text:p>
          </table:table-cell>
        </table:table-row>
        <table:table-row table:style-name="ro1">
          <table:table-cell office:value-type="float" office:value="39611468" calcext:value-type="float">
            <text:p>39611468</text:p>
          </table:table-cell>
          <table:table-cell office:value-type="float" office:value="573005" calcext:value-type="float">
            <text:p>573005</text:p>
          </table:table-cell>
        </table:table-row>
        <table:table-row table:style-name="ro1">
          <table:table-cell office:value-type="float" office:value="39243749" calcext:value-type="float">
            <text:p>39243749</text:p>
          </table:table-cell>
          <table:table-cell office:value-type="float" office:value="566215" calcext:value-type="float">
            <text:p>566215</text:p>
          </table:table-cell>
        </table:table-row>
        <table:table-row table:style-name="ro1">
          <table:table-cell office:value-type="float" office:value="39370769" calcext:value-type="float">
            <text:p>39370769</text:p>
          </table:table-cell>
          <table:table-cell office:value-type="float" office:value="1261771" calcext:value-type="float">
            <text:p>1261771</text:p>
          </table:table-cell>
        </table:table-row>
        <table:table-row table:style-name="ro1">
          <table:table-cell office:value-type="float" office:value="39227171" calcext:value-type="float">
            <text:p>39227171</text:p>
          </table:table-cell>
          <table:table-cell office:value-type="float" office:value="631908" calcext:value-type="float">
            <text:p>631908</text:p>
          </table:table-cell>
        </table:table-row>
        <table:table-row table:style-name="ro1">
          <table:table-cell office:value-type="float" office:value="39250627" calcext:value-type="float">
            <text:p>39250627</text:p>
          </table:table-cell>
          <table:table-cell office:value-type="float" office:value="601276" calcext:value-type="float">
            <text:p>601276</text:p>
          </table:table-cell>
        </table:table-row>
        <table:table-row table:style-name="ro1">
          <table:table-cell office:value-type="float" office:value="39241016" calcext:value-type="float">
            <text:p>39241016</text:p>
          </table:table-cell>
          <table:table-cell office:value-type="float" office:value="596560" calcext:value-type="float">
            <text:p>596560</text:p>
          </table:table-cell>
        </table:table-row>
        <table:table-row table:style-name="ro1">
          <table:table-cell office:value-type="float" office:value="39215399" calcext:value-type="float">
            <text:p>39215399</text:p>
          </table:table-cell>
          <table:table-cell office:value-type="float" office:value="555755" calcext:value-type="float">
            <text:p>555755</text:p>
          </table:table-cell>
        </table:table-row>
        <table:table-row table:style-name="ro1">
          <table:table-cell office:value-type="float" office:value="39378650" calcext:value-type="float">
            <text:p>39378650</text:p>
          </table:table-cell>
          <table:table-cell office:value-type="float" office:value="662194" calcext:value-type="float">
            <text:p>662194</text:p>
          </table:table-cell>
        </table:table-row>
        <table:table-row table:style-name="ro1">
          <table:table-cell office:value-type="float" office:value="39512166" calcext:value-type="float">
            <text:p>39512166</text:p>
          </table:table-cell>
          <table:table-cell office:value-type="float" office:value="730699" calcext:value-type="float">
            <text:p>730699</text:p>
          </table:table-cell>
        </table:table-row>
        <table:table-row table:style-name="ro1">
          <table:table-cell office:value-type="float" office:value="39633026" calcext:value-type="float">
            <text:p>39633026</text:p>
          </table:table-cell>
          <table:table-cell office:value-type="float" office:value="762551" calcext:value-type="float">
            <text:p>762551</text:p>
          </table:table-cell>
        </table:table-row>
        <table:table-row table:style-name="ro1">
          <table:table-cell office:value-type="float" office:value="38603001" calcext:value-type="float">
            <text:p>38603001</text:p>
          </table:table-cell>
          <table:table-cell office:value-type="float" office:value="737533" calcext:value-type="float">
            <text:p>737533</text:p>
          </table:table-cell>
        </table:table-row>
        <table:table-row table:style-name="ro1">
          <table:table-cell office:value-type="float" office:value="38915093" calcext:value-type="float">
            <text:p>38915093</text:p>
          </table:table-cell>
          <table:table-cell office:value-type="float" office:value="1047735" calcext:value-type="float">
            <text:p>1047735</text:p>
          </table:table-cell>
        </table:table-row>
        <table:table-row table:style-name="ro1">
          <table:table-cell office:value-type="float" office:value="39805385" calcext:value-type="float">
            <text:p>39805385</text:p>
          </table:table-cell>
          <table:table-cell office:value-type="float" office:value="1086116" calcext:value-type="float">
            <text:p>1086116</text:p>
          </table:table-cell>
        </table:table-row>
      </table:table>
      <table:table table:name="test_5" table:style-name="ta1">
        <table:shapes>
          <draw:frame draw:z-index="0" draw:style-name="gr1" draw:text-style-name="P1" svg:width="351.47mm" svg:height="149.87mm" svg:x="71.69mm" svg:y="16.94mm">
            <loext:p draw:notify-on-update-of-ranges="test_5.A1:test_5.A218 test_5.B1:test_5.B2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40718761" calcext:value-type="float">
            <text:p>40718761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1">
          <table:table-cell office:value-type="float" office:value="39104378" calcext:value-type="float">
            <text:p>39104378</text:p>
          </table:table-cell>
          <table:table-cell office:value-type="float" office:value="15362" calcext:value-type="float">
            <text:p>15362</text:p>
          </table:table-cell>
        </table:table-row>
        <table:table-row table:style-name="ro1">
          <table:table-cell office:value-type="float" office:value="40128922" calcext:value-type="float">
            <text:p>40128922</text:p>
          </table:table-cell>
          <table:table-cell office:value-type="float" office:value="16284" calcext:value-type="float">
            <text:p>16284</text:p>
          </table:table-cell>
        </table:table-row>
        <table:table-row table:style-name="ro1">
          <table:table-cell office:value-type="float" office:value="40149564" calcext:value-type="float">
            <text:p>40149564</text:p>
          </table:table-cell>
          <table:table-cell office:value-type="float" office:value="55321" calcext:value-type="float">
            <text:p>55321</text:p>
          </table:table-cell>
        </table:table-row>
        <table:table-row table:style-name="ro1">
          <table:table-cell office:value-type="float" office:value="40440724" calcext:value-type="float">
            <text:p>40440724</text:p>
          </table:table-cell>
          <table:table-cell office:value-type="float" office:value="17611" calcext:value-type="float">
            <text:p>17611</text:p>
          </table:table-cell>
        </table:table-row>
        <table:table-row table:style-name="ro1">
          <table:table-cell office:value-type="float" office:value="39157155" calcext:value-type="float">
            <text:p>39157155</text:p>
          </table:table-cell>
          <table:table-cell office:value-type="float" office:value="17719" calcext:value-type="float">
            <text:p>17719</text:p>
          </table:table-cell>
        </table:table-row>
        <table:table-row table:style-name="ro1">
          <table:table-cell office:value-type="float" office:value="40111901" calcext:value-type="float">
            <text:p>40111901</text:p>
          </table:table-cell>
          <table:table-cell office:value-type="float" office:value="17194" calcext:value-type="float">
            <text:p>17194</text:p>
          </table:table-cell>
        </table:table-row>
        <table:table-row table:style-name="ro1">
          <table:table-cell office:value-type="float" office:value="40156787" calcext:value-type="float">
            <text:p>40156787</text:p>
          </table:table-cell>
          <table:table-cell office:value-type="float" office:value="21417" calcext:value-type="float">
            <text:p>21417</text:p>
          </table:table-cell>
        </table:table-row>
        <table:table-row table:style-name="ro1">
          <table:table-cell office:value-type="float" office:value="40167629" calcext:value-type="float">
            <text:p>40167629</text:p>
          </table:table-cell>
          <table:table-cell office:value-type="float" office:value="20543" calcext:value-type="float">
            <text:p>20543</text:p>
          </table:table-cell>
        </table:table-row>
        <table:table-row table:style-name="ro1">
          <table:table-cell office:value-type="float" office:value="40101300" calcext:value-type="float">
            <text:p>40101300</text:p>
          </table:table-cell>
          <table:table-cell office:value-type="float" office:value="42994" calcext:value-type="float">
            <text:p>42994</text:p>
          </table:table-cell>
        </table:table-row>
        <table:table-row table:style-name="ro1">
          <table:table-cell office:value-type="float" office:value="39998100" calcext:value-type="float">
            <text:p>39998100</text:p>
          </table:table-cell>
          <table:table-cell office:value-type="float" office:value="17353" calcext:value-type="float">
            <text:p>17353</text:p>
          </table:table-cell>
        </table:table-row>
        <table:table-row table:style-name="ro1">
          <table:table-cell office:value-type="float" office:value="39929178" calcext:value-type="float">
            <text:p>39929178</text:p>
          </table:table-cell>
          <table:table-cell office:value-type="float" office:value="16874" calcext:value-type="float">
            <text:p>16874</text:p>
          </table:table-cell>
        </table:table-row>
        <table:table-row table:style-name="ro1">
          <table:table-cell office:value-type="float" office:value="39165545" calcext:value-type="float">
            <text:p>39165545</text:p>
          </table:table-cell>
          <table:table-cell office:value-type="float" office:value="23062" calcext:value-type="float">
            <text:p>23062</text:p>
          </table:table-cell>
        </table:table-row>
        <table:table-row table:style-name="ro1">
          <table:table-cell office:value-type="float" office:value="40171077" calcext:value-type="float">
            <text:p>40171077</text:p>
          </table:table-cell>
          <table:table-cell office:value-type="float" office:value="22339" calcext:value-type="float">
            <text:p>22339</text:p>
          </table:table-cell>
        </table:table-row>
        <table:table-row table:style-name="ro1">
          <table:table-cell office:value-type="float" office:value="40044915" calcext:value-type="float">
            <text:p>40044915</text:p>
          </table:table-cell>
          <table:table-cell office:value-type="float" office:value="24183" calcext:value-type="float">
            <text:p>24183</text:p>
          </table:table-cell>
        </table:table-row>
        <table:table-row table:style-name="ro1">
          <table:table-cell office:value-type="float" office:value="40447062" calcext:value-type="float">
            <text:p>40447062</text:p>
          </table:table-cell>
          <table:table-cell office:value-type="float" office:value="32811" calcext:value-type="float">
            <text:p>32811</text:p>
          </table:table-cell>
        </table:table-row>
        <table:table-row table:style-name="ro1">
          <table:table-cell office:value-type="float" office:value="39969218" calcext:value-type="float">
            <text:p>39969218</text:p>
          </table:table-cell>
          <table:table-cell office:value-type="float" office:value="17013" calcext:value-type="float">
            <text:p>17013</text:p>
          </table:table-cell>
        </table:table-row>
        <table:table-row table:style-name="ro1">
          <table:table-cell office:value-type="float" office:value="39967348" calcext:value-type="float">
            <text:p>39967348</text:p>
          </table:table-cell>
          <table:table-cell office:value-type="float" office:value="16928" calcext:value-type="float">
            <text:p>16928</text:p>
          </table:table-cell>
        </table:table-row>
        <table:table-row table:style-name="ro1">
          <table:table-cell office:value-type="float" office:value="40060644" calcext:value-type="float">
            <text:p>40060644</text:p>
          </table:table-cell>
          <table:table-cell office:value-type="float" office:value="25278" calcext:value-type="float">
            <text:p>25278</text:p>
          </table:table-cell>
        </table:table-row>
        <table:table-row table:style-name="ro1">
          <table:table-cell office:value-type="float" office:value="39935836" calcext:value-type="float">
            <text:p>39935836</text:p>
          </table:table-cell>
          <table:table-cell office:value-type="float" office:value="24196" calcext:value-type="float">
            <text:p>24196</text:p>
          </table:table-cell>
        </table:table-row>
        <table:table-row table:style-name="ro1">
          <table:table-cell office:value-type="float" office:value="39765739" calcext:value-type="float">
            <text:p>39765739</text:p>
          </table:table-cell>
          <table:table-cell office:value-type="float" office:value="20672" calcext:value-type="float">
            <text:p>20672</text:p>
          </table:table-cell>
        </table:table-row>
        <table:table-row table:style-name="ro1">
          <table:table-cell office:value-type="float" office:value="39981692" calcext:value-type="float">
            <text:p>39981692</text:p>
          </table:table-cell>
          <table:table-cell office:value-type="float" office:value="37350" calcext:value-type="float">
            <text:p>37350</text:p>
          </table:table-cell>
        </table:table-row>
        <table:table-row table:style-name="ro1">
          <table:table-cell office:value-type="float" office:value="39999131" calcext:value-type="float">
            <text:p>39999131</text:p>
          </table:table-cell>
          <table:table-cell office:value-type="float" office:value="22820" calcext:value-type="float">
            <text:p>22820</text:p>
          </table:table-cell>
        </table:table-row>
        <table:table-row table:style-name="ro1">
          <table:table-cell office:value-type="float" office:value="40006265" calcext:value-type="float">
            <text:p>40006265</text:p>
          </table:table-cell>
          <table:table-cell office:value-type="float" office:value="16351" calcext:value-type="float">
            <text:p>16351</text:p>
          </table:table-cell>
        </table:table-row>
        <table:table-row table:style-name="ro1">
          <table:table-cell office:value-type="float" office:value="39165260" calcext:value-type="float">
            <text:p>39165260</text:p>
          </table:table-cell>
          <table:table-cell office:value-type="float" office:value="18010" calcext:value-type="float">
            <text:p>18010</text:p>
          </table:table-cell>
        </table:table-row>
        <table:table-row table:style-name="ro1">
          <table:table-cell office:value-type="float" office:value="40167321" calcext:value-type="float">
            <text:p>40167321</text:p>
          </table:table-cell>
          <table:table-cell office:value-type="float" office:value="17048" calcext:value-type="float">
            <text:p>17048</text:p>
          </table:table-cell>
        </table:table-row>
        <table:table-row table:style-name="ro1">
          <table:table-cell office:value-type="float" office:value="40117589" calcext:value-type="float">
            <text:p>40117589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float" office:value="40160056" calcext:value-type="float">
            <text:p>40160056</text:p>
          </table:table-cell>
          <table:table-cell office:value-type="float" office:value="31794" calcext:value-type="float">
            <text:p>31794</text:p>
          </table:table-cell>
        </table:table-row>
        <table:table-row table:style-name="ro1">
          <table:table-cell office:value-type="float" office:value="40179139" calcext:value-type="float">
            <text:p>40179139</text:p>
          </table:table-cell>
          <table:table-cell office:value-type="float" office:value="23549" calcext:value-type="float">
            <text:p>23549</text:p>
          </table:table-cell>
        </table:table-row>
        <table:table-row table:style-name="ro1">
          <table:table-cell office:value-type="float" office:value="39173916" calcext:value-type="float">
            <text:p>39173916</text:p>
          </table:table-cell>
          <table:table-cell office:value-type="float" office:value="23624" calcext:value-type="float">
            <text:p>23624</text:p>
          </table:table-cell>
        </table:table-row>
        <table:table-row table:style-name="ro1">
          <table:table-cell office:value-type="float" office:value="40165640" calcext:value-type="float">
            <text:p>40165640</text:p>
          </table:table-cell>
          <table:table-cell office:value-type="float" office:value="21146" calcext:value-type="float">
            <text:p>21146</text:p>
          </table:table-cell>
        </table:table-row>
        <table:table-row table:style-name="ro1">
          <table:table-cell office:value-type="float" office:value="40194827" calcext:value-type="float">
            <text:p>40194827</text:p>
          </table:table-cell>
          <table:table-cell office:value-type="float" office:value="35409" calcext:value-type="float">
            <text:p>35409</text:p>
          </table:table-cell>
        </table:table-row>
        <table:table-row table:style-name="ro1">
          <table:table-cell office:value-type="float" office:value="40211297" calcext:value-type="float">
            <text:p>40211297</text:p>
          </table:table-cell>
          <table:table-cell office:value-type="float" office:value="72236" calcext:value-type="float">
            <text:p>72236</text:p>
          </table:table-cell>
        </table:table-row>
        <table:table-row table:style-name="ro1">
          <table:table-cell office:value-type="float" office:value="39160617" calcext:value-type="float">
            <text:p>39160617</text:p>
          </table:table-cell>
          <table:table-cell office:value-type="float" office:value="24238" calcext:value-type="float">
            <text:p>24238</text:p>
          </table:table-cell>
        </table:table-row>
        <table:table-row table:style-name="ro1">
          <table:table-cell office:value-type="float" office:value="40165121" calcext:value-type="float">
            <text:p>40165121</text:p>
          </table:table-cell>
          <table:table-cell office:value-type="float" office:value="19232" calcext:value-type="float">
            <text:p>19232</text:p>
          </table:table-cell>
        </table:table-row>
        <table:table-row table:style-name="ro1">
          <table:table-cell office:value-type="float" office:value="39762903" calcext:value-type="float">
            <text:p>39762903</text:p>
          </table:table-cell>
          <table:table-cell office:value-type="float" office:value="15926" calcext:value-type="float">
            <text:p>15926</text:p>
          </table:table-cell>
        </table:table-row>
        <table:table-row table:style-name="ro1">
          <table:table-cell office:value-type="float" office:value="40752131" calcext:value-type="float">
            <text:p>40752131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 office:value-type="float" office:value="39945908" calcext:value-type="float">
            <text:p>39945908</text:p>
          </table:table-cell>
          <table:table-cell office:value-type="float" office:value="18094" calcext:value-type="float">
            <text:p>18094</text:p>
          </table:table-cell>
        </table:table-row>
        <table:table-row table:style-name="ro1">
          <table:table-cell office:value-type="float" office:value="39930792" calcext:value-type="float">
            <text:p>39930792</text:p>
          </table:table-cell>
          <table:table-cell office:value-type="float" office:value="32169" calcext:value-type="float">
            <text:p>32169</text:p>
          </table:table-cell>
        </table:table-row>
        <table:table-row table:style-name="ro1">
          <table:table-cell office:value-type="float" office:value="39959956" calcext:value-type="float">
            <text:p>39959956</text:p>
          </table:table-cell>
          <table:table-cell office:value-type="float" office:value="18443" calcext:value-type="float">
            <text:p>18443</text:p>
          </table:table-cell>
        </table:table-row>
        <table:table-row table:style-name="ro1">
          <table:table-cell office:value-type="float" office:value="39949862" calcext:value-type="float">
            <text:p>39949862</text:p>
          </table:table-cell>
          <table:table-cell office:value-type="float" office:value="16118" calcext:value-type="float">
            <text:p>16118</text:p>
          </table:table-cell>
        </table:table-row>
        <table:table-row table:style-name="ro1">
          <table:table-cell office:value-type="float" office:value="39813551" calcext:value-type="float">
            <text:p>39813551</text:p>
          </table:table-cell>
          <table:table-cell office:value-type="float" office:value="16153" calcext:value-type="float">
            <text:p>16153</text:p>
          </table:table-cell>
        </table:table-row>
        <table:table-row table:style-name="ro1">
          <table:table-cell office:value-type="float" office:value="40040079" calcext:value-type="float">
            <text:p>40040079</text:p>
          </table:table-cell>
          <table:table-cell office:value-type="float" office:value="17173" calcext:value-type="float">
            <text:p>17173</text:p>
          </table:table-cell>
        </table:table-row>
        <table:table-row table:style-name="ro1">
          <table:table-cell office:value-type="float" office:value="40048008" calcext:value-type="float">
            <text:p>40048008</text:p>
          </table:table-cell>
          <table:table-cell office:value-type="float" office:value="18536" calcext:value-type="float">
            <text:p>18536</text:p>
          </table:table-cell>
        </table:table-row>
        <table:table-row table:style-name="ro1">
          <table:table-cell office:value-type="float" office:value="39955872" calcext:value-type="float">
            <text:p>39955872</text:p>
          </table:table-cell>
          <table:table-cell office:value-type="float" office:value="32349" calcext:value-type="float">
            <text:p>32349</text:p>
          </table:table-cell>
        </table:table-row>
        <table:table-row table:style-name="ro1">
          <table:table-cell office:value-type="float" office:value="39908121" calcext:value-type="float">
            <text:p>39908121</text:p>
          </table:table-cell>
          <table:table-cell office:value-type="float" office:value="20299" calcext:value-type="float">
            <text:p>20299</text:p>
          </table:table-cell>
        </table:table-row>
        <table:table-row table:style-name="ro1">
          <table:table-cell office:value-type="float" office:value="40089411" calcext:value-type="float">
            <text:p>40089411</text:p>
          </table:table-cell>
          <table:table-cell office:value-type="float" office:value="22188" calcext:value-type="float">
            <text:p>22188</text:p>
          </table:table-cell>
        </table:table-row>
        <table:table-row table:style-name="ro1">
          <table:table-cell office:value-type="float" office:value="39891101" calcext:value-type="float">
            <text:p>39891101</text:p>
          </table:table-cell>
          <table:table-cell office:value-type="float" office:value="27393" calcext:value-type="float">
            <text:p>27393</text:p>
          </table:table-cell>
        </table:table-row>
        <table:table-row table:style-name="ro1">
          <table:table-cell office:value-type="float" office:value="39999853" calcext:value-type="float">
            <text:p>39999853</text:p>
          </table:table-cell>
          <table:table-cell office:value-type="float" office:value="23313" calcext:value-type="float">
            <text:p>23313</text:p>
          </table:table-cell>
        </table:table-row>
        <table:table-row table:style-name="ro1">
          <table:table-cell office:value-type="float" office:value="39879475" calcext:value-type="float">
            <text:p>39879475</text:p>
          </table:table-cell>
          <table:table-cell office:value-type="float" office:value="25008" calcext:value-type="float">
            <text:p>25008</text:p>
          </table:table-cell>
        </table:table-row>
        <table:table-row table:style-name="ro1">
          <table:table-cell office:value-type="float" office:value="39148815" calcext:value-type="float">
            <text:p>39148815</text:p>
          </table:table-cell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40166550" calcext:value-type="float">
            <text:p>40166550</text:p>
          </table:table-cell>
          <table:table-cell office:value-type="float" office:value="37175" calcext:value-type="float">
            <text:p>37175</text:p>
          </table:table-cell>
        </table:table-row>
        <table:table-row table:style-name="ro1">
          <table:table-cell office:value-type="float" office:value="40439873" calcext:value-type="float">
            <text:p>40439873</text:p>
          </table:table-cell>
          <table:table-cell office:value-type="float" office:value="24955" calcext:value-type="float">
            <text:p>24955</text:p>
          </table:table-cell>
        </table:table-row>
        <table:table-row table:style-name="ro1">
          <table:table-cell office:value-type="float" office:value="40038441" calcext:value-type="float">
            <text:p>40038441</text:p>
          </table:table-cell>
          <table:table-cell office:value-type="float" office:value="23537" calcext:value-type="float">
            <text:p>23537</text:p>
          </table:table-cell>
        </table:table-row>
        <table:table-row table:style-name="ro1">
          <table:table-cell office:value-type="float" office:value="39913355" calcext:value-type="float">
            <text:p>39913355</text:p>
          </table:table-cell>
          <table:table-cell office:value-type="float" office:value="18687" calcext:value-type="float">
            <text:p>18687</text:p>
          </table:table-cell>
        </table:table-row>
        <table:table-row table:style-name="ro1">
          <table:table-cell office:value-type="float" office:value="39226733" calcext:value-type="float">
            <text:p>39226733</text:p>
          </table:table-cell>
          <table:table-cell office:value-type="float" office:value="17015" calcext:value-type="float">
            <text:p>17015</text:p>
          </table:table-cell>
        </table:table-row>
        <table:table-row table:style-name="ro1">
          <table:table-cell office:value-type="float" office:value="40712318" calcext:value-type="float">
            <text:p>40712318</text:p>
          </table:table-cell>
          <table:table-cell office:value-type="float" office:value="32691" calcext:value-type="float">
            <text:p>32691</text:p>
          </table:table-cell>
        </table:table-row>
        <table:table-row table:style-name="ro1">
          <table:table-cell office:value-type="float" office:value="39164625" calcext:value-type="float">
            <text:p>39164625</text:p>
          </table:table-cell>
          <table:table-cell office:value-type="float" office:value="17371" calcext:value-type="float">
            <text:p>17371</text:p>
          </table:table-cell>
        </table:table-row>
        <table:table-row table:style-name="ro1">
          <table:table-cell office:value-type="float" office:value="40750072" calcext:value-type="float">
            <text:p>40750072</text:p>
          </table:table-cell>
          <table:table-cell office:value-type="float" office:value="17923" calcext:value-type="float">
            <text:p>17923</text:p>
          </table:table-cell>
        </table:table-row>
        <table:table-row table:style-name="ro1">
          <table:table-cell office:value-type="float" office:value="39946969" calcext:value-type="float">
            <text:p>39946969</text:p>
          </table:table-cell>
          <table:table-cell office:value-type="float" office:value="16831" calcext:value-type="float">
            <text:p>16831</text:p>
          </table:table-cell>
        </table:table-row>
        <table:table-row table:style-name="ro1">
          <table:table-cell office:value-type="float" office:value="39951269" calcext:value-type="float">
            <text:p>39951269</text:p>
          </table:table-cell>
          <table:table-cell office:value-type="float" office:value="16001" calcext:value-type="float">
            <text:p>16001</text:p>
          </table:table-cell>
        </table:table-row>
        <table:table-row table:style-name="ro1">
          <table:table-cell office:value-type="float" office:value="39990567" calcext:value-type="float">
            <text:p>39990567</text:p>
          </table:table-cell>
          <table:table-cell office:value-type="float" office:value="17631" calcext:value-type="float">
            <text:p>17631</text:p>
          </table:table-cell>
        </table:table-row>
        <table:table-row table:style-name="ro1">
          <table:table-cell office:value-type="float" office:value="39993180" calcext:value-type="float">
            <text:p>39993180</text:p>
          </table:table-cell>
          <table:table-cell office:value-type="float" office:value="33519" calcext:value-type="float">
            <text:p>33519</text:p>
          </table:table-cell>
        </table:table-row>
        <table:table-row table:style-name="ro1">
          <table:table-cell office:value-type="float" office:value="39917443" calcext:value-type="float">
            <text:p>39917443</text:p>
          </table:table-cell>
          <table:table-cell office:value-type="float" office:value="17732" calcext:value-type="float">
            <text:p>17732</text:p>
          </table:table-cell>
        </table:table-row>
        <table:table-row table:style-name="ro1">
          <table:table-cell office:value-type="float" office:value="39965573" calcext:value-type="float">
            <text:p>39965573</text:p>
          </table:table-cell>
          <table:table-cell office:value-type="float" office:value="18904" calcext:value-type="float">
            <text:p>18904</text:p>
          </table:table-cell>
        </table:table-row>
        <table:table-row table:style-name="ro1">
          <table:table-cell office:value-type="float" office:value="39936724" calcext:value-type="float">
            <text:p>39936724</text:p>
          </table:table-cell>
          <table:table-cell office:value-type="float" office:value="16924" calcext:value-type="float">
            <text:p>16924</text:p>
          </table:table-cell>
        </table:table-row>
        <table:table-row table:style-name="ro1">
          <table:table-cell office:value-type="float" office:value="39877355" calcext:value-type="float">
            <text:p>39877355</text:p>
          </table:table-cell>
          <table:table-cell office:value-type="float" office:value="17895" calcext:value-type="float">
            <text:p>17895</text:p>
          </table:table-cell>
        </table:table-row>
        <table:table-row table:style-name="ro1">
          <table:table-cell office:value-type="float" office:value="39165287" calcext:value-type="float">
            <text:p>39165287</text:p>
          </table:table-cell>
          <table:table-cell office:value-type="float" office:value="17441" calcext:value-type="float">
            <text:p>17441</text:p>
          </table:table-cell>
        </table:table-row>
        <table:table-row table:style-name="ro1">
          <table:table-cell office:value-type="float" office:value="40874187" calcext:value-type="float">
            <text:p>40874187</text:p>
          </table:table-cell>
          <table:table-cell office:value-type="float" office:value="35180" calcext:value-type="float">
            <text:p>35180</text:p>
          </table:table-cell>
        </table:table-row>
        <table:table-row table:style-name="ro1">
          <table:table-cell office:value-type="float" office:value="39859603" calcext:value-type="float">
            <text:p>39859603</text:p>
          </table:table-cell>
          <table:table-cell office:value-type="float" office:value="15892" calcext:value-type="float">
            <text:p>15892</text:p>
          </table:table-cell>
        </table:table-row>
        <table:table-row table:style-name="ro1">
          <table:table-cell office:value-type="float" office:value="39266663" calcext:value-type="float">
            <text:p>39266663</text:p>
          </table:table-cell>
          <table:table-cell office:value-type="float" office:value="16278" calcext:value-type="float">
            <text:p>16278</text:p>
          </table:table-cell>
        </table:table-row>
        <table:table-row table:style-name="ro1">
          <table:table-cell office:value-type="float" office:value="40711710" calcext:value-type="float">
            <text:p>40711710</text:p>
          </table:table-cell>
          <table:table-cell office:value-type="float" office:value="17458" calcext:value-type="float">
            <text:p>17458</text:p>
          </table:table-cell>
        </table:table-row>
        <table:table-row table:style-name="ro1">
          <table:table-cell office:value-type="float" office:value="39944807" calcext:value-type="float">
            <text:p>39944807</text:p>
          </table:table-cell>
          <table:table-cell office:value-type="float" office:value="17888" calcext:value-type="float">
            <text:p>17888</text:p>
          </table:table-cell>
        </table:table-row>
        <table:table-row table:style-name="ro1">
          <table:table-cell office:value-type="float" office:value="39868226" calcext:value-type="float">
            <text:p>39868226</text:p>
          </table:table-cell>
          <table:table-cell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40077470" calcext:value-type="float">
            <text:p>40077470</text:p>
          </table:table-cell>
          <table:table-cell office:value-type="float" office:value="49801" calcext:value-type="float">
            <text:p>49801</text:p>
          </table:table-cell>
        </table:table-row>
        <table:table-row table:style-name="ro1">
          <table:table-cell office:value-type="float" office:value="39996199" calcext:value-type="float">
            <text:p>39996199</text:p>
          </table:table-cell>
          <table:table-cell office:value-type="float" office:value="22689" calcext:value-type="float">
            <text:p>22689</text:p>
          </table:table-cell>
        </table:table-row>
        <table:table-row table:style-name="ro1">
          <table:table-cell office:value-type="float" office:value="39737381" calcext:value-type="float">
            <text:p>39737381</text:p>
          </table:table-cell>
          <table:table-cell office:value-type="float" office:value="16763" calcext:value-type="float">
            <text:p>16763</text:p>
          </table:table-cell>
        </table:table-row>
        <table:table-row table:style-name="ro1">
          <table:table-cell office:value-type="float" office:value="39741204" calcext:value-type="float">
            <text:p>3974120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float" office:value="39588846" calcext:value-type="float">
            <text:p>39588846</text:p>
          </table:table-cell>
          <table:table-cell office:value-type="float" office:value="19684" calcext:value-type="float">
            <text:p>19684</text:p>
          </table:table-cell>
        </table:table-row>
        <table:table-row table:style-name="ro1">
          <table:table-cell office:value-type="float" office:value="40815581" calcext:value-type="float">
            <text:p>40815581</text:p>
          </table:table-cell>
          <table:table-cell office:value-type="float" office:value="41947" calcext:value-type="float">
            <text:p>41947</text:p>
          </table:table-cell>
        </table:table-row>
        <table:table-row table:style-name="ro1">
          <table:table-cell office:value-type="float" office:value="39157212" calcext:value-type="float">
            <text:p>39157212</text:p>
          </table:table-cell>
          <table:table-cell office:value-type="float" office:value="73927" calcext:value-type="float">
            <text:p>73927</text:p>
          </table:table-cell>
        </table:table-row>
        <table:table-row table:style-name="ro1">
          <table:table-cell office:value-type="float" office:value="39710293" calcext:value-type="float">
            <text:p>39710293</text:p>
          </table:table-cell>
          <table:table-cell office:value-type="float" office:value="24893" calcext:value-type="float">
            <text:p>24893</text:p>
          </table:table-cell>
        </table:table-row>
        <table:table-row table:style-name="ro1">
          <table:table-cell office:value-type="float" office:value="40890171" calcext:value-type="float">
            <text:p>40890171</text:p>
          </table:table-cell>
          <table:table-cell office:value-type="float" office:value="25368" calcext:value-type="float">
            <text:p>25368</text:p>
          </table:table-cell>
        </table:table-row>
        <table:table-row table:style-name="ro1">
          <table:table-cell office:value-type="float" office:value="39235304" calcext:value-type="float">
            <text:p>39235304</text:p>
          </table:table-cell>
          <table:table-cell office:value-type="float" office:value="43285" calcext:value-type="float">
            <text:p>43285</text:p>
          </table:table-cell>
        </table:table-row>
        <table:table-row table:style-name="ro1">
          <table:table-cell office:value-type="float" office:value="40549581" calcext:value-type="float">
            <text:p>40549581</text:p>
          </table:table-cell>
          <table:table-cell office:value-type="float" office:value="20951" calcext:value-type="float">
            <text:p>20951</text:p>
          </table:table-cell>
        </table:table-row>
        <table:table-row table:style-name="ro1">
          <table:table-cell office:value-type="float" office:value="39997112" calcext:value-type="float">
            <text:p>39997112</text:p>
          </table:table-cell>
          <table:table-cell office:value-type="float" office:value="45394" calcext:value-type="float">
            <text:p>45394</text:p>
          </table:table-cell>
        </table:table-row>
        <table:table-row table:style-name="ro1">
          <table:table-cell office:value-type="float" office:value="39898933" calcext:value-type="float">
            <text:p>39898933</text:p>
          </table:table-cell>
          <table:table-cell office:value-type="float" office:value="20628" calcext:value-type="float">
            <text:p>20628</text:p>
          </table:table-cell>
        </table:table-row>
        <table:table-row table:style-name="ro1">
          <table:table-cell office:value-type="float" office:value="39099713" calcext:value-type="float">
            <text:p>39099713</text:p>
          </table:table-cell>
          <table:table-cell office:value-type="float" office:value="31419" calcext:value-type="float">
            <text:p>31419</text:p>
          </table:table-cell>
        </table:table-row>
        <table:table-row table:style-name="ro1">
          <table:table-cell office:value-type="float" office:value="39903819" calcext:value-type="float">
            <text:p>39903819</text:p>
          </table:table-cell>
          <table:table-cell office:value-type="float" office:value="25218" calcext:value-type="float">
            <text:p>25218</text:p>
          </table:table-cell>
        </table:table-row>
        <table:table-row table:style-name="ro1">
          <table:table-cell office:value-type="float" office:value="40100492" calcext:value-type="float">
            <text:p>40100492</text:p>
          </table:table-cell>
          <table:table-cell office:value-type="float" office:value="19286" calcext:value-type="float">
            <text:p>19286</text:p>
          </table:table-cell>
        </table:table-row>
        <table:table-row table:style-name="ro1">
          <table:table-cell office:value-type="float" office:value="40635270" calcext:value-type="float">
            <text:p>40635270</text:p>
          </table:table-cell>
          <table:table-cell office:value-type="float" office:value="17007" calcext:value-type="float">
            <text:p>17007</text:p>
          </table:table-cell>
        </table:table-row>
        <table:table-row table:style-name="ro1">
          <table:table-cell office:value-type="float" office:value="39899928" calcext:value-type="float">
            <text:p>39899928</text:p>
          </table:table-cell>
          <table:table-cell office:value-type="float" office:value="33972" calcext:value-type="float">
            <text:p>33972</text:p>
          </table:table-cell>
        </table:table-row>
        <table:table-row table:style-name="ro1">
          <table:table-cell office:value-type="float" office:value="40034068" calcext:value-type="float">
            <text:p>40034068</text:p>
          </table:table-cell>
          <table:table-cell office:value-type="float" office:value="16343" calcext:value-type="float">
            <text:p>16343</text:p>
          </table:table-cell>
        </table:table-row>
        <table:table-row table:style-name="ro1">
          <table:table-cell office:value-type="float" office:value="39907287" calcext:value-type="float">
            <text:p>39907287</text:p>
          </table:table-cell>
          <table:table-cell office:value-type="float" office:value="17368" calcext:value-type="float">
            <text:p>17368</text:p>
          </table:table-cell>
        </table:table-row>
        <table:table-row table:style-name="ro1">
          <table:table-cell office:value-type="float" office:value="39164312" calcext:value-type="float">
            <text:p>39164312</text:p>
          </table:table-cell>
          <table:table-cell office:value-type="float" office:value="17755" calcext:value-type="float">
            <text:p>17755</text:p>
          </table:table-cell>
        </table:table-row>
        <table:table-row table:style-name="ro1">
          <table:table-cell office:value-type="float" office:value="40795825" calcext:value-type="float">
            <text:p>40795825</text:p>
          </table:table-cell>
          <table:table-cell office:value-type="float" office:value="19719" calcext:value-type="float">
            <text:p>19719</text:p>
          </table:table-cell>
        </table:table-row>
        <table:table-row table:style-name="ro1">
          <table:table-cell office:value-type="float" office:value="39086901" calcext:value-type="float">
            <text:p>39086901</text:p>
          </table:table-cell>
          <table:table-cell office:value-type="float" office:value="468086" calcext:value-type="float">
            <text:p>468086</text:p>
          </table:table-cell>
        </table:table-row>
        <table:table-row table:style-name="ro1">
          <table:table-cell office:value-type="float" office:value="40194360" calcext:value-type="float">
            <text:p>40194360</text:p>
          </table:table-cell>
          <table:table-cell office:value-type="float" office:value="3937899" calcext:value-type="float">
            <text:p>3937899</text:p>
          </table:table-cell>
        </table:table-row>
        <table:table-row table:style-name="ro1">
          <table:table-cell office:value-type="float" office:value="35803689" calcext:value-type="float">
            <text:p>35803689</text:p>
          </table:table-cell>
          <table:table-cell office:value-type="float" office:value="500042" calcext:value-type="float">
            <text:p>500042</text:p>
          </table:table-cell>
        </table:table-row>
        <table:table-row table:style-name="ro1">
          <table:table-cell office:value-type="float" office:value="39590547" calcext:value-type="float">
            <text:p>39590547</text:p>
          </table:table-cell>
          <table:table-cell office:value-type="float" office:value="4378376" calcext:value-type="float">
            <text:p>4378376</text:p>
          </table:table-cell>
        </table:table-row>
        <table:table-row table:style-name="ro1">
          <table:table-cell office:value-type="float" office:value="35614652" calcext:value-type="float">
            <text:p>35614652</text:p>
          </table:table-cell>
          <table:table-cell office:value-type="float" office:value="504294" calcext:value-type="float">
            <text:p>504294</text:p>
          </table:table-cell>
        </table:table-row>
        <table:table-row table:style-name="ro1">
          <table:table-cell office:value-type="float" office:value="39704854" calcext:value-type="float">
            <text:p>39704854</text:p>
          </table:table-cell>
          <table:table-cell office:value-type="float" office:value="4044777" calcext:value-type="float">
            <text:p>4044777</text:p>
          </table:table-cell>
        </table:table-row>
        <table:table-row table:style-name="ro1">
          <table:table-cell office:value-type="float" office:value="35892464" calcext:value-type="float">
            <text:p>35892464</text:p>
          </table:table-cell>
          <table:table-cell office:value-type="float" office:value="536363" calcext:value-type="float">
            <text:p>536363</text:p>
          </table:table-cell>
        </table:table-row>
        <table:table-row table:style-name="ro1">
          <table:table-cell office:value-type="float" office:value="39597413" calcext:value-type="float">
            <text:p>39597413</text:p>
          </table:table-cell>
          <table:table-cell office:value-type="float" office:value="560769" calcext:value-type="float">
            <text:p>560769</text:p>
          </table:table-cell>
        </table:table-row>
        <table:table-row table:style-name="ro1">
          <table:table-cell office:value-type="float" office:value="39283480" calcext:value-type="float">
            <text:p>39283480</text:p>
          </table:table-cell>
          <table:table-cell office:value-type="float" office:value="601429" calcext:value-type="float">
            <text:p>601429</text:p>
          </table:table-cell>
        </table:table-row>
        <table:table-row table:style-name="ro1">
          <table:table-cell office:value-type="float" office:value="39556103" calcext:value-type="float">
            <text:p>39556103</text:p>
          </table:table-cell>
          <table:table-cell office:value-type="float" office:value="9319539" calcext:value-type="float">
            <text:p>9319539</text:p>
          </table:table-cell>
        </table:table-row>
        <table:table-row table:style-name="ro1">
          <table:table-cell office:value-type="float" office:value="67375367" calcext:value-type="float">
            <text:p>67375367</text:p>
          </table:table-cell>
          <table:table-cell office:value-type="float" office:value="3748473" calcext:value-type="float">
            <text:p>3748473</text:p>
          </table:table-cell>
        </table:table-row>
        <table:table-row table:style-name="ro1">
          <table:table-cell office:value-type="float" office:value="10844465" calcext:value-type="float">
            <text:p>10844465</text:p>
          </table:table-cell>
          <table:table-cell office:value-type="float" office:value="1883162" calcext:value-type="float">
            <text:p>1883162</text:p>
          </table:table-cell>
        </table:table-row>
        <table:table-row table:style-name="ro1">
          <table:table-cell office:value-type="float" office:value="26752303" calcext:value-type="float">
            <text:p>26752303</text:p>
          </table:table-cell>
          <table:table-cell office:value-type="float" office:value="1112103" calcext:value-type="float">
            <text:p>1112103</text:p>
          </table:table-cell>
        </table:table-row>
        <table:table-row table:style-name="ro1">
          <table:table-cell office:value-type="float" office:value="38782287" calcext:value-type="float">
            <text:p>38782287</text:p>
          </table:table-cell>
          <table:table-cell office:value-type="float" office:value="4835351" calcext:value-type="float">
            <text:p>4835351</text:p>
          </table:table-cell>
        </table:table-row>
        <table:table-row table:style-name="ro1">
          <table:table-cell office:value-type="float" office:value="34414614" calcext:value-type="float">
            <text:p>34414614</text:p>
          </table:table-cell>
          <table:table-cell office:value-type="float" office:value="6630854" calcext:value-type="float">
            <text:p>6630854</text:p>
          </table:table-cell>
        </table:table-row>
        <table:table-row table:style-name="ro1">
          <table:table-cell office:value-type="float" office:value="33439967" calcext:value-type="float">
            <text:p>33439967</text:p>
          </table:table-cell>
          <table:table-cell office:value-type="float" office:value="1464248" calcext:value-type="float">
            <text:p>1464248</text:p>
          </table:table-cell>
        </table:table-row>
        <table:table-row table:style-name="ro1">
          <table:table-cell office:value-type="float" office:value="38423936" calcext:value-type="float">
            <text:p>38423936</text:p>
          </table:table-cell>
          <table:table-cell office:value-type="float" office:value="4869338" calcext:value-type="float">
            <text:p>4869338</text:p>
          </table:table-cell>
        </table:table-row>
        <table:table-row table:style-name="ro1">
          <table:table-cell office:value-type="float" office:value="35707681" calcext:value-type="float">
            <text:p>35707681</text:p>
          </table:table-cell>
          <table:table-cell office:value-type="float" office:value="1828550" calcext:value-type="float">
            <text:p>1828550</text:p>
          </table:table-cell>
        </table:table-row>
        <table:table-row table:style-name="ro1">
          <table:table-cell office:value-type="float" office:value="38117027" calcext:value-type="float">
            <text:p>38117027</text:p>
          </table:table-cell>
          <table:table-cell office:value-type="float" office:value="7142004" calcext:value-type="float">
            <text:p>7142004</text:p>
          </table:table-cell>
        </table:table-row>
        <table:table-row table:style-name="ro1">
          <table:table-cell office:value-type="float" office:value="32418981" calcext:value-type="float">
            <text:p>32418981</text:p>
          </table:table-cell>
          <table:table-cell office:value-type="float" office:value="7514204" calcext:value-type="float">
            <text:p>7514204</text:p>
          </table:table-cell>
        </table:table-row>
        <table:table-row table:style-name="ro1">
          <table:table-cell office:value-type="float" office:value="32358490" calcext:value-type="float">
            <text:p>32358490</text:p>
          </table:table-cell>
          <table:table-cell office:value-type="float" office:value="5553574" calcext:value-type="float">
            <text:p>5553574</text:p>
          </table:table-cell>
        </table:table-row>
        <table:table-row table:style-name="ro1">
          <table:table-cell office:value-type="float" office:value="95741043" calcext:value-type="float">
            <text:p>95741043</text:p>
          </table:table-cell>
          <table:table-cell office:value-type="float" office:value="8678621" calcext:value-type="float">
            <text:p>8678621</text:p>
          </table:table-cell>
        </table:table-row>
        <table:table-row table:style-name="ro1">
          <table:table-cell office:value-type="float" office:value="65929793" calcext:value-type="float">
            <text:p>65929793</text:p>
          </table:table-cell>
          <table:table-cell office:value-type="float" office:value="2530550" calcext:value-type="float">
            <text:p>2530550</text:p>
          </table:table-cell>
        </table:table-row>
        <table:table-row table:style-name="ro1">
          <table:table-cell office:value-type="float" office:value="10400903" calcext:value-type="float">
            <text:p>10400903</text:p>
          </table:table-cell>
          <table:table-cell office:value-type="float" office:value="4518029" calcext:value-type="float">
            <text:p>4518029</text:p>
          </table:table-cell>
        </table:table-row>
        <table:table-row table:style-name="ro1">
          <table:table-cell office:value-type="float" office:value="33008170" calcext:value-type="float">
            <text:p>33008170</text:p>
          </table:table-cell>
          <table:table-cell office:value-type="float" office:value="4558034" calcext:value-type="float">
            <text:p>4558034</text:p>
          </table:table-cell>
        </table:table-row>
        <table:table-row table:style-name="ro1">
          <table:table-cell office:value-type="float" office:value="29348775" calcext:value-type="float">
            <text:p>29348775</text:p>
          </table:table-cell>
          <table:table-cell office:value-type="float" office:value="3833866" calcext:value-type="float">
            <text:p>3833866</text:p>
          </table:table-cell>
        </table:table-row>
        <table:table-row table:style-name="ro1">
          <table:table-cell office:value-type="float" office:value="36031485" calcext:value-type="float">
            <text:p>36031485</text:p>
          </table:table-cell>
          <table:table-cell office:value-type="float" office:value="1041620" calcext:value-type="float">
            <text:p>1041620</text:p>
          </table:table-cell>
        </table:table-row>
        <table:table-row table:style-name="ro1">
          <table:table-cell office:value-type="float" office:value="38866024" calcext:value-type="float">
            <text:p>38866024</text:p>
          </table:table-cell>
          <table:table-cell office:value-type="float" office:value="2118942" calcext:value-type="float">
            <text:p>2118942</text:p>
          </table:table-cell>
        </table:table-row>
        <table:table-row table:style-name="ro1">
          <table:table-cell office:value-type="float" office:value="37489654" calcext:value-type="float">
            <text:p>37489654</text:p>
          </table:table-cell>
          <table:table-cell office:value-type="float" office:value="1014056" calcext:value-type="float">
            <text:p>1014056</text:p>
          </table:table-cell>
        </table:table-row>
        <table:table-row table:style-name="ro1">
          <table:table-cell office:value-type="float" office:value="38857519" calcext:value-type="float">
            <text:p>38857519</text:p>
          </table:table-cell>
          <table:table-cell office:value-type="float" office:value="6267007" calcext:value-type="float">
            <text:p>6267007</text:p>
          </table:table-cell>
        </table:table-row>
        <table:table-row table:style-name="ro1">
          <table:table-cell office:value-type="float" office:value="34603787" calcext:value-type="float">
            <text:p>34603787</text:p>
          </table:table-cell>
          <table:table-cell office:value-type="float" office:value="1471683" calcext:value-type="float">
            <text:p>1471683</text:p>
          </table:table-cell>
        </table:table-row>
        <table:table-row table:style-name="ro1">
          <table:table-cell office:value-type="float" office:value="37652774" calcext:value-type="float">
            <text:p>37652774</text:p>
          </table:table-cell>
          <table:table-cell office:value-type="float" office:value="1633770" calcext:value-type="float">
            <text:p>1633770</text:p>
          </table:table-cell>
        </table:table-row>
        <table:table-row table:style-name="ro1">
          <table:table-cell office:value-type="float" office:value="38714019" calcext:value-type="float">
            <text:p>38714019</text:p>
          </table:table-cell>
          <table:table-cell office:value-type="float" office:value="1338723" calcext:value-type="float">
            <text:p>1338723</text:p>
          </table:table-cell>
        </table:table-row>
        <table:table-row table:style-name="ro1">
          <table:table-cell office:value-type="float" office:value="38545675" calcext:value-type="float">
            <text:p>38545675</text:p>
          </table:table-cell>
          <table:table-cell office:value-type="float" office:value="7864693" calcext:value-type="float">
            <text:p>7864693</text:p>
          </table:table-cell>
        </table:table-row>
        <table:table-row table:style-name="ro1">
          <table:table-cell office:value-type="float" office:value="31860831" calcext:value-type="float">
            <text:p>31860831</text:p>
          </table:table-cell>
          <table:table-cell office:value-type="float" office:value="11084022" calcext:value-type="float">
            <text:p>11084022</text:p>
          </table:table-cell>
        </table:table-row>
        <table:table-row table:style-name="ro1">
          <table:table-cell office:value-type="float" office:value="28553335" calcext:value-type="float">
            <text:p>28553335</text:p>
          </table:table-cell>
          <table:table-cell office:value-type="float" office:value="12330950" calcext:value-type="float">
            <text:p>12330950</text:p>
          </table:table-cell>
        </table:table-row>
        <table:table-row table:style-name="ro1">
          <table:table-cell office:value-type="float" office:value="125809050" calcext:value-type="float">
            <text:p>125809050</text:p>
          </table:table-cell>
          <table:table-cell office:value-type="float" office:value="3970019" calcext:value-type="float">
            <text:p>3970019</text:p>
          </table:table-cell>
        </table:table-row>
        <table:table-row table:style-name="ro1">
          <table:table-cell office:value-type="float" office:value="36498978" calcext:value-type="float">
            <text:p>36498978</text:p>
          </table:table-cell>
          <table:table-cell office:value-type="float" office:value="2762976" calcext:value-type="float">
            <text:p>2762976</text:p>
          </table:table-cell>
        </table:table-row>
        <table:table-row table:style-name="ro1">
          <table:table-cell office:value-type="float" office:value="38407891" calcext:value-type="float">
            <text:p>38407891</text:p>
          </table:table-cell>
          <table:table-cell office:value-type="float" office:value="4455100" calcext:value-type="float">
            <text:p>4455100</text:p>
          </table:table-cell>
        </table:table-row>
        <table:table-row table:style-name="ro1">
          <table:table-cell office:value-type="float" office:value="36207106" calcext:value-type="float">
            <text:p>36207106</text:p>
          </table:table-cell>
          <table:table-cell office:value-type="float" office:value="14094913" calcext:value-type="float">
            <text:p>14094913</text:p>
          </table:table-cell>
        </table:table-row>
        <table:table-row table:style-name="ro1">
          <table:table-cell office:value-type="float" office:value="61968372" calcext:value-type="float">
            <text:p>61968372</text:p>
          </table:table-cell>
          <table:table-cell office:value-type="float" office:value="13180210" calcext:value-type="float">
            <text:p>13180210</text:p>
          </table:table-cell>
        </table:table-row>
        <table:table-row table:style-name="ro1">
          <table:table-cell office:value-type="float" office:value="33309357" calcext:value-type="float">
            <text:p>33309357</text:p>
          </table:table-cell>
          <table:table-cell office:value-type="float" office:value="6440619" calcext:value-type="float">
            <text:p>6440619</text:p>
          </table:table-cell>
        </table:table-row>
        <table:table-row table:style-name="ro1">
          <table:table-cell office:value-type="float" office:value="33387891" calcext:value-type="float">
            <text:p>33387891</text:p>
          </table:table-cell>
          <table:table-cell office:value-type="float" office:value="2574665" calcext:value-type="float">
            <text:p>2574665</text:p>
          </table:table-cell>
        </table:table-row>
        <table:table-row table:style-name="ro1">
          <table:table-cell office:value-type="float" office:value="37586553" calcext:value-type="float">
            <text:p>37586553</text:p>
          </table:table-cell>
          <table:table-cell office:value-type="float" office:value="958130" calcext:value-type="float">
            <text:p>958130</text:p>
          </table:table-cell>
        </table:table-row>
        <table:table-row table:style-name="ro1">
          <table:table-cell office:value-type="float" office:value="39419627" calcext:value-type="float">
            <text:p>39419627</text:p>
          </table:table-cell>
          <table:table-cell office:value-type="float" office:value="4000385" calcext:value-type="float">
            <text:p>4000385</text:p>
          </table:table-cell>
        </table:table-row>
        <table:table-row table:style-name="ro1">
          <table:table-cell office:value-type="float" office:value="35492482" calcext:value-type="float">
            <text:p>35492482</text:p>
          </table:table-cell>
          <table:table-cell office:value-type="float" office:value="3448024" calcext:value-type="float">
            <text:p>3448024</text:p>
          </table:table-cell>
        </table:table-row>
        <table:table-row table:style-name="ro1">
          <table:table-cell office:value-type="float" office:value="36485945" calcext:value-type="float">
            <text:p>36485945</text:p>
          </table:table-cell>
          <table:table-cell office:value-type="float" office:value="10116820" calcext:value-type="float">
            <text:p>10116820</text:p>
          </table:table-cell>
        </table:table-row>
        <table:table-row table:style-name="ro1">
          <table:table-cell office:value-type="float" office:value="42023744" calcext:value-type="float">
            <text:p>42023744</text:p>
          </table:table-cell>
          <table:table-cell office:value-type="float" office:value="5840397" calcext:value-type="float">
            <text:p>5840397</text:p>
          </table:table-cell>
        </table:table-row>
        <table:table-row table:style-name="ro1">
          <table:table-cell office:value-type="float" office:value="36486576" calcext:value-type="float">
            <text:p>36486576</text:p>
          </table:table-cell>
          <table:table-cell office:value-type="float" office:value="7296843" calcext:value-type="float">
            <text:p>7296843</text:p>
          </table:table-cell>
        </table:table-row>
        <table:table-row table:style-name="ro1">
          <table:table-cell office:value-type="float" office:value="18258902" calcext:value-type="float">
            <text:p>18258902</text:p>
          </table:table-cell>
          <table:table-cell office:value-type="float" office:value="1976492" calcext:value-type="float">
            <text:p>1976492</text:p>
          </table:table-cell>
        </table:table-row>
        <table:table-row table:style-name="ro1">
          <table:table-cell office:value-type="float" office:value="37935746" calcext:value-type="float">
            <text:p>37935746</text:p>
          </table:table-cell>
          <table:table-cell office:value-type="float" office:value="2001293" calcext:value-type="float">
            <text:p>2001293</text:p>
          </table:table-cell>
        </table:table-row>
        <table:table-row table:style-name="ro1">
          <table:table-cell office:value-type="float" office:value="38575797" calcext:value-type="float">
            <text:p>38575797</text:p>
          </table:table-cell>
          <table:table-cell office:value-type="float" office:value="1253547" calcext:value-type="float">
            <text:p>1253547</text:p>
          </table:table-cell>
        </table:table-row>
        <table:table-row table:style-name="ro1">
          <table:table-cell office:value-type="float" office:value="38813313" calcext:value-type="float">
            <text:p>38813313</text:p>
          </table:table-cell>
          <table:table-cell office:value-type="float" office:value="3559392" calcext:value-type="float">
            <text:p>3559392</text:p>
          </table:table-cell>
        </table:table-row>
        <table:table-row table:style-name="ro1">
          <table:table-cell office:value-type="float" office:value="35945098" calcext:value-type="float">
            <text:p>35945098</text:p>
          </table:table-cell>
          <table:table-cell office:value-type="float" office:value="1352076" calcext:value-type="float">
            <text:p>1352076</text:p>
          </table:table-cell>
        </table:table-row>
        <table:table-row table:style-name="ro1">
          <table:table-cell office:value-type="float" office:value="38433151" calcext:value-type="float">
            <text:p>38433151</text:p>
          </table:table-cell>
          <table:table-cell office:value-type="float" office:value="3557311" calcext:value-type="float">
            <text:p>3557311</text:p>
          </table:table-cell>
        </table:table-row>
        <table:table-row table:style-name="ro1">
          <table:table-cell office:value-type="float" office:value="36732046" calcext:value-type="float">
            <text:p>36732046</text:p>
          </table:table-cell>
          <table:table-cell office:value-type="float" office:value="655874" calcext:value-type="float">
            <text:p>655874</text:p>
          </table:table-cell>
        </table:table-row>
        <table:table-row table:style-name="ro1">
          <table:table-cell office:value-type="float" office:value="39447610" calcext:value-type="float">
            <text:p>39447610</text:p>
          </table:table-cell>
          <table:table-cell office:value-type="float" office:value="14059141" calcext:value-type="float">
            <text:p>14059141</text:p>
          </table:table-cell>
        </table:table-row>
        <table:table-row table:style-name="ro1">
          <table:table-cell office:value-type="float" office:value="25588799" calcext:value-type="float">
            <text:p>25588799</text:p>
          </table:table-cell>
          <table:table-cell office:value-type="float" office:value="8117314" calcext:value-type="float">
            <text:p>8117314</text:p>
          </table:table-cell>
        </table:table-row>
        <table:table-row table:style-name="ro1">
          <table:table-cell office:value-type="float" office:value="35997637" calcext:value-type="float">
            <text:p>35997637</text:p>
          </table:table-cell>
          <table:table-cell office:value-type="float" office:value="2373527" calcext:value-type="float">
            <text:p>2373527</text:p>
          </table:table-cell>
        </table:table-row>
        <table:table-row table:style-name="ro1">
          <table:table-cell office:value-type="float" office:value="89935826" calcext:value-type="float">
            <text:p>89935826</text:p>
          </table:table-cell>
          <table:table-cell office:value-type="float" office:value="10811255" calcext:value-type="float">
            <text:p>10811255</text:p>
          </table:table-cell>
        </table:table-row>
        <table:table-row table:style-name="ro1">
          <table:table-cell office:value-type="float" office:value="32485414" calcext:value-type="float">
            <text:p>32485414</text:p>
          </table:table-cell>
          <table:table-cell office:value-type="float" office:value="7769080" calcext:value-type="float">
            <text:p>7769080</text:p>
          </table:table-cell>
        </table:table-row>
        <table:table-row table:style-name="ro1">
          <table:table-cell office:value-type="float" office:value="30962894" calcext:value-type="float">
            <text:p>30962894</text:p>
          </table:table-cell>
          <table:table-cell office:value-type="float" office:value="2267982" calcext:value-type="float">
            <text:p>2267982</text:p>
          </table:table-cell>
        </table:table-row>
        <table:table-row table:style-name="ro1">
          <table:table-cell office:value-type="float" office:value="35082731" calcext:value-type="float">
            <text:p>35082731</text:p>
          </table:table-cell>
          <table:table-cell office:value-type="float" office:value="7596500" calcext:value-type="float">
            <text:p>7596500</text:p>
          </table:table-cell>
        </table:table-row>
        <table:table-row table:style-name="ro1">
          <table:table-cell office:value-type="float" office:value="32514471" calcext:value-type="float">
            <text:p>32514471</text:p>
          </table:table-cell>
          <table:table-cell office:value-type="float" office:value="981085" calcext:value-type="float">
            <text:p>981085</text:p>
          </table:table-cell>
        </table:table-row>
        <table:table-row table:style-name="ro1">
          <table:table-cell office:value-type="float" office:value="39183925" calcext:value-type="float">
            <text:p>39183925</text:p>
          </table:table-cell>
          <table:table-cell office:value-type="float" office:value="5363637" calcext:value-type="float">
            <text:p>5363637</text:p>
          </table:table-cell>
        </table:table-row>
        <table:table-row table:style-name="ro1">
          <table:table-cell office:value-type="float" office:value="34103931" calcext:value-type="float">
            <text:p>34103931</text:p>
          </table:table-cell>
          <table:table-cell office:value-type="float" office:value="3599573" calcext:value-type="float">
            <text:p>3599573</text:p>
          </table:table-cell>
        </table:table-row>
        <table:table-row table:style-name="ro1">
          <table:table-cell office:value-type="float" office:value="36118935" calcext:value-type="float">
            <text:p>36118935</text:p>
          </table:table-cell>
          <table:table-cell office:value-type="float" office:value="4519780" calcext:value-type="float">
            <text:p>4519780</text:p>
          </table:table-cell>
        </table:table-row>
        <table:table-row table:style-name="ro1">
          <table:table-cell office:value-type="float" office:value="35616500" calcext:value-type="float">
            <text:p>35616500</text:p>
          </table:table-cell>
          <table:table-cell office:value-type="float" office:value="13188449" calcext:value-type="float">
            <text:p>13188449</text:p>
          </table:table-cell>
        </table:table-row>
        <table:table-row table:style-name="ro1">
          <table:table-cell office:value-type="float" office:value="26832660" calcext:value-type="float">
            <text:p>26832660</text:p>
          </table:table-cell>
          <table:table-cell office:value-type="float" office:value="10852835" calcext:value-type="float">
            <text:p>10852835</text:p>
          </table:table-cell>
        </table:table-row>
        <table:table-row table:style-name="ro1">
          <table:table-cell office:value-type="float" office:value="40903614" calcext:value-type="float">
            <text:p>40903614</text:p>
          </table:table-cell>
          <table:table-cell office:value-type="float" office:value="9674375" calcext:value-type="float">
            <text:p>9674375</text:p>
          </table:table-cell>
        </table:table-row>
        <table:table-row table:style-name="ro1">
          <table:table-cell office:value-type="float" office:value="86894626" calcext:value-type="float">
            <text:p>86894626</text:p>
          </table:table-cell>
          <table:table-cell office:value-type="float" office:value="4040701" calcext:value-type="float">
            <text:p>4040701</text:p>
          </table:table-cell>
        </table:table-row>
        <table:table-row table:style-name="ro1">
          <table:table-cell office:value-type="float" office:value="82435498" calcext:value-type="float">
            <text:p>82435498</text:p>
          </table:table-cell>
          <table:table-cell office:value-type="float" office:value="7961033" calcext:value-type="float">
            <text:p>7961033</text:p>
          </table:table-cell>
        </table:table-row>
        <table:table-row table:style-name="ro1">
          <table:table-cell office:value-type="float" office:value="52864678" calcext:value-type="float">
            <text:p>52864678</text:p>
          </table:table-cell>
          <table:table-cell office:value-type="float" office:value="1517788" calcext:value-type="float">
            <text:p>1517788</text:p>
          </table:table-cell>
        </table:table-row>
        <table:table-row table:style-name="ro1">
          <table:table-cell office:value-type="float" office:value="16729019" calcext:value-type="float">
            <text:p>16729019</text:p>
          </table:table-cell>
          <table:table-cell office:value-type="float" office:value="8326420" calcext:value-type="float">
            <text:p>8326420</text:p>
          </table:table-cell>
        </table:table-row>
        <table:table-row table:style-name="ro1">
          <table:table-cell office:value-type="float" office:value="31402046" calcext:value-type="float">
            <text:p>31402046</text:p>
          </table:table-cell>
          <table:table-cell office:value-type="float" office:value="5157962" calcext:value-type="float">
            <text:p>5157962</text:p>
          </table:table-cell>
        </table:table-row>
        <table:table-row table:style-name="ro1">
          <table:table-cell office:value-type="float" office:value="42134883" calcext:value-type="float">
            <text:p>42134883</text:p>
          </table:table-cell>
          <table:table-cell office:value-type="float" office:value="4398725" calcext:value-type="float">
            <text:p>4398725</text:p>
          </table:table-cell>
        </table:table-row>
        <table:table-row table:style-name="ro1">
          <table:table-cell office:value-type="float" office:value="55864883" calcext:value-type="float">
            <text:p>55864883</text:p>
          </table:table-cell>
          <table:table-cell office:value-type="float" office:value="4096625" calcext:value-type="float">
            <text:p>4096625</text:p>
          </table:table-cell>
        </table:table-row>
        <table:table-row table:style-name="ro1">
          <table:table-cell office:value-type="float" office:value="30668926" calcext:value-type="float">
            <text:p>30668926</text:p>
          </table:table-cell>
          <table:table-cell office:value-type="float" office:value="1230584" calcext:value-type="float">
            <text:p>1230584</text:p>
          </table:table-cell>
        </table:table-row>
        <table:table-row table:style-name="ro1">
          <table:table-cell office:value-type="float" office:value="19255733" calcext:value-type="float">
            <text:p>19255733</text:p>
          </table:table-cell>
          <table:table-cell office:value-type="float" office:value="3315928" calcext:value-type="float">
            <text:p>3315928</text:p>
          </table:table-cell>
        </table:table-row>
        <table:table-row table:style-name="ro1">
          <table:table-cell office:value-type="float" office:value="35577918" calcext:value-type="float">
            <text:p>35577918</text:p>
          </table:table-cell>
          <table:table-cell office:value-type="float" office:value="7978741" calcext:value-type="float">
            <text:p>7978741</text:p>
          </table:table-cell>
        </table:table-row>
        <table:table-row table:style-name="ro1">
          <table:table-cell office:value-type="float" office:value="32021791" calcext:value-type="float">
            <text:p>32021791</text:p>
          </table:table-cell>
          <table:table-cell office:value-type="float" office:value="3909424" calcext:value-type="float">
            <text:p>3909424</text:p>
          </table:table-cell>
        </table:table-row>
        <table:table-row table:style-name="ro1">
          <table:table-cell office:value-type="float" office:value="36017082" calcext:value-type="float">
            <text:p>36017082</text:p>
          </table:table-cell>
          <table:table-cell office:value-type="float" office:value="3749632" calcext:value-type="float">
            <text:p>3749632</text:p>
          </table:table-cell>
        </table:table-row>
        <table:table-row table:style-name="ro1">
          <table:table-cell office:value-type="float" office:value="36390051" calcext:value-type="float">
            <text:p>36390051</text:p>
          </table:table-cell>
          <table:table-cell office:value-type="float" office:value="3224336" calcext:value-type="float">
            <text:p>3224336</text:p>
          </table:table-cell>
        </table:table-row>
        <table:table-row table:style-name="ro1">
          <table:table-cell office:value-type="float" office:value="36788095" calcext:value-type="float">
            <text:p>36788095</text:p>
          </table:table-cell>
          <table:table-cell office:value-type="float" office:value="2247388" calcext:value-type="float">
            <text:p>2247388</text:p>
          </table:table-cell>
        </table:table-row>
        <table:table-row table:style-name="ro1">
          <table:table-cell office:value-type="float" office:value="37790665" calcext:value-type="float">
            <text:p>37790665</text:p>
          </table:table-cell>
          <table:table-cell office:value-type="float" office:value="1131514" calcext:value-type="float">
            <text:p>1131514</text:p>
          </table:table-cell>
        </table:table-row>
        <table:table-row table:style-name="ro1">
          <table:table-cell office:value-type="float" office:value="38852673" calcext:value-type="float">
            <text:p>38852673</text:p>
          </table:table-cell>
          <table:table-cell office:value-type="float" office:value="3587899" calcext:value-type="float">
            <text:p>3587899</text:p>
          </table:table-cell>
        </table:table-row>
        <table:table-row table:style-name="ro1">
          <table:table-cell office:value-type="float" office:value="36395246" calcext:value-type="float">
            <text:p>36395246</text:p>
          </table:table-cell>
          <table:table-cell office:value-type="float" office:value="602684" calcext:value-type="float">
            <text:p>602684</text:p>
          </table:table-cell>
        </table:table-row>
        <table:table-row table:style-name="ro1">
          <table:table-cell office:value-type="float" office:value="39381266" calcext:value-type="float">
            <text:p>39381266</text:p>
          </table:table-cell>
          <table:table-cell office:value-type="float" office:value="4430496" calcext:value-type="float">
            <text:p>4430496</text:p>
          </table:table-cell>
        </table:table-row>
        <table:table-row table:style-name="ro1">
          <table:table-cell office:value-type="float" office:value="35614309" calcext:value-type="float">
            <text:p>35614309</text:p>
          </table:table-cell>
          <table:table-cell office:value-type="float" office:value="605669" calcext:value-type="float">
            <text:p>605669</text:p>
          </table:table-cell>
        </table:table-row>
        <table:table-row table:style-name="ro1">
          <table:table-cell office:value-type="float" office:value="39362248" calcext:value-type="float">
            <text:p>39362248</text:p>
          </table:table-cell>
          <table:table-cell office:value-type="float" office:value="557990" calcext:value-type="float">
            <text:p>557990</text:p>
          </table:table-cell>
        </table:table-row>
        <table:table-row table:style-name="ro1">
          <table:table-cell office:value-type="float" office:value="39391569" calcext:value-type="float">
            <text:p>39391569</text:p>
          </table:table-cell>
          <table:table-cell office:value-type="float" office:value="561075" calcext:value-type="float">
            <text:p>561075</text:p>
          </table:table-cell>
        </table:table-row>
        <table:table-row table:style-name="ro1">
          <table:table-cell office:value-type="float" office:value="39452585" calcext:value-type="float">
            <text:p>39452585</text:p>
          </table:table-cell>
          <table:table-cell office:value-type="float" office:value="507553" calcext:value-type="float">
            <text:p>507553</text:p>
          </table:table-cell>
        </table:table-row>
        <table:table-row table:style-name="ro1">
          <table:table-cell office:value-type="float" office:value="39477986" calcext:value-type="float">
            <text:p>39477986</text:p>
          </table:table-cell>
          <table:table-cell office:value-type="float" office:value="3011547" calcext:value-type="float">
            <text:p>3011547</text:p>
          </table:table-cell>
        </table:table-row>
        <table:table-row table:style-name="ro1">
          <table:table-cell office:value-type="float" office:value="36840665" calcext:value-type="float">
            <text:p>36840665</text:p>
          </table:table-cell>
          <table:table-cell office:value-type="float" office:value="1076794" calcext:value-type="float">
            <text:p>1076794</text:p>
          </table:table-cell>
        </table:table-row>
        <table:table-row table:style-name="ro1">
          <table:table-cell office:value-type="float" office:value="38832821" calcext:value-type="float">
            <text:p>38832821</text:p>
          </table:table-cell>
          <table:table-cell office:value-type="float" office:value="512568" calcext:value-type="float">
            <text:p>512568</text:p>
          </table:table-cell>
        </table:table-row>
        <table:table-row table:style-name="ro1">
          <table:table-cell office:value-type="float" office:value="39688400" calcext:value-type="float">
            <text:p>39688400</text:p>
          </table:table-cell>
          <table:table-cell office:value-type="float" office:value="545022" calcext:value-type="float">
            <text:p>545022</text:p>
          </table:table-cell>
        </table:table-row>
        <table:table-row table:style-name="ro1">
          <table:table-cell office:value-type="float" office:value="39343017" calcext:value-type="float">
            <text:p>39343017</text:p>
          </table:table-cell>
          <table:table-cell office:value-type="float" office:value="544722" calcext:value-type="float">
            <text:p>544722</text:p>
          </table:table-cell>
        </table:table-row>
        <table:table-row table:style-name="ro1">
          <table:table-cell office:value-type="float" office:value="39035755" calcext:value-type="float">
            <text:p>39035755</text:p>
          </table:table-cell>
          <table:table-cell office:value-type="float" office:value="580048" calcext:value-type="float">
            <text:p>580048</text:p>
          </table:table-cell>
        </table:table-row>
        <table:table-row table:style-name="ro1">
          <table:table-cell office:value-type="float" office:value="39603768" calcext:value-type="float">
            <text:p>39603768</text:p>
          </table:table-cell>
          <table:table-cell office:value-type="float" office:value="464225" calcext:value-type="float">
            <text:p>464225</text:p>
          </table:table-cell>
        </table:table-row>
        <table:table-row table:style-name="ro1">
          <table:table-cell office:value-type="float" office:value="39699487" calcext:value-type="float">
            <text:p>39699487</text:p>
          </table:table-cell>
          <table:table-cell office:value-type="float" office:value="1988424" calcext:value-type="float">
            <text:p>1988424</text:p>
          </table:table-cell>
        </table:table-row>
        <table:table-row table:style-name="ro1">
          <table:table-cell office:value-type="float" office:value="38055186" calcext:value-type="float">
            <text:p>38055186</text:p>
          </table:table-cell>
          <table:table-cell office:value-type="float" office:value="485476" calcext:value-type="float">
            <text:p>485476</text:p>
          </table:table-cell>
        </table:table-row>
        <table:table-row table:style-name="ro1">
          <table:table-cell office:value-type="float" office:value="39555627" calcext:value-type="float">
            <text:p>39555627</text:p>
          </table:table-cell>
          <table:table-cell office:value-type="float" office:value="2078065" calcext:value-type="float">
            <text:p>2078065</text:p>
          </table:table-cell>
        </table:table-row>
        <table:table-row table:style-name="ro1">
          <table:table-cell office:value-type="float" office:value="37854678" calcext:value-type="float">
            <text:p>37854678</text:p>
          </table:table-cell>
          <table:table-cell office:value-type="float" office:value="523291" calcext:value-type="float">
            <text:p>523291</text:p>
          </table:table-cell>
        </table:table-row>
        <table:table-row table:style-name="ro1">
          <table:table-cell office:value-type="float" office:value="38756078" calcext:value-type="float">
            <text:p>38756078</text:p>
          </table:table-cell>
          <table:table-cell office:value-type="float" office:value="846549" calcext:value-type="float">
            <text:p>846549</text:p>
          </table:table-cell>
        </table:table-row>
        <table:table-row table:style-name="ro1">
          <table:table-cell office:value-type="float" office:value="39856964" calcext:value-type="float">
            <text:p>39856964</text:p>
          </table:table-cell>
          <table:table-cell office:value-type="float" office:value="677016" calcext:value-type="float">
            <text:p>677016</text:p>
          </table:table-cell>
        </table:table-row>
        <table:table-row table:style-name="ro1">
          <table:table-cell office:value-type="float" office:value="39318759" calcext:value-type="float">
            <text:p>39318759</text:p>
          </table:table-cell>
          <table:table-cell office:value-type="float" office:value="1429140" calcext:value-type="float">
            <text:p>1429140</text:p>
          </table:table-cell>
        </table:table-row>
        <table:table-row table:style-name="ro1">
          <table:table-cell office:value-type="float" office:value="38327370" calcext:value-type="float">
            <text:p>38327370</text:p>
          </table:table-cell>
          <table:table-cell office:value-type="float" office:value="475176" calcext:value-type="float">
            <text:p>475176</text:p>
          </table:table-cell>
        </table:table-row>
        <table:table-row table:style-name="ro1">
          <table:table-cell office:value-type="float" office:value="39725946" calcext:value-type="float">
            <text:p>39725946</text:p>
          </table:table-cell>
          <table:table-cell office:value-type="float" office:value="457137" calcext:value-type="float">
            <text:p>457137</text:p>
          </table:table-cell>
        </table:table-row>
        <table:table-row table:style-name="ro1">
          <table:table-cell office:value-type="float" office:value="39573502" calcext:value-type="float">
            <text:p>39573502</text:p>
          </table:table-cell>
          <table:table-cell office:value-type="float" office:value="1131141" calcext:value-type="float">
            <text:p>1131141</text:p>
          </table:table-cell>
        </table:table-row>
        <table:table-row table:style-name="ro1">
          <table:table-cell office:value-type="float" office:value="38747667" calcext:value-type="float">
            <text:p>38747667</text:p>
          </table:table-cell>
          <table:table-cell office:value-type="float" office:value="473647" calcext:value-type="float">
            <text:p>473647</text:p>
          </table:table-cell>
        </table:table-row>
        <table:table-row table:style-name="ro1">
          <table:table-cell office:value-type="float" office:value="38972362" calcext:value-type="float">
            <text:p>38972362</text:p>
          </table:table-cell>
          <table:table-cell office:value-type="float" office:value="2207279" calcext:value-type="float">
            <text:p>2207279</text:p>
          </table:table-cell>
        </table:table-row>
        <table:table-row table:style-name="ro1">
          <table:table-cell office:value-type="float" office:value="37492361" calcext:value-type="float">
            <text:p>37492361</text:p>
          </table:table-cell>
          <table:table-cell office:value-type="float" office:value="566704" calcext:value-type="float">
            <text:p>566704</text:p>
          </table:table-cell>
        </table:table-row>
        <table:table-row table:style-name="ro1">
          <table:table-cell office:value-type="float" office:value="39675788" calcext:value-type="float">
            <text:p>39675788</text:p>
          </table:table-cell>
          <table:table-cell office:value-type="float" office:value="2633901" calcext:value-type="float">
            <text:p>2633901</text:p>
          </table:table-cell>
        </table:table-row>
        <table:table-row table:style-name="ro1">
          <table:table-cell office:value-type="float" office:value="37511508" calcext:value-type="float">
            <text:p>37511508</text:p>
          </table:table-cell>
          <table:table-cell office:value-type="float" office:value="464883" calcext:value-type="float">
            <text:p>464883</text:p>
          </table:table-cell>
        </table:table-row>
        <table:table-row table:style-name="ro1">
          <table:table-cell office:value-type="float" office:value="39564355" calcext:value-type="float">
            <text:p>39564355</text:p>
          </table:table-cell>
          <table:table-cell office:value-type="float" office:value="3739363" calcext:value-type="float">
            <text:p>3739363</text:p>
          </table:table-cell>
        </table:table-row>
        <table:table-row table:style-name="ro1">
          <table:table-cell office:value-type="float" office:value="36527409" calcext:value-type="float">
            <text:p>36527409</text:p>
          </table:table-cell>
          <table:table-cell office:value-type="float" office:value="463415" calcext:value-type="float">
            <text:p>463415</text:p>
          </table:table-cell>
        </table:table-row>
        <table:table-row table:style-name="ro1">
          <table:table-cell office:value-type="float" office:value="39558347" calcext:value-type="float">
            <text:p>39558347</text:p>
          </table:table-cell>
          <table:table-cell office:value-type="float" office:value="4157308" calcext:value-type="float">
            <text:p>4157308</text:p>
          </table:table-cell>
        </table:table-row>
        <table:table-row table:style-name="ro1">
          <table:table-cell office:value-type="float" office:value="35762418" calcext:value-type="float">
            <text:p>35762418</text:p>
          </table:table-cell>
          <table:table-cell office:value-type="float" office:value="539517" calcext:value-type="float">
            <text:p>539517</text:p>
          </table:table-cell>
        </table:table-row>
        <table:table-row table:style-name="ro1">
          <table:table-cell office:value-type="float" office:value="39635565" calcext:value-type="float">
            <text:p>39635565</text:p>
          </table:table-cell>
          <table:table-cell office:value-type="float" office:value="4455710" calcext:value-type="float">
            <text:p>4455710</text:p>
          </table:table-cell>
        </table:table-row>
        <table:table-row table:style-name="ro1">
          <table:table-cell office:value-type="float" office:value="34961493" calcext:value-type="float">
            <text:p>34961493</text:p>
          </table:table-cell>
          <table:table-cell office:value-type="float" office:value="561208" calcext:value-type="float">
            <text:p>561208</text:p>
          </table:table-cell>
        </table:table-row>
        <table:table-row table:style-name="ro1">
          <table:table-cell office:value-type="float" office:value="39743108" calcext:value-type="float">
            <text:p>39743108</text:p>
          </table:table-cell>
          <table:table-cell office:value-type="float" office:value="4397155" calcext:value-type="float">
            <text:p>4397155</text:p>
          </table:table-cell>
        </table:table-row>
        <table:table-row table:style-name="ro1">
          <table:table-cell office:value-type="float" office:value="34792599" calcext:value-type="float">
            <text:p>34792599</text:p>
          </table:table-cell>
          <table:table-cell office:value-type="float" office:value="528203" calcext:value-type="float">
            <text:p>528203</text:p>
          </table:table-cell>
        </table:table-row>
      </table:table>
      <table:table table:name="test_7" table:style-name="ta1">
        <table:shapes>
          <draw:frame draw:z-index="0" draw:style-name="gr1" draw:text-style-name="P1" svg:width="339.36mm" svg:height="157.31mm" svg:x="60.14mm" svg:y="27.3mm">
            <loext:p draw:notify-on-update-of-ranges="test_7.A1:test_7.A172 test_7.B1:test_7.B17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52131519" calcext:value-type="float">
            <text:p>52131519</text:p>
          </table:table-cell>
          <table:table-cell office:value-type="float" office:value="16488" calcext:value-type="float">
            <text:p>16488</text:p>
          </table:table-cell>
        </table:table-row>
        <table:table-row table:style-name="ro1">
          <table:table-cell office:value-type="float" office:value="52117802" calcext:value-type="float">
            <text:p>52117802</text:p>
          </table:table-cell>
          <table:table-cell office:value-type="float" office:value="16276" calcext:value-type="float">
            <text:p>16276</text:p>
          </table:table-cell>
        </table:table-row>
        <table:table-row table:style-name="ro1">
          <table:table-cell office:value-type="float" office:value="52132882" calcext:value-type="float">
            <text:p>52132882</text:p>
          </table:table-cell>
          <table:table-cell office:value-type="float" office:value="56729" calcext:value-type="float">
            <text:p>56729</text:p>
          </table:table-cell>
        </table:table-row>
        <table:table-row table:style-name="ro1">
          <table:table-cell office:value-type="float" office:value="52047503" calcext:value-type="float">
            <text:p>52047503</text:p>
          </table:table-cell>
          <table:table-cell office:value-type="float" office:value="16834" calcext:value-type="float">
            <text:p>16834</text:p>
          </table:table-cell>
        </table:table-row>
        <table:table-row table:style-name="ro1">
          <table:table-cell office:value-type="float" office:value="50099257" calcext:value-type="float">
            <text:p>50099257</text:p>
          </table:table-cell>
          <table:table-cell office:value-type="float" office:value="17612" calcext:value-type="float">
            <text:p>17612</text:p>
          </table:table-cell>
        </table:table-row>
        <table:table-row table:style-name="ro1">
          <table:table-cell office:value-type="float" office:value="50103384" calcext:value-type="float">
            <text:p>50103384</text:p>
          </table:table-cell>
          <table:table-cell office:value-type="float" office:value="17470" calcext:value-type="float">
            <text:p>17470</text:p>
          </table:table-cell>
        </table:table-row>
        <table:table-row table:style-name="ro1">
          <table:table-cell office:value-type="float" office:value="50101379" calcext:value-type="float">
            <text:p>50101379</text:p>
          </table:table-cell>
          <table:table-cell office:value-type="float" office:value="33765" calcext:value-type="float">
            <text:p>33765</text:p>
          </table:table-cell>
        </table:table-row>
        <table:table-row table:style-name="ro1">
          <table:table-cell office:value-type="float" office:value="50098526" calcext:value-type="float">
            <text:p>50098526</text:p>
          </table:table-cell>
          <table:table-cell office:value-type="float" office:value="17643" calcext:value-type="float">
            <text:p>17643</text:p>
          </table:table-cell>
        </table:table-row>
        <table:table-row table:style-name="ro1">
          <table:table-cell office:value-type="float" office:value="50151059" calcext:value-type="float">
            <text:p>50151059</text:p>
          </table:table-cell>
          <table:table-cell office:value-type="float" office:value="18023" calcext:value-type="float">
            <text:p>18023</text:p>
          </table:table-cell>
        </table:table-row>
        <table:table-row table:style-name="ro1">
          <table:table-cell office:value-type="float" office:value="50196687" calcext:value-type="float">
            <text:p>50196687</text:p>
          </table:table-cell>
          <table:table-cell office:value-type="float" office:value="34677" calcext:value-type="float">
            <text:p>34677</text:p>
          </table:table-cell>
        </table:table-row>
        <table:table-row table:style-name="ro1">
          <table:table-cell office:value-type="float" office:value="49213685" calcext:value-type="float">
            <text:p>49213685</text:p>
          </table:table-cell>
          <table:table-cell office:value-type="float" office:value="34535" calcext:value-type="float">
            <text:p>34535</text:p>
          </table:table-cell>
        </table:table-row>
        <table:table-row table:style-name="ro1">
          <table:table-cell office:value-type="float" office:value="50184079" calcext:value-type="float">
            <text:p>50184079</text:p>
          </table:table-cell>
          <table:table-cell office:value-type="float" office:value="91255" calcext:value-type="float">
            <text:p>91255</text:p>
          </table:table-cell>
        </table:table-row>
        <table:table-row table:style-name="ro1">
          <table:table-cell office:value-type="float" office:value="50062732" calcext:value-type="float">
            <text:p>50062732</text:p>
          </table:table-cell>
          <table:table-cell office:value-type="float" office:value="42238" calcext:value-type="float">
            <text:p>42238</text:p>
          </table:table-cell>
        </table:table-row>
        <table:table-row table:style-name="ro1">
          <table:table-cell office:value-type="float" office:value="50239246" calcext:value-type="float">
            <text:p>50239246</text:p>
          </table:table-cell>
          <table:table-cell office:value-type="float" office:value="38858" calcext:value-type="float">
            <text:p>38858</text:p>
          </table:table-cell>
        </table:table-row>
        <table:table-row table:style-name="ro1">
          <table:table-cell office:value-type="float" office:value="49241457" calcext:value-type="float">
            <text:p>49241457</text:p>
          </table:table-cell>
          <table:table-cell office:value-type="float" office:value="39700" calcext:value-type="float">
            <text:p>39700</text:p>
          </table:table-cell>
        </table:table-row>
        <table:table-row table:style-name="ro1">
          <table:table-cell office:value-type="float" office:value="50639993" calcext:value-type="float">
            <text:p>50639993</text:p>
          </table:table-cell>
          <table:table-cell office:value-type="float" office:value="67279" calcext:value-type="float">
            <text:p>67279</text:p>
          </table:table-cell>
        </table:table-row>
        <table:table-row table:style-name="ro1">
          <table:table-cell office:value-type="float" office:value="49629848" calcext:value-type="float">
            <text:p>49629848</text:p>
          </table:table-cell>
          <table:table-cell office:value-type="float" office:value="28312" calcext:value-type="float">
            <text:p>28312</text:p>
          </table:table-cell>
        </table:table-row>
        <table:table-row table:style-name="ro1">
          <table:table-cell office:value-type="float" office:value="50259586" calcext:value-type="float">
            <text:p>50259586</text:p>
          </table:table-cell>
          <table:table-cell office:value-type="float" office:value="36015" calcext:value-type="float">
            <text:p>36015</text:p>
          </table:table-cell>
        </table:table-row>
        <table:table-row table:style-name="ro1">
          <table:table-cell office:value-type="float" office:value="49851667" calcext:value-type="float">
            <text:p>49851667</text:p>
          </table:table-cell>
          <table:table-cell office:value-type="float" office:value="34223" calcext:value-type="float">
            <text:p>34223</text:p>
          </table:table-cell>
        </table:table-row>
        <table:table-row table:style-name="ro1">
          <table:table-cell office:value-type="float" office:value="49934034" calcext:value-type="float">
            <text:p>49934034</text:p>
          </table:table-cell>
          <table:table-cell office:value-type="float" office:value="31817" calcext:value-type="float">
            <text:p>31817</text:p>
          </table:table-cell>
        </table:table-row>
        <table:table-row table:style-name="ro1">
          <table:table-cell office:value-type="float" office:value="49709896" calcext:value-type="float">
            <text:p>49709896</text:p>
          </table:table-cell>
          <table:table-cell office:value-type="float" office:value="61057" calcext:value-type="float">
            <text:p>61057</text:p>
          </table:table-cell>
        </table:table-row>
        <table:table-row table:style-name="ro1">
          <table:table-cell office:value-type="float" office:value="50117469" calcext:value-type="float">
            <text:p>50117469</text:p>
          </table:table-cell>
          <table:table-cell office:value-type="float" office:value="30791" calcext:value-type="float">
            <text:p>30791</text:p>
          </table:table-cell>
        </table:table-row>
        <table:table-row table:style-name="ro1">
          <table:table-cell office:value-type="float" office:value="49214422" calcext:value-type="float">
            <text:p>49214422</text:p>
          </table:table-cell>
          <table:table-cell office:value-type="float" office:value="37574" calcext:value-type="float">
            <text:p>37574</text:p>
          </table:table-cell>
        </table:table-row>
        <table:table-row table:style-name="ro1">
          <table:table-cell office:value-type="float" office:value="50148497" calcext:value-type="float">
            <text:p>50148497</text:p>
          </table:table-cell>
          <table:table-cell office:value-type="float" office:value="18952" calcext:value-type="float">
            <text:p>18952</text:p>
          </table:table-cell>
        </table:table-row>
        <table:table-row table:style-name="ro1">
          <table:table-cell office:value-type="float" office:value="50160266" calcext:value-type="float">
            <text:p>50160266</text:p>
          </table:table-cell>
          <table:table-cell office:value-type="float" office:value="21351" calcext:value-type="float">
            <text:p>21351</text:p>
          </table:table-cell>
        </table:table-row>
        <table:table-row table:style-name="ro1">
          <table:table-cell office:value-type="float" office:value="50175404" calcext:value-type="float">
            <text:p>50175404</text:p>
          </table:table-cell>
          <table:table-cell office:value-type="float" office:value="51489" calcext:value-type="float">
            <text:p>51489</text:p>
          </table:table-cell>
        </table:table-row>
        <table:table-row table:style-name="ro1">
          <table:table-cell office:value-type="float" office:value="49209365" calcext:value-type="float">
            <text:p>49209365</text:p>
          </table:table-cell>
          <table:table-cell office:value-type="float" office:value="38039" calcext:value-type="float">
            <text:p>38039</text:p>
          </table:table-cell>
        </table:table-row>
        <table:table-row table:style-name="ro1">
          <table:table-cell office:value-type="float" office:value="50184974" calcext:value-type="float">
            <text:p>50184974</text:p>
          </table:table-cell>
          <table:table-cell office:value-type="float" office:value="41798" calcext:value-type="float">
            <text:p>41798</text:p>
          </table:table-cell>
        </table:table-row>
        <table:table-row table:style-name="ro1">
          <table:table-cell office:value-type="float" office:value="50214236" calcext:value-type="float">
            <text:p>50214236</text:p>
          </table:table-cell>
          <table:table-cell office:value-type="float" office:value="33056" calcext:value-type="float">
            <text:p>33056</text:p>
          </table:table-cell>
        </table:table-row>
        <table:table-row table:style-name="ro1">
          <table:table-cell office:value-type="float" office:value="50204875" calcext:value-type="float">
            <text:p>50204875</text:p>
          </table:table-cell>
          <table:table-cell office:value-type="float" office:value="30951" calcext:value-type="float">
            <text:p>30951</text:p>
          </table:table-cell>
        </table:table-row>
        <table:table-row table:style-name="ro1">
          <table:table-cell office:value-type="float" office:value="49153507" calcext:value-type="float">
            <text:p>49153507</text:p>
          </table:table-cell>
          <table:table-cell office:value-type="float" office:value="75792" calcext:value-type="float">
            <text:p>75792</text:p>
          </table:table-cell>
        </table:table-row>
        <table:table-row table:style-name="ro1">
          <table:table-cell office:value-type="float" office:value="50137181" calcext:value-type="float">
            <text:p>50137181</text:p>
          </table:table-cell>
          <table:table-cell office:value-type="float" office:value="31051" calcext:value-type="float">
            <text:p>31051</text:p>
          </table:table-cell>
        </table:table-row>
        <table:table-row table:style-name="ro1">
          <table:table-cell office:value-type="float" office:value="50148955" calcext:value-type="float">
            <text:p>50148955</text:p>
          </table:table-cell>
          <table:table-cell office:value-type="float" office:value="16686" calcext:value-type="float">
            <text:p>16686</text:p>
          </table:table-cell>
        </table:table-row>
        <table:table-row table:style-name="ro1">
          <table:table-cell office:value-type="float" office:value="49875031" calcext:value-type="float">
            <text:p>49875031</text:p>
          </table:table-cell>
          <table:table-cell office:value-type="float" office:value="14579" calcext:value-type="float">
            <text:p>14579</text:p>
          </table:table-cell>
        </table:table-row>
        <table:table-row table:style-name="ro1">
          <table:table-cell office:value-type="float" office:value="50156764" calcext:value-type="float">
            <text:p>50156764</text:p>
          </table:table-cell>
          <table:table-cell office:value-type="float" office:value="17347" calcext:value-type="float">
            <text:p>17347</text:p>
          </table:table-cell>
        </table:table-row>
        <table:table-row table:style-name="ro1">
          <table:table-cell office:value-type="float" office:value="49956996" calcext:value-type="float">
            <text:p>49956996</text:p>
          </table:table-cell>
          <table:table-cell office:value-type="float" office:value="31648" calcext:value-type="float">
            <text:p>31648</text:p>
          </table:table-cell>
        </table:table-row>
        <table:table-row table:style-name="ro1">
          <table:table-cell office:value-type="float" office:value="49554128" calcext:value-type="float">
            <text:p>49554128</text:p>
          </table:table-cell>
          <table:table-cell office:value-type="float" office:value="16573" calcext:value-type="float">
            <text:p>16573</text:p>
          </table:table-cell>
        </table:table-row>
        <table:table-row table:style-name="ro1">
          <table:table-cell office:value-type="float" office:value="50360522" calcext:value-type="float">
            <text:p>50360522</text:p>
          </table:table-cell>
          <table:table-cell office:value-type="float" office:value="17291" calcext:value-type="float">
            <text:p>17291</text:p>
          </table:table-cell>
        </table:table-row>
        <table:table-row table:style-name="ro1">
          <table:table-cell office:value-type="float" office:value="49947538" calcext:value-type="float">
            <text:p>49947538</text:p>
          </table:table-cell>
          <table:table-cell office:value-type="float" office:value="16633" calcext:value-type="float">
            <text:p>16633</text:p>
          </table:table-cell>
        </table:table-row>
        <table:table-row table:style-name="ro1">
          <table:table-cell office:value-type="float" office:value="49973548" calcext:value-type="float">
            <text:p>49973548</text:p>
          </table:table-cell>
          <table:table-cell office:value-type="float" office:value="16388" calcext:value-type="float">
            <text:p>16388</text:p>
          </table:table-cell>
        </table:table-row>
        <table:table-row table:style-name="ro1">
          <table:table-cell office:value-type="float" office:value="49807336" calcext:value-type="float">
            <text:p>49807336</text:p>
          </table:table-cell>
          <table:table-cell office:value-type="float" office:value="46921" calcext:value-type="float">
            <text:p>46921</text:p>
          </table:table-cell>
        </table:table-row>
        <table:table-row table:style-name="ro1">
          <table:table-cell office:value-type="float" office:value="50144506" calcext:value-type="float">
            <text:p>50144506</text:p>
          </table:table-cell>
          <table:table-cell office:value-type="float" office:value="25023" calcext:value-type="float">
            <text:p>25023</text:p>
          </table:table-cell>
        </table:table-row>
        <table:table-row table:style-name="ro1">
          <table:table-cell office:value-type="float" office:value="49934806" calcext:value-type="float">
            <text:p>49934806</text:p>
          </table:table-cell>
          <table:table-cell office:value-type="float" office:value="26350" calcext:value-type="float">
            <text:p>26350</text:p>
          </table:table-cell>
        </table:table-row>
        <table:table-row table:style-name="ro1">
          <table:table-cell office:value-type="float" office:value="50095082" calcext:value-type="float">
            <text:p>50095082</text:p>
          </table:table-cell>
          <table:table-cell office:value-type="float" office:value="21096" calcext:value-type="float">
            <text:p>21096</text:p>
          </table:table-cell>
        </table:table-row>
        <table:table-row table:style-name="ro1">
          <table:table-cell office:value-type="float" office:value="49602397" calcext:value-type="float">
            <text:p>49602397</text:p>
          </table:table-cell>
          <table:table-cell office:value-type="float" office:value="18689" calcext:value-type="float">
            <text:p>18689</text:p>
          </table:table-cell>
        </table:table-row>
        <table:table-row table:style-name="ro1">
          <table:table-cell office:value-type="float" office:value="50406715" calcext:value-type="float">
            <text:p>50406715</text:p>
          </table:table-cell>
          <table:table-cell office:value-type="float" office:value="72283" calcext:value-type="float">
            <text:p>72283</text:p>
          </table:table-cell>
        </table:table-row>
        <table:table-row table:style-name="ro1">
          <table:table-cell office:value-type="float" office:value="48903864" calcext:value-type="float">
            <text:p>48903864</text:p>
          </table:table-cell>
          <table:table-cell office:value-type="float" office:value="30187" calcext:value-type="float">
            <text:p>30187</text:p>
          </table:table-cell>
        </table:table-row>
        <table:table-row table:style-name="ro1">
          <table:table-cell office:value-type="float" office:value="50784145" calcext:value-type="float">
            <text:p>50784145</text:p>
          </table:table-cell>
          <table:table-cell office:value-type="float" office:value="32248" calcext:value-type="float">
            <text:p>32248</text:p>
          </table:table-cell>
        </table:table-row>
        <table:table-row table:style-name="ro1">
          <table:table-cell office:value-type="float" office:value="49680103" calcext:value-type="float">
            <text:p>49680103</text:p>
          </table:table-cell>
          <table:table-cell office:value-type="float" office:value="22870" calcext:value-type="float">
            <text:p>22870</text:p>
          </table:table-cell>
        </table:table-row>
        <table:table-row table:style-name="ro1">
          <table:table-cell office:value-type="float" office:value="50173473" calcext:value-type="float">
            <text:p>50173473</text:p>
          </table:table-cell>
          <table:table-cell office:value-type="float" office:value="28403" calcext:value-type="float">
            <text:p>28403</text:p>
          </table:table-cell>
        </table:table-row>
        <table:table-row table:style-name="ro1">
          <table:table-cell office:value-type="float" office:value="50051073" calcext:value-type="float">
            <text:p>50051073</text:p>
          </table:table-cell>
          <table:table-cell office:value-type="float" office:value="67790" calcext:value-type="float">
            <text:p>67790</text:p>
          </table:table-cell>
        </table:table-row>
        <table:table-row table:style-name="ro1">
          <table:table-cell office:value-type="float" office:value="49893672" calcext:value-type="float">
            <text:p>49893672</text:p>
          </table:table-cell>
          <table:table-cell office:value-type="float" office:value="32408" calcext:value-type="float">
            <text:p>32408</text:p>
          </table:table-cell>
        </table:table-row>
        <table:table-row table:style-name="ro1">
          <table:table-cell office:value-type="float" office:value="49684114" calcext:value-type="float">
            <text:p>49684114</text:p>
          </table:table-cell>
          <table:table-cell office:value-type="float" office:value="27744" calcext:value-type="float">
            <text:p>27744</text:p>
          </table:table-cell>
        </table:table-row>
        <table:table-row table:style-name="ro1">
          <table:table-cell office:value-type="float" office:value="50061479" calcext:value-type="float">
            <text:p>50061479</text:p>
          </table:table-cell>
          <table:table-cell office:value-type="float" office:value="19478" calcext:value-type="float">
            <text:p>19478</text:p>
          </table:table-cell>
        </table:table-row>
        <table:table-row table:style-name="ro1">
          <table:table-cell office:value-type="float" office:value="49546661" calcext:value-type="float">
            <text:p>49546661</text:p>
          </table:table-cell>
          <table:table-cell office:value-type="float" office:value="19164" calcext:value-type="float">
            <text:p>19164</text:p>
          </table:table-cell>
        </table:table-row>
        <table:table-row table:style-name="ro1">
          <table:table-cell office:value-type="float" office:value="50326295" calcext:value-type="float">
            <text:p>50326295</text:p>
          </table:table-cell>
          <table:table-cell office:value-type="float" office:value="43504" calcext:value-type="float">
            <text:p>43504</text:p>
          </table:table-cell>
        </table:table-row>
        <table:table-row table:style-name="ro1">
          <table:table-cell office:value-type="float" office:value="49348513" calcext:value-type="float">
            <text:p>49348513</text:p>
          </table:table-cell>
          <table:table-cell office:value-type="float" office:value="19203" calcext:value-type="float">
            <text:p>19203</text:p>
          </table:table-cell>
        </table:table-row>
        <table:table-row table:style-name="ro1">
          <table:table-cell office:value-type="float" office:value="50547383" calcext:value-type="float">
            <text:p>50547383</text:p>
          </table:table-cell>
          <table:table-cell office:value-type="float" office:value="16896" calcext:value-type="float">
            <text:p>16896</text:p>
          </table:table-cell>
        </table:table-row>
        <table:table-row table:style-name="ro1">
          <table:table-cell office:value-type="float" office:value="49962591" calcext:value-type="float">
            <text:p>49962591</text:p>
          </table:table-cell>
          <table:table-cell office:value-type="float" office:value="16672" calcext:value-type="float">
            <text:p>16672</text:p>
          </table:table-cell>
        </table:table-row>
        <table:table-row table:style-name="ro1">
          <table:table-cell office:value-type="float" office:value="50123210" calcext:value-type="float">
            <text:p>50123210</text:p>
          </table:table-cell>
          <table:table-cell office:value-type="float" office:value="24677" calcext:value-type="float">
            <text:p>24677</text:p>
          </table:table-cell>
        </table:table-row>
        <table:table-row table:style-name="ro1">
          <table:table-cell office:value-type="float" office:value="49197753" calcext:value-type="float">
            <text:p>49197753</text:p>
          </table:table-cell>
          <table:table-cell office:value-type="float" office:value="80152" calcext:value-type="float">
            <text:p>80152</text:p>
          </table:table-cell>
        </table:table-row>
        <table:table-row table:style-name="ro1">
          <table:table-cell office:value-type="float" office:value="49863973" calcext:value-type="float">
            <text:p>49863973</text:p>
          </table:table-cell>
          <table:table-cell office:value-type="float" office:value="42839" calcext:value-type="float">
            <text:p>42839</text:p>
          </table:table-cell>
        </table:table-row>
        <table:table-row table:style-name="ro1">
          <table:table-cell office:value-type="float" office:value="49908538" calcext:value-type="float">
            <text:p>49908538</text:p>
          </table:table-cell>
          <table:table-cell office:value-type="float" office:value="27848" calcext:value-type="float">
            <text:p>27848</text:p>
          </table:table-cell>
        </table:table-row>
        <table:table-row table:style-name="ro1">
          <table:table-cell office:value-type="float" office:value="50619104" calcext:value-type="float">
            <text:p>50619104</text:p>
          </table:table-cell>
          <table:table-cell office:value-type="float" office:value="23624" calcext:value-type="float">
            <text:p>23624</text:p>
          </table:table-cell>
        </table:table-row>
        <table:table-row table:style-name="ro1">
          <table:table-cell office:value-type="float" office:value="49702309" calcext:value-type="float">
            <text:p>49702309</text:p>
          </table:table-cell>
          <table:table-cell office:value-type="float" office:value="20055" calcext:value-type="float">
            <text:p>20055</text:p>
          </table:table-cell>
        </table:table-row>
        <table:table-row table:style-name="ro1">
          <table:table-cell office:value-type="float" office:value="49441285" calcext:value-type="float">
            <text:p>49441285</text:p>
          </table:table-cell>
          <table:table-cell office:value-type="float" office:value="75651" calcext:value-type="float">
            <text:p>75651</text:p>
          </table:table-cell>
        </table:table-row>
        <table:table-row table:style-name="ro1">
          <table:table-cell office:value-type="float" office:value="50730408" calcext:value-type="float">
            <text:p>50730408</text:p>
          </table:table-cell>
          <table:table-cell office:value-type="float" office:value="29745" calcext:value-type="float">
            <text:p>29745</text:p>
          </table:table-cell>
        </table:table-row>
        <table:table-row table:style-name="ro1">
          <table:table-cell office:value-type="float" office:value="49913086" calcext:value-type="float">
            <text:p>49913086</text:p>
          </table:table-cell>
          <table:table-cell office:value-type="float" office:value="28071" calcext:value-type="float">
            <text:p>28071</text:p>
          </table:table-cell>
        </table:table-row>
        <table:table-row table:style-name="ro1">
          <table:table-cell office:value-type="float" office:value="49165796" calcext:value-type="float">
            <text:p>49165796</text:p>
          </table:table-cell>
          <table:table-cell office:value-type="float" office:value="40809" calcext:value-type="float">
            <text:p>40809</text:p>
          </table:table-cell>
        </table:table-row>
        <table:table-row table:style-name="ro1">
          <table:table-cell office:value-type="float" office:value="49861269" calcext:value-type="float">
            <text:p>49861269</text:p>
          </table:table-cell>
          <table:table-cell office:value-type="float" office:value="35349" calcext:value-type="float">
            <text:p>35349</text:p>
          </table:table-cell>
        </table:table-row>
        <table:table-row table:style-name="ro1">
          <table:table-cell office:value-type="float" office:value="50877481" calcext:value-type="float">
            <text:p>50877481</text:p>
          </table:table-cell>
          <table:table-cell office:value-type="float" office:value="71354" calcext:value-type="float">
            <text:p>71354</text:p>
          </table:table-cell>
        </table:table-row>
        <table:table-row table:style-name="ro1">
          <table:table-cell office:value-type="float" office:value="49802127" calcext:value-type="float">
            <text:p>49802127</text:p>
          </table:table-cell>
          <table:table-cell office:value-type="float" office:value="31811" calcext:value-type="float">
            <text:p>31811</text:p>
          </table:table-cell>
        </table:table-row>
        <table:table-row table:style-name="ro1">
          <table:table-cell office:value-type="float" office:value="49912541" calcext:value-type="float">
            <text:p>49912541</text:p>
          </table:table-cell>
          <table:table-cell office:value-type="float" office:value="42960" calcext:value-type="float">
            <text:p>42960</text:p>
          </table:table-cell>
        </table:table-row>
        <table:table-row table:style-name="ro1">
          <table:table-cell office:value-type="float" office:value="49294361" calcext:value-type="float">
            <text:p>49294361</text:p>
          </table:table-cell>
          <table:table-cell office:value-type="float" office:value="34377" calcext:value-type="float">
            <text:p>34377</text:p>
          </table:table-cell>
        </table:table-row>
        <table:table-row table:style-name="ro1">
          <table:table-cell office:value-type="float" office:value="50582052" calcext:value-type="float">
            <text:p>50582052</text:p>
          </table:table-cell>
          <table:table-cell office:value-type="float" office:value="30998" calcext:value-type="float">
            <text:p>30998</text:p>
          </table:table-cell>
        </table:table-row>
        <table:table-row table:style-name="ro1">
          <table:table-cell office:value-type="float" office:value="49795856" calcext:value-type="float">
            <text:p>49795856</text:p>
          </table:table-cell>
          <table:table-cell office:value-type="float" office:value="48093" calcext:value-type="float">
            <text:p>48093</text:p>
          </table:table-cell>
        </table:table-row>
        <table:table-row table:style-name="ro1">
          <table:table-cell office:value-type="float" office:value="49746727" calcext:value-type="float">
            <text:p>49746727</text:p>
          </table:table-cell>
          <table:table-cell office:value-type="float" office:value="21717" calcext:value-type="float">
            <text:p>21717</text:p>
          </table:table-cell>
        </table:table-row>
        <table:table-row table:style-name="ro1">
          <table:table-cell office:value-type="float" office:value="50181814" calcext:value-type="float">
            <text:p>50181814</text:p>
          </table:table-cell>
          <table:table-cell office:value-type="float" office:value="23840" calcext:value-type="float">
            <text:p>23840</text:p>
          </table:table-cell>
        </table:table-row>
        <table:table-row table:style-name="ro1">
          <table:table-cell office:value-type="float" office:value="49939220" calcext:value-type="float">
            <text:p>49939220</text:p>
          </table:table-cell>
          <table:table-cell office:value-type="float" office:value="25519" calcext:value-type="float">
            <text:p>25519</text:p>
          </table:table-cell>
        </table:table-row>
        <table:table-row table:style-name="ro1">
          <table:table-cell office:value-type="float" office:value="50127369" calcext:value-type="float">
            <text:p>50127369</text:p>
          </table:table-cell>
          <table:table-cell office:value-type="float" office:value="38419" calcext:value-type="float">
            <text:p>38419</text:p>
          </table:table-cell>
        </table:table-row>
        <table:table-row table:style-name="ro1">
          <table:table-cell office:value-type="float" office:value="48936745" calcext:value-type="float">
            <text:p>48936745</text:p>
          </table:table-cell>
          <table:table-cell office:value-type="float" office:value="78911" calcext:value-type="float">
            <text:p>78911</text:p>
          </table:table-cell>
        </table:table-row>
        <table:table-row table:style-name="ro1">
          <table:table-cell office:value-type="float" office:value="50805590" calcext:value-type="float">
            <text:p>50805590</text:p>
          </table:table-cell>
          <table:table-cell office:value-type="float" office:value="28931" calcext:value-type="float">
            <text:p>28931</text:p>
          </table:table-cell>
        </table:table-row>
        <table:table-row table:style-name="ro1">
          <table:table-cell office:value-type="float" office:value="49913778" calcext:value-type="float">
            <text:p>49913778</text:p>
          </table:table-cell>
          <table:table-cell office:value-type="float" office:value="36997" calcext:value-type="float">
            <text:p>36997</text:p>
          </table:table-cell>
        </table:table-row>
        <table:table-row table:style-name="ro1">
          <table:table-cell office:value-type="float" office:value="49575093" calcext:value-type="float">
            <text:p>49575093</text:p>
          </table:table-cell>
          <table:table-cell office:value-type="float" office:value="25611" calcext:value-type="float">
            <text:p>25611</text:p>
          </table:table-cell>
        </table:table-row>
        <table:table-row table:style-name="ro1">
          <table:table-cell office:value-type="float" office:value="50172745" calcext:value-type="float">
            <text:p>50172745</text:p>
          </table:table-cell>
          <table:table-cell office:value-type="float" office:value="41266" calcext:value-type="float">
            <text:p>41266</text:p>
          </table:table-cell>
        </table:table-row>
        <table:table-row table:style-name="ro1">
          <table:table-cell office:value-type="float" office:value="49784835" calcext:value-type="float">
            <text:p>49784835</text:p>
          </table:table-cell>
          <table:table-cell office:value-type="float" office:value="17597" calcext:value-type="float">
            <text:p>17597</text:p>
          </table:table-cell>
        </table:table-row>
        <table:table-row table:style-name="ro1">
          <table:table-cell office:value-type="float" office:value="50160648" calcext:value-type="float">
            <text:p>50160648</text:p>
          </table:table-cell>
          <table:table-cell office:value-type="float" office:value="688755" calcext:value-type="float">
            <text:p>688755</text:p>
          </table:table-cell>
        </table:table-row>
        <table:table-row table:style-name="ro1">
          <table:table-cell office:value-type="float" office:value="48704516" calcext:value-type="float">
            <text:p>48704516</text:p>
          </table:table-cell>
          <table:table-cell office:value-type="float" office:value="970259" calcext:value-type="float">
            <text:p>970259</text:p>
          </table:table-cell>
        </table:table-row>
        <table:table-row table:style-name="ro1">
          <table:table-cell office:value-type="float" office:value="48818170" calcext:value-type="float">
            <text:p>48818170</text:p>
          </table:table-cell>
          <table:table-cell office:value-type="float" office:value="607475" calcext:value-type="float">
            <text:p>607475</text:p>
          </table:table-cell>
        </table:table-row>
        <table:table-row table:style-name="ro1">
          <table:table-cell office:value-type="float" office:value="50015962" calcext:value-type="float">
            <text:p>50015962</text:p>
          </table:table-cell>
          <table:table-cell office:value-type="float" office:value="618642" calcext:value-type="float">
            <text:p>618642</text:p>
          </table:table-cell>
        </table:table-row>
        <table:table-row table:style-name="ro1">
          <table:table-cell office:value-type="float" office:value="49333793" calcext:value-type="float">
            <text:p>49333793</text:p>
          </table:table-cell>
          <table:table-cell office:value-type="float" office:value="1254866" calcext:value-type="float">
            <text:p>1254866</text:p>
          </table:table-cell>
        </table:table-row>
        <table:table-row table:style-name="ro1">
          <table:table-cell office:value-type="float" office:value="48862595" calcext:value-type="float">
            <text:p>48862595</text:p>
          </table:table-cell>
          <table:table-cell office:value-type="float" office:value="615640" calcext:value-type="float">
            <text:p>615640</text:p>
          </table:table-cell>
        </table:table-row>
        <table:table-row table:style-name="ro1">
          <table:table-cell office:value-type="float" office:value="48897754" calcext:value-type="float">
            <text:p>48897754</text:p>
          </table:table-cell>
          <table:table-cell office:value-type="float" office:value="1886618" calcext:value-type="float">
            <text:p>1886618</text:p>
          </table:table-cell>
        </table:table-row>
        <table:table-row table:style-name="ro1">
          <table:table-cell office:value-type="float" office:value="122597066" calcext:value-type="float">
            <text:p>122597066</text:p>
          </table:table-cell>
          <table:table-cell office:value-type="float" office:value="910479" calcext:value-type="float">
            <text:p>910479</text:p>
          </table:table-cell>
        </table:table-row>
        <table:table-row table:style-name="ro1">
          <table:table-cell office:value-type="float" office:value="46492384" calcext:value-type="float">
            <text:p>46492384</text:p>
          </table:table-cell>
          <table:table-cell office:value-type="float" office:value="735571" calcext:value-type="float">
            <text:p>735571</text:p>
          </table:table-cell>
        </table:table-row>
        <table:table-row table:style-name="ro1">
          <table:table-cell office:value-type="float" office:value="47875842" calcext:value-type="float">
            <text:p>47875842</text:p>
          </table:table-cell>
          <table:table-cell office:value-type="float" office:value="773597" calcext:value-type="float">
            <text:p>773597</text:p>
          </table:table-cell>
        </table:table-row>
        <table:table-row table:style-name="ro1">
          <table:table-cell office:value-type="float" office:value="61749634" calcext:value-type="float">
            <text:p>61749634</text:p>
          </table:table-cell>
          <table:table-cell office:value-type="float" office:value="6636936" calcext:value-type="float">
            <text:p>6636936</text:p>
          </table:table-cell>
        </table:table-row>
        <table:table-row table:style-name="ro1">
          <table:table-cell office:value-type="float" office:value="33248161" calcext:value-type="float">
            <text:p>33248161</text:p>
          </table:table-cell>
          <table:table-cell office:value-type="float" office:value="6185167" calcext:value-type="float">
            <text:p>6185167</text:p>
          </table:table-cell>
        </table:table-row>
        <table:table-row table:style-name="ro1">
          <table:table-cell office:value-type="float" office:value="35082704" calcext:value-type="float">
            <text:p>35082704</text:p>
          </table:table-cell>
          <table:table-cell office:value-type="float" office:value="3136365" calcext:value-type="float">
            <text:p>3136365</text:p>
          </table:table-cell>
        </table:table-row>
        <table:table-row table:style-name="ro1">
          <table:table-cell office:value-type="float" office:value="44768111" calcext:value-type="float">
            <text:p>44768111</text:p>
          </table:table-cell>
          <table:table-cell office:value-type="float" office:value="5103665" calcext:value-type="float">
            <text:p>5103665</text:p>
          </table:table-cell>
        </table:table-row>
        <table:table-row table:style-name="ro1">
          <table:table-cell office:value-type="float" office:value="42790067" calcext:value-type="float">
            <text:p>42790067</text:p>
          </table:table-cell>
          <table:table-cell office:value-type="float" office:value="10158888" calcext:value-type="float">
            <text:p>10158888</text:p>
          </table:table-cell>
        </table:table-row>
        <table:table-row table:style-name="ro1">
          <table:table-cell office:value-type="float" office:value="63813279" calcext:value-type="float">
            <text:p>63813279</text:p>
          </table:table-cell>
          <table:table-cell office:value-type="float" office:value="8333747" calcext:value-type="float">
            <text:p>8333747</text:p>
          </table:table-cell>
        </table:table-row>
        <table:table-row table:style-name="ro1">
          <table:table-cell office:value-type="float" office:value="115016733" calcext:value-type="float">
            <text:p>115016733</text:p>
          </table:table-cell>
          <table:table-cell office:value-type="float" office:value="6460049" calcext:value-type="float">
            <text:p>6460049</text:p>
          </table:table-cell>
        </table:table-row>
        <table:table-row table:style-name="ro1">
          <table:table-cell office:value-type="float" office:value="41167438" calcext:value-type="float">
            <text:p>41167438</text:p>
          </table:table-cell>
          <table:table-cell office:value-type="float" office:value="11203541" calcext:value-type="float">
            <text:p>11203541</text:p>
          </table:table-cell>
        </table:table-row>
        <table:table-row table:style-name="ro1">
          <table:table-cell office:value-type="float" office:value="36653241" calcext:value-type="float">
            <text:p>36653241</text:p>
          </table:table-cell>
          <table:table-cell office:value-type="float" office:value="7676975" calcext:value-type="float">
            <text:p>7676975</text:p>
          </table:table-cell>
        </table:table-row>
        <table:table-row table:style-name="ro1">
          <table:table-cell office:value-type="float" office:value="39960346" calcext:value-type="float">
            <text:p>39960346</text:p>
          </table:table-cell>
          <table:table-cell office:value-type="float" office:value="2003916" calcext:value-type="float">
            <text:p>2003916</text:p>
          </table:table-cell>
        </table:table-row>
        <table:table-row table:style-name="ro1">
          <table:table-cell office:value-type="float" office:value="47321574" calcext:value-type="float">
            <text:p>47321574</text:p>
          </table:table-cell>
          <table:table-cell office:value-type="float" office:value="777495" calcext:value-type="float">
            <text:p>777495</text:p>
          </table:table-cell>
        </table:table-row>
        <table:table-row table:style-name="ro1">
          <table:table-cell office:value-type="float" office:value="49526438" calcext:value-type="float">
            <text:p>49526438</text:p>
          </table:table-cell>
          <table:table-cell office:value-type="float" office:value="743148" calcext:value-type="float">
            <text:p>743148</text:p>
          </table:table-cell>
        </table:table-row>
        <table:table-row table:style-name="ro1">
          <table:table-cell office:value-type="float" office:value="48605359" calcext:value-type="float">
            <text:p>48605359</text:p>
          </table:table-cell>
          <table:table-cell office:value-type="float" office:value="1742026" calcext:value-type="float">
            <text:p>1742026</text:p>
          </table:table-cell>
        </table:table-row>
        <table:table-row table:style-name="ro1">
          <table:table-cell office:value-type="float" office:value="48907849" calcext:value-type="float">
            <text:p>48907849</text:p>
          </table:table-cell>
          <table:table-cell office:value-type="float" office:value="734996" calcext:value-type="float">
            <text:p>734996</text:p>
          </table:table-cell>
        </table:table-row>
        <table:table-row table:style-name="ro1">
          <table:table-cell office:value-type="float" office:value="49127916" calcext:value-type="float">
            <text:p>49127916</text:p>
          </table:table-cell>
          <table:table-cell office:value-type="float" office:value="678828" calcext:value-type="float">
            <text:p>678828</text:p>
          </table:table-cell>
        </table:table-row>
        <table:table-row table:style-name="ro1">
          <table:table-cell office:value-type="float" office:value="48901270" calcext:value-type="float">
            <text:p>48901270</text:p>
          </table:table-cell>
          <table:table-cell office:value-type="float" office:value="8650586" calcext:value-type="float">
            <text:p>8650586</text:p>
          </table:table-cell>
        </table:table-row>
        <table:table-row table:style-name="ro1">
          <table:table-cell office:value-type="float" office:value="164259518" calcext:value-type="float">
            <text:p>164259518</text:p>
          </table:table-cell>
          <table:table-cell office:value-type="float" office:value="5920850" calcext:value-type="float">
            <text:p>5920850</text:p>
          </table:table-cell>
        </table:table-row>
        <table:table-row table:style-name="ro1">
          <table:table-cell office:value-type="float" office:value="42630175" calcext:value-type="float">
            <text:p>42630175</text:p>
          </table:table-cell>
          <table:table-cell office:value-type="float" office:value="6429697" calcext:value-type="float">
            <text:p>6429697</text:p>
          </table:table-cell>
        </table:table-row>
        <table:table-row table:style-name="ro1">
          <table:table-cell office:value-type="float" office:value="41828750" calcext:value-type="float">
            <text:p>41828750</text:p>
          </table:table-cell>
          <table:table-cell office:value-type="float" office:value="10411890" calcext:value-type="float">
            <text:p>10411890</text:p>
          </table:table-cell>
        </table:table-row>
        <table:table-row table:style-name="ro1">
          <table:table-cell office:value-type="float" office:value="119513552" calcext:value-type="float">
            <text:p>119513552</text:p>
          </table:table-cell>
          <table:table-cell office:value-type="float" office:value="9240012" calcext:value-type="float">
            <text:p>9240012</text:p>
          </table:table-cell>
        </table:table-row>
        <table:table-row table:style-name="ro1">
          <table:table-cell office:value-type="float" office:value="41491887" calcext:value-type="float">
            <text:p>41491887</text:p>
          </table:table-cell>
          <table:table-cell office:value-type="float" office:value="3076587" calcext:value-type="float">
            <text:p>3076587</text:p>
          </table:table-cell>
        </table:table-row>
        <table:table-row table:style-name="ro1">
          <table:table-cell office:value-type="float" office:value="46711690" calcext:value-type="float">
            <text:p>46711690</text:p>
          </table:table-cell>
          <table:table-cell office:value-type="float" office:value="2566627" calcext:value-type="float">
            <text:p>2566627</text:p>
          </table:table-cell>
        </table:table-row>
        <table:table-row table:style-name="ro1">
          <table:table-cell office:value-type="float" office:value="47448560" calcext:value-type="float">
            <text:p>47448560</text:p>
          </table:table-cell>
          <table:table-cell office:value-type="float" office:value="3258509" calcext:value-type="float">
            <text:p>3258509</text:p>
          </table:table-cell>
        </table:table-row>
        <table:table-row table:style-name="ro1">
          <table:table-cell office:value-type="float" office:value="46277322" calcext:value-type="float">
            <text:p>46277322</text:p>
          </table:table-cell>
          <table:table-cell office:value-type="float" office:value="3298440" calcext:value-type="float">
            <text:p>3298440</text:p>
          </table:table-cell>
        </table:table-row>
        <table:table-row table:style-name="ro1">
          <table:table-cell office:value-type="float" office:value="88613700" calcext:value-type="float">
            <text:p>88613700</text:p>
          </table:table-cell>
          <table:table-cell office:value-type="float" office:value="7789063" calcext:value-type="float">
            <text:p>7789063</text:p>
          </table:table-cell>
        </table:table-row>
        <table:table-row table:style-name="ro1">
          <table:table-cell office:value-type="float" office:value="36741266" calcext:value-type="float">
            <text:p>36741266</text:p>
          </table:table-cell>
          <table:table-cell office:value-type="float" office:value="5316637" calcext:value-type="float">
            <text:p>5316637</text:p>
          </table:table-cell>
        </table:table-row>
        <table:table-row table:style-name="ro1">
          <table:table-cell office:value-type="float" office:value="33093085" calcext:value-type="float">
            <text:p>33093085</text:p>
          </table:table-cell>
          <table:table-cell office:value-type="float" office:value="1154847" calcext:value-type="float">
            <text:p>1154847</text:p>
          </table:table-cell>
        </table:table-row>
        <table:table-row table:style-name="ro1">
          <table:table-cell office:value-type="float" office:value="32597581" calcext:value-type="float">
            <text:p>32597581</text:p>
          </table:table-cell>
          <table:table-cell office:value-type="float" office:value="912581" calcext:value-type="float">
            <text:p>912581</text:p>
          </table:table-cell>
        </table:table-row>
        <table:table-row table:style-name="ro1">
          <table:table-cell office:value-type="float" office:value="40645659" calcext:value-type="float">
            <text:p>40645659</text:p>
          </table:table-cell>
          <table:table-cell office:value-type="float" office:value="1122175" calcext:value-type="float">
            <text:p>1122175</text:p>
          </table:table-cell>
        </table:table-row>
        <table:table-row table:style-name="ro1">
          <table:table-cell office:value-type="float" office:value="49258269" calcext:value-type="float">
            <text:p>49258269</text:p>
          </table:table-cell>
          <table:table-cell office:value-type="float" office:value="8101309" calcext:value-type="float">
            <text:p>8101309</text:p>
          </table:table-cell>
        </table:table-row>
        <table:table-row table:style-name="ro1">
          <table:table-cell office:value-type="float" office:value="41706593" calcext:value-type="float">
            <text:p>41706593</text:p>
          </table:table-cell>
          <table:table-cell office:value-type="float" office:value="7709345" calcext:value-type="float">
            <text:p>7709345</text:p>
          </table:table-cell>
        </table:table-row>
        <table:table-row table:style-name="ro1">
          <table:table-cell office:value-type="float" office:value="42114466" calcext:value-type="float">
            <text:p>42114466</text:p>
          </table:table-cell>
          <table:table-cell office:value-type="float" office:value="5473921" calcext:value-type="float">
            <text:p>5473921</text:p>
          </table:table-cell>
        </table:table-row>
        <table:table-row table:style-name="ro1">
          <table:table-cell office:value-type="float" office:value="104454232" calcext:value-type="float">
            <text:p>104454232</text:p>
          </table:table-cell>
          <table:table-cell office:value-type="float" office:value="6880492" calcext:value-type="float">
            <text:p>6880492</text:p>
          </table:table-cell>
        </table:table-row>
        <table:table-row table:style-name="ro1">
          <table:table-cell office:value-type="float" office:value="95639782" calcext:value-type="float">
            <text:p>95639782</text:p>
          </table:table-cell>
          <table:table-cell office:value-type="float" office:value="7249463" calcext:value-type="float">
            <text:p>7249463</text:p>
          </table:table-cell>
        </table:table-row>
        <table:table-row table:style-name="ro1">
          <table:table-cell office:value-type="float" office:value="66057141" calcext:value-type="float">
            <text:p>66057141</text:p>
          </table:table-cell>
          <table:table-cell office:value-type="float" office:value="12134086" calcext:value-type="float">
            <text:p>12134086</text:p>
          </table:table-cell>
        </table:table-row>
        <table:table-row table:style-name="ro1">
          <table:table-cell office:value-type="float" office:value="38449903" calcext:value-type="float">
            <text:p>38449903</text:p>
          </table:table-cell>
          <table:table-cell office:value-type="float" office:value="6093117" calcext:value-type="float">
            <text:p>6093117</text:p>
          </table:table-cell>
        </table:table-row>
        <table:table-row table:style-name="ro1">
          <table:table-cell office:value-type="float" office:value="33129267" calcext:value-type="float">
            <text:p>33129267</text:p>
          </table:table-cell>
          <table:table-cell office:value-type="float" office:value="2946936" calcext:value-type="float">
            <text:p>2946936</text:p>
          </table:table-cell>
        </table:table-row>
        <table:table-row table:style-name="ro1">
          <table:table-cell office:value-type="float" office:value="25221741" calcext:value-type="float">
            <text:p>25221741</text:p>
          </table:table-cell>
          <table:table-cell office:value-type="float" office:value="5119989" calcext:value-type="float">
            <text:p>5119989</text:p>
          </table:table-cell>
        </table:table-row>
        <table:table-row table:style-name="ro1">
          <table:table-cell office:value-type="float" office:value="42470516" calcext:value-type="float">
            <text:p>42470516</text:p>
          </table:table-cell>
          <table:table-cell office:value-type="float" office:value="5021604" calcext:value-type="float">
            <text:p>5021604</text:p>
          </table:table-cell>
        </table:table-row>
        <table:table-row table:style-name="ro1">
          <table:table-cell office:value-type="float" office:value="43586643" calcext:value-type="float">
            <text:p>43586643</text:p>
          </table:table-cell>
          <table:table-cell office:value-type="float" office:value="9990715" calcext:value-type="float">
            <text:p>9990715</text:p>
          </table:table-cell>
        </table:table-row>
        <table:table-row table:style-name="ro1">
          <table:table-cell office:value-type="float" office:value="95356402" calcext:value-type="float">
            <text:p>95356402</text:p>
          </table:table-cell>
          <table:table-cell office:value-type="float" office:value="14019421" calcext:value-type="float">
            <text:p>14019421</text:p>
          </table:table-cell>
        </table:table-row>
        <table:table-row table:style-name="ro1">
          <table:table-cell office:value-type="float" office:value="88445205" calcext:value-type="float">
            <text:p>88445205</text:p>
          </table:table-cell>
          <table:table-cell office:value-type="float" office:value="15653187" calcext:value-type="float">
            <text:p>15653187</text:p>
          </table:table-cell>
        </table:table-row>
        <table:table-row table:style-name="ro1">
          <table:table-cell office:value-type="float" office:value="111721956" calcext:value-type="float">
            <text:p>111721956</text:p>
          </table:table-cell>
          <table:table-cell office:value-type="float" office:value="5557292" calcext:value-type="float">
            <text:p>5557292</text:p>
          </table:table-cell>
        </table:table-row>
        <table:table-row table:style-name="ro1">
          <table:table-cell office:value-type="float" office:value="46846923" calcext:value-type="float">
            <text:p>46846923</text:p>
          </table:table-cell>
          <table:table-cell office:value-type="float" office:value="2506718" calcext:value-type="float">
            <text:p>2506718</text:p>
          </table:table-cell>
        </table:table-row>
        <table:table-row table:style-name="ro1">
          <table:table-cell office:value-type="float" office:value="49400548" calcext:value-type="float">
            <text:p>49400548</text:p>
          </table:table-cell>
          <table:table-cell office:value-type="float" office:value="8471439" calcext:value-type="float">
            <text:p>8471439</text:p>
          </table:table-cell>
        </table:table-row>
        <table:table-row table:style-name="ro1">
          <table:table-cell office:value-type="float" office:value="78426276" calcext:value-type="float">
            <text:p>78426276</text:p>
          </table:table-cell>
          <table:table-cell office:value-type="float" office:value="8741897" calcext:value-type="float">
            <text:p>8741897</text:p>
          </table:table-cell>
        </table:table-row>
        <table:table-row table:style-name="ro1">
          <table:table-cell office:value-type="float" office:value="31276021" calcext:value-type="float">
            <text:p>31276021</text:p>
          </table:table-cell>
          <table:table-cell office:value-type="float" office:value="7808851" calcext:value-type="float">
            <text:p>7808851</text:p>
          </table:table-cell>
        </table:table-row>
        <table:table-row table:style-name="ro1">
          <table:table-cell office:value-type="float" office:value="23153401" calcext:value-type="float">
            <text:p>23153401</text:p>
          </table:table-cell>
          <table:table-cell office:value-type="float" office:value="1302832" calcext:value-type="float">
            <text:p>1302832</text:p>
          </table:table-cell>
        </table:table-row>
        <table:table-row table:style-name="ro1">
          <table:table-cell office:value-type="float" office:value="49070984" calcext:value-type="float">
            <text:p>49070984</text:p>
          </table:table-cell>
          <table:table-cell office:value-type="float" office:value="2810837" calcext:value-type="float">
            <text:p>2810837</text:p>
          </table:table-cell>
        </table:table-row>
        <table:table-row table:style-name="ro1">
          <table:table-cell office:value-type="float" office:value="49422937" calcext:value-type="float">
            <text:p>49422937</text:p>
          </table:table-cell>
          <table:table-cell office:value-type="float" office:value="2990585" calcext:value-type="float">
            <text:p>2990585</text:p>
          </table:table-cell>
        </table:table-row>
        <table:table-row table:style-name="ro1">
          <table:table-cell office:value-type="float" office:value="47028208" calcext:value-type="float">
            <text:p>47028208</text:p>
          </table:table-cell>
          <table:table-cell office:value-type="float" office:value="7064151" calcext:value-type="float">
            <text:p>7064151</text:p>
          </table:table-cell>
        </table:table-row>
        <table:table-row table:style-name="ro1">
          <table:table-cell office:value-type="float" office:value="42944476" calcext:value-type="float">
            <text:p>42944476</text:p>
          </table:table-cell>
          <table:table-cell office:value-type="float" office:value="4009385" calcext:value-type="float">
            <text:p>4009385</text:p>
          </table:table-cell>
        </table:table-row>
        <table:table-row table:style-name="ro1">
          <table:table-cell office:value-type="float" office:value="45341809" calcext:value-type="float">
            <text:p>45341809</text:p>
          </table:table-cell>
          <table:table-cell office:value-type="float" office:value="4544562" calcext:value-type="float">
            <text:p>4544562</text:p>
          </table:table-cell>
        </table:table-row>
        <table:table-row table:style-name="ro1">
          <table:table-cell office:value-type="float" office:value="45998055" calcext:value-type="float">
            <text:p>45998055</text:p>
          </table:table-cell>
          <table:table-cell office:value-type="float" office:value="934911" calcext:value-type="float">
            <text:p>934911</text:p>
          </table:table-cell>
        </table:table-row>
        <table:table-row table:style-name="ro1">
          <table:table-cell office:value-type="float" office:value="49227096" calcext:value-type="float">
            <text:p>49227096</text:p>
          </table:table-cell>
          <table:table-cell office:value-type="float" office:value="978373" calcext:value-type="float">
            <text:p>978373</text:p>
          </table:table-cell>
        </table:table-row>
        <table:table-row table:style-name="ro1">
          <table:table-cell office:value-type="float" office:value="48589233" calcext:value-type="float">
            <text:p>48589233</text:p>
          </table:table-cell>
          <table:table-cell office:value-type="float" office:value="796319" calcext:value-type="float">
            <text:p>796319</text:p>
          </table:table-cell>
        </table:table-row>
        <table:table-row table:style-name="ro1">
          <table:table-cell office:value-type="float" office:value="49360788" calcext:value-type="float">
            <text:p>49360788</text:p>
          </table:table-cell>
          <table:table-cell office:value-type="float" office:value="745742" calcext:value-type="float">
            <text:p>745742</text:p>
          </table:table-cell>
        </table:table-row>
        <table:table-row table:style-name="ro1">
          <table:table-cell office:value-type="float" office:value="48896030" calcext:value-type="float">
            <text:p>48896030</text:p>
          </table:table-cell>
          <table:table-cell office:value-type="float" office:value="765408" calcext:value-type="float">
            <text:p>765408</text:p>
          </table:table-cell>
        </table:table-row>
        <table:table-row table:style-name="ro1">
          <table:table-cell office:value-type="float" office:value="48806144" calcext:value-type="float">
            <text:p>48806144</text:p>
          </table:table-cell>
          <table:table-cell office:value-type="float" office:value="573087" calcext:value-type="float">
            <text:p>573087</text:p>
          </table:table-cell>
        </table:table-row>
        <table:table-row table:style-name="ro1">
          <table:table-cell office:value-type="float" office:value="49541970" calcext:value-type="float">
            <text:p>49541970</text:p>
          </table:table-cell>
          <table:table-cell office:value-type="float" office:value="613069" calcext:value-type="float">
            <text:p>613069</text:p>
          </table:table-cell>
        </table:table-row>
        <table:table-row table:style-name="ro1">
          <table:table-cell office:value-type="float" office:value="49307426" calcext:value-type="float">
            <text:p>49307426</text:p>
          </table:table-cell>
          <table:table-cell office:value-type="float" office:value="587487" calcext:value-type="float">
            <text:p>587487</text:p>
          </table:table-cell>
        </table:table-row>
        <table:table-row table:style-name="ro1">
          <table:table-cell office:value-type="float" office:value="49889475" calcext:value-type="float">
            <text:p>49889475</text:p>
          </table:table-cell>
          <table:table-cell office:value-type="float" office:value="989288" calcext:value-type="float">
            <text:p>989288</text:p>
          </table:table-cell>
        </table:table-row>
        <table:table-row table:style-name="ro1">
          <table:table-cell office:value-type="float" office:value="49335857" calcext:value-type="float">
            <text:p>49335857</text:p>
          </table:table-cell>
          <table:table-cell office:value-type="float" office:value="1256822" calcext:value-type="float">
            <text:p>1256822</text:p>
          </table:table-cell>
        </table:table-row>
        <table:table-row table:style-name="ro1">
          <table:table-cell office:value-type="float" office:value="48165095" calcext:value-type="float">
            <text:p>48165095</text:p>
          </table:table-cell>
          <table:table-cell office:value-type="float" office:value="557039" calcext:value-type="float">
            <text:p>557039</text:p>
          </table:table-cell>
        </table:table-row>
        <table:table-row table:style-name="ro1">
          <table:table-cell office:value-type="float" office:value="49930782" calcext:value-type="float">
            <text:p>49930782</text:p>
          </table:table-cell>
          <table:table-cell office:value-type="float" office:value="546083" calcext:value-type="float">
            <text:p>546083</text:p>
          </table:table-cell>
        </table:table-row>
        <table:table-row table:style-name="ro1">
          <table:table-cell office:value-type="float" office:value="49119518" calcext:value-type="float">
            <text:p>49119518</text:p>
          </table:table-cell>
          <table:table-cell office:value-type="float" office:value="717594" calcext:value-type="float">
            <text:p>717594</text:p>
          </table:table-cell>
        </table:table-row>
        <table:table-row table:style-name="ro1">
          <table:table-cell office:value-type="float" office:value="49697457" calcext:value-type="float">
            <text:p>49697457</text:p>
          </table:table-cell>
          <table:table-cell office:value-type="float" office:value="598538" calcext:value-type="float">
            <text:p>598538</text:p>
          </table:table-cell>
        </table:table-row>
        <table:table-row table:style-name="ro1">
          <table:table-cell office:value-type="float" office:value="48581715" calcext:value-type="float">
            <text:p>48581715</text:p>
          </table:table-cell>
          <table:table-cell office:value-type="float" office:value="583373" calcext:value-type="float">
            <text:p>583373</text:p>
          </table:table-cell>
        </table:table-row>
        <table:table-row table:style-name="ro1">
          <table:table-cell office:value-type="float" office:value="49667854" calcext:value-type="float">
            <text:p>49667854</text:p>
          </table:table-cell>
          <table:table-cell office:value-type="float" office:value="1085749" calcext:value-type="float">
            <text:p>1085749</text:p>
          </table:table-cell>
        </table:table-row>
        <table:table-row table:style-name="ro1">
          <table:table-cell office:value-type="float" office:value="49423996" calcext:value-type="float">
            <text:p>49423996</text:p>
          </table:table-cell>
          <table:table-cell office:value-type="float" office:value="4692310" calcext:value-type="float">
            <text:p>4692310</text:p>
          </table:table-cell>
        </table:table-row>
        <table:table-row table:style-name="ro1">
          <table:table-cell office:value-type="float" office:value="45139262" calcext:value-type="float">
            <text:p>45139262</text:p>
          </table:table-cell>
          <table:table-cell office:value-type="float" office:value="879610" calcext:value-type="float">
            <text:p>879610</text:p>
          </table:table-cell>
        </table:table-row>
        <table:table-row table:style-name="ro1">
          <table:table-cell office:value-type="float" office:value="49075088" calcext:value-type="float">
            <text:p>49075088</text:p>
          </table:table-cell>
          <table:table-cell office:value-type="float" office:value="727450" calcext:value-type="float">
            <text:p>727450</text:p>
          </table:table-cell>
        </table:table-row>
        <table:table-row table:style-name="ro1">
          <table:table-cell office:value-type="float" office:value="49144627" calcext:value-type="float">
            <text:p>49144627</text:p>
          </table:table-cell>
          <table:table-cell office:value-type="float" office:value="2666631" calcext:value-type="float">
            <text:p>2666631</text:p>
          </table:table-cell>
        </table:table-row>
        <table:table-row table:style-name="ro1">
          <table:table-cell office:value-type="float" office:value="46853068" calcext:value-type="float">
            <text:p>46853068</text:p>
          </table:table-cell>
          <table:table-cell office:value-type="float" office:value="558689" calcext:value-type="float">
            <text:p>558689</text:p>
          </table:table-cell>
        </table:table-row>
        <table:table-row table:style-name="ro1">
          <table:table-cell office:value-type="float" office:value="49959155" calcext:value-type="float">
            <text:p>49959155</text:p>
          </table:table-cell>
          <table:table-cell office:value-type="float" office:value="541412" calcext:value-type="float">
            <text:p>541412</text:p>
          </table:table-cell>
        </table:table-row>
        <table:table-row table:style-name="ro1">
          <table:table-cell office:value-type="float" office:value="49205706" calcext:value-type="float">
            <text:p>49205706</text:p>
          </table:table-cell>
          <table:table-cell office:value-type="float" office:value="557397" calcext:value-type="float">
            <text:p>557397</text:p>
          </table:table-cell>
        </table:table-row>
      </table:table>
      <table:table table:name="test_8" table:style-name="ta1">
        <table:shapes>
          <draw:frame draw:z-index="0" draw:style-name="gr1" draw:text-style-name="P1" svg:width="159.99mm" svg:height="89.99mm" svg:x="72.35mm" svg:y="30.22mm">
            <loext:p draw:notify-on-update-of-ranges="test_8.A1:test_8.A173 test_8.B1:test_8.B17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number-columns-repeated="2" table:default-cell-style-name="Default"/>
        <table:table-row table:style-name="ro1">
          <table:table-cell office:value-type="float" office:value="51836628" calcext:value-type="float">
            <text:p>51836628</text:p>
          </table:table-cell>
          <table:table-cell office:value-type="float" office:value="17588" calcext:value-type="float">
            <text:p>17588</text:p>
          </table:table-cell>
        </table:table-row>
        <table:table-row table:style-name="ro1">
          <table:table-cell office:value-type="float" office:value="52131044" calcext:value-type="float">
            <text:p>52131044</text:p>
          </table:table-cell>
          <table:table-cell office:value-type="float" office:value="16827" calcext:value-type="float">
            <text:p>16827</text:p>
          </table:table-cell>
        </table:table-row>
        <table:table-row table:style-name="ro1">
          <table:table-cell office:value-type="float" office:value="52105690" calcext:value-type="float">
            <text:p>52105690</text:p>
          </table:table-cell>
          <table:table-cell office:value-type="float" office:value="56814" calcext:value-type="float">
            <text:p>56814</text:p>
          </table:table-cell>
        </table:table-row>
        <table:table-row table:style-name="ro1">
          <table:table-cell office:value-type="float" office:value="49110845" calcext:value-type="float">
            <text:p>49110845</text:p>
          </table:table-cell>
          <table:table-cell office:value-type="float" office:value="25017" calcext:value-type="float">
            <text:p>25017</text:p>
          </table:table-cell>
        </table:table-row>
        <table:table-row table:style-name="ro1">
          <table:table-cell office:value-type="float" office:value="50177572" calcext:value-type="float">
            <text:p>50177572</text:p>
          </table:table-cell>
          <table:table-cell office:value-type="float" office:value="24808" calcext:value-type="float">
            <text:p>24808</text:p>
          </table:table-cell>
        </table:table-row>
        <table:table-row table:style-name="ro1">
          <table:table-cell office:value-type="float" office:value="50164310" calcext:value-type="float">
            <text:p>50164310</text:p>
          </table:table-cell>
          <table:table-cell office:value-type="float" office:value="17883" calcext:value-type="float">
            <text:p>17883</text:p>
          </table:table-cell>
        </table:table-row>
        <table:table-row table:style-name="ro1">
          <table:table-cell office:value-type="float" office:value="50121394" calcext:value-type="float">
            <text:p>50121394</text:p>
          </table:table-cell>
          <table:table-cell office:value-type="float" office:value="16243" calcext:value-type="float">
            <text:p>16243</text:p>
          </table:table-cell>
        </table:table-row>
        <table:table-row table:style-name="ro1">
          <table:table-cell office:value-type="float" office:value="50112081" calcext:value-type="float">
            <text:p>50112081</text:p>
          </table:table-cell>
          <table:table-cell office:value-type="float" office:value="32223" calcext:value-type="float">
            <text:p>32223</text:p>
          </table:table-cell>
        </table:table-row>
        <table:table-row table:style-name="ro1">
          <table:table-cell office:value-type="float" office:value="49158061" calcext:value-type="float">
            <text:p>49158061</text:p>
          </table:table-cell>
          <table:table-cell office:value-type="float" office:value="18021" calcext:value-type="float">
            <text:p>18021</text:p>
          </table:table-cell>
        </table:table-row>
        <table:table-row table:style-name="ro1">
          <table:table-cell office:value-type="float" office:value="50155900" calcext:value-type="float">
            <text:p>50155900</text:p>
          </table:table-cell>
          <table:table-cell office:value-type="float" office:value="17517" calcext:value-type="float">
            <text:p>17517</text:p>
          </table:table-cell>
        </table:table-row>
        <table:table-row table:style-name="ro1">
          <table:table-cell office:value-type="float" office:value="50240968" calcext:value-type="float">
            <text:p>50240968</text:p>
          </table:table-cell>
          <table:table-cell office:value-type="float" office:value="15956" calcext:value-type="float">
            <text:p>15956</text:p>
          </table:table-cell>
        </table:table-row>
        <table:table-row table:style-name="ro1">
          <table:table-cell office:value-type="float" office:value="49990784" calcext:value-type="float">
            <text:p>49990784</text:p>
          </table:table-cell>
          <table:table-cell office:value-type="float" office:value="11835" calcext:value-type="float">
            <text:p>11835</text:p>
          </table:table-cell>
        </table:table-row>
        <table:table-row table:style-name="ro1">
          <table:table-cell office:value-type="float" office:value="50069739" calcext:value-type="float">
            <text:p>50069739</text:p>
          </table:table-cell>
          <table:table-cell office:value-type="float" office:value="29641" calcext:value-type="float">
            <text:p>29641</text:p>
          </table:table-cell>
        </table:table-row>
        <table:table-row table:style-name="ro1">
          <table:table-cell office:value-type="float" office:value="49961113" calcext:value-type="float">
            <text:p>49961113</text:p>
          </table:table-cell>
          <table:table-cell office:value-type="float" office:value="14718" calcext:value-type="float">
            <text:p>14718</text:p>
          </table:table-cell>
        </table:table-row>
        <table:table-row table:style-name="ro1">
          <table:table-cell office:value-type="float" office:value="50124776" calcext:value-type="float">
            <text:p>50124776</text:p>
          </table:table-cell>
          <table:table-cell office:value-type="float" office:value="16069" calcext:value-type="float">
            <text:p>16069</text:p>
          </table:table-cell>
        </table:table-row>
        <table:table-row table:style-name="ro1">
          <table:table-cell office:value-type="float" office:value="50082014" calcext:value-type="float">
            <text:p>50082014</text:p>
          </table:table-cell>
          <table:table-cell office:value-type="float" office:value="16969" calcext:value-type="float">
            <text:p>16969</text:p>
          </table:table-cell>
        </table:table-row>
        <table:table-row table:style-name="ro1">
          <table:table-cell office:value-type="float" office:value="49950631" calcext:value-type="float">
            <text:p>49950631</text:p>
          </table:table-cell>
          <table:table-cell office:value-type="float" office:value="33168" calcext:value-type="float">
            <text:p>33168</text:p>
          </table:table-cell>
        </table:table-row>
        <table:table-row table:style-name="ro1">
          <table:table-cell office:value-type="float" office:value="49883455" calcext:value-type="float">
            <text:p>49883455</text:p>
          </table:table-cell>
          <table:table-cell office:value-type="float" office:value="14235" calcext:value-type="float">
            <text:p>14235</text:p>
          </table:table-cell>
        </table:table-row>
        <table:table-row table:style-name="ro1">
          <table:table-cell office:value-type="float" office:value="50062383" calcext:value-type="float">
            <text:p>50062383</text:p>
          </table:table-cell>
          <table:table-cell office:value-type="float" office:value="17735" calcext:value-type="float">
            <text:p>17735</text:p>
          </table:table-cell>
        </table:table-row>
        <table:table-row table:style-name="ro1">
          <table:table-cell office:value-type="float" office:value="49939243" calcext:value-type="float">
            <text:p>49939243</text:p>
          </table:table-cell>
          <table:table-cell office:value-type="float" office:value="17845" calcext:value-type="float">
            <text:p>17845</text:p>
          </table:table-cell>
        </table:table-row>
        <table:table-row table:style-name="ro1">
          <table:table-cell office:value-type="float" office:value="49008216" calcext:value-type="float">
            <text:p>49008216</text:p>
          </table:table-cell>
          <table:table-cell office:value-type="float" office:value="11557" calcext:value-type="float">
            <text:p>11557</text:p>
          </table:table-cell>
        </table:table-row>
        <table:table-row table:style-name="ro1">
          <table:table-cell office:value-type="float" office:value="50182403" calcext:value-type="float">
            <text:p>50182403</text:p>
          </table:table-cell>
          <table:table-cell office:value-type="float" office:value="31832" calcext:value-type="float">
            <text:p>31832</text:p>
          </table:table-cell>
        </table:table-row>
        <table:table-row table:style-name="ro1">
          <table:table-cell office:value-type="float" office:value="50719285" calcext:value-type="float">
            <text:p>50719285</text:p>
          </table:table-cell>
          <table:table-cell office:value-type="float" office:value="16731" calcext:value-type="float">
            <text:p>16731</text:p>
          </table:table-cell>
        </table:table-row>
        <table:table-row table:style-name="ro1">
          <table:table-cell office:value-type="float" office:value="49965369" calcext:value-type="float">
            <text:p>49965369</text:p>
          </table:table-cell>
          <table:table-cell office:value-type="float" office:value="21882" calcext:value-type="float">
            <text:p>21882</text:p>
          </table:table-cell>
        </table:table-row>
        <table:table-row table:style-name="ro1">
          <table:table-cell office:value-type="float" office:value="49945316" calcext:value-type="float">
            <text:p>49945316</text:p>
          </table:table-cell>
          <table:table-cell office:value-type="float" office:value="16749" calcext:value-type="float">
            <text:p>16749</text:p>
          </table:table-cell>
        </table:table-row>
        <table:table-row table:style-name="ro1">
          <table:table-cell office:value-type="float" office:value="49962822" calcext:value-type="float">
            <text:p>49962822</text:p>
          </table:table-cell>
          <table:table-cell office:value-type="float" office:value="30858" calcext:value-type="float">
            <text:p>30858</text:p>
          </table:table-cell>
        </table:table-row>
        <table:table-row table:style-name="ro1">
          <table:table-cell office:value-type="float" office:value="49796914" calcext:value-type="float">
            <text:p>49796914</text:p>
          </table:table-cell>
          <table:table-cell office:value-type="float" office:value="22877" calcext:value-type="float">
            <text:p>22877</text:p>
          </table:table-cell>
        </table:table-row>
        <table:table-row table:style-name="ro1">
          <table:table-cell office:value-type="float" office:value="50183942" calcext:value-type="float">
            <text:p>50183942</text:p>
          </table:table-cell>
          <table:table-cell office:value-type="float" office:value="16349" calcext:value-type="float">
            <text:p>16349</text:p>
          </table:table-cell>
        </table:table-row>
        <table:table-row table:style-name="ro1">
          <table:table-cell office:value-type="float" office:value="49165602" calcext:value-type="float">
            <text:p>49165602</text:p>
          </table:table-cell>
          <table:table-cell office:value-type="float" office:value="16869" calcext:value-type="float">
            <text:p>16869</text:p>
          </table:table-cell>
        </table:table-row>
        <table:table-row table:style-name="ro1">
          <table:table-cell office:value-type="float" office:value="50165750" calcext:value-type="float">
            <text:p>50165750</text:p>
          </table:table-cell>
          <table:table-cell office:value-type="float" office:value="16357" calcext:value-type="float">
            <text:p>16357</text:p>
          </table:table-cell>
        </table:table-row>
        <table:table-row table:style-name="ro1">
          <table:table-cell office:value-type="float" office:value="50127550" calcext:value-type="float">
            <text:p>50127550</text:p>
          </table:table-cell>
          <table:table-cell office:value-type="float" office:value="42103" calcext:value-type="float">
            <text:p>42103</text:p>
          </table:table-cell>
        </table:table-row>
        <table:table-row table:style-name="ro1">
          <table:table-cell office:value-type="float" office:value="50149043" calcext:value-type="float">
            <text:p>50149043</text:p>
          </table:table-cell>
          <table:table-cell office:value-type="float" office:value="17349" calcext:value-type="float">
            <text:p>17349</text:p>
          </table:table-cell>
        </table:table-row>
        <table:table-row table:style-name="ro1">
          <table:table-cell office:value-type="float" office:value="49453297" calcext:value-type="float">
            <text:p>49453297</text:p>
          </table:table-cell>
          <table:table-cell office:value-type="float" office:value="15557" calcext:value-type="float">
            <text:p>15557</text:p>
          </table:table-cell>
        </table:table-row>
        <table:table-row table:style-name="ro1">
          <table:table-cell office:value-type="float" office:value="50639639" calcext:value-type="float">
            <text:p>50639639</text:p>
          </table:table-cell>
          <table:table-cell office:value-type="float" office:value="18074" calcext:value-type="float">
            <text:p>18074</text:p>
          </table:table-cell>
        </table:table-row>
        <table:table-row table:style-name="ro1">
          <table:table-cell office:value-type="float" office:value="49777062" calcext:value-type="float">
            <text:p>49777062</text:p>
          </table:table-cell>
          <table:table-cell office:value-type="float" office:value="15068" calcext:value-type="float">
            <text:p>15068</text:p>
          </table:table-cell>
        </table:table-row>
        <table:table-row table:style-name="ro1">
          <table:table-cell office:value-type="float" office:value="50156385" calcext:value-type="float">
            <text:p>50156385</text:p>
          </table:table-cell>
          <table:table-cell office:value-type="float" office:value="32895" calcext:value-type="float">
            <text:p>32895</text:p>
          </table:table-cell>
        </table:table-row>
        <table:table-row table:style-name="ro1">
          <table:table-cell office:value-type="float" office:value="49958223" calcext:value-type="float">
            <text:p>49958223</text:p>
          </table:table-cell>
          <table:table-cell office:value-type="float" office:value="18733" calcext:value-type="float">
            <text:p>18733</text:p>
          </table:table-cell>
        </table:table-row>
        <table:table-row table:style-name="ro1">
          <table:table-cell office:value-type="float" office:value="49944313" calcext:value-type="float">
            <text:p>49944313</text:p>
          </table:table-cell>
          <table:table-cell office:value-type="float" office:value="16568" calcext:value-type="float">
            <text:p>16568</text:p>
          </table:table-cell>
        </table:table-row>
        <table:table-row table:style-name="ro1">
          <table:table-cell office:value-type="float" office:value="49157771" calcext:value-type="float">
            <text:p>49157771</text:p>
          </table:table-cell>
          <table:table-cell office:value-type="float" office:value="19481" calcext:value-type="float">
            <text:p>19481</text:p>
          </table:table-cell>
        </table:table-row>
        <table:table-row table:style-name="ro1">
          <table:table-cell office:value-type="float" office:value="50764444" calcext:value-type="float">
            <text:p>50764444</text:p>
          </table:table-cell>
          <table:table-cell office:value-type="float" office:value="16959" calcext:value-type="float">
            <text:p>16959</text:p>
          </table:table-cell>
        </table:table-row>
        <table:table-row table:style-name="ro1">
          <table:table-cell office:value-type="float" office:value="49965196" calcext:value-type="float">
            <text:p>49965196</text:p>
          </table:table-cell>
          <table:table-cell office:value-type="float" office:value="33148" calcext:value-type="float">
            <text:p>33148</text:p>
          </table:table-cell>
        </table:table-row>
        <table:table-row table:style-name="ro1">
          <table:table-cell office:value-type="float" office:value="49950346" calcext:value-type="float">
            <text:p>49950346</text:p>
          </table:table-cell>
          <table:table-cell office:value-type="float" office:value="17423" calcext:value-type="float">
            <text:p>17423</text:p>
          </table:table-cell>
        </table:table-row>
        <table:table-row table:style-name="ro1">
          <table:table-cell office:value-type="float" office:value="49968476" calcext:value-type="float">
            <text:p>49968476</text:p>
          </table:table-cell>
          <table:table-cell office:value-type="float" office:value="16788" calcext:value-type="float">
            <text:p>16788</text:p>
          </table:table-cell>
        </table:table-row>
        <table:table-row table:style-name="ro1">
          <table:table-cell office:value-type="float" office:value="49161074" calcext:value-type="float">
            <text:p>49161074</text:p>
          </table:table-cell>
          <table:table-cell office:value-type="float" office:value="17895" calcext:value-type="float">
            <text:p>17895</text:p>
          </table:table-cell>
        </table:table-row>
        <table:table-row table:style-name="ro1">
          <table:table-cell office:value-type="float" office:value="50158022" calcext:value-type="float">
            <text:p>50158022</text:p>
          </table:table-cell>
          <table:table-cell office:value-type="float" office:value="18379" calcext:value-type="float">
            <text:p>18379</text:p>
          </table:table-cell>
        </table:table-row>
        <table:table-row table:style-name="ro1">
          <table:table-cell office:value-type="float" office:value="50624870" calcext:value-type="float">
            <text:p>50624870</text:p>
          </table:table-cell>
          <table:table-cell office:value-type="float" office:value="45260" calcext:value-type="float">
            <text:p>45260</text:p>
          </table:table-cell>
        </table:table-row>
        <table:table-row table:style-name="ro1">
          <table:table-cell office:value-type="float" office:value="49729015" calcext:value-type="float">
            <text:p>49729015</text:p>
          </table:table-cell>
          <table:table-cell office:value-type="float" office:value="17418" calcext:value-type="float">
            <text:p>17418</text:p>
          </table:table-cell>
        </table:table-row>
        <table:table-row table:style-name="ro1">
          <table:table-cell office:value-type="float" office:value="49647995" calcext:value-type="float">
            <text:p>49647995</text:p>
          </table:table-cell>
          <table:table-cell office:value-type="float" office:value="44939" calcext:value-type="float">
            <text:p>44939</text:p>
          </table:table-cell>
        </table:table-row>
        <table:table-row table:style-name="ro1">
          <table:table-cell office:value-type="float" office:value="49651076" calcext:value-type="float">
            <text:p>49651076</text:p>
          </table:table-cell>
          <table:table-cell office:value-type="float" office:value="29632" calcext:value-type="float">
            <text:p>29632</text:p>
          </table:table-cell>
        </table:table-row>
        <table:table-row table:style-name="ro1">
          <table:table-cell office:value-type="float" office:value="49865893" calcext:value-type="float">
            <text:p>49865893</text:p>
          </table:table-cell>
          <table:table-cell office:value-type="float" office:value="28838" calcext:value-type="float">
            <text:p>28838</text:p>
          </table:table-cell>
        </table:table-row>
        <table:table-row table:style-name="ro1">
          <table:table-cell office:value-type="float" office:value="50753041" calcext:value-type="float">
            <text:p>50753041</text:p>
          </table:table-cell>
          <table:table-cell office:value-type="float" office:value="58936" calcext:value-type="float">
            <text:p>58936</text:p>
          </table:table-cell>
        </table:table-row>
        <table:table-row table:style-name="ro1">
          <table:table-cell office:value-type="float" office:value="49151823" calcext:value-type="float">
            <text:p>49151823</text:p>
          </table:table-cell>
          <table:table-cell office:value-type="float" office:value="25777" calcext:value-type="float">
            <text:p>25777</text:p>
          </table:table-cell>
        </table:table-row>
        <table:table-row table:style-name="ro1">
          <table:table-cell office:value-type="float" office:value="50810415" calcext:value-type="float">
            <text:p>50810415</text:p>
          </table:table-cell>
          <table:table-cell office:value-type="float" office:value="43426" calcext:value-type="float">
            <text:p>43426</text:p>
          </table:table-cell>
        </table:table-row>
        <table:table-row table:style-name="ro1">
          <table:table-cell office:value-type="float" office:value="49543827" calcext:value-type="float">
            <text:p>49543827</text:p>
          </table:table-cell>
          <table:table-cell office:value-type="float" office:value="29424" calcext:value-type="float">
            <text:p>29424</text:p>
          </table:table-cell>
        </table:table-row>
        <table:table-row table:style-name="ro1">
          <table:table-cell office:value-type="float" office:value="49751185" calcext:value-type="float">
            <text:p>49751185</text:p>
          </table:table-cell>
          <table:table-cell office:value-type="float" office:value="32425" calcext:value-type="float">
            <text:p>32425</text:p>
          </table:table-cell>
        </table:table-row>
        <table:table-row table:style-name="ro1">
          <table:table-cell office:value-type="float" office:value="49711117" calcext:value-type="float">
            <text:p>49711117</text:p>
          </table:table-cell>
          <table:table-cell office:value-type="float" office:value="104516" calcext:value-type="float">
            <text:p>104516</text:p>
          </table:table-cell>
        </table:table-row>
        <table:table-row table:style-name="ro1">
          <table:table-cell office:value-type="float" office:value="49941988" calcext:value-type="float">
            <text:p>49941988</text:p>
          </table:table-cell>
          <table:table-cell office:value-type="float" office:value="83583" calcext:value-type="float">
            <text:p>83583</text:p>
          </table:table-cell>
        </table:table-row>
        <table:table-row table:style-name="ro1">
          <table:table-cell office:value-type="float" office:value="49722328" calcext:value-type="float">
            <text:p>49722328</text:p>
          </table:table-cell>
          <table:table-cell office:value-type="float" office:value="36184" calcext:value-type="float">
            <text:p>36184</text:p>
          </table:table-cell>
        </table:table-row>
        <table:table-row table:style-name="ro1">
          <table:table-cell office:value-type="float" office:value="49973824" calcext:value-type="float">
            <text:p>49973824</text:p>
          </table:table-cell>
          <table:table-cell office:value-type="float" office:value="39652" calcext:value-type="float">
            <text:p>39652</text:p>
          </table:table-cell>
        </table:table-row>
        <table:table-row table:style-name="ro1">
          <table:table-cell office:value-type="float" office:value="49906287" calcext:value-type="float">
            <text:p>49906287</text:p>
          </table:table-cell>
          <table:table-cell office:value-type="float" office:value="37923" calcext:value-type="float">
            <text:p>37923</text:p>
          </table:table-cell>
        </table:table-row>
        <table:table-row table:style-name="ro1">
          <table:table-cell office:value-type="float" office:value="49734649" calcext:value-type="float">
            <text:p>49734649</text:p>
          </table:table-cell>
          <table:table-cell office:value-type="float" office:value="89728" calcext:value-type="float">
            <text:p>89728</text:p>
          </table:table-cell>
        </table:table-row>
        <table:table-row table:style-name="ro1">
          <table:table-cell office:value-type="float" office:value="50241521" calcext:value-type="float">
            <text:p>50241521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 office:value-type="float" office:value="49917219" calcext:value-type="float">
            <text:p>49917219</text:p>
          </table:table-cell>
          <table:table-cell office:value-type="float" office:value="39848" calcext:value-type="float">
            <text:p>39848</text:p>
          </table:table-cell>
        </table:table-row>
        <table:table-row table:style-name="ro1">
          <table:table-cell office:value-type="float" office:value="49691617" calcext:value-type="float">
            <text:p>49691617</text:p>
          </table:table-cell>
          <table:table-cell office:value-type="float" office:value="34096" calcext:value-type="float">
            <text:p>34096</text:p>
          </table:table-cell>
        </table:table-row>
        <table:table-row table:style-name="ro1">
          <table:table-cell office:value-type="float" office:value="50096658" calcext:value-type="float">
            <text:p>50096658</text:p>
          </table:table-cell>
          <table:table-cell office:value-type="float" office:value="44653" calcext:value-type="float">
            <text:p>44653</text:p>
          </table:table-cell>
        </table:table-row>
        <table:table-row table:style-name="ro1">
          <table:table-cell office:value-type="float" office:value="49760139" calcext:value-type="float">
            <text:p>49760139</text:p>
          </table:table-cell>
          <table:table-cell office:value-type="float" office:value="132639" calcext:value-type="float">
            <text:p>132639</text:p>
          </table:table-cell>
        </table:table-row>
        <table:table-row table:style-name="ro1">
          <table:table-cell office:value-type="float" office:value="49768034" calcext:value-type="float">
            <text:p>49768034</text:p>
          </table:table-cell>
          <table:table-cell office:value-type="float" office:value="34363" calcext:value-type="float">
            <text:p>34363</text:p>
          </table:table-cell>
        </table:table-row>
        <table:table-row table:style-name="ro1">
          <table:table-cell office:value-type="float" office:value="49999645" calcext:value-type="float">
            <text:p>49999645</text:p>
          </table:table-cell>
          <table:table-cell office:value-type="float" office:value="37397" calcext:value-type="float">
            <text:p>37397</text:p>
          </table:table-cell>
        </table:table-row>
        <table:table-row table:style-name="ro1">
          <table:table-cell office:value-type="float" office:value="49999286" calcext:value-type="float">
            <text:p>49999286</text:p>
          </table:table-cell>
          <table:table-cell office:value-type="float" office:value="44778" calcext:value-type="float">
            <text:p>44778</text:p>
          </table:table-cell>
        </table:table-row>
        <table:table-row table:style-name="ro1">
          <table:table-cell office:value-type="float" office:value="49802528" calcext:value-type="float">
            <text:p>49802528</text:p>
          </table:table-cell>
          <table:table-cell office:value-type="float" office:value="35699" calcext:value-type="float">
            <text:p>35699</text:p>
          </table:table-cell>
        </table:table-row>
        <table:table-row table:style-name="ro1">
          <table:table-cell office:value-type="float" office:value="49856497" calcext:value-type="float">
            <text:p>49856497</text:p>
          </table:table-cell>
          <table:table-cell office:value-type="float" office:value="73414" calcext:value-type="float">
            <text:p>73414</text:p>
          </table:table-cell>
        </table:table-row>
        <table:table-row table:style-name="ro1">
          <table:table-cell office:value-type="float" office:value="50203172" calcext:value-type="float">
            <text:p>50203172</text:p>
          </table:table-cell>
          <table:table-cell office:value-type="float" office:value="28781" calcext:value-type="float">
            <text:p>28781</text:p>
          </table:table-cell>
        </table:table-row>
        <table:table-row table:style-name="ro1">
          <table:table-cell office:value-type="float" office:value="49641102" calcext:value-type="float">
            <text:p>49641102</text:p>
          </table:table-cell>
          <table:table-cell office:value-type="float" office:value="22379" calcext:value-type="float">
            <text:p>22379</text:p>
          </table:table-cell>
        </table:table-row>
        <table:table-row table:style-name="ro1">
          <table:table-cell office:value-type="float" office:value="50155140" calcext:value-type="float">
            <text:p>50155140</text:p>
          </table:table-cell>
          <table:table-cell office:value-type="float" office:value="553539" calcext:value-type="float">
            <text:p>553539</text:p>
          </table:table-cell>
        </table:table-row>
        <table:table-row table:style-name="ro1">
          <table:table-cell office:value-type="float" office:value="49313598" calcext:value-type="float">
            <text:p>49313598</text:p>
          </table:table-cell>
          <table:table-cell office:value-type="float" office:value="451794" calcext:value-type="float">
            <text:p>451794</text:p>
          </table:table-cell>
        </table:table-row>
        <table:table-row table:style-name="ro1">
          <table:table-cell office:value-type="float" office:value="49424750" calcext:value-type="float">
            <text:p>49424750</text:p>
          </table:table-cell>
          <table:table-cell office:value-type="float" office:value="479143" calcext:value-type="float">
            <text:p>479143</text:p>
          </table:table-cell>
        </table:table-row>
        <table:table-row table:style-name="ro1">
          <table:table-cell office:value-type="float" office:value="50077681" calcext:value-type="float">
            <text:p>50077681</text:p>
          </table:table-cell>
          <table:table-cell office:value-type="float" office:value="427107" calcext:value-type="float">
            <text:p>427107</text:p>
          </table:table-cell>
        </table:table-row>
        <table:table-row table:style-name="ro1">
          <table:table-cell office:value-type="float" office:value="49396834" calcext:value-type="float">
            <text:p>49396834</text:p>
          </table:table-cell>
          <table:table-cell office:value-type="float" office:value="461512" calcext:value-type="float">
            <text:p>461512</text:p>
          </table:table-cell>
        </table:table-row>
        <table:table-row table:style-name="ro1">
          <table:table-cell office:value-type="float" office:value="49443127" calcext:value-type="float">
            <text:p>49443127</text:p>
          </table:table-cell>
          <table:table-cell office:value-type="float" office:value="571561" calcext:value-type="float">
            <text:p>571561</text:p>
          </table:table-cell>
        </table:table-row>
        <table:table-row table:style-name="ro1">
          <table:table-cell office:value-type="float" office:value="49446330" calcext:value-type="float">
            <text:p>49446330</text:p>
          </table:table-cell>
          <table:table-cell office:value-type="float" office:value="1878185" calcext:value-type="float">
            <text:p>1878185</text:p>
          </table:table-cell>
        </table:table-row>
        <table:table-row table:style-name="ro1">
          <table:table-cell office:value-type="float" office:value="48175530" calcext:value-type="float">
            <text:p>48175530</text:p>
          </table:table-cell>
          <table:table-cell office:value-type="float" office:value="19471022" calcext:value-type="float">
            <text:p>19471022</text:p>
          </table:table-cell>
        </table:table-row>
        <table:table-row table:style-name="ro1">
          <table:table-cell office:value-type="float" office:value="30567123" calcext:value-type="float">
            <text:p>30567123</text:p>
          </table:table-cell>
          <table:table-cell office:value-type="float" office:value="5117109" calcext:value-type="float">
            <text:p>5117109</text:p>
          </table:table-cell>
        </table:table-row>
        <table:table-row table:style-name="ro1">
          <table:table-cell office:value-type="float" office:value="44807759" calcext:value-type="float">
            <text:p>44807759</text:p>
          </table:table-cell>
          <table:table-cell office:value-type="float" office:value="5379428" calcext:value-type="float">
            <text:p>5379428</text:p>
          </table:table-cell>
        </table:table-row>
        <table:table-row table:style-name="ro1">
          <table:table-cell office:value-type="float" office:value="44717649" calcext:value-type="float">
            <text:p>44717649</text:p>
          </table:table-cell>
          <table:table-cell office:value-type="float" office:value="1736112" calcext:value-type="float">
            <text:p>1736112</text:p>
          </table:table-cell>
        </table:table-row>
        <table:table-row table:style-name="ro1">
          <table:table-cell office:value-type="float" office:value="48265129" calcext:value-type="float">
            <text:p>48265129</text:p>
          </table:table-cell>
          <table:table-cell office:value-type="float" office:value="687048" calcext:value-type="float">
            <text:p>687048</text:p>
          </table:table-cell>
        </table:table-row>
        <table:table-row table:style-name="ro1">
          <table:table-cell office:value-type="float" office:value="48549152" calcext:value-type="float">
            <text:p>48549152</text:p>
          </table:table-cell>
          <table:table-cell office:value-type="float" office:value="8114657" calcext:value-type="float">
            <text:p>8114657</text:p>
          </table:table-cell>
        </table:table-row>
        <table:table-row table:style-name="ro1">
          <table:table-cell office:value-type="float" office:value="42466907" calcext:value-type="float">
            <text:p>42466907</text:p>
          </table:table-cell>
          <table:table-cell office:value-type="float" office:value="692396" calcext:value-type="float">
            <text:p>692396</text:p>
          </table:table-cell>
        </table:table-row>
        <table:table-row table:style-name="ro1">
          <table:table-cell office:value-type="float" office:value="49468334" calcext:value-type="float">
            <text:p>49468334</text:p>
          </table:table-cell>
          <table:table-cell office:value-type="float" office:value="642498" calcext:value-type="float">
            <text:p>642498</text:p>
          </table:table-cell>
        </table:table-row>
        <table:table-row table:style-name="ro1">
          <table:table-cell office:value-type="float" office:value="49404087" calcext:value-type="float">
            <text:p>49404087</text:p>
          </table:table-cell>
          <table:table-cell office:value-type="float" office:value="4171084" calcext:value-type="float">
            <text:p>4171084</text:p>
          </table:table-cell>
        </table:table-row>
        <table:table-row table:style-name="ro1">
          <table:table-cell office:value-type="float" office:value="45390941" calcext:value-type="float">
            <text:p>45390941</text:p>
          </table:table-cell>
          <table:table-cell office:value-type="float" office:value="17167815" calcext:value-type="float">
            <text:p>17167815</text:p>
          </table:table-cell>
        </table:table-row>
        <table:table-row table:style-name="ro1">
          <table:table-cell office:value-type="float" office:value="32621621" calcext:value-type="float">
            <text:p>32621621</text:p>
          </table:table-cell>
          <table:table-cell office:value-type="float" office:value="7306362" calcext:value-type="float">
            <text:p>7306362</text:p>
          </table:table-cell>
        </table:table-row>
        <table:table-row table:style-name="ro1">
          <table:table-cell office:value-type="float" office:value="43136053" calcext:value-type="float">
            <text:p>43136053</text:p>
          </table:table-cell>
          <table:table-cell office:value-type="float" office:value="1577038" calcext:value-type="float">
            <text:p>1577038</text:p>
          </table:table-cell>
        </table:table-row>
        <table:table-row table:style-name="ro1">
          <table:table-cell office:value-type="float" office:value="48449830" calcext:value-type="float">
            <text:p>48449830</text:p>
          </table:table-cell>
          <table:table-cell office:value-type="float" office:value="6532202" calcext:value-type="float">
            <text:p>6532202</text:p>
          </table:table-cell>
        </table:table-row>
        <table:table-row table:style-name="ro1">
          <table:table-cell office:value-type="float" office:value="43437150" calcext:value-type="float">
            <text:p>43437150</text:p>
          </table:table-cell>
          <table:table-cell office:value-type="float" office:value="4002234" calcext:value-type="float">
            <text:p>4002234</text:p>
          </table:table-cell>
        </table:table-row>
        <table:table-row table:style-name="ro1">
          <table:table-cell office:value-type="float" office:value="45855367" calcext:value-type="float">
            <text:p>45855367</text:p>
          </table:table-cell>
          <table:table-cell office:value-type="float" office:value="3526384" calcext:value-type="float">
            <text:p>3526384</text:p>
          </table:table-cell>
        </table:table-row>
        <table:table-row table:style-name="ro1">
          <table:table-cell office:value-type="float" office:value="46552337" calcext:value-type="float">
            <text:p>46552337</text:p>
          </table:table-cell>
          <table:table-cell office:value-type="float" office:value="1490511" calcext:value-type="float">
            <text:p>1490511</text:p>
          </table:table-cell>
        </table:table-row>
        <table:table-row table:style-name="ro1">
          <table:table-cell office:value-type="float" office:value="48547809" calcext:value-type="float">
            <text:p>48547809</text:p>
          </table:table-cell>
          <table:table-cell office:value-type="float" office:value="1704939" calcext:value-type="float">
            <text:p>1704939</text:p>
          </table:table-cell>
        </table:table-row>
        <table:table-row table:style-name="ro1">
          <table:table-cell office:value-type="float" office:value="48390406" calcext:value-type="float">
            <text:p>48390406</text:p>
          </table:table-cell>
          <table:table-cell office:value-type="float" office:value="1475736" calcext:value-type="float">
            <text:p>1475736</text:p>
          </table:table-cell>
        </table:table-row>
        <table:table-row table:style-name="ro1">
          <table:table-cell office:value-type="float" office:value="48164684" calcext:value-type="float">
            <text:p>48164684</text:p>
          </table:table-cell>
          <table:table-cell office:value-type="float" office:value="1597311" calcext:value-type="float">
            <text:p>1597311</text:p>
          </table:table-cell>
        </table:table-row>
        <table:table-row table:style-name="ro1">
          <table:table-cell office:value-type="float" office:value="48624763" calcext:value-type="float">
            <text:p>48624763</text:p>
          </table:table-cell>
          <table:table-cell office:value-type="float" office:value="1674068" calcext:value-type="float">
            <text:p>1674068</text:p>
          </table:table-cell>
        </table:table-row>
        <table:table-row table:style-name="ro1">
          <table:table-cell office:value-type="float" office:value="48444813" calcext:value-type="float">
            <text:p>48444813</text:p>
          </table:table-cell>
          <table:table-cell office:value-type="float" office:value="1665194" calcext:value-type="float">
            <text:p>1665194</text:p>
          </table:table-cell>
        </table:table-row>
        <table:table-row table:style-name="ro1">
          <table:table-cell office:value-type="float" office:value="48403552" calcext:value-type="float">
            <text:p>48403552</text:p>
          </table:table-cell>
          <table:table-cell office:value-type="float" office:value="6348661" calcext:value-type="float">
            <text:p>6348661</text:p>
          </table:table-cell>
        </table:table-row>
        <table:table-row table:style-name="ro1">
          <table:table-cell office:value-type="float" office:value="42708109" calcext:value-type="float">
            <text:p>42708109</text:p>
          </table:table-cell>
          <table:table-cell office:value-type="float" office:value="5862795" calcext:value-type="float">
            <text:p>5862795</text:p>
          </table:table-cell>
        </table:table-row>
        <table:table-row table:style-name="ro1">
          <table:table-cell office:value-type="float" office:value="44975077" calcext:value-type="float">
            <text:p>44975077</text:p>
          </table:table-cell>
          <table:table-cell office:value-type="float" office:value="24464422" calcext:value-type="float">
            <text:p>24464422</text:p>
          </table:table-cell>
        </table:table-row>
        <table:table-row table:style-name="ro1">
          <table:table-cell office:value-type="float" office:value="24671309" calcext:value-type="float">
            <text:p>24671309</text:p>
          </table:table-cell>
          <table:table-cell office:value-type="float" office:value="11492584" calcext:value-type="float">
            <text:p>11492584</text:p>
          </table:table-cell>
        </table:table-row>
        <table:table-row table:style-name="ro1">
          <table:table-cell office:value-type="float" office:value="39163209" calcext:value-type="float">
            <text:p>39163209</text:p>
          </table:table-cell>
          <table:table-cell office:value-type="float" office:value="1867524" calcext:value-type="float">
            <text:p>1867524</text:p>
          </table:table-cell>
        </table:table-row>
        <table:table-row table:style-name="ro1">
          <table:table-cell office:value-type="float" office:value="48192581" calcext:value-type="float">
            <text:p>48192581</text:p>
          </table:table-cell>
          <table:table-cell office:value-type="float" office:value="4059190" calcext:value-type="float">
            <text:p>4059190</text:p>
          </table:table-cell>
        </table:table-row>
        <table:table-row table:style-name="ro1">
          <table:table-cell office:value-type="float" office:value="45670134" calcext:value-type="float">
            <text:p>45670134</text:p>
          </table:table-cell>
          <table:table-cell office:value-type="float" office:value="13966703" calcext:value-type="float">
            <text:p>13966703</text:p>
          </table:table-cell>
        </table:table-row>
        <table:table-row table:style-name="ro1">
          <table:table-cell office:value-type="float" office:value="35630471" calcext:value-type="float">
            <text:p>35630471</text:p>
          </table:table-cell>
          <table:table-cell office:value-type="float" office:value="5133728" calcext:value-type="float">
            <text:p>5133728</text:p>
          </table:table-cell>
        </table:table-row>
        <table:table-row table:style-name="ro1">
          <table:table-cell office:value-type="float" office:value="45306850" calcext:value-type="float">
            <text:p>45306850</text:p>
          </table:table-cell>
          <table:table-cell office:value-type="float" office:value="7378606" calcext:value-type="float">
            <text:p>7378606</text:p>
          </table:table-cell>
        </table:table-row>
        <table:table-row table:style-name="ro1">
          <table:table-cell office:value-type="float" office:value="42727153" calcext:value-type="float">
            <text:p>42727153</text:p>
          </table:table-cell>
          <table:table-cell office:value-type="float" office:value="1967623" calcext:value-type="float">
            <text:p>1967623</text:p>
          </table:table-cell>
        </table:table-row>
        <table:table-row table:style-name="ro1">
          <table:table-cell office:value-type="float" office:value="47993302" calcext:value-type="float">
            <text:p>47993302</text:p>
          </table:table-cell>
          <table:table-cell office:value-type="float" office:value="2116811" calcext:value-type="float">
            <text:p>2116811</text:p>
          </table:table-cell>
        </table:table-row>
        <table:table-row table:style-name="ro1">
          <table:table-cell office:value-type="float" office:value="47848128" calcext:value-type="float">
            <text:p>47848128</text:p>
          </table:table-cell>
          <table:table-cell office:value-type="float" office:value="6207342" calcext:value-type="float">
            <text:p>6207342</text:p>
          </table:table-cell>
        </table:table-row>
        <table:table-row table:style-name="ro1">
          <table:table-cell office:value-type="float" office:value="43764627" calcext:value-type="float">
            <text:p>43764627</text:p>
          </table:table-cell>
          <table:table-cell office:value-type="float" office:value="6042921" calcext:value-type="float">
            <text:p>6042921</text:p>
          </table:table-cell>
        </table:table-row>
        <table:table-row table:style-name="ro1">
          <table:table-cell office:value-type="float" office:value="43875701" calcext:value-type="float">
            <text:p>43875701</text:p>
          </table:table-cell>
          <table:table-cell office:value-type="float" office:value="12556068" calcext:value-type="float">
            <text:p>12556068</text:p>
          </table:table-cell>
        </table:table-row>
        <table:table-row table:style-name="ro1">
          <table:table-cell office:value-type="float" office:value="37512903" calcext:value-type="float">
            <text:p>37512903</text:p>
          </table:table-cell>
          <table:table-cell office:value-type="float" office:value="7288633" calcext:value-type="float">
            <text:p>7288633</text:p>
          </table:table-cell>
        </table:table-row>
        <table:table-row table:style-name="ro1">
          <table:table-cell office:value-type="float" office:value="42693339" calcext:value-type="float">
            <text:p>42693339</text:p>
          </table:table-cell>
          <table:table-cell office:value-type="float" office:value="1776935" calcext:value-type="float">
            <text:p>1776935</text:p>
          </table:table-cell>
        </table:table-row>
        <table:table-row table:style-name="ro1">
          <table:table-cell office:value-type="float" office:value="48305373" calcext:value-type="float">
            <text:p>48305373</text:p>
          </table:table-cell>
          <table:table-cell office:value-type="float" office:value="1397739" calcext:value-type="float">
            <text:p>1397739</text:p>
          </table:table-cell>
        </table:table-row>
        <table:table-row table:style-name="ro1">
          <table:table-cell office:value-type="float" office:value="48531567" calcext:value-type="float">
            <text:p>48531567</text:p>
          </table:table-cell>
          <table:table-cell office:value-type="float" office:value="4021306" calcext:value-type="float">
            <text:p>4021306</text:p>
          </table:table-cell>
        </table:table-row>
        <table:table-row table:style-name="ro1">
          <table:table-cell office:value-type="float" office:value="45935096" calcext:value-type="float">
            <text:p>45935096</text:p>
          </table:table-cell>
          <table:table-cell office:value-type="float" office:value="665737" calcext:value-type="float">
            <text:p>665737</text:p>
          </table:table-cell>
        </table:table-row>
        <table:table-row table:style-name="ro1">
          <table:table-cell office:value-type="float" office:value="49278329" calcext:value-type="float">
            <text:p>49278329</text:p>
          </table:table-cell>
          <table:table-cell office:value-type="float" office:value="1369081" calcext:value-type="float">
            <text:p>1369081</text:p>
          </table:table-cell>
        </table:table-row>
        <table:table-row table:style-name="ro1">
          <table:table-cell office:value-type="float" office:value="48601315" calcext:value-type="float">
            <text:p>48601315</text:p>
          </table:table-cell>
          <table:table-cell office:value-type="float" office:value="5285318" calcext:value-type="float">
            <text:p>5285318</text:p>
          </table:table-cell>
        </table:table-row>
        <table:table-row table:style-name="ro1">
          <table:table-cell office:value-type="float" office:value="44605031" calcext:value-type="float">
            <text:p>44605031</text:p>
          </table:table-cell>
          <table:table-cell office:value-type="float" office:value="6964359" calcext:value-type="float">
            <text:p>6964359</text:p>
          </table:table-cell>
        </table:table-row>
        <table:table-row table:style-name="ro1">
          <table:table-cell office:value-type="float" office:value="43108173" calcext:value-type="float">
            <text:p>43108173</text:p>
          </table:table-cell>
          <table:table-cell office:value-type="float" office:value="9824706" calcext:value-type="float">
            <text:p>9824706</text:p>
          </table:table-cell>
        </table:table-row>
        <table:table-row table:style-name="ro1">
          <table:table-cell office:value-type="float" office:value="40165230" calcext:value-type="float">
            <text:p>40165230</text:p>
          </table:table-cell>
          <table:table-cell office:value-type="float" office:value="4117767" calcext:value-type="float">
            <text:p>4117767</text:p>
          </table:table-cell>
        </table:table-row>
        <table:table-row table:style-name="ro1">
          <table:table-cell office:value-type="float" office:value="45849584" calcext:value-type="float">
            <text:p>45849584</text:p>
          </table:table-cell>
          <table:table-cell office:value-type="float" office:value="8886049" calcext:value-type="float">
            <text:p>8886049</text:p>
          </table:table-cell>
        </table:table-row>
        <table:table-row table:style-name="ro1">
          <table:table-cell office:value-type="float" office:value="41034601" calcext:value-type="float">
            <text:p>41034601</text:p>
          </table:table-cell>
          <table:table-cell office:value-type="float" office:value="5195247" calcext:value-type="float">
            <text:p>5195247</text:p>
          </table:table-cell>
        </table:table-row>
        <table:table-row table:style-name="ro1">
          <table:table-cell office:value-type="float" office:value="44922869" calcext:value-type="float">
            <text:p>44922869</text:p>
          </table:table-cell>
          <table:table-cell office:value-type="float" office:value="5532953" calcext:value-type="float">
            <text:p>5532953</text:p>
          </table:table-cell>
        </table:table-row>
        <table:table-row table:style-name="ro1">
          <table:table-cell office:value-type="float" office:value="44349961" calcext:value-type="float">
            <text:p>44349961</text:p>
          </table:table-cell>
          <table:table-cell office:value-type="float" office:value="884852" calcext:value-type="float">
            <text:p>884852</text:p>
          </table:table-cell>
        </table:table-row>
        <table:table-row table:style-name="ro1">
          <table:table-cell office:value-type="float" office:value="49200688" calcext:value-type="float">
            <text:p>49200688</text:p>
          </table:table-cell>
          <table:table-cell office:value-type="float" office:value="698155" calcext:value-type="float">
            <text:p>698155</text:p>
          </table:table-cell>
        </table:table-row>
        <table:table-row table:style-name="ro1">
          <table:table-cell office:value-type="float" office:value="49404655" calcext:value-type="float">
            <text:p>49404655</text:p>
          </table:table-cell>
          <table:table-cell office:value-type="float" office:value="3464329" calcext:value-type="float">
            <text:p>3464329</text:p>
          </table:table-cell>
        </table:table-row>
        <table:table-row table:style-name="ro1">
          <table:table-cell office:value-type="float" office:value="46394036" calcext:value-type="float">
            <text:p>46394036</text:p>
          </table:table-cell>
          <table:table-cell office:value-type="float" office:value="2518776" calcext:value-type="float">
            <text:p>2518776</text:p>
          </table:table-cell>
        </table:table-row>
        <table:table-row table:style-name="ro1">
          <table:table-cell office:value-type="float" office:value="47534235" calcext:value-type="float">
            <text:p>47534235</text:p>
          </table:table-cell>
          <table:table-cell office:value-type="float" office:value="4533810" calcext:value-type="float">
            <text:p>4533810</text:p>
          </table:table-cell>
        </table:table-row>
        <table:table-row table:style-name="ro1">
          <table:table-cell office:value-type="float" office:value="45356341" calcext:value-type="float">
            <text:p>45356341</text:p>
          </table:table-cell>
          <table:table-cell office:value-type="float" office:value="9807417" calcext:value-type="float">
            <text:p>9807417</text:p>
          </table:table-cell>
        </table:table-row>
        <table:table-row table:style-name="ro1">
          <table:table-cell office:value-type="float" office:value="39883161" calcext:value-type="float">
            <text:p>39883161</text:p>
          </table:table-cell>
          <table:table-cell office:value-type="float" office:value="10472943" calcext:value-type="float">
            <text:p>10472943</text:p>
          </table:table-cell>
        </table:table-row>
        <table:table-row table:style-name="ro1">
          <table:table-cell office:value-type="float" office:value="39496673" calcext:value-type="float">
            <text:p>39496673</text:p>
          </table:table-cell>
          <table:table-cell office:value-type="float" office:value="2146304" calcext:value-type="float">
            <text:p>2146304</text:p>
          </table:table-cell>
        </table:table-row>
        <table:table-row table:style-name="ro1">
          <table:table-cell office:value-type="float" office:value="47791762" calcext:value-type="float">
            <text:p>47791762</text:p>
          </table:table-cell>
          <table:table-cell office:value-type="float" office:value="9396765" calcext:value-type="float">
            <text:p>9396765</text:p>
          </table:table-cell>
        </table:table-row>
        <table:table-row table:style-name="ro1">
          <table:table-cell office:value-type="float" office:value="40349906" calcext:value-type="float">
            <text:p>40349906</text:p>
          </table:table-cell>
          <table:table-cell office:value-type="float" office:value="9018884" calcext:value-type="float">
            <text:p>9018884</text:p>
          </table:table-cell>
        </table:table-row>
        <table:table-row table:style-name="ro1">
          <table:table-cell office:value-type="float" office:value="41528572" calcext:value-type="float">
            <text:p>41528572</text:p>
          </table:table-cell>
          <table:table-cell office:value-type="float" office:value="7946960" calcext:value-type="float">
            <text:p>7946960</text:p>
          </table:table-cell>
        </table:table-row>
        <table:table-row table:style-name="ro1">
          <table:table-cell office:value-type="float" office:value="42100044" calcext:value-type="float">
            <text:p>42100044</text:p>
          </table:table-cell>
          <table:table-cell office:value-type="float" office:value="4104973" calcext:value-type="float">
            <text:p>4104973</text:p>
          </table:table-cell>
        </table:table-row>
        <table:table-row table:style-name="ro1">
          <table:table-cell office:value-type="float" office:value="45349485" calcext:value-type="float">
            <text:p>45349485</text:p>
          </table:table-cell>
          <table:table-cell office:value-type="float" office:value="4407402" calcext:value-type="float">
            <text:p>4407402</text:p>
          </table:table-cell>
        </table:table-row>
        <table:table-row table:style-name="ro1">
          <table:table-cell office:value-type="float" office:value="46353128" calcext:value-type="float">
            <text:p>46353128</text:p>
          </table:table-cell>
          <table:table-cell office:value-type="float" office:value="4617927" calcext:value-type="float">
            <text:p>4617927</text:p>
          </table:table-cell>
        </table:table-row>
        <table:table-row table:style-name="ro1">
          <table:table-cell office:value-type="float" office:value="44926384" calcext:value-type="float">
            <text:p>44926384</text:p>
          </table:table-cell>
          <table:table-cell office:value-type="float" office:value="3833377" calcext:value-type="float">
            <text:p>3833377</text:p>
          </table:table-cell>
        </table:table-row>
        <table:table-row table:style-name="ro1">
          <table:table-cell office:value-type="float" office:value="46418897" calcext:value-type="float">
            <text:p>46418897</text:p>
          </table:table-cell>
          <table:table-cell office:value-type="float" office:value="933629" calcext:value-type="float">
            <text:p>933629</text:p>
          </table:table-cell>
        </table:table-row>
        <table:table-row table:style-name="ro1">
          <table:table-cell office:value-type="float" office:value="49109507" calcext:value-type="float">
            <text:p>49109507</text:p>
          </table:table-cell>
          <table:table-cell office:value-type="float" office:value="636485" calcext:value-type="float">
            <text:p>636485</text:p>
          </table:table-cell>
        </table:table-row>
        <table:table-row table:style-name="ro1">
          <table:table-cell office:value-type="float" office:value="49490069" calcext:value-type="float">
            <text:p>49490069</text:p>
          </table:table-cell>
          <table:table-cell office:value-type="float" office:value="3155335" calcext:value-type="float">
            <text:p>3155335</text:p>
          </table:table-cell>
        </table:table-row>
        <table:table-row table:style-name="ro1">
          <table:table-cell office:value-type="float" office:value="46383746" calcext:value-type="float">
            <text:p>46383746</text:p>
          </table:table-cell>
          <table:table-cell office:value-type="float" office:value="636681" calcext:value-type="float">
            <text:p>636681</text:p>
          </table:table-cell>
        </table:table-row>
        <table:table-row table:style-name="ro1">
          <table:table-cell office:value-type="float" office:value="49641875" calcext:value-type="float">
            <text:p>49641875</text:p>
          </table:table-cell>
          <table:table-cell office:value-type="float" office:value="630677" calcext:value-type="float">
            <text:p>630677</text:p>
          </table:table-cell>
        </table:table-row>
        <table:table-row table:style-name="ro1">
          <table:table-cell office:value-type="float" office:value="49404253" calcext:value-type="float">
            <text:p>49404253</text:p>
          </table:table-cell>
          <table:table-cell office:value-type="float" office:value="605834" calcext:value-type="float">
            <text:p>605834</text:p>
          </table:table-cell>
        </table:table-row>
        <table:table-row table:style-name="ro1">
          <table:table-cell office:value-type="float" office:value="49138693" calcext:value-type="float">
            <text:p>49138693</text:p>
          </table:table-cell>
          <table:table-cell office:value-type="float" office:value="599511" calcext:value-type="float">
            <text:p>599511</text:p>
          </table:table-cell>
        </table:table-row>
        <table:table-row table:style-name="ro1">
          <table:table-cell office:value-type="float" office:value="49659799" calcext:value-type="float">
            <text:p>49659799</text:p>
          </table:table-cell>
          <table:table-cell office:value-type="float" office:value="552211" calcext:value-type="float">
            <text:p>552211</text:p>
          </table:table-cell>
        </table:table-row>
        <table:table-row table:style-name="ro1">
          <table:table-cell office:value-type="float" office:value="49485445" calcext:value-type="float">
            <text:p>49485445</text:p>
          </table:table-cell>
          <table:table-cell office:value-type="float" office:value="532976" calcext:value-type="float">
            <text:p>532976</text:p>
          </table:table-cell>
        </table:table-row>
        <table:table-row table:style-name="ro1">
          <table:table-cell office:value-type="float" office:value="49423078" calcext:value-type="float">
            <text:p>49423078</text:p>
          </table:table-cell>
          <table:table-cell office:value-type="float" office:value="381456" calcext:value-type="float">
            <text:p>381456</text:p>
          </table:table-cell>
        </table:table-row>
        <table:table-row table:style-name="ro1">
          <table:table-cell office:value-type="float" office:value="48689068" calcext:value-type="float">
            <text:p>48689068</text:p>
          </table:table-cell>
          <table:table-cell office:value-type="float" office:value="631414" calcext:value-type="float">
            <text:p>631414</text:p>
          </table:table-cell>
        </table:table-row>
        <table:table-row table:style-name="ro1">
          <table:table-cell office:value-type="float" office:value="49778275" calcext:value-type="float">
            <text:p>49778275</text:p>
          </table:table-cell>
          <table:table-cell office:value-type="float" office:value="943391" calcext:value-type="float">
            <text:p>943391</text:p>
          </table:table-cell>
        </table:table-row>
        <table:table-row table:style-name="ro1">
          <table:table-cell office:value-type="float" office:value="49210394" calcext:value-type="float">
            <text:p>49210394</text:p>
          </table:table-cell>
          <table:table-cell office:value-type="float" office:value="875784" calcext:value-type="float">
            <text:p>875784</text:p>
          </table:table-cell>
        </table:table-row>
        <table:table-row table:style-name="ro1">
          <table:table-cell office:value-type="float" office:value="48654930" calcext:value-type="float">
            <text:p>48654930</text:p>
          </table:table-cell>
          <table:table-cell office:value-type="float" office:value="495740" calcext:value-type="float">
            <text:p>495740</text:p>
          </table:table-cell>
        </table:table-row>
        <table:table-row table:style-name="ro1">
          <table:table-cell office:value-type="float" office:value="49409972" calcext:value-type="float">
            <text:p>49409972</text:p>
          </table:table-cell>
          <table:table-cell office:value-type="float" office:value="469964" calcext:value-type="float">
            <text:p>469964</text:p>
          </table:table-cell>
        </table:table-row>
        <table:table-row table:style-name="ro1">
          <table:table-cell office:value-type="float" office:value="49767790" calcext:value-type="float">
            <text:p>49767790</text:p>
          </table:table-cell>
          <table:table-cell office:value-type="float" office:value="624182" calcext:value-type="float">
            <text:p>624182</text:p>
          </table:table-cell>
        </table:table-row>
        <table:table-row table:style-name="ro1">
          <table:table-cell office:value-type="float" office:value="49126894" calcext:value-type="float">
            <text:p>49126894</text:p>
          </table:table-cell>
          <table:table-cell office:value-type="float" office:value="427322" calcext:value-type="float">
            <text:p>427322</text:p>
          </table:table-cell>
        </table:table-row>
        <table:table-row table:style-name="ro1">
          <table:table-cell office:value-type="float" office:value="49395967" calcext:value-type="float">
            <text:p>49395967</text:p>
          </table:table-cell>
          <table:table-cell office:value-type="float" office:value="416245" calcext:value-type="float">
            <text:p>416245</text:p>
          </table:table-cell>
        </table:table-row>
        <table:table-row table:style-name="ro1">
          <table:table-cell office:value-type="float" office:value="49386109" calcext:value-type="float">
            <text:p>49386109</text:p>
          </table:table-cell>
          <table:table-cell office:value-type="float" office:value="423223" calcext:value-type="float">
            <text:p>423223</text:p>
          </table:table-cell>
        </table:table-row>
        <table:table-row table:style-name="ro1">
          <table:table-cell office:value-type="float" office:value="49427865" calcext:value-type="float">
            <text:p>49427865</text:p>
          </table:table-cell>
          <table:table-cell office:value-type="float" office:value="422921" calcext:value-type="float">
            <text:p>422921</text:p>
          </table:table-cell>
        </table:table-row>
        <table:table-row table:style-name="ro1">
          <table:table-cell office:value-type="float" office:value="50461692" calcext:value-type="float">
            <text:p>50461692</text:p>
          </table:table-cell>
          <table:table-cell office:value-type="float" office:value="433494" calcext:value-type="float">
            <text:p>433494</text:p>
          </table:table-cell>
        </table:table-row>
        <table:table-row table:style-name="ro1">
          <table:table-cell office:value-type="float" office:value="49408702" calcext:value-type="float">
            <text:p>49408702</text:p>
          </table:table-cell>
          <table:table-cell office:value-type="float" office:value="425663" calcext:value-type="float">
            <text:p>425663</text:p>
          </table:table-cell>
        </table:table-row>
        <table:table-row table:style-name="ro1">
          <table:table-cell office:value-type="float" office:value="49370202" calcext:value-type="float">
            <text:p>49370202</text:p>
          </table:table-cell>
          <table:table-cell office:value-type="float" office:value="410920" calcext:value-type="float">
            <text:p>410920</text:p>
          </table:table-cell>
        </table:table-row>
        <table:table-row table:style-name="ro1">
          <table:table-cell office:value-type="float" office:value="49303594" calcext:value-type="float">
            <text:p>49303594</text:p>
          </table:table-cell>
          <table:table-cell office:value-type="float" office:value="4004801" calcext:value-type="float">
            <text:p>4004801</text:p>
          </table:table-cell>
        </table:table-row>
        <table:table-row table:style-name="ro1">
          <table:table-cell office:value-type="float" office:value="46408094" calcext:value-type="float">
            <text:p>46408094</text:p>
          </table:table-cell>
          <table:table-cell office:value-type="float" office:value="415180" calcext:value-type="float">
            <text:p>415180</text:p>
          </table:table-cell>
        </table:table-row>
        <table:table-row table:style-name="ro1">
          <table:table-cell office:value-type="float" office:value="49413779" calcext:value-type="float">
            <text:p>49413779</text:p>
          </table:table-cell>
          <table:table-cell office:value-type="float" office:value="437409" calcext:value-type="float">
            <text:p>437409</text:p>
          </table:table-cell>
        </table:table-row>
        <table:table-row table:style-name="ro1">
          <table:table-cell office:value-type="float" office:value="49766294" calcext:value-type="float">
            <text:p>49766294</text:p>
          </table:table-cell>
          <table:table-cell office:value-type="float" office:value="423015" calcext:value-type="float">
            <text:p>423015</text:p>
          </table:table-cell>
        </table:table-row>
        <table:table-row table:style-name="ro1">
          <table:table-cell office:value-type="float" office:value="49353789" calcext:value-type="float">
            <text:p>49353789</text:p>
          </table:table-cell>
          <table:table-cell office:value-type="float" office:value="416692" calcext:value-type="float">
            <text:p>416692</text:p>
          </table:table-cell>
        </table:table-row>
        <table:table-row table:style-name="ro1">
          <table:table-cell office:value-type="float" office:value="49378985" calcext:value-type="float">
            <text:p>49378985</text:p>
          </table:table-cell>
          <table:table-cell office:value-type="float" office:value="418131" calcext:value-type="float">
            <text:p>418131</text:p>
          </table:table-cell>
        </table:table-row>
        <table:table-row table:style-name="ro1">
          <table:table-cell office:value-type="float" office:value="49434467" calcext:value-type="float">
            <text:p>49434467</text:p>
          </table:table-cell>
          <table:table-cell office:value-type="float" office:value="418768" calcext:value-type="float">
            <text:p>418768</text:p>
          </table:table-cell>
        </table:table-row>
      </table:table>
      <table:table table:name="test_9" table:style-name="ta1">
        <table:shapes>
          <draw:frame draw:z-index="0" draw:style-name="gr1" draw:text-style-name="P1" svg:width="387.24mm" svg:height="177.5mm" svg:x="44.73mm" svg:y="8.17mm">
            <loext:p draw:notify-on-update-of-ranges="test_9.A1:test_9.A196 test_9.B1:test_9.B19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50340745" calcext:value-type="float">
            <text:p>50340745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50105886" calcext:value-type="float">
            <text:p>50105886</text:p>
          </table:table-cell>
          <table:table-cell office:value-type="float" office:value="17446" calcext:value-type="float">
            <text:p>17446</text:p>
          </table:table-cell>
        </table:table-row>
        <table:table-row table:style-name="ro1">
          <table:table-cell office:value-type="float" office:value="50165967" calcext:value-type="float">
            <text:p>50165967</text:p>
          </table:table-cell>
          <table:table-cell office:value-type="float" office:value="57214" calcext:value-type="float">
            <text:p>57214</text:p>
          </table:table-cell>
        </table:table-row>
        <table:table-row table:style-name="ro1">
          <table:table-cell office:value-type="float" office:value="49256013" calcext:value-type="float">
            <text:p>49256013</text:p>
          </table:table-cell>
          <table:table-cell office:value-type="float" office:value="20768" calcext:value-type="float">
            <text:p>20768</text:p>
          </table:table-cell>
        </table:table-row>
        <table:table-row table:style-name="ro1">
          <table:table-cell office:value-type="float" office:value="50447840" calcext:value-type="float">
            <text:p>50447840</text:p>
          </table:table-cell>
          <table:table-cell office:value-type="float" office:value="21612" calcext:value-type="float">
            <text:p>21612</text:p>
          </table:table-cell>
        </table:table-row>
        <table:table-row table:style-name="ro1">
          <table:table-cell office:value-type="float" office:value="49570213" calcext:value-type="float">
            <text:p>49570213</text:p>
          </table:table-cell>
          <table:table-cell office:value-type="float" office:value="19179" calcext:value-type="float">
            <text:p>19179</text:p>
          </table:table-cell>
        </table:table-row>
        <table:table-row table:style-name="ro1">
          <table:table-cell office:value-type="float" office:value="49924924" calcext:value-type="float">
            <text:p>49924924</text:p>
          </table:table-cell>
          <table:table-cell office:value-type="float" office:value="25564" calcext:value-type="float">
            <text:p>25564</text:p>
          </table:table-cell>
        </table:table-row>
        <table:table-row table:style-name="ro1">
          <table:table-cell office:value-type="float" office:value="49973765" calcext:value-type="float">
            <text:p>49973765</text:p>
          </table:table-cell>
          <table:table-cell office:value-type="float" office:value="31743" calcext:value-type="float">
            <text:p>31743</text:p>
          </table:table-cell>
        </table:table-row>
        <table:table-row table:style-name="ro1">
          <table:table-cell office:value-type="float" office:value="50139693" calcext:value-type="float">
            <text:p>50139693</text:p>
          </table:table-cell>
          <table:table-cell office:value-type="float" office:value="17269" calcext:value-type="float">
            <text:p>17269</text:p>
          </table:table-cell>
        </table:table-row>
        <table:table-row table:style-name="ro1">
          <table:table-cell office:value-type="float" office:value="50155085" calcext:value-type="float">
            <text:p>50155085</text:p>
          </table:table-cell>
          <table:table-cell office:value-type="float" office:value="19039" calcext:value-type="float">
            <text:p>19039</text:p>
          </table:table-cell>
        </table:table-row>
        <table:table-row table:style-name="ro1">
          <table:table-cell office:value-type="float" office:value="50166164" calcext:value-type="float">
            <text:p>50166164</text:p>
          </table:table-cell>
          <table:table-cell office:value-type="float" office:value="17434" calcext:value-type="float">
            <text:p>17434</text:p>
          </table:table-cell>
        </table:table-row>
        <table:table-row table:style-name="ro1">
          <table:table-cell office:value-type="float" office:value="50157225" calcext:value-type="float">
            <text:p>50157225</text:p>
          </table:table-cell>
          <table:table-cell office:value-type="float" office:value="33768" calcext:value-type="float">
            <text:p>33768</text:p>
          </table:table-cell>
        </table:table-row>
        <table:table-row table:style-name="ro1">
          <table:table-cell office:value-type="float" office:value="49647823" calcext:value-type="float">
            <text:p>49647823</text:p>
          </table:table-cell>
          <table:table-cell office:value-type="float" office:value="58393" calcext:value-type="float">
            <text:p>58393</text:p>
          </table:table-cell>
        </table:table-row>
        <table:table-row table:style-name="ro1">
          <table:table-cell office:value-type="float" office:value="50127761" calcext:value-type="float">
            <text:p>50127761</text:p>
          </table:table-cell>
          <table:table-cell office:value-type="float" office:value="16767" calcext:value-type="float">
            <text:p>16767</text:p>
          </table:table-cell>
        </table:table-row>
        <table:table-row table:style-name="ro1">
          <table:table-cell office:value-type="float" office:value="49157139" calcext:value-type="float">
            <text:p>49157139</text:p>
          </table:table-cell>
          <table:table-cell office:value-type="float" office:value="17706" calcext:value-type="float">
            <text:p>17706</text:p>
          </table:table-cell>
        </table:table-row>
        <table:table-row table:style-name="ro1">
          <table:table-cell office:value-type="float" office:value="50160292" calcext:value-type="float">
            <text:p>50160292</text:p>
          </table:table-cell>
          <table:table-cell office:value-type="float" office:value="17306" calcext:value-type="float">
            <text:p>17306</text:p>
          </table:table-cell>
        </table:table-row>
        <table:table-row table:style-name="ro1">
          <table:table-cell office:value-type="float" office:value="50176599" calcext:value-type="float">
            <text:p>50176599</text:p>
          </table:table-cell>
          <table:table-cell office:value-type="float" office:value="52567" calcext:value-type="float">
            <text:p>52567</text:p>
          </table:table-cell>
        </table:table-row>
        <table:table-row table:style-name="ro1">
          <table:table-cell office:value-type="float" office:value="50173923" calcext:value-type="float">
            <text:p>50173923</text:p>
          </table:table-cell>
          <table:table-cell office:value-type="float" office:value="42494" calcext:value-type="float">
            <text:p>42494</text:p>
          </table:table-cell>
        </table:table-row>
        <table:table-row table:style-name="ro1">
          <table:table-cell office:value-type="float" office:value="49166084" calcext:value-type="float">
            <text:p>49166084</text:p>
          </table:table-cell>
          <table:table-cell office:value-type="float" office:value="36672" calcext:value-type="float">
            <text:p>36672</text:p>
          </table:table-cell>
        </table:table-row>
        <table:table-row table:style-name="ro1">
          <table:table-cell office:value-type="float" office:value="50185002" calcext:value-type="float">
            <text:p>50185002</text:p>
          </table:table-cell>
          <table:table-cell office:value-type="float" office:value="43140" calcext:value-type="float">
            <text:p>43140</text:p>
          </table:table-cell>
        </table:table-row>
        <table:table-row table:style-name="ro1">
          <table:table-cell office:value-type="float" office:value="50248106" calcext:value-type="float">
            <text:p>50248106</text:p>
          </table:table-cell>
          <table:table-cell office:value-type="float" office:value="39808" calcext:value-type="float">
            <text:p>39808</text:p>
          </table:table-cell>
        </table:table-row>
        <table:table-row table:style-name="ro1">
          <table:table-cell office:value-type="float" office:value="50244581" calcext:value-type="float">
            <text:p>50244581</text:p>
          </table:table-cell>
          <table:table-cell office:value-type="float" office:value="80956" calcext:value-type="float">
            <text:p>80956</text:p>
          </table:table-cell>
        </table:table-row>
        <table:table-row table:style-name="ro1">
          <table:table-cell office:value-type="float" office:value="49242484" calcext:value-type="float">
            <text:p>49242484</text:p>
          </table:table-cell>
          <table:table-cell office:value-type="float" office:value="43140" calcext:value-type="float">
            <text:p>43140</text:p>
          </table:table-cell>
        </table:table-row>
        <table:table-row table:style-name="ro1">
          <table:table-cell office:value-type="float" office:value="50247149" calcext:value-type="float">
            <text:p>50247149</text:p>
          </table:table-cell>
          <table:table-cell office:value-type="float" office:value="42398" calcext:value-type="float">
            <text:p>42398</text:p>
          </table:table-cell>
        </table:table-row>
        <table:table-row table:style-name="ro1">
          <table:table-cell office:value-type="float" office:value="50250806" calcext:value-type="float">
            <text:p>50250806</text:p>
          </table:table-cell>
          <table:table-cell office:value-type="float" office:value="39909" calcext:value-type="float">
            <text:p>39909</text:p>
          </table:table-cell>
        </table:table-row>
        <table:table-row table:style-name="ro1">
          <table:table-cell office:value-type="float" office:value="49244973" calcext:value-type="float">
            <text:p>49244973</text:p>
          </table:table-cell>
          <table:table-cell office:value-type="float" office:value="39153" calcext:value-type="float">
            <text:p>39153</text:p>
          </table:table-cell>
        </table:table-row>
        <table:table-row table:style-name="ro1">
          <table:table-cell office:value-type="float" office:value="50206524" calcext:value-type="float">
            <text:p>50206524</text:p>
          </table:table-cell>
          <table:table-cell office:value-type="float" office:value="88680" calcext:value-type="float">
            <text:p>88680</text:p>
          </table:table-cell>
        </table:table-row>
        <table:table-row table:style-name="ro1">
          <table:table-cell office:value-type="float" office:value="50246873" calcext:value-type="float">
            <text:p>50246873</text:p>
          </table:table-cell>
          <table:table-cell office:value-type="float" office:value="42999" calcext:value-type="float">
            <text:p>42999</text:p>
          </table:table-cell>
        </table:table-row>
        <table:table-row table:style-name="ro1">
          <table:table-cell office:value-type="float" office:value="59627191" calcext:value-type="float">
            <text:p>59627191</text:p>
          </table:table-cell>
          <table:table-cell office:value-type="float" office:value="28407" calcext:value-type="float">
            <text:p>28407</text:p>
          </table:table-cell>
        </table:table-row>
        <table:table-row table:style-name="ro1">
          <table:table-cell office:value-type="float" office:value="39491517" calcext:value-type="float">
            <text:p>39491517</text:p>
          </table:table-cell>
          <table:table-cell office:value-type="float" office:value="20994" calcext:value-type="float">
            <text:p>20994</text:p>
          </table:table-cell>
        </table:table-row>
        <table:table-row table:style-name="ro1">
          <table:table-cell office:value-type="float" office:value="49963662" calcext:value-type="float">
            <text:p>49963662</text:p>
          </table:table-cell>
          <table:table-cell office:value-type="float" office:value="24641" calcext:value-type="float">
            <text:p>24641</text:p>
          </table:table-cell>
        </table:table-row>
        <table:table-row table:style-name="ro1">
          <table:table-cell office:value-type="float" office:value="49911757" calcext:value-type="float">
            <text:p>49911757</text:p>
          </table:table-cell>
          <table:table-cell office:value-type="float" office:value="47093" calcext:value-type="float">
            <text:p>47093</text:p>
          </table:table-cell>
        </table:table-row>
        <table:table-row table:style-name="ro1">
          <table:table-cell office:value-type="float" office:value="49983758" calcext:value-type="float">
            <text:p>49983758</text:p>
          </table:table-cell>
          <table:table-cell office:value-type="float" office:value="23737" calcext:value-type="float">
            <text:p>23737</text:p>
          </table:table-cell>
        </table:table-row>
        <table:table-row table:style-name="ro1">
          <table:table-cell office:value-type="float" office:value="49775877" calcext:value-type="float">
            <text:p>49775877</text:p>
          </table:table-cell>
          <table:table-cell office:value-type="float" office:value="14591" calcext:value-type="float">
            <text:p>14591</text:p>
          </table:table-cell>
        </table:table-row>
        <table:table-row table:style-name="ro1">
          <table:table-cell office:value-type="float" office:value="50007598" calcext:value-type="float">
            <text:p>50007598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float" office:value="49988101" calcext:value-type="float">
            <text:p>49988101</text:p>
          </table:table-cell>
          <table:table-cell office:value-type="float" office:value="16674" calcext:value-type="float">
            <text:p>16674</text:p>
          </table:table-cell>
        </table:table-row>
        <table:table-row table:style-name="ro1">
          <table:table-cell office:value-type="float" office:value="49927476" calcext:value-type="float">
            <text:p>49927476</text:p>
          </table:table-cell>
          <table:table-cell office:value-type="float" office:value="32997" calcext:value-type="float">
            <text:p>32997</text:p>
          </table:table-cell>
        </table:table-row>
        <table:table-row table:style-name="ro1">
          <table:table-cell office:value-type="float" office:value="49927059" calcext:value-type="float">
            <text:p>49927059</text:p>
          </table:table-cell>
          <table:table-cell office:value-type="float" office:value="15850" calcext:value-type="float">
            <text:p>15850</text:p>
          </table:table-cell>
        </table:table-row>
        <table:table-row table:style-name="ro1">
          <table:table-cell office:value-type="float" office:value="50013974" calcext:value-type="float">
            <text:p>50013974</text:p>
          </table:table-cell>
          <table:table-cell office:value-type="float" office:value="16694" calcext:value-type="float">
            <text:p>16694</text:p>
          </table:table-cell>
        </table:table-row>
        <table:table-row table:style-name="ro1">
          <table:table-cell office:value-type="float" office:value="49855260" calcext:value-type="float">
            <text:p>49855260</text:p>
          </table:table-cell>
          <table:table-cell office:value-type="float" office:value="23976" calcext:value-type="float">
            <text:p>23976</text:p>
          </table:table-cell>
        </table:table-row>
        <table:table-row table:style-name="ro1">
          <table:table-cell office:value-type="float" office:value="50490963" calcext:value-type="float">
            <text:p>50490963</text:p>
          </table:table-cell>
          <table:table-cell office:value-type="float" office:value="38502" calcext:value-type="float">
            <text:p>38502</text:p>
          </table:table-cell>
        </table:table-row>
        <table:table-row table:style-name="ro1">
          <table:table-cell office:value-type="float" office:value="49739283" calcext:value-type="float">
            <text:p>49739283</text:p>
          </table:table-cell>
          <table:table-cell office:value-type="float" office:value="66570" calcext:value-type="float">
            <text:p>66570</text:p>
          </table:table-cell>
        </table:table-row>
        <table:table-row table:style-name="ro1">
          <table:table-cell office:value-type="float" office:value="50039706" calcext:value-type="float">
            <text:p>50039706</text:p>
          </table:table-cell>
          <table:table-cell office:value-type="float" office:value="41696" calcext:value-type="float">
            <text:p>41696</text:p>
          </table:table-cell>
        </table:table-row>
        <table:table-row table:style-name="ro1">
          <table:table-cell office:value-type="float" office:value="49924177" calcext:value-type="float">
            <text:p>49924177</text:p>
          </table:table-cell>
          <table:table-cell office:value-type="float" office:value="41321" calcext:value-type="float">
            <text:p>41321</text:p>
          </table:table-cell>
        </table:table-row>
        <table:table-row table:style-name="ro1">
          <table:table-cell office:value-type="float" office:value="49861771" calcext:value-type="float">
            <text:p>49861771</text:p>
          </table:table-cell>
          <table:table-cell office:value-type="float" office:value="38667" calcext:value-type="float">
            <text:p>38667</text:p>
          </table:table-cell>
        </table:table-row>
        <table:table-row table:style-name="ro1">
          <table:table-cell office:value-type="float" office:value="49876743" calcext:value-type="float">
            <text:p>49876743</text:p>
          </table:table-cell>
          <table:table-cell office:value-type="float" office:value="35157" calcext:value-type="float">
            <text:p>35157</text:p>
          </table:table-cell>
        </table:table-row>
        <table:table-row table:style-name="ro1">
          <table:table-cell office:value-type="float" office:value="49950941" calcext:value-type="float">
            <text:p>49950941</text:p>
          </table:table-cell>
          <table:table-cell office:value-type="float" office:value="71208" calcext:value-type="float">
            <text:p>71208</text:p>
          </table:table-cell>
        </table:table-row>
        <table:table-row table:style-name="ro1">
          <table:table-cell office:value-type="float" office:value="50373128" calcext:value-type="float">
            <text:p>50373128</text:p>
          </table:table-cell>
          <table:table-cell office:value-type="float" office:value="29210" calcext:value-type="float">
            <text:p>29210</text:p>
          </table:table-cell>
        </table:table-row>
        <table:table-row table:style-name="ro1">
          <table:table-cell office:value-type="float" office:value="49262977" calcext:value-type="float">
            <text:p>49262977</text:p>
          </table:table-cell>
          <table:table-cell office:value-type="float" office:value="21403" calcext:value-type="float">
            <text:p>21403</text:p>
          </table:table-cell>
        </table:table-row>
        <table:table-row table:style-name="ro1">
          <table:table-cell office:value-type="float" office:value="49898092" calcext:value-type="float">
            <text:p>49898092</text:p>
          </table:table-cell>
          <table:table-cell office:value-type="float" office:value="20220" calcext:value-type="float">
            <text:p>20220</text:p>
          </table:table-cell>
        </table:table-row>
        <table:table-row table:style-name="ro1">
          <table:table-cell office:value-type="float" office:value="49950157" calcext:value-type="float">
            <text:p>49950157</text:p>
          </table:table-cell>
          <table:table-cell office:value-type="float" office:value="21885" calcext:value-type="float">
            <text:p>21885</text:p>
          </table:table-cell>
        </table:table-row>
        <table:table-row table:style-name="ro1">
          <table:table-cell office:value-type="float" office:value="49939800" calcext:value-type="float">
            <text:p>49939800</text:p>
          </table:table-cell>
          <table:table-cell office:value-type="float" office:value="31726" calcext:value-type="float">
            <text:p>31726</text:p>
          </table:table-cell>
        </table:table-row>
        <table:table-row table:style-name="ro1">
          <table:table-cell office:value-type="float" office:value="49953289" calcext:value-type="float">
            <text:p>49953289</text:p>
          </table:table-cell>
          <table:table-cell office:value-type="float" office:value="16413" calcext:value-type="float">
            <text:p>16413</text:p>
          </table:table-cell>
        </table:table-row>
        <table:table-row table:style-name="ro1">
          <table:table-cell office:value-type="float" office:value="49974191" calcext:value-type="float">
            <text:p>49974191</text:p>
          </table:table-cell>
          <table:table-cell office:value-type="float" office:value="17028" calcext:value-type="float">
            <text:p>17028</text:p>
          </table:table-cell>
        </table:table-row>
        <table:table-row table:style-name="ro1">
          <table:table-cell office:value-type="float" office:value="50336089" calcext:value-type="float">
            <text:p>50336089</text:p>
          </table:table-cell>
          <table:table-cell office:value-type="float" office:value="24920" calcext:value-type="float">
            <text:p>24920</text:p>
          </table:table-cell>
        </table:table-row>
        <table:table-row table:style-name="ro1">
          <table:table-cell office:value-type="float" office:value="49547548" calcext:value-type="float">
            <text:p>49547548</text:p>
          </table:table-cell>
          <table:table-cell office:value-type="float" office:value="25285" calcext:value-type="float">
            <text:p>25285</text:p>
          </table:table-cell>
        </table:table-row>
        <table:table-row table:style-name="ro1">
          <table:table-cell office:value-type="float" office:value="49967420" calcext:value-type="float">
            <text:p>49967420</text:p>
          </table:table-cell>
          <table:table-cell office:value-type="float" office:value="40676" calcext:value-type="float">
            <text:p>40676</text:p>
          </table:table-cell>
        </table:table-row>
        <table:table-row table:style-name="ro1">
          <table:table-cell office:value-type="float" office:value="49883597" calcext:value-type="float">
            <text:p>49883597</text:p>
          </table:table-cell>
          <table:table-cell office:value-type="float" office:value="19224" calcext:value-type="float">
            <text:p>19224</text:p>
          </table:table-cell>
        </table:table-row>
        <table:table-row table:style-name="ro1">
          <table:table-cell office:value-type="float" office:value="49998606" calcext:value-type="float">
            <text:p>49998606</text:p>
          </table:table-cell>
          <table:table-cell office:value-type="float" office:value="20547" calcext:value-type="float">
            <text:p>20547</text:p>
          </table:table-cell>
        </table:table-row>
        <table:table-row table:style-name="ro1">
          <table:table-cell office:value-type="float" office:value="50164077" calcext:value-type="float">
            <text:p>50164077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1">
          <table:table-cell office:value-type="float" office:value="50009730" calcext:value-type="float">
            <text:p>50009730</text:p>
          </table:table-cell>
          <table:table-cell office:value-type="float" office:value="16936" calcext:value-type="float">
            <text:p>16936</text:p>
          </table:table-cell>
        </table:table-row>
        <table:table-row table:style-name="ro1">
          <table:table-cell office:value-type="float" office:value="50184235" calcext:value-type="float">
            <text:p>50184235</text:p>
          </table:table-cell>
          <table:table-cell office:value-type="float" office:value="33041" calcext:value-type="float">
            <text:p>33041</text:p>
          </table:table-cell>
        </table:table-row>
        <table:table-row table:style-name="ro1">
          <table:table-cell office:value-type="float" office:value="49427048" calcext:value-type="float">
            <text:p>49427048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1">
          <table:table-cell office:value-type="float" office:value="49993437" calcext:value-type="float">
            <text:p>49993437</text:p>
          </table:table-cell>
          <table:table-cell office:value-type="float" office:value="16532" calcext:value-type="float">
            <text:p>16532</text:p>
          </table:table-cell>
        </table:table-row>
        <table:table-row table:style-name="ro1">
          <table:table-cell office:value-type="float" office:value="49989196" calcext:value-type="float">
            <text:p>49989196</text:p>
          </table:table-cell>
          <table:table-cell office:value-type="float" office:value="20388" calcext:value-type="float">
            <text:p>20388</text:p>
          </table:table-cell>
        </table:table-row>
        <table:table-row table:style-name="ro1">
          <table:table-cell office:value-type="float" office:value="49877850" calcext:value-type="float">
            <text:p>4987785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50136749" calcext:value-type="float">
            <text:p>50136749</text:p>
          </table:table-cell>
          <table:table-cell office:value-type="float" office:value="33135" calcext:value-type="float">
            <text:p>33135</text:p>
          </table:table-cell>
        </table:table-row>
        <table:table-row table:style-name="ro1">
          <table:table-cell office:value-type="float" office:value="49830252" calcext:value-type="float">
            <text:p>49830252</text:p>
          </table:table-cell>
          <table:table-cell office:value-type="float" office:value="17150" calcext:value-type="float">
            <text:p>17150</text:p>
          </table:table-cell>
        </table:table-row>
        <table:table-row table:style-name="ro1">
          <table:table-cell office:value-type="float" office:value="50168876" calcext:value-type="float">
            <text:p>50168876</text:p>
          </table:table-cell>
          <table:table-cell office:value-type="float" office:value="16957" calcext:value-type="float">
            <text:p>16957</text:p>
          </table:table-cell>
        </table:table-row>
        <table:table-row table:style-name="ro1">
          <table:table-cell office:value-type="float" office:value="49705420" calcext:value-type="float">
            <text:p>49705420</text:p>
          </table:table-cell>
          <table:table-cell office:value-type="float" office:value="15804" calcext:value-type="float">
            <text:p>15804</text:p>
          </table:table-cell>
        </table:table-row>
        <table:table-row table:style-name="ro1">
          <table:table-cell office:value-type="float" office:value="50027768" calcext:value-type="float">
            <text:p>50027768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1">
          <table:table-cell office:value-type="float" office:value="49965108" calcext:value-type="float">
            <text:p>49965108</text:p>
          </table:table-cell>
          <table:table-cell office:value-type="float" office:value="31886" calcext:value-type="float">
            <text:p>31886</text:p>
          </table:table-cell>
        </table:table-row>
        <table:table-row table:style-name="ro1">
          <table:table-cell office:value-type="float" office:value="50494874" calcext:value-type="float">
            <text:p>50494874</text:p>
          </table:table-cell>
          <table:table-cell office:value-type="float" office:value="16835" calcext:value-type="float">
            <text:p>16835</text:p>
          </table:table-cell>
        </table:table-row>
        <table:table-row table:style-name="ro1">
          <table:table-cell office:value-type="float" office:value="49425777" calcext:value-type="float">
            <text:p>49425777</text:p>
          </table:table-cell>
          <table:table-cell office:value-type="float" office:value="16981" calcext:value-type="float">
            <text:p>16981</text:p>
          </table:table-cell>
        </table:table-row>
        <table:table-row table:style-name="ro1">
          <table:table-cell office:value-type="float" office:value="49962666" calcext:value-type="float">
            <text:p>49962666</text:p>
          </table:table-cell>
          <table:table-cell office:value-type="float" office:value="17267" calcext:value-type="float">
            <text:p>17267</text:p>
          </table:table-cell>
        </table:table-row>
        <table:table-row table:style-name="ro1">
          <table:table-cell office:value-type="float" office:value="49947803" calcext:value-type="float">
            <text:p>49947803</text:p>
          </table:table-cell>
          <table:table-cell office:value-type="float" office:value="17114" calcext:value-type="float">
            <text:p>17114</text:p>
          </table:table-cell>
        </table:table-row>
        <table:table-row table:style-name="ro1">
          <table:table-cell office:value-type="float" office:value="49957541" calcext:value-type="float">
            <text:p>49957541</text:p>
          </table:table-cell>
          <table:table-cell office:value-type="float" office:value="33901" calcext:value-type="float">
            <text:p>33901</text:p>
          </table:table-cell>
        </table:table-row>
        <table:table-row table:style-name="ro1">
          <table:table-cell office:value-type="float" office:value="50770678" calcext:value-type="float">
            <text:p>50770678</text:p>
          </table:table-cell>
          <table:table-cell office:value-type="float" office:value="16118" calcext:value-type="float">
            <text:p>16118</text:p>
          </table:table-cell>
        </table:table-row>
        <table:table-row table:style-name="ro1">
          <table:table-cell office:value-type="float" office:value="49192881" calcext:value-type="float">
            <text:p>49192881</text:p>
          </table:table-cell>
          <table:table-cell office:value-type="float" office:value="27360" calcext:value-type="float">
            <text:p>27360</text:p>
          </table:table-cell>
        </table:table-row>
        <table:table-row table:style-name="ro1">
          <table:table-cell office:value-type="float" office:value="53662692" calcext:value-type="float">
            <text:p>53662692</text:p>
          </table:table-cell>
          <table:table-cell office:value-type="float" office:value="30846" calcext:value-type="float">
            <text:p>30846</text:p>
          </table:table-cell>
        </table:table-row>
        <table:table-row table:style-name="ro1">
          <table:table-cell office:value-type="float" office:value="46157542" calcext:value-type="float">
            <text:p>46157542</text:p>
          </table:table-cell>
          <table:table-cell office:value-type="float" office:value="567027" calcext:value-type="float">
            <text:p>567027</text:p>
          </table:table-cell>
        </table:table-row>
        <table:table-row table:style-name="ro1">
          <table:table-cell office:value-type="float" office:value="49437913" calcext:value-type="float">
            <text:p>49437913</text:p>
          </table:table-cell>
          <table:table-cell office:value-type="float" office:value="633866" calcext:value-type="float">
            <text:p>633866</text:p>
          </table:table-cell>
        </table:table-row>
        <table:table-row table:style-name="ro1">
          <table:table-cell office:value-type="float" office:value="49266385" calcext:value-type="float">
            <text:p>49266385</text:p>
          </table:table-cell>
          <table:table-cell office:value-type="float" office:value="574729" calcext:value-type="float">
            <text:p>574729</text:p>
          </table:table-cell>
        </table:table-row>
        <table:table-row table:style-name="ro1">
          <table:table-cell office:value-type="float" office:value="49996285" calcext:value-type="float">
            <text:p>49996285</text:p>
          </table:table-cell>
          <table:table-cell office:value-type="float" office:value="680948" calcext:value-type="float">
            <text:p>680948</text:p>
          </table:table-cell>
        </table:table-row>
        <table:table-row table:style-name="ro1">
          <table:table-cell office:value-type="float" office:value="49350410" calcext:value-type="float">
            <text:p>49350410</text:p>
          </table:table-cell>
          <table:table-cell office:value-type="float" office:value="601909" calcext:value-type="float">
            <text:p>601909</text:p>
          </table:table-cell>
        </table:table-row>
        <table:table-row table:style-name="ro1">
          <table:table-cell office:value-type="float" office:value="49077800" calcext:value-type="float">
            <text:p>49077800</text:p>
          </table:table-cell>
          <table:table-cell office:value-type="float" office:value="2053361" calcext:value-type="float">
            <text:p>2053361</text:p>
          </table:table-cell>
        </table:table-row>
        <table:table-row table:style-name="ro1">
          <table:table-cell office:value-type="float" office:value="47617256" calcext:value-type="float">
            <text:p>47617256</text:p>
          </table:table-cell>
          <table:table-cell office:value-type="float" office:value="598819" calcext:value-type="float">
            <text:p>598819</text:p>
          </table:table-cell>
        </table:table-row>
        <table:table-row table:style-name="ro1">
          <table:table-cell office:value-type="float" office:value="50116619" calcext:value-type="float">
            <text:p>50116619</text:p>
          </table:table-cell>
          <table:table-cell office:value-type="float" office:value="6390957" calcext:value-type="float">
            <text:p>6390957</text:p>
          </table:table-cell>
        </table:table-row>
        <table:table-row table:style-name="ro1">
          <table:table-cell office:value-type="float" office:value="89273308" calcext:value-type="float">
            <text:p>89273308</text:p>
          </table:table-cell>
          <table:table-cell office:value-type="float" office:value="4997209" calcext:value-type="float">
            <text:p>4997209</text:p>
          </table:table-cell>
        </table:table-row>
        <table:table-row table:style-name="ro1">
          <table:table-cell office:value-type="float" office:value="17485200" calcext:value-type="float">
            <text:p>17485200</text:p>
          </table:table-cell>
          <table:table-cell office:value-type="float" office:value="5044212" calcext:value-type="float">
            <text:p>5044212</text:p>
          </table:table-cell>
        </table:table-row>
        <table:table-row table:style-name="ro1">
          <table:table-cell office:value-type="float" office:value="26687607" calcext:value-type="float">
            <text:p>26687607</text:p>
          </table:table-cell>
          <table:table-cell office:value-type="float" office:value="4460665" calcext:value-type="float">
            <text:p>4460665</text:p>
          </table:table-cell>
        </table:table-row>
        <table:table-row table:style-name="ro1">
          <table:table-cell office:value-type="float" office:value="44831421" calcext:value-type="float">
            <text:p>44831421</text:p>
          </table:table-cell>
          <table:table-cell office:value-type="float" office:value="754587" calcext:value-type="float">
            <text:p>754587</text:p>
          </table:table-cell>
        </table:table-row>
        <table:table-row table:style-name="ro1">
          <table:table-cell office:value-type="float" office:value="56107829" calcext:value-type="float">
            <text:p>56107829</text:p>
          </table:table-cell>
          <table:table-cell office:value-type="float" office:value="6088161" calcext:value-type="float">
            <text:p>6088161</text:p>
          </table:table-cell>
        </table:table-row>
        <table:table-row table:style-name="ro1">
          <table:table-cell office:value-type="float" office:value="37038366" calcext:value-type="float">
            <text:p>37038366</text:p>
          </table:table-cell>
          <table:table-cell office:value-type="float" office:value="1849486" calcext:value-type="float">
            <text:p>1849486</text:p>
          </table:table-cell>
        </table:table-row>
        <table:table-row table:style-name="ro1">
          <table:table-cell office:value-type="float" office:value="48878557" calcext:value-type="float">
            <text:p>48878557</text:p>
          </table:table-cell>
          <table:table-cell office:value-type="float" office:value="4238741" calcext:value-type="float">
            <text:p>4238741</text:p>
          </table:table-cell>
        </table:table-row>
        <table:table-row table:style-name="ro1">
          <table:table-cell office:value-type="float" office:value="45211424" calcext:value-type="float">
            <text:p>45211424</text:p>
          </table:table-cell>
          <table:table-cell office:value-type="float" office:value="8561429" calcext:value-type="float">
            <text:p>8561429</text:p>
          </table:table-cell>
        </table:table-row>
        <table:table-row table:style-name="ro1">
          <table:table-cell office:value-type="float" office:value="64779315" calcext:value-type="float">
            <text:p>64779315</text:p>
          </table:table-cell>
          <table:table-cell office:value-type="float" office:value="16073214" calcext:value-type="float">
            <text:p>16073214</text:p>
          </table:table-cell>
        </table:table-row>
        <table:table-row table:style-name="ro1">
          <table:table-cell office:value-type="float" office:value="135954787" calcext:value-type="float">
            <text:p>135954787</text:p>
          </table:table-cell>
          <table:table-cell office:value-type="float" office:value="8028119" calcext:value-type="float">
            <text:p>8028119</text:p>
          </table:table-cell>
        </table:table-row>
        <table:table-row table:style-name="ro1">
          <table:table-cell office:value-type="float" office:value="44159527" calcext:value-type="float">
            <text:p>44159527</text:p>
          </table:table-cell>
          <table:table-cell office:value-type="float" office:value="9784637" calcext:value-type="float">
            <text:p>9784637</text:p>
          </table:table-cell>
        </table:table-row>
        <table:table-row table:style-name="ro1">
          <table:table-cell office:value-type="float" office:value="41264362" calcext:value-type="float">
            <text:p>41264362</text:p>
          </table:table-cell>
          <table:table-cell office:value-type="float" office:value="5114371" calcext:value-type="float">
            <text:p>5114371</text:p>
          </table:table-cell>
        </table:table-row>
        <table:table-row table:style-name="ro1">
          <table:table-cell office:value-type="float" office:value="47796867" calcext:value-type="float">
            <text:p>47796867</text:p>
          </table:table-cell>
          <table:table-cell office:value-type="float" office:value="818241" calcext:value-type="float">
            <text:p>818241</text:p>
          </table:table-cell>
        </table:table-row>
        <table:table-row table:style-name="ro1">
          <table:table-cell office:value-type="float" office:value="50278940" calcext:value-type="float">
            <text:p>50278940</text:p>
          </table:table-cell>
          <table:table-cell office:value-type="float" office:value="724841" calcext:value-type="float">
            <text:p>724841</text:p>
          </table:table-cell>
        </table:table-row>
        <table:table-row table:style-name="ro1">
          <table:table-cell office:value-type="float" office:value="52141420" calcext:value-type="float">
            <text:p>52141420</text:p>
          </table:table-cell>
          <table:table-cell office:value-type="float" office:value="1300454" calcext:value-type="float">
            <text:p>1300454</text:p>
          </table:table-cell>
        </table:table-row>
        <table:table-row table:style-name="ro1">
          <table:table-cell office:value-type="float" office:value="49748326" calcext:value-type="float">
            <text:p>49748326</text:p>
          </table:table-cell>
          <table:table-cell office:value-type="float" office:value="1986503" calcext:value-type="float">
            <text:p>1986503</text:p>
          </table:table-cell>
        </table:table-row>
        <table:table-row table:style-name="ro1">
          <table:table-cell office:value-type="float" office:value="50076615" calcext:value-type="float">
            <text:p>50076615</text:p>
          </table:table-cell>
          <table:table-cell office:value-type="float" office:value="1082366" calcext:value-type="float">
            <text:p>1082366</text:p>
          </table:table-cell>
        </table:table-row>
        <table:table-row table:style-name="ro1">
          <table:table-cell office:value-type="float" office:value="51723123" calcext:value-type="float">
            <text:p>51723123</text:p>
          </table:table-cell>
          <table:table-cell office:value-type="float" office:value="3075231" calcext:value-type="float">
            <text:p>3075231</text:p>
          </table:table-cell>
        </table:table-row>
        <table:table-row table:style-name="ro1">
          <table:table-cell office:value-type="float" office:value="48933914" calcext:value-type="float">
            <text:p>48933914</text:p>
          </table:table-cell>
          <table:table-cell office:value-type="float" office:value="15466085" calcext:value-type="float">
            <text:p>15466085</text:p>
          </table:table-cell>
        </table:table-row>
        <table:table-row table:style-name="ro1">
          <table:table-cell office:value-type="float" office:value="140572148" calcext:value-type="float">
            <text:p>140572148</text:p>
          </table:table-cell>
          <table:table-cell office:value-type="float" office:value="5869845" calcext:value-type="float">
            <text:p>5869845</text:p>
          </table:table-cell>
        </table:table-row>
        <table:table-row table:style-name="ro1">
          <table:table-cell office:value-type="float" office:value="44368998" calcext:value-type="float">
            <text:p>44368998</text:p>
          </table:table-cell>
          <table:table-cell office:value-type="float" office:value="890856" calcext:value-type="float">
            <text:p>890856</text:p>
          </table:table-cell>
        </table:table-row>
        <table:table-row table:style-name="ro1">
          <table:table-cell office:value-type="float" office:value="49181684" calcext:value-type="float">
            <text:p>49181684</text:p>
          </table:table-cell>
          <table:table-cell office:value-type="float" office:value="25040548" calcext:value-type="float">
            <text:p>25040548</text:p>
          </table:table-cell>
        </table:table-row>
        <table:table-row table:style-name="ro1">
          <table:table-cell office:value-type="float" office:value="107308038" calcext:value-type="float">
            <text:p>107308038</text:p>
          </table:table-cell>
          <table:table-cell office:value-type="float" office:value="4215575" calcext:value-type="float">
            <text:p>4215575</text:p>
          </table:table-cell>
        </table:table-row>
        <table:table-row table:style-name="ro1">
          <table:table-cell office:value-type="float" office:value="47443150" calcext:value-type="float">
            <text:p>47443150</text:p>
          </table:table-cell>
          <table:table-cell office:value-type="float" office:value="2684494" calcext:value-type="float">
            <text:p>2684494</text:p>
          </table:table-cell>
        </table:table-row>
        <table:table-row table:style-name="ro1">
          <table:table-cell office:value-type="float" office:value="49506523" calcext:value-type="float">
            <text:p>49506523</text:p>
          </table:table-cell>
          <table:table-cell office:value-type="float" office:value="1142792" calcext:value-type="float">
            <text:p>1142792</text:p>
          </table:table-cell>
        </table:table-row>
        <table:table-row table:style-name="ro1">
          <table:table-cell office:value-type="float" office:value="50356213" calcext:value-type="float">
            <text:p>50356213</text:p>
          </table:table-cell>
          <table:table-cell office:value-type="float" office:value="2164675" calcext:value-type="float">
            <text:p>2164675</text:p>
          </table:table-cell>
        </table:table-row>
        <table:table-row table:style-name="ro1">
          <table:table-cell office:value-type="float" office:value="82910711" calcext:value-type="float">
            <text:p>82910711</text:p>
          </table:table-cell>
          <table:table-cell office:value-type="float" office:value="12398326" calcext:value-type="float">
            <text:p>12398326</text:p>
          </table:table-cell>
        </table:table-row>
        <table:table-row table:style-name="ro1">
          <table:table-cell office:value-type="float" office:value="55873324" calcext:value-type="float">
            <text:p>55873324</text:p>
          </table:table-cell>
          <table:table-cell office:value-type="float" office:value="5889903" calcext:value-type="float">
            <text:p>5889903</text:p>
          </table:table-cell>
        </table:table-row>
        <table:table-row table:style-name="ro1">
          <table:table-cell office:value-type="float" office:value="35487777" calcext:value-type="float">
            <text:p>35487777</text:p>
          </table:table-cell>
          <table:table-cell office:value-type="float" office:value="6035947" calcext:value-type="float">
            <text:p>6035947</text:p>
          </table:table-cell>
        </table:table-row>
        <table:table-row table:style-name="ro1">
          <table:table-cell office:value-type="float" office:value="23054405" calcext:value-type="float">
            <text:p>23054405</text:p>
          </table:table-cell>
          <table:table-cell office:value-type="float" office:value="1420514" calcext:value-type="float">
            <text:p>1420514</text:p>
          </table:table-cell>
        </table:table-row>
        <table:table-row table:style-name="ro1">
          <table:table-cell office:value-type="float" office:value="35231801" calcext:value-type="float">
            <text:p>35231801</text:p>
          </table:table-cell>
          <table:table-cell office:value-type="float" office:value="6338504" calcext:value-type="float">
            <text:p>6338504</text:p>
          </table:table-cell>
        </table:table-row>
        <table:table-row table:style-name="ro1">
          <table:table-cell office:value-type="float" office:value="44831625" calcext:value-type="float">
            <text:p>44831625</text:p>
          </table:table-cell>
          <table:table-cell office:value-type="float" office:value="698445" calcext:value-type="float">
            <text:p>698445</text:p>
          </table:table-cell>
        </table:table-row>
        <table:table-row table:style-name="ro1">
          <table:table-cell office:value-type="float" office:value="50157708" calcext:value-type="float">
            <text:p>50157708</text:p>
          </table:table-cell>
          <table:table-cell office:value-type="float" office:value="4592619" calcext:value-type="float">
            <text:p>4592619</text:p>
          </table:table-cell>
        </table:table-row>
        <table:table-row table:style-name="ro1">
          <table:table-cell office:value-type="float" office:value="45279148" calcext:value-type="float">
            <text:p>45279148</text:p>
          </table:table-cell>
          <table:table-cell office:value-type="float" office:value="976260" calcext:value-type="float">
            <text:p>976260</text:p>
          </table:table-cell>
        </table:table-row>
        <table:table-row table:style-name="ro1">
          <table:table-cell office:value-type="float" office:value="49127612" calcext:value-type="float">
            <text:p>49127612</text:p>
          </table:table-cell>
          <table:table-cell office:value-type="float" office:value="13126320" calcext:value-type="float">
            <text:p>13126320</text:p>
          </table:table-cell>
        </table:table-row>
        <table:table-row table:style-name="ro1">
          <table:table-cell office:value-type="float" office:value="70715953" calcext:value-type="float">
            <text:p>70715953</text:p>
          </table:table-cell>
          <table:table-cell office:value-type="float" office:value="6800748" calcext:value-type="float">
            <text:p>6800748</text:p>
          </table:table-cell>
        </table:table-row>
        <table:table-row table:style-name="ro1">
          <table:table-cell office:value-type="float" office:value="81579987" calcext:value-type="float">
            <text:p>81579987</text:p>
          </table:table-cell>
          <table:table-cell office:value-type="float" office:value="8668180" calcext:value-type="float">
            <text:p>8668180</text:p>
          </table:table-cell>
        </table:table-row>
        <table:table-row table:style-name="ro1">
          <table:table-cell office:value-type="float" office:value="60825028" calcext:value-type="float">
            <text:p>60825028</text:p>
          </table:table-cell>
          <table:table-cell office:value-type="float" office:value="6686699" calcext:value-type="float">
            <text:p>6686699</text:p>
          </table:table-cell>
        </table:table-row>
        <table:table-row table:style-name="ro1">
          <table:table-cell office:value-type="float" office:value="38506301" calcext:value-type="float">
            <text:p>38506301</text:p>
          </table:table-cell>
          <table:table-cell office:value-type="float" office:value="5031312" calcext:value-type="float">
            <text:p>5031312</text:p>
          </table:table-cell>
        </table:table-row>
        <table:table-row table:style-name="ro1">
          <table:table-cell office:value-type="float" office:value="38219547" calcext:value-type="float">
            <text:p>38219547</text:p>
          </table:table-cell>
          <table:table-cell office:value-type="float" office:value="6195006" calcext:value-type="float">
            <text:p>6195006</text:p>
          </table:table-cell>
        </table:table-row>
        <table:table-row table:style-name="ro1">
          <table:table-cell office:value-type="float" office:value="27787356" calcext:value-type="float">
            <text:p>27787356</text:p>
          </table:table-cell>
          <table:table-cell office:value-type="float" office:value="3379640" calcext:value-type="float">
            <text:p>3379640</text:p>
          </table:table-cell>
        </table:table-row>
        <table:table-row table:style-name="ro1">
          <table:table-cell office:value-type="float" office:value="44488524" calcext:value-type="float">
            <text:p>44488524</text:p>
          </table:table-cell>
          <table:table-cell office:value-type="float" office:value="7721001" calcext:value-type="float">
            <text:p>7721001</text:p>
          </table:table-cell>
        </table:table-row>
        <table:table-row table:style-name="ro1">
          <table:table-cell office:value-type="float" office:value="39795083" calcext:value-type="float">
            <text:p>39795083</text:p>
          </table:table-cell>
          <table:table-cell office:value-type="float" office:value="5901511" calcext:value-type="float">
            <text:p>5901511</text:p>
          </table:table-cell>
        </table:table-row>
        <table:table-row table:style-name="ro1">
          <table:table-cell office:value-type="float" office:value="65088454" calcext:value-type="float">
            <text:p>65088454</text:p>
          </table:table-cell>
          <table:table-cell office:value-type="float" office:value="4789849" calcext:value-type="float">
            <text:p>4789849</text:p>
          </table:table-cell>
        </table:table-row>
        <table:table-row table:style-name="ro1">
          <table:table-cell office:value-type="float" office:value="123534642" calcext:value-type="float">
            <text:p>123534642</text:p>
          </table:table-cell>
          <table:table-cell office:value-type="float" office:value="7359990" calcext:value-type="float">
            <text:p>7359990</text:p>
          </table:table-cell>
        </table:table-row>
        <table:table-row table:style-name="ro1">
          <table:table-cell office:value-type="float" office:value="102605602" calcext:value-type="float">
            <text:p>102605602</text:p>
          </table:table-cell>
          <table:table-cell office:value-type="float" office:value="6495031" calcext:value-type="float">
            <text:p>6495031</text:p>
          </table:table-cell>
        </table:table-row>
        <table:table-row table:style-name="ro1">
          <table:table-cell office:value-type="float" office:value="71391801" calcext:value-type="float">
            <text:p>71391801</text:p>
          </table:table-cell>
          <table:table-cell office:value-type="float" office:value="5039011" calcext:value-type="float">
            <text:p>5039011</text:p>
          </table:table-cell>
        </table:table-row>
        <table:table-row table:style-name="ro1">
          <table:table-cell office:value-type="float" office:value="37742573" calcext:value-type="float">
            <text:p>37742573</text:p>
          </table:table-cell>
          <table:table-cell office:value-type="float" office:value="10661291" calcext:value-type="float">
            <text:p>10661291</text:p>
          </table:table-cell>
        </table:table-row>
        <table:table-row table:style-name="ro1">
          <table:table-cell office:value-type="float" office:value="93905973" calcext:value-type="float">
            <text:p>93905973</text:p>
          </table:table-cell>
          <table:table-cell office:value-type="float" office:value="7358068" calcext:value-type="float">
            <text:p>7358068</text:p>
          </table:table-cell>
        </table:table-row>
        <table:table-row table:style-name="ro1">
          <table:table-cell office:value-type="float" office:value="44475464" calcext:value-type="float">
            <text:p>44475464</text:p>
          </table:table-cell>
          <table:table-cell office:value-type="float" office:value="1177907" calcext:value-type="float">
            <text:p>1177907</text:p>
          </table:table-cell>
        </table:table-row>
        <table:table-row table:style-name="ro1">
          <table:table-cell office:value-type="float" office:value="49669116" calcext:value-type="float">
            <text:p>49669116</text:p>
          </table:table-cell>
          <table:table-cell office:value-type="float" office:value="3351177" calcext:value-type="float">
            <text:p>3351177</text:p>
          </table:table-cell>
        </table:table-row>
        <table:table-row table:style-name="ro1">
          <table:table-cell office:value-type="float" office:value="47046539" calcext:value-type="float">
            <text:p>47046539</text:p>
          </table:table-cell>
          <table:table-cell office:value-type="float" office:value="3018338" calcext:value-type="float">
            <text:p>3018338</text:p>
          </table:table-cell>
        </table:table-row>
        <table:table-row table:style-name="ro1">
          <table:table-cell office:value-type="float" office:value="47296898" calcext:value-type="float">
            <text:p>47296898</text:p>
          </table:table-cell>
          <table:table-cell office:value-type="float" office:value="3549777" calcext:value-type="float">
            <text:p>3549777</text:p>
          </table:table-cell>
        </table:table-row>
        <table:table-row table:style-name="ro1">
          <table:table-cell office:value-type="float" office:value="45916990" calcext:value-type="float">
            <text:p>45916990</text:p>
          </table:table-cell>
          <table:table-cell office:value-type="float" office:value="5532685" calcext:value-type="float">
            <text:p>5532685</text:p>
          </table:table-cell>
        </table:table-row>
        <table:table-row table:style-name="ro1">
          <table:table-cell office:value-type="float" office:value="44660334" calcext:value-type="float">
            <text:p>44660334</text:p>
          </table:table-cell>
          <table:table-cell office:value-type="float" office:value="731849" calcext:value-type="float">
            <text:p>731849</text:p>
          </table:table-cell>
        </table:table-row>
        <table:table-row table:style-name="ro1">
          <table:table-cell office:value-type="float" office:value="48899050" calcext:value-type="float">
            <text:p>48899050</text:p>
          </table:table-cell>
          <table:table-cell office:value-type="float" office:value="798953" calcext:value-type="float">
            <text:p>798953</text:p>
          </table:table-cell>
        </table:table-row>
        <table:table-row table:style-name="ro1">
          <table:table-cell office:value-type="float" office:value="49054729" calcext:value-type="float">
            <text:p>49054729</text:p>
          </table:table-cell>
          <table:table-cell office:value-type="float" office:value="673999" calcext:value-type="float">
            <text:p>673999</text:p>
          </table:table-cell>
        </table:table-row>
        <table:table-row table:style-name="ro1">
          <table:table-cell office:value-type="float" office:value="49476257" calcext:value-type="float">
            <text:p>49476257</text:p>
          </table:table-cell>
          <table:table-cell office:value-type="float" office:value="555522" calcext:value-type="float">
            <text:p>555522</text:p>
          </table:table-cell>
        </table:table-row>
        <table:table-row table:style-name="ro1">
          <table:table-cell office:value-type="float" office:value="49673500" calcext:value-type="float">
            <text:p>49673500</text:p>
          </table:table-cell>
          <table:table-cell office:value-type="float" office:value="760721" calcext:value-type="float">
            <text:p>760721</text:p>
          </table:table-cell>
        </table:table-row>
        <table:table-row table:style-name="ro1">
          <table:table-cell office:value-type="float" office:value="49626709" calcext:value-type="float">
            <text:p>49626709</text:p>
          </table:table-cell>
          <table:table-cell office:value-type="float" office:value="627888" calcext:value-type="float">
            <text:p>627888</text:p>
          </table:table-cell>
        </table:table-row>
        <table:table-row table:style-name="ro1">
          <table:table-cell office:value-type="float" office:value="48648462" calcext:value-type="float">
            <text:p>48648462</text:p>
          </table:table-cell>
          <table:table-cell office:value-type="float" office:value="626085" calcext:value-type="float">
            <text:p>626085</text:p>
          </table:table-cell>
        </table:table-row>
        <table:table-row table:style-name="ro1">
          <table:table-cell office:value-type="float" office:value="49791183" calcext:value-type="float">
            <text:p>49791183</text:p>
          </table:table-cell>
          <table:table-cell office:value-type="float" office:value="639634" calcext:value-type="float">
            <text:p>639634</text:p>
          </table:table-cell>
        </table:table-row>
        <table:table-row table:style-name="ro1">
          <table:table-cell office:value-type="float" office:value="49212388" calcext:value-type="float">
            <text:p>49212388</text:p>
          </table:table-cell>
          <table:table-cell office:value-type="float" office:value="606981" calcext:value-type="float">
            <text:p>606981</text:p>
          </table:table-cell>
        </table:table-row>
        <table:table-row table:style-name="ro1">
          <table:table-cell office:value-type="float" office:value="49403414" calcext:value-type="float">
            <text:p>49403414</text:p>
          </table:table-cell>
          <table:table-cell office:value-type="float" office:value="581882" calcext:value-type="float">
            <text:p>581882</text:p>
          </table:table-cell>
        </table:table-row>
        <table:table-row table:style-name="ro1">
          <table:table-cell office:value-type="float" office:value="51493407" calcext:value-type="float">
            <text:p>51493407</text:p>
          </table:table-cell>
          <table:table-cell office:value-type="float" office:value="853755" calcext:value-type="float">
            <text:p>853755</text:p>
          </table:table-cell>
        </table:table-row>
        <table:table-row table:style-name="ro1">
          <table:table-cell office:value-type="float" office:value="47143978" calcext:value-type="float">
            <text:p>47143978</text:p>
          </table:table-cell>
          <table:table-cell office:value-type="float" office:value="1472520" calcext:value-type="float">
            <text:p>1472520</text:p>
          </table:table-cell>
        </table:table-row>
        <table:table-row table:style-name="ro1">
          <table:table-cell office:value-type="float" office:value="48549793" calcext:value-type="float">
            <text:p>48549793</text:p>
          </table:table-cell>
          <table:table-cell office:value-type="float" office:value="599064" calcext:value-type="float">
            <text:p>599064</text:p>
          </table:table-cell>
        </table:table-row>
        <table:table-row table:style-name="ro1">
          <table:table-cell office:value-type="float" office:value="49253407" calcext:value-type="float">
            <text:p>49253407</text:p>
          </table:table-cell>
          <table:table-cell office:value-type="float" office:value="529718" calcext:value-type="float">
            <text:p>529718</text:p>
          </table:table-cell>
        </table:table-row>
        <table:table-row table:style-name="ro1">
          <table:table-cell office:value-type="float" office:value="49944539" calcext:value-type="float">
            <text:p>49944539</text:p>
          </table:table-cell>
          <table:table-cell office:value-type="float" office:value="547013" calcext:value-type="float">
            <text:p>547013</text:p>
          </table:table-cell>
        </table:table-row>
        <table:table-row table:style-name="ro1">
          <table:table-cell office:value-type="float" office:value="49004712" calcext:value-type="float">
            <text:p>49004712</text:p>
          </table:table-cell>
          <table:table-cell office:value-type="float" office:value="676861" calcext:value-type="float">
            <text:p>676861</text:p>
          </table:table-cell>
        </table:table-row>
        <table:table-row table:style-name="ro1">
          <table:table-cell office:value-type="float" office:value="49665670" calcext:value-type="float">
            <text:p>49665670</text:p>
          </table:table-cell>
          <table:table-cell office:value-type="float" office:value="2508215" calcext:value-type="float">
            <text:p>2508215</text:p>
          </table:table-cell>
        </table:table-row>
        <table:table-row table:style-name="ro1">
          <table:table-cell office:value-type="float" office:value="46869189" calcext:value-type="float">
            <text:p>46869189</text:p>
          </table:table-cell>
          <table:table-cell office:value-type="float" office:value="539754" calcext:value-type="float">
            <text:p>539754</text:p>
          </table:table-cell>
        </table:table-row>
        <table:table-row table:style-name="ro1">
          <table:table-cell office:value-type="float" office:value="50090227" calcext:value-type="float">
            <text:p>50090227</text:p>
          </table:table-cell>
          <table:table-cell office:value-type="float" office:value="1181180" calcext:value-type="float">
            <text:p>1181180</text:p>
          </table:table-cell>
        </table:table-row>
        <table:table-row table:style-name="ro1">
          <table:table-cell office:value-type="float" office:value="48765004" calcext:value-type="float">
            <text:p>48765004</text:p>
          </table:table-cell>
          <table:table-cell office:value-type="float" office:value="1188788" calcext:value-type="float">
            <text:p>1188788</text:p>
          </table:table-cell>
        </table:table-row>
        <table:table-row table:style-name="ro1">
          <table:table-cell office:value-type="float" office:value="48426432" calcext:value-type="float">
            <text:p>48426432</text:p>
          </table:table-cell>
          <table:table-cell office:value-type="float" office:value="996435" calcext:value-type="float">
            <text:p>996435</text:p>
          </table:table-cell>
        </table:table-row>
        <table:table-row table:style-name="ro1">
          <table:table-cell office:value-type="float" office:value="49184421" calcext:value-type="float">
            <text:p>49184421</text:p>
          </table:table-cell>
          <table:table-cell office:value-type="float" office:value="651975" calcext:value-type="float">
            <text:p>651975</text:p>
          </table:table-cell>
        </table:table-row>
        <table:table-row table:style-name="ro1">
          <table:table-cell office:value-type="float" office:value="49537036" calcext:value-type="float">
            <text:p>49537036</text:p>
          </table:table-cell>
          <table:table-cell office:value-type="float" office:value="663360" calcext:value-type="float">
            <text:p>663360</text:p>
          </table:table-cell>
        </table:table-row>
        <table:table-row table:style-name="ro1">
          <table:table-cell office:value-type="float" office:value="49024706" calcext:value-type="float">
            <text:p>49024706</text:p>
          </table:table-cell>
          <table:table-cell office:value-type="float" office:value="647660" calcext:value-type="float">
            <text:p>647660</text:p>
          </table:table-cell>
        </table:table-row>
        <table:table-row table:style-name="ro1">
          <table:table-cell office:value-type="float" office:value="49031037" calcext:value-type="float">
            <text:p>49031037</text:p>
          </table:table-cell>
          <table:table-cell office:value-type="float" office:value="1204404" calcext:value-type="float">
            <text:p>1204404</text:p>
          </table:table-cell>
        </table:table-row>
        <table:table-row table:style-name="ro1">
          <table:table-cell office:value-type="float" office:value="49190554" calcext:value-type="float">
            <text:p>49190554</text:p>
          </table:table-cell>
          <table:table-cell office:value-type="float" office:value="1112808" calcext:value-type="float">
            <text:p>1112808</text:p>
          </table:table-cell>
        </table:table-row>
        <table:table-row table:style-name="ro1">
          <table:table-cell office:value-type="float" office:value="48111106" calcext:value-type="float">
            <text:p>48111106</text:p>
          </table:table-cell>
          <table:table-cell office:value-type="float" office:value="601526" calcext:value-type="float">
            <text:p>601526</text:p>
          </table:table-cell>
        </table:table-row>
        <table:table-row table:style-name="ro1">
          <table:table-cell office:value-type="float" office:value="49950020" calcext:value-type="float">
            <text:p>49950020</text:p>
          </table:table-cell>
          <table:table-cell office:value-type="float" office:value="599414" calcext:value-type="float">
            <text:p>599414</text:p>
          </table:table-cell>
        </table:table-row>
        <table:table-row table:style-name="ro1">
          <table:table-cell office:value-type="float" office:value="49658314" calcext:value-type="float">
            <text:p>49658314</text:p>
          </table:table-cell>
          <table:table-cell office:value-type="float" office:value="610192" calcext:value-type="float">
            <text:p>610192</text:p>
          </table:table-cell>
        </table:table-row>
        <table:table-row table:style-name="ro1">
          <table:table-cell office:value-type="float" office:value="48489468" calcext:value-type="float">
            <text:p>48489468</text:p>
          </table:table-cell>
          <table:table-cell office:value-type="float" office:value="563744" calcext:value-type="float">
            <text:p>563744</text:p>
          </table:table-cell>
        </table:table-row>
        <table:table-row table:style-name="ro1">
          <table:table-cell office:value-type="float" office:value="49840591" calcext:value-type="float">
            <text:p>49840591</text:p>
          </table:table-cell>
          <table:table-cell office:value-type="float" office:value="589092" calcext:value-type="float">
            <text:p>589092</text:p>
          </table:table-cell>
        </table:table-row>
        <table:table-row table:style-name="ro1">
          <table:table-cell office:value-type="float" office:value="49186096" calcext:value-type="float">
            <text:p>49186096</text:p>
          </table:table-cell>
          <table:table-cell office:value-type="float" office:value="697163" calcext:value-type="float">
            <text:p>697163</text:p>
          </table:table-cell>
        </table:table-row>
        <table:table-row table:style-name="ro1">
          <table:table-cell office:value-type="float" office:value="50031743" calcext:value-type="float">
            <text:p>50031743</text:p>
          </table:table-cell>
          <table:table-cell office:value-type="float" office:value="1161314" calcext:value-type="float">
            <text:p>1161314</text:p>
          </table:table-cell>
        </table:table-row>
        <table:table-row table:style-name="ro1">
          <table:table-cell office:value-type="float" office:value="48270100" calcext:value-type="float">
            <text:p>48270100</text:p>
          </table:table-cell>
          <table:table-cell office:value-type="float" office:value="831928" calcext:value-type="float">
            <text:p>831928</text:p>
          </table:table-cell>
        </table:table-row>
        <table:table-row table:style-name="ro1">
          <table:table-cell office:value-type="float" office:value="48654638" calcext:value-type="float">
            <text:p>48654638</text:p>
          </table:table-cell>
          <table:table-cell office:value-type="float" office:value="680984" calcext:value-type="float">
            <text:p>680984</text:p>
          </table:table-cell>
        </table:table-row>
        <table:table-row table:style-name="ro1">
          <table:table-cell office:value-type="float" office:value="49569016" calcext:value-type="float">
            <text:p>49569016</text:p>
          </table:table-cell>
          <table:table-cell office:value-type="float" office:value="3042609" calcext:value-type="float">
            <text:p>3042609</text:p>
          </table:table-cell>
        </table:table-row>
        <table:table-row table:style-name="ro1">
          <table:table-cell office:value-type="float" office:value="46938364" calcext:value-type="float">
            <text:p>46938364</text:p>
          </table:table-cell>
          <table:table-cell office:value-type="float" office:value="1145133" calcext:value-type="float">
            <text:p>1145133</text:p>
          </table:table-cell>
        </table:table-row>
        <table:table-row table:style-name="ro1">
          <table:table-cell office:value-type="float" office:value="48757883" calcext:value-type="float">
            <text:p>48757883</text:p>
          </table:table-cell>
          <table:table-cell office:value-type="float" office:value="1061818" calcext:value-type="float">
            <text:p>1061818</text:p>
          </table:table-cell>
        </table:table-row>
        <table:table-row table:style-name="ro1">
          <table:table-cell office:value-type="float" office:value="49001888" calcext:value-type="float">
            <text:p>49001888</text:p>
          </table:table-cell>
          <table:table-cell office:value-type="float" office:value="740669" calcext:value-type="float">
            <text:p>740669</text:p>
          </table:table-cell>
        </table:table-row>
        <table:table-row table:style-name="ro1">
          <table:table-cell office:value-type="float" office:value="49166805" calcext:value-type="float">
            <text:p>49166805</text:p>
          </table:table-cell>
          <table:table-cell office:value-type="float" office:value="536084" calcext:value-type="float">
            <text:p>536084</text:p>
          </table:table-cell>
        </table:table-row>
        <table:table-row table:style-name="ro1">
          <table:table-cell office:value-type="float" office:value="49449024" calcext:value-type="float">
            <text:p>49449024</text:p>
          </table:table-cell>
          <table:table-cell office:value-type="float" office:value="538478" calcext:value-type="float">
            <text:p>538478</text:p>
          </table:table-cell>
        </table:table-row>
        <table:table-row table:style-name="ro1">
          <table:table-cell office:value-type="float" office:value="49580624" calcext:value-type="float">
            <text:p>49580624</text:p>
          </table:table-cell>
          <table:table-cell office:value-type="float" office:value="839267" calcext:value-type="float">
            <text:p>839267</text:p>
          </table:table-cell>
        </table:table-row>
        <table:table-row table:style-name="ro1">
          <table:table-cell office:value-type="float" office:value="49318092" calcext:value-type="float">
            <text:p>49318092</text:p>
          </table:table-cell>
          <table:table-cell office:value-type="float" office:value="1212402" calcext:value-type="float">
            <text:p>1212402</text:p>
          </table:table-cell>
        </table:table-row>
        <table:table-row table:style-name="ro1">
          <table:table-cell office:value-type="float" office:value="48723383" calcext:value-type="float">
            <text:p>48723383</text:p>
          </table:table-cell>
          <table:table-cell office:value-type="float" office:value="1003683" calcext:value-type="float">
            <text:p>1003683</text:p>
          </table:table-cell>
        </table:table-row>
        <table:table-row table:style-name="ro1">
          <table:table-cell office:value-type="float" office:value="48920178" calcext:value-type="float">
            <text:p>48920178</text:p>
          </table:table-cell>
          <table:table-cell office:value-type="float" office:value="1289175" calcext:value-type="float">
            <text:p>1289175</text:p>
          </table:table-cell>
        </table:table-row>
        <table:table-row table:style-name="ro1">
          <table:table-cell office:value-type="float" office:value="48517215" calcext:value-type="float">
            <text:p>48517215</text:p>
          </table:table-cell>
          <table:table-cell office:value-type="float" office:value="802024" calcext:value-type="float">
            <text:p>802024</text:p>
          </table:table-cell>
        </table:table-row>
        <table:table-row table:style-name="ro1">
          <table:table-cell office:value-type="float" office:value="49031577" calcext:value-type="float">
            <text:p>49031577</text:p>
          </table:table-cell>
          <table:table-cell office:value-type="float" office:value="563518" calcext:value-type="float">
            <text:p>563518</text:p>
          </table:table-cell>
        </table:table-row>
        <table:table-row table:style-name="ro1">
          <table:table-cell office:value-type="float" office:value="49480720" calcext:value-type="float">
            <text:p>49480720</text:p>
          </table:table-cell>
          <table:table-cell office:value-type="float" office:value="596270" calcext:value-type="float">
            <text:p>596270</text:p>
          </table:table-cell>
        </table:table-row>
        <table:table-row table:style-name="ro1">
          <table:table-cell office:value-type="float" office:value="49702173" calcext:value-type="float">
            <text:p>49702173</text:p>
          </table:table-cell>
          <table:table-cell office:value-type="float" office:value="1097758" calcext:value-type="float">
            <text:p>1097758</text:p>
          </table:table-cell>
        </table:table-row>
        <table:table-row table:style-name="ro1">
          <table:table-cell office:value-type="float" office:value="48753571" calcext:value-type="float">
            <text:p>48753571</text:p>
          </table:table-cell>
          <table:table-cell office:value-type="float" office:value="1121881" calcext:value-type="float">
            <text:p>1121881</text:p>
          </table:table-cell>
        </table:table-row>
        <table:table-row table:style-name="ro1">
          <table:table-cell office:value-type="float" office:value="48816075" calcext:value-type="float">
            <text:p>48816075</text:p>
          </table:table-cell>
          <table:table-cell office:value-type="float" office:value="3091883" calcext:value-type="float">
            <text:p>3091883</text:p>
          </table:table-cell>
        </table:table-row>
        <table:table-row table:style-name="ro1">
          <table:table-cell office:value-type="float" office:value="47325800" calcext:value-type="float">
            <text:p>47325800</text:p>
          </table:table-cell>
          <table:table-cell office:value-type="float" office:value="583407" calcext:value-type="float">
            <text:p>583407</text:p>
          </table:table-cell>
        </table:table-row>
        <table:table-row table:style-name="ro1">
          <table:table-cell office:value-type="float" office:value="49506932" calcext:value-type="float">
            <text:p>49506932</text:p>
          </table:table-cell>
          <table:table-cell office:value-type="float" office:value="1712694" calcext:value-type="float">
            <text:p>1712694</text:p>
          </table:table-cell>
        </table:table-row>
        <table:table-row table:style-name="ro1">
          <table:table-cell office:value-type="float" office:value="48002938" calcext:value-type="float">
            <text:p>48002938</text:p>
          </table:table-cell>
          <table:table-cell office:value-type="float" office:value="556413" calcext:value-type="float">
            <text:p>556413</text:p>
          </table:table-cell>
        </table:table-row>
      </table:table>
      <table:table table:name="test_10" table:style-name="ta1">
        <table:shapes>
          <draw:frame draw:z-index="0" draw:style-name="gr1" draw:text-style-name="P1" svg:width="159.99mm" svg:height="89.99mm" svg:x="36.57mm" svg:y="1mm">
            <loext:p draw:notify-on-update-of-ranges="test_10.A1:test_10.A155 test_10.B1:test_10.B15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8" table:number-columns-repeated="2" table:default-cell-style-name="Default"/>
        <table:table-row table:style-name="ro1">
          <table:table-cell office:value-type="float" office:value="52110411" calcext:value-type="float">
            <text:p>52110411</text:p>
          </table:table-cell>
          <table:table-cell office:value-type="float" office:value="16002" calcext:value-type="float">
            <text:p>16002</text:p>
          </table:table-cell>
        </table:table-row>
        <table:table-row table:style-name="ro1">
          <table:table-cell office:value-type="float" office:value="51167405" calcext:value-type="float">
            <text:p>51167405</text:p>
          </table:table-cell>
          <table:table-cell office:value-type="float" office:value="18125" calcext:value-type="float">
            <text:p>18125</text:p>
          </table:table-cell>
        </table:table-row>
        <table:table-row table:style-name="ro1">
          <table:table-cell office:value-type="float" office:value="52169507" calcext:value-type="float">
            <text:p>52169507</text:p>
          </table:table-cell>
          <table:table-cell office:value-type="float" office:value="58115" calcext:value-type="float">
            <text:p>58115</text:p>
          </table:table-cell>
        </table:table-row>
        <table:table-row table:style-name="ro1">
          <table:table-cell office:value-type="float" office:value="52171087" calcext:value-type="float">
            <text:p>52171087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52120933" calcext:value-type="float">
            <text:p>52120933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float" office:value="51163710" calcext:value-type="float">
            <text:p>51163710</text:p>
          </table:table-cell>
          <table:table-cell office:value-type="float" office:value="17605" calcext:value-type="float">
            <text:p>17605</text:p>
          </table:table-cell>
        </table:table-row>
        <table:table-row table:style-name="ro1">
          <table:table-cell office:value-type="float" office:value="49138236" calcext:value-type="float">
            <text:p>49138236</text:p>
          </table:table-cell>
          <table:table-cell office:value-type="float" office:value="30898" calcext:value-type="float">
            <text:p>30898</text:p>
          </table:table-cell>
        </table:table-row>
        <table:table-row table:style-name="ro1">
          <table:table-cell office:value-type="float" office:value="50168886" calcext:value-type="float">
            <text:p>50168886</text:p>
          </table:table-cell>
          <table:table-cell office:value-type="float" office:value="17697" calcext:value-type="float">
            <text:p>17697</text:p>
          </table:table-cell>
        </table:table-row>
        <table:table-row table:style-name="ro1">
          <table:table-cell office:value-type="float" office:value="50208411" calcext:value-type="float">
            <text:p>50208411</text:p>
          </table:table-cell>
          <table:table-cell office:value-type="float" office:value="22344" calcext:value-type="float">
            <text:p>22344</text:p>
          </table:table-cell>
        </table:table-row>
        <table:table-row table:style-name="ro1">
          <table:table-cell office:value-type="float" office:value="49964912" calcext:value-type="float">
            <text:p>49964912</text:p>
          </table:table-cell>
          <table:table-cell office:value-type="float" office:value="15251" calcext:value-type="float">
            <text:p>15251</text:p>
          </table:table-cell>
        </table:table-row>
        <table:table-row table:style-name="ro1">
          <table:table-cell office:value-type="float" office:value="50093762" calcext:value-type="float">
            <text:p>50093762</text:p>
          </table:table-cell>
          <table:table-cell office:value-type="float" office:value="16299" calcext:value-type="float">
            <text:p>16299</text:p>
          </table:table-cell>
        </table:table-row>
        <table:table-row table:style-name="ro1">
          <table:table-cell office:value-type="float" office:value="50021392" calcext:value-type="float">
            <text:p>50021392</text:p>
          </table:table-cell>
          <table:table-cell office:value-type="float" office:value="31946" calcext:value-type="float">
            <text:p>31946</text:p>
          </table:table-cell>
        </table:table-row>
        <table:table-row table:style-name="ro1">
          <table:table-cell office:value-type="float" office:value="49801978" calcext:value-type="float">
            <text:p>49801978</text:p>
          </table:table-cell>
          <table:table-cell office:value-type="float" office:value="21724" calcext:value-type="float">
            <text:p>21724</text:p>
          </table:table-cell>
        </table:table-row>
        <table:table-row table:style-name="ro1">
          <table:table-cell office:value-type="float" office:value="49975946" calcext:value-type="float">
            <text:p>49975946</text:p>
          </table:table-cell>
          <table:table-cell office:value-type="float" office:value="21121" calcext:value-type="float">
            <text:p>21121</text:p>
          </table:table-cell>
        </table:table-row>
        <table:table-row table:style-name="ro1">
          <table:table-cell office:value-type="float" office:value="50165589" calcext:value-type="float">
            <text:p>50165589</text:p>
          </table:table-cell>
          <table:table-cell office:value-type="float" office:value="26425" calcext:value-type="float">
            <text:p>26425</text:p>
          </table:table-cell>
        </table:table-row>
        <table:table-row table:style-name="ro1">
          <table:table-cell office:value-type="float" office:value="50063617" calcext:value-type="float">
            <text:p>50063617</text:p>
          </table:table-cell>
          <table:table-cell office:value-type="float" office:value="76141" calcext:value-type="float">
            <text:p>76141</text:p>
          </table:table-cell>
        </table:table-row>
        <table:table-row table:style-name="ro1">
          <table:table-cell office:value-type="float" office:value="49880033" calcext:value-type="float">
            <text:p>49880033</text:p>
          </table:table-cell>
          <table:table-cell office:value-type="float" office:value="36373" calcext:value-type="float">
            <text:p>36373</text:p>
          </table:table-cell>
        </table:table-row>
        <table:table-row table:style-name="ro1">
          <table:table-cell office:value-type="float" office:value="49146813" calcext:value-type="float">
            <text:p>49146813</text:p>
          </table:table-cell>
          <table:table-cell office:value-type="float" office:value="21395" calcext:value-type="float">
            <text:p>21395</text:p>
          </table:table-cell>
        </table:table-row>
        <table:table-row table:style-name="ro1">
          <table:table-cell office:value-type="float" office:value="50744525" calcext:value-type="float">
            <text:p>50744525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float" office:value="49942479" calcext:value-type="float">
            <text:p>49942479</text:p>
          </table:table-cell>
          <table:table-cell office:value-type="float" office:value="28480" calcext:value-type="float">
            <text:p>28480</text:p>
          </table:table-cell>
        </table:table-row>
        <table:table-row table:style-name="ro1">
          <table:table-cell office:value-type="float" office:value="49908876" calcext:value-type="float">
            <text:p>49908876</text:p>
          </table:table-cell>
          <table:table-cell office:value-type="float" office:value="58976" calcext:value-type="float">
            <text:p>58976</text:p>
          </table:table-cell>
        </table:table-row>
        <table:table-row table:style-name="ro1">
          <table:table-cell office:value-type="float" office:value="49604823" calcext:value-type="float">
            <text:p>49604823</text:p>
          </table:table-cell>
          <table:table-cell office:value-type="float" office:value="18151" calcext:value-type="float">
            <text:p>18151</text:p>
          </table:table-cell>
        </table:table-row>
        <table:table-row table:style-name="ro1">
          <table:table-cell office:value-type="float" office:value="50333123" calcext:value-type="float">
            <text:p>50333123</text:p>
          </table:table-cell>
          <table:table-cell office:value-type="float" office:value="29296" calcext:value-type="float">
            <text:p>29296</text:p>
          </table:table-cell>
        </table:table-row>
        <table:table-row table:style-name="ro1">
          <table:table-cell office:value-type="float" office:value="49933458" calcext:value-type="float">
            <text:p>49933458</text:p>
          </table:table-cell>
          <table:table-cell office:value-type="float" office:value="28222" calcext:value-type="float">
            <text:p>28222</text:p>
          </table:table-cell>
        </table:table-row>
        <table:table-row table:style-name="ro1">
          <table:table-cell office:value-type="float" office:value="49868090" calcext:value-type="float">
            <text:p>49868090</text:p>
          </table:table-cell>
          <table:table-cell office:value-type="float" office:value="27836" calcext:value-type="float">
            <text:p>27836</text:p>
          </table:table-cell>
        </table:table-row>
        <table:table-row table:style-name="ro1">
          <table:table-cell office:value-type="float" office:value="49405046" calcext:value-type="float">
            <text:p>49405046</text:p>
          </table:table-cell>
          <table:table-cell office:value-type="float" office:value="92253" calcext:value-type="float">
            <text:p>92253</text:p>
          </table:table-cell>
        </table:table-row>
        <table:table-row table:style-name="ro1">
          <table:table-cell office:value-type="float" office:value="49562185" calcext:value-type="float">
            <text:p>49562185</text:p>
          </table:table-cell>
          <table:table-cell office:value-type="float" office:value="34216" calcext:value-type="float">
            <text:p>34216</text:p>
          </table:table-cell>
        </table:table-row>
        <table:table-row table:style-name="ro1">
          <table:table-cell office:value-type="float" office:value="50490744" calcext:value-type="float">
            <text:p>50490744</text:p>
          </table:table-cell>
          <table:table-cell office:value-type="float" office:value="37353" calcext:value-type="float">
            <text:p>37353</text:p>
          </table:table-cell>
        </table:table-row>
        <table:table-row table:style-name="ro1">
          <table:table-cell office:value-type="float" office:value="50250558" calcext:value-type="float">
            <text:p>50250558</text:p>
          </table:table-cell>
          <table:table-cell office:value-type="float" office:value="37362" calcext:value-type="float">
            <text:p>37362</text:p>
          </table:table-cell>
        </table:table-row>
        <table:table-row table:style-name="ro1">
          <table:table-cell office:value-type="float" office:value="49898310" calcext:value-type="float">
            <text:p>49898310</text:p>
          </table:table-cell>
          <table:table-cell office:value-type="float" office:value="67649" calcext:value-type="float">
            <text:p>67649</text:p>
          </table:table-cell>
        </table:table-row>
        <table:table-row table:style-name="ro1">
          <table:table-cell office:value-type="float" office:value="49127574" calcext:value-type="float">
            <text:p>49127574</text:p>
          </table:table-cell>
          <table:table-cell office:value-type="float" office:value="759841" calcext:value-type="float">
            <text:p>759841</text:p>
          </table:table-cell>
        </table:table-row>
        <table:table-row table:style-name="ro1">
          <table:table-cell office:value-type="float" office:value="49119429" calcext:value-type="float">
            <text:p>49119429</text:p>
          </table:table-cell>
          <table:table-cell office:value-type="float" office:value="571031" calcext:value-type="float">
            <text:p>571031</text:p>
          </table:table-cell>
        </table:table-row>
        <table:table-row table:style-name="ro1">
          <table:table-cell office:value-type="float" office:value="50115351" calcext:value-type="float">
            <text:p>50115351</text:p>
          </table:table-cell>
          <table:table-cell office:value-type="float" office:value="1243258" calcext:value-type="float">
            <text:p>1243258</text:p>
          </table:table-cell>
        </table:table-row>
        <table:table-row table:style-name="ro1">
          <table:table-cell office:value-type="float" office:value="48125920" calcext:value-type="float">
            <text:p>48125920</text:p>
          </table:table-cell>
          <table:table-cell office:value-type="float" office:value="759046" calcext:value-type="float">
            <text:p>759046</text:p>
          </table:table-cell>
        </table:table-row>
        <table:table-row table:style-name="ro1">
          <table:table-cell office:value-type="float" office:value="49123299" calcext:value-type="float">
            <text:p>49123299</text:p>
          </table:table-cell>
          <table:table-cell office:value-type="float" office:value="562034" calcext:value-type="float">
            <text:p>562034</text:p>
          </table:table-cell>
        </table:table-row>
        <table:table-row table:style-name="ro1">
          <table:table-cell office:value-type="float" office:value="49764584" calcext:value-type="float">
            <text:p>49764584</text:p>
          </table:table-cell>
          <table:table-cell office:value-type="float" office:value="352056" calcext:value-type="float">
            <text:p>352056</text:p>
          </table:table-cell>
        </table:table-row>
        <table:table-row table:style-name="ro1">
          <table:table-cell office:value-type="float" office:value="50074899" calcext:value-type="float">
            <text:p>50074899</text:p>
          </table:table-cell>
          <table:table-cell office:value-type="float" office:value="496070" calcext:value-type="float">
            <text:p>496070</text:p>
          </table:table-cell>
        </table:table-row>
        <table:table-row table:style-name="ro1">
          <table:table-cell office:value-type="float" office:value="49015364" calcext:value-type="float">
            <text:p>49015364</text:p>
          </table:table-cell>
          <table:table-cell office:value-type="float" office:value="3212727" calcext:value-type="float">
            <text:p>3212727</text:p>
          </table:table-cell>
        </table:table-row>
        <table:table-row table:style-name="ro1">
          <table:table-cell office:value-type="float" office:value="46881025" calcext:value-type="float">
            <text:p>46881025</text:p>
          </table:table-cell>
          <table:table-cell office:value-type="float" office:value="14332777" calcext:value-type="float">
            <text:p>14332777</text:p>
          </table:table-cell>
        </table:table-row>
        <table:table-row table:style-name="ro1">
          <table:table-cell office:value-type="float" office:value="35725657" calcext:value-type="float">
            <text:p>35725657</text:p>
          </table:table-cell>
          <table:table-cell office:value-type="float" office:value="518011" calcext:value-type="float">
            <text:p>518011</text:p>
          </table:table-cell>
        </table:table-row>
        <table:table-row table:style-name="ro1">
          <table:table-cell office:value-type="float" office:value="49579922" calcext:value-type="float">
            <text:p>49579922</text:p>
          </table:table-cell>
          <table:table-cell office:value-type="float" office:value="538379" calcext:value-type="float">
            <text:p>538379</text:p>
          </table:table-cell>
        </table:table-row>
        <table:table-row table:style-name="ro1">
          <table:table-cell office:value-type="float" office:value="49271461" calcext:value-type="float">
            <text:p>49271461</text:p>
          </table:table-cell>
          <table:table-cell office:value-type="float" office:value="3599864" calcext:value-type="float">
            <text:p>3599864</text:p>
          </table:table-cell>
        </table:table-row>
        <table:table-row table:style-name="ro1">
          <table:table-cell office:value-type="float" office:value="46427749" calcext:value-type="float">
            <text:p>46427749</text:p>
          </table:table-cell>
          <table:table-cell office:value-type="float" office:value="2921467" calcext:value-type="float">
            <text:p>2921467</text:p>
          </table:table-cell>
        </table:table-row>
        <table:table-row table:style-name="ro1">
          <table:table-cell office:value-type="float" office:value="47072826" calcext:value-type="float">
            <text:p>47072826</text:p>
          </table:table-cell>
          <table:table-cell office:value-type="float" office:value="2566542" calcext:value-type="float">
            <text:p>2566542</text:p>
          </table:table-cell>
        </table:table-row>
        <table:table-row table:style-name="ro1">
          <table:table-cell office:value-type="float" office:value="47335973" calcext:value-type="float">
            <text:p>47335973</text:p>
          </table:table-cell>
          <table:table-cell office:value-type="float" office:value="838944" calcext:value-type="float">
            <text:p>838944</text:p>
          </table:table-cell>
        </table:table-row>
        <table:table-row table:style-name="ro1">
          <table:table-cell office:value-type="float" office:value="49051669" calcext:value-type="float">
            <text:p>49051669</text:p>
          </table:table-cell>
          <table:table-cell office:value-type="float" office:value="466603" calcext:value-type="float">
            <text:p>466603</text:p>
          </table:table-cell>
        </table:table-row>
        <table:table-row table:style-name="ro1">
          <table:table-cell office:value-type="float" office:value="49651117" calcext:value-type="float">
            <text:p>49651117</text:p>
          </table:table-cell>
          <table:table-cell office:value-type="float" office:value="9022816" calcext:value-type="float">
            <text:p>9022816</text:p>
          </table:table-cell>
        </table:table-row>
        <table:table-row table:style-name="ro1">
          <table:table-cell office:value-type="float" office:value="41080646" calcext:value-type="float">
            <text:p>41080646</text:p>
          </table:table-cell>
          <table:table-cell office:value-type="float" office:value="8667043" calcext:value-type="float">
            <text:p>8667043</text:p>
          </table:table-cell>
        </table:table-row>
        <table:table-row table:style-name="ro1">
          <table:table-cell office:value-type="float" office:value="41313052" calcext:value-type="float">
            <text:p>41313052</text:p>
          </table:table-cell>
          <table:table-cell office:value-type="float" office:value="8261045" calcext:value-type="float">
            <text:p>8261045</text:p>
          </table:table-cell>
        </table:table-row>
        <table:table-row table:style-name="ro1">
          <table:table-cell office:value-type="float" office:value="42105546" calcext:value-type="float">
            <text:p>42105546</text:p>
          </table:table-cell>
          <table:table-cell office:value-type="float" office:value="4685646" calcext:value-type="float">
            <text:p>4685646</text:p>
          </table:table-cell>
        </table:table-row>
        <table:table-row table:style-name="ro1">
          <table:table-cell office:value-type="float" office:value="44778972" calcext:value-type="float">
            <text:p>44778972</text:p>
          </table:table-cell>
          <table:table-cell office:value-type="float" office:value="2293097" calcext:value-type="float">
            <text:p>2293097</text:p>
          </table:table-cell>
        </table:table-row>
        <table:table-row table:style-name="ro1">
          <table:table-cell office:value-type="float" office:value="47822509" calcext:value-type="float">
            <text:p>47822509</text:p>
          </table:table-cell>
          <table:table-cell office:value-type="float" office:value="750997" calcext:value-type="float">
            <text:p>750997</text:p>
          </table:table-cell>
        </table:table-row>
        <table:table-row table:style-name="ro1">
          <table:table-cell office:value-type="float" office:value="49081350" calcext:value-type="float">
            <text:p>49081350</text:p>
          </table:table-cell>
          <table:table-cell office:value-type="float" office:value="1965859" calcext:value-type="float">
            <text:p>1965859</text:p>
          </table:table-cell>
        </table:table-row>
        <table:table-row table:style-name="ro1">
          <table:table-cell office:value-type="float" office:value="48017681" calcext:value-type="float">
            <text:p>48017681</text:p>
          </table:table-cell>
          <table:table-cell office:value-type="float" office:value="596772" calcext:value-type="float">
            <text:p>596772</text:p>
          </table:table-cell>
        </table:table-row>
        <table:table-row table:style-name="ro1">
          <table:table-cell office:value-type="float" office:value="49091098" calcext:value-type="float">
            <text:p>49091098</text:p>
          </table:table-cell>
          <table:table-cell office:value-type="float" office:value="512476" calcext:value-type="float">
            <text:p>512476</text:p>
          </table:table-cell>
        </table:table-row>
        <table:table-row table:style-name="ro1">
          <table:table-cell office:value-type="float" office:value="50121273" calcext:value-type="float">
            <text:p>50121273</text:p>
          </table:table-cell>
          <table:table-cell office:value-type="float" office:value="928979" calcext:value-type="float">
            <text:p>928979</text:p>
          </table:table-cell>
        </table:table-row>
        <table:table-row table:style-name="ro1">
          <table:table-cell office:value-type="float" office:value="49129134" calcext:value-type="float">
            <text:p>49129134</text:p>
          </table:table-cell>
          <table:table-cell office:value-type="float" office:value="761274" calcext:value-type="float">
            <text:p>761274</text:p>
          </table:table-cell>
        </table:table-row>
        <table:table-row table:style-name="ro1">
          <table:table-cell office:value-type="float" office:value="49126565" calcext:value-type="float">
            <text:p>49126565</text:p>
          </table:table-cell>
          <table:table-cell office:value-type="float" office:value="704097" calcext:value-type="float">
            <text:p>704097</text:p>
          </table:table-cell>
        </table:table-row>
        <table:table-row table:style-name="ro1">
          <table:table-cell office:value-type="float" office:value="49025249" calcext:value-type="float">
            <text:p>49025249</text:p>
          </table:table-cell>
          <table:table-cell office:value-type="float" office:value="5962086" calcext:value-type="float">
            <text:p>5962086</text:p>
          </table:table-cell>
        </table:table-row>
        <table:table-row table:style-name="ro1">
          <table:table-cell office:value-type="float" office:value="44109783" calcext:value-type="float">
            <text:p>44109783</text:p>
          </table:table-cell>
          <table:table-cell office:value-type="float" office:value="16508776" calcext:value-type="float">
            <text:p>16508776</text:p>
          </table:table-cell>
        </table:table-row>
        <table:table-row table:style-name="ro1">
          <table:table-cell office:value-type="float" office:value="33091913" calcext:value-type="float">
            <text:p>33091913</text:p>
          </table:table-cell>
          <table:table-cell office:value-type="float" office:value="5599461" calcext:value-type="float">
            <text:p>5599461</text:p>
          </table:table-cell>
        </table:table-row>
        <table:table-row table:style-name="ro1">
          <table:table-cell office:value-type="float" office:value="44144147" calcext:value-type="float">
            <text:p>44144147</text:p>
          </table:table-cell>
          <table:table-cell office:value-type="float" office:value="15202149" calcext:value-type="float">
            <text:p>15202149</text:p>
          </table:table-cell>
        </table:table-row>
        <table:table-row table:style-name="ro1">
          <table:table-cell office:value-type="float" office:value="35062271" calcext:value-type="float">
            <text:p>35062271</text:p>
          </table:table-cell>
          <table:table-cell office:value-type="float" office:value="974988" calcext:value-type="float">
            <text:p>974988</text:p>
          </table:table-cell>
        </table:table-row>
        <table:table-row table:style-name="ro1">
          <table:table-cell office:value-type="float" office:value="49101280" calcext:value-type="float">
            <text:p>49101280</text:p>
          </table:table-cell>
          <table:table-cell office:value-type="float" office:value="1659311" calcext:value-type="float">
            <text:p>1659311</text:p>
          </table:table-cell>
        </table:table-row>
        <table:table-row table:style-name="ro1">
          <table:table-cell office:value-type="float" office:value="48087769" calcext:value-type="float">
            <text:p>48087769</text:p>
          </table:table-cell>
          <table:table-cell office:value-type="float" office:value="6341146" calcext:value-type="float">
            <text:p>6341146</text:p>
          </table:table-cell>
        </table:table-row>
        <table:table-row table:style-name="ro1">
          <table:table-cell office:value-type="float" office:value="44116722" calcext:value-type="float">
            <text:p>44116722</text:p>
          </table:table-cell>
          <table:table-cell office:value-type="float" office:value="5063272" calcext:value-type="float">
            <text:p>5063272</text:p>
          </table:table-cell>
        </table:table-row>
        <table:table-row table:style-name="ro1">
          <table:table-cell office:value-type="float" office:value="45098459" calcext:value-type="float">
            <text:p>45098459</text:p>
          </table:table-cell>
          <table:table-cell office:value-type="float" office:value="5815226" calcext:value-type="float">
            <text:p>5815226</text:p>
          </table:table-cell>
        </table:table-row>
        <table:table-row table:style-name="ro1">
          <table:table-cell office:value-type="float" office:value="43889565" calcext:value-type="float">
            <text:p>43889565</text:p>
          </table:table-cell>
          <table:table-cell office:value-type="float" office:value="2548741" calcext:value-type="float">
            <text:p>2548741</text:p>
          </table:table-cell>
        </table:table-row>
        <table:table-row table:style-name="ro1">
          <table:table-cell office:value-type="float" office:value="47564357" calcext:value-type="float">
            <text:p>47564357</text:p>
          </table:table-cell>
          <table:table-cell office:value-type="float" office:value="545583" calcext:value-type="float">
            <text:p>545583</text:p>
          </table:table-cell>
        </table:table-row>
        <table:table-row table:style-name="ro1">
          <table:table-cell office:value-type="float" office:value="49094636" calcext:value-type="float">
            <text:p>49094636</text:p>
          </table:table-cell>
          <table:table-cell office:value-type="float" office:value="1172456" calcext:value-type="float">
            <text:p>1172456</text:p>
          </table:table-cell>
        </table:table-row>
        <table:table-row table:style-name="ro1">
          <table:table-cell office:value-type="float" office:value="49086741" calcext:value-type="float">
            <text:p>49086741</text:p>
          </table:table-cell>
          <table:table-cell office:value-type="float" office:value="6122545" calcext:value-type="float">
            <text:p>6122545</text:p>
          </table:table-cell>
        </table:table-row>
        <table:table-row table:style-name="ro1">
          <table:table-cell office:value-type="float" office:value="44084815" calcext:value-type="float">
            <text:p>44084815</text:p>
          </table:table-cell>
          <table:table-cell office:value-type="float" office:value="7614917" calcext:value-type="float">
            <text:p>7614917</text:p>
          </table:table-cell>
        </table:table-row>
        <table:table-row table:style-name="ro1">
          <table:table-cell office:value-type="float" office:value="41841594" calcext:value-type="float">
            <text:p>41841594</text:p>
          </table:table-cell>
          <table:table-cell office:value-type="float" office:value="1831944" calcext:value-type="float">
            <text:p>1831944</text:p>
          </table:table-cell>
        </table:table-row>
        <table:table-row table:style-name="ro1">
          <table:table-cell office:value-type="float" office:value="48107869" calcext:value-type="float">
            <text:p>48107869</text:p>
          </table:table-cell>
          <table:table-cell office:value-type="float" office:value="2922561" calcext:value-type="float">
            <text:p>2922561</text:p>
          </table:table-cell>
        </table:table-row>
        <table:table-row table:style-name="ro1">
          <table:table-cell office:value-type="float" office:value="47161613" calcext:value-type="float">
            <text:p>47161613</text:p>
          </table:table-cell>
          <table:table-cell office:value-type="float" office:value="564836" calcext:value-type="float">
            <text:p>564836</text:p>
          </table:table-cell>
        </table:table-row>
        <table:table-row table:style-name="ro1">
          <table:table-cell office:value-type="float" office:value="49079302" calcext:value-type="float">
            <text:p>49079302</text:p>
          </table:table-cell>
          <table:table-cell office:value-type="float" office:value="785392" calcext:value-type="float">
            <text:p>785392</text:p>
          </table:table-cell>
        </table:table-row>
        <table:table-row table:style-name="ro1">
          <table:table-cell office:value-type="float" office:value="50086972" calcext:value-type="float">
            <text:p>50086972</text:p>
          </table:table-cell>
          <table:table-cell office:value-type="float" office:value="1377431" calcext:value-type="float">
            <text:p>1377431</text:p>
          </table:table-cell>
        </table:table-row>
        <table:table-row table:style-name="ro1">
          <table:table-cell office:value-type="float" office:value="47834346" calcext:value-type="float">
            <text:p>47834346</text:p>
          </table:table-cell>
          <table:table-cell office:value-type="float" office:value="503026" calcext:value-type="float">
            <text:p>503026</text:p>
          </table:table-cell>
        </table:table-row>
        <table:table-row table:style-name="ro1">
          <table:table-cell office:value-type="float" office:value="50066226" calcext:value-type="float">
            <text:p>50066226</text:p>
          </table:table-cell>
          <table:table-cell office:value-type="float" office:value="476471" calcext:value-type="float">
            <text:p>476471</text:p>
          </table:table-cell>
        </table:table-row>
        <table:table-row table:style-name="ro1">
          <table:table-cell office:value-type="float" office:value="49329645" calcext:value-type="float">
            <text:p>49329645</text:p>
          </table:table-cell>
          <table:table-cell office:value-type="float" office:value="8759021" calcext:value-type="float">
            <text:p>8759021</text:p>
          </table:table-cell>
        </table:table-row>
        <table:table-row table:style-name="ro1">
          <table:table-cell office:value-type="float" office:value="41182579" calcext:value-type="float">
            <text:p>41182579</text:p>
          </table:table-cell>
          <table:table-cell office:value-type="float" office:value="9212027" calcext:value-type="float">
            <text:p>9212027</text:p>
          </table:table-cell>
        </table:table-row>
        <table:table-row table:style-name="ro1">
          <table:table-cell office:value-type="float" office:value="40675264" calcext:value-type="float">
            <text:p>40675264</text:p>
          </table:table-cell>
          <table:table-cell office:value-type="float" office:value="5555093" calcext:value-type="float">
            <text:p>5555093</text:p>
          </table:table-cell>
        </table:table-row>
        <table:table-row table:style-name="ro1">
          <table:table-cell office:value-type="float" office:value="44916571" calcext:value-type="float">
            <text:p>44916571</text:p>
          </table:table-cell>
          <table:table-cell office:value-type="float" office:value="10329961" calcext:value-type="float">
            <text:p>10329961</text:p>
          </table:table-cell>
        </table:table-row>
        <table:table-row table:style-name="ro1">
          <table:table-cell office:value-type="float" office:value="39290412" calcext:value-type="float">
            <text:p>39290412</text:p>
          </table:table-cell>
          <table:table-cell office:value-type="float" office:value="1788248" calcext:value-type="float">
            <text:p>1788248</text:p>
          </table:table-cell>
        </table:table-row>
        <table:table-row table:style-name="ro1">
          <table:table-cell office:value-type="float" office:value="48108017" calcext:value-type="float">
            <text:p>48108017</text:p>
          </table:table-cell>
          <table:table-cell office:value-type="float" office:value="574202" calcext:value-type="float">
            <text:p>574202</text:p>
          </table:table-cell>
        </table:table-row>
        <table:table-row table:style-name="ro1">
          <table:table-cell office:value-type="float" office:value="49377871" calcext:value-type="float">
            <text:p>49377871</text:p>
          </table:table-cell>
          <table:table-cell office:value-type="float" office:value="2128654" calcext:value-type="float">
            <text:p>2128654</text:p>
          </table:table-cell>
        </table:table-row>
        <table:table-row table:style-name="ro1">
          <table:table-cell office:value-type="float" office:value="48047586" calcext:value-type="float">
            <text:p>48047586</text:p>
          </table:table-cell>
          <table:table-cell office:value-type="float" office:value="560135" calcext:value-type="float">
            <text:p>560135</text:p>
          </table:table-cell>
        </table:table-row>
        <table:table-row table:style-name="ro1">
          <table:table-cell office:value-type="float" office:value="49336706" calcext:value-type="float">
            <text:p>49336706</text:p>
          </table:table-cell>
          <table:table-cell office:value-type="float" office:value="518958" calcext:value-type="float">
            <text:p>518958</text:p>
          </table:table-cell>
        </table:table-row>
        <table:table-row table:style-name="ro1">
          <table:table-cell office:value-type="float" office:value="49408699" calcext:value-type="float">
            <text:p>49408699</text:p>
          </table:table-cell>
          <table:table-cell office:value-type="float" office:value="3006587" calcext:value-type="float">
            <text:p>3006587</text:p>
          </table:table-cell>
        </table:table-row>
        <table:table-row table:style-name="ro1">
          <table:table-cell office:value-type="float" office:value="46916487" calcext:value-type="float">
            <text:p>46916487</text:p>
          </table:table-cell>
          <table:table-cell office:value-type="float" office:value="1280212" calcext:value-type="float">
            <text:p>1280212</text:p>
          </table:table-cell>
        </table:table-row>
        <table:table-row table:style-name="ro1">
          <table:table-cell office:value-type="float" office:value="48735689" calcext:value-type="float">
            <text:p>48735689</text:p>
          </table:table-cell>
          <table:table-cell office:value-type="float" office:value="660040" calcext:value-type="float">
            <text:p>660040</text:p>
          </table:table-cell>
        </table:table-row>
        <table:table-row table:style-name="ro1">
          <table:table-cell office:value-type="float" office:value="49335168" calcext:value-type="float">
            <text:p>49335168</text:p>
          </table:table-cell>
          <table:table-cell office:value-type="float" office:value="3687261" calcext:value-type="float">
            <text:p>3687261</text:p>
          </table:table-cell>
        </table:table-row>
        <table:table-row table:style-name="ro1">
          <table:table-cell office:value-type="float" office:value="46401103" calcext:value-type="float">
            <text:p>46401103</text:p>
          </table:table-cell>
          <table:table-cell office:value-type="float" office:value="1570197" calcext:value-type="float">
            <text:p>1570197</text:p>
          </table:table-cell>
        </table:table-row>
        <table:table-row table:style-name="ro1">
          <table:table-cell office:value-type="float" office:value="48232926" calcext:value-type="float">
            <text:p>48232926</text:p>
          </table:table-cell>
          <table:table-cell office:value-type="float" office:value="9635402" calcext:value-type="float">
            <text:p>9635402</text:p>
          </table:table-cell>
        </table:table-row>
        <table:table-row table:style-name="ro1">
          <table:table-cell office:value-type="float" office:value="40451689" calcext:value-type="float">
            <text:p>40451689</text:p>
          </table:table-cell>
          <table:table-cell office:value-type="float" office:value="5266639" calcext:value-type="float">
            <text:p>5266639</text:p>
          </table:table-cell>
        </table:table-row>
        <table:table-row table:style-name="ro1">
          <table:table-cell office:value-type="float" office:value="44735734" calcext:value-type="float">
            <text:p>44735734</text:p>
          </table:table-cell>
          <table:table-cell office:value-type="float" office:value="5922753" calcext:value-type="float">
            <text:p>5922753</text:p>
          </table:table-cell>
        </table:table-row>
        <table:table-row table:style-name="ro1">
          <table:table-cell office:value-type="float" office:value="44092869" calcext:value-type="float">
            <text:p>44092869</text:p>
          </table:table-cell>
          <table:table-cell office:value-type="float" office:value="598341" calcext:value-type="float">
            <text:p>598341</text:p>
          </table:table-cell>
        </table:table-row>
        <table:table-row table:style-name="ro1">
          <table:table-cell office:value-type="float" office:value="49246747" calcext:value-type="float">
            <text:p>49246747</text:p>
          </table:table-cell>
          <table:table-cell office:value-type="float" office:value="7109761" calcext:value-type="float">
            <text:p>7109761</text:p>
          </table:table-cell>
        </table:table-row>
        <table:table-row table:style-name="ro1">
          <table:table-cell office:value-type="float" office:value="42949466" calcext:value-type="float">
            <text:p>42949466</text:p>
          </table:table-cell>
          <table:table-cell office:value-type="float" office:value="6275113" calcext:value-type="float">
            <text:p>6275113</text:p>
          </table:table-cell>
        </table:table-row>
        <table:table-row table:style-name="ro1">
          <table:table-cell office:value-type="float" office:value="43710770" calcext:value-type="float">
            <text:p>43710770</text:p>
          </table:table-cell>
          <table:table-cell office:value-type="float" office:value="919802" calcext:value-type="float">
            <text:p>919802</text:p>
          </table:table-cell>
        </table:table-row>
        <table:table-row table:style-name="ro1">
          <table:table-cell office:value-type="float" office:value="49195888" calcext:value-type="float">
            <text:p>49195888</text:p>
          </table:table-cell>
          <table:table-cell office:value-type="float" office:value="2023708" calcext:value-type="float">
            <text:p>2023708</text:p>
          </table:table-cell>
        </table:table-row>
        <table:table-row table:style-name="ro1">
          <table:table-cell office:value-type="float" office:value="47884138" calcext:value-type="float">
            <text:p>47884138</text:p>
          </table:table-cell>
          <table:table-cell office:value-type="float" office:value="518566" calcext:value-type="float">
            <text:p>518566</text:p>
          </table:table-cell>
        </table:table-row>
        <table:table-row table:style-name="ro1">
          <table:table-cell office:value-type="float" office:value="49476368" calcext:value-type="float">
            <text:p>49476368</text:p>
          </table:table-cell>
          <table:table-cell office:value-type="float" office:value="496609" calcext:value-type="float">
            <text:p>496609</text:p>
          </table:table-cell>
        </table:table-row>
        <table:table-row table:style-name="ro1">
          <table:table-cell office:value-type="float" office:value="49469030" calcext:value-type="float">
            <text:p>49469030</text:p>
          </table:table-cell>
          <table:table-cell office:value-type="float" office:value="4142479" calcext:value-type="float">
            <text:p>4142479</text:p>
          </table:table-cell>
        </table:table-row>
        <table:table-row table:style-name="ro1">
          <table:table-cell office:value-type="float" office:value="45889571" calcext:value-type="float">
            <text:p>45889571</text:p>
          </table:table-cell>
          <table:table-cell office:value-type="float" office:value="476544" calcext:value-type="float">
            <text:p>476544</text:p>
          </table:table-cell>
        </table:table-row>
        <table:table-row table:style-name="ro1">
          <table:table-cell office:value-type="float" office:value="49572721" calcext:value-type="float">
            <text:p>49572721</text:p>
          </table:table-cell>
          <table:table-cell office:value-type="float" office:value="448097" calcext:value-type="float">
            <text:p>448097</text:p>
          </table:table-cell>
        </table:table-row>
        <table:table-row table:style-name="ro1">
          <table:table-cell office:value-type="float" office:value="49673105" calcext:value-type="float">
            <text:p>49673105</text:p>
          </table:table-cell>
          <table:table-cell office:value-type="float" office:value="433747" calcext:value-type="float">
            <text:p>433747</text:p>
          </table:table-cell>
        </table:table-row>
        <table:table-row table:style-name="ro1">
          <table:table-cell office:value-type="float" office:value="49485847" calcext:value-type="float">
            <text:p>49485847</text:p>
          </table:table-cell>
          <table:table-cell office:value-type="float" office:value="406902" calcext:value-type="float">
            <text:p>406902</text:p>
          </table:table-cell>
        </table:table-row>
        <table:table-row table:style-name="ro1">
          <table:table-cell office:value-type="float" office:value="49645906" calcext:value-type="float">
            <text:p>49645906</text:p>
          </table:table-cell>
          <table:table-cell office:value-type="float" office:value="417205" calcext:value-type="float">
            <text:p>417205</text:p>
          </table:table-cell>
        </table:table-row>
        <table:table-row table:style-name="ro1">
          <table:table-cell office:value-type="float" office:value="49398488" calcext:value-type="float">
            <text:p>49398488</text:p>
          </table:table-cell>
          <table:table-cell office:value-type="float" office:value="2697312" calcext:value-type="float">
            <text:p>2697312</text:p>
          </table:table-cell>
        </table:table-row>
        <table:table-row table:style-name="ro1">
          <table:table-cell office:value-type="float" office:value="47522999" calcext:value-type="float">
            <text:p>47522999</text:p>
          </table:table-cell>
          <table:table-cell office:value-type="float" office:value="473089" calcext:value-type="float">
            <text:p>473089</text:p>
          </table:table-cell>
        </table:table-row>
        <table:table-row table:style-name="ro1">
          <table:table-cell office:value-type="float" office:value="49174772" calcext:value-type="float">
            <text:p>49174772</text:p>
          </table:table-cell>
          <table:table-cell office:value-type="float" office:value="425329" calcext:value-type="float">
            <text:p>425329</text:p>
          </table:table-cell>
        </table:table-row>
        <table:table-row table:style-name="ro1">
          <table:table-cell office:value-type="float" office:value="49171226" calcext:value-type="float">
            <text:p>49171226</text:p>
          </table:table-cell>
          <table:table-cell office:value-type="float" office:value="412045" calcext:value-type="float">
            <text:p>412045</text:p>
          </table:table-cell>
        </table:table-row>
        <table:table-row table:style-name="ro1">
          <table:table-cell office:value-type="float" office:value="50139202" calcext:value-type="float">
            <text:p>50139202</text:p>
          </table:table-cell>
          <table:table-cell office:value-type="float" office:value="706451" calcext:value-type="float">
            <text:p>706451</text:p>
          </table:table-cell>
        </table:table-row>
        <table:table-row table:style-name="ro1">
          <table:table-cell office:value-type="float" office:value="49338308" calcext:value-type="float">
            <text:p>49338308</text:p>
          </table:table-cell>
          <table:table-cell office:value-type="float" office:value="535207" calcext:value-type="float">
            <text:p>535207</text:p>
          </table:table-cell>
        </table:table-row>
        <table:table-row table:style-name="ro1">
          <table:table-cell office:value-type="float" office:value="50600869" calcext:value-type="float">
            <text:p>50600869</text:p>
          </table:table-cell>
          <table:table-cell office:value-type="float" office:value="479494" calcext:value-type="float">
            <text:p>479494</text:p>
          </table:table-cell>
        </table:table-row>
        <table:table-row table:style-name="ro1">
          <table:table-cell office:value-type="float" office:value="48366753" calcext:value-type="float">
            <text:p>48366753</text:p>
          </table:table-cell>
          <table:table-cell office:value-type="float" office:value="275087" calcext:value-type="float">
            <text:p>275087</text:p>
          </table:table-cell>
        </table:table-row>
        <table:table-row table:style-name="ro1">
          <table:table-cell office:value-type="float" office:value="49105935" calcext:value-type="float">
            <text:p>49105935</text:p>
          </table:table-cell>
          <table:table-cell office:value-type="float" office:value="260194" calcext:value-type="float">
            <text:p>260194</text:p>
          </table:table-cell>
        </table:table-row>
        <table:table-row table:style-name="ro1">
          <table:table-cell office:value-type="float" office:value="50154881" calcext:value-type="float">
            <text:p>50154881</text:p>
          </table:table-cell>
          <table:table-cell office:value-type="float" office:value="290103" calcext:value-type="float">
            <text:p>290103</text:p>
          </table:table-cell>
        </table:table-row>
        <table:table-row table:style-name="ro1">
          <table:table-cell office:value-type="float" office:value="49550744" calcext:value-type="float">
            <text:p>49550744</text:p>
          </table:table-cell>
          <table:table-cell office:value-type="float" office:value="260536" calcext:value-type="float">
            <text:p>260536</text:p>
          </table:table-cell>
        </table:table-row>
        <table:table-row table:style-name="ro1">
          <table:table-cell office:value-type="float" office:value="50165950" calcext:value-type="float">
            <text:p>50165950</text:p>
          </table:table-cell>
          <table:table-cell office:value-type="float" office:value="262310" calcext:value-type="float">
            <text:p>262310</text:p>
          </table:table-cell>
        </table:table-row>
        <table:table-row table:style-name="ro1">
          <table:table-cell office:value-type="float" office:value="49183293" calcext:value-type="float">
            <text:p>49183293</text:p>
          </table:table-cell>
          <table:table-cell office:value-type="float" office:value="325856" calcext:value-type="float">
            <text:p>325856</text:p>
          </table:table-cell>
        </table:table-row>
        <table:table-row table:style-name="ro1">
          <table:table-cell office:value-type="float" office:value="50180297" calcext:value-type="float">
            <text:p>50180297</text:p>
          </table:table-cell>
          <table:table-cell office:value-type="float" office:value="329167" calcext:value-type="float">
            <text:p>329167</text:p>
          </table:table-cell>
        </table:table-row>
        <table:table-row table:style-name="ro1">
          <table:table-cell office:value-type="float" office:value="49165907" calcext:value-type="float">
            <text:p>49165907</text:p>
          </table:table-cell>
          <table:table-cell office:value-type="float" office:value="282821" calcext:value-type="float">
            <text:p>282821</text:p>
          </table:table-cell>
        </table:table-row>
        <table:table-row table:style-name="ro1">
          <table:table-cell office:value-type="float" office:value="50157068" calcext:value-type="float">
            <text:p>50157068</text:p>
          </table:table-cell>
          <table:table-cell office:value-type="float" office:value="272321" calcext:value-type="float">
            <text:p>272321</text:p>
          </table:table-cell>
        </table:table-row>
        <table:table-row table:style-name="ro1">
          <table:table-cell office:value-type="float" office:value="49121263" calcext:value-type="float">
            <text:p>49121263</text:p>
          </table:table-cell>
          <table:table-cell office:value-type="float" office:value="326277" calcext:value-type="float">
            <text:p>326277</text:p>
          </table:table-cell>
        </table:table-row>
        <table:table-row table:style-name="ro1">
          <table:table-cell office:value-type="float" office:value="50158234" calcext:value-type="float">
            <text:p>50158234</text:p>
          </table:table-cell>
          <table:table-cell office:value-type="float" office:value="323670" calcext:value-type="float">
            <text:p>323670</text:p>
          </table:table-cell>
        </table:table-row>
        <table:table-row table:style-name="ro1">
          <table:table-cell office:value-type="float" office:value="49287949" calcext:value-type="float">
            <text:p>49287949</text:p>
          </table:table-cell>
          <table:table-cell office:value-type="float" office:value="261135" calcext:value-type="float">
            <text:p>261135</text:p>
          </table:table-cell>
        </table:table-row>
        <table:table-row table:style-name="ro1">
          <table:table-cell office:value-type="float" office:value="50160608" calcext:value-type="float">
            <text:p>50160608</text:p>
          </table:table-cell>
          <table:table-cell office:value-type="float" office:value="285480" calcext:value-type="float">
            <text:p>285480</text:p>
          </table:table-cell>
        </table:table-row>
        <table:table-row table:style-name="ro1">
          <table:table-cell office:value-type="float" office:value="49646456" calcext:value-type="float">
            <text:p>49646456</text:p>
          </table:table-cell>
          <table:table-cell office:value-type="float" office:value="2281252" calcext:value-type="float">
            <text:p>2281252</text:p>
          </table:table-cell>
        </table:table-row>
        <table:table-row table:style-name="ro1">
          <table:table-cell office:value-type="float" office:value="47121768" calcext:value-type="float">
            <text:p>47121768</text:p>
          </table:table-cell>
          <table:table-cell office:value-type="float" office:value="265773" calcext:value-type="float">
            <text:p>265773</text:p>
          </table:table-cell>
        </table:table-row>
        <table:table-row table:style-name="ro1">
          <table:table-cell office:value-type="float" office:value="50169268" calcext:value-type="float">
            <text:p>50169268</text:p>
          </table:table-cell>
          <table:table-cell office:value-type="float" office:value="302546" calcext:value-type="float">
            <text:p>302546</text:p>
          </table:table-cell>
        </table:table-row>
        <table:table-row table:style-name="ro1">
          <table:table-cell office:value-type="float" office:value="49182868" calcext:value-type="float">
            <text:p>49182868</text:p>
          </table:table-cell>
          <table:table-cell office:value-type="float" office:value="325239" calcext:value-type="float">
            <text:p>325239</text:p>
          </table:table-cell>
        </table:table-row>
        <table:table-row table:style-name="ro1">
          <table:table-cell office:value-type="float" office:value="50170596" calcext:value-type="float">
            <text:p>50170596</text:p>
          </table:table-cell>
          <table:table-cell office:value-type="float" office:value="287396" calcext:value-type="float">
            <text:p>287396</text:p>
          </table:table-cell>
        </table:table-row>
        <table:table-row table:style-name="ro1">
          <table:table-cell office:value-type="float" office:value="49162148" calcext:value-type="float">
            <text:p>49162148</text:p>
          </table:table-cell>
          <table:table-cell office:value-type="float" office:value="274751" calcext:value-type="float">
            <text:p>274751</text:p>
          </table:table-cell>
        </table:table-row>
        <table:table-row table:style-name="ro1">
          <table:table-cell office:value-type="float" office:value="50162489" calcext:value-type="float">
            <text:p>50162489</text:p>
          </table:table-cell>
          <table:table-cell office:value-type="float" office:value="274584" calcext:value-type="float">
            <text:p>274584</text:p>
          </table:table-cell>
        </table:table-row>
        <table:table-row table:style-name="ro1">
          <table:table-cell office:value-type="float" office:value="49163501" calcext:value-type="float">
            <text:p>49163501</text:p>
          </table:table-cell>
          <table:table-cell office:value-type="float" office:value="272351" calcext:value-type="float">
            <text:p>272351</text:p>
          </table:table-cell>
        </table:table-row>
        <table:table-row table:style-name="ro1">
          <table:table-cell office:value-type="float" office:value="50159167" calcext:value-type="float">
            <text:p>50159167</text:p>
          </table:table-cell>
          <table:table-cell office:value-type="float" office:value="274993" calcext:value-type="float">
            <text:p>274993</text:p>
          </table:table-cell>
        </table:table-row>
        <table:table-row table:style-name="ro1">
          <table:table-cell office:value-type="float" office:value="49168151" calcext:value-type="float">
            <text:p>49168151</text:p>
          </table:table-cell>
          <table:table-cell office:value-type="float" office:value="323880" calcext:value-type="float">
            <text:p>323880</text:p>
          </table:table-cell>
        </table:table-row>
        <table:table-row table:style-name="ro1">
          <table:table-cell office:value-type="float" office:value="50213371" calcext:value-type="float">
            <text:p>50213371</text:p>
          </table:table-cell>
          <table:table-cell office:value-type="float" office:value="543671" calcext:value-type="float">
            <text:p>543671</text:p>
          </table:table-cell>
        </table:table-row>
        <table:table-row table:style-name="ro1">
          <table:table-cell office:value-type="float" office:value="49241950" calcext:value-type="float">
            <text:p>49241950</text:p>
          </table:table-cell>
          <table:table-cell office:value-type="float" office:value="493309" calcext:value-type="float">
            <text:p>493309</text:p>
          </table:table-cell>
        </table:table-row>
        <table:table-row table:style-name="ro1">
          <table:table-cell office:value-type="float" office:value="49235171" calcext:value-type="float">
            <text:p>49235171</text:p>
          </table:table-cell>
          <table:table-cell office:value-type="float" office:value="537282" calcext:value-type="float">
            <text:p>537282</text:p>
          </table:table-cell>
        </table:table-row>
        <table:table-row table:style-name="ro1">
          <table:table-cell office:value-type="float" office:value="50243194" calcext:value-type="float">
            <text:p>50243194</text:p>
          </table:table-cell>
          <table:table-cell office:value-type="float" office:value="588240" calcext:value-type="float">
            <text:p>588240</text:p>
          </table:table-cell>
        </table:table-row>
        <table:table-row table:style-name="ro1">
          <table:table-cell office:value-type="float" office:value="49239068" calcext:value-type="float">
            <text:p>49239068</text:p>
          </table:table-cell>
          <table:table-cell office:value-type="float" office:value="550452" calcext:value-type="float">
            <text:p>550452</text:p>
          </table:table-cell>
        </table:table-row>
        <table:table-row table:style-name="ro1">
          <table:table-cell office:value-type="float" office:value="49423730" calcext:value-type="float">
            <text:p>49423730</text:p>
          </table:table-cell>
          <table:table-cell office:value-type="float" office:value="648765" calcext:value-type="float">
            <text:p>648765</text:p>
          </table:table-cell>
        </table:table-row>
        <table:table-row table:style-name="ro1">
          <table:table-cell office:value-type="float" office:value="49212730" calcext:value-type="float">
            <text:p>49212730</text:p>
          </table:table-cell>
          <table:table-cell office:value-type="float" office:value="434634" calcext:value-type="float">
            <text:p>434634</text:p>
          </table:table-cell>
        </table:table-row>
        <table:table-row table:style-name="ro1">
          <table:table-cell office:value-type="float" office:value="49224236" calcext:value-type="float">
            <text:p>49224236</text:p>
          </table:table-cell>
          <table:table-cell office:value-type="float" office:value="545666" calcext:value-type="float">
            <text:p>545666</text:p>
          </table:table-cell>
        </table:table-row>
        <table:table-row table:style-name="ro1">
          <table:table-cell office:value-type="float" office:value="49523584" calcext:value-type="float">
            <text:p>49523584</text:p>
          </table:table-cell>
          <table:table-cell office:value-type="float" office:value="482906" calcext:value-type="float">
            <text:p>482906</text:p>
          </table:table-cell>
        </table:table-row>
        <table:table-row table:style-name="ro1">
          <table:table-cell office:value-type="float" office:value="49036806" calcext:value-type="float">
            <text:p>49036806</text:p>
          </table:table-cell>
          <table:table-cell office:value-type="float" office:value="733383" calcext:value-type="float">
            <text:p>733383</text:p>
          </table:table-cell>
        </table:table-row>
        <table:table-row table:style-name="ro1">
          <table:table-cell office:value-type="float" office:value="49360390" calcext:value-type="float">
            <text:p>49360390</text:p>
          </table:table-cell>
          <table:table-cell office:value-type="float" office:value="283859" calcext:value-type="float">
            <text:p>283859</text:p>
          </table:table-cell>
        </table:table-row>
        <table:table-row table:style-name="ro1">
          <table:table-cell office:value-type="float" office:value="50154706" calcext:value-type="float">
            <text:p>50154706</text:p>
          </table:table-cell>
          <table:table-cell office:value-type="float" office:value="289866" calcext:value-type="float">
            <text:p>289866</text:p>
          </table:table-cell>
        </table:table-row>
        <table:table-row table:style-name="ro1">
          <table:table-cell office:value-type="float" office:value="49178246" calcext:value-type="float">
            <text:p>49178246</text:p>
          </table:table-cell>
          <table:table-cell office:value-type="float" office:value="368582" calcext:value-type="float">
            <text:p>368582</text:p>
          </table:table-cell>
        </table:table-row>
        <table:table-row table:style-name="ro1">
          <table:table-cell office:value-type="float" office:value="50214127" calcext:value-type="float">
            <text:p>50214127</text:p>
          </table:table-cell>
          <table:table-cell office:value-type="float" office:value="609609" calcext:value-type="float">
            <text:p>609609</text:p>
          </table:table-cell>
        </table:table-row>
        <table:table-row table:style-name="ro1">
          <table:table-cell office:value-type="float" office:value="49194135" calcext:value-type="float">
            <text:p>49194135</text:p>
          </table:table-cell>
          <table:table-cell office:value-type="float" office:value="536910" calcext:value-type="float">
            <text:p>536910</text:p>
          </table:table-cell>
        </table:table-row>
        <table:table-row table:style-name="ro1">
          <table:table-cell office:value-type="float" office:value="49226505" calcext:value-type="float">
            <text:p>49226505</text:p>
          </table:table-cell>
          <table:table-cell office:value-type="float" office:value="571165" calcext:value-type="float">
            <text:p>571165</text:p>
          </table:table-cell>
        </table:table-row>
      </table:table>
      <table:table table:name="test_11" table:style-name="ta1">
        <table:shapes>
          <draw:frame draw:z-index="0" draw:style-name="gr1" draw:text-style-name="P1" svg:width="159.99mm" svg:height="89.99mm" svg:x="36.57mm" svg:y="1mm">
            <loext:p draw:notify-on-update-of-ranges="test_11.A1:test_11.A180 test_11.B1:test_11.B18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8" table:number-columns-repeated="2" table:default-cell-style-name="Default"/>
        <table:table-row table:style-name="ro1">
          <table:table-cell office:value-type="float" office:value="51150954" calcext:value-type="float">
            <text:p>51150954</text:p>
          </table:table-cell>
          <table:table-cell office:value-type="float" office:value="17171" calcext:value-type="float">
            <text:p>17171</text:p>
          </table:table-cell>
        </table:table-row>
        <table:table-row table:style-name="ro1">
          <table:table-cell office:value-type="float" office:value="52139710" calcext:value-type="float">
            <text:p>52139710</text:p>
          </table:table-cell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float" office:value="52165093" calcext:value-type="float">
            <text:p>52165093</text:p>
          </table:table-cell>
          <table:table-cell office:value-type="float" office:value="57907" calcext:value-type="float">
            <text:p>57907</text:p>
          </table:table-cell>
        </table:table-row>
        <table:table-row table:style-name="ro1">
          <table:table-cell office:value-type="float" office:value="52328078" calcext:value-type="float">
            <text:p>52328078</text:p>
          </table:table-cell>
          <table:table-cell office:value-type="float" office:value="16395" calcext:value-type="float">
            <text:p>16395</text:p>
          </table:table-cell>
        </table:table-row>
        <table:table-row table:style-name="ro1">
          <table:table-cell office:value-type="float" office:value="51159826" calcext:value-type="float">
            <text:p>51159826</text:p>
          </table:table-cell>
          <table:table-cell office:value-type="float" office:value="17055" calcext:value-type="float">
            <text:p>17055</text:p>
          </table:table-cell>
        </table:table-row>
        <table:table-row table:style-name="ro1">
          <table:table-cell office:value-type="float" office:value="52161300" calcext:value-type="float">
            <text:p>52161300</text:p>
          </table:table-cell>
          <table:table-cell office:value-type="float" office:value="19244" calcext:value-type="float">
            <text:p>19244</text:p>
          </table:table-cell>
        </table:table-row>
        <table:table-row table:style-name="ro1">
          <table:table-cell office:value-type="float" office:value="52125895" calcext:value-type="float">
            <text:p>52125895</text:p>
          </table:table-cell>
          <table:table-cell office:value-type="float" office:value="29652" calcext:value-type="float">
            <text:p>29652</text:p>
          </table:table-cell>
        </table:table-row>
        <table:table-row table:style-name="ro1">
          <table:table-cell office:value-type="float" office:value="52164911" calcext:value-type="float">
            <text:p>52164911</text:p>
          </table:table-cell>
          <table:table-cell office:value-type="float" office:value="18205" calcext:value-type="float">
            <text:p>18205</text:p>
          </table:table-cell>
        </table:table-row>
        <table:table-row table:style-name="ro1">
          <table:table-cell office:value-type="float" office:value="51386434" calcext:value-type="float">
            <text:p>51386434</text:p>
          </table:table-cell>
          <table:table-cell office:value-type="float" office:value="24246" calcext:value-type="float">
            <text:p>24246</text:p>
          </table:table-cell>
        </table:table-row>
        <table:table-row table:style-name="ro1">
          <table:table-cell office:value-type="float" office:value="51930481" calcext:value-type="float">
            <text:p>51930481</text:p>
          </table:table-cell>
          <table:table-cell office:value-type="float" office:value="17685" calcext:value-type="float">
            <text:p>17685</text:p>
          </table:table-cell>
        </table:table-row>
        <table:table-row table:style-name="ro1">
          <table:table-cell office:value-type="float" office:value="51852665" calcext:value-type="float">
            <text:p>51852665</text:p>
          </table:table-cell>
          <table:table-cell office:value-type="float" office:value="31689" calcext:value-type="float">
            <text:p>31689</text:p>
          </table:table-cell>
        </table:table-row>
        <table:table-row table:style-name="ro1">
          <table:table-cell office:value-type="float" office:value="49276353" calcext:value-type="float">
            <text:p>49276353</text:p>
          </table:table-cell>
          <table:table-cell office:value-type="float" office:value="16309" calcext:value-type="float">
            <text:p>16309</text:p>
          </table:table-cell>
        </table:table-row>
        <table:table-row table:style-name="ro1">
          <table:table-cell office:value-type="float" office:value="50481879" calcext:value-type="float">
            <text:p>50481879</text:p>
          </table:table-cell>
          <table:table-cell office:value-type="float" office:value="21232" calcext:value-type="float">
            <text:p>21232</text:p>
          </table:table-cell>
        </table:table-row>
        <table:table-row table:style-name="ro1">
          <table:table-cell office:value-type="float" office:value="49252454" calcext:value-type="float">
            <text:p>49252454</text:p>
          </table:table-cell>
          <table:table-cell office:value-type="float" office:value="24963" calcext:value-type="float">
            <text:p>24963</text:p>
          </table:table-cell>
        </table:table-row>
        <table:table-row table:style-name="ro1">
          <table:table-cell office:value-type="float" office:value="49881012" calcext:value-type="float">
            <text:p>49881012</text:p>
          </table:table-cell>
          <table:table-cell office:value-type="float" office:value="23034" calcext:value-type="float">
            <text:p>23034</text:p>
          </table:table-cell>
        </table:table-row>
        <table:table-row table:style-name="ro1">
          <table:table-cell office:value-type="float" office:value="49986469" calcext:value-type="float">
            <text:p>49986469</text:p>
          </table:table-cell>
          <table:table-cell office:value-type="float" office:value="50156" calcext:value-type="float">
            <text:p>50156</text:p>
          </table:table-cell>
        </table:table-row>
        <table:table-row table:style-name="ro1">
          <table:table-cell office:value-type="float" office:value="50844960" calcext:value-type="float">
            <text:p>50844960</text:p>
          </table:table-cell>
          <table:table-cell office:value-type="float" office:value="24489" calcext:value-type="float">
            <text:p>24489</text:p>
          </table:table-cell>
        </table:table-row>
        <table:table-row table:style-name="ro1">
          <table:table-cell office:value-type="float" office:value="49223412" calcext:value-type="float">
            <text:p>49223412</text:p>
          </table:table-cell>
          <table:table-cell office:value-type="float" office:value="41777" calcext:value-type="float">
            <text:p>41777</text:p>
          </table:table-cell>
        </table:table-row>
        <table:table-row table:style-name="ro1">
          <table:table-cell office:value-type="float" office:value="50260936" calcext:value-type="float">
            <text:p>50260936</text:p>
          </table:table-cell>
          <table:table-cell office:value-type="float" office:value="38489" calcext:value-type="float">
            <text:p>38489</text:p>
          </table:table-cell>
        </table:table-row>
        <table:table-row table:style-name="ro1">
          <table:table-cell office:value-type="float" office:value="50242874" calcext:value-type="float">
            <text:p>50242874</text:p>
          </table:table-cell>
          <table:table-cell office:value-type="float" office:value="78118" calcext:value-type="float">
            <text:p>78118</text:p>
          </table:table-cell>
        </table:table-row>
        <table:table-row table:style-name="ro1">
          <table:table-cell office:value-type="float" office:value="49229298" calcext:value-type="float">
            <text:p>49229298</text:p>
          </table:table-cell>
          <table:table-cell office:value-type="float" office:value="42222" calcext:value-type="float">
            <text:p>42222</text:p>
          </table:table-cell>
        </table:table-row>
        <table:table-row table:style-name="ro1">
          <table:table-cell office:value-type="float" office:value="50244652" calcext:value-type="float">
            <text:p>50244652</text:p>
          </table:table-cell>
          <table:table-cell office:value-type="float" office:value="41351" calcext:value-type="float">
            <text:p>41351</text:p>
          </table:table-cell>
        </table:table-row>
        <table:table-row table:style-name="ro1">
          <table:table-cell office:value-type="float" office:value="50234379" calcext:value-type="float">
            <text:p>50234379</text:p>
          </table:table-cell>
          <table:table-cell office:value-type="float" office:value="41621" calcext:value-type="float">
            <text:p>41621</text:p>
          </table:table-cell>
        </table:table-row>
        <table:table-row table:style-name="ro1">
          <table:table-cell office:value-type="float" office:value="49250285" calcext:value-type="float">
            <text:p>49250285</text:p>
          </table:table-cell>
          <table:table-cell office:value-type="float" office:value="42368" calcext:value-type="float">
            <text:p>42368</text:p>
          </table:table-cell>
        </table:table-row>
        <table:table-row table:style-name="ro1">
          <table:table-cell office:value-type="float" office:value="50196542" calcext:value-type="float">
            <text:p>50196542</text:p>
          </table:table-cell>
          <table:table-cell office:value-type="float" office:value="78130" calcext:value-type="float">
            <text:p>78130</text:p>
          </table:table-cell>
        </table:table-row>
        <table:table-row table:style-name="ro1">
          <table:table-cell office:value-type="float" office:value="50225819" calcext:value-type="float">
            <text:p>50225819</text:p>
          </table:table-cell>
          <table:table-cell office:value-type="float" office:value="41992" calcext:value-type="float">
            <text:p>41992</text:p>
          </table:table-cell>
        </table:table-row>
        <table:table-row table:style-name="ro1">
          <table:table-cell office:value-type="float" office:value="49240285" calcext:value-type="float">
            <text:p>49240285</text:p>
          </table:table-cell>
          <table:table-cell office:value-type="float" office:value="37278" calcext:value-type="float">
            <text:p>37278</text:p>
          </table:table-cell>
        </table:table-row>
        <table:table-row table:style-name="ro1">
          <table:table-cell office:value-type="float" office:value="49745301" calcext:value-type="float">
            <text:p>49745301</text:p>
          </table:table-cell>
          <table:table-cell office:value-type="float" office:value="20990" calcext:value-type="float">
            <text:p>20990</text:p>
          </table:table-cell>
        </table:table-row>
        <table:table-row table:style-name="ro1">
          <table:table-cell office:value-type="float" office:value="49871605" calcext:value-type="float">
            <text:p>49871605</text:p>
          </table:table-cell>
          <table:table-cell office:value-type="float" office:value="18996" calcext:value-type="float">
            <text:p>18996</text:p>
          </table:table-cell>
        </table:table-row>
        <table:table-row table:style-name="ro1">
          <table:table-cell office:value-type="float" office:value="50769940" calcext:value-type="float">
            <text:p>50769940</text:p>
          </table:table-cell>
          <table:table-cell office:value-type="float" office:value="31859" calcext:value-type="float">
            <text:p>31859</text:p>
          </table:table-cell>
        </table:table-row>
        <table:table-row table:style-name="ro1">
          <table:table-cell office:value-type="float" office:value="50129066" calcext:value-type="float">
            <text:p>50129066</text:p>
          </table:table-cell>
          <table:table-cell office:value-type="float" office:value="16224" calcext:value-type="float">
            <text:p>16224</text:p>
          </table:table-cell>
        </table:table-row>
        <table:table-row table:style-name="ro1">
          <table:table-cell office:value-type="float" office:value="49806141" calcext:value-type="float">
            <text:p>49806141</text:p>
          </table:table-cell>
          <table:table-cell office:value-type="float" office:value="14688" calcext:value-type="float">
            <text:p>14688</text:p>
          </table:table-cell>
        </table:table-row>
        <table:table-row table:style-name="ro1">
          <table:table-cell office:value-type="float" office:value="49967706" calcext:value-type="float">
            <text:p>49967706</text:p>
          </table:table-cell>
          <table:table-cell office:value-type="float" office:value="15698" calcext:value-type="float">
            <text:p>15698</text:p>
          </table:table-cell>
        </table:table-row>
        <table:table-row table:style-name="ro1">
          <table:table-cell office:value-type="float" office:value="49764336" calcext:value-type="float">
            <text:p>49764336</text:p>
          </table:table-cell>
          <table:table-cell office:value-type="float" office:value="23290" calcext:value-type="float">
            <text:p>23290</text:p>
          </table:table-cell>
        </table:table-row>
        <table:table-row table:style-name="ro1">
          <table:table-cell office:value-type="float" office:value="49318728" calcext:value-type="float">
            <text:p>49318728</text:p>
          </table:table-cell>
          <table:table-cell office:value-type="float" office:value="32485" calcext:value-type="float">
            <text:p>32485</text:p>
          </table:table-cell>
        </table:table-row>
        <table:table-row table:style-name="ro1">
          <table:table-cell office:value-type="float" office:value="49989731" calcext:value-type="float">
            <text:p>49989731</text:p>
          </table:table-cell>
          <table:table-cell office:value-type="float" office:value="16742" calcext:value-type="float">
            <text:p>16742</text:p>
          </table:table-cell>
        </table:table-row>
        <table:table-row table:style-name="ro1">
          <table:table-cell office:value-type="float" office:value="49980249" calcext:value-type="float">
            <text:p>49980249</text:p>
          </table:table-cell>
          <table:table-cell office:value-type="float" office:value="15841" calcext:value-type="float">
            <text:p>15841</text:p>
          </table:table-cell>
        </table:table-row>
        <table:table-row table:style-name="ro1">
          <table:table-cell office:value-type="float" office:value="49927507" calcext:value-type="float">
            <text:p>49927507</text:p>
          </table:table-cell>
          <table:table-cell office:value-type="float" office:value="17697" calcext:value-type="float">
            <text:p>17697</text:p>
          </table:table-cell>
        </table:table-row>
        <table:table-row table:style-name="ro1">
          <table:table-cell office:value-type="float" office:value="50942933" calcext:value-type="float">
            <text:p>50942933</text:p>
          </table:table-cell>
          <table:table-cell office:value-type="float" office:value="31965" calcext:value-type="float">
            <text:p>31965</text:p>
          </table:table-cell>
        </table:table-row>
        <table:table-row table:style-name="ro1">
          <table:table-cell office:value-type="float" office:value="48975816" calcext:value-type="float">
            <text:p>48975816</text:p>
          </table:table-cell>
          <table:table-cell office:value-type="float" office:value="16172" calcext:value-type="float">
            <text:p>16172</text:p>
          </table:table-cell>
        </table:table-row>
        <table:table-row table:style-name="ro1">
          <table:table-cell office:value-type="float" office:value="50848297" calcext:value-type="float">
            <text:p>50848297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float" office:value="49889674" calcext:value-type="float">
            <text:p>49889674</text:p>
          </table:table-cell>
          <table:table-cell office:value-type="float" office:value="20036" calcext:value-type="float">
            <text:p>20036</text:p>
          </table:table-cell>
        </table:table-row>
        <table:table-row table:style-name="ro1">
          <table:table-cell office:value-type="float" office:value="50132992" calcext:value-type="float">
            <text:p>50132992</text:p>
          </table:table-cell>
          <table:table-cell office:value-type="float" office:value="17025" calcext:value-type="float">
            <text:p>17025</text:p>
          </table:table-cell>
        </table:table-row>
        <table:table-row table:style-name="ro1">
          <table:table-cell office:value-type="float" office:value="49950975" calcext:value-type="float">
            <text:p>49950975</text:p>
          </table:table-cell>
          <table:table-cell office:value-type="float" office:value="31802" calcext:value-type="float">
            <text:p>31802</text:p>
          </table:table-cell>
        </table:table-row>
        <table:table-row table:style-name="ro1">
          <table:table-cell office:value-type="float" office:value="49957186" calcext:value-type="float">
            <text:p>49957186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float" office:value="49782750" calcext:value-type="float">
            <text:p>49782750</text:p>
          </table:table-cell>
          <table:table-cell office:value-type="float" office:value="14102" calcext:value-type="float">
            <text:p>14102</text:p>
          </table:table-cell>
        </table:table-row>
        <table:table-row table:style-name="ro1">
          <table:table-cell office:value-type="float" office:value="50151208" calcext:value-type="float">
            <text:p>50151208</text:p>
          </table:table-cell>
          <table:table-cell office:value-type="float" office:value="16790" calcext:value-type="float">
            <text:p>16790</text:p>
          </table:table-cell>
        </table:table-row>
        <table:table-row table:style-name="ro1">
          <table:table-cell office:value-type="float" office:value="48945093" calcext:value-type="float">
            <text:p>48945093</text:p>
          </table:table-cell>
          <table:table-cell office:value-type="float" office:value="17120" calcext:value-type="float">
            <text:p>17120</text:p>
          </table:table-cell>
        </table:table-row>
        <table:table-row table:style-name="ro1">
          <table:table-cell office:value-type="float" office:value="50021430" calcext:value-type="float">
            <text:p>50021430</text:p>
          </table:table-cell>
          <table:table-cell office:value-type="float" office:value="31838" calcext:value-type="float">
            <text:p>31838</text:p>
          </table:table-cell>
        </table:table-row>
        <table:table-row table:style-name="ro1">
          <table:table-cell office:value-type="float" office:value="49930826" calcext:value-type="float">
            <text:p>49930826</text:p>
          </table:table-cell>
          <table:table-cell office:value-type="float" office:value="17015" calcext:value-type="float">
            <text:p>17015</text:p>
          </table:table-cell>
        </table:table-row>
        <table:table-row table:style-name="ro1">
          <table:table-cell office:value-type="float" office:value="50234929" calcext:value-type="float">
            <text:p>50234929</text:p>
          </table:table-cell>
          <table:table-cell office:value-type="float" office:value="16248" calcext:value-type="float">
            <text:p>16248</text:p>
          </table:table-cell>
        </table:table-row>
        <table:table-row table:style-name="ro1">
          <table:table-cell office:value-type="float" office:value="50393285" calcext:value-type="float">
            <text:p>50393285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50208689" calcext:value-type="float">
            <text:p>50208689</text:p>
          </table:table-cell>
          <table:table-cell office:value-type="float" office:value="33081" calcext:value-type="float">
            <text:p>33081</text:p>
          </table:table-cell>
        </table:table-row>
        <table:table-row table:style-name="ro1">
          <table:table-cell office:value-type="float" office:value="49058068" calcext:value-type="float">
            <text:p>49058068</text:p>
          </table:table-cell>
          <table:table-cell office:value-type="float" office:value="22783" calcext:value-type="float">
            <text:p>22783</text:p>
          </table:table-cell>
        </table:table-row>
        <table:table-row table:style-name="ro1">
          <table:table-cell office:value-type="float" office:value="49880345" calcext:value-type="float">
            <text:p>49880345</text:p>
          </table:table-cell>
          <table:table-cell office:value-type="float" office:value="517807" calcext:value-type="float">
            <text:p>517807</text:p>
          </table:table-cell>
        </table:table-row>
        <table:table-row table:style-name="ro1">
          <table:table-cell office:value-type="float" office:value="49446380" calcext:value-type="float">
            <text:p>49446380</text:p>
          </table:table-cell>
          <table:table-cell office:value-type="float" office:value="905231" calcext:value-type="float">
            <text:p>905231</text:p>
          </table:table-cell>
        </table:table-row>
        <table:table-row table:style-name="ro1">
          <table:table-cell office:value-type="float" office:value="49147920" calcext:value-type="float">
            <text:p>49147920</text:p>
          </table:table-cell>
          <table:table-cell office:value-type="float" office:value="378121" calcext:value-type="float">
            <text:p>378121</text:p>
          </table:table-cell>
        </table:table-row>
        <table:table-row table:style-name="ro1">
          <table:table-cell office:value-type="float" office:value="49597820" calcext:value-type="float">
            <text:p>49597820</text:p>
          </table:table-cell>
          <table:table-cell office:value-type="float" office:value="454884" calcext:value-type="float">
            <text:p>454884</text:p>
          </table:table-cell>
        </table:table-row>
        <table:table-row table:style-name="ro1">
          <table:table-cell office:value-type="float" office:value="50459897" calcext:value-type="float">
            <text:p>50459897</text:p>
          </table:table-cell>
          <table:table-cell office:value-type="float" office:value="312667" calcext:value-type="float">
            <text:p>312667</text:p>
          </table:table-cell>
        </table:table-row>
        <table:table-row table:style-name="ro1">
          <table:table-cell office:value-type="float" office:value="49487987" calcext:value-type="float">
            <text:p>49487987</text:p>
          </table:table-cell>
          <table:table-cell office:value-type="float" office:value="304836" calcext:value-type="float">
            <text:p>304836</text:p>
          </table:table-cell>
        </table:table-row>
        <table:table-row table:style-name="ro1">
          <table:table-cell office:value-type="float" office:value="49627636" calcext:value-type="float">
            <text:p>49627636</text:p>
          </table:table-cell>
          <table:table-cell office:value-type="float" office:value="976609" calcext:value-type="float">
            <text:p>976609</text:p>
          </table:table-cell>
        </table:table-row>
        <table:table-row table:style-name="ro1">
          <table:table-cell office:value-type="float" office:value="48886103" calcext:value-type="float">
            <text:p>48886103</text:p>
          </table:table-cell>
          <table:table-cell office:value-type="float" office:value="3756711" calcext:value-type="float">
            <text:p>3756711</text:p>
          </table:table-cell>
        </table:table-row>
        <table:table-row table:style-name="ro1">
          <table:table-cell office:value-type="float" office:value="45598598" calcext:value-type="float">
            <text:p>45598598</text:p>
          </table:table-cell>
          <table:table-cell office:value-type="float" office:value="14486234" calcext:value-type="float">
            <text:p>14486234</text:p>
          </table:table-cell>
        </table:table-row>
        <table:table-row table:style-name="ro1">
          <table:table-cell office:value-type="float" office:value="36354851" calcext:value-type="float">
            <text:p>36354851</text:p>
          </table:table-cell>
          <table:table-cell office:value-type="float" office:value="492154" calcext:value-type="float">
            <text:p>492154</text:p>
          </table:table-cell>
        </table:table-row>
        <table:table-row table:style-name="ro1">
          <table:table-cell office:value-type="float" office:value="48604427" calcext:value-type="float">
            <text:p>48604427</text:p>
          </table:table-cell>
          <table:table-cell office:value-type="float" office:value="798787" calcext:value-type="float">
            <text:p>798787</text:p>
          </table:table-cell>
        </table:table-row>
        <table:table-row table:style-name="ro1">
          <table:table-cell office:value-type="float" office:value="49946080" calcext:value-type="float">
            <text:p>49946080</text:p>
          </table:table-cell>
          <table:table-cell office:value-type="float" office:value="4620031" calcext:value-type="float">
            <text:p>4620031</text:p>
          </table:table-cell>
        </table:table-row>
        <table:table-row table:style-name="ro1">
          <table:table-cell office:value-type="float" office:value="45383431" calcext:value-type="float">
            <text:p>45383431</text:p>
          </table:table-cell>
          <table:table-cell office:value-type="float" office:value="2682492" calcext:value-type="float">
            <text:p>2682492</text:p>
          </table:table-cell>
        </table:table-row>
        <table:table-row table:style-name="ro1">
          <table:table-cell office:value-type="float" office:value="47282050" calcext:value-type="float">
            <text:p>47282050</text:p>
          </table:table-cell>
          <table:table-cell office:value-type="float" office:value="3387821" calcext:value-type="float">
            <text:p>3387821</text:p>
          </table:table-cell>
        </table:table-row>
        <table:table-row table:style-name="ro1">
          <table:table-cell office:value-type="float" office:value="46622946" calcext:value-type="float">
            <text:p>46622946</text:p>
          </table:table-cell>
          <table:table-cell office:value-type="float" office:value="990269" calcext:value-type="float">
            <text:p>990269</text:p>
          </table:table-cell>
        </table:table-row>
        <table:table-row table:style-name="ro1">
          <table:table-cell office:value-type="float" office:value="48912188" calcext:value-type="float">
            <text:p>48912188</text:p>
          </table:table-cell>
          <table:table-cell office:value-type="float" office:value="483792" calcext:value-type="float">
            <text:p>483792</text:p>
          </table:table-cell>
        </table:table-row>
        <table:table-row table:style-name="ro1">
          <table:table-cell office:value-type="float" office:value="49675836" calcext:value-type="float">
            <text:p>49675836</text:p>
          </table:table-cell>
          <table:table-cell office:value-type="float" office:value="13708322" calcext:value-type="float">
            <text:p>13708322</text:p>
          </table:table-cell>
        </table:table-row>
        <table:table-row table:style-name="ro1">
          <table:table-cell office:value-type="float" office:value="36145438" calcext:value-type="float">
            <text:p>36145438</text:p>
          </table:table-cell>
          <table:table-cell office:value-type="float" office:value="6795889" calcext:value-type="float">
            <text:p>6795889</text:p>
          </table:table-cell>
        </table:table-row>
        <table:table-row table:style-name="ro1">
          <table:table-cell office:value-type="float" office:value="43438551" calcext:value-type="float">
            <text:p>43438551</text:p>
          </table:table-cell>
          <table:table-cell office:value-type="float" office:value="8305610" calcext:value-type="float">
            <text:p>8305610</text:p>
          </table:table-cell>
        </table:table-row>
        <table:table-row table:style-name="ro1">
          <table:table-cell office:value-type="float" office:value="41181281" calcext:value-type="float">
            <text:p>41181281</text:p>
          </table:table-cell>
          <table:table-cell office:value-type="float" office:value="4523333" calcext:value-type="float">
            <text:p>4523333</text:p>
          </table:table-cell>
        </table:table-row>
        <table:table-row table:style-name="ro1">
          <table:table-cell office:value-type="float" office:value="45368012" calcext:value-type="float">
            <text:p>45368012</text:p>
          </table:table-cell>
          <table:table-cell office:value-type="float" office:value="1867483" calcext:value-type="float">
            <text:p>1867483</text:p>
          </table:table-cell>
        </table:table-row>
        <table:table-row table:style-name="ro1">
          <table:table-cell office:value-type="float" office:value="48547438" calcext:value-type="float">
            <text:p>48547438</text:p>
          </table:table-cell>
          <table:table-cell office:value-type="float" office:value="666739" calcext:value-type="float">
            <text:p>666739</text:p>
          </table:table-cell>
        </table:table-row>
        <table:table-row table:style-name="ro1">
          <table:table-cell office:value-type="float" office:value="49263209" calcext:value-type="float">
            <text:p>49263209</text:p>
          </table:table-cell>
          <table:table-cell office:value-type="float" office:value="1680656" calcext:value-type="float">
            <text:p>1680656</text:p>
          </table:table-cell>
        </table:table-row>
        <table:table-row table:style-name="ro1">
          <table:table-cell office:value-type="float" office:value="48346522" calcext:value-type="float">
            <text:p>48346522</text:p>
          </table:table-cell>
          <table:table-cell office:value-type="float" office:value="508006" calcext:value-type="float">
            <text:p>508006</text:p>
          </table:table-cell>
        </table:table-row>
        <table:table-row table:style-name="ro1">
          <table:table-cell office:value-type="float" office:value="49371442" calcext:value-type="float">
            <text:p>49371442</text:p>
          </table:table-cell>
          <table:table-cell office:value-type="float" office:value="647781" calcext:value-type="float">
            <text:p>647781</text:p>
          </table:table-cell>
        </table:table-row>
        <table:table-row table:style-name="ro1">
          <table:table-cell office:value-type="float" office:value="49459287" calcext:value-type="float">
            <text:p>49459287</text:p>
          </table:table-cell>
          <table:table-cell office:value-type="float" office:value="1270086" calcext:value-type="float">
            <text:p>1270086</text:p>
          </table:table-cell>
        </table:table-row>
        <table:table-row table:style-name="ro1">
          <table:table-cell office:value-type="float" office:value="48169408" calcext:value-type="float">
            <text:p>48169408</text:p>
          </table:table-cell>
          <table:table-cell office:value-type="float" office:value="412539" calcext:value-type="float">
            <text:p>412539</text:p>
          </table:table-cell>
        </table:table-row>
        <table:table-row table:style-name="ro1">
          <table:table-cell office:value-type="float" office:value="49406566" calcext:value-type="float">
            <text:p>49406566</text:p>
          </table:table-cell>
          <table:table-cell office:value-type="float" office:value="426966" calcext:value-type="float">
            <text:p>426966</text:p>
          </table:table-cell>
        </table:table-row>
        <table:table-row table:style-name="ro1">
          <table:table-cell office:value-type="float" office:value="50387781" calcext:value-type="float">
            <text:p>50387781</text:p>
          </table:table-cell>
          <table:table-cell office:value-type="float" office:value="4315398" calcext:value-type="float">
            <text:p>4315398</text:p>
          </table:table-cell>
        </table:table-row>
        <table:table-row table:style-name="ro1">
          <table:table-cell office:value-type="float" office:value="45418393" calcext:value-type="float">
            <text:p>45418393</text:p>
          </table:table-cell>
          <table:table-cell office:value-type="float" office:value="21137175" calcext:value-type="float">
            <text:p>21137175</text:p>
          </table:table-cell>
        </table:table-row>
        <table:table-row table:style-name="ro1">
          <table:table-cell office:value-type="float" office:value="28706101" calcext:value-type="float">
            <text:p>28706101</text:p>
          </table:table-cell>
          <table:table-cell office:value-type="float" office:value="6602445" calcext:value-type="float">
            <text:p>6602445</text:p>
          </table:table-cell>
        </table:table-row>
        <table:table-row table:style-name="ro1">
          <table:table-cell office:value-type="float" office:value="43519577" calcext:value-type="float">
            <text:p>43519577</text:p>
          </table:table-cell>
          <table:table-cell office:value-type="float" office:value="1284561" calcext:value-type="float">
            <text:p>1284561</text:p>
          </table:table-cell>
        </table:table-row>
        <table:table-row table:style-name="ro1">
          <table:table-cell office:value-type="float" office:value="48811586" calcext:value-type="float">
            <text:p>48811586</text:p>
          </table:table-cell>
          <table:table-cell office:value-type="float" office:value="1942396" calcext:value-type="float">
            <text:p>1942396</text:p>
          </table:table-cell>
        </table:table-row>
        <table:table-row table:style-name="ro1">
          <table:table-cell office:value-type="float" office:value="48008828" calcext:value-type="float">
            <text:p>48008828</text:p>
          </table:table-cell>
          <table:table-cell office:value-type="float" office:value="1701936" calcext:value-type="float">
            <text:p>1701936</text:p>
          </table:table-cell>
        </table:table-row>
        <table:table-row table:style-name="ro1">
          <table:table-cell office:value-type="float" office:value="48249642" calcext:value-type="float">
            <text:p>48249642</text:p>
          </table:table-cell>
          <table:table-cell office:value-type="float" office:value="10598625" calcext:value-type="float">
            <text:p>10598625</text:p>
          </table:table-cell>
        </table:table-row>
        <table:table-row table:style-name="ro1">
          <table:table-cell office:value-type="float" office:value="39062032" calcext:value-type="float">
            <text:p>39062032</text:p>
          </table:table-cell>
          <table:table-cell office:value-type="float" office:value="11115857" calcext:value-type="float">
            <text:p>11115857</text:p>
          </table:table-cell>
        </table:table-row>
        <table:table-row table:style-name="ro1">
          <table:table-cell office:value-type="float" office:value="39222286" calcext:value-type="float">
            <text:p>39222286</text:p>
          </table:table-cell>
          <table:table-cell office:value-type="float" office:value="7858981" calcext:value-type="float">
            <text:p>7858981</text:p>
          </table:table-cell>
        </table:table-row>
        <table:table-row table:style-name="ro1">
          <table:table-cell office:value-type="float" office:value="42135832" calcext:value-type="float">
            <text:p>42135832</text:p>
          </table:table-cell>
          <table:table-cell office:value-type="float" office:value="3432499" calcext:value-type="float">
            <text:p>3432499</text:p>
          </table:table-cell>
        </table:table-row>
        <table:table-row table:style-name="ro1">
          <table:table-cell office:value-type="float" office:value="46545855" calcext:value-type="float">
            <text:p>46545855</text:p>
          </table:table-cell>
          <table:table-cell office:value-type="float" office:value="743442" calcext:value-type="float">
            <text:p>743442</text:p>
          </table:table-cell>
        </table:table-row>
        <table:table-row table:style-name="ro1">
          <table:table-cell office:value-type="float" office:value="49133267" calcext:value-type="float">
            <text:p>49133267</text:p>
          </table:table-cell>
          <table:table-cell office:value-type="float" office:value="1666653" calcext:value-type="float">
            <text:p>1666653</text:p>
          </table:table-cell>
        </table:table-row>
        <table:table-row table:style-name="ro1">
          <table:table-cell office:value-type="float" office:value="48392606" calcext:value-type="float">
            <text:p>48392606</text:p>
          </table:table-cell>
          <table:table-cell office:value-type="float" office:value="949943" calcext:value-type="float">
            <text:p>949943</text:p>
          </table:table-cell>
        </table:table-row>
        <table:table-row table:style-name="ro1">
          <table:table-cell office:value-type="float" office:value="49016871" calcext:value-type="float">
            <text:p>49016871</text:p>
          </table:table-cell>
          <table:table-cell office:value-type="float" office:value="959099" calcext:value-type="float">
            <text:p>959099</text:p>
          </table:table-cell>
        </table:table-row>
        <table:table-row table:style-name="ro1">
          <table:table-cell office:value-type="float" office:value="49095520" calcext:value-type="float">
            <text:p>49095520</text:p>
          </table:table-cell>
          <table:table-cell office:value-type="float" office:value="4064605" calcext:value-type="float">
            <text:p>4064605</text:p>
          </table:table-cell>
        </table:table-row>
        <table:table-row table:style-name="ro1">
          <table:table-cell office:value-type="float" office:value="45861851" calcext:value-type="float">
            <text:p>45861851</text:p>
          </table:table-cell>
          <table:table-cell office:value-type="float" office:value="1974644" calcext:value-type="float">
            <text:p>1974644</text:p>
          </table:table-cell>
        </table:table-row>
        <table:table-row table:style-name="ro1">
          <table:table-cell office:value-type="float" office:value="47274742" calcext:value-type="float">
            <text:p>47274742</text:p>
          </table:table-cell>
          <table:table-cell office:value-type="float" office:value="1025028" calcext:value-type="float">
            <text:p>1025028</text:p>
          </table:table-cell>
        </table:table-row>
        <table:table-row table:style-name="ro1">
          <table:table-cell office:value-type="float" office:value="49726098" calcext:value-type="float">
            <text:p>49726098</text:p>
          </table:table-cell>
          <table:table-cell office:value-type="float" office:value="540931" calcext:value-type="float">
            <text:p>540931</text:p>
          </table:table-cell>
        </table:table-row>
        <table:table-row table:style-name="ro1">
          <table:table-cell office:value-type="float" office:value="49356141" calcext:value-type="float">
            <text:p>49356141</text:p>
          </table:table-cell>
          <table:table-cell office:value-type="float" office:value="1994300" calcext:value-type="float">
            <text:p>1994300</text:p>
          </table:table-cell>
        </table:table-row>
        <table:table-row table:style-name="ro1">
          <table:table-cell office:value-type="float" office:value="47368885" calcext:value-type="float">
            <text:p>47368885</text:p>
          </table:table-cell>
          <table:table-cell office:value-type="float" office:value="886377" calcext:value-type="float">
            <text:p>886377</text:p>
          </table:table-cell>
        </table:table-row>
        <table:table-row table:style-name="ro1">
          <table:table-cell office:value-type="float" office:value="49342880" calcext:value-type="float">
            <text:p>49342880</text:p>
          </table:table-cell>
          <table:table-cell office:value-type="float" office:value="774453" calcext:value-type="float">
            <text:p>774453</text:p>
          </table:table-cell>
        </table:table-row>
        <table:table-row table:style-name="ro1">
          <table:table-cell office:value-type="float" office:value="49395563" calcext:value-type="float">
            <text:p>49395563</text:p>
          </table:table-cell>
          <table:table-cell office:value-type="float" office:value="1215905" calcext:value-type="float">
            <text:p>1215905</text:p>
          </table:table-cell>
        </table:table-row>
        <table:table-row table:style-name="ro1">
          <table:table-cell office:value-type="float" office:value="48523749" calcext:value-type="float">
            <text:p>48523749</text:p>
          </table:table-cell>
          <table:table-cell office:value-type="float" office:value="7270257" calcext:value-type="float">
            <text:p>7270257</text:p>
          </table:table-cell>
        </table:table-row>
        <table:table-row table:style-name="ro1">
          <table:table-cell office:value-type="float" office:value="42853834" calcext:value-type="float">
            <text:p>42853834</text:p>
          </table:table-cell>
          <table:table-cell office:value-type="float" office:value="6347046" calcext:value-type="float">
            <text:p>6347046</text:p>
          </table:table-cell>
        </table:table-row>
        <table:table-row table:style-name="ro1">
          <table:table-cell office:value-type="float" office:value="43448834" calcext:value-type="float">
            <text:p>43448834</text:p>
          </table:table-cell>
          <table:table-cell office:value-type="float" office:value="4052924" calcext:value-type="float">
            <text:p>4052924</text:p>
          </table:table-cell>
        </table:table-row>
        <table:table-row table:style-name="ro1">
          <table:table-cell office:value-type="float" office:value="45738506" calcext:value-type="float">
            <text:p>45738506</text:p>
          </table:table-cell>
          <table:table-cell office:value-type="float" office:value="2191979" calcext:value-type="float">
            <text:p>2191979</text:p>
          </table:table-cell>
        </table:table-row>
        <table:table-row table:style-name="ro1">
          <table:table-cell office:value-type="float" office:value="48121404" calcext:value-type="float">
            <text:p>48121404</text:p>
          </table:table-cell>
          <table:table-cell office:value-type="float" office:value="600924" calcext:value-type="float">
            <text:p>600924</text:p>
          </table:table-cell>
        </table:table-row>
        <table:table-row table:style-name="ro1">
          <table:table-cell office:value-type="float" office:value="49356921" calcext:value-type="float">
            <text:p>49356921</text:p>
          </table:table-cell>
          <table:table-cell office:value-type="float" office:value="2621539" calcext:value-type="float">
            <text:p>2621539</text:p>
          </table:table-cell>
        </table:table-row>
        <table:table-row table:style-name="ro1">
          <table:table-cell office:value-type="float" office:value="47404872" calcext:value-type="float">
            <text:p>47404872</text:p>
          </table:table-cell>
          <table:table-cell office:value-type="float" office:value="599163" calcext:value-type="float">
            <text:p>599163</text:p>
          </table:table-cell>
        </table:table-row>
        <table:table-row table:style-name="ro1">
          <table:table-cell office:value-type="float" office:value="49424739" calcext:value-type="float">
            <text:p>49424739</text:p>
          </table:table-cell>
          <table:table-cell office:value-type="float" office:value="564485" calcext:value-type="float">
            <text:p>564485</text:p>
          </table:table-cell>
        </table:table-row>
        <table:table-row table:style-name="ro1">
          <table:table-cell office:value-type="float" office:value="49426654" calcext:value-type="float">
            <text:p>49426654</text:p>
          </table:table-cell>
          <table:table-cell office:value-type="float" office:value="3620833" calcext:value-type="float">
            <text:p>3620833</text:p>
          </table:table-cell>
        </table:table-row>
        <table:table-row table:style-name="ro1">
          <table:table-cell office:value-type="float" office:value="46873162" calcext:value-type="float">
            <text:p>46873162</text:p>
          </table:table-cell>
          <table:table-cell office:value-type="float" office:value="5238092" calcext:value-type="float">
            <text:p>5238092</text:p>
          </table:table-cell>
        </table:table-row>
        <table:table-row table:style-name="ro1">
          <table:table-cell office:value-type="float" office:value="43853479" calcext:value-type="float">
            <text:p>43853479</text:p>
          </table:table-cell>
          <table:table-cell office:value-type="float" office:value="3073260" calcext:value-type="float">
            <text:p>3073260</text:p>
          </table:table-cell>
        </table:table-row>
        <table:table-row table:style-name="ro1">
          <table:table-cell office:value-type="float" office:value="47401968" calcext:value-type="float">
            <text:p>47401968</text:p>
          </table:table-cell>
          <table:table-cell office:value-type="float" office:value="10209163" calcext:value-type="float">
            <text:p>10209163</text:p>
          </table:table-cell>
        </table:table-row>
        <table:table-row table:style-name="ro1">
          <table:table-cell office:value-type="float" office:value="39437047" calcext:value-type="float">
            <text:p>39437047</text:p>
          </table:table-cell>
          <table:table-cell office:value-type="float" office:value="2973797" calcext:value-type="float">
            <text:p>2973797</text:p>
          </table:table-cell>
        </table:table-row>
        <table:table-row table:style-name="ro1">
          <table:table-cell office:value-type="float" office:value="47402049" calcext:value-type="float">
            <text:p>47402049</text:p>
          </table:table-cell>
          <table:table-cell office:value-type="float" office:value="4585532" calcext:value-type="float">
            <text:p>4585532</text:p>
          </table:table-cell>
        </table:table-row>
        <table:table-row table:style-name="ro1">
          <table:table-cell office:value-type="float" office:value="44874929" calcext:value-type="float">
            <text:p>44874929</text:p>
          </table:table-cell>
          <table:table-cell office:value-type="float" office:value="1938832" calcext:value-type="float">
            <text:p>1938832</text:p>
          </table:table-cell>
        </table:table-row>
        <table:table-row table:style-name="ro1">
          <table:table-cell office:value-type="float" office:value="48381251" calcext:value-type="float">
            <text:p>48381251</text:p>
          </table:table-cell>
          <table:table-cell office:value-type="float" office:value="6867090" calcext:value-type="float">
            <text:p>6867090</text:p>
          </table:table-cell>
        </table:table-row>
        <table:table-row table:style-name="ro1">
          <table:table-cell office:value-type="float" office:value="43524627" calcext:value-type="float">
            <text:p>43524627</text:p>
          </table:table-cell>
          <table:table-cell office:value-type="float" office:value="625595" calcext:value-type="float">
            <text:p>625595</text:p>
          </table:table-cell>
        </table:table-row>
        <table:table-row table:style-name="ro1">
          <table:table-cell office:value-type="float" office:value="49390719" calcext:value-type="float">
            <text:p>49390719</text:p>
          </table:table-cell>
          <table:table-cell office:value-type="float" office:value="6795463" calcext:value-type="float">
            <text:p>6795463</text:p>
          </table:table-cell>
        </table:table-row>
        <table:table-row table:style-name="ro1">
          <table:table-cell office:value-type="float" office:value="42459963" calcext:value-type="float">
            <text:p>42459963</text:p>
          </table:table-cell>
          <table:table-cell office:value-type="float" office:value="6486165" calcext:value-type="float">
            <text:p>6486165</text:p>
          </table:table-cell>
        </table:table-row>
        <table:table-row table:style-name="ro1">
          <table:table-cell office:value-type="float" office:value="44355973" calcext:value-type="float">
            <text:p>44355973</text:p>
          </table:table-cell>
          <table:table-cell office:value-type="float" office:value="1931621" calcext:value-type="float">
            <text:p>1931621</text:p>
          </table:table-cell>
        </table:table-row>
        <table:table-row table:style-name="ro1">
          <table:table-cell office:value-type="float" office:value="47397930" calcext:value-type="float">
            <text:p>47397930</text:p>
          </table:table-cell>
          <table:table-cell office:value-type="float" office:value="2727111" calcext:value-type="float">
            <text:p>2727111</text:p>
          </table:table-cell>
        </table:table-row>
        <table:table-row table:style-name="ro1">
          <table:table-cell office:value-type="float" office:value="47606222" calcext:value-type="float">
            <text:p>47606222</text:p>
          </table:table-cell>
          <table:table-cell office:value-type="float" office:value="535032" calcext:value-type="float">
            <text:p>535032</text:p>
          </table:table-cell>
        </table:table-row>
        <table:table-row table:style-name="ro1">
          <table:table-cell office:value-type="float" office:value="49406965" calcext:value-type="float">
            <text:p>49406965</text:p>
          </table:table-cell>
          <table:table-cell office:value-type="float" office:value="540911" calcext:value-type="float">
            <text:p>540911</text:p>
          </table:table-cell>
        </table:table-row>
        <table:table-row table:style-name="ro1">
          <table:table-cell office:value-type="float" office:value="49032727" calcext:value-type="float">
            <text:p>49032727</text:p>
          </table:table-cell>
          <table:table-cell office:value-type="float" office:value="3154373" calcext:value-type="float">
            <text:p>3154373</text:p>
          </table:table-cell>
        </table:table-row>
        <table:table-row table:style-name="ro1">
          <table:table-cell office:value-type="float" office:value="47396500" calcext:value-type="float">
            <text:p>47396500</text:p>
          </table:table-cell>
          <table:table-cell office:value-type="float" office:value="531006" calcext:value-type="float">
            <text:p>531006</text:p>
          </table:table-cell>
        </table:table-row>
        <table:table-row table:style-name="ro1">
          <table:table-cell office:value-type="float" office:value="49452977" calcext:value-type="float">
            <text:p>49452977</text:p>
          </table:table-cell>
          <table:table-cell office:value-type="float" office:value="468917" calcext:value-type="float">
            <text:p>468917</text:p>
          </table:table-cell>
        </table:table-row>
        <table:table-row table:style-name="ro1">
          <table:table-cell office:value-type="float" office:value="49459258" calcext:value-type="float">
            <text:p>49459258</text:p>
          </table:table-cell>
          <table:table-cell office:value-type="float" office:value="445814" calcext:value-type="float">
            <text:p>445814</text:p>
          </table:table-cell>
        </table:table-row>
        <table:table-row table:style-name="ro1">
          <table:table-cell office:value-type="float" office:value="49464097" calcext:value-type="float">
            <text:p>49464097</text:p>
          </table:table-cell>
          <table:table-cell office:value-type="float" office:value="441765" calcext:value-type="float">
            <text:p>441765</text:p>
          </table:table-cell>
        </table:table-row>
        <table:table-row table:style-name="ro1">
          <table:table-cell office:value-type="float" office:value="49042635" calcext:value-type="float">
            <text:p>49042635</text:p>
          </table:table-cell>
          <table:table-cell office:value-type="float" office:value="397134" calcext:value-type="float">
            <text:p>397134</text:p>
          </table:table-cell>
        </table:table-row>
        <table:table-row table:style-name="ro1">
          <table:table-cell office:value-type="float" office:value="50413228" calcext:value-type="float">
            <text:p>50413228</text:p>
          </table:table-cell>
          <table:table-cell office:value-type="float" office:value="356634" calcext:value-type="float">
            <text:p>356634</text:p>
          </table:table-cell>
        </table:table-row>
        <table:table-row table:style-name="ro1">
          <table:table-cell office:value-type="float" office:value="49419659" calcext:value-type="float">
            <text:p>49419659</text:p>
          </table:table-cell>
          <table:table-cell office:value-type="float" office:value="344596" calcext:value-type="float">
            <text:p>344596</text:p>
          </table:table-cell>
        </table:table-row>
        <table:table-row table:style-name="ro1">
          <table:table-cell office:value-type="float" office:value="49435760" calcext:value-type="float">
            <text:p>49435760</text:p>
          </table:table-cell>
          <table:table-cell office:value-type="float" office:value="325924" calcext:value-type="float">
            <text:p>325924</text:p>
          </table:table-cell>
        </table:table-row>
        <table:table-row table:style-name="ro1">
          <table:table-cell office:value-type="float" office:value="49429029" calcext:value-type="float">
            <text:p>49429029</text:p>
          </table:table-cell>
          <table:table-cell office:value-type="float" office:value="351746" calcext:value-type="float">
            <text:p>351746</text:p>
          </table:table-cell>
        </table:table-row>
        <table:table-row table:style-name="ro1">
          <table:table-cell office:value-type="float" office:value="50076122" calcext:value-type="float">
            <text:p>50076122</text:p>
          </table:table-cell>
          <table:table-cell office:value-type="float" office:value="406168" calcext:value-type="float">
            <text:p>406168</text:p>
          </table:table-cell>
        </table:table-row>
        <table:table-row table:style-name="ro1">
          <table:table-cell office:value-type="float" office:value="49496841" calcext:value-type="float">
            <text:p>49496841</text:p>
          </table:table-cell>
          <table:table-cell office:value-type="float" office:value="360327" calcext:value-type="float">
            <text:p>360327</text:p>
          </table:table-cell>
        </table:table-row>
        <table:table-row table:style-name="ro1">
          <table:table-cell office:value-type="float" office:value="52528155" calcext:value-type="float">
            <text:p>52528155</text:p>
          </table:table-cell>
          <table:table-cell office:value-type="float" office:value="433725" calcext:value-type="float">
            <text:p>433725</text:p>
          </table:table-cell>
        </table:table-row>
        <table:table-row table:style-name="ro1">
          <table:table-cell office:value-type="float" office:value="46292504" calcext:value-type="float">
            <text:p>46292504</text:p>
          </table:table-cell>
          <table:table-cell office:value-type="float" office:value="279889" calcext:value-type="float">
            <text:p>279889</text:p>
          </table:table-cell>
        </table:table-row>
        <table:table-row table:style-name="ro1">
          <table:table-cell office:value-type="float" office:value="49416002" calcext:value-type="float">
            <text:p>49416002</text:p>
          </table:table-cell>
          <table:table-cell office:value-type="float" office:value="300378" calcext:value-type="float">
            <text:p>300378</text:p>
          </table:table-cell>
        </table:table-row>
        <table:table-row table:style-name="ro1">
          <table:table-cell office:value-type="float" office:value="50124421" calcext:value-type="float">
            <text:p>50124421</text:p>
          </table:table-cell>
          <table:table-cell office:value-type="float" office:value="279382" calcext:value-type="float">
            <text:p>279382</text:p>
          </table:table-cell>
        </table:table-row>
        <table:table-row table:style-name="ro1">
          <table:table-cell office:value-type="float" office:value="49442145" calcext:value-type="float">
            <text:p>49442145</text:p>
          </table:table-cell>
          <table:table-cell office:value-type="float" office:value="273195" calcext:value-type="float">
            <text:p>273195</text:p>
          </table:table-cell>
        </table:table-row>
        <table:table-row table:style-name="ro1">
          <table:table-cell office:value-type="float" office:value="50419803" calcext:value-type="float">
            <text:p>50419803</text:p>
          </table:table-cell>
          <table:table-cell office:value-type="float" office:value="275080" calcext:value-type="float">
            <text:p>275080</text:p>
          </table:table-cell>
        </table:table-row>
        <table:table-row table:style-name="ro1">
          <table:table-cell office:value-type="float" office:value="49744680" calcext:value-type="float">
            <text:p>49744680</text:p>
          </table:table-cell>
          <table:table-cell office:value-type="float" office:value="2587099" calcext:value-type="float">
            <text:p>2587099</text:p>
          </table:table-cell>
        </table:table-row>
        <table:table-row table:style-name="ro1">
          <table:table-cell office:value-type="float" office:value="47383580" calcext:value-type="float">
            <text:p>47383580</text:p>
          </table:table-cell>
          <table:table-cell office:value-type="float" office:value="275789" calcext:value-type="float">
            <text:p>275789</text:p>
          </table:table-cell>
        </table:table-row>
        <table:table-row table:style-name="ro1">
          <table:table-cell office:value-type="float" office:value="49405746" calcext:value-type="float">
            <text:p>49405746</text:p>
          </table:table-cell>
          <table:table-cell office:value-type="float" office:value="281591" calcext:value-type="float">
            <text:p>281591</text:p>
          </table:table-cell>
        </table:table-row>
        <table:table-row table:style-name="ro1">
          <table:table-cell office:value-type="float" office:value="49482562" calcext:value-type="float">
            <text:p>49482562</text:p>
          </table:table-cell>
          <table:table-cell office:value-type="float" office:value="273439" calcext:value-type="float">
            <text:p>273439</text:p>
          </table:table-cell>
        </table:table-row>
        <table:table-row table:style-name="ro1">
          <table:table-cell office:value-type="float" office:value="49446489" calcext:value-type="float">
            <text:p>49446489</text:p>
          </table:table-cell>
          <table:table-cell office:value-type="float" office:value="286302" calcext:value-type="float">
            <text:p>286302</text:p>
          </table:table-cell>
        </table:table-row>
        <table:table-row table:style-name="ro1">
          <table:table-cell office:value-type="float" office:value="50460076" calcext:value-type="float">
            <text:p>50460076</text:p>
          </table:table-cell>
          <table:table-cell office:value-type="float" office:value="287678" calcext:value-type="float">
            <text:p>287678</text:p>
          </table:table-cell>
        </table:table-row>
        <table:table-row table:style-name="ro1">
          <table:table-cell office:value-type="float" office:value="49475866" calcext:value-type="float">
            <text:p>49475866</text:p>
          </table:table-cell>
          <table:table-cell office:value-type="float" office:value="276373" calcext:value-type="float">
            <text:p>276373</text:p>
          </table:table-cell>
        </table:table-row>
        <table:table-row table:style-name="ro1">
          <table:table-cell office:value-type="float" office:value="49383182" calcext:value-type="float">
            <text:p>49383182</text:p>
          </table:table-cell>
          <table:table-cell office:value-type="float" office:value="285132" calcext:value-type="float">
            <text:p>285132</text:p>
          </table:table-cell>
        </table:table-row>
        <table:table-row table:style-name="ro1">
          <table:table-cell office:value-type="float" office:value="49823998" calcext:value-type="float">
            <text:p>49823998</text:p>
          </table:table-cell>
          <table:table-cell office:value-type="float" office:value="281580" calcext:value-type="float">
            <text:p>281580</text:p>
          </table:table-cell>
        </table:table-row>
        <table:table-row table:style-name="ro1">
          <table:table-cell office:value-type="float" office:value="49350474" calcext:value-type="float">
            <text:p>49350474</text:p>
          </table:table-cell>
          <table:table-cell office:value-type="float" office:value="1984686" calcext:value-type="float">
            <text:p>1984686</text:p>
          </table:table-cell>
        </table:table-row>
        <table:table-row table:style-name="ro1">
          <table:table-cell office:value-type="float" office:value="48648096" calcext:value-type="float">
            <text:p>48648096</text:p>
          </table:table-cell>
          <table:table-cell office:value-type="float" office:value="313161" calcext:value-type="float">
            <text:p>313161</text:p>
          </table:table-cell>
        </table:table-row>
        <table:table-row table:style-name="ro1">
          <table:table-cell office:value-type="float" office:value="49373855" calcext:value-type="float">
            <text:p>49373855</text:p>
          </table:table-cell>
          <table:table-cell office:value-type="float" office:value="273426" calcext:value-type="float">
            <text:p>273426</text:p>
          </table:table-cell>
        </table:table-row>
        <table:table-row table:style-name="ro1">
          <table:table-cell office:value-type="float" office:value="49346557" calcext:value-type="float">
            <text:p>49346557</text:p>
          </table:table-cell>
          <table:table-cell office:value-type="float" office:value="290417" calcext:value-type="float">
            <text:p>290417</text:p>
          </table:table-cell>
        </table:table-row>
        <table:table-row table:style-name="ro1">
          <table:table-cell office:value-type="float" office:value="50369700" calcext:value-type="float">
            <text:p>50369700</text:p>
          </table:table-cell>
          <table:table-cell office:value-type="float" office:value="286248" calcext:value-type="float">
            <text:p>286248</text:p>
          </table:table-cell>
        </table:table-row>
        <table:table-row table:style-name="ro1">
          <table:table-cell office:value-type="float" office:value="49415525" calcext:value-type="float">
            <text:p>49415525</text:p>
          </table:table-cell>
          <table:table-cell office:value-type="float" office:value="300689" calcext:value-type="float">
            <text:p>300689</text:p>
          </table:table-cell>
        </table:table-row>
        <table:table-row table:style-name="ro1">
          <table:table-cell office:value-type="float" office:value="49427496" calcext:value-type="float">
            <text:p>49427496</text:p>
          </table:table-cell>
          <table:table-cell office:value-type="float" office:value="293089" calcext:value-type="float">
            <text:p>293089</text:p>
          </table:table-cell>
        </table:table-row>
        <table:table-row table:style-name="ro1">
          <table:table-cell office:value-type="float" office:value="50374098" calcext:value-type="float">
            <text:p>50374098</text:p>
          </table:table-cell>
          <table:table-cell office:value-type="float" office:value="3654606" calcext:value-type="float">
            <text:p>3654606</text:p>
          </table:table-cell>
        </table:table-row>
        <table:table-row table:style-name="ro1">
          <table:table-cell office:value-type="float" office:value="46408960" calcext:value-type="float">
            <text:p>46408960</text:p>
          </table:table-cell>
          <table:table-cell office:value-type="float" office:value="1582065" calcext:value-type="float">
            <text:p>1582065</text:p>
          </table:table-cell>
        </table:table-row>
        <table:table-row table:style-name="ro1">
          <table:table-cell office:value-type="float" office:value="48250253" calcext:value-type="float">
            <text:p>48250253</text:p>
          </table:table-cell>
          <table:table-cell office:value-type="float" office:value="291899" calcext:value-type="float">
            <text:p>291899</text:p>
          </table:table-cell>
        </table:table-row>
        <table:table-row table:style-name="ro1">
          <table:table-cell office:value-type="float" office:value="48875971" calcext:value-type="float">
            <text:p>48875971</text:p>
          </table:table-cell>
          <table:table-cell office:value-type="float" office:value="279569" calcext:value-type="float">
            <text:p>279569</text:p>
          </table:table-cell>
        </table:table-row>
        <table:table-row table:style-name="ro1">
          <table:table-cell office:value-type="float" office:value="49826211" calcext:value-type="float">
            <text:p>49826211</text:p>
          </table:table-cell>
          <table:table-cell office:value-type="float" office:value="362886" calcext:value-type="float">
            <text:p>362886</text:p>
          </table:table-cell>
        </table:table-row>
        <table:table-row table:style-name="ro1">
          <table:table-cell office:value-type="float" office:value="49441333" calcext:value-type="float">
            <text:p>49441333</text:p>
          </table:table-cell>
          <table:table-cell office:value-type="float" office:value="291401" calcext:value-type="float">
            <text:p>291401</text:p>
          </table:table-cell>
        </table:table-row>
        <table:table-row table:style-name="ro1">
          <table:table-cell office:value-type="float" office:value="49736715" calcext:value-type="float">
            <text:p>49736715</text:p>
          </table:table-cell>
          <table:table-cell office:value-type="float" office:value="283052" calcext:value-type="float">
            <text:p>283052</text:p>
          </table:table-cell>
        </table:table-row>
        <table:table-row table:style-name="ro1">
          <table:table-cell office:value-type="float" office:value="49825769" calcext:value-type="float">
            <text:p>49825769</text:p>
          </table:table-cell>
          <table:table-cell office:value-type="float" office:value="296466" calcext:value-type="float">
            <text:p>296466</text:p>
          </table:table-cell>
        </table:table-row>
        <table:table-row table:style-name="ro1">
          <table:table-cell office:value-type="float" office:value="49821129" calcext:value-type="float">
            <text:p>49821129</text:p>
          </table:table-cell>
          <table:table-cell office:value-type="float" office:value="293360" calcext:value-type="float">
            <text:p>293360</text:p>
          </table:table-cell>
        </table:table-row>
        <table:table-row table:style-name="ro1">
          <table:table-cell office:value-type="float" office:value="49466002" calcext:value-type="float">
            <text:p>49466002</text:p>
          </table:table-cell>
          <table:table-cell office:value-type="float" office:value="3723359" calcext:value-type="float">
            <text:p>3723359</text:p>
          </table:table-cell>
        </table:table-row>
        <table:table-row table:style-name="ro1">
          <table:table-cell office:value-type="float" office:value="46459236" calcext:value-type="float">
            <text:p>46459236</text:p>
          </table:table-cell>
          <table:table-cell office:value-type="float" office:value="2541922" calcext:value-type="float">
            <text:p>2541922</text:p>
          </table:table-cell>
        </table:table-row>
        <table:table-row table:style-name="ro1">
          <table:table-cell office:value-type="float" office:value="47477577" calcext:value-type="float">
            <text:p>47477577</text:p>
          </table:table-cell>
          <table:table-cell office:value-type="float" office:value="888396" calcext:value-type="float">
            <text:p>888396</text:p>
          </table:table-cell>
        </table:table-row>
        <table:table-row table:style-name="ro1">
          <table:table-cell office:value-type="float" office:value="49624426" calcext:value-type="float">
            <text:p>49624426</text:p>
          </table:table-cell>
          <table:table-cell office:value-type="float" office:value="470660" calcext:value-type="float">
            <text:p>470660</text:p>
          </table:table-cell>
        </table:table-row>
        <table:table-row table:style-name="ro1">
          <table:table-cell office:value-type="float" office:value="48841423" calcext:value-type="float">
            <text:p>48841423</text:p>
          </table:table-cell>
          <table:table-cell office:value-type="float" office:value="449869" calcext:value-type="float">
            <text:p>449869</text:p>
          </table:table-cell>
        </table:table-row>
        <table:table-row table:style-name="ro1">
          <table:table-cell office:value-type="float" office:value="49846011" calcext:value-type="float">
            <text:p>49846011</text:p>
          </table:table-cell>
          <table:table-cell office:value-type="float" office:value="590996" calcext:value-type="float">
            <text:p>590996</text:p>
          </table:table-cell>
        </table:table-row>
        <table:table-row table:style-name="ro1">
          <table:table-cell office:value-type="float" office:value="49038270" calcext:value-type="float">
            <text:p>49038270</text:p>
          </table:table-cell>
          <table:table-cell office:value-type="float" office:value="598909" calcext:value-type="float">
            <text:p>598909</text:p>
          </table:table-cell>
        </table:table-row>
        <table:table-row table:style-name="ro1">
          <table:table-cell office:value-type="float" office:value="50024785" calcext:value-type="float">
            <text:p>50024785</text:p>
          </table:table-cell>
          <table:table-cell office:value-type="float" office:value="491489" calcext:value-type="float">
            <text:p>491489</text:p>
          </table:table-cell>
        </table:table-row>
        <table:table-row table:style-name="ro1">
          <table:table-cell office:value-type="float" office:value="48821178" calcext:value-type="float">
            <text:p>48821178</text:p>
          </table:table-cell>
          <table:table-cell office:value-type="float" office:value="455237" calcext:value-type="float">
            <text:p>455237</text:p>
          </table:table-cell>
        </table:table-row>
        <table:table-row table:style-name="ro1">
          <table:table-cell office:value-type="float" office:value="49852217" calcext:value-type="float">
            <text:p>49852217</text:p>
          </table:table-cell>
          <table:table-cell office:value-type="float" office:value="357522" calcext:value-type="float">
            <text:p>357522</text:p>
          </table:table-cell>
        </table:table-row>
      </table:table>
      <table:table table:name="test_12" table:style-name="ta1">
        <table:shapes>
          <draw:frame draw:z-index="0" draw:style-name="gr1" draw:text-style-name="P1" svg:width="333.86mm" svg:height="122.78mm" svg:x="70.6mm" svg:y="16.4mm">
            <loext:p draw:notify-on-update-of-ranges="test_12.A1:test_12.A186 test_12.B1:test_12.B18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51118765" calcext:value-type="float">
            <text:p>51118765</text:p>
          </table:table-cell>
          <table:table-cell office:value-type="float" office:value="16355" calcext:value-type="float">
            <text:p>16355</text:p>
          </table:table-cell>
        </table:table-row>
        <table:table-row table:style-name="ro1">
          <table:table-cell office:value-type="float" office:value="52165945" calcext:value-type="float">
            <text:p>52165945</text:p>
          </table:table-cell>
          <table:table-cell office:value-type="float" office:value="16904" calcext:value-type="float">
            <text:p>16904</text:p>
          </table:table-cell>
        </table:table-row>
        <table:table-row table:style-name="ro1">
          <table:table-cell office:value-type="float" office:value="52147124" calcext:value-type="float">
            <text:p>52147124</text:p>
          </table:table-cell>
          <table:table-cell office:value-type="float" office:value="55678" calcext:value-type="float">
            <text:p>55678</text:p>
          </table:table-cell>
        </table:table-row>
        <table:table-row table:style-name="ro1">
          <table:table-cell office:value-type="float" office:value="52228319" calcext:value-type="float">
            <text:p>52228319</text:p>
          </table:table-cell>
          <table:table-cell office:value-type="float" office:value="15890" calcext:value-type="float">
            <text:p>15890</text:p>
          </table:table-cell>
        </table:table-row>
        <table:table-row table:style-name="ro1">
          <table:table-cell office:value-type="float" office:value="52161898" calcext:value-type="float">
            <text:p>52161898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 office:value-type="float" office:value="51166158" calcext:value-type="float">
            <text:p>51166158</text:p>
          </table:table-cell>
          <table:table-cell office:value-type="float" office:value="17561" calcext:value-type="float">
            <text:p>17561</text:p>
          </table:table-cell>
        </table:table-row>
        <table:table-row table:style-name="ro1">
          <table:table-cell office:value-type="float" office:value="52124055" calcext:value-type="float">
            <text:p>52124055</text:p>
          </table:table-cell>
          <table:table-cell office:value-type="float" office:value="31005" calcext:value-type="float">
            <text:p>31005</text:p>
          </table:table-cell>
        </table:table-row>
        <table:table-row table:style-name="ro1">
          <table:table-cell office:value-type="float" office:value="52081935" calcext:value-type="float">
            <text:p>52081935</text:p>
          </table:table-cell>
          <table:table-cell office:value-type="float" office:value="18404" calcext:value-type="float">
            <text:p>18404</text:p>
          </table:table-cell>
        </table:table-row>
        <table:table-row table:style-name="ro1">
          <table:table-cell office:value-type="float" office:value="51812170" calcext:value-type="float">
            <text:p>51812170</text:p>
          </table:table-cell>
          <table:table-cell office:value-type="float" office:value="16525" calcext:value-type="float">
            <text:p>16525</text:p>
          </table:table-cell>
        </table:table-row>
        <table:table-row table:style-name="ro1">
          <table:table-cell office:value-type="float" office:value="52084809" calcext:value-type="float">
            <text:p>52084809</text:p>
          </table:table-cell>
          <table:table-cell office:value-type="float" office:value="23522" calcext:value-type="float">
            <text:p>23522</text:p>
          </table:table-cell>
        </table:table-row>
        <table:table-row table:style-name="ro1">
          <table:table-cell office:value-type="float" office:value="52025188" calcext:value-type="float">
            <text:p>52025188</text:p>
          </table:table-cell>
          <table:table-cell office:value-type="float" office:value="49532" calcext:value-type="float">
            <text:p>49532</text:p>
          </table:table-cell>
        </table:table-row>
        <table:table-row table:style-name="ro1">
          <table:table-cell office:value-type="float" office:value="50818609" calcext:value-type="float">
            <text:p>50818609</text:p>
          </table:table-cell>
          <table:table-cell office:value-type="float" office:value="23111" calcext:value-type="float">
            <text:p>23111</text:p>
          </table:table-cell>
        </table:table-row>
        <table:table-row table:style-name="ro1">
          <table:table-cell office:value-type="float" office:value="49980918" calcext:value-type="float">
            <text:p>49980918</text:p>
          </table:table-cell>
          <table:table-cell office:value-type="float" office:value="24557" calcext:value-type="float">
            <text:p>24557</text:p>
          </table:table-cell>
        </table:table-row>
        <table:table-row table:style-name="ro1">
          <table:table-cell office:value-type="float" office:value="49979001" calcext:value-type="float">
            <text:p>49979001</text:p>
          </table:table-cell>
          <table:table-cell office:value-type="float" office:value="26571" calcext:value-type="float">
            <text:p>26571</text:p>
          </table:table-cell>
        </table:table-row>
        <table:table-row table:style-name="ro1">
          <table:table-cell office:value-type="float" office:value="50019138" calcext:value-type="float">
            <text:p>50019138</text:p>
          </table:table-cell>
          <table:table-cell office:value-type="float" office:value="53188" calcext:value-type="float">
            <text:p>53188</text:p>
          </table:table-cell>
        </table:table-row>
        <table:table-row table:style-name="ro1">
          <table:table-cell office:value-type="float" office:value="49831773" calcext:value-type="float">
            <text:p>49831773</text:p>
          </table:table-cell>
          <table:table-cell office:value-type="float" office:value="24812" calcext:value-type="float">
            <text:p>24812</text:p>
          </table:table-cell>
        </table:table-row>
        <table:table-row table:style-name="ro1">
          <table:table-cell office:value-type="float" office:value="49957479" calcext:value-type="float">
            <text:p>49957479</text:p>
          </table:table-cell>
          <table:table-cell office:value-type="float" office:value="26080" calcext:value-type="float">
            <text:p>26080</text:p>
          </table:table-cell>
        </table:table-row>
        <table:table-row table:style-name="ro1">
          <table:table-cell office:value-type="float" office:value="50173753" calcext:value-type="float">
            <text:p>50173753</text:p>
          </table:table-cell>
          <table:table-cell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50163614" calcext:value-type="float">
            <text:p>50163614</text:p>
          </table:table-cell>
          <table:table-cell office:value-type="float" office:value="38763" calcext:value-type="float">
            <text:p>38763</text:p>
          </table:table-cell>
        </table:table-row>
        <table:table-row table:style-name="ro1">
          <table:table-cell office:value-type="float" office:value="49216975" calcext:value-type="float">
            <text:p>49216975</text:p>
          </table:table-cell>
          <table:table-cell office:value-type="float" office:value="38920" calcext:value-type="float">
            <text:p>38920</text:p>
          </table:table-cell>
        </table:table-row>
        <table:table-row table:style-name="ro1">
          <table:table-cell office:value-type="float" office:value="51834386" calcext:value-type="float">
            <text:p>51834386</text:p>
          </table:table-cell>
          <table:table-cell office:value-type="float" office:value="21229" calcext:value-type="float">
            <text:p>21229</text:p>
          </table:table-cell>
        </table:table-row>
        <table:table-row table:style-name="ro1">
          <table:table-cell office:value-type="float" office:value="48674395" calcext:value-type="float">
            <text:p>48674395</text:p>
          </table:table-cell>
          <table:table-cell office:value-type="float" office:value="17070" calcext:value-type="float">
            <text:p>17070</text:p>
          </table:table-cell>
        </table:table-row>
        <table:table-row table:style-name="ro1">
          <table:table-cell office:value-type="float" office:value="49505566" calcext:value-type="float">
            <text:p>49505566</text:p>
          </table:table-cell>
          <table:table-cell office:value-type="float" office:value="17091" calcext:value-type="float">
            <text:p>17091</text:p>
          </table:table-cell>
        </table:table-row>
        <table:table-row table:style-name="ro1">
          <table:table-cell office:value-type="float" office:value="49884514" calcext:value-type="float">
            <text:p>49884514</text:p>
          </table:table-cell>
          <table:table-cell office:value-type="float" office:value="31135" calcext:value-type="float">
            <text:p>31135</text:p>
          </table:table-cell>
        </table:table-row>
        <table:table-row table:style-name="ro1">
          <table:table-cell office:value-type="float" office:value="50028644" calcext:value-type="float">
            <text:p>50028644</text:p>
          </table:table-cell>
          <table:table-cell office:value-type="float" office:value="17972" calcext:value-type="float">
            <text:p>17972</text:p>
          </table:table-cell>
        </table:table-row>
        <table:table-row table:style-name="ro1">
          <table:table-cell office:value-type="float" office:value="49981923" calcext:value-type="float">
            <text:p>49981923</text:p>
          </table:table-cell>
          <table:table-cell office:value-type="float" office:value="28614" calcext:value-type="float">
            <text:p>28614</text:p>
          </table:table-cell>
        </table:table-row>
        <table:table-row table:style-name="ro1">
          <table:table-cell office:value-type="float" office:value="49954482" calcext:value-type="float">
            <text:p>49954482</text:p>
          </table:table-cell>
          <table:table-cell office:value-type="float" office:value="18873" calcext:value-type="float">
            <text:p>18873</text:p>
          </table:table-cell>
        </table:table-row>
        <table:table-row table:style-name="ro1">
          <table:table-cell office:value-type="float" office:value="49852407" calcext:value-type="float">
            <text:p>49852407</text:p>
          </table:table-cell>
          <table:table-cell office:value-type="float" office:value="16175" calcext:value-type="float">
            <text:p>16175</text:p>
          </table:table-cell>
        </table:table-row>
        <table:table-row table:style-name="ro1">
          <table:table-cell office:value-type="float" office:value="50022261" calcext:value-type="float">
            <text:p>50022261</text:p>
          </table:table-cell>
          <table:table-cell office:value-type="float" office:value="31742" calcext:value-type="float">
            <text:p>31742</text:p>
          </table:table-cell>
        </table:table-row>
        <table:table-row table:style-name="ro1">
          <table:table-cell office:value-type="float" office:value="49927478" calcext:value-type="float">
            <text:p>49927478</text:p>
          </table:table-cell>
          <table:table-cell office:value-type="float" office:value="20327" calcext:value-type="float">
            <text:p>20327</text:p>
          </table:table-cell>
        </table:table-row>
        <table:table-row table:style-name="ro1">
          <table:table-cell office:value-type="float" office:value="50383416" calcext:value-type="float">
            <text:p>50383416</text:p>
          </table:table-cell>
          <table:table-cell office:value-type="float" office:value="39667" calcext:value-type="float">
            <text:p>39667</text:p>
          </table:table-cell>
        </table:table-row>
        <table:table-row table:style-name="ro1">
          <table:table-cell office:value-type="float" office:value="50176843" calcext:value-type="float">
            <text:p>50176843</text:p>
          </table:table-cell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49259224" calcext:value-type="float">
            <text:p>49259224</text:p>
          </table:table-cell>
          <table:table-cell office:value-type="float" office:value="17833" calcext:value-type="float">
            <text:p>17833</text:p>
          </table:table-cell>
        </table:table-row>
        <table:table-row table:style-name="ro1">
          <table:table-cell office:value-type="float" office:value="50104064" calcext:value-type="float">
            <text:p>50104064</text:p>
          </table:table-cell>
          <table:table-cell office:value-type="float" office:value="45753" calcext:value-type="float">
            <text:p>45753</text:p>
          </table:table-cell>
        </table:table-row>
        <table:table-row table:style-name="ro1">
          <table:table-cell office:value-type="float" office:value="49610694" calcext:value-type="float">
            <text:p>49610694</text:p>
          </table:table-cell>
          <table:table-cell office:value-type="float" office:value="20967" calcext:value-type="float">
            <text:p>20967</text:p>
          </table:table-cell>
        </table:table-row>
        <table:table-row table:style-name="ro1">
          <table:table-cell office:value-type="float" office:value="50204579" calcext:value-type="float">
            <text:p>50204579</text:p>
          </table:table-cell>
          <table:table-cell office:value-type="float" office:value="38012" calcext:value-type="float">
            <text:p>38012</text:p>
          </table:table-cell>
        </table:table-row>
        <table:table-row table:style-name="ro1">
          <table:table-cell office:value-type="float" office:value="50293949" calcext:value-type="float">
            <text:p>50293949</text:p>
          </table:table-cell>
          <table:table-cell office:value-type="float" office:value="40494" calcext:value-type="float">
            <text:p>40494</text:p>
          </table:table-cell>
        </table:table-row>
        <table:table-row table:style-name="ro1">
          <table:table-cell office:value-type="float" office:value="49951019" calcext:value-type="float">
            <text:p>49951019</text:p>
          </table:table-cell>
          <table:table-cell office:value-type="float" office:value="40047" calcext:value-type="float">
            <text:p>40047</text:p>
          </table:table-cell>
        </table:table-row>
        <table:table-row table:style-name="ro1">
          <table:table-cell office:value-type="float" office:value="49918103" calcext:value-type="float">
            <text:p>49918103</text:p>
          </table:table-cell>
          <table:table-cell office:value-type="float" office:value="83839" calcext:value-type="float">
            <text:p>83839</text:p>
          </table:table-cell>
        </table:table-row>
        <table:table-row table:style-name="ro1">
          <table:table-cell office:value-type="float" office:value="49802757" calcext:value-type="float">
            <text:p>49802757</text:p>
          </table:table-cell>
          <table:table-cell office:value-type="float" office:value="39932" calcext:value-type="float">
            <text:p>39932</text:p>
          </table:table-cell>
        </table:table-row>
        <table:table-row table:style-name="ro1">
          <table:table-cell office:value-type="float" office:value="49856884" calcext:value-type="float">
            <text:p>49856884</text:p>
          </table:table-cell>
          <table:table-cell office:value-type="float" office:value="36448" calcext:value-type="float">
            <text:p>36448</text:p>
          </table:table-cell>
        </table:table-row>
        <table:table-row table:style-name="ro1">
          <table:table-cell office:value-type="float" office:value="49837663" calcext:value-type="float">
            <text:p>49837663</text:p>
          </table:table-cell>
          <table:table-cell office:value-type="float" office:value="30571" calcext:value-type="float">
            <text:p>30571</text:p>
          </table:table-cell>
        </table:table-row>
        <table:table-row table:style-name="ro1">
          <table:table-cell office:value-type="float" office:value="50004152" calcext:value-type="float">
            <text:p>50004152</text:p>
          </table:table-cell>
          <table:table-cell office:value-type="float" office:value="38559" calcext:value-type="float">
            <text:p>38559</text:p>
          </table:table-cell>
        </table:table-row>
        <table:table-row table:style-name="ro1">
          <table:table-cell office:value-type="float" office:value="49956090" calcext:value-type="float">
            <text:p>49956090</text:p>
          </table:table-cell>
          <table:table-cell office:value-type="float" office:value="71365" calcext:value-type="float">
            <text:p>71365</text:p>
          </table:table-cell>
        </table:table-row>
        <table:table-row table:style-name="ro1">
          <table:table-cell office:value-type="float" office:value="49936496" calcext:value-type="float">
            <text:p>49936496</text:p>
          </table:table-cell>
          <table:table-cell office:value-type="float" office:value="39361" calcext:value-type="float">
            <text:p>39361</text:p>
          </table:table-cell>
        </table:table-row>
        <table:table-row table:style-name="ro1">
          <table:table-cell office:value-type="float" office:value="49961824" calcext:value-type="float">
            <text:p>49961824</text:p>
          </table:table-cell>
          <table:table-cell office:value-type="float" office:value="40889" calcext:value-type="float">
            <text:p>40889</text:p>
          </table:table-cell>
        </table:table-row>
        <table:table-row table:style-name="ro1">
          <table:table-cell office:value-type="float" office:value="49837961" calcext:value-type="float">
            <text:p>49837961</text:p>
          </table:table-cell>
          <table:table-cell office:value-type="float" office:value="37535" calcext:value-type="float">
            <text:p>37535</text:p>
          </table:table-cell>
        </table:table-row>
        <table:table-row table:style-name="ro1">
          <table:table-cell office:value-type="float" office:value="49580122" calcext:value-type="float">
            <text:p>49580122</text:p>
          </table:table-cell>
          <table:table-cell office:value-type="float" office:value="24518" calcext:value-type="float">
            <text:p>24518</text:p>
          </table:table-cell>
        </table:table-row>
        <table:table-row table:style-name="ro1">
          <table:table-cell office:value-type="float" office:value="50374706" calcext:value-type="float">
            <text:p>50374706</text:p>
          </table:table-cell>
          <table:table-cell office:value-type="float" office:value="63734" calcext:value-type="float">
            <text:p>63734</text:p>
          </table:table-cell>
        </table:table-row>
        <table:table-row table:style-name="ro1">
          <table:table-cell office:value-type="float" office:value="49819071" calcext:value-type="float">
            <text:p>49819071</text:p>
          </table:table-cell>
          <table:table-cell office:value-type="float" office:value="37406" calcext:value-type="float">
            <text:p>37406</text:p>
          </table:table-cell>
        </table:table-row>
        <table:table-row table:style-name="ro1">
          <table:table-cell office:value-type="float" office:value="49799333" calcext:value-type="float">
            <text:p>49799333</text:p>
          </table:table-cell>
          <table:table-cell office:value-type="float" office:value="29481" calcext:value-type="float">
            <text:p>29481</text:p>
          </table:table-cell>
        </table:table-row>
        <table:table-row table:style-name="ro1">
          <table:table-cell office:value-type="float" office:value="49897924" calcext:value-type="float">
            <text:p>49897924</text:p>
          </table:table-cell>
          <table:table-cell office:value-type="float" office:value="28319" calcext:value-type="float">
            <text:p>28319</text:p>
          </table:table-cell>
        </table:table-row>
        <table:table-row table:style-name="ro1">
          <table:table-cell office:value-type="float" office:value="50237111" calcext:value-type="float">
            <text:p>50237111</text:p>
          </table:table-cell>
          <table:table-cell office:value-type="float" office:value="38227" calcext:value-type="float">
            <text:p>38227</text:p>
          </table:table-cell>
        </table:table-row>
        <table:table-row table:style-name="ro1">
          <table:table-cell office:value-type="float" office:value="49703515" calcext:value-type="float">
            <text:p>49703515</text:p>
          </table:table-cell>
          <table:table-cell office:value-type="float" office:value="65715" calcext:value-type="float">
            <text:p>65715</text:p>
          </table:table-cell>
        </table:table-row>
        <table:table-row table:style-name="ro1">
          <table:table-cell office:value-type="float" office:value="49360216" calcext:value-type="float">
            <text:p>49360216</text:p>
          </table:table-cell>
          <table:table-cell office:value-type="float" office:value="18090" calcext:value-type="float">
            <text:p>18090</text:p>
          </table:table-cell>
        </table:table-row>
        <table:table-row table:style-name="ro1">
          <table:table-cell office:value-type="float" office:value="50272741" calcext:value-type="float">
            <text:p>50272741</text:p>
          </table:table-cell>
          <table:table-cell office:value-type="float" office:value="15860" calcext:value-type="float">
            <text:p>15860</text:p>
          </table:table-cell>
        </table:table-row>
        <table:table-row table:style-name="ro1">
          <table:table-cell office:value-type="float" office:value="49971132" calcext:value-type="float">
            <text:p>49971132</text:p>
          </table:table-cell>
          <table:table-cell office:value-type="float" office:value="16837" calcext:value-type="float">
            <text:p>16837</text:p>
          </table:table-cell>
        </table:table-row>
        <table:table-row table:style-name="ro1">
          <table:table-cell office:value-type="float" office:value="49934606" calcext:value-type="float">
            <text:p>49934606</text:p>
          </table:table-cell>
          <table:table-cell office:value-type="float" office:value="18398" calcext:value-type="float">
            <text:p>18398</text:p>
          </table:table-cell>
        </table:table-row>
        <table:table-row table:style-name="ro1">
          <table:table-cell office:value-type="float" office:value="50199210" calcext:value-type="float">
            <text:p>50199210</text:p>
          </table:table-cell>
          <table:table-cell office:value-type="float" office:value="68263" calcext:value-type="float">
            <text:p>68263</text:p>
          </table:table-cell>
        </table:table-row>
        <table:table-row table:style-name="ro1">
          <table:table-cell office:value-type="float" office:value="49787099" calcext:value-type="float">
            <text:p>49787099</text:p>
          </table:table-cell>
          <table:table-cell office:value-type="float" office:value="21784" calcext:value-type="float">
            <text:p>21784</text:p>
          </table:table-cell>
        </table:table-row>
        <table:table-row table:style-name="ro1">
          <table:table-cell office:value-type="float" office:value="49597249" calcext:value-type="float">
            <text:p>49597249</text:p>
          </table:table-cell>
          <table:table-cell office:value-type="float" office:value="22410" calcext:value-type="float">
            <text:p>22410</text:p>
          </table:table-cell>
        </table:table-row>
        <table:table-row table:style-name="ro1">
          <table:table-cell office:value-type="float" office:value="50248043" calcext:value-type="float">
            <text:p>50248043</text:p>
          </table:table-cell>
          <table:table-cell office:value-type="float" office:value="22148" calcext:value-type="float">
            <text:p>22148</text:p>
          </table:table-cell>
        </table:table-row>
        <table:table-row table:style-name="ro1">
          <table:table-cell office:value-type="float" office:value="49943354" calcext:value-type="float">
            <text:p>49943354</text:p>
          </table:table-cell>
          <table:table-cell office:value-type="float" office:value="21805" calcext:value-type="float">
            <text:p>21805</text:p>
          </table:table-cell>
        </table:table-row>
        <table:table-row table:style-name="ro1">
          <table:table-cell office:value-type="float" office:value="49966478" calcext:value-type="float">
            <text:p>49966478</text:p>
          </table:table-cell>
          <table:table-cell office:value-type="float" office:value="48223" calcext:value-type="float">
            <text:p>48223</text:p>
          </table:table-cell>
        </table:table-row>
        <table:table-row table:style-name="ro1">
          <table:table-cell office:value-type="float" office:value="49922683" calcext:value-type="float">
            <text:p>49922683</text:p>
          </table:table-cell>
          <table:table-cell office:value-type="float" office:value="23539" calcext:value-type="float">
            <text:p>23539</text:p>
          </table:table-cell>
        </table:table-row>
        <table:table-row table:style-name="ro1">
          <table:table-cell office:value-type="float" office:value="49578548" calcext:value-type="float">
            <text:p>49578548</text:p>
          </table:table-cell>
          <table:table-cell office:value-type="float" office:value="22670" calcext:value-type="float">
            <text:p>22670</text:p>
          </table:table-cell>
        </table:table-row>
        <table:table-row table:style-name="ro1">
          <table:table-cell office:value-type="float" office:value="50714775" calcext:value-type="float">
            <text:p>50714775</text:p>
          </table:table-cell>
          <table:table-cell office:value-type="float" office:value="41055" calcext:value-type="float">
            <text:p>41055</text:p>
          </table:table-cell>
        </table:table-row>
        <table:table-row table:style-name="ro1">
          <table:table-cell office:value-type="float" office:value="49819275" calcext:value-type="float">
            <text:p>49819275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49692369" calcext:value-type="float">
            <text:p>49692369</text:p>
          </table:table-cell>
          <table:table-cell office:value-type="float" office:value="67396" calcext:value-type="float">
            <text:p>67396</text:p>
          </table:table-cell>
        </table:table-row>
        <table:table-row table:style-name="ro1">
          <table:table-cell office:value-type="float" office:value="50145868" calcext:value-type="float">
            <text:p>50145868</text:p>
          </table:table-cell>
          <table:table-cell office:value-type="float" office:value="36664" calcext:value-type="float">
            <text:p>36664</text:p>
          </table:table-cell>
        </table:table-row>
        <table:table-row table:style-name="ro1">
          <table:table-cell office:value-type="float" office:value="49792204" calcext:value-type="float">
            <text:p>49792204</text:p>
          </table:table-cell>
          <table:table-cell office:value-type="float" office:value="31470" calcext:value-type="float">
            <text:p>31470</text:p>
          </table:table-cell>
        </table:table-row>
        <table:table-row table:style-name="ro1">
          <table:table-cell office:value-type="float" office:value="49734185" calcext:value-type="float">
            <text:p>49734185</text:p>
          </table:table-cell>
          <table:table-cell office:value-type="float" office:value="22691" calcext:value-type="float">
            <text:p>22691</text:p>
          </table:table-cell>
        </table:table-row>
        <table:table-row table:style-name="ro1">
          <table:table-cell office:value-type="float" office:value="50177535" calcext:value-type="float">
            <text:p>50177535</text:p>
          </table:table-cell>
          <table:table-cell office:value-type="float" office:value="23752" calcext:value-type="float">
            <text:p>23752</text:p>
          </table:table-cell>
        </table:table-row>
        <table:table-row table:style-name="ro1">
          <table:table-cell office:value-type="float" office:value="49776871" calcext:value-type="float">
            <text:p>49776871</text:p>
          </table:table-cell>
          <table:table-cell office:value-type="float" office:value="47782" calcext:value-type="float">
            <text:p>47782</text:p>
          </table:table-cell>
        </table:table-row>
        <table:table-row table:style-name="ro1">
          <table:table-cell office:value-type="float" office:value="50179505" calcext:value-type="float">
            <text:p>50179505</text:p>
          </table:table-cell>
          <table:table-cell office:value-type="float" office:value="23818" calcext:value-type="float">
            <text:p>23818</text:p>
          </table:table-cell>
        </table:table-row>
        <table:table-row table:style-name="ro1">
          <table:table-cell office:value-type="float" office:value="49486962" calcext:value-type="float">
            <text:p>49486962</text:p>
          </table:table-cell>
          <table:table-cell office:value-type="float" office:value="37642" calcext:value-type="float">
            <text:p>37642</text:p>
          </table:table-cell>
        </table:table-row>
        <table:table-row table:style-name="ro1">
          <table:table-cell office:value-type="float" office:value="50706111" calcext:value-type="float">
            <text:p>50706111</text:p>
          </table:table-cell>
          <table:table-cell office:value-type="float" office:value="37972" calcext:value-type="float">
            <text:p>37972</text:p>
          </table:table-cell>
        </table:table-row>
        <table:table-row table:style-name="ro1">
          <table:table-cell office:value-type="float" office:value="49232708" calcext:value-type="float">
            <text:p>49232708</text:p>
          </table:table-cell>
          <table:table-cell office:value-type="float" office:value="37906" calcext:value-type="float">
            <text:p>37906</text:p>
          </table:table-cell>
        </table:table-row>
        <table:table-row table:style-name="ro1">
          <table:table-cell office:value-type="float" office:value="50234385" calcext:value-type="float">
            <text:p>50234385</text:p>
          </table:table-cell>
          <table:table-cell office:value-type="float" office:value="77072" calcext:value-type="float">
            <text:p>77072</text:p>
          </table:table-cell>
        </table:table-row>
        <table:table-row table:style-name="ro1">
          <table:table-cell office:value-type="float" office:value="50222740" calcext:value-type="float">
            <text:p>50222740</text:p>
          </table:table-cell>
          <table:table-cell office:value-type="float" office:value="32771" calcext:value-type="float">
            <text:p>32771</text:p>
          </table:table-cell>
        </table:table-row>
        <table:table-row table:style-name="ro1">
          <table:table-cell office:value-type="float" office:value="49550504" calcext:value-type="float">
            <text:p>49550504</text:p>
          </table:table-cell>
          <table:table-cell office:value-type="float" office:value="32573" calcext:value-type="float">
            <text:p>32573</text:p>
          </table:table-cell>
        </table:table-row>
        <table:table-row table:style-name="ro1">
          <table:table-cell office:value-type="float" office:value="50077886" calcext:value-type="float">
            <text:p>50077886</text:p>
          </table:table-cell>
          <table:table-cell office:value-type="float" office:value="40213" calcext:value-type="float">
            <text:p>40213</text:p>
          </table:table-cell>
        </table:table-row>
        <table:table-row table:style-name="ro1">
          <table:table-cell office:value-type="float" office:value="49995857" calcext:value-type="float">
            <text:p>49995857</text:p>
          </table:table-cell>
          <table:table-cell office:value-type="float" office:value="36545" calcext:value-type="float">
            <text:p>36545</text:p>
          </table:table-cell>
        </table:table-row>
        <table:table-row table:style-name="ro1">
          <table:table-cell office:value-type="float" office:value="49331114" calcext:value-type="float">
            <text:p>49331114</text:p>
          </table:table-cell>
          <table:table-cell office:value-type="float" office:value="54371" calcext:value-type="float">
            <text:p>54371</text:p>
          </table:table-cell>
        </table:table-row>
        <table:table-row table:style-name="ro1">
          <table:table-cell office:value-type="float" office:value="50135455" calcext:value-type="float">
            <text:p>50135455</text:p>
          </table:table-cell>
          <table:table-cell office:value-type="float" office:value="499957" calcext:value-type="float">
            <text:p>499957</text:p>
          </table:table-cell>
        </table:table-row>
        <table:table-row table:style-name="ro1">
          <table:table-cell office:value-type="float" office:value="49745899" calcext:value-type="float">
            <text:p>49745899</text:p>
          </table:table-cell>
          <table:table-cell office:value-type="float" office:value="796365" calcext:value-type="float">
            <text:p>796365</text:p>
          </table:table-cell>
        </table:table-row>
        <table:table-row table:style-name="ro1">
          <table:table-cell office:value-type="float" office:value="48859801" calcext:value-type="float">
            <text:p>48859801</text:p>
          </table:table-cell>
          <table:table-cell office:value-type="float" office:value="554503" calcext:value-type="float">
            <text:p>554503</text:p>
          </table:table-cell>
        </table:table-row>
        <table:table-row table:style-name="ro1">
          <table:table-cell office:value-type="float" office:value="49476930" calcext:value-type="float">
            <text:p>49476930</text:p>
          </table:table-cell>
          <table:table-cell office:value-type="float" office:value="554170" calcext:value-type="float">
            <text:p>554170</text:p>
          </table:table-cell>
        </table:table-row>
        <table:table-row table:style-name="ro1">
          <table:table-cell office:value-type="float" office:value="49328010" calcext:value-type="float">
            <text:p>49328010</text:p>
          </table:table-cell>
          <table:table-cell office:value-type="float" office:value="543766" calcext:value-type="float">
            <text:p>543766</text:p>
          </table:table-cell>
        </table:table-row>
        <table:table-row table:style-name="ro1">
          <table:table-cell office:value-type="float" office:value="49361635" calcext:value-type="float">
            <text:p>49361635</text:p>
          </table:table-cell>
          <table:table-cell office:value-type="float" office:value="534927" calcext:value-type="float">
            <text:p>534927</text:p>
          </table:table-cell>
        </table:table-row>
        <table:table-row table:style-name="ro1">
          <table:table-cell office:value-type="float" office:value="50117582" calcext:value-type="float">
            <text:p>50117582</text:p>
          </table:table-cell>
          <table:table-cell office:value-type="float" office:value="598818" calcext:value-type="float">
            <text:p>598818</text:p>
          </table:table-cell>
        </table:table-row>
        <table:table-row table:style-name="ro1">
          <table:table-cell office:value-type="float" office:value="48852813" calcext:value-type="float">
            <text:p>48852813</text:p>
          </table:table-cell>
          <table:table-cell office:value-type="float" office:value="11678146" calcext:value-type="float">
            <text:p>11678146</text:p>
          </table:table-cell>
        </table:table-row>
        <table:table-row table:style-name="ro1">
          <table:table-cell office:value-type="float" office:value="91139817" calcext:value-type="float">
            <text:p>91139817</text:p>
          </table:table-cell>
          <table:table-cell office:value-type="float" office:value="2482361" calcext:value-type="float">
            <text:p>2482361</text:p>
          </table:table-cell>
        </table:table-row>
        <table:table-row table:style-name="ro1">
          <table:table-cell office:value-type="float" office:value="45546425" calcext:value-type="float">
            <text:p>45546425</text:p>
          </table:table-cell>
          <table:table-cell office:value-type="float" office:value="3494689" calcext:value-type="float">
            <text:p>3494689</text:p>
          </table:table-cell>
        </table:table-row>
        <table:table-row table:style-name="ro1">
          <table:table-cell office:value-type="float" office:value="45839363" calcext:value-type="float">
            <text:p>45839363</text:p>
          </table:table-cell>
          <table:table-cell office:value-type="float" office:value="5670149" calcext:value-type="float">
            <text:p>5670149</text:p>
          </table:table-cell>
        </table:table-row>
        <table:table-row table:style-name="ro1">
          <table:table-cell office:value-type="float" office:value="68204808" calcext:value-type="float">
            <text:p>68204808</text:p>
          </table:table-cell>
          <table:table-cell office:value-type="float" office:value="3768419" calcext:value-type="float">
            <text:p>3768419</text:p>
          </table:table-cell>
        </table:table-row>
        <table:table-row table:style-name="ro1">
          <table:table-cell office:value-type="float" office:value="24725697" calcext:value-type="float">
            <text:p>24725697</text:p>
          </table:table-cell>
          <table:table-cell office:value-type="float" office:value="7835135" calcext:value-type="float">
            <text:p>7835135</text:p>
          </table:table-cell>
        </table:table-row>
        <table:table-row table:style-name="ro1">
          <table:table-cell office:value-type="float" office:value="38965658" calcext:value-type="float">
            <text:p>38965658</text:p>
          </table:table-cell>
          <table:table-cell office:value-type="float" office:value="615154" calcext:value-type="float">
            <text:p>615154</text:p>
          </table:table-cell>
        </table:table-row>
        <table:table-row table:style-name="ro1">
          <table:table-cell office:value-type="float" office:value="48986243" calcext:value-type="float">
            <text:p>48986243</text:p>
          </table:table-cell>
          <table:table-cell office:value-type="float" office:value="5669396" calcext:value-type="float">
            <text:p>5669396</text:p>
          </table:table-cell>
        </table:table-row>
        <table:table-row table:style-name="ro1">
          <table:table-cell office:value-type="float" office:value="83472580" calcext:value-type="float">
            <text:p>83472580</text:p>
          </table:table-cell>
          <table:table-cell office:value-type="float" office:value="16321784" calcext:value-type="float">
            <text:p>16321784</text:p>
          </table:table-cell>
        </table:table-row>
        <table:table-row table:style-name="ro1">
          <table:table-cell office:value-type="float" office:value="114773693" calcext:value-type="float">
            <text:p>114773693</text:p>
          </table:table-cell>
          <table:table-cell office:value-type="float" office:value="2070195" calcext:value-type="float">
            <text:p>2070195</text:p>
          </table:table-cell>
        </table:table-row>
        <table:table-row table:style-name="ro1">
          <table:table-cell office:value-type="float" office:value="45584773" calcext:value-type="float">
            <text:p>45584773</text:p>
          </table:table-cell>
          <table:table-cell office:value-type="float" office:value="6093157" calcext:value-type="float">
            <text:p>6093157</text:p>
          </table:table-cell>
        </table:table-row>
        <table:table-row table:style-name="ro1">
          <table:table-cell office:value-type="float" office:value="42893953" calcext:value-type="float">
            <text:p>42893953</text:p>
          </table:table-cell>
          <table:table-cell office:value-type="float" office:value="813634" calcext:value-type="float">
            <text:p>813634</text:p>
          </table:table-cell>
        </table:table-row>
        <table:table-row table:style-name="ro1">
          <table:table-cell office:value-type="float" office:value="46334069" calcext:value-type="float">
            <text:p>46334069</text:p>
          </table:table-cell>
          <table:table-cell office:value-type="float" office:value="804721" calcext:value-type="float">
            <text:p>804721</text:p>
          </table:table-cell>
        </table:table-row>
        <table:table-row table:style-name="ro1">
          <table:table-cell office:value-type="float" office:value="47531165" calcext:value-type="float">
            <text:p>47531165</text:p>
          </table:table-cell>
          <table:table-cell office:value-type="float" office:value="684086" calcext:value-type="float">
            <text:p>684086</text:p>
          </table:table-cell>
        </table:table-row>
        <table:table-row table:style-name="ro1">
          <table:table-cell office:value-type="float" office:value="46966089" calcext:value-type="float">
            <text:p>46966089</text:p>
          </table:table-cell>
          <table:table-cell office:value-type="float" office:value="1210557" calcext:value-type="float">
            <text:p>1210557</text:p>
          </table:table-cell>
        </table:table-row>
        <table:table-row table:style-name="ro1">
          <table:table-cell office:value-type="float" office:value="47485367" calcext:value-type="float">
            <text:p>47485367</text:p>
          </table:table-cell>
          <table:table-cell office:value-type="float" office:value="662921" calcext:value-type="float">
            <text:p>662921</text:p>
          </table:table-cell>
        </table:table-row>
        <table:table-row table:style-name="ro1">
          <table:table-cell office:value-type="float" office:value="47349649" calcext:value-type="float">
            <text:p>47349649</text:p>
          </table:table-cell>
          <table:table-cell office:value-type="float" office:value="659349" calcext:value-type="float">
            <text:p>659349</text:p>
          </table:table-cell>
        </table:table-row>
        <table:table-row table:style-name="ro1">
          <table:table-cell office:value-type="float" office:value="47150092" calcext:value-type="float">
            <text:p>47150092</text:p>
          </table:table-cell>
          <table:table-cell office:value-type="float" office:value="962910" calcext:value-type="float">
            <text:p>962910</text:p>
          </table:table-cell>
        </table:table-row>
        <table:table-row table:style-name="ro1">
          <table:table-cell office:value-type="float" office:value="46936820" calcext:value-type="float">
            <text:p>46936820</text:p>
          </table:table-cell>
          <table:table-cell office:value-type="float" office:value="5449420" calcext:value-type="float">
            <text:p>5449420</text:p>
          </table:table-cell>
        </table:table-row>
        <table:table-row table:style-name="ro1">
          <table:table-cell office:value-type="float" office:value="160431461" calcext:value-type="float">
            <text:p>160431461</text:p>
          </table:table-cell>
          <table:table-cell office:value-type="float" office:value="5439442" calcext:value-type="float">
            <text:p>5439442</text:p>
          </table:table-cell>
        </table:table-row>
        <table:table-row table:style-name="ro1">
          <table:table-cell office:value-type="float" office:value="46379565" calcext:value-type="float">
            <text:p>46379565</text:p>
          </table:table-cell>
          <table:table-cell office:value-type="float" office:value="5915772" calcext:value-type="float">
            <text:p>5915772</text:p>
          </table:table-cell>
        </table:table-row>
        <table:table-row table:style-name="ro1">
          <table:table-cell office:value-type="float" office:value="38112112" calcext:value-type="float">
            <text:p>38112112</text:p>
          </table:table-cell>
          <table:table-cell office:value-type="float" office:value="3124689" calcext:value-type="float">
            <text:p>3124689</text:p>
          </table:table-cell>
        </table:table-row>
        <table:table-row table:style-name="ro1">
          <table:table-cell office:value-type="float" office:value="114625131" calcext:value-type="float">
            <text:p>114625131</text:p>
          </table:table-cell>
          <table:table-cell office:value-type="float" office:value="8716999" calcext:value-type="float">
            <text:p>8716999</text:p>
          </table:table-cell>
        </table:table-row>
        <table:table-row table:style-name="ro1">
          <table:table-cell office:value-type="float" office:value="73260128" calcext:value-type="float">
            <text:p>73260128</text:p>
          </table:table-cell>
          <table:table-cell office:value-type="float" office:value="1825737" calcext:value-type="float">
            <text:p>1825737</text:p>
          </table:table-cell>
        </table:table-row>
        <table:table-row table:style-name="ro1">
          <table:table-cell office:value-type="float" office:value="26620410" calcext:value-type="float">
            <text:p>26620410</text:p>
          </table:table-cell>
          <table:table-cell office:value-type="float" office:value="1414771" calcext:value-type="float">
            <text:p>1414771</text:p>
          </table:table-cell>
        </table:table-row>
        <table:table-row table:style-name="ro1">
          <table:table-cell office:value-type="float" office:value="44315583" calcext:value-type="float">
            <text:p>44315583</text:p>
          </table:table-cell>
          <table:table-cell office:value-type="float" office:value="13248928" calcext:value-type="float">
            <text:p>13248928</text:p>
          </table:table-cell>
        </table:table-row>
        <table:table-row table:style-name="ro1">
          <table:table-cell office:value-type="float" office:value="38276382" calcext:value-type="float">
            <text:p>38276382</text:p>
          </table:table-cell>
          <table:table-cell office:value-type="float" office:value="7462104" calcext:value-type="float">
            <text:p>7462104</text:p>
          </table:table-cell>
        </table:table-row>
        <table:table-row table:style-name="ro1">
          <table:table-cell office:value-type="float" office:value="110811528" calcext:value-type="float">
            <text:p>110811528</text:p>
          </table:table-cell>
          <table:table-cell office:value-type="float" office:value="5274212" calcext:value-type="float">
            <text:p>5274212</text:p>
          </table:table-cell>
        </table:table-row>
        <table:table-row table:style-name="ro1">
          <table:table-cell office:value-type="float" office:value="41990566" calcext:value-type="float">
            <text:p>41990566</text:p>
          </table:table-cell>
          <table:table-cell office:value-type="float" office:value="4951899" calcext:value-type="float">
            <text:p>4951899</text:p>
          </table:table-cell>
        </table:table-row>
        <table:table-row table:style-name="ro1">
          <table:table-cell office:value-type="float" office:value="43322222" calcext:value-type="float">
            <text:p>43322222</text:p>
          </table:table-cell>
          <table:table-cell office:value-type="float" office:value="811559" calcext:value-type="float">
            <text:p>811559</text:p>
          </table:table-cell>
        </table:table-row>
        <table:table-row table:style-name="ro1">
          <table:table-cell office:value-type="float" office:value="47014843" calcext:value-type="float">
            <text:p>47014843</text:p>
          </table:table-cell>
          <table:table-cell office:value-type="float" office:value="821532" calcext:value-type="float">
            <text:p>821532</text:p>
          </table:table-cell>
        </table:table-row>
        <table:table-row table:style-name="ro1">
          <table:table-cell office:value-type="float" office:value="46797958" calcext:value-type="float">
            <text:p>46797958</text:p>
          </table:table-cell>
          <table:table-cell office:value-type="float" office:value="1457469" calcext:value-type="float">
            <text:p>1457469</text:p>
          </table:table-cell>
        </table:table-row>
        <table:table-row table:style-name="ro1">
          <table:table-cell office:value-type="float" office:value="49301082" calcext:value-type="float">
            <text:p>49301082</text:p>
          </table:table-cell>
          <table:table-cell office:value-type="float" office:value="3249946" calcext:value-type="float">
            <text:p>3249946</text:p>
          </table:table-cell>
        </table:table-row>
        <table:table-row table:style-name="ro1">
          <table:table-cell office:value-type="float" office:value="46267039" calcext:value-type="float">
            <text:p>46267039</text:p>
          </table:table-cell>
          <table:table-cell office:value-type="float" office:value="785284" calcext:value-type="float">
            <text:p>785284</text:p>
          </table:table-cell>
        </table:table-row>
        <table:table-row table:style-name="ro1">
          <table:table-cell office:value-type="float" office:value="49132084" calcext:value-type="float">
            <text:p>49132084</text:p>
          </table:table-cell>
          <table:table-cell office:value-type="float" office:value="17268636" calcext:value-type="float">
            <text:p>17268636</text:p>
          </table:table-cell>
        </table:table-row>
        <table:table-row table:style-name="ro1">
          <table:table-cell office:value-type="float" office:value="104566755" calcext:value-type="float">
            <text:p>104566755</text:p>
          </table:table-cell>
          <table:table-cell office:value-type="float" office:value="8967750" calcext:value-type="float">
            <text:p>8967750</text:p>
          </table:table-cell>
        </table:table-row>
        <table:table-row table:style-name="ro1">
          <table:table-cell office:value-type="float" office:value="71975224" calcext:value-type="float">
            <text:p>71975224</text:p>
          </table:table-cell>
          <table:table-cell office:value-type="float" office:value="6696549" calcext:value-type="float">
            <text:p>6696549</text:p>
          </table:table-cell>
        </table:table-row>
        <table:table-row table:style-name="ro1">
          <table:table-cell office:value-type="float" office:value="65439089" calcext:value-type="float">
            <text:p>65439089</text:p>
          </table:table-cell>
          <table:table-cell office:value-type="float" office:value="1911933" calcext:value-type="float">
            <text:p>1911933</text:p>
          </table:table-cell>
        </table:table-row>
        <table:table-row table:style-name="ro1">
          <table:table-cell office:value-type="float" office:value="50373409" calcext:value-type="float">
            <text:p>50373409</text:p>
          </table:table-cell>
          <table:table-cell office:value-type="float" office:value="7515857" calcext:value-type="float">
            <text:p>7515857</text:p>
          </table:table-cell>
        </table:table-row>
        <table:table-row table:style-name="ro1">
          <table:table-cell office:value-type="float" office:value="43943255" calcext:value-type="float">
            <text:p>43943255</text:p>
          </table:table-cell>
          <table:table-cell office:value-type="float" office:value="3401571" calcext:value-type="float">
            <text:p>3401571</text:p>
          </table:table-cell>
        </table:table-row>
        <table:table-row table:style-name="ro1">
          <table:table-cell office:value-type="float" office:value="49228382" calcext:value-type="float">
            <text:p>49228382</text:p>
          </table:table-cell>
          <table:table-cell office:value-type="float" office:value="754801" calcext:value-type="float">
            <text:p>754801</text:p>
          </table:table-cell>
        </table:table-row>
        <table:table-row table:style-name="ro1">
          <table:table-cell office:value-type="float" office:value="50474385" calcext:value-type="float">
            <text:p>50474385</text:p>
          </table:table-cell>
          <table:table-cell office:value-type="float" office:value="11159593" calcext:value-type="float">
            <text:p>11159593</text:p>
          </table:table-cell>
        </table:table-row>
        <table:table-row table:style-name="ro1">
          <table:table-cell office:value-type="float" office:value="107692656" calcext:value-type="float">
            <text:p>107692656</text:p>
          </table:table-cell>
          <table:table-cell office:value-type="float" office:value="10977769" calcext:value-type="float">
            <text:p>10977769</text:p>
          </table:table-cell>
        </table:table-row>
        <table:table-row table:style-name="ro1">
          <table:table-cell office:value-type="float" office:value="142230110" calcext:value-type="float">
            <text:p>142230110</text:p>
          </table:table-cell>
          <table:table-cell office:value-type="float" office:value="9727469" calcext:value-type="float">
            <text:p>9727469</text:p>
          </table:table-cell>
        </table:table-row>
        <table:table-row table:style-name="ro1">
          <table:table-cell office:value-type="float" office:value="80466722" calcext:value-type="float">
            <text:p>80466722</text:p>
          </table:table-cell>
          <table:table-cell office:value-type="float" office:value="1973008" calcext:value-type="float">
            <text:p>1973008</text:p>
          </table:table-cell>
        </table:table-row>
        <table:table-row table:style-name="ro1">
          <table:table-cell office:value-type="float" office:value="37480833" calcext:value-type="float">
            <text:p>37480833</text:p>
          </table:table-cell>
          <table:table-cell office:value-type="float" office:value="2964221" calcext:value-type="float">
            <text:p>2964221</text:p>
          </table:table-cell>
        </table:table-row>
        <table:table-row table:style-name="ro1">
          <table:table-cell office:value-type="float" office:value="72780230" calcext:value-type="float">
            <text:p>72780230</text:p>
          </table:table-cell>
          <table:table-cell office:value-type="float" office:value="11096297" calcext:value-type="float">
            <text:p>11096297</text:p>
          </table:table-cell>
        </table:table-row>
        <table:table-row table:style-name="ro1">
          <table:table-cell office:value-type="float" office:value="63176134" calcext:value-type="float">
            <text:p>63176134</text:p>
          </table:table-cell>
          <table:table-cell office:value-type="float" office:value="4405558" calcext:value-type="float">
            <text:p>4405558</text:p>
          </table:table-cell>
        </table:table-row>
        <table:table-row table:style-name="ro1">
          <table:table-cell office:value-type="float" office:value="26271388" calcext:value-type="float">
            <text:p>26271388</text:p>
          </table:table-cell>
          <table:table-cell office:value-type="float" office:value="4645499" calcext:value-type="float">
            <text:p>4645499</text:p>
          </table:table-cell>
        </table:table-row>
        <table:table-row table:style-name="ro1">
          <table:table-cell office:value-type="float" office:value="34445771" calcext:value-type="float">
            <text:p>34445771</text:p>
          </table:table-cell>
          <table:table-cell office:value-type="float" office:value="784754" calcext:value-type="float">
            <text:p>784754</text:p>
          </table:table-cell>
        </table:table-row>
        <table:table-row table:style-name="ro1">
          <table:table-cell office:value-type="float" office:value="47332490" calcext:value-type="float">
            <text:p>47332490</text:p>
          </table:table-cell>
          <table:table-cell office:value-type="float" office:value="782380" calcext:value-type="float">
            <text:p>782380</text:p>
          </table:table-cell>
        </table:table-row>
        <table:table-row table:style-name="ro1">
          <table:table-cell office:value-type="float" office:value="47195014" calcext:value-type="float">
            <text:p>47195014</text:p>
          </table:table-cell>
          <table:table-cell office:value-type="float" office:value="5720570" calcext:value-type="float">
            <text:p>5720570</text:p>
          </table:table-cell>
        </table:table-row>
        <table:table-row table:style-name="ro1">
          <table:table-cell office:value-type="float" office:value="42797408" calcext:value-type="float">
            <text:p>42797408</text:p>
          </table:table-cell>
          <table:table-cell office:value-type="float" office:value="733903" calcext:value-type="float">
            <text:p>733903</text:p>
          </table:table-cell>
        </table:table-row>
        <table:table-row table:style-name="ro1">
          <table:table-cell office:value-type="float" office:value="49416629" calcext:value-type="float">
            <text:p>49416629</text:p>
          </table:table-cell>
          <table:table-cell office:value-type="float" office:value="688465" calcext:value-type="float">
            <text:p>688465</text:p>
          </table:table-cell>
        </table:table-row>
        <table:table-row table:style-name="ro1">
          <table:table-cell office:value-type="float" office:value="48801547" calcext:value-type="float">
            <text:p>48801547</text:p>
          </table:table-cell>
          <table:table-cell office:value-type="float" office:value="680293" calcext:value-type="float">
            <text:p>680293</text:p>
          </table:table-cell>
        </table:table-row>
        <table:table-row table:style-name="ro1">
          <table:table-cell office:value-type="float" office:value="49784289" calcext:value-type="float">
            <text:p>49784289</text:p>
          </table:table-cell>
          <table:table-cell office:value-type="float" office:value="924180" calcext:value-type="float">
            <text:p>924180</text:p>
          </table:table-cell>
        </table:table-row>
        <table:table-row table:style-name="ro1">
          <table:table-cell office:value-type="float" office:value="48801980" calcext:value-type="float">
            <text:p>48801980</text:p>
          </table:table-cell>
          <table:table-cell office:value-type="float" office:value="669203" calcext:value-type="float">
            <text:p>669203</text:p>
          </table:table-cell>
        </table:table-row>
        <table:table-row table:style-name="ro1">
          <table:table-cell office:value-type="float" office:value="49272624" calcext:value-type="float">
            <text:p>49272624</text:p>
          </table:table-cell>
          <table:table-cell office:value-type="float" office:value="623597" calcext:value-type="float">
            <text:p>623597</text:p>
          </table:table-cell>
        </table:table-row>
        <table:table-row table:style-name="ro1">
          <table:table-cell office:value-type="float" office:value="49503324" calcext:value-type="float">
            <text:p>49503324</text:p>
          </table:table-cell>
          <table:table-cell office:value-type="float" office:value="752169" calcext:value-type="float">
            <text:p>752169</text:p>
          </table:table-cell>
        </table:table-row>
        <table:table-row table:style-name="ro1">
          <table:table-cell office:value-type="float" office:value="49225868" calcext:value-type="float">
            <text:p>49225868</text:p>
          </table:table-cell>
          <table:table-cell office:value-type="float" office:value="623938" calcext:value-type="float">
            <text:p>623938</text:p>
          </table:table-cell>
        </table:table-row>
        <table:table-row table:style-name="ro1">
          <table:table-cell office:value-type="float" office:value="49100532" calcext:value-type="float">
            <text:p>49100532</text:p>
          </table:table-cell>
          <table:table-cell office:value-type="float" office:value="620757" calcext:value-type="float">
            <text:p>620757</text:p>
          </table:table-cell>
        </table:table-row>
        <table:table-row table:style-name="ro1">
          <table:table-cell office:value-type="float" office:value="49427345" calcext:value-type="float">
            <text:p>49427345</text:p>
          </table:table-cell>
          <table:table-cell office:value-type="float" office:value="556963" calcext:value-type="float">
            <text:p>556963</text:p>
          </table:table-cell>
        </table:table-row>
        <table:table-row table:style-name="ro1">
          <table:table-cell office:value-type="float" office:value="49600988" calcext:value-type="float">
            <text:p>49600988</text:p>
          </table:table-cell>
          <table:table-cell office:value-type="float" office:value="573402" calcext:value-type="float">
            <text:p>573402</text:p>
          </table:table-cell>
        </table:table-row>
        <table:table-row table:style-name="ro1">
          <table:table-cell office:value-type="float" office:value="52018924" calcext:value-type="float">
            <text:p>52018924</text:p>
          </table:table-cell>
          <table:table-cell office:value-type="float" office:value="825955" calcext:value-type="float">
            <text:p>825955</text:p>
          </table:table-cell>
        </table:table-row>
        <table:table-row table:style-name="ro1">
          <table:table-cell office:value-type="float" office:value="46312099" calcext:value-type="float">
            <text:p>46312099</text:p>
          </table:table-cell>
          <table:table-cell office:value-type="float" office:value="526669" calcext:value-type="float">
            <text:p>526669</text:p>
          </table:table-cell>
        </table:table-row>
        <table:table-row table:style-name="ro1">
          <table:table-cell office:value-type="float" office:value="49707212" calcext:value-type="float">
            <text:p>49707212</text:p>
          </table:table-cell>
          <table:table-cell office:value-type="float" office:value="529381" calcext:value-type="float">
            <text:p>529381</text:p>
          </table:table-cell>
        </table:table-row>
        <table:table-row table:style-name="ro1">
          <table:table-cell office:value-type="float" office:value="49446027" calcext:value-type="float">
            <text:p>49446027</text:p>
          </table:table-cell>
          <table:table-cell office:value-type="float" office:value="583498" calcext:value-type="float">
            <text:p>583498</text:p>
          </table:table-cell>
        </table:table-row>
        <table:table-row table:style-name="ro1">
          <table:table-cell office:value-type="float" office:value="49360770" calcext:value-type="float">
            <text:p>49360770</text:p>
          </table:table-cell>
          <table:table-cell office:value-type="float" office:value="528420" calcext:value-type="float">
            <text:p>528420</text:p>
          </table:table-cell>
        </table:table-row>
        <table:table-row table:style-name="ro1">
          <table:table-cell office:value-type="float" office:value="49453378" calcext:value-type="float">
            <text:p>49453378</text:p>
          </table:table-cell>
          <table:table-cell office:value-type="float" office:value="3036569" calcext:value-type="float">
            <text:p>3036569</text:p>
          </table:table-cell>
        </table:table-row>
        <table:table-row table:style-name="ro1">
          <table:table-cell office:value-type="float" office:value="46907777" calcext:value-type="float">
            <text:p>46907777</text:p>
          </table:table-cell>
          <table:table-cell office:value-type="float" office:value="1290600" calcext:value-type="float">
            <text:p>1290600</text:p>
          </table:table-cell>
        </table:table-row>
        <table:table-row table:style-name="ro1">
          <table:table-cell office:value-type="float" office:value="48739050" calcext:value-type="float">
            <text:p>48739050</text:p>
          </table:table-cell>
          <table:table-cell office:value-type="float" office:value="527580" calcext:value-type="float">
            <text:p>527580</text:p>
          </table:table-cell>
        </table:table-row>
        <table:table-row table:style-name="ro1">
          <table:table-cell office:value-type="float" office:value="49254023" calcext:value-type="float">
            <text:p>49254023</text:p>
          </table:table-cell>
          <table:table-cell office:value-type="float" office:value="524944" calcext:value-type="float">
            <text:p>524944</text:p>
          </table:table-cell>
        </table:table-row>
        <table:table-row table:style-name="ro1">
          <table:table-cell office:value-type="float" office:value="49658606" calcext:value-type="float">
            <text:p>49658606</text:p>
          </table:table-cell>
          <table:table-cell office:value-type="float" office:value="507104" calcext:value-type="float">
            <text:p>507104</text:p>
          </table:table-cell>
        </table:table-row>
        <table:table-row table:style-name="ro1">
          <table:table-cell office:value-type="float" office:value="49467903" calcext:value-type="float">
            <text:p>49467903</text:p>
          </table:table-cell>
          <table:table-cell office:value-type="float" office:value="598432" calcext:value-type="float">
            <text:p>598432</text:p>
          </table:table-cell>
        </table:table-row>
        <table:table-row table:style-name="ro1">
          <table:table-cell office:value-type="float" office:value="49249813" calcext:value-type="float">
            <text:p>49249813</text:p>
          </table:table-cell>
          <table:table-cell office:value-type="float" office:value="514833" calcext:value-type="float">
            <text:p>514833</text:p>
          </table:table-cell>
        </table:table-row>
        <table:table-row table:style-name="ro1">
          <table:table-cell office:value-type="float" office:value="50049221" calcext:value-type="float">
            <text:p>50049221</text:p>
          </table:table-cell>
          <table:table-cell office:value-type="float" office:value="928042" calcext:value-type="float">
            <text:p>928042</text:p>
          </table:table-cell>
        </table:table-row>
        <table:table-row table:style-name="ro1">
          <table:table-cell office:value-type="float" office:value="48804112" calcext:value-type="float">
            <text:p>48804112</text:p>
          </table:table-cell>
          <table:table-cell office:value-type="float" office:value="547714" calcext:value-type="float">
            <text:p>547714</text:p>
          </table:table-cell>
        </table:table-row>
        <table:table-row table:style-name="ro1">
          <table:table-cell office:value-type="float" office:value="49156855" calcext:value-type="float">
            <text:p>49156855</text:p>
          </table:table-cell>
          <table:table-cell office:value-type="float" office:value="3070958" calcext:value-type="float">
            <text:p>3070958</text:p>
          </table:table-cell>
        </table:table-row>
        <table:table-row table:style-name="ro1">
          <table:table-cell office:value-type="float" office:value="47589091" calcext:value-type="float">
            <text:p>47589091</text:p>
          </table:table-cell>
          <table:table-cell office:value-type="float" office:value="748049" calcext:value-type="float">
            <text:p>748049</text:p>
          </table:table-cell>
        </table:table-row>
        <table:table-row table:style-name="ro1">
          <table:table-cell office:value-type="float" office:value="48542109" calcext:value-type="float">
            <text:p>48542109</text:p>
          </table:table-cell>
          <table:table-cell office:value-type="float" office:value="1220209" calcext:value-type="float">
            <text:p>1220209</text:p>
          </table:table-cell>
        </table:table-row>
        <table:table-row table:style-name="ro1">
          <table:table-cell office:value-type="float" office:value="49076486" calcext:value-type="float">
            <text:p>49076486</text:p>
          </table:table-cell>
          <table:table-cell office:value-type="float" office:value="575326" calcext:value-type="float">
            <text:p>575326</text:p>
          </table:table-cell>
        </table:table-row>
        <table:table-row table:style-name="ro1">
          <table:table-cell office:value-type="float" office:value="48996984" calcext:value-type="float">
            <text:p>48996984</text:p>
          </table:table-cell>
          <table:table-cell office:value-type="float" office:value="651701" calcext:value-type="float">
            <text:p>651701</text:p>
          </table:table-cell>
        </table:table-row>
        <table:table-row table:style-name="ro1">
          <table:table-cell office:value-type="float" office:value="49839915" calcext:value-type="float">
            <text:p>49839915</text:p>
          </table:table-cell>
          <table:table-cell office:value-type="float" office:value="524588" calcext:value-type="float">
            <text:p>524588</text:p>
          </table:table-cell>
        </table:table-row>
        <table:table-row table:style-name="ro1">
          <table:table-cell office:value-type="float" office:value="49211638" calcext:value-type="float">
            <text:p>49211638</text:p>
          </table:table-cell>
          <table:table-cell office:value-type="float" office:value="525092" calcext:value-type="float">
            <text:p>525092</text:p>
          </table:table-cell>
        </table:table-row>
        <table:table-row table:style-name="ro1">
          <table:table-cell office:value-type="float" office:value="49366110" calcext:value-type="float">
            <text:p>49366110</text:p>
          </table:table-cell>
          <table:table-cell office:value-type="float" office:value="530104" calcext:value-type="float">
            <text:p>530104</text:p>
          </table:table-cell>
        </table:table-row>
        <table:table-row table:style-name="ro1">
          <table:table-cell office:value-type="float" office:value="49569238" calcext:value-type="float">
            <text:p>49569238</text:p>
          </table:table-cell>
          <table:table-cell office:value-type="float" office:value="638799" calcext:value-type="float">
            <text:p>638799</text:p>
          </table:table-cell>
        </table:table-row>
        <table:table-row table:style-name="ro1">
          <table:table-cell office:value-type="float" office:value="48948611" calcext:value-type="float">
            <text:p>48948611</text:p>
          </table:table-cell>
          <table:table-cell office:value-type="float" office:value="510310" calcext:value-type="float">
            <text:p>510310</text:p>
          </table:table-cell>
        </table:table-row>
        <table:table-row table:style-name="ro1">
          <table:table-cell office:value-type="float" office:value="50211427" calcext:value-type="float">
            <text:p>50211427</text:p>
          </table:table-cell>
          <table:table-cell office:value-type="float" office:value="732521" calcext:value-type="float">
            <text:p>732521</text:p>
          </table:table-cell>
        </table:table-row>
        <table:table-row table:style-name="ro1">
          <table:table-cell office:value-type="float" office:value="48829136" calcext:value-type="float">
            <text:p>48829136</text:p>
          </table:table-cell>
          <table:table-cell office:value-type="float" office:value="663219" calcext:value-type="float">
            <text:p>663219</text:p>
          </table:table-cell>
        </table:table-row>
        <table:table-row table:style-name="ro1">
          <table:table-cell office:value-type="float" office:value="49463072" calcext:value-type="float">
            <text:p>49463072</text:p>
          </table:table-cell>
          <table:table-cell office:value-type="float" office:value="664837" calcext:value-type="float">
            <text:p>664837</text:p>
          </table:table-cell>
        </table:table-row>
        <table:table-row table:style-name="ro1">
          <table:table-cell office:value-type="float" office:value="48901972" calcext:value-type="float">
            <text:p>48901972</text:p>
          </table:table-cell>
          <table:table-cell office:value-type="float" office:value="533540" calcext:value-type="float">
            <text:p>533540</text:p>
          </table:table-cell>
        </table:table-row>
        <table:table-row table:style-name="ro1">
          <table:table-cell office:value-type="float" office:value="49629201" calcext:value-type="float">
            <text:p>49629201</text:p>
          </table:table-cell>
          <table:table-cell office:value-type="float" office:value="514737" calcext:value-type="float">
            <text:p>514737</text:p>
          </table:table-cell>
        </table:table-row>
        <table:table-row table:style-name="ro1">
          <table:table-cell office:value-type="float" office:value="50024710" calcext:value-type="float">
            <text:p>50024710</text:p>
          </table:table-cell>
          <table:table-cell office:value-type="float" office:value="840232" calcext:value-type="float">
            <text:p>840232</text:p>
          </table:table-cell>
        </table:table-row>
        <table:table-row table:style-name="ro1">
          <table:table-cell office:value-type="float" office:value="48788939" calcext:value-type="float">
            <text:p>48788939</text:p>
          </table:table-cell>
          <table:table-cell office:value-type="float" office:value="635143" calcext:value-type="float">
            <text:p>635143</text:p>
          </table:table-cell>
        </table:table-row>
        <table:table-row table:style-name="ro1">
          <table:table-cell office:value-type="float" office:value="49628771" calcext:value-type="float">
            <text:p>49628771</text:p>
          </table:table-cell>
          <table:table-cell office:value-type="float" office:value="626701" calcext:value-type="float">
            <text:p>626701</text:p>
          </table:table-cell>
        </table:table-row>
      </table:table>
      <table:table table:name="test_6" table:style-name="ta1">
        <table:shapes>
          <draw:frame draw:z-index="0" draw:style-name="gr1" draw:text-style-name="P1" svg:width="339.64mm" svg:height="159.44mm" svg:x="84.62mm" svg:y="19.59mm">
            <loext:p draw:notify-on-update-of-ranges="test_6.A1:test_6.A228 test_6.B1:test_6.B22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28972448" calcext:value-type="float">
            <text:p>28972448</text:p>
          </table:table-cell>
          <table:table-cell office:value-type="float" office:value="14823" calcext:value-type="float">
            <text:p>14823</text:p>
          </table:table-cell>
        </table:table-row>
        <table:table-row table:style-name="ro1">
          <table:table-cell office:value-type="float" office:value="41128806" calcext:value-type="float">
            <text:p>41128806</text:p>
          </table:table-cell>
          <table:table-cell office:value-type="float" office:value="15932" calcext:value-type="float">
            <text:p>15932</text:p>
          </table:table-cell>
        </table:table-row>
        <table:table-row table:style-name="ro1">
          <table:table-cell office:value-type="float" office:value="40129260" calcext:value-type="float">
            <text:p>40129260</text:p>
          </table:table-cell>
          <table:table-cell office:value-type="float" office:value="21336" calcext:value-type="float">
            <text:p>21336</text:p>
          </table:table-cell>
        </table:table-row>
        <table:table-row table:style-name="ro1">
          <table:table-cell office:value-type="float" office:value="39145959" calcext:value-type="float">
            <text:p>39145959</text:p>
          </table:table-cell>
          <table:table-cell office:value-type="float" office:value="59260" calcext:value-type="float">
            <text:p>59260</text:p>
          </table:table-cell>
        </table:table-row>
        <table:table-row table:style-name="ro1">
          <table:table-cell office:value-type="float" office:value="40492471" calcext:value-type="float">
            <text:p>40492471</text:p>
          </table:table-cell>
          <table:table-cell office:value-type="float" office:value="16896" calcext:value-type="float">
            <text:p>16896</text:p>
          </table:table-cell>
        </table:table-row>
        <table:table-row table:style-name="ro1">
          <table:table-cell office:value-type="float" office:value="40134127" calcext:value-type="float">
            <text:p>40134127</text:p>
          </table:table-cell>
          <table:table-cell office:value-type="float" office:value="15343" calcext:value-type="float">
            <text:p>15343</text:p>
          </table:table-cell>
        </table:table-row>
        <table:table-row table:style-name="ro1">
          <table:table-cell office:value-type="float" office:value="39159478" calcext:value-type="float">
            <text:p>39159478</text:p>
          </table:table-cell>
          <table:table-cell office:value-type="float" office:value="17933" calcext:value-type="float">
            <text:p>17933</text:p>
          </table:table-cell>
        </table:table-row>
        <table:table-row table:style-name="ro1">
          <table:table-cell office:value-type="float" office:value="40151248" calcext:value-type="float">
            <text:p>40151248</text:p>
          </table:table-cell>
          <table:table-cell office:value-type="float" office:value="29196" calcext:value-type="float">
            <text:p>29196</text:p>
          </table:table-cell>
        </table:table-row>
        <table:table-row table:style-name="ro1">
          <table:table-cell office:value-type="float" office:value="40126124" calcext:value-type="float">
            <text:p>40126124</text:p>
          </table:table-cell>
          <table:table-cell office:value-type="float" office:value="15908" calcext:value-type="float">
            <text:p>15908</text:p>
          </table:table-cell>
        </table:table-row>
        <table:table-row table:style-name="ro1">
          <table:table-cell office:value-type="float" office:value="40150690" calcext:value-type="float">
            <text:p>40150690</text:p>
          </table:table-cell>
          <table:table-cell office:value-type="float" office:value="33544" calcext:value-type="float">
            <text:p>33544</text:p>
          </table:table-cell>
        </table:table-row>
        <table:table-row table:style-name="ro1">
          <table:table-cell office:value-type="float" office:value="39169368" calcext:value-type="float">
            <text:p>39169368</text:p>
          </table:table-cell>
          <table:table-cell office:value-type="float" office:value="16820" calcext:value-type="float">
            <text:p>16820</text:p>
          </table:table-cell>
        </table:table-row>
        <table:table-row table:style-name="ro1">
          <table:table-cell office:value-type="float" office:value="40117646" calcext:value-type="float">
            <text:p>40117646</text:p>
          </table:table-cell>
          <table:table-cell office:value-type="float" office:value="35738" calcext:value-type="float">
            <text:p>35738</text:p>
          </table:table-cell>
        </table:table-row>
        <table:table-row table:style-name="ro1">
          <table:table-cell office:value-type="float" office:value="40122136" calcext:value-type="float">
            <text:p>40122136</text:p>
          </table:table-cell>
          <table:table-cell office:value-type="float" office:value="15265" calcext:value-type="float">
            <text:p>15265</text:p>
          </table:table-cell>
        </table:table-row>
        <table:table-row table:style-name="ro1">
          <table:table-cell office:value-type="float" office:value="40138127" calcext:value-type="float">
            <text:p>40138127</text:p>
          </table:table-cell>
          <table:table-cell office:value-type="float" office:value="15857" calcext:value-type="float">
            <text:p>15857</text:p>
          </table:table-cell>
        </table:table-row>
        <table:table-row table:style-name="ro1">
          <table:table-cell office:value-type="float" office:value="40106708" calcext:value-type="float">
            <text:p>40106708</text:p>
          </table:table-cell>
          <table:table-cell office:value-type="float" office:value="11818" calcext:value-type="float">
            <text:p>11818</text:p>
          </table:table-cell>
        </table:table-row>
        <table:table-row table:style-name="ro1">
          <table:table-cell office:value-type="float" office:value="39389999" calcext:value-type="float">
            <text:p>39389999</text:p>
          </table:table-cell>
          <table:table-cell office:value-type="float" office:value="42149" calcext:value-type="float">
            <text:p>42149</text:p>
          </table:table-cell>
        </table:table-row>
        <table:table-row table:style-name="ro1">
          <table:table-cell office:value-type="float" office:value="39945307" calcext:value-type="float">
            <text:p>39945307</text:p>
          </table:table-cell>
          <table:table-cell office:value-type="float" office:value="15207" calcext:value-type="float">
            <text:p>15207</text:p>
          </table:table-cell>
        </table:table-row>
        <table:table-row table:style-name="ro1">
          <table:table-cell office:value-type="float" office:value="39971422" calcext:value-type="float">
            <text:p>39971422</text:p>
          </table:table-cell>
          <table:table-cell office:value-type="float" office:value="16387" calcext:value-type="float">
            <text:p>16387</text:p>
          </table:table-cell>
        </table:table-row>
        <table:table-row table:style-name="ro1">
          <table:table-cell office:value-type="float" office:value="40135190" calcext:value-type="float">
            <text:p>40135190</text:p>
          </table:table-cell>
          <table:table-cell office:value-type="float" office:value="12120" calcext:value-type="float">
            <text:p>12120</text:p>
          </table:table-cell>
        </table:table-row>
        <table:table-row table:style-name="ro1">
          <table:table-cell office:value-type="float" office:value="40162854" calcext:value-type="float">
            <text:p>40162854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39785967" calcext:value-type="float">
            <text:p>39785967</text:p>
          </table:table-cell>
          <table:table-cell office:value-type="float" office:value="15071" calcext:value-type="float">
            <text:p>15071</text:p>
          </table:table-cell>
        </table:table-row>
        <table:table-row table:style-name="ro1">
          <table:table-cell office:value-type="float" office:value="40145654" calcext:value-type="float">
            <text:p>40145654</text:p>
          </table:table-cell>
          <table:table-cell office:value-type="float" office:value="31427" calcext:value-type="float">
            <text:p>31427</text:p>
          </table:table-cell>
        </table:table-row>
        <table:table-row table:style-name="ro1">
          <table:table-cell office:value-type="float" office:value="39777590" calcext:value-type="float">
            <text:p>39777590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float" office:value="39970995" calcext:value-type="float">
            <text:p>39970995</text:p>
          </table:table-cell>
          <table:table-cell office:value-type="float" office:value="16140" calcext:value-type="float">
            <text:p>16140</text:p>
          </table:table-cell>
        </table:table-row>
        <table:table-row table:style-name="ro1">
          <table:table-cell office:value-type="float" office:value="39962882" calcext:value-type="float">
            <text:p>39962882</text:p>
          </table:table-cell>
          <table:table-cell office:value-type="float" office:value="14833" calcext:value-type="float">
            <text:p>14833</text:p>
          </table:table-cell>
        </table:table-row>
        <table:table-row table:style-name="ro1">
          <table:table-cell office:value-type="float" office:value="39973753" calcext:value-type="float">
            <text:p>39973753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1">
          <table:table-cell office:value-type="float" office:value="39971288" calcext:value-type="float">
            <text:p>39971288</text:p>
          </table:table-cell>
          <table:table-cell office:value-type="float" office:value="15219" calcext:value-type="float">
            <text:p>15219</text:p>
          </table:table-cell>
        </table:table-row>
        <table:table-row table:style-name="ro1">
          <table:table-cell office:value-type="float" office:value="39962284" calcext:value-type="float">
            <text:p>39962284</text:p>
          </table:table-cell>
          <table:table-cell office:value-type="float" office:value="29903" calcext:value-type="float">
            <text:p>29903</text:p>
          </table:table-cell>
        </table:table-row>
        <table:table-row table:style-name="ro1">
          <table:table-cell office:value-type="float" office:value="39950882" calcext:value-type="float">
            <text:p>39950882</text:p>
          </table:table-cell>
          <table:table-cell office:value-type="float" office:value="15004" calcext:value-type="float">
            <text:p>15004</text:p>
          </table:table-cell>
        </table:table-row>
        <table:table-row table:style-name="ro1">
          <table:table-cell office:value-type="float" office:value="39787430" calcext:value-type="float">
            <text:p>39787430</text:p>
          </table:table-cell>
          <table:table-cell office:value-type="float" office:value="17431" calcext:value-type="float">
            <text:p>17431</text:p>
          </table:table-cell>
        </table:table-row>
        <table:table-row table:style-name="ro1">
          <table:table-cell office:value-type="float" office:value="40153576" calcext:value-type="float">
            <text:p>40153576</text:p>
          </table:table-cell>
          <table:table-cell office:value-type="float" office:value="14881" calcext:value-type="float">
            <text:p>14881</text:p>
          </table:table-cell>
        </table:table-row>
        <table:table-row table:style-name="ro1">
          <table:table-cell office:value-type="float" office:value="40078230" calcext:value-type="float">
            <text:p>40078230</text:p>
          </table:table-cell>
          <table:table-cell office:value-type="float" office:value="23863" calcext:value-type="float">
            <text:p>23863</text:p>
          </table:table-cell>
        </table:table-row>
        <table:table-row table:style-name="ro1">
          <table:table-cell office:value-type="float" office:value="39910880" calcext:value-type="float">
            <text:p>39910880</text:p>
          </table:table-cell>
          <table:table-cell office:value-type="float" office:value="22179" calcext:value-type="float">
            <text:p>22179</text:p>
          </table:table-cell>
        </table:table-row>
        <table:table-row table:style-name="ro1">
          <table:table-cell office:value-type="float" office:value="40446724" calcext:value-type="float">
            <text:p>40446724</text:p>
          </table:table-cell>
          <table:table-cell office:value-type="float" office:value="84941" calcext:value-type="float">
            <text:p>84941</text:p>
          </table:table-cell>
        </table:table-row>
        <table:table-row table:style-name="ro1">
          <table:table-cell office:value-type="float" office:value="39648635" calcext:value-type="float">
            <text:p>39648635</text:p>
          </table:table-cell>
          <table:table-cell office:value-type="float" office:value="37945" calcext:value-type="float">
            <text:p>37945</text:p>
          </table:table-cell>
        </table:table-row>
        <table:table-row table:style-name="ro1">
          <table:table-cell office:value-type="float" office:value="39231601" calcext:value-type="float">
            <text:p>39231601</text:p>
          </table:table-cell>
          <table:table-cell office:value-type="float" office:value="41205" calcext:value-type="float">
            <text:p>41205</text:p>
          </table:table-cell>
        </table:table-row>
        <table:table-row table:style-name="ro1">
          <table:table-cell office:value-type="float" office:value="40243202" calcext:value-type="float">
            <text:p>40243202</text:p>
          </table:table-cell>
          <table:table-cell office:value-type="float" office:value="38605" calcext:value-type="float">
            <text:p>38605</text:p>
          </table:table-cell>
        </table:table-row>
        <table:table-row table:style-name="ro1">
          <table:table-cell office:value-type="float" office:value="40027778" calcext:value-type="float">
            <text:p>40027778</text:p>
          </table:table-cell>
          <table:table-cell office:value-type="float" office:value="46526" calcext:value-type="float">
            <text:p>46526</text:p>
          </table:table-cell>
        </table:table-row>
        <table:table-row table:style-name="ro1">
          <table:table-cell office:value-type="float" office:value="40037325" calcext:value-type="float">
            <text:p>40037325</text:p>
          </table:table-cell>
          <table:table-cell office:value-type="float" office:value="33067" calcext:value-type="float">
            <text:p>33067</text:p>
          </table:table-cell>
        </table:table-row>
        <table:table-row table:style-name="ro1">
          <table:table-cell office:value-type="float" office:value="39915493" calcext:value-type="float">
            <text:p>39915493</text:p>
          </table:table-cell>
          <table:table-cell office:value-type="float" office:value="63556" calcext:value-type="float">
            <text:p>63556</text:p>
          </table:table-cell>
        </table:table-row>
        <table:table-row table:style-name="ro1">
          <table:table-cell office:value-type="float" office:value="39765582" calcext:value-type="float">
            <text:p>39765582</text:p>
          </table:table-cell>
          <table:table-cell office:value-type="float" office:value="21174" calcext:value-type="float">
            <text:p>21174</text:p>
          </table:table-cell>
        </table:table-row>
        <table:table-row table:style-name="ro1">
          <table:table-cell office:value-type="float" office:value="39870016" calcext:value-type="float">
            <text:p>39870016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1">
          <table:table-cell office:value-type="float" office:value="39958161" calcext:value-type="float">
            <text:p>39958161</text:p>
          </table:table-cell>
          <table:table-cell office:value-type="float" office:value="15984" calcext:value-type="float">
            <text:p>15984</text:p>
          </table:table-cell>
        </table:table-row>
        <table:table-row table:style-name="ro1">
          <table:table-cell office:value-type="float" office:value="40154948" calcext:value-type="float">
            <text:p>40154948</text:p>
          </table:table-cell>
          <table:table-cell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39784655" calcext:value-type="float">
            <text:p>39784655</text:p>
          </table:table-cell>
          <table:table-cell office:value-type="float" office:value="15295" calcext:value-type="float">
            <text:p>15295</text:p>
          </table:table-cell>
        </table:table-row>
        <table:table-row table:style-name="ro1">
          <table:table-cell office:value-type="float" office:value="39970573" calcext:value-type="float">
            <text:p>39970573</text:p>
          </table:table-cell>
          <table:table-cell office:value-type="float" office:value="29221" calcext:value-type="float">
            <text:p>29221</text:p>
          </table:table-cell>
        </table:table-row>
        <table:table-row table:style-name="ro1">
          <table:table-cell office:value-type="float" office:value="40194493" calcext:value-type="float">
            <text:p>40194493</text:p>
          </table:table-cell>
          <table:table-cell office:value-type="float" office:value="22547" calcext:value-type="float">
            <text:p>22547</text:p>
          </table:table-cell>
        </table:table-row>
        <table:table-row table:style-name="ro1">
          <table:table-cell office:value-type="float" office:value="39762926" calcext:value-type="float">
            <text:p>39762926</text:p>
          </table:table-cell>
          <table:table-cell office:value-type="float" office:value="18693" calcext:value-type="float">
            <text:p>18693</text:p>
          </table:table-cell>
        </table:table-row>
        <table:table-row table:style-name="ro1">
          <table:table-cell office:value-type="float" office:value="39688518" calcext:value-type="float">
            <text:p>39688518</text:p>
          </table:table-cell>
          <table:table-cell office:value-type="float" office:value="20944" calcext:value-type="float">
            <text:p>20944</text:p>
          </table:table-cell>
        </table:table-row>
        <table:table-row table:style-name="ro1">
          <table:table-cell office:value-type="float" office:value="40326528" calcext:value-type="float">
            <text:p>40326528</text:p>
          </table:table-cell>
          <table:table-cell office:value-type="float" office:value="25748" calcext:value-type="float">
            <text:p>25748</text:p>
          </table:table-cell>
        </table:table-row>
        <table:table-row table:style-name="ro1">
          <table:table-cell office:value-type="float" office:value="39842292" calcext:value-type="float">
            <text:p>39842292</text:p>
          </table:table-cell>
          <table:table-cell office:value-type="float" office:value="19941" calcext:value-type="float">
            <text:p>19941</text:p>
          </table:table-cell>
        </table:table-row>
        <table:table-row table:style-name="ro1">
          <table:table-cell office:value-type="float" office:value="39950913" calcext:value-type="float">
            <text:p>39950913</text:p>
          </table:table-cell>
          <table:table-cell office:value-type="float" office:value="36486" calcext:value-type="float">
            <text:p>36486</text:p>
          </table:table-cell>
        </table:table-row>
        <table:table-row table:style-name="ro1">
          <table:table-cell office:value-type="float" office:value="40288950" calcext:value-type="float">
            <text:p>40288950</text:p>
          </table:table-cell>
          <table:table-cell office:value-type="float" office:value="28697" calcext:value-type="float">
            <text:p>28697</text:p>
          </table:table-cell>
        </table:table-row>
        <table:table-row table:style-name="ro1">
          <table:table-cell office:value-type="float" office:value="39856377" calcext:value-type="float">
            <text:p>39856377</text:p>
          </table:table-cell>
          <table:table-cell office:value-type="float" office:value="36174" calcext:value-type="float">
            <text:p>36174</text:p>
          </table:table-cell>
        </table:table-row>
        <table:table-row table:style-name="ro1">
          <table:table-cell office:value-type="float" office:value="40198665" calcext:value-type="float">
            <text:p>40198665</text:p>
          </table:table-cell>
          <table:table-cell office:value-type="float" office:value="40434" calcext:value-type="float">
            <text:p>40434</text:p>
          </table:table-cell>
        </table:table-row>
        <table:table-row table:style-name="ro1">
          <table:table-cell office:value-type="float" office:value="40165206" calcext:value-type="float">
            <text:p>40165206</text:p>
          </table:table-cell>
          <table:table-cell office:value-type="float" office:value="32466" calcext:value-type="float">
            <text:p>32466</text:p>
          </table:table-cell>
        </table:table-row>
        <table:table-row table:style-name="ro1">
          <table:table-cell office:value-type="float" office:value="38751951" calcext:value-type="float">
            <text:p>38751951</text:p>
          </table:table-cell>
          <table:table-cell office:value-type="float" office:value="35282" calcext:value-type="float">
            <text:p>35282</text:p>
          </table:table-cell>
        </table:table-row>
        <table:table-row table:style-name="ro1">
          <table:table-cell office:value-type="float" office:value="40494294" calcext:value-type="float">
            <text:p>40494294</text:p>
          </table:table-cell>
          <table:table-cell office:value-type="float" office:value="78972" calcext:value-type="float">
            <text:p>78972</text:p>
          </table:table-cell>
        </table:table-row>
        <table:table-row table:style-name="ro1">
          <table:table-cell office:value-type="float" office:value="40768743" calcext:value-type="float">
            <text:p>40768743</text:p>
          </table:table-cell>
          <table:table-cell office:value-type="float" office:value="44197" calcext:value-type="float">
            <text:p>44197</text:p>
          </table:table-cell>
        </table:table-row>
        <table:table-row table:style-name="ro1">
          <table:table-cell office:value-type="float" office:value="39002591" calcext:value-type="float">
            <text:p>39002591</text:p>
          </table:table-cell>
          <table:table-cell office:value-type="float" office:value="29227" calcext:value-type="float">
            <text:p>29227</text:p>
          </table:table-cell>
        </table:table-row>
        <table:table-row table:style-name="ro1">
          <table:table-cell office:value-type="float" office:value="39910651" calcext:value-type="float">
            <text:p>39910651</text:p>
          </table:table-cell>
          <table:table-cell office:value-type="float" office:value="27219" calcext:value-type="float">
            <text:p>27219</text:p>
          </table:table-cell>
        </table:table-row>
        <table:table-row table:style-name="ro1">
          <table:table-cell office:value-type="float" office:value="40066628" calcext:value-type="float">
            <text:p>40066628</text:p>
          </table:table-cell>
          <table:table-cell office:value-type="float" office:value="36925" calcext:value-type="float">
            <text:p>36925</text:p>
          </table:table-cell>
        </table:table-row>
        <table:table-row table:style-name="ro1">
          <table:table-cell office:value-type="float" office:value="39924386" calcext:value-type="float">
            <text:p>39924386</text:p>
          </table:table-cell>
          <table:table-cell office:value-type="float" office:value="37071" calcext:value-type="float">
            <text:p>37071</text:p>
          </table:table-cell>
        </table:table-row>
        <table:table-row table:style-name="ro1">
          <table:table-cell office:value-type="float" office:value="40218755" calcext:value-type="float">
            <text:p>40218755</text:p>
          </table:table-cell>
          <table:table-cell office:value-type="float" office:value="73513" calcext:value-type="float">
            <text:p>73513</text:p>
          </table:table-cell>
        </table:table-row>
        <table:table-row table:style-name="ro1">
          <table:table-cell office:value-type="float" office:value="39515776" calcext:value-type="float">
            <text:p>39515776</text:p>
          </table:table-cell>
          <table:table-cell office:value-type="float" office:value="31429" calcext:value-type="float">
            <text:p>31429</text:p>
          </table:table-cell>
        </table:table-row>
        <table:table-row table:style-name="ro1">
          <table:table-cell office:value-type="float" office:value="39423916" calcext:value-type="float">
            <text:p>39423916</text:p>
          </table:table-cell>
          <table:table-cell office:value-type="float" office:value="32931" calcext:value-type="float">
            <text:p>32931</text:p>
          </table:table-cell>
        </table:table-row>
        <table:table-row table:style-name="ro1">
          <table:table-cell office:value-type="float" office:value="40257296" calcext:value-type="float">
            <text:p>40257296</text:p>
          </table:table-cell>
          <table:table-cell office:value-type="float" office:value="26226" calcext:value-type="float">
            <text:p>26226</text:p>
          </table:table-cell>
        </table:table-row>
        <table:table-row table:style-name="ro1">
          <table:table-cell office:value-type="float" office:value="40054731" calcext:value-type="float">
            <text:p>40054731</text:p>
          </table:table-cell>
          <table:table-cell office:value-type="float" office:value="26386" calcext:value-type="float">
            <text:p>26386</text:p>
          </table:table-cell>
        </table:table-row>
        <table:table-row table:style-name="ro1">
          <table:table-cell office:value-type="float" office:value="40354554" calcext:value-type="float">
            <text:p>40354554</text:p>
          </table:table-cell>
          <table:table-cell office:value-type="float" office:value="33354" calcext:value-type="float">
            <text:p>33354</text:p>
          </table:table-cell>
        </table:table-row>
        <table:table-row table:style-name="ro1">
          <table:table-cell office:value-type="float" office:value="39987613" calcext:value-type="float">
            <text:p>39987613</text:p>
          </table:table-cell>
          <table:table-cell office:value-type="float" office:value="80246" calcext:value-type="float">
            <text:p>80246</text:p>
          </table:table-cell>
        </table:table-row>
        <table:table-row table:style-name="ro1">
          <table:table-cell office:value-type="float" office:value="39238066" calcext:value-type="float">
            <text:p>39238066</text:p>
          </table:table-cell>
          <table:table-cell office:value-type="float" office:value="38876" calcext:value-type="float">
            <text:p>38876</text:p>
          </table:table-cell>
        </table:table-row>
        <table:table-row table:style-name="ro1">
          <table:table-cell office:value-type="float" office:value="40500992" calcext:value-type="float">
            <text:p>40500992</text:p>
          </table:table-cell>
          <table:table-cell office:value-type="float" office:value="29428" calcext:value-type="float">
            <text:p>29428</text:p>
          </table:table-cell>
        </table:table-row>
        <table:table-row table:style-name="ro1">
          <table:table-cell office:value-type="float" office:value="39415269" calcext:value-type="float">
            <text:p>39415269</text:p>
          </table:table-cell>
          <table:table-cell office:value-type="float" office:value="24680" calcext:value-type="float">
            <text:p>24680</text:p>
          </table:table-cell>
        </table:table-row>
        <table:table-row table:style-name="ro1">
          <table:table-cell office:value-type="float" office:value="40027991" calcext:value-type="float">
            <text:p>40027991</text:p>
          </table:table-cell>
          <table:table-cell office:value-type="float" office:value="23044" calcext:value-type="float">
            <text:p>23044</text:p>
          </table:table-cell>
        </table:table-row>
        <table:table-row table:style-name="ro1">
          <table:table-cell office:value-type="float" office:value="39896854" calcext:value-type="float">
            <text:p>39896854</text:p>
          </table:table-cell>
          <table:table-cell office:value-type="float" office:value="32819" calcext:value-type="float">
            <text:p>32819</text:p>
          </table:table-cell>
        </table:table-row>
        <table:table-row table:style-name="ro1">
          <table:table-cell office:value-type="float" office:value="39904958" calcext:value-type="float">
            <text:p>39904958</text:p>
          </table:table-cell>
          <table:table-cell office:value-type="float" office:value="63627" calcext:value-type="float">
            <text:p>63627</text:p>
          </table:table-cell>
        </table:table-row>
        <table:table-row table:style-name="ro1">
          <table:table-cell office:value-type="float" office:value="40454391" calcext:value-type="float">
            <text:p>40454391</text:p>
          </table:table-cell>
          <table:table-cell office:value-type="float" office:value="39542" calcext:value-type="float">
            <text:p>39542</text:p>
          </table:table-cell>
        </table:table-row>
        <table:table-row table:style-name="ro1">
          <table:table-cell office:value-type="float" office:value="39243279" calcext:value-type="float">
            <text:p>39243279</text:p>
          </table:table-cell>
          <table:table-cell office:value-type="float" office:value="35241" calcext:value-type="float">
            <text:p>35241</text:p>
          </table:table-cell>
        </table:table-row>
        <table:table-row table:style-name="ro1">
          <table:table-cell office:value-type="float" office:value="40241490" calcext:value-type="float">
            <text:p>40241490</text:p>
          </table:table-cell>
          <table:table-cell office:value-type="float" office:value="37642" calcext:value-type="float">
            <text:p>37642</text:p>
          </table:table-cell>
        </table:table-row>
        <table:table-row table:style-name="ro1">
          <table:table-cell office:value-type="float" office:value="40248104" calcext:value-type="float">
            <text:p>40248104</text:p>
          </table:table-cell>
          <table:table-cell office:value-type="float" office:value="37170" calcext:value-type="float">
            <text:p>37170</text:p>
          </table:table-cell>
        </table:table-row>
        <table:table-row table:style-name="ro1">
          <table:table-cell office:value-type="float" office:value="39904336" calcext:value-type="float">
            <text:p>39904336</text:p>
          </table:table-cell>
          <table:table-cell office:value-type="float" office:value="77063" calcext:value-type="float">
            <text:p>77063</text:p>
          </table:table-cell>
        </table:table-row>
        <table:table-row table:style-name="ro1">
          <table:table-cell office:value-type="float" office:value="39230496" calcext:value-type="float">
            <text:p>39230496</text:p>
          </table:table-cell>
          <table:table-cell office:value-type="float" office:value="32555" calcext:value-type="float">
            <text:p>32555</text:p>
          </table:table-cell>
        </table:table-row>
        <table:table-row table:style-name="ro1">
          <table:table-cell office:value-type="float" office:value="39664056" calcext:value-type="float">
            <text:p>39664056</text:p>
          </table:table-cell>
          <table:table-cell office:value-type="float" office:value="22666" calcext:value-type="float">
            <text:p>22666</text:p>
          </table:table-cell>
        </table:table-row>
        <table:table-row table:style-name="ro1">
          <table:table-cell office:value-type="float" office:value="40219120" calcext:value-type="float">
            <text:p>40219120</text:p>
          </table:table-cell>
          <table:table-cell office:value-type="float" office:value="27493" calcext:value-type="float">
            <text:p>27493</text:p>
          </table:table-cell>
        </table:table-row>
        <table:table-row table:style-name="ro1">
          <table:table-cell office:value-type="float" office:value="40143454" calcext:value-type="float">
            <text:p>40143454</text:p>
          </table:table-cell>
          <table:table-cell office:value-type="float" office:value="22630" calcext:value-type="float">
            <text:p>22630</text:p>
          </table:table-cell>
        </table:table-row>
        <table:table-row table:style-name="ro1">
          <table:table-cell office:value-type="float" office:value="40160526" calcext:value-type="float">
            <text:p>40160526</text:p>
          </table:table-cell>
          <table:table-cell office:value-type="float" office:value="36284" calcext:value-type="float">
            <text:p>36284</text:p>
          </table:table-cell>
        </table:table-row>
        <table:table-row table:style-name="ro1">
          <table:table-cell office:value-type="float" office:value="39954275" calcext:value-type="float">
            <text:p>39954275</text:p>
          </table:table-cell>
          <table:table-cell office:value-type="float" office:value="75620" calcext:value-type="float">
            <text:p>75620</text:p>
          </table:table-cell>
        </table:table-row>
        <table:table-row table:style-name="ro1">
          <table:table-cell office:value-type="float" office:value="39822746" calcext:value-type="float">
            <text:p>39822746</text:p>
          </table:table-cell>
          <table:table-cell office:value-type="float" office:value="32992" calcext:value-type="float">
            <text:p>32992</text:p>
          </table:table-cell>
        </table:table-row>
        <table:table-row table:style-name="ro1">
          <table:table-cell office:value-type="float" office:value="40210336" calcext:value-type="float">
            <text:p>40210336</text:p>
          </table:table-cell>
          <table:table-cell office:value-type="float" office:value="37050" calcext:value-type="float">
            <text:p>37050</text:p>
          </table:table-cell>
        </table:table-row>
        <table:table-row table:style-name="ro1">
          <table:table-cell office:value-type="float" office:value="39777161" calcext:value-type="float">
            <text:p>39777161</text:p>
          </table:table-cell>
          <table:table-cell office:value-type="float" office:value="36775" calcext:value-type="float">
            <text:p>36775</text:p>
          </table:table-cell>
        </table:table-row>
        <table:table-row table:style-name="ro1">
          <table:table-cell office:value-type="float" office:value="39230413" calcext:value-type="float">
            <text:p>39230413</text:p>
          </table:table-cell>
          <table:table-cell office:value-type="float" office:value="64509" calcext:value-type="float">
            <text:p>64509</text:p>
          </table:table-cell>
        </table:table-row>
        <table:table-row table:style-name="ro1">
          <table:table-cell office:value-type="float" office:value="40264853" calcext:value-type="float">
            <text:p>40264853</text:p>
          </table:table-cell>
          <table:table-cell office:value-type="float" office:value="42368" calcext:value-type="float">
            <text:p>42368</text:p>
          </table:table-cell>
        </table:table-row>
        <table:table-row table:style-name="ro1">
          <table:table-cell office:value-type="float" office:value="40238096" calcext:value-type="float">
            <text:p>40238096</text:p>
          </table:table-cell>
          <table:table-cell office:value-type="float" office:value="128748" calcext:value-type="float">
            <text:p>128748</text:p>
          </table:table-cell>
        </table:table-row>
        <table:table-row table:style-name="ro1">
          <table:table-cell office:value-type="float" office:value="39272048" calcext:value-type="float">
            <text:p>39272048</text:p>
          </table:table-cell>
          <table:table-cell office:value-type="float" office:value="70248" calcext:value-type="float">
            <text:p>70248</text:p>
          </table:table-cell>
        </table:table-row>
        <table:table-row table:style-name="ro1">
          <table:table-cell office:value-type="float" office:value="40190141" calcext:value-type="float">
            <text:p>40190141</text:p>
          </table:table-cell>
          <table:table-cell office:value-type="float" office:value="34827" calcext:value-type="float">
            <text:p>34827</text:p>
          </table:table-cell>
        </table:table-row>
        <table:table-row table:style-name="ro1">
          <table:table-cell office:value-type="float" office:value="40225443" calcext:value-type="float">
            <text:p>40225443</text:p>
          </table:table-cell>
          <table:table-cell office:value-type="float" office:value="37936" calcext:value-type="float">
            <text:p>37936</text:p>
          </table:table-cell>
        </table:table-row>
        <table:table-row table:style-name="ro1">
          <table:table-cell office:value-type="float" office:value="39229584" calcext:value-type="float">
            <text:p>39229584</text:p>
          </table:table-cell>
          <table:table-cell office:value-type="float" office:value="41932" calcext:value-type="float">
            <text:p>41932</text:p>
          </table:table-cell>
        </table:table-row>
        <table:table-row table:style-name="ro1">
          <table:table-cell office:value-type="float" office:value="40236652" calcext:value-type="float">
            <text:p>40236652</text:p>
          </table:table-cell>
          <table:table-cell office:value-type="float" office:value="41837" calcext:value-type="float">
            <text:p>41837</text:p>
          </table:table-cell>
        </table:table-row>
        <table:table-row table:style-name="ro1">
          <table:table-cell office:value-type="float" office:value="40237009" calcext:value-type="float">
            <text:p>40237009</text:p>
          </table:table-cell>
          <table:table-cell office:value-type="float" office:value="84911" calcext:value-type="float">
            <text:p>84911</text:p>
          </table:table-cell>
        </table:table-row>
        <table:table-row table:style-name="ro1">
          <table:table-cell office:value-type="float" office:value="39240426" calcext:value-type="float">
            <text:p>39240426</text:p>
          </table:table-cell>
          <table:table-cell office:value-type="float" office:value="41255" calcext:value-type="float">
            <text:p>41255</text:p>
          </table:table-cell>
        </table:table-row>
        <table:table-row table:style-name="ro1">
          <table:table-cell office:value-type="float" office:value="40239043" calcext:value-type="float">
            <text:p>40239043</text:p>
          </table:table-cell>
          <table:table-cell office:value-type="float" office:value="40784" calcext:value-type="float">
            <text:p>40784</text:p>
          </table:table-cell>
        </table:table-row>
        <table:table-row table:style-name="ro1">
          <table:table-cell office:value-type="float" office:value="40235239" calcext:value-type="float">
            <text:p>40235239</text:p>
          </table:table-cell>
          <table:table-cell office:value-type="float" office:value="41456" calcext:value-type="float">
            <text:p>41456</text:p>
          </table:table-cell>
        </table:table-row>
        <table:table-row table:style-name="ro1">
          <table:table-cell office:value-type="float" office:value="39226740" calcext:value-type="float">
            <text:p>39226740</text:p>
          </table:table-cell>
          <table:table-cell office:value-type="float" office:value="31739" calcext:value-type="float">
            <text:p>31739</text:p>
          </table:table-cell>
        </table:table-row>
        <table:table-row table:style-name="ro1">
          <table:table-cell office:value-type="float" office:value="40162986" calcext:value-type="float">
            <text:p>40162986</text:p>
          </table:table-cell>
          <table:table-cell office:value-type="float" office:value="40176" calcext:value-type="float">
            <text:p>40176</text:p>
          </table:table-cell>
        </table:table-row>
        <table:table-row table:style-name="ro1">
          <table:table-cell office:value-type="float" office:value="40181996" calcext:value-type="float">
            <text:p>40181996</text:p>
          </table:table-cell>
          <table:table-cell office:value-type="float" office:value="43934" calcext:value-type="float">
            <text:p>43934</text:p>
          </table:table-cell>
        </table:table-row>
        <table:table-row table:style-name="ro1">
          <table:table-cell office:value-type="float" office:value="40174303" calcext:value-type="float">
            <text:p>40174303</text:p>
          </table:table-cell>
          <table:table-cell office:value-type="float" office:value="22231" calcext:value-type="float">
            <text:p>22231</text:p>
          </table:table-cell>
        </table:table-row>
        <table:table-row table:style-name="ro1">
          <table:table-cell office:value-type="float" office:value="39172389" calcext:value-type="float">
            <text:p>39172389</text:p>
          </table:table-cell>
          <table:table-cell office:value-type="float" office:value="21730" calcext:value-type="float">
            <text:p>21730</text:p>
          </table:table-cell>
        </table:table-row>
        <table:table-row table:style-name="ro1">
          <table:table-cell office:value-type="float" office:value="40206629" calcext:value-type="float">
            <text:p>40206629</text:p>
          </table:table-cell>
          <table:table-cell office:value-type="float" office:value="59480" calcext:value-type="float">
            <text:p>59480</text:p>
          </table:table-cell>
        </table:table-row>
        <table:table-row table:style-name="ro1">
          <table:table-cell office:value-type="float" office:value="44519411" calcext:value-type="float">
            <text:p>44519411</text:p>
          </table:table-cell>
          <table:table-cell office:value-type="float" office:value="20836" calcext:value-type="float">
            <text:p>20836</text:p>
          </table:table-cell>
        </table:table-row>
        <table:table-row table:style-name="ro1">
          <table:table-cell office:value-type="float" office:value="35843928" calcext:value-type="float">
            <text:p>35843928</text:p>
          </table:table-cell>
          <table:table-cell office:value-type="float" office:value="35649" calcext:value-type="float">
            <text:p>35649</text:p>
          </table:table-cell>
        </table:table-row>
        <table:table-row table:style-name="ro1">
          <table:table-cell office:value-type="float" office:value="39694089" calcext:value-type="float">
            <text:p>39694089</text:p>
          </table:table-cell>
          <table:table-cell office:value-type="float" office:value="19221" calcext:value-type="float">
            <text:p>19221</text:p>
          </table:table-cell>
        </table:table-row>
        <table:table-row table:style-name="ro1">
          <table:table-cell office:value-type="float" office:value="40164658" calcext:value-type="float">
            <text:p>40164658</text:p>
          </table:table-cell>
          <table:table-cell office:value-type="float" office:value="19721" calcext:value-type="float">
            <text:p>19721</text:p>
          </table:table-cell>
        </table:table-row>
        <table:table-row table:style-name="ro1">
          <table:table-cell office:value-type="float" office:value="39159065" calcext:value-type="float">
            <text:p>39159065</text:p>
          </table:table-cell>
          <table:table-cell office:value-type="float" office:value="16884" calcext:value-type="float">
            <text:p>16884</text:p>
          </table:table-cell>
        </table:table-row>
        <table:table-row table:style-name="ro1">
          <table:table-cell office:value-type="float" office:value="40280758" calcext:value-type="float">
            <text:p>40280758</text:p>
          </table:table-cell>
          <table:table-cell office:value-type="float" office:value="15135" calcext:value-type="float">
            <text:p>15135</text:p>
          </table:table-cell>
        </table:table-row>
        <table:table-row table:style-name="ro1">
          <table:table-cell office:value-type="float" office:value="39958561" calcext:value-type="float">
            <text:p>39958561</text:p>
          </table:table-cell>
          <table:table-cell office:value-type="float" office:value="14870" calcext:value-type="float">
            <text:p>14870</text:p>
          </table:table-cell>
        </table:table-row>
        <table:table-row table:style-name="ro1">
          <table:table-cell office:value-type="float" office:value="40162340" calcext:value-type="float">
            <text:p>40162340</text:p>
          </table:table-cell>
          <table:table-cell office:value-type="float" office:value="30550" calcext:value-type="float">
            <text:p>30550</text:p>
          </table:table-cell>
        </table:table-row>
        <table:table-row table:style-name="ro1">
          <table:table-cell office:value-type="float" office:value="39766702" calcext:value-type="float">
            <text:p>39766702</text:p>
          </table:table-cell>
          <table:table-cell office:value-type="float" office:value="15025" calcext:value-type="float">
            <text:p>15025</text:p>
          </table:table-cell>
        </table:table-row>
        <table:table-row table:style-name="ro1">
          <table:table-cell office:value-type="float" office:value="39989579" calcext:value-type="float">
            <text:p>39989579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 office:value-type="float" office:value="40043146" calcext:value-type="float">
            <text:p>40043146</text:p>
          </table:table-cell>
          <table:table-cell office:value-type="float" office:value="28779" calcext:value-type="float">
            <text:p>28779</text:p>
          </table:table-cell>
        </table:table-row>
        <table:table-row table:style-name="ro1">
          <table:table-cell office:value-type="float" office:value="39945943" calcext:value-type="float">
            <text:p>39945943</text:p>
          </table:table-cell>
          <table:table-cell office:value-type="float" office:value="23404" calcext:value-type="float">
            <text:p>23404</text:p>
          </table:table-cell>
        </table:table-row>
        <table:table-row table:style-name="ro1">
          <table:table-cell office:value-type="float" office:value="39932801" calcext:value-type="float">
            <text:p>39932801</text:p>
          </table:table-cell>
          <table:table-cell office:value-type="float" office:value="22577" calcext:value-type="float">
            <text:p>22577</text:p>
          </table:table-cell>
        </table:table-row>
        <table:table-row table:style-name="ro1">
          <table:table-cell office:value-type="float" office:value="40214558" calcext:value-type="float">
            <text:p>40214558</text:p>
          </table:table-cell>
          <table:table-cell office:value-type="float" office:value="55847" calcext:value-type="float">
            <text:p>55847</text:p>
          </table:table-cell>
        </table:table-row>
        <table:table-row table:style-name="ro1">
          <table:table-cell office:value-type="float" office:value="39355340" calcext:value-type="float">
            <text:p>39355340</text:p>
          </table:table-cell>
          <table:table-cell office:value-type="float" office:value="26992" calcext:value-type="float">
            <text:p>26992</text:p>
          </table:table-cell>
        </table:table-row>
        <table:table-row table:style-name="ro1">
          <table:table-cell office:value-type="float" office:value="40175182" calcext:value-type="float">
            <text:p>40175182</text:p>
          </table:table-cell>
          <table:table-cell office:value-type="float" office:value="20755" calcext:value-type="float">
            <text:p>20755</text:p>
          </table:table-cell>
        </table:table-row>
        <table:table-row table:style-name="ro1">
          <table:table-cell office:value-type="float" office:value="39793475" calcext:value-type="float">
            <text:p>39793475</text:p>
          </table:table-cell>
          <table:table-cell office:value-type="float" office:value="39494" calcext:value-type="float">
            <text:p>39494</text:p>
          </table:table-cell>
        </table:table-row>
        <table:table-row table:style-name="ro1">
          <table:table-cell office:value-type="float" office:value="40164650" calcext:value-type="float">
            <text:p>40164650</text:p>
          </table:table-cell>
          <table:table-cell office:value-type="float" office:value="606451" calcext:value-type="float">
            <text:p>606451</text:p>
          </table:table-cell>
        </table:table-row>
        <table:table-row table:style-name="ro1">
          <table:table-cell office:value-type="float" office:value="39044246" calcext:value-type="float">
            <text:p>39044246</text:p>
          </table:table-cell>
          <table:table-cell office:value-type="float" office:value="590849" calcext:value-type="float">
            <text:p>590849</text:p>
          </table:table-cell>
        </table:table-row>
        <table:table-row table:style-name="ro1">
          <table:table-cell office:value-type="float" office:value="39642437" calcext:value-type="float">
            <text:p>39642437</text:p>
          </table:table-cell>
          <table:table-cell office:value-type="float" office:value="587558" calcext:value-type="float">
            <text:p>587558</text:p>
          </table:table-cell>
        </table:table-row>
        <table:table-row table:style-name="ro1">
          <table:table-cell office:value-type="float" office:value="39387666" calcext:value-type="float">
            <text:p>39387666</text:p>
          </table:table-cell>
          <table:table-cell office:value-type="float" office:value="624458" calcext:value-type="float">
            <text:p>624458</text:p>
          </table:table-cell>
        </table:table-row>
        <table:table-row table:style-name="ro1">
          <table:table-cell office:value-type="float" office:value="39349450" calcext:value-type="float">
            <text:p>39349450</text:p>
          </table:table-cell>
          <table:table-cell office:value-type="float" office:value="2696609" calcext:value-type="float">
            <text:p>2696609</text:p>
          </table:table-cell>
        </table:table-row>
        <table:table-row table:style-name="ro1">
          <table:table-cell office:value-type="float" office:value="37311425" calcext:value-type="float">
            <text:p>37311425</text:p>
          </table:table-cell>
          <table:table-cell office:value-type="float" office:value="974917" calcext:value-type="float">
            <text:p>974917</text:p>
          </table:table-cell>
        </table:table-row>
        <table:table-row table:style-name="ro1">
          <table:table-cell office:value-type="float" office:value="38899717" calcext:value-type="float">
            <text:p>38899717</text:p>
          </table:table-cell>
          <table:table-cell office:value-type="float" office:value="5300431" calcext:value-type="float">
            <text:p>5300431</text:p>
          </table:table-cell>
        </table:table-row>
        <table:table-row table:style-name="ro1">
          <table:table-cell office:value-type="float" office:value="34882459" calcext:value-type="float">
            <text:p>34882459</text:p>
          </table:table-cell>
          <table:table-cell office:value-type="float" office:value="573211" calcext:value-type="float">
            <text:p>573211</text:p>
          </table:table-cell>
        </table:table-row>
        <table:table-row table:style-name="ro1">
          <table:table-cell office:value-type="float" office:value="39666011" calcext:value-type="float">
            <text:p>39666011</text:p>
          </table:table-cell>
          <table:table-cell office:value-type="float" office:value="5802005" calcext:value-type="float">
            <text:p>5802005</text:p>
          </table:table-cell>
        </table:table-row>
        <table:table-row table:style-name="ro1">
          <table:table-cell office:value-type="float" office:value="122515995" calcext:value-type="float">
            <text:p>122515995</text:p>
          </table:table-cell>
          <table:table-cell office:value-type="float" office:value="4547627" calcext:value-type="float">
            <text:p>4547627</text:p>
          </table:table-cell>
        </table:table-row>
        <table:table-row table:style-name="ro1">
          <table:table-cell office:value-type="float" office:value="34709223" calcext:value-type="float">
            <text:p>34709223</text:p>
          </table:table-cell>
          <table:table-cell office:value-type="float" office:value="1818722" calcext:value-type="float">
            <text:p>1818722</text:p>
          </table:table-cell>
        </table:table-row>
        <table:table-row table:style-name="ro1">
          <table:table-cell office:value-type="float" office:value="37858449" calcext:value-type="float">
            <text:p>37858449</text:p>
          </table:table-cell>
          <table:table-cell office:value-type="float" office:value="2585390" calcext:value-type="float">
            <text:p>2585390</text:p>
          </table:table-cell>
        </table:table-row>
        <table:table-row table:style-name="ro1">
          <table:table-cell office:value-type="float" office:value="37456968" calcext:value-type="float">
            <text:p>37456968</text:p>
          </table:table-cell>
          <table:table-cell office:value-type="float" office:value="6242124" calcext:value-type="float">
            <text:p>6242124</text:p>
          </table:table-cell>
        </table:table-row>
        <table:table-row table:style-name="ro1">
          <table:table-cell office:value-type="float" office:value="64228146" calcext:value-type="float">
            <text:p>64228146</text:p>
          </table:table-cell>
          <table:table-cell office:value-type="float" office:value="2180064" calcext:value-type="float">
            <text:p>2180064</text:p>
          </table:table-cell>
        </table:table-row>
        <table:table-row table:style-name="ro1">
          <table:table-cell office:value-type="float" office:value="18991119" calcext:value-type="float">
            <text:p>18991119</text:p>
          </table:table-cell>
          <table:table-cell office:value-type="float" office:value="7247889" calcext:value-type="float">
            <text:p>7247889</text:p>
          </table:table-cell>
        </table:table-row>
        <table:table-row table:style-name="ro1">
          <table:table-cell office:value-type="float" office:value="21084351" calcext:value-type="float">
            <text:p>21084351</text:p>
          </table:table-cell>
          <table:table-cell office:value-type="float" office:value="4226249" calcext:value-type="float">
            <text:p>4226249</text:p>
          </table:table-cell>
        </table:table-row>
        <table:table-row table:style-name="ro1">
          <table:table-cell office:value-type="float" office:value="36353340" calcext:value-type="float">
            <text:p>36353340</text:p>
          </table:table-cell>
          <table:table-cell office:value-type="float" office:value="5350218" calcext:value-type="float">
            <text:p>5350218</text:p>
          </table:table-cell>
        </table:table-row>
        <table:table-row table:style-name="ro1">
          <table:table-cell office:value-type="float" office:value="47148492" calcext:value-type="float">
            <text:p>47148492</text:p>
          </table:table-cell>
          <table:table-cell office:value-type="float" office:value="7903120" calcext:value-type="float">
            <text:p>7903120</text:p>
          </table:table-cell>
        </table:table-row>
        <table:table-row table:style-name="ro1">
          <table:table-cell office:value-type="float" office:value="160799979" calcext:value-type="float">
            <text:p>160799979</text:p>
          </table:table-cell>
          <table:table-cell office:value-type="float" office:value="11567010" calcext:value-type="float">
            <text:p>11567010</text:p>
          </table:table-cell>
        </table:table-row>
        <table:table-row table:style-name="ro1">
          <table:table-cell office:value-type="float" office:value="34797290" calcext:value-type="float">
            <text:p>34797290</text:p>
          </table:table-cell>
          <table:table-cell office:value-type="float" office:value="3236612" calcext:value-type="float">
            <text:p>3236612</text:p>
          </table:table-cell>
        </table:table-row>
        <table:table-row table:style-name="ro1">
          <table:table-cell office:value-type="float" office:value="46614315" calcext:value-type="float">
            <text:p>46614315</text:p>
          </table:table-cell>
          <table:table-cell office:value-type="float" office:value="6949467" calcext:value-type="float">
            <text:p>6949467</text:p>
          </table:table-cell>
        </table:table-row>
        <table:table-row table:style-name="ro1">
          <table:table-cell office:value-type="float" office:value="31424694" calcext:value-type="float">
            <text:p>31424694</text:p>
          </table:table-cell>
          <table:table-cell office:value-type="float" office:value="1465145" calcext:value-type="float">
            <text:p>1465145</text:p>
          </table:table-cell>
        </table:table-row>
        <table:table-row table:style-name="ro1">
          <table:table-cell office:value-type="float" office:value="26015090" calcext:value-type="float">
            <text:p>26015090</text:p>
          </table:table-cell>
          <table:table-cell office:value-type="float" office:value="4848088" calcext:value-type="float">
            <text:p>4848088</text:p>
          </table:table-cell>
        </table:table-row>
        <table:table-row table:style-name="ro1">
          <table:table-cell office:value-type="float" office:value="34710523" calcext:value-type="float">
            <text:p>34710523</text:p>
          </table:table-cell>
          <table:table-cell office:value-type="float" office:value="1545103" calcext:value-type="float">
            <text:p>1545103</text:p>
          </table:table-cell>
        </table:table-row>
        <table:table-row table:style-name="ro1">
          <table:table-cell office:value-type="float" office:value="38461874" calcext:value-type="float">
            <text:p>38461874</text:p>
          </table:table-cell>
          <table:table-cell office:value-type="float" office:value="968768" calcext:value-type="float">
            <text:p>968768</text:p>
          </table:table-cell>
        </table:table-row>
        <table:table-row table:style-name="ro1">
          <table:table-cell office:value-type="float" office:value="39013886" calcext:value-type="float">
            <text:p>39013886</text:p>
          </table:table-cell>
          <table:table-cell office:value-type="float" office:value="1751814" calcext:value-type="float">
            <text:p>1751814</text:p>
          </table:table-cell>
        </table:table-row>
        <table:table-row table:style-name="ro1">
          <table:table-cell office:value-type="float" office:value="38148297" calcext:value-type="float">
            <text:p>38148297</text:p>
          </table:table-cell>
          <table:table-cell office:value-type="float" office:value="724949" calcext:value-type="float">
            <text:p>724949</text:p>
          </table:table-cell>
        </table:table-row>
        <table:table-row table:style-name="ro1">
          <table:table-cell office:value-type="float" office:value="39250210" calcext:value-type="float">
            <text:p>39250210</text:p>
          </table:table-cell>
          <table:table-cell office:value-type="float" office:value="855506" calcext:value-type="float">
            <text:p>855506</text:p>
          </table:table-cell>
        </table:table-row>
        <table:table-row table:style-name="ro1">
          <table:table-cell office:value-type="float" office:value="39154166" calcext:value-type="float">
            <text:p>39154166</text:p>
          </table:table-cell>
          <table:table-cell office:value-type="float" office:value="839347" calcext:value-type="float">
            <text:p>839347</text:p>
          </table:table-cell>
        </table:table-row>
        <table:table-row table:style-name="ro1">
          <table:table-cell office:value-type="float" office:value="39116911" calcext:value-type="float">
            <text:p>39116911</text:p>
          </table:table-cell>
          <table:table-cell office:value-type="float" office:value="1139740" calcext:value-type="float">
            <text:p>1139740</text:p>
          </table:table-cell>
        </table:table-row>
        <table:table-row table:style-name="ro1">
          <table:table-cell office:value-type="float" office:value="176063373" calcext:value-type="float">
            <text:p>176063373</text:p>
          </table:table-cell>
          <table:table-cell office:value-type="float" office:value="15349456" calcext:value-type="float">
            <text:p>15349456</text:p>
          </table:table-cell>
        </table:table-row>
        <table:table-row table:style-name="ro1">
          <table:table-cell office:value-type="float" office:value="41756799" calcext:value-type="float">
            <text:p>41756799</text:p>
          </table:table-cell>
          <table:table-cell office:value-type="float" office:value="3472628" calcext:value-type="float">
            <text:p>3472628</text:p>
          </table:table-cell>
        </table:table-row>
        <table:table-row table:style-name="ro1">
          <table:table-cell office:value-type="float" office:value="18303777" calcext:value-type="float">
            <text:p>18303777</text:p>
          </table:table-cell>
          <table:table-cell office:value-type="float" office:value="6699362" calcext:value-type="float">
            <text:p>6699362</text:p>
          </table:table-cell>
        </table:table-row>
        <table:table-row table:style-name="ro1">
          <table:table-cell office:value-type="float" office:value="111508055" calcext:value-type="float">
            <text:p>111508055</text:p>
          </table:table-cell>
          <table:table-cell office:value-type="float" office:value="6967983" calcext:value-type="float">
            <text:p>6967983</text:p>
          </table:table-cell>
        </table:table-row>
        <table:table-row table:style-name="ro1">
          <table:table-cell office:value-type="float" office:value="72342344" calcext:value-type="float">
            <text:p>72342344</text:p>
          </table:table-cell>
          <table:table-cell office:value-type="float" office:value="4979272" calcext:value-type="float">
            <text:p>4979272</text:p>
          </table:table-cell>
        </table:table-row>
        <table:table-row table:style-name="ro1">
          <table:table-cell office:value-type="float" office:value="37741181" calcext:value-type="float">
            <text:p>37741181</text:p>
          </table:table-cell>
          <table:table-cell office:value-type="float" office:value="1663427" calcext:value-type="float">
            <text:p>1663427</text:p>
          </table:table-cell>
        </table:table-row>
        <table:table-row table:style-name="ro1">
          <table:table-cell office:value-type="float" office:value="37620996" calcext:value-type="float">
            <text:p>37620996</text:p>
          </table:table-cell>
          <table:table-cell office:value-type="float" office:value="875875" calcext:value-type="float">
            <text:p>875875</text:p>
          </table:table-cell>
        </table:table-row>
        <table:table-row table:style-name="ro1">
          <table:table-cell office:value-type="float" office:value="39853044" calcext:value-type="float">
            <text:p>39853044</text:p>
          </table:table-cell>
          <table:table-cell office:value-type="float" office:value="4749851" calcext:value-type="float">
            <text:p>4749851</text:p>
          </table:table-cell>
        </table:table-row>
        <table:table-row table:style-name="ro1">
          <table:table-cell office:value-type="float" office:value="48604300" calcext:value-type="float">
            <text:p>48604300</text:p>
          </table:table-cell>
          <table:table-cell office:value-type="float" office:value="7836934" calcext:value-type="float">
            <text:p>7836934</text:p>
          </table:table-cell>
        </table:table-row>
        <table:table-row table:style-name="ro1">
          <table:table-cell office:value-type="float" office:value="110049729" calcext:value-type="float">
            <text:p>110049729</text:p>
          </table:table-cell>
          <table:table-cell office:value-type="float" office:value="5943175" calcext:value-type="float">
            <text:p>5943175</text:p>
          </table:table-cell>
        </table:table-row>
        <table:table-row table:style-name="ro1">
          <table:table-cell office:value-type="float" office:value="34584514" calcext:value-type="float">
            <text:p>34584514</text:p>
          </table:table-cell>
          <table:table-cell office:value-type="float" office:value="7973987" calcext:value-type="float">
            <text:p>7973987</text:p>
          </table:table-cell>
        </table:table-row>
        <table:table-row table:style-name="ro1">
          <table:table-cell office:value-type="float" office:value="31705018" calcext:value-type="float">
            <text:p>31705018</text:p>
          </table:table-cell>
          <table:table-cell office:value-type="float" office:value="3294610" calcext:value-type="float">
            <text:p>3294610</text:p>
          </table:table-cell>
        </table:table-row>
        <table:table-row table:style-name="ro1">
          <table:table-cell office:value-type="float" office:value="36598700" calcext:value-type="float">
            <text:p>36598700</text:p>
          </table:table-cell>
          <table:table-cell office:value-type="float" office:value="1760501" calcext:value-type="float">
            <text:p>1760501</text:p>
          </table:table-cell>
        </table:table-row>
        <table:table-row table:style-name="ro1">
          <table:table-cell office:value-type="float" office:value="38215309" calcext:value-type="float">
            <text:p>38215309</text:p>
          </table:table-cell>
          <table:table-cell office:value-type="float" office:value="1618402" calcext:value-type="float">
            <text:p>1618402</text:p>
          </table:table-cell>
        </table:table-row>
        <table:table-row table:style-name="ro1">
          <table:table-cell office:value-type="float" office:value="38298716" calcext:value-type="float">
            <text:p>38298716</text:p>
          </table:table-cell>
          <table:table-cell office:value-type="float" office:value="3308622" calcext:value-type="float">
            <text:p>3308622</text:p>
          </table:table-cell>
        </table:table-row>
        <table:table-row table:style-name="ro1">
          <table:table-cell office:value-type="float" office:value="36571312" calcext:value-type="float">
            <text:p>36571312</text:p>
          </table:table-cell>
          <table:table-cell office:value-type="float" office:value="2335656" calcext:value-type="float">
            <text:p>2335656</text:p>
          </table:table-cell>
        </table:table-row>
        <table:table-row table:style-name="ro1">
          <table:table-cell office:value-type="float" office:value="38334033" calcext:value-type="float">
            <text:p>38334033</text:p>
          </table:table-cell>
          <table:table-cell office:value-type="float" office:value="2724583" calcext:value-type="float">
            <text:p>2724583</text:p>
          </table:table-cell>
        </table:table-row>
        <table:table-row table:style-name="ro1">
          <table:table-cell office:value-type="float" office:value="46875866" calcext:value-type="float">
            <text:p>46875866</text:p>
          </table:table-cell>
          <table:table-cell office:value-type="float" office:value="10002609" calcext:value-type="float">
            <text:p>10002609</text:p>
          </table:table-cell>
        </table:table-row>
        <table:table-row table:style-name="ro1">
          <table:table-cell office:value-type="float" office:value="89153237" calcext:value-type="float">
            <text:p>89153237</text:p>
          </table:table-cell>
          <table:table-cell office:value-type="float" office:value="14411295" calcext:value-type="float">
            <text:p>14411295</text:p>
          </table:table-cell>
        </table:table-row>
        <table:table-row table:style-name="ro1">
          <table:table-cell office:value-type="float" office:value="70379854" calcext:value-type="float">
            <text:p>70379854</text:p>
          </table:table-cell>
          <table:table-cell office:value-type="float" office:value="3820509" calcext:value-type="float">
            <text:p>3820509</text:p>
          </table:table-cell>
        </table:table-row>
        <table:table-row table:style-name="ro1">
          <table:table-cell office:value-type="float" office:value="56174945" calcext:value-type="float">
            <text:p>56174945</text:p>
          </table:table-cell>
          <table:table-cell office:value-type="float" office:value="4867820" calcext:value-type="float">
            <text:p>4867820</text:p>
          </table:table-cell>
        </table:table-row>
        <table:table-row table:style-name="ro1">
          <table:table-cell office:value-type="float" office:value="43086074" calcext:value-type="float">
            <text:p>43086074</text:p>
          </table:table-cell>
          <table:table-cell office:value-type="float" office:value="11000686" calcext:value-type="float">
            <text:p>11000686</text:p>
          </table:table-cell>
        </table:table-row>
        <table:table-row table:style-name="ro1">
          <table:table-cell office:value-type="float" office:value="29101054" calcext:value-type="float">
            <text:p>29101054</text:p>
          </table:table-cell>
          <table:table-cell office:value-type="float" office:value="2037007" calcext:value-type="float">
            <text:p>2037007</text:p>
          </table:table-cell>
        </table:table-row>
        <table:table-row table:style-name="ro1">
          <table:table-cell office:value-type="float" office:value="29374519" calcext:value-type="float">
            <text:p>29374519</text:p>
          </table:table-cell>
          <table:table-cell office:value-type="float" office:value="5080679" calcext:value-type="float">
            <text:p>5080679</text:p>
          </table:table-cell>
        </table:table-row>
        <table:table-row table:style-name="ro1">
          <table:table-cell office:value-type="float" office:value="23049338" calcext:value-type="float">
            <text:p>23049338</text:p>
          </table:table-cell>
          <table:table-cell office:value-type="float" office:value="1160992" calcext:value-type="float">
            <text:p>1160992</text:p>
          </table:table-cell>
        </table:table-row>
        <table:table-row table:style-name="ro1">
          <table:table-cell office:value-type="float" office:value="41722871" calcext:value-type="float">
            <text:p>41722871</text:p>
          </table:table-cell>
          <table:table-cell office:value-type="float" office:value="4772463" calcext:value-type="float">
            <text:p>4772463</text:p>
          </table:table-cell>
        </table:table-row>
        <table:table-row table:style-name="ro1">
          <table:table-cell office:value-type="float" office:value="80001179" calcext:value-type="float">
            <text:p>80001179</text:p>
          </table:table-cell>
          <table:table-cell office:value-type="float" office:value="10554779" calcext:value-type="float">
            <text:p>10554779</text:p>
          </table:table-cell>
        </table:table-row>
        <table:table-row table:style-name="ro1">
          <table:table-cell office:value-type="float" office:value="119162459" calcext:value-type="float">
            <text:p>119162459</text:p>
          </table:table-cell>
          <table:table-cell office:value-type="float" office:value="13716698" calcext:value-type="float">
            <text:p>13716698</text:p>
          </table:table-cell>
        </table:table-row>
        <table:table-row table:style-name="ro1">
          <table:table-cell office:value-type="float" office:value="136577930" calcext:value-type="float">
            <text:p>136577930</text:p>
          </table:table-cell>
          <table:table-cell office:value-type="float" office:value="5904506" calcext:value-type="float">
            <text:p>5904506</text:p>
          </table:table-cell>
        </table:table-row>
        <table:table-row table:style-name="ro1">
          <table:table-cell office:value-type="float" office:value="34474568" calcext:value-type="float">
            <text:p>34474568</text:p>
          </table:table-cell>
          <table:table-cell office:value-type="float" office:value="2716410" calcext:value-type="float">
            <text:p>2716410</text:p>
          </table:table-cell>
        </table:table-row>
        <table:table-row table:style-name="ro1">
          <table:table-cell office:value-type="float" office:value="62259530" calcext:value-type="float">
            <text:p>62259530</text:p>
          </table:table-cell>
          <table:table-cell office:value-type="float" office:value="8895545" calcext:value-type="float">
            <text:p>8895545</text:p>
          </table:table-cell>
        </table:table-row>
        <table:table-row table:style-name="ro1">
          <table:table-cell office:value-type="float" office:value="78542430" calcext:value-type="float">
            <text:p>78542430</text:p>
          </table:table-cell>
          <table:table-cell office:value-type="float" office:value="4187521" calcext:value-type="float">
            <text:p>4187521</text:p>
          </table:table-cell>
        </table:table-row>
        <table:table-row table:style-name="ro1">
          <table:table-cell office:value-type="float" office:value="35871579" calcext:value-type="float">
            <text:p>35871579</text:p>
          </table:table-cell>
          <table:table-cell office:value-type="float" office:value="3790235" calcext:value-type="float">
            <text:p>3790235</text:p>
          </table:table-cell>
        </table:table-row>
        <table:table-row table:style-name="ro1">
          <table:table-cell office:value-type="float" office:value="35759646" calcext:value-type="float">
            <text:p>35759646</text:p>
          </table:table-cell>
          <table:table-cell office:value-type="float" office:value="2802414" calcext:value-type="float">
            <text:p>2802414</text:p>
          </table:table-cell>
        </table:table-row>
        <table:table-row table:style-name="ro1">
          <table:table-cell office:value-type="float" office:value="38500061" calcext:value-type="float">
            <text:p>38500061</text:p>
          </table:table-cell>
          <table:table-cell office:value-type="float" office:value="7673052" calcext:value-type="float">
            <text:p>7673052</text:p>
          </table:table-cell>
        </table:table-row>
        <table:table-row table:style-name="ro1">
          <table:table-cell office:value-type="float" office:value="32955683" calcext:value-type="float">
            <text:p>32955683</text:p>
          </table:table-cell>
          <table:table-cell office:value-type="float" office:value="5756634" calcext:value-type="float">
            <text:p>5756634</text:p>
          </table:table-cell>
        </table:table-row>
        <table:table-row table:style-name="ro1">
          <table:table-cell office:value-type="float" office:value="34416784" calcext:value-type="float">
            <text:p>34416784</text:p>
          </table:table-cell>
          <table:table-cell office:value-type="float" office:value="3151286" calcext:value-type="float">
            <text:p>3151286</text:p>
          </table:table-cell>
        </table:table-row>
        <table:table-row table:style-name="ro1">
          <table:table-cell office:value-type="float" office:value="36104410" calcext:value-type="float">
            <text:p>36104410</text:p>
          </table:table-cell>
          <table:table-cell office:value-type="float" office:value="5578192" calcext:value-type="float">
            <text:p>5578192</text:p>
          </table:table-cell>
        </table:table-row>
        <table:table-row table:style-name="ro1">
          <table:table-cell office:value-type="float" office:value="34996067" calcext:value-type="float">
            <text:p>34996067</text:p>
          </table:table-cell>
          <table:table-cell office:value-type="float" office:value="732575" calcext:value-type="float">
            <text:p>732575</text:p>
          </table:table-cell>
        </table:table-row>
        <table:table-row table:style-name="ro1">
          <table:table-cell office:value-type="float" office:value="38714749" calcext:value-type="float">
            <text:p>38714749</text:p>
          </table:table-cell>
          <table:table-cell office:value-type="float" office:value="839109" calcext:value-type="float">
            <text:p>839109</text:p>
          </table:table-cell>
        </table:table-row>
        <table:table-row table:style-name="ro1">
          <table:table-cell office:value-type="float" office:value="39197235" calcext:value-type="float">
            <text:p>39197235</text:p>
          </table:table-cell>
          <table:table-cell office:value-type="float" office:value="767482" calcext:value-type="float">
            <text:p>767482</text:p>
          </table:table-cell>
        </table:table-row>
        <table:table-row table:style-name="ro1">
          <table:table-cell office:value-type="float" office:value="39003147" calcext:value-type="float">
            <text:p>39003147</text:p>
          </table:table-cell>
          <table:table-cell office:value-type="float" office:value="640229" calcext:value-type="float">
            <text:p>640229</text:p>
          </table:table-cell>
        </table:table-row>
        <table:table-row table:style-name="ro1">
          <table:table-cell office:value-type="float" office:value="39623701" calcext:value-type="float">
            <text:p>39623701</text:p>
          </table:table-cell>
          <table:table-cell office:value-type="float" office:value="2918447" calcext:value-type="float">
            <text:p>2918447</text:p>
          </table:table-cell>
        </table:table-row>
        <table:table-row table:style-name="ro1">
          <table:table-cell office:value-type="float" office:value="36886665" calcext:value-type="float">
            <text:p>36886665</text:p>
          </table:table-cell>
          <table:table-cell office:value-type="float" office:value="655665" calcext:value-type="float">
            <text:p>655665</text:p>
          </table:table-cell>
        </table:table-row>
        <table:table-row table:style-name="ro1">
          <table:table-cell office:value-type="float" office:value="40003277" calcext:value-type="float">
            <text:p>40003277</text:p>
          </table:table-cell>
          <table:table-cell office:value-type="float" office:value="3300947" calcext:value-type="float">
            <text:p>3300947</text:p>
          </table:table-cell>
        </table:table-row>
        <table:table-row table:style-name="ro1">
          <table:table-cell office:value-type="float" office:value="36618109" calcext:value-type="float">
            <text:p>36618109</text:p>
          </table:table-cell>
          <table:table-cell office:value-type="float" office:value="671328" calcext:value-type="float">
            <text:p>671328</text:p>
          </table:table-cell>
        </table:table-row>
        <table:table-row table:style-name="ro1">
          <table:table-cell office:value-type="float" office:value="39197025" calcext:value-type="float">
            <text:p>39197025</text:p>
          </table:table-cell>
          <table:table-cell office:value-type="float" office:value="628461" calcext:value-type="float">
            <text:p>628461</text:p>
          </table:table-cell>
        </table:table-row>
        <table:table-row table:style-name="ro1">
          <table:table-cell office:value-type="float" office:value="38697177" calcext:value-type="float">
            <text:p>38697177</text:p>
          </table:table-cell>
          <table:table-cell office:value-type="float" office:value="926621" calcext:value-type="float">
            <text:p>926621</text:p>
          </table:table-cell>
        </table:table-row>
        <table:table-row table:style-name="ro1">
          <table:table-cell office:value-type="float" office:value="39890463" calcext:value-type="float">
            <text:p>39890463</text:p>
          </table:table-cell>
          <table:table-cell office:value-type="float" office:value="600813" calcext:value-type="float">
            <text:p>600813</text:p>
          </table:table-cell>
        </table:table-row>
        <table:table-row table:style-name="ro1">
          <table:table-cell office:value-type="float" office:value="38588598" calcext:value-type="float">
            <text:p>38588598</text:p>
          </table:table-cell>
          <table:table-cell office:value-type="float" office:value="570689" calcext:value-type="float">
            <text:p>570689</text:p>
          </table:table-cell>
        </table:table-row>
        <table:table-row table:style-name="ro1">
          <table:table-cell office:value-type="float" office:value="39951136" calcext:value-type="float">
            <text:p>39951136</text:p>
          </table:table-cell>
          <table:table-cell office:value-type="float" office:value="1166867" calcext:value-type="float">
            <text:p>1166867</text:p>
          </table:table-cell>
        </table:table-row>
        <table:table-row table:style-name="ro1">
          <table:table-cell office:value-type="float" office:value="38868899" calcext:value-type="float">
            <text:p>38868899</text:p>
          </table:table-cell>
          <table:table-cell office:value-type="float" office:value="3122963" calcext:value-type="float">
            <text:p>3122963</text:p>
          </table:table-cell>
        </table:table-row>
        <table:table-row table:style-name="ro1">
          <table:table-cell office:value-type="float" office:value="36231342" calcext:value-type="float">
            <text:p>36231342</text:p>
          </table:table-cell>
          <table:table-cell office:value-type="float" office:value="538306" calcext:value-type="float">
            <text:p>538306</text:p>
          </table:table-cell>
        </table:table-row>
        <table:table-row table:style-name="ro1">
          <table:table-cell office:value-type="float" office:value="40139447" calcext:value-type="float">
            <text:p>40139447</text:p>
          </table:table-cell>
          <table:table-cell office:value-type="float" office:value="4184984" calcext:value-type="float">
            <text:p>4184984</text:p>
          </table:table-cell>
        </table:table-row>
        <table:table-row table:style-name="ro1">
          <table:table-cell office:value-type="float" office:value="35669234" calcext:value-type="float">
            <text:p>35669234</text:p>
          </table:table-cell>
          <table:table-cell office:value-type="float" office:value="538457" calcext:value-type="float">
            <text:p>538457</text:p>
          </table:table-cell>
        </table:table-row>
        <table:table-row table:style-name="ro1">
          <table:table-cell office:value-type="float" office:value="38911047" calcext:value-type="float">
            <text:p>38911047</text:p>
          </table:table-cell>
          <table:table-cell office:value-type="float" office:value="552486" calcext:value-type="float">
            <text:p>552486</text:p>
          </table:table-cell>
        </table:table-row>
        <table:table-row table:style-name="ro1">
          <table:table-cell office:value-type="float" office:value="39620140" calcext:value-type="float">
            <text:p>39620140</text:p>
          </table:table-cell>
          <table:table-cell office:value-type="float" office:value="549763" calcext:value-type="float">
            <text:p>549763</text:p>
          </table:table-cell>
        </table:table-row>
        <table:table-row table:style-name="ro1">
          <table:table-cell office:value-type="float" office:value="39878882" calcext:value-type="float">
            <text:p>39878882</text:p>
          </table:table-cell>
          <table:table-cell office:value-type="float" office:value="719664" calcext:value-type="float">
            <text:p>719664</text:p>
          </table:table-cell>
        </table:table-row>
        <table:table-row table:style-name="ro1">
          <table:table-cell office:value-type="float" office:value="38820666" calcext:value-type="float">
            <text:p>38820666</text:p>
          </table:table-cell>
          <table:table-cell office:value-type="float" office:value="561480" calcext:value-type="float">
            <text:p>561480</text:p>
          </table:table-cell>
        </table:table-row>
        <table:table-row table:style-name="ro1">
          <table:table-cell office:value-type="float" office:value="39828991" calcext:value-type="float">
            <text:p>39828991</text:p>
          </table:table-cell>
          <table:table-cell office:value-type="float" office:value="538460" calcext:value-type="float">
            <text:p>538460</text:p>
          </table:table-cell>
        </table:table-row>
        <table:table-row table:style-name="ro1">
          <table:table-cell office:value-type="float" office:value="39259871" calcext:value-type="float">
            <text:p>39259871</text:p>
          </table:table-cell>
          <table:table-cell office:value-type="float" office:value="551563" calcext:value-type="float">
            <text:p>551563</text:p>
          </table:table-cell>
        </table:table-row>
        <table:table-row table:style-name="ro1">
          <table:table-cell office:value-type="float" office:value="39849715" calcext:value-type="float">
            <text:p>39849715</text:p>
          </table:table-cell>
          <table:table-cell office:value-type="float" office:value="544292" calcext:value-type="float">
            <text:p>544292</text:p>
          </table:table-cell>
        </table:table-row>
        <table:table-row table:style-name="ro1">
          <table:table-cell office:value-type="float" office:value="38672320" calcext:value-type="float">
            <text:p>38672320</text:p>
          </table:table-cell>
          <table:table-cell office:value-type="float" office:value="578933" calcext:value-type="float">
            <text:p>578933</text:p>
          </table:table-cell>
        </table:table-row>
        <table:table-row table:style-name="ro1">
          <table:table-cell office:value-type="float" office:value="39409258" calcext:value-type="float">
            <text:p>39409258</text:p>
          </table:table-cell>
          <table:table-cell office:value-type="float" office:value="730302" calcext:value-type="float">
            <text:p>730302</text:p>
          </table:table-cell>
        </table:table-row>
        <table:table-row table:style-name="ro1">
          <table:table-cell office:value-type="float" office:value="39244357" calcext:value-type="float">
            <text:p>39244357</text:p>
          </table:table-cell>
          <table:table-cell office:value-type="float" office:value="530898" calcext:value-type="float">
            <text:p>530898</text:p>
          </table:table-cell>
        </table:table-row>
        <table:table-row table:style-name="ro1">
          <table:table-cell office:value-type="float" office:value="39793559" calcext:value-type="float">
            <text:p>39793559</text:p>
          </table:table-cell>
          <table:table-cell office:value-type="float" office:value="959038" calcext:value-type="float">
            <text:p>959038</text:p>
          </table:table-cell>
        </table:table-row>
        <table:table-row table:style-name="ro1">
          <table:table-cell office:value-type="float" office:value="39202304" calcext:value-type="float">
            <text:p>39202304</text:p>
          </table:table-cell>
          <table:table-cell office:value-type="float" office:value="523797" calcext:value-type="float">
            <text:p>523797</text:p>
          </table:table-cell>
        </table:table-row>
        <table:table-row table:style-name="ro1">
          <table:table-cell office:value-type="float" office:value="39791615" calcext:value-type="float">
            <text:p>39791615</text:p>
          </table:table-cell>
          <table:table-cell office:value-type="float" office:value="528614" calcext:value-type="float">
            <text:p>528614</text:p>
          </table:table-cell>
        </table:table-row>
        <table:table-row table:style-name="ro1">
          <table:table-cell office:value-type="float" office:value="38910584" calcext:value-type="float">
            <text:p>38910584</text:p>
          </table:table-cell>
          <table:table-cell office:value-type="float" office:value="529667" calcext:value-type="float">
            <text:p>529667</text:p>
          </table:table-cell>
        </table:table-row>
        <table:table-row table:style-name="ro1">
          <table:table-cell office:value-type="float" office:value="39517932" calcext:value-type="float">
            <text:p>39517932</text:p>
          </table:table-cell>
          <table:table-cell office:value-type="float" office:value="671417" calcext:value-type="float">
            <text:p>671417</text:p>
          </table:table-cell>
        </table:table-row>
        <table:table-row table:style-name="ro1">
          <table:table-cell office:value-type="float" office:value="38986415" calcext:value-type="float">
            <text:p>38986415</text:p>
          </table:table-cell>
          <table:table-cell office:value-type="float" office:value="1155706" calcext:value-type="float">
            <text:p>1155706</text:p>
          </table:table-cell>
        </table:table-row>
        <table:table-row table:style-name="ro1">
          <table:table-cell office:value-type="float" office:value="38826740" calcext:value-type="float">
            <text:p>38826740</text:p>
          </table:table-cell>
          <table:table-cell office:value-type="float" office:value="1070157" calcext:value-type="float">
            <text:p>1070157</text:p>
          </table:table-cell>
        </table:table-row>
        <table:table-row table:style-name="ro1">
          <table:table-cell office:value-type="float" office:value="39129217" calcext:value-type="float">
            <text:p>39129217</text:p>
          </table:table-cell>
          <table:table-cell office:value-type="float" office:value="942702" calcext:value-type="float">
            <text:p>942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.00.0000</text:date>, <text:time style:data-style-name="N2" text:time-value="14:29:07.0484719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9:34:47.199415201</meta:creation-date>
    <dc:date>2017-02-23T16:05:17.602661040</dc:date>
    <meta:editing-duration>PT3H57M19S</meta:editing-duration>
    <meta:editing-cycles>13</meta:editing-cycles>
    <meta:generator>LibreOffice/5.0.6.2$Linux_X86_64 LibreOffice_project/00m0$Build-2</meta:generator>
    <meta:document-statistic meta:table-count="14" meta:cell-count="6750" meta:object-count="1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74cm" svg:height="20.592cm" xlink:href=".." xlink:type="simple" chart:class="chart:bar" chart:style-name="ch1">
        <chart:legend chart:legend-position="end" svg:x="33.396cm" svg:y="9.997cm" style:legend-expansion="high" chart:style-name="ch2"/>
        <chart:plot-area chart:style-name="ch3" table:cell-range-address="'Event Count Per Slot'.D9:'Event Count Per Slot'.D714" svg:x="0.709cm" svg:y="0.411cm" svg:width="31.978cm" svg:height="19.77cm">
          <chartooo:coordinate-region svg:x="1.516cm" svg:y="0.532cm" svg:width="31.171cm" svg:height="18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ent Count Per Slot'.D9:'Event Count Per Slot'.D714" chart:class="chart:bar">
            <chart:data-point chart:repeated="7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vent Count Per Slot'.D9:'Event Count Per Slot'.D7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952cm" style:legend-expansion="high" chart:style-name="ch2"/>
        <chart:plot-area chart:style-name="ch3" table:cell-range-address="test_8.A1:test_8.B173" svg:x="0.32cm" svg:y="0.18cm" svg:width="13.282cm" svg:height="8.64cm">
          <chartooo:coordinate-region svg:x="2.053cm" svg:y="0.301cm" svg:width="11.50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8.A1:test_8.A173" chart:class="chart:bar">
            <chart:data-point chart:repeated="173"/>
          </chart:series>
          <chart:series chart:style-name="ch8" chart:values-cell-range-address="test_8.B1:test_8.B173" chart:class="chart:bar">
            <chart:data-point chart:repeated="1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836628">
                <text:p>51836628</text:p>
                <draw:g>
                  <svg:desc>test_8.A1:test_8.A173</svg:desc>
                </draw:g>
              </table:table-cell>
              <table:table-cell office:value-type="float" office:value="17588">
                <text:p>17588</text:p>
                <draw:g>
                  <svg:desc>test_8.B1:test_8.B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131044">
                <text:p>52131044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105690">
                <text:p>52105690</text:p>
              </table:table-cell>
              <table:table-cell office:value-type="float" office:value="56814">
                <text:p>56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110845">
                <text:p>49110845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177572">
                <text:p>50177572</text:p>
              </table:table-cell>
              <table:table-cell office:value-type="float" office:value="24808">
                <text:p>24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64310">
                <text:p>50164310</text:p>
              </table:table-cell>
              <table:table-cell office:value-type="float" office:value="17883">
                <text:p>17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121394">
                <text:p>50121394</text:p>
              </table:table-cell>
              <table:table-cell office:value-type="float" office:value="16243">
                <text:p>16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12081">
                <text:p>50112081</text:p>
              </table:table-cell>
              <table:table-cell office:value-type="float" office:value="32223">
                <text:p>32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158061">
                <text:p>49158061</text:p>
              </table:table-cell>
              <table:table-cell office:value-type="float" office:value="18021">
                <text:p>18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155900">
                <text:p>50155900</text:p>
              </table:table-cell>
              <table:table-cell office:value-type="float" office:value="17517">
                <text:p>17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240968">
                <text:p>50240968</text:p>
              </table:table-cell>
              <table:table-cell office:value-type="float" office:value="15956">
                <text:p>15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990784">
                <text:p>49990784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69739">
                <text:p>50069739</text:p>
              </table:table-cell>
              <table:table-cell office:value-type="float" office:value="29641">
                <text:p>29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961113">
                <text:p>49961113</text:p>
              </table:table-cell>
              <table:table-cell office:value-type="float" office:value="14718">
                <text:p>14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124776">
                <text:p>50124776</text:p>
              </table:table-cell>
              <table:table-cell office:value-type="float" office:value="16069">
                <text:p>16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82014">
                <text:p>50082014</text:p>
              </table:table-cell>
              <table:table-cell office:value-type="float" office:value="16969">
                <text:p>16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950631">
                <text:p>49950631</text:p>
              </table:table-cell>
              <table:table-cell office:value-type="float" office:value="33168">
                <text:p>33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883455">
                <text:p>49883455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62383">
                <text:p>50062383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939243">
                <text:p>49939243</text:p>
              </table:table-cell>
              <table:table-cell office:value-type="float" office:value="17845">
                <text:p>17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08216">
                <text:p>49008216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182403">
                <text:p>50182403</text:p>
              </table:table-cell>
              <table:table-cell office:value-type="float" office:value="31832">
                <text:p>31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19285">
                <text:p>50719285</text:p>
              </table:table-cell>
              <table:table-cell office:value-type="float" office:value="16731">
                <text:p>16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65369">
                <text:p>49965369</text:p>
              </table:table-cell>
              <table:table-cell office:value-type="float" office:value="21882">
                <text:p>21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45316">
                <text:p>49945316</text:p>
              </table:table-cell>
              <table:table-cell office:value-type="float" office:value="16749">
                <text:p>16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962822">
                <text:p>49962822</text:p>
              </table:table-cell>
              <table:table-cell office:value-type="float" office:value="30858">
                <text:p>308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796914">
                <text:p>49796914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83942">
                <text:p>50183942</text:p>
              </table:table-cell>
              <table:table-cell office:value-type="float" office:value="16349">
                <text:p>16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165602">
                <text:p>49165602</text:p>
              </table:table-cell>
              <table:table-cell office:value-type="float" office:value="16869">
                <text:p>16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165750">
                <text:p>50165750</text:p>
              </table:table-cell>
              <table:table-cell office:value-type="float" office:value="16357">
                <text:p>16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127550">
                <text:p>50127550</text:p>
              </table:table-cell>
              <table:table-cell office:value-type="float" office:value="42103">
                <text:p>42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149043">
                <text:p>50149043</text:p>
              </table:table-cell>
              <table:table-cell office:value-type="float" office:value="17349">
                <text:p>17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453297">
                <text:p>49453297</text:p>
              </table:table-cell>
              <table:table-cell office:value-type="float" office:value="15557">
                <text:p>15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639639">
                <text:p>50639639</text:p>
              </table:table-cell>
              <table:table-cell office:value-type="float" office:value="18074">
                <text:p>18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777062">
                <text:p>49777062</text:p>
              </table:table-cell>
              <table:table-cell office:value-type="float" office:value="15068">
                <text:p>15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156385">
                <text:p>50156385</text:p>
              </table:table-cell>
              <table:table-cell office:value-type="float" office:value="32895">
                <text:p>32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958223">
                <text:p>49958223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44313">
                <text:p>49944313</text:p>
              </table:table-cell>
              <table:table-cell office:value-type="float" office:value="16568">
                <text:p>165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157771">
                <text:p>49157771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764444">
                <text:p>50764444</text:p>
              </table:table-cell>
              <table:table-cell office:value-type="float" office:value="16959">
                <text:p>16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65196">
                <text:p>49965196</text:p>
              </table:table-cell>
              <table:table-cell office:value-type="float" office:value="33148">
                <text:p>33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50346">
                <text:p>49950346</text:p>
              </table:table-cell>
              <table:table-cell office:value-type="float" office:value="17423">
                <text:p>17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68476">
                <text:p>49968476</text:p>
              </table:table-cell>
              <table:table-cell office:value-type="float" office:value="16788">
                <text:p>16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61074">
                <text:p>49161074</text:p>
              </table:table-cell>
              <table:table-cell office:value-type="float" office:value="17895">
                <text:p>17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158022">
                <text:p>50158022</text:p>
              </table:table-cell>
              <table:table-cell office:value-type="float" office:value="18379">
                <text:p>183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4870">
                <text:p>50624870</text:p>
              </table:table-cell>
              <table:table-cell office:value-type="float" office:value="45260">
                <text:p>452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729015">
                <text:p>49729015</text:p>
              </table:table-cell>
              <table:table-cell office:value-type="float" office:value="17418">
                <text:p>17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647995">
                <text:p>49647995</text:p>
              </table:table-cell>
              <table:table-cell office:value-type="float" office:value="44939">
                <text:p>44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651076">
                <text:p>49651076</text:p>
              </table:table-cell>
              <table:table-cell office:value-type="float" office:value="29632">
                <text:p>29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865893">
                <text:p>49865893</text:p>
              </table:table-cell>
              <table:table-cell office:value-type="float" office:value="28838">
                <text:p>288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753041">
                <text:p>50753041</text:p>
              </table:table-cell>
              <table:table-cell office:value-type="float" office:value="58936">
                <text:p>58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151823">
                <text:p>49151823</text:p>
              </table:table-cell>
              <table:table-cell office:value-type="float" office:value="25777">
                <text:p>25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810415">
                <text:p>50810415</text:p>
              </table:table-cell>
              <table:table-cell office:value-type="float" office:value="43426">
                <text:p>434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543827">
                <text:p>49543827</text:p>
              </table:table-cell>
              <table:table-cell office:value-type="float" office:value="29424">
                <text:p>29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751185">
                <text:p>49751185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711117">
                <text:p>49711117</text:p>
              </table:table-cell>
              <table:table-cell office:value-type="float" office:value="104516">
                <text:p>104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41988">
                <text:p>49941988</text:p>
              </table:table-cell>
              <table:table-cell office:value-type="float" office:value="83583">
                <text:p>83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722328">
                <text:p>49722328</text:p>
              </table:table-cell>
              <table:table-cell office:value-type="float" office:value="36184">
                <text:p>36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73824">
                <text:p>49973824</text:p>
              </table:table-cell>
              <table:table-cell office:value-type="float" office:value="39652">
                <text:p>39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06287">
                <text:p>49906287</text:p>
              </table:table-cell>
              <table:table-cell office:value-type="float" office:value="37923">
                <text:p>37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734649">
                <text:p>49734649</text:p>
              </table:table-cell>
              <table:table-cell office:value-type="float" office:value="89728">
                <text:p>89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241521">
                <text:p>50241521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17219">
                <text:p>49917219</text:p>
              </table:table-cell>
              <table:table-cell office:value-type="float" office:value="39848">
                <text:p>39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691617">
                <text:p>49691617</text:p>
              </table:table-cell>
              <table:table-cell office:value-type="float" office:value="34096">
                <text:p>34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096658">
                <text:p>50096658</text:p>
              </table:table-cell>
              <table:table-cell office:value-type="float" office:value="44653">
                <text:p>44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760139">
                <text:p>49760139</text:p>
              </table:table-cell>
              <table:table-cell office:value-type="float" office:value="132639">
                <text:p>13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768034">
                <text:p>49768034</text:p>
              </table:table-cell>
              <table:table-cell office:value-type="float" office:value="34363">
                <text:p>34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999645">
                <text:p>49999645</text:p>
              </table:table-cell>
              <table:table-cell office:value-type="float" office:value="37397">
                <text:p>373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99286">
                <text:p>49999286</text:p>
              </table:table-cell>
              <table:table-cell office:value-type="float" office:value="44778">
                <text:p>44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802528">
                <text:p>49802528</text:p>
              </table:table-cell>
              <table:table-cell office:value-type="float" office:value="35699">
                <text:p>35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56497">
                <text:p>49856497</text:p>
              </table:table-cell>
              <table:table-cell office:value-type="float" office:value="73414">
                <text:p>73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203172">
                <text:p>50203172</text:p>
              </table:table-cell>
              <table:table-cell office:value-type="float" office:value="28781">
                <text:p>287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641102">
                <text:p>49641102</text:p>
              </table:table-cell>
              <table:table-cell office:value-type="float" office:value="22379">
                <text:p>22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155140">
                <text:p>50155140</text:p>
              </table:table-cell>
              <table:table-cell office:value-type="float" office:value="553539">
                <text:p>553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313598">
                <text:p>49313598</text:p>
              </table:table-cell>
              <table:table-cell office:value-type="float" office:value="451794">
                <text:p>4517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424750">
                <text:p>49424750</text:p>
              </table:table-cell>
              <table:table-cell office:value-type="float" office:value="479143">
                <text:p>479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77681">
                <text:p>50077681</text:p>
              </table:table-cell>
              <table:table-cell office:value-type="float" office:value="427107">
                <text:p>427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396834">
                <text:p>49396834</text:p>
              </table:table-cell>
              <table:table-cell office:value-type="float" office:value="461512">
                <text:p>461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443127">
                <text:p>49443127</text:p>
              </table:table-cell>
              <table:table-cell office:value-type="float" office:value="571561">
                <text:p>5715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446330">
                <text:p>49446330</text:p>
              </table:table-cell>
              <table:table-cell office:value-type="float" office:value="1878185">
                <text:p>1878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175530">
                <text:p>48175530</text:p>
              </table:table-cell>
              <table:table-cell office:value-type="float" office:value="19471022">
                <text:p>194710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567123">
                <text:p>30567123</text:p>
              </table:table-cell>
              <table:table-cell office:value-type="float" office:value="5117109">
                <text:p>5117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07759">
                <text:p>44807759</text:p>
              </table:table-cell>
              <table:table-cell office:value-type="float" office:value="5379428">
                <text:p>5379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717649">
                <text:p>44717649</text:p>
              </table:table-cell>
              <table:table-cell office:value-type="float" office:value="1736112">
                <text:p>1736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265129">
                <text:p>48265129</text:p>
              </table:table-cell>
              <table:table-cell office:value-type="float" office:value="687048">
                <text:p>687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549152">
                <text:p>48549152</text:p>
              </table:table-cell>
              <table:table-cell office:value-type="float" office:value="8114657">
                <text:p>8114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466907">
                <text:p>42466907</text:p>
              </table:table-cell>
              <table:table-cell office:value-type="float" office:value="692396">
                <text:p>6923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68334">
                <text:p>49468334</text:p>
              </table:table-cell>
              <table:table-cell office:value-type="float" office:value="642498">
                <text:p>6424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404087">
                <text:p>49404087</text:p>
              </table:table-cell>
              <table:table-cell office:value-type="float" office:value="4171084">
                <text:p>41710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390941">
                <text:p>45390941</text:p>
              </table:table-cell>
              <table:table-cell office:value-type="float" office:value="17167815">
                <text:p>17167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621621">
                <text:p>32621621</text:p>
              </table:table-cell>
              <table:table-cell office:value-type="float" office:value="7306362">
                <text:p>7306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36053">
                <text:p>43136053</text:p>
              </table:table-cell>
              <table:table-cell office:value-type="float" office:value="1577038">
                <text:p>15770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449830">
                <text:p>48449830</text:p>
              </table:table-cell>
              <table:table-cell office:value-type="float" office:value="6532202">
                <text:p>6532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437150">
                <text:p>43437150</text:p>
              </table:table-cell>
              <table:table-cell office:value-type="float" office:value="4002234">
                <text:p>4002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855367">
                <text:p>45855367</text:p>
              </table:table-cell>
              <table:table-cell office:value-type="float" office:value="3526384">
                <text:p>3526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552337">
                <text:p>46552337</text:p>
              </table:table-cell>
              <table:table-cell office:value-type="float" office:value="1490511">
                <text:p>14905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47809">
                <text:p>48547809</text:p>
              </table:table-cell>
              <table:table-cell office:value-type="float" office:value="1704939">
                <text:p>17049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390406">
                <text:p>48390406</text:p>
              </table:table-cell>
              <table:table-cell office:value-type="float" office:value="1475736">
                <text:p>1475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164684">
                <text:p>48164684</text:p>
              </table:table-cell>
              <table:table-cell office:value-type="float" office:value="1597311">
                <text:p>15973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624763">
                <text:p>48624763</text:p>
              </table:table-cell>
              <table:table-cell office:value-type="float" office:value="1674068">
                <text:p>16740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444813">
                <text:p>48444813</text:p>
              </table:table-cell>
              <table:table-cell office:value-type="float" office:value="1665194">
                <text:p>1665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403552">
                <text:p>48403552</text:p>
              </table:table-cell>
              <table:table-cell office:value-type="float" office:value="6348661">
                <text:p>63486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708109">
                <text:p>42708109</text:p>
              </table:table-cell>
              <table:table-cell office:value-type="float" office:value="5862795">
                <text:p>58627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975077">
                <text:p>44975077</text:p>
              </table:table-cell>
              <table:table-cell office:value-type="float" office:value="24464422">
                <text:p>244644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671309">
                <text:p>24671309</text:p>
              </table:table-cell>
              <table:table-cell office:value-type="float" office:value="11492584">
                <text:p>114925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163209">
                <text:p>39163209</text:p>
              </table:table-cell>
              <table:table-cell office:value-type="float" office:value="1867524">
                <text:p>18675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192581">
                <text:p>48192581</text:p>
              </table:table-cell>
              <table:table-cell office:value-type="float" office:value="4059190">
                <text:p>40591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670134">
                <text:p>45670134</text:p>
              </table:table-cell>
              <table:table-cell office:value-type="float" office:value="13966703">
                <text:p>139667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630471">
                <text:p>35630471</text:p>
              </table:table-cell>
              <table:table-cell office:value-type="float" office:value="5133728">
                <text:p>51337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306850">
                <text:p>45306850</text:p>
              </table:table-cell>
              <table:table-cell office:value-type="float" office:value="7378606">
                <text:p>73786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727153">
                <text:p>42727153</text:p>
              </table:table-cell>
              <table:table-cell office:value-type="float" office:value="1967623">
                <text:p>19676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993302">
                <text:p>47993302</text:p>
              </table:table-cell>
              <table:table-cell office:value-type="float" office:value="2116811">
                <text:p>21168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848128">
                <text:p>47848128</text:p>
              </table:table-cell>
              <table:table-cell office:value-type="float" office:value="6207342">
                <text:p>6207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764627">
                <text:p>43764627</text:p>
              </table:table-cell>
              <table:table-cell office:value-type="float" office:value="6042921">
                <text:p>60429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875701">
                <text:p>43875701</text:p>
              </table:table-cell>
              <table:table-cell office:value-type="float" office:value="12556068">
                <text:p>12556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512903">
                <text:p>37512903</text:p>
              </table:table-cell>
              <table:table-cell office:value-type="float" office:value="7288633">
                <text:p>72886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693339">
                <text:p>42693339</text:p>
              </table:table-cell>
              <table:table-cell office:value-type="float" office:value="1776935">
                <text:p>1776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305373">
                <text:p>48305373</text:p>
              </table:table-cell>
              <table:table-cell office:value-type="float" office:value="1397739">
                <text:p>13977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531567">
                <text:p>48531567</text:p>
              </table:table-cell>
              <table:table-cell office:value-type="float" office:value="4021306">
                <text:p>40213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935096">
                <text:p>45935096</text:p>
              </table:table-cell>
              <table:table-cell office:value-type="float" office:value="665737">
                <text:p>6657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278329">
                <text:p>49278329</text:p>
              </table:table-cell>
              <table:table-cell office:value-type="float" office:value="1369081">
                <text:p>13690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601315">
                <text:p>48601315</text:p>
              </table:table-cell>
              <table:table-cell office:value-type="float" office:value="5285318">
                <text:p>5285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605031">
                <text:p>44605031</text:p>
              </table:table-cell>
              <table:table-cell office:value-type="float" office:value="6964359">
                <text:p>69643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108173">
                <text:p>43108173</text:p>
              </table:table-cell>
              <table:table-cell office:value-type="float" office:value="9824706">
                <text:p>98247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165230">
                <text:p>40165230</text:p>
              </table:table-cell>
              <table:table-cell office:value-type="float" office:value="4117767">
                <text:p>41177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849584">
                <text:p>45849584</text:p>
              </table:table-cell>
              <table:table-cell office:value-type="float" office:value="8886049">
                <text:p>88860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034601">
                <text:p>41034601</text:p>
              </table:table-cell>
              <table:table-cell office:value-type="float" office:value="5195247">
                <text:p>51952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922869">
                <text:p>44922869</text:p>
              </table:table-cell>
              <table:table-cell office:value-type="float" office:value="5532953">
                <text:p>55329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349961">
                <text:p>44349961</text:p>
              </table:table-cell>
              <table:table-cell office:value-type="float" office:value="884852">
                <text:p>884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200688">
                <text:p>49200688</text:p>
              </table:table-cell>
              <table:table-cell office:value-type="float" office:value="698155">
                <text:p>6981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404655">
                <text:p>49404655</text:p>
              </table:table-cell>
              <table:table-cell office:value-type="float" office:value="3464329">
                <text:p>34643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394036">
                <text:p>46394036</text:p>
              </table:table-cell>
              <table:table-cell office:value-type="float" office:value="2518776">
                <text:p>25187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534235">
                <text:p>47534235</text:p>
              </table:table-cell>
              <table:table-cell office:value-type="float" office:value="4533810">
                <text:p>45338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356341">
                <text:p>45356341</text:p>
              </table:table-cell>
              <table:table-cell office:value-type="float" office:value="9807417">
                <text:p>98074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883161">
                <text:p>39883161</text:p>
              </table:table-cell>
              <table:table-cell office:value-type="float" office:value="10472943">
                <text:p>104729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496673">
                <text:p>39496673</text:p>
              </table:table-cell>
              <table:table-cell office:value-type="float" office:value="2146304">
                <text:p>2146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791762">
                <text:p>47791762</text:p>
              </table:table-cell>
              <table:table-cell office:value-type="float" office:value="9396765">
                <text:p>9396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349906">
                <text:p>40349906</text:p>
              </table:table-cell>
              <table:table-cell office:value-type="float" office:value="9018884">
                <text:p>9018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528572">
                <text:p>41528572</text:p>
              </table:table-cell>
              <table:table-cell office:value-type="float" office:value="7946960">
                <text:p>79469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100044">
                <text:p>42100044</text:p>
              </table:table-cell>
              <table:table-cell office:value-type="float" office:value="4104973">
                <text:p>4104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349485">
                <text:p>45349485</text:p>
              </table:table-cell>
              <table:table-cell office:value-type="float" office:value="4407402">
                <text:p>44074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353128">
                <text:p>46353128</text:p>
              </table:table-cell>
              <table:table-cell office:value-type="float" office:value="4617927">
                <text:p>46179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926384">
                <text:p>44926384</text:p>
              </table:table-cell>
              <table:table-cell office:value-type="float" office:value="3833377">
                <text:p>38333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418897">
                <text:p>46418897</text:p>
              </table:table-cell>
              <table:table-cell office:value-type="float" office:value="933629">
                <text:p>9336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109507">
                <text:p>49109507</text:p>
              </table:table-cell>
              <table:table-cell office:value-type="float" office:value="636485">
                <text:p>6364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490069">
                <text:p>49490069</text:p>
              </table:table-cell>
              <table:table-cell office:value-type="float" office:value="3155335">
                <text:p>31553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383746">
                <text:p>46383746</text:p>
              </table:table-cell>
              <table:table-cell office:value-type="float" office:value="636681">
                <text:p>6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641875">
                <text:p>49641875</text:p>
              </table:table-cell>
              <table:table-cell office:value-type="float" office:value="630677">
                <text:p>6306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404253">
                <text:p>49404253</text:p>
              </table:table-cell>
              <table:table-cell office:value-type="float" office:value="605834">
                <text:p>605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138693">
                <text:p>49138693</text:p>
              </table:table-cell>
              <table:table-cell office:value-type="float" office:value="599511">
                <text:p>5995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659799">
                <text:p>49659799</text:p>
              </table:table-cell>
              <table:table-cell office:value-type="float" office:value="552211">
                <text:p>5522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485445">
                <text:p>49485445</text:p>
              </table:table-cell>
              <table:table-cell office:value-type="float" office:value="532976">
                <text:p>5329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423078">
                <text:p>49423078</text:p>
              </table:table-cell>
              <table:table-cell office:value-type="float" office:value="381456">
                <text:p>3814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689068">
                <text:p>48689068</text:p>
              </table:table-cell>
              <table:table-cell office:value-type="float" office:value="631414">
                <text:p>631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778275">
                <text:p>49778275</text:p>
              </table:table-cell>
              <table:table-cell office:value-type="float" office:value="943391">
                <text:p>9433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210394">
                <text:p>49210394</text:p>
              </table:table-cell>
              <table:table-cell office:value-type="float" office:value="875784">
                <text:p>8757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654930">
                <text:p>48654930</text:p>
              </table:table-cell>
              <table:table-cell office:value-type="float" office:value="495740">
                <text:p>4957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409972">
                <text:p>49409972</text:p>
              </table:table-cell>
              <table:table-cell office:value-type="float" office:value="469964">
                <text:p>469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767790">
                <text:p>49767790</text:p>
              </table:table-cell>
              <table:table-cell office:value-type="float" office:value="624182">
                <text:p>6241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126894">
                <text:p>49126894</text:p>
              </table:table-cell>
              <table:table-cell office:value-type="float" office:value="427322">
                <text:p>4273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395967">
                <text:p>49395967</text:p>
              </table:table-cell>
              <table:table-cell office:value-type="float" office:value="416245">
                <text:p>4162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386109">
                <text:p>49386109</text:p>
              </table:table-cell>
              <table:table-cell office:value-type="float" office:value="423223">
                <text:p>423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427865">
                <text:p>49427865</text:p>
              </table:table-cell>
              <table:table-cell office:value-type="float" office:value="422921">
                <text:p>4229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461692">
                <text:p>50461692</text:p>
              </table:table-cell>
              <table:table-cell office:value-type="float" office:value="433494">
                <text:p>4334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408702">
                <text:p>49408702</text:p>
              </table:table-cell>
              <table:table-cell office:value-type="float" office:value="425663">
                <text:p>4256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370202">
                <text:p>49370202</text:p>
              </table:table-cell>
              <table:table-cell office:value-type="float" office:value="410920">
                <text:p>4109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303594">
                <text:p>49303594</text:p>
              </table:table-cell>
              <table:table-cell office:value-type="float" office:value="4004801">
                <text:p>40048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408094">
                <text:p>46408094</text:p>
              </table:table-cell>
              <table:table-cell office:value-type="float" office:value="415180">
                <text:p>415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413779">
                <text:p>49413779</text:p>
              </table:table-cell>
              <table:table-cell office:value-type="float" office:value="437409">
                <text:p>4374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766294">
                <text:p>49766294</text:p>
              </table:table-cell>
              <table:table-cell office:value-type="float" office:value="423015">
                <text:p>423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353789">
                <text:p>49353789</text:p>
              </table:table-cell>
              <table:table-cell office:value-type="float" office:value="416692">
                <text:p>4166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378985">
                <text:p>49378985</text:p>
              </table:table-cell>
              <table:table-cell office:value-type="float" office:value="418131">
                <text:p>4181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434467">
                <text:p>49434467</text:p>
              </table:table-cell>
              <table:table-cell office:value-type="float" office:value="418768">
                <text:p>4187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725cm" svg:height="17.751cm" xlink:href=".." xlink:type="simple" chart:class="chart:bar" chart:style-name="ch1">
        <chart:legend chart:legend-position="end" svg:x="36.647cm" svg:y="8.327cm" style:legend-expansion="high" chart:style-name="ch2"/>
        <chart:plot-area chart:style-name="ch3" table:cell-range-address="test_9.A1:test_9.B196" svg:x="0.774cm" svg:y="0.355cm" svg:width="35.099cm" svg:height="17.041cm">
          <chartooo:coordinate-region svg:x="2.692cm" svg:y="0.476cm" svg:width="33.181cm" svg:height="15.9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9.A1:test_9.A196" chart:class="chart:bar">
            <chart:data-point chart:repeated="196"/>
          </chart:series>
          <chart:series chart:style-name="ch8" chart:values-cell-range-address="test_9.B1:test_9.B196" chart:class="chart:bar">
            <chart:data-point chart:repeated="1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340745">
                <text:p>50340745</text:p>
                <draw:g>
                  <svg:desc>test_9.A1:test_9.A196</svg:desc>
                </draw:g>
              </table:table-cell>
              <table:table-cell office:value-type="float" office:value="17930">
                <text:p>17930</text:p>
                <draw:g>
                  <svg:desc>test_9.B1:test_9.B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105886">
                <text:p>50105886</text:p>
              </table:table-cell>
              <table:table-cell office:value-type="float" office:value="17446">
                <text:p>17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65967">
                <text:p>50165967</text:p>
              </table:table-cell>
              <table:table-cell office:value-type="float" office:value="57214">
                <text:p>57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56013">
                <text:p>49256013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447840">
                <text:p>50447840</text:p>
              </table:table-cell>
              <table:table-cell office:value-type="float" office:value="21612">
                <text:p>21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70213">
                <text:p>49570213</text:p>
              </table:table-cell>
              <table:table-cell office:value-type="float" office:value="19179">
                <text:p>19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24924">
                <text:p>49924924</text:p>
              </table:table-cell>
              <table:table-cell office:value-type="float" office:value="25564">
                <text:p>25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973765">
                <text:p>49973765</text:p>
              </table:table-cell>
              <table:table-cell office:value-type="float" office:value="31743">
                <text:p>31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139693">
                <text:p>50139693</text:p>
              </table:table-cell>
              <table:table-cell office:value-type="float" office:value="17269">
                <text:p>17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155085">
                <text:p>50155085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66164">
                <text:p>50166164</text:p>
              </table:table-cell>
              <table:table-cell office:value-type="float" office:value="17434">
                <text:p>17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157225">
                <text:p>50157225</text:p>
              </table:table-cell>
              <table:table-cell office:value-type="float" office:value="33768">
                <text:p>33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647823">
                <text:p>49647823</text:p>
              </table:table-cell>
              <table:table-cell office:value-type="float" office:value="58393">
                <text:p>58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127761">
                <text:p>50127761</text:p>
              </table:table-cell>
              <table:table-cell office:value-type="float" office:value="16767">
                <text:p>16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157139">
                <text:p>49157139</text:p>
              </table:table-cell>
              <table:table-cell office:value-type="float" office:value="17706">
                <text:p>17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160292">
                <text:p>50160292</text:p>
              </table:table-cell>
              <table:table-cell office:value-type="float" office:value="17306">
                <text:p>17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76599">
                <text:p>50176599</text:p>
              </table:table-cell>
              <table:table-cell office:value-type="float" office:value="52567">
                <text:p>52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73923">
                <text:p>50173923</text:p>
              </table:table-cell>
              <table:table-cell office:value-type="float" office:value="42494">
                <text:p>42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166084">
                <text:p>49166084</text:p>
              </table:table-cell>
              <table:table-cell office:value-type="float" office:value="36672">
                <text:p>36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185002">
                <text:p>50185002</text:p>
              </table:table-cell>
              <table:table-cell office:value-type="float" office:value="43140">
                <text:p>43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248106">
                <text:p>50248106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244581">
                <text:p>50244581</text:p>
              </table:table-cell>
              <table:table-cell office:value-type="float" office:value="80956">
                <text:p>8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242484">
                <text:p>49242484</text:p>
              </table:table-cell>
              <table:table-cell office:value-type="float" office:value="43140">
                <text:p>43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247149">
                <text:p>50247149</text:p>
              </table:table-cell>
              <table:table-cell office:value-type="float" office:value="42398">
                <text:p>42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250806">
                <text:p>50250806</text:p>
              </table:table-cell>
              <table:table-cell office:value-type="float" office:value="39909">
                <text:p>39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244973">
                <text:p>49244973</text:p>
              </table:table-cell>
              <table:table-cell office:value-type="float" office:value="39153">
                <text:p>39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206524">
                <text:p>50206524</text:p>
              </table:table-cell>
              <table:table-cell office:value-type="float" office:value="88680">
                <text:p>88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246873">
                <text:p>50246873</text:p>
              </table:table-cell>
              <table:table-cell office:value-type="float" office:value="42999">
                <text:p>42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627191">
                <text:p>59627191</text:p>
              </table:table-cell>
              <table:table-cell office:value-type="float" office:value="28407">
                <text:p>284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91517">
                <text:p>39491517</text:p>
              </table:table-cell>
              <table:table-cell office:value-type="float" office:value="20994">
                <text:p>20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63662">
                <text:p>49963662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911757">
                <text:p>49911757</text:p>
              </table:table-cell>
              <table:table-cell office:value-type="float" office:value="47093">
                <text:p>47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83758">
                <text:p>49983758</text:p>
              </table:table-cell>
              <table:table-cell office:value-type="float" office:value="23737">
                <text:p>23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775877">
                <text:p>49775877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7598">
                <text:p>50007598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988101">
                <text:p>49988101</text:p>
              </table:table-cell>
              <table:table-cell office:value-type="float" office:value="16674">
                <text:p>16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927476">
                <text:p>49927476</text:p>
              </table:table-cell>
              <table:table-cell office:value-type="float" office:value="32997">
                <text:p>32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27059">
                <text:p>49927059</text:p>
              </table:table-cell>
              <table:table-cell office:value-type="float" office:value="15850">
                <text:p>158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13974">
                <text:p>50013974</text:p>
              </table:table-cell>
              <table:table-cell office:value-type="float" office:value="16694">
                <text:p>16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855260">
                <text:p>49855260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490963">
                <text:p>50490963</text:p>
              </table:table-cell>
              <table:table-cell office:value-type="float" office:value="38502">
                <text:p>385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739283">
                <text:p>49739283</text:p>
              </table:table-cell>
              <table:table-cell office:value-type="float" office:value="66570">
                <text:p>665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39706">
                <text:p>50039706</text:p>
              </table:table-cell>
              <table:table-cell office:value-type="float" office:value="41696">
                <text:p>41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24177">
                <text:p>49924177</text:p>
              </table:table-cell>
              <table:table-cell office:value-type="float" office:value="41321">
                <text:p>41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861771">
                <text:p>49861771</text:p>
              </table:table-cell>
              <table:table-cell office:value-type="float" office:value="38667">
                <text:p>38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876743">
                <text:p>49876743</text:p>
              </table:table-cell>
              <table:table-cell office:value-type="float" office:value="35157">
                <text:p>351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50941">
                <text:p>49950941</text:p>
              </table:table-cell>
              <table:table-cell office:value-type="float" office:value="71208">
                <text:p>71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373128">
                <text:p>50373128</text:p>
              </table:table-cell>
              <table:table-cell office:value-type="float" office:value="29210">
                <text:p>292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262977">
                <text:p>49262977</text:p>
              </table:table-cell>
              <table:table-cell office:value-type="float" office:value="21403">
                <text:p>21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898092">
                <text:p>49898092</text:p>
              </table:table-cell>
              <table:table-cell office:value-type="float" office:value="20220">
                <text:p>202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50157">
                <text:p>49950157</text:p>
              </table:table-cell>
              <table:table-cell office:value-type="float" office:value="21885">
                <text:p>21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939800">
                <text:p>49939800</text:p>
              </table:table-cell>
              <table:table-cell office:value-type="float" office:value="31726">
                <text:p>31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53289">
                <text:p>49953289</text:p>
              </table:table-cell>
              <table:table-cell office:value-type="float" office:value="16413">
                <text:p>16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974191">
                <text:p>49974191</text:p>
              </table:table-cell>
              <table:table-cell office:value-type="float" office:value="17028">
                <text:p>17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336089">
                <text:p>50336089</text:p>
              </table:table-cell>
              <table:table-cell office:value-type="float" office:value="24920">
                <text:p>249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547548">
                <text:p>49547548</text:p>
              </table:table-cell>
              <table:table-cell office:value-type="float" office:value="25285">
                <text:p>25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67420">
                <text:p>49967420</text:p>
              </table:table-cell>
              <table:table-cell office:value-type="float" office:value="40676">
                <text:p>406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883597">
                <text:p>49883597</text:p>
              </table:table-cell>
              <table:table-cell office:value-type="float" office:value="19224">
                <text:p>19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98606">
                <text:p>49998606</text:p>
              </table:table-cell>
              <table:table-cell office:value-type="float" office:value="20547">
                <text:p>20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164077">
                <text:p>50164077</text:p>
              </table:table-cell>
              <table:table-cell office:value-type="float" office:value="21480">
                <text:p>214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09730">
                <text:p>50009730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184235">
                <text:p>50184235</text:p>
              </table:table-cell>
              <table:table-cell office:value-type="float" office:value="33041">
                <text:p>33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427048">
                <text:p>49427048</text:p>
              </table:table-cell>
              <table:table-cell office:value-type="float" office:value="17244">
                <text:p>17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993437">
                <text:p>49993437</text:p>
              </table:table-cell>
              <table:table-cell office:value-type="float" office:value="16532">
                <text:p>16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989196">
                <text:p>49989196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877850">
                <text:p>49877850</text:p>
              </table:table-cell>
              <table:table-cell office:value-type="float" office:value="15870">
                <text:p>158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136749">
                <text:p>50136749</text:p>
              </table:table-cell>
              <table:table-cell office:value-type="float" office:value="33135">
                <text:p>331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830252">
                <text:p>49830252</text:p>
              </table:table-cell>
              <table:table-cell office:value-type="float" office:value="17150">
                <text:p>171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168876">
                <text:p>50168876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705420">
                <text:p>4970542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27768">
                <text:p>50027768</text:p>
              </table:table-cell>
              <table:table-cell office:value-type="float" office:value="17240">
                <text:p>172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965108">
                <text:p>49965108</text:p>
              </table:table-cell>
              <table:table-cell office:value-type="float" office:value="31886">
                <text:p>318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94874">
                <text:p>50494874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425777">
                <text:p>49425777</text:p>
              </table:table-cell>
              <table:table-cell office:value-type="float" office:value="16981">
                <text:p>16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962666">
                <text:p>49962666</text:p>
              </table:table-cell>
              <table:table-cell office:value-type="float" office:value="17267">
                <text:p>172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947803">
                <text:p>49947803</text:p>
              </table:table-cell>
              <table:table-cell office:value-type="float" office:value="17114">
                <text:p>17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957541">
                <text:p>49957541</text:p>
              </table:table-cell>
              <table:table-cell office:value-type="float" office:value="33901">
                <text:p>339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770678">
                <text:p>50770678</text:p>
              </table:table-cell>
              <table:table-cell office:value-type="float" office:value="16118">
                <text:p>16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92881">
                <text:p>49192881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662692">
                <text:p>53662692</text:p>
              </table:table-cell>
              <table:table-cell office:value-type="float" office:value="30846">
                <text:p>30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157542">
                <text:p>46157542</text:p>
              </table:table-cell>
              <table:table-cell office:value-type="float" office:value="567027">
                <text:p>567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437913">
                <text:p>49437913</text:p>
              </table:table-cell>
              <table:table-cell office:value-type="float" office:value="633866">
                <text:p>633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266385">
                <text:p>49266385</text:p>
              </table:table-cell>
              <table:table-cell office:value-type="float" office:value="574729">
                <text:p>5747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996285">
                <text:p>49996285</text:p>
              </table:table-cell>
              <table:table-cell office:value-type="float" office:value="680948">
                <text:p>6809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350410">
                <text:p>49350410</text:p>
              </table:table-cell>
              <table:table-cell office:value-type="float" office:value="601909">
                <text:p>601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077800">
                <text:p>49077800</text:p>
              </table:table-cell>
              <table:table-cell office:value-type="float" office:value="2053361">
                <text:p>20533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17256">
                <text:p>47617256</text:p>
              </table:table-cell>
              <table:table-cell office:value-type="float" office:value="598819">
                <text:p>598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116619">
                <text:p>50116619</text:p>
              </table:table-cell>
              <table:table-cell office:value-type="float" office:value="6390957">
                <text:p>6390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273308">
                <text:p>89273308</text:p>
              </table:table-cell>
              <table:table-cell office:value-type="float" office:value="4997209">
                <text:p>49972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485200">
                <text:p>17485200</text:p>
              </table:table-cell>
              <table:table-cell office:value-type="float" office:value="5044212">
                <text:p>50442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687607">
                <text:p>26687607</text:p>
              </table:table-cell>
              <table:table-cell office:value-type="float" office:value="4460665">
                <text:p>4460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831421">
                <text:p>44831421</text:p>
              </table:table-cell>
              <table:table-cell office:value-type="float" office:value="754587">
                <text:p>754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107829">
                <text:p>56107829</text:p>
              </table:table-cell>
              <table:table-cell office:value-type="float" office:value="6088161">
                <text:p>60881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038366">
                <text:p>37038366</text:p>
              </table:table-cell>
              <table:table-cell office:value-type="float" office:value="1849486">
                <text:p>1849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878557">
                <text:p>48878557</text:p>
              </table:table-cell>
              <table:table-cell office:value-type="float" office:value="4238741">
                <text:p>4238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211424">
                <text:p>45211424</text:p>
              </table:table-cell>
              <table:table-cell office:value-type="float" office:value="8561429">
                <text:p>8561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779315">
                <text:p>64779315</text:p>
              </table:table-cell>
              <table:table-cell office:value-type="float" office:value="16073214">
                <text:p>16073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954787">
                <text:p>135954787</text:p>
              </table:table-cell>
              <table:table-cell office:value-type="float" office:value="8028119">
                <text:p>80281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159527">
                <text:p>44159527</text:p>
              </table:table-cell>
              <table:table-cell office:value-type="float" office:value="9784637">
                <text:p>9784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264362">
                <text:p>41264362</text:p>
              </table:table-cell>
              <table:table-cell office:value-type="float" office:value="5114371">
                <text:p>5114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796867">
                <text:p>47796867</text:p>
              </table:table-cell>
              <table:table-cell office:value-type="float" office:value="818241">
                <text:p>8182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278940">
                <text:p>50278940</text:p>
              </table:table-cell>
              <table:table-cell office:value-type="float" office:value="724841">
                <text:p>7248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141420">
                <text:p>52141420</text:p>
              </table:table-cell>
              <table:table-cell office:value-type="float" office:value="1300454">
                <text:p>13004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748326">
                <text:p>49748326</text:p>
              </table:table-cell>
              <table:table-cell office:value-type="float" office:value="1986503">
                <text:p>1986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076615">
                <text:p>50076615</text:p>
              </table:table-cell>
              <table:table-cell office:value-type="float" office:value="1082366">
                <text:p>10823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723123">
                <text:p>51723123</text:p>
              </table:table-cell>
              <table:table-cell office:value-type="float" office:value="3075231">
                <text:p>3075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933914">
                <text:p>48933914</text:p>
              </table:table-cell>
              <table:table-cell office:value-type="float" office:value="15466085">
                <text:p>154660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572148">
                <text:p>140572148</text:p>
              </table:table-cell>
              <table:table-cell office:value-type="float" office:value="5869845">
                <text:p>5869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368998">
                <text:p>44368998</text:p>
              </table:table-cell>
              <table:table-cell office:value-type="float" office:value="890856">
                <text:p>890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181684">
                <text:p>49181684</text:p>
              </table:table-cell>
              <table:table-cell office:value-type="float" office:value="25040548">
                <text:p>25040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308038">
                <text:p>107308038</text:p>
              </table:table-cell>
              <table:table-cell office:value-type="float" office:value="4215575">
                <text:p>42155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443150">
                <text:p>47443150</text:p>
              </table:table-cell>
              <table:table-cell office:value-type="float" office:value="2684494">
                <text:p>26844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506523">
                <text:p>49506523</text:p>
              </table:table-cell>
              <table:table-cell office:value-type="float" office:value="1142792">
                <text:p>11427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356213">
                <text:p>50356213</text:p>
              </table:table-cell>
              <table:table-cell office:value-type="float" office:value="2164675">
                <text:p>21646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2910711">
                <text:p>82910711</text:p>
              </table:table-cell>
              <table:table-cell office:value-type="float" office:value="12398326">
                <text:p>12398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873324">
                <text:p>55873324</text:p>
              </table:table-cell>
              <table:table-cell office:value-type="float" office:value="5889903">
                <text:p>58899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487777">
                <text:p>35487777</text:p>
              </table:table-cell>
              <table:table-cell office:value-type="float" office:value="6035947">
                <text:p>60359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054405">
                <text:p>23054405</text:p>
              </table:table-cell>
              <table:table-cell office:value-type="float" office:value="1420514">
                <text:p>14205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231801">
                <text:p>35231801</text:p>
              </table:table-cell>
              <table:table-cell office:value-type="float" office:value="6338504">
                <text:p>63385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831625">
                <text:p>44831625</text:p>
              </table:table-cell>
              <table:table-cell office:value-type="float" office:value="698445">
                <text:p>698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157708">
                <text:p>50157708</text:p>
              </table:table-cell>
              <table:table-cell office:value-type="float" office:value="4592619">
                <text:p>45926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279148">
                <text:p>45279148</text:p>
              </table:table-cell>
              <table:table-cell office:value-type="float" office:value="976260">
                <text:p>9762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127612">
                <text:p>49127612</text:p>
              </table:table-cell>
              <table:table-cell office:value-type="float" office:value="13126320">
                <text:p>131263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715953">
                <text:p>70715953</text:p>
              </table:table-cell>
              <table:table-cell office:value-type="float" office:value="6800748">
                <text:p>6800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579987">
                <text:p>81579987</text:p>
              </table:table-cell>
              <table:table-cell office:value-type="float" office:value="8668180">
                <text:p>8668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825028">
                <text:p>60825028</text:p>
              </table:table-cell>
              <table:table-cell office:value-type="float" office:value="6686699">
                <text:p>66866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506301">
                <text:p>38506301</text:p>
              </table:table-cell>
              <table:table-cell office:value-type="float" office:value="5031312">
                <text:p>5031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219547">
                <text:p>38219547</text:p>
              </table:table-cell>
              <table:table-cell office:value-type="float" office:value="6195006">
                <text:p>6195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787356">
                <text:p>27787356</text:p>
              </table:table-cell>
              <table:table-cell office:value-type="float" office:value="3379640">
                <text:p>33796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488524">
                <text:p>44488524</text:p>
              </table:table-cell>
              <table:table-cell office:value-type="float" office:value="7721001">
                <text:p>7721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795083">
                <text:p>39795083</text:p>
              </table:table-cell>
              <table:table-cell office:value-type="float" office:value="5901511">
                <text:p>59015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088454">
                <text:p>65088454</text:p>
              </table:table-cell>
              <table:table-cell office:value-type="float" office:value="4789849">
                <text:p>47898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534642">
                <text:p>123534642</text:p>
              </table:table-cell>
              <table:table-cell office:value-type="float" office:value="7359990">
                <text:p>73599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605602">
                <text:p>102605602</text:p>
              </table:table-cell>
              <table:table-cell office:value-type="float" office:value="6495031">
                <text:p>64950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391801">
                <text:p>71391801</text:p>
              </table:table-cell>
              <table:table-cell office:value-type="float" office:value="5039011">
                <text:p>5039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742573">
                <text:p>37742573</text:p>
              </table:table-cell>
              <table:table-cell office:value-type="float" office:value="10661291">
                <text:p>106612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905973">
                <text:p>93905973</text:p>
              </table:table-cell>
              <table:table-cell office:value-type="float" office:value="7358068">
                <text:p>73580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475464">
                <text:p>44475464</text:p>
              </table:table-cell>
              <table:table-cell office:value-type="float" office:value="1177907">
                <text:p>1177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669116">
                <text:p>49669116</text:p>
              </table:table-cell>
              <table:table-cell office:value-type="float" office:value="3351177">
                <text:p>335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046539">
                <text:p>47046539</text:p>
              </table:table-cell>
              <table:table-cell office:value-type="float" office:value="3018338">
                <text:p>30183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296898">
                <text:p>47296898</text:p>
              </table:table-cell>
              <table:table-cell office:value-type="float" office:value="3549777">
                <text:p>35497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916990">
                <text:p>45916990</text:p>
              </table:table-cell>
              <table:table-cell office:value-type="float" office:value="5532685">
                <text:p>55326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660334">
                <text:p>44660334</text:p>
              </table:table-cell>
              <table:table-cell office:value-type="float" office:value="731849">
                <text:p>7318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899050">
                <text:p>48899050</text:p>
              </table:table-cell>
              <table:table-cell office:value-type="float" office:value="798953">
                <text:p>798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054729">
                <text:p>49054729</text:p>
              </table:table-cell>
              <table:table-cell office:value-type="float" office:value="673999">
                <text:p>673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476257">
                <text:p>49476257</text:p>
              </table:table-cell>
              <table:table-cell office:value-type="float" office:value="555522">
                <text:p>5555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673500">
                <text:p>49673500</text:p>
              </table:table-cell>
              <table:table-cell office:value-type="float" office:value="760721">
                <text:p>7607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626709">
                <text:p>49626709</text:p>
              </table:table-cell>
              <table:table-cell office:value-type="float" office:value="627888">
                <text:p>6278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648462">
                <text:p>48648462</text:p>
              </table:table-cell>
              <table:table-cell office:value-type="float" office:value="626085">
                <text:p>6260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791183">
                <text:p>49791183</text:p>
              </table:table-cell>
              <table:table-cell office:value-type="float" office:value="639634">
                <text:p>6396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212388">
                <text:p>49212388</text:p>
              </table:table-cell>
              <table:table-cell office:value-type="float" office:value="606981">
                <text:p>606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403414">
                <text:p>49403414</text:p>
              </table:table-cell>
              <table:table-cell office:value-type="float" office:value="581882">
                <text:p>581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493407">
                <text:p>51493407</text:p>
              </table:table-cell>
              <table:table-cell office:value-type="float" office:value="853755">
                <text:p>8537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143978">
                <text:p>47143978</text:p>
              </table:table-cell>
              <table:table-cell office:value-type="float" office:value="1472520">
                <text:p>14725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549793">
                <text:p>48549793</text:p>
              </table:table-cell>
              <table:table-cell office:value-type="float" office:value="599064">
                <text:p>5990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253407">
                <text:p>49253407</text:p>
              </table:table-cell>
              <table:table-cell office:value-type="float" office:value="529718">
                <text:p>5297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44539">
                <text:p>49944539</text:p>
              </table:table-cell>
              <table:table-cell office:value-type="float" office:value="547013">
                <text:p>5470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004712">
                <text:p>49004712</text:p>
              </table:table-cell>
              <table:table-cell office:value-type="float" office:value="676861">
                <text:p>6768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665670">
                <text:p>49665670</text:p>
              </table:table-cell>
              <table:table-cell office:value-type="float" office:value="2508215">
                <text:p>2508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869189">
                <text:p>46869189</text:p>
              </table:table-cell>
              <table:table-cell office:value-type="float" office:value="539754">
                <text:p>5397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090227">
                <text:p>50090227</text:p>
              </table:table-cell>
              <table:table-cell office:value-type="float" office:value="1181180">
                <text:p>11811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765004">
                <text:p>48765004</text:p>
              </table:table-cell>
              <table:table-cell office:value-type="float" office:value="1188788">
                <text:p>11887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426432">
                <text:p>48426432</text:p>
              </table:table-cell>
              <table:table-cell office:value-type="float" office:value="996435">
                <text:p>99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184421">
                <text:p>49184421</text:p>
              </table:table-cell>
              <table:table-cell office:value-type="float" office:value="651975">
                <text:p>6519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537036">
                <text:p>49537036</text:p>
              </table:table-cell>
              <table:table-cell office:value-type="float" office:value="663360">
                <text:p>6633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024706">
                <text:p>49024706</text:p>
              </table:table-cell>
              <table:table-cell office:value-type="float" office:value="647660">
                <text:p>6476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031037">
                <text:p>49031037</text:p>
              </table:table-cell>
              <table:table-cell office:value-type="float" office:value="1204404">
                <text:p>12044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190554">
                <text:p>49190554</text:p>
              </table:table-cell>
              <table:table-cell office:value-type="float" office:value="1112808">
                <text:p>11128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111106">
                <text:p>48111106</text:p>
              </table:table-cell>
              <table:table-cell office:value-type="float" office:value="601526">
                <text:p>6015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950020">
                <text:p>49950020</text:p>
              </table:table-cell>
              <table:table-cell office:value-type="float" office:value="599414">
                <text:p>5994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658314">
                <text:p>49658314</text:p>
              </table:table-cell>
              <table:table-cell office:value-type="float" office:value="610192">
                <text:p>6101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489468">
                <text:p>48489468</text:p>
              </table:table-cell>
              <table:table-cell office:value-type="float" office:value="563744">
                <text:p>563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840591">
                <text:p>49840591</text:p>
              </table:table-cell>
              <table:table-cell office:value-type="float" office:value="589092">
                <text:p>5890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186096">
                <text:p>49186096</text:p>
              </table:table-cell>
              <table:table-cell office:value-type="float" office:value="697163">
                <text:p>6971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031743">
                <text:p>50031743</text:p>
              </table:table-cell>
              <table:table-cell office:value-type="float" office:value="1161314">
                <text:p>11613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270100">
                <text:p>48270100</text:p>
              </table:table-cell>
              <table:table-cell office:value-type="float" office:value="831928">
                <text:p>8319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654638">
                <text:p>48654638</text:p>
              </table:table-cell>
              <table:table-cell office:value-type="float" office:value="680984">
                <text:p>6809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569016">
                <text:p>49569016</text:p>
              </table:table-cell>
              <table:table-cell office:value-type="float" office:value="3042609">
                <text:p>30426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938364">
                <text:p>46938364</text:p>
              </table:table-cell>
              <table:table-cell office:value-type="float" office:value="1145133">
                <text:p>11451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757883">
                <text:p>48757883</text:p>
              </table:table-cell>
              <table:table-cell office:value-type="float" office:value="1061818">
                <text:p>10618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001888">
                <text:p>49001888</text:p>
              </table:table-cell>
              <table:table-cell office:value-type="float" office:value="740669">
                <text:p>7406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166805">
                <text:p>49166805</text:p>
              </table:table-cell>
              <table:table-cell office:value-type="float" office:value="536084">
                <text:p>536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449024">
                <text:p>49449024</text:p>
              </table:table-cell>
              <table:table-cell office:value-type="float" office:value="538478">
                <text:p>5384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580624">
                <text:p>49580624</text:p>
              </table:table-cell>
              <table:table-cell office:value-type="float" office:value="839267">
                <text:p>8392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318092">
                <text:p>49318092</text:p>
              </table:table-cell>
              <table:table-cell office:value-type="float" office:value="1212402">
                <text:p>12124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723383">
                <text:p>48723383</text:p>
              </table:table-cell>
              <table:table-cell office:value-type="float" office:value="1003683">
                <text:p>10036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920178">
                <text:p>48920178</text:p>
              </table:table-cell>
              <table:table-cell office:value-type="float" office:value="1289175">
                <text:p>1289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17215">
                <text:p>48517215</text:p>
              </table:table-cell>
              <table:table-cell office:value-type="float" office:value="802024">
                <text:p>8020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031577">
                <text:p>49031577</text:p>
              </table:table-cell>
              <table:table-cell office:value-type="float" office:value="563518">
                <text:p>5635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480720">
                <text:p>49480720</text:p>
              </table:table-cell>
              <table:table-cell office:value-type="float" office:value="596270">
                <text:p>5962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702173">
                <text:p>49702173</text:p>
              </table:table-cell>
              <table:table-cell office:value-type="float" office:value="1097758">
                <text:p>10977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753571">
                <text:p>48753571</text:p>
              </table:table-cell>
              <table:table-cell office:value-type="float" office:value="1121881">
                <text:p>11218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816075">
                <text:p>48816075</text:p>
              </table:table-cell>
              <table:table-cell office:value-type="float" office:value="3091883">
                <text:p>30918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325800">
                <text:p>47325800</text:p>
              </table:table-cell>
              <table:table-cell office:value-type="float" office:value="583407">
                <text:p>5834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506932">
                <text:p>49506932</text:p>
              </table:table-cell>
              <table:table-cell office:value-type="float" office:value="1712694">
                <text:p>17126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002938">
                <text:p>48002938</text:p>
              </table:table-cell>
              <table:table-cell office:value-type="float" office:value="556413">
                <text:p>5564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952cm" style:legend-expansion="high" chart:style-name="ch2"/>
        <chart:plot-area chart:style-name="ch3" table:cell-range-address="test_10.A1:test_10.B155" svg:x="0.32cm" svg:y="0.18cm" svg:width="13.282cm" svg:height="8.64cm">
          <chartooo:coordinate-region svg:x="2.053cm" svg:y="0.301cm" svg:width="11.54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10.A1:test_10.A155" chart:class="chart:bar">
            <chart:data-point chart:repeated="155"/>
          </chart:series>
          <chart:series chart:style-name="ch8" chart:values-cell-range-address="test_10.B1:test_10.B155" chart:class="chart:bar">
            <chart:data-point chart:repeated="1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110411">
                <text:p>52110411</text:p>
                <draw:g>
                  <svg:desc>test_10.A1:test_10.A155</svg:desc>
                </draw:g>
              </table:table-cell>
              <table:table-cell office:value-type="float" office:value="16002">
                <text:p>16002</text:p>
                <draw:g>
                  <svg:desc>test_10.B1:test_10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167405">
                <text:p>51167405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169507">
                <text:p>52169507</text:p>
              </table:table-cell>
              <table:table-cell office:value-type="float" office:value="58115">
                <text:p>58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171087">
                <text:p>52171087</text:p>
              </table:table-cell>
              <table:table-cell office:value-type="float" office:value="15656">
                <text:p>15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120933">
                <text:p>52120933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163710">
                <text:p>51163710</text:p>
              </table:table-cell>
              <table:table-cell office:value-type="float" office:value="17605">
                <text:p>17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138236">
                <text:p>49138236</text:p>
              </table:table-cell>
              <table:table-cell office:value-type="float" office:value="30898">
                <text:p>30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68886">
                <text:p>50168886</text:p>
              </table:table-cell>
              <table:table-cell office:value-type="float" office:value="17697">
                <text:p>17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208411">
                <text:p>50208411</text:p>
              </table:table-cell>
              <table:table-cell office:value-type="float" office:value="22344">
                <text:p>2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64912">
                <text:p>4996491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93762">
                <text:p>50093762</text:p>
              </table:table-cell>
              <table:table-cell office:value-type="float" office:value="16299">
                <text:p>16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21392">
                <text:p>50021392</text:p>
              </table:table-cell>
              <table:table-cell office:value-type="float" office:value="31946">
                <text:p>31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801978">
                <text:p>49801978</text:p>
              </table:table-cell>
              <table:table-cell office:value-type="float" office:value="21724">
                <text:p>21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975946">
                <text:p>49975946</text:p>
              </table:table-cell>
              <table:table-cell office:value-type="float" office:value="21121">
                <text:p>21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165589">
                <text:p>50165589</text:p>
              </table:table-cell>
              <table:table-cell office:value-type="float" office:value="26425">
                <text:p>26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63617">
                <text:p>50063617</text:p>
              </table:table-cell>
              <table:table-cell office:value-type="float" office:value="76141">
                <text:p>76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880033">
                <text:p>49880033</text:p>
              </table:table-cell>
              <table:table-cell office:value-type="float" office:value="36373">
                <text:p>36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146813">
                <text:p>49146813</text:p>
              </table:table-cell>
              <table:table-cell office:value-type="float" office:value="21395">
                <text:p>21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744525">
                <text:p>50744525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942479">
                <text:p>49942479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908876">
                <text:p>49908876</text:p>
              </table:table-cell>
              <table:table-cell office:value-type="float" office:value="58976">
                <text:p>58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604823">
                <text:p>49604823</text:p>
              </table:table-cell>
              <table:table-cell office:value-type="float" office:value="18151">
                <text:p>18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333123">
                <text:p>50333123</text:p>
              </table:table-cell>
              <table:table-cell office:value-type="float" office:value="29296">
                <text:p>29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33458">
                <text:p>49933458</text:p>
              </table:table-cell>
              <table:table-cell office:value-type="float" office:value="28222">
                <text:p>28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868090">
                <text:p>49868090</text:p>
              </table:table-cell>
              <table:table-cell office:value-type="float" office:value="27836">
                <text:p>27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405046">
                <text:p>49405046</text:p>
              </table:table-cell>
              <table:table-cell office:value-type="float" office:value="92253">
                <text:p>92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562185">
                <text:p>49562185</text:p>
              </table:table-cell>
              <table:table-cell office:value-type="float" office:value="34216">
                <text:p>34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490744">
                <text:p>50490744</text:p>
              </table:table-cell>
              <table:table-cell office:value-type="float" office:value="37353">
                <text:p>3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250558">
                <text:p>50250558</text:p>
              </table:table-cell>
              <table:table-cell office:value-type="float" office:value="37362">
                <text:p>37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898310">
                <text:p>49898310</text:p>
              </table:table-cell>
              <table:table-cell office:value-type="float" office:value="67649">
                <text:p>67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127574">
                <text:p>49127574</text:p>
              </table:table-cell>
              <table:table-cell office:value-type="float" office:value="759841">
                <text:p>759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119429">
                <text:p>49119429</text:p>
              </table:table-cell>
              <table:table-cell office:value-type="float" office:value="571031">
                <text:p>571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115351">
                <text:p>50115351</text:p>
              </table:table-cell>
              <table:table-cell office:value-type="float" office:value="1243258">
                <text:p>1243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125920">
                <text:p>48125920</text:p>
              </table:table-cell>
              <table:table-cell office:value-type="float" office:value="759046">
                <text:p>759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123299">
                <text:p>49123299</text:p>
              </table:table-cell>
              <table:table-cell office:value-type="float" office:value="562034">
                <text:p>562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764584">
                <text:p>49764584</text:p>
              </table:table-cell>
              <table:table-cell office:value-type="float" office:value="352056">
                <text:p>352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74899">
                <text:p>50074899</text:p>
              </table:table-cell>
              <table:table-cell office:value-type="float" office:value="496070">
                <text:p>4960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015364">
                <text:p>49015364</text:p>
              </table:table-cell>
              <table:table-cell office:value-type="float" office:value="3212727">
                <text:p>3212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881025">
                <text:p>46881025</text:p>
              </table:table-cell>
              <table:table-cell office:value-type="float" office:value="14332777">
                <text:p>14332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725657">
                <text:p>35725657</text:p>
              </table:table-cell>
              <table:table-cell office:value-type="float" office:value="518011">
                <text:p>518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579922">
                <text:p>49579922</text:p>
              </table:table-cell>
              <table:table-cell office:value-type="float" office:value="538379">
                <text:p>5383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271461">
                <text:p>49271461</text:p>
              </table:table-cell>
              <table:table-cell office:value-type="float" office:value="3599864">
                <text:p>3599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427749">
                <text:p>46427749</text:p>
              </table:table-cell>
              <table:table-cell office:value-type="float" office:value="2921467">
                <text:p>29214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072826">
                <text:p>47072826</text:p>
              </table:table-cell>
              <table:table-cell office:value-type="float" office:value="2566542">
                <text:p>2566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335973">
                <text:p>47335973</text:p>
              </table:table-cell>
              <table:table-cell office:value-type="float" office:value="838944">
                <text:p>838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051669">
                <text:p>49051669</text:p>
              </table:table-cell>
              <table:table-cell office:value-type="float" office:value="466603">
                <text:p>466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651117">
                <text:p>49651117</text:p>
              </table:table-cell>
              <table:table-cell office:value-type="float" office:value="9022816">
                <text:p>9022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080646">
                <text:p>41080646</text:p>
              </table:table-cell>
              <table:table-cell office:value-type="float" office:value="8667043">
                <text:p>8667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313052">
                <text:p>41313052</text:p>
              </table:table-cell>
              <table:table-cell office:value-type="float" office:value="8261045">
                <text:p>8261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105546">
                <text:p>42105546</text:p>
              </table:table-cell>
              <table:table-cell office:value-type="float" office:value="4685646">
                <text:p>4685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78972">
                <text:p>44778972</text:p>
              </table:table-cell>
              <table:table-cell office:value-type="float" office:value="2293097">
                <text:p>22930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822509">
                <text:p>47822509</text:p>
              </table:table-cell>
              <table:table-cell office:value-type="float" office:value="750997">
                <text:p>750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081350">
                <text:p>49081350</text:p>
              </table:table-cell>
              <table:table-cell office:value-type="float" office:value="1965859">
                <text:p>1965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017681">
                <text:p>48017681</text:p>
              </table:table-cell>
              <table:table-cell office:value-type="float" office:value="596772">
                <text:p>5967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091098">
                <text:p>49091098</text:p>
              </table:table-cell>
              <table:table-cell office:value-type="float" office:value="512476">
                <text:p>512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121273">
                <text:p>50121273</text:p>
              </table:table-cell>
              <table:table-cell office:value-type="float" office:value="928979">
                <text:p>928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129134">
                <text:p>49129134</text:p>
              </table:table-cell>
              <table:table-cell office:value-type="float" office:value="761274">
                <text:p>761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26565">
                <text:p>49126565</text:p>
              </table:table-cell>
              <table:table-cell office:value-type="float" office:value="704097">
                <text:p>704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025249">
                <text:p>49025249</text:p>
              </table:table-cell>
              <table:table-cell office:value-type="float" office:value="5962086">
                <text:p>59620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109783">
                <text:p>44109783</text:p>
              </table:table-cell>
              <table:table-cell office:value-type="float" office:value="16508776">
                <text:p>165087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91913">
                <text:p>33091913</text:p>
              </table:table-cell>
              <table:table-cell office:value-type="float" office:value="5599461">
                <text:p>55994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44147">
                <text:p>44144147</text:p>
              </table:table-cell>
              <table:table-cell office:value-type="float" office:value="15202149">
                <text:p>15202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062271">
                <text:p>35062271</text:p>
              </table:table-cell>
              <table:table-cell office:value-type="float" office:value="974988">
                <text:p>974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101280">
                <text:p>49101280</text:p>
              </table:table-cell>
              <table:table-cell office:value-type="float" office:value="1659311">
                <text:p>16593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087769">
                <text:p>48087769</text:p>
              </table:table-cell>
              <table:table-cell office:value-type="float" office:value="6341146">
                <text:p>63411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16722">
                <text:p>44116722</text:p>
              </table:table-cell>
              <table:table-cell office:value-type="float" office:value="5063272">
                <text:p>50632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098459">
                <text:p>45098459</text:p>
              </table:table-cell>
              <table:table-cell office:value-type="float" office:value="5815226">
                <text:p>5815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889565">
                <text:p>43889565</text:p>
              </table:table-cell>
              <table:table-cell office:value-type="float" office:value="2548741">
                <text:p>25487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564357">
                <text:p>47564357</text:p>
              </table:table-cell>
              <table:table-cell office:value-type="float" office:value="545583">
                <text:p>545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094636">
                <text:p>49094636</text:p>
              </table:table-cell>
              <table:table-cell office:value-type="float" office:value="1172456">
                <text:p>1172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086741">
                <text:p>49086741</text:p>
              </table:table-cell>
              <table:table-cell office:value-type="float" office:value="6122545">
                <text:p>6122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084815">
                <text:p>44084815</text:p>
              </table:table-cell>
              <table:table-cell office:value-type="float" office:value="7614917">
                <text:p>7614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841594">
                <text:p>41841594</text:p>
              </table:table-cell>
              <table:table-cell office:value-type="float" office:value="1831944">
                <text:p>18319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07869">
                <text:p>48107869</text:p>
              </table:table-cell>
              <table:table-cell office:value-type="float" office:value="2922561">
                <text:p>29225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161613">
                <text:p>47161613</text:p>
              </table:table-cell>
              <table:table-cell office:value-type="float" office:value="564836">
                <text:p>564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079302">
                <text:p>49079302</text:p>
              </table:table-cell>
              <table:table-cell office:value-type="float" office:value="785392">
                <text:p>785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86972">
                <text:p>50086972</text:p>
              </table:table-cell>
              <table:table-cell office:value-type="float" office:value="1377431">
                <text:p>1377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834346">
                <text:p>47834346</text:p>
              </table:table-cell>
              <table:table-cell office:value-type="float" office:value="503026">
                <text:p>503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66226">
                <text:p>50066226</text:p>
              </table:table-cell>
              <table:table-cell office:value-type="float" office:value="476471">
                <text:p>4764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329645">
                <text:p>49329645</text:p>
              </table:table-cell>
              <table:table-cell office:value-type="float" office:value="8759021">
                <text:p>8759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182579">
                <text:p>41182579</text:p>
              </table:table-cell>
              <table:table-cell office:value-type="float" office:value="9212027">
                <text:p>9212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675264">
                <text:p>40675264</text:p>
              </table:table-cell>
              <table:table-cell office:value-type="float" office:value="5555093">
                <text:p>55550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916571">
                <text:p>44916571</text:p>
              </table:table-cell>
              <table:table-cell office:value-type="float" office:value="10329961">
                <text:p>103299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90412">
                <text:p>39290412</text:p>
              </table:table-cell>
              <table:table-cell office:value-type="float" office:value="1788248">
                <text:p>1788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108017">
                <text:p>48108017</text:p>
              </table:table-cell>
              <table:table-cell office:value-type="float" office:value="574202">
                <text:p>574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377871">
                <text:p>49377871</text:p>
              </table:table-cell>
              <table:table-cell office:value-type="float" office:value="2128654">
                <text:p>2128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047586">
                <text:p>48047586</text:p>
              </table:table-cell>
              <table:table-cell office:value-type="float" office:value="560135">
                <text:p>560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336706">
                <text:p>49336706</text:p>
              </table:table-cell>
              <table:table-cell office:value-type="float" office:value="518958">
                <text:p>518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408699">
                <text:p>49408699</text:p>
              </table:table-cell>
              <table:table-cell office:value-type="float" office:value="3006587">
                <text:p>3006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916487">
                <text:p>46916487</text:p>
              </table:table-cell>
              <table:table-cell office:value-type="float" office:value="1280212">
                <text:p>12802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735689">
                <text:p>48735689</text:p>
              </table:table-cell>
              <table:table-cell office:value-type="float" office:value="660040">
                <text:p>6600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335168">
                <text:p>49335168</text:p>
              </table:table-cell>
              <table:table-cell office:value-type="float" office:value="3687261">
                <text:p>3687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401103">
                <text:p>46401103</text:p>
              </table:table-cell>
              <table:table-cell office:value-type="float" office:value="1570197">
                <text:p>1570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232926">
                <text:p>48232926</text:p>
              </table:table-cell>
              <table:table-cell office:value-type="float" office:value="9635402">
                <text:p>9635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451689">
                <text:p>40451689</text:p>
              </table:table-cell>
              <table:table-cell office:value-type="float" office:value="5266639">
                <text:p>5266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735734">
                <text:p>44735734</text:p>
              </table:table-cell>
              <table:table-cell office:value-type="float" office:value="5922753">
                <text:p>5922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92869">
                <text:p>44092869</text:p>
              </table:table-cell>
              <table:table-cell office:value-type="float" office:value="598341">
                <text:p>598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246747">
                <text:p>49246747</text:p>
              </table:table-cell>
              <table:table-cell office:value-type="float" office:value="7109761">
                <text:p>7109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949466">
                <text:p>42949466</text:p>
              </table:table-cell>
              <table:table-cell office:value-type="float" office:value="6275113">
                <text:p>6275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710770">
                <text:p>43710770</text:p>
              </table:table-cell>
              <table:table-cell office:value-type="float" office:value="919802">
                <text:p>9198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195888">
                <text:p>49195888</text:p>
              </table:table-cell>
              <table:table-cell office:value-type="float" office:value="2023708">
                <text:p>2023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84138">
                <text:p>47884138</text:p>
              </table:table-cell>
              <table:table-cell office:value-type="float" office:value="518566">
                <text:p>5185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476368">
                <text:p>49476368</text:p>
              </table:table-cell>
              <table:table-cell office:value-type="float" office:value="496609">
                <text:p>496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469030">
                <text:p>49469030</text:p>
              </table:table-cell>
              <table:table-cell office:value-type="float" office:value="4142479">
                <text:p>41424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889571">
                <text:p>45889571</text:p>
              </table:table-cell>
              <table:table-cell office:value-type="float" office:value="476544">
                <text:p>4765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572721">
                <text:p>49572721</text:p>
              </table:table-cell>
              <table:table-cell office:value-type="float" office:value="448097">
                <text:p>448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673105">
                <text:p>49673105</text:p>
              </table:table-cell>
              <table:table-cell office:value-type="float" office:value="433747">
                <text:p>4337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485847">
                <text:p>49485847</text:p>
              </table:table-cell>
              <table:table-cell office:value-type="float" office:value="406902">
                <text:p>4069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645906">
                <text:p>49645906</text:p>
              </table:table-cell>
              <table:table-cell office:value-type="float" office:value="417205">
                <text:p>417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398488">
                <text:p>49398488</text:p>
              </table:table-cell>
              <table:table-cell office:value-type="float" office:value="2697312">
                <text:p>26973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522999">
                <text:p>47522999</text:p>
              </table:table-cell>
              <table:table-cell office:value-type="float" office:value="473089">
                <text:p>4730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174772">
                <text:p>49174772</text:p>
              </table:table-cell>
              <table:table-cell office:value-type="float" office:value="425329">
                <text:p>4253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171226">
                <text:p>49171226</text:p>
              </table:table-cell>
              <table:table-cell office:value-type="float" office:value="412045">
                <text:p>4120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139202">
                <text:p>50139202</text:p>
              </table:table-cell>
              <table:table-cell office:value-type="float" office:value="706451">
                <text:p>7064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338308">
                <text:p>49338308</text:p>
              </table:table-cell>
              <table:table-cell office:value-type="float" office:value="535207">
                <text:p>5352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600869">
                <text:p>50600869</text:p>
              </table:table-cell>
              <table:table-cell office:value-type="float" office:value="479494">
                <text:p>4794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366753">
                <text:p>48366753</text:p>
              </table:table-cell>
              <table:table-cell office:value-type="float" office:value="275087">
                <text:p>2750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105935">
                <text:p>49105935</text:p>
              </table:table-cell>
              <table:table-cell office:value-type="float" office:value="260194">
                <text:p>260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154881">
                <text:p>50154881</text:p>
              </table:table-cell>
              <table:table-cell office:value-type="float" office:value="290103">
                <text:p>2901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550744">
                <text:p>49550744</text:p>
              </table:table-cell>
              <table:table-cell office:value-type="float" office:value="260536">
                <text:p>260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165950">
                <text:p>50165950</text:p>
              </table:table-cell>
              <table:table-cell office:value-type="float" office:value="262310">
                <text:p>2623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183293">
                <text:p>49183293</text:p>
              </table:table-cell>
              <table:table-cell office:value-type="float" office:value="325856">
                <text:p>3258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180297">
                <text:p>50180297</text:p>
              </table:table-cell>
              <table:table-cell office:value-type="float" office:value="329167">
                <text:p>3291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165907">
                <text:p>49165907</text:p>
              </table:table-cell>
              <table:table-cell office:value-type="float" office:value="282821">
                <text:p>2828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157068">
                <text:p>50157068</text:p>
              </table:table-cell>
              <table:table-cell office:value-type="float" office:value="272321">
                <text:p>2723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121263">
                <text:p>49121263</text:p>
              </table:table-cell>
              <table:table-cell office:value-type="float" office:value="326277">
                <text:p>326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158234">
                <text:p>50158234</text:p>
              </table:table-cell>
              <table:table-cell office:value-type="float" office:value="323670">
                <text:p>3236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287949">
                <text:p>49287949</text:p>
              </table:table-cell>
              <table:table-cell office:value-type="float" office:value="261135">
                <text:p>2611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160608">
                <text:p>50160608</text:p>
              </table:table-cell>
              <table:table-cell office:value-type="float" office:value="285480">
                <text:p>2854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646456">
                <text:p>49646456</text:p>
              </table:table-cell>
              <table:table-cell office:value-type="float" office:value="2281252">
                <text:p>22812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121768">
                <text:p>47121768</text:p>
              </table:table-cell>
              <table:table-cell office:value-type="float" office:value="265773">
                <text:p>26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169268">
                <text:p>50169268</text:p>
              </table:table-cell>
              <table:table-cell office:value-type="float" office:value="302546">
                <text:p>3025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182868">
                <text:p>49182868</text:p>
              </table:table-cell>
              <table:table-cell office:value-type="float" office:value="325239">
                <text:p>3252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170596">
                <text:p>50170596</text:p>
              </table:table-cell>
              <table:table-cell office:value-type="float" office:value="287396">
                <text:p>2873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162148">
                <text:p>49162148</text:p>
              </table:table-cell>
              <table:table-cell office:value-type="float" office:value="274751">
                <text:p>274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162489">
                <text:p>50162489</text:p>
              </table:table-cell>
              <table:table-cell office:value-type="float" office:value="274584">
                <text:p>2745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163501">
                <text:p>49163501</text:p>
              </table:table-cell>
              <table:table-cell office:value-type="float" office:value="272351">
                <text:p>2723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159167">
                <text:p>50159167</text:p>
              </table:table-cell>
              <table:table-cell office:value-type="float" office:value="274993">
                <text:p>2749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168151">
                <text:p>49168151</text:p>
              </table:table-cell>
              <table:table-cell office:value-type="float" office:value="323880">
                <text:p>3238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213371">
                <text:p>50213371</text:p>
              </table:table-cell>
              <table:table-cell office:value-type="float" office:value="543671">
                <text:p>5436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241950">
                <text:p>49241950</text:p>
              </table:table-cell>
              <table:table-cell office:value-type="float" office:value="493309">
                <text:p>4933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235171">
                <text:p>49235171</text:p>
              </table:table-cell>
              <table:table-cell office:value-type="float" office:value="537282">
                <text:p>5372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243194">
                <text:p>50243194</text:p>
              </table:table-cell>
              <table:table-cell office:value-type="float" office:value="588240">
                <text:p>5882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239068">
                <text:p>49239068</text:p>
              </table:table-cell>
              <table:table-cell office:value-type="float" office:value="550452">
                <text:p>5504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423730">
                <text:p>49423730</text:p>
              </table:table-cell>
              <table:table-cell office:value-type="float" office:value="648765">
                <text:p>648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212730">
                <text:p>49212730</text:p>
              </table:table-cell>
              <table:table-cell office:value-type="float" office:value="434634">
                <text:p>4346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224236">
                <text:p>49224236</text:p>
              </table:table-cell>
              <table:table-cell office:value-type="float" office:value="545666">
                <text:p>5456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523584">
                <text:p>49523584</text:p>
              </table:table-cell>
              <table:table-cell office:value-type="float" office:value="482906">
                <text:p>4829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036806">
                <text:p>49036806</text:p>
              </table:table-cell>
              <table:table-cell office:value-type="float" office:value="733383">
                <text:p>733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360390">
                <text:p>49360390</text:p>
              </table:table-cell>
              <table:table-cell office:value-type="float" office:value="283859">
                <text:p>283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154706">
                <text:p>50154706</text:p>
              </table:table-cell>
              <table:table-cell office:value-type="float" office:value="289866">
                <text:p>2898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78246">
                <text:p>49178246</text:p>
              </table:table-cell>
              <table:table-cell office:value-type="float" office:value="368582">
                <text:p>3685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214127">
                <text:p>50214127</text:p>
              </table:table-cell>
              <table:table-cell office:value-type="float" office:value="609609">
                <text:p>6096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194135">
                <text:p>49194135</text:p>
              </table:table-cell>
              <table:table-cell office:value-type="float" office:value="536910">
                <text:p>5369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226505">
                <text:p>49226505</text:p>
              </table:table-cell>
              <table:table-cell office:value-type="float" office:value="571165">
                <text:p>5711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952cm" style:legend-expansion="high" chart:style-name="ch2"/>
        <chart:plot-area chart:style-name="ch3" table:cell-range-address="test_11.A1:test_11.B180" svg:x="0.32cm" svg:y="0.18cm" svg:width="13.282cm" svg:height="8.64cm">
          <chartooo:coordinate-region svg:x="2.053cm" svg:y="0.301cm" svg:width="11.54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11.A1:test_11.A180" chart:class="chart:bar">
            <chart:data-point chart:repeated="180"/>
          </chart:series>
          <chart:series chart:style-name="ch8" chart:values-cell-range-address="test_11.B1:test_11.B180" chart:class="chart:bar">
            <chart:data-point chart:repeated="1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50954">
                <text:p>51150954</text:p>
                <draw:g>
                  <svg:desc>test_11.A1:test_11.A180</svg:desc>
                </draw:g>
              </table:table-cell>
              <table:table-cell office:value-type="float" office:value="17171">
                <text:p>17171</text:p>
                <draw:g>
                  <svg:desc>test_11.B1:test_11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139710">
                <text:p>52139710</text:p>
              </table:table-cell>
              <table:table-cell office:value-type="float" office:value="17390">
                <text:p>17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165093">
                <text:p>52165093</text:p>
              </table:table-cell>
              <table:table-cell office:value-type="float" office:value="57907">
                <text:p>57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328078">
                <text:p>52328078</text:p>
              </table:table-cell>
              <table:table-cell office:value-type="float" office:value="16395">
                <text:p>16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59826">
                <text:p>51159826</text:p>
              </table:table-cell>
              <table:table-cell office:value-type="float" office:value="17055">
                <text:p>17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161300">
                <text:p>52161300</text:p>
              </table:table-cell>
              <table:table-cell office:value-type="float" office:value="19244">
                <text:p>1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125895">
                <text:p>52125895</text:p>
              </table:table-cell>
              <table:table-cell office:value-type="float" office:value="29652">
                <text:p>29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164911">
                <text:p>52164911</text:p>
              </table:table-cell>
              <table:table-cell office:value-type="float" office:value="18205">
                <text:p>18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386434">
                <text:p>51386434</text:p>
              </table:table-cell>
              <table:table-cell office:value-type="float" office:value="24246">
                <text:p>24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30481">
                <text:p>51930481</text:p>
              </table:table-cell>
              <table:table-cell office:value-type="float" office:value="17685">
                <text:p>17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852665">
                <text:p>51852665</text:p>
              </table:table-cell>
              <table:table-cell office:value-type="float" office:value="31689">
                <text:p>31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276353">
                <text:p>49276353</text:p>
              </table:table-cell>
              <table:table-cell office:value-type="float" office:value="16309">
                <text:p>16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81879">
                <text:p>50481879</text:p>
              </table:table-cell>
              <table:table-cell office:value-type="float" office:value="21232">
                <text:p>21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52454">
                <text:p>49252454</text:p>
              </table:table-cell>
              <table:table-cell office:value-type="float" office:value="24963">
                <text:p>24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881012">
                <text:p>49881012</text:p>
              </table:table-cell>
              <table:table-cell office:value-type="float" office:value="23034">
                <text:p>23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986469">
                <text:p>49986469</text:p>
              </table:table-cell>
              <table:table-cell office:value-type="float" office:value="50156">
                <text:p>50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844960">
                <text:p>50844960</text:p>
              </table:table-cell>
              <table:table-cell office:value-type="float" office:value="24489">
                <text:p>24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223412">
                <text:p>49223412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260936">
                <text:p>50260936</text:p>
              </table:table-cell>
              <table:table-cell office:value-type="float" office:value="38489">
                <text:p>38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242874">
                <text:p>50242874</text:p>
              </table:table-cell>
              <table:table-cell office:value-type="float" office:value="78118">
                <text:p>78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229298">
                <text:p>49229298</text:p>
              </table:table-cell>
              <table:table-cell office:value-type="float" office:value="42222">
                <text:p>4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244652">
                <text:p>50244652</text:p>
              </table:table-cell>
              <table:table-cell office:value-type="float" office:value="41351">
                <text:p>41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234379">
                <text:p>50234379</text:p>
              </table:table-cell>
              <table:table-cell office:value-type="float" office:value="41621">
                <text:p>41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250285">
                <text:p>49250285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196542">
                <text:p>50196542</text:p>
              </table:table-cell>
              <table:table-cell office:value-type="float" office:value="78130">
                <text:p>781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225819">
                <text:p>50225819</text:p>
              </table:table-cell>
              <table:table-cell office:value-type="float" office:value="41992">
                <text:p>41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240285">
                <text:p>49240285</text:p>
              </table:table-cell>
              <table:table-cell office:value-type="float" office:value="37278">
                <text:p>37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745301">
                <text:p>49745301</text:p>
              </table:table-cell>
              <table:table-cell office:value-type="float" office:value="20990">
                <text:p>209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871605">
                <text:p>49871605</text:p>
              </table:table-cell>
              <table:table-cell office:value-type="float" office:value="18996">
                <text:p>18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769940">
                <text:p>50769940</text:p>
              </table:table-cell>
              <table:table-cell office:value-type="float" office:value="31859">
                <text:p>31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129066">
                <text:p>50129066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806141">
                <text:p>49806141</text:p>
              </table:table-cell>
              <table:table-cell office:value-type="float" office:value="14688">
                <text:p>14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67706">
                <text:p>49967706</text:p>
              </table:table-cell>
              <table:table-cell office:value-type="float" office:value="15698">
                <text:p>15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764336">
                <text:p>49764336</text:p>
              </table:table-cell>
              <table:table-cell office:value-type="float" office:value="23290">
                <text:p>232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318728">
                <text:p>49318728</text:p>
              </table:table-cell>
              <table:table-cell office:value-type="float" office:value="32485">
                <text:p>32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989731">
                <text:p>49989731</text:p>
              </table:table-cell>
              <table:table-cell office:value-type="float" office:value="16742">
                <text:p>16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980249">
                <text:p>49980249</text:p>
              </table:table-cell>
              <table:table-cell office:value-type="float" office:value="15841">
                <text:p>158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27507">
                <text:p>49927507</text:p>
              </table:table-cell>
              <table:table-cell office:value-type="float" office:value="17697">
                <text:p>17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942933">
                <text:p>50942933</text:p>
              </table:table-cell>
              <table:table-cell office:value-type="float" office:value="31965">
                <text:p>31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975816">
                <text:p>48975816</text:p>
              </table:table-cell>
              <table:table-cell office:value-type="float" office:value="16172">
                <text:p>16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48297">
                <text:p>50848297</text:p>
              </table:table-cell>
              <table:table-cell office:value-type="float" office:value="16250">
                <text:p>162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889674">
                <text:p>49889674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132992">
                <text:p>50132992</text:p>
              </table:table-cell>
              <table:table-cell office:value-type="float" office:value="17025">
                <text:p>17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50975">
                <text:p>49950975</text:p>
              </table:table-cell>
              <table:table-cell office:value-type="float" office:value="31802">
                <text:p>31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57186">
                <text:p>49957186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782750">
                <text:p>49782750</text:p>
              </table:table-cell>
              <table:table-cell office:value-type="float" office:value="14102">
                <text:p>14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51208">
                <text:p>50151208</text:p>
              </table:table-cell>
              <table:table-cell office:value-type="float" office:value="16790">
                <text:p>167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945093">
                <text:p>48945093</text:p>
              </table:table-cell>
              <table:table-cell office:value-type="float" office:value="17120">
                <text:p>17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21430">
                <text:p>50021430</text:p>
              </table:table-cell>
              <table:table-cell office:value-type="float" office:value="31838">
                <text:p>318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30826">
                <text:p>49930826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234929">
                <text:p>50234929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393285">
                <text:p>50393285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208689">
                <text:p>50208689</text:p>
              </table:table-cell>
              <table:table-cell office:value-type="float" office:value="33081">
                <text:p>330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058068">
                <text:p>49058068</text:p>
              </table:table-cell>
              <table:table-cell office:value-type="float" office:value="22783">
                <text:p>227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880345">
                <text:p>49880345</text:p>
              </table:table-cell>
              <table:table-cell office:value-type="float" office:value="517807">
                <text:p>5178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446380">
                <text:p>49446380</text:p>
              </table:table-cell>
              <table:table-cell office:value-type="float" office:value="905231">
                <text:p>905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147920">
                <text:p>49147920</text:p>
              </table:table-cell>
              <table:table-cell office:value-type="float" office:value="378121">
                <text:p>378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597820">
                <text:p>49597820</text:p>
              </table:table-cell>
              <table:table-cell office:value-type="float" office:value="454884">
                <text:p>454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59897">
                <text:p>50459897</text:p>
              </table:table-cell>
              <table:table-cell office:value-type="float" office:value="312667">
                <text:p>312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487987">
                <text:p>49487987</text:p>
              </table:table-cell>
              <table:table-cell office:value-type="float" office:value="304836">
                <text:p>304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627636">
                <text:p>49627636</text:p>
              </table:table-cell>
              <table:table-cell office:value-type="float" office:value="976609">
                <text:p>9766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886103">
                <text:p>48886103</text:p>
              </table:table-cell>
              <table:table-cell office:value-type="float" office:value="3756711">
                <text:p>3756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598598">
                <text:p>45598598</text:p>
              </table:table-cell>
              <table:table-cell office:value-type="float" office:value="14486234">
                <text:p>14486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354851">
                <text:p>36354851</text:p>
              </table:table-cell>
              <table:table-cell office:value-type="float" office:value="492154">
                <text:p>492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604427">
                <text:p>48604427</text:p>
              </table:table-cell>
              <table:table-cell office:value-type="float" office:value="798787">
                <text:p>798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946080">
                <text:p>49946080</text:p>
              </table:table-cell>
              <table:table-cell office:value-type="float" office:value="4620031">
                <text:p>4620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383431">
                <text:p>45383431</text:p>
              </table:table-cell>
              <table:table-cell office:value-type="float" office:value="2682492">
                <text:p>26824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282050">
                <text:p>47282050</text:p>
              </table:table-cell>
              <table:table-cell office:value-type="float" office:value="3387821">
                <text:p>33878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622946">
                <text:p>46622946</text:p>
              </table:table-cell>
              <table:table-cell office:value-type="float" office:value="990269">
                <text:p>990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912188">
                <text:p>48912188</text:p>
              </table:table-cell>
              <table:table-cell office:value-type="float" office:value="483792">
                <text:p>483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675836">
                <text:p>49675836</text:p>
              </table:table-cell>
              <table:table-cell office:value-type="float" office:value="13708322">
                <text:p>13708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145438">
                <text:p>36145438</text:p>
              </table:table-cell>
              <table:table-cell office:value-type="float" office:value="6795889">
                <text:p>6795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438551">
                <text:p>43438551</text:p>
              </table:table-cell>
              <table:table-cell office:value-type="float" office:value="8305610">
                <text:p>83056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181281">
                <text:p>41181281</text:p>
              </table:table-cell>
              <table:table-cell office:value-type="float" office:value="4523333">
                <text:p>452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368012">
                <text:p>45368012</text:p>
              </table:table-cell>
              <table:table-cell office:value-type="float" office:value="1867483">
                <text:p>1867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547438">
                <text:p>48547438</text:p>
              </table:table-cell>
              <table:table-cell office:value-type="float" office:value="666739">
                <text:p>666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263209">
                <text:p>49263209</text:p>
              </table:table-cell>
              <table:table-cell office:value-type="float" office:value="1680656">
                <text:p>1680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346522">
                <text:p>48346522</text:p>
              </table:table-cell>
              <table:table-cell office:value-type="float" office:value="508006">
                <text:p>508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371442">
                <text:p>49371442</text:p>
              </table:table-cell>
              <table:table-cell office:value-type="float" office:value="647781">
                <text:p>647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459287">
                <text:p>49459287</text:p>
              </table:table-cell>
              <table:table-cell office:value-type="float" office:value="1270086">
                <text:p>1270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169408">
                <text:p>48169408</text:p>
              </table:table-cell>
              <table:table-cell office:value-type="float" office:value="412539">
                <text:p>4125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406566">
                <text:p>49406566</text:p>
              </table:table-cell>
              <table:table-cell office:value-type="float" office:value="426966">
                <text:p>4269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387781">
                <text:p>50387781</text:p>
              </table:table-cell>
              <table:table-cell office:value-type="float" office:value="4315398">
                <text:p>43153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418393">
                <text:p>45418393</text:p>
              </table:table-cell>
              <table:table-cell office:value-type="float" office:value="21137175">
                <text:p>21137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706101">
                <text:p>28706101</text:p>
              </table:table-cell>
              <table:table-cell office:value-type="float" office:value="6602445">
                <text:p>66024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19577">
                <text:p>43519577</text:p>
              </table:table-cell>
              <table:table-cell office:value-type="float" office:value="1284561">
                <text:p>12845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811586">
                <text:p>48811586</text:p>
              </table:table-cell>
              <table:table-cell office:value-type="float" office:value="1942396">
                <text:p>19423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008828">
                <text:p>48008828</text:p>
              </table:table-cell>
              <table:table-cell office:value-type="float" office:value="1701936">
                <text:p>170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249642">
                <text:p>48249642</text:p>
              </table:table-cell>
              <table:table-cell office:value-type="float" office:value="10598625">
                <text:p>10598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62032">
                <text:p>39062032</text:p>
              </table:table-cell>
              <table:table-cell office:value-type="float" office:value="11115857">
                <text:p>11115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22286">
                <text:p>39222286</text:p>
              </table:table-cell>
              <table:table-cell office:value-type="float" office:value="7858981">
                <text:p>78589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135832">
                <text:p>42135832</text:p>
              </table:table-cell>
              <table:table-cell office:value-type="float" office:value="3432499">
                <text:p>34324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45855">
                <text:p>46545855</text:p>
              </table:table-cell>
              <table:table-cell office:value-type="float" office:value="743442">
                <text:p>7434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133267">
                <text:p>49133267</text:p>
              </table:table-cell>
              <table:table-cell office:value-type="float" office:value="1666653">
                <text:p>1666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392606">
                <text:p>48392606</text:p>
              </table:table-cell>
              <table:table-cell office:value-type="float" office:value="949943">
                <text:p>9499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16871">
                <text:p>49016871</text:p>
              </table:table-cell>
              <table:table-cell office:value-type="float" office:value="959099">
                <text:p>9590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95520">
                <text:p>49095520</text:p>
              </table:table-cell>
              <table:table-cell office:value-type="float" office:value="4064605">
                <text:p>4064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861851">
                <text:p>45861851</text:p>
              </table:table-cell>
              <table:table-cell office:value-type="float" office:value="1974644">
                <text:p>1974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274742">
                <text:p>47274742</text:p>
              </table:table-cell>
              <table:table-cell office:value-type="float" office:value="1025028">
                <text:p>1025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726098">
                <text:p>49726098</text:p>
              </table:table-cell>
              <table:table-cell office:value-type="float" office:value="540931">
                <text:p>540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356141">
                <text:p>49356141</text:p>
              </table:table-cell>
              <table:table-cell office:value-type="float" office:value="1994300">
                <text:p>19943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368885">
                <text:p>47368885</text:p>
              </table:table-cell>
              <table:table-cell office:value-type="float" office:value="886377">
                <text:p>886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342880">
                <text:p>49342880</text:p>
              </table:table-cell>
              <table:table-cell office:value-type="float" office:value="774453">
                <text:p>7744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395563">
                <text:p>49395563</text:p>
              </table:table-cell>
              <table:table-cell office:value-type="float" office:value="1215905">
                <text:p>1215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523749">
                <text:p>48523749</text:p>
              </table:table-cell>
              <table:table-cell office:value-type="float" office:value="7270257">
                <text:p>72702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853834">
                <text:p>42853834</text:p>
              </table:table-cell>
              <table:table-cell office:value-type="float" office:value="6347046">
                <text:p>6347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448834">
                <text:p>43448834</text:p>
              </table:table-cell>
              <table:table-cell office:value-type="float" office:value="4052924">
                <text:p>40529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738506">
                <text:p>45738506</text:p>
              </table:table-cell>
              <table:table-cell office:value-type="float" office:value="2191979">
                <text:p>21919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121404">
                <text:p>48121404</text:p>
              </table:table-cell>
              <table:table-cell office:value-type="float" office:value="600924">
                <text:p>6009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356921">
                <text:p>49356921</text:p>
              </table:table-cell>
              <table:table-cell office:value-type="float" office:value="2621539">
                <text:p>26215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404872">
                <text:p>47404872</text:p>
              </table:table-cell>
              <table:table-cell office:value-type="float" office:value="599163">
                <text:p>599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424739">
                <text:p>49424739</text:p>
              </table:table-cell>
              <table:table-cell office:value-type="float" office:value="564485">
                <text:p>5644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426654">
                <text:p>49426654</text:p>
              </table:table-cell>
              <table:table-cell office:value-type="float" office:value="3620833">
                <text:p>36208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873162">
                <text:p>46873162</text:p>
              </table:table-cell>
              <table:table-cell office:value-type="float" office:value="5238092">
                <text:p>52380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853479">
                <text:p>43853479</text:p>
              </table:table-cell>
              <table:table-cell office:value-type="float" office:value="3073260">
                <text:p>30732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401968">
                <text:p>47401968</text:p>
              </table:table-cell>
              <table:table-cell office:value-type="float" office:value="10209163">
                <text:p>10209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437047">
                <text:p>39437047</text:p>
              </table:table-cell>
              <table:table-cell office:value-type="float" office:value="2973797">
                <text:p>29737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402049">
                <text:p>47402049</text:p>
              </table:table-cell>
              <table:table-cell office:value-type="float" office:value="4585532">
                <text:p>45855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874929">
                <text:p>44874929</text:p>
              </table:table-cell>
              <table:table-cell office:value-type="float" office:value="1938832">
                <text:p>19388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381251">
                <text:p>48381251</text:p>
              </table:table-cell>
              <table:table-cell office:value-type="float" office:value="6867090">
                <text:p>68670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524627">
                <text:p>43524627</text:p>
              </table:table-cell>
              <table:table-cell office:value-type="float" office:value="625595">
                <text:p>625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390719">
                <text:p>49390719</text:p>
              </table:table-cell>
              <table:table-cell office:value-type="float" office:value="6795463">
                <text:p>67954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459963">
                <text:p>42459963</text:p>
              </table:table-cell>
              <table:table-cell office:value-type="float" office:value="6486165">
                <text:p>6486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355973">
                <text:p>44355973</text:p>
              </table:table-cell>
              <table:table-cell office:value-type="float" office:value="1931621">
                <text:p>19316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397930">
                <text:p>47397930</text:p>
              </table:table-cell>
              <table:table-cell office:value-type="float" office:value="2727111">
                <text:p>2727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606222">
                <text:p>47606222</text:p>
              </table:table-cell>
              <table:table-cell office:value-type="float" office:value="535032">
                <text:p>5350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406965">
                <text:p>49406965</text:p>
              </table:table-cell>
              <table:table-cell office:value-type="float" office:value="540911">
                <text:p>5409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032727">
                <text:p>49032727</text:p>
              </table:table-cell>
              <table:table-cell office:value-type="float" office:value="3154373">
                <text:p>31543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396500">
                <text:p>47396500</text:p>
              </table:table-cell>
              <table:table-cell office:value-type="float" office:value="531006">
                <text:p>5310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452977">
                <text:p>49452977</text:p>
              </table:table-cell>
              <table:table-cell office:value-type="float" office:value="468917">
                <text:p>4689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459258">
                <text:p>49459258</text:p>
              </table:table-cell>
              <table:table-cell office:value-type="float" office:value="445814">
                <text:p>4458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464097">
                <text:p>49464097</text:p>
              </table:table-cell>
              <table:table-cell office:value-type="float" office:value="441765">
                <text:p>4417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042635">
                <text:p>49042635</text:p>
              </table:table-cell>
              <table:table-cell office:value-type="float" office:value="397134">
                <text:p>397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413228">
                <text:p>50413228</text:p>
              </table:table-cell>
              <table:table-cell office:value-type="float" office:value="356634">
                <text:p>3566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419659">
                <text:p>49419659</text:p>
              </table:table-cell>
              <table:table-cell office:value-type="float" office:value="344596">
                <text:p>344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435760">
                <text:p>49435760</text:p>
              </table:table-cell>
              <table:table-cell office:value-type="float" office:value="325924">
                <text:p>3259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429029">
                <text:p>49429029</text:p>
              </table:table-cell>
              <table:table-cell office:value-type="float" office:value="351746">
                <text:p>3517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076122">
                <text:p>50076122</text:p>
              </table:table-cell>
              <table:table-cell office:value-type="float" office:value="406168">
                <text:p>4061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496841">
                <text:p>49496841</text:p>
              </table:table-cell>
              <table:table-cell office:value-type="float" office:value="360327">
                <text:p>3603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528155">
                <text:p>52528155</text:p>
              </table:table-cell>
              <table:table-cell office:value-type="float" office:value="433725">
                <text:p>4337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292504">
                <text:p>46292504</text:p>
              </table:table-cell>
              <table:table-cell office:value-type="float" office:value="279889">
                <text:p>279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416002">
                <text:p>49416002</text:p>
              </table:table-cell>
              <table:table-cell office:value-type="float" office:value="300378">
                <text:p>3003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124421">
                <text:p>50124421</text:p>
              </table:table-cell>
              <table:table-cell office:value-type="float" office:value="279382">
                <text:p>2793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442145">
                <text:p>49442145</text:p>
              </table:table-cell>
              <table:table-cell office:value-type="float" office:value="273195">
                <text:p>273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419803">
                <text:p>50419803</text:p>
              </table:table-cell>
              <table:table-cell office:value-type="float" office:value="275080">
                <text:p>2750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744680">
                <text:p>49744680</text:p>
              </table:table-cell>
              <table:table-cell office:value-type="float" office:value="2587099">
                <text:p>25870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383580">
                <text:p>47383580</text:p>
              </table:table-cell>
              <table:table-cell office:value-type="float" office:value="275789">
                <text:p>275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405746">
                <text:p>49405746</text:p>
              </table:table-cell>
              <table:table-cell office:value-type="float" office:value="281591">
                <text:p>2815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482562">
                <text:p>49482562</text:p>
              </table:table-cell>
              <table:table-cell office:value-type="float" office:value="273439">
                <text:p>2734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446489">
                <text:p>49446489</text:p>
              </table:table-cell>
              <table:table-cell office:value-type="float" office:value="286302">
                <text:p>2863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460076">
                <text:p>50460076</text:p>
              </table:table-cell>
              <table:table-cell office:value-type="float" office:value="287678">
                <text:p>2876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475866">
                <text:p>49475866</text:p>
              </table:table-cell>
              <table:table-cell office:value-type="float" office:value="276373">
                <text:p>2763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383182">
                <text:p>49383182</text:p>
              </table:table-cell>
              <table:table-cell office:value-type="float" office:value="285132">
                <text:p>2851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823998">
                <text:p>49823998</text:p>
              </table:table-cell>
              <table:table-cell office:value-type="float" office:value="281580">
                <text:p>2815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350474">
                <text:p>49350474</text:p>
              </table:table-cell>
              <table:table-cell office:value-type="float" office:value="1984686">
                <text:p>19846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648096">
                <text:p>48648096</text:p>
              </table:table-cell>
              <table:table-cell office:value-type="float" office:value="313161">
                <text:p>3131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373855">
                <text:p>49373855</text:p>
              </table:table-cell>
              <table:table-cell office:value-type="float" office:value="273426">
                <text:p>273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346557">
                <text:p>49346557</text:p>
              </table:table-cell>
              <table:table-cell office:value-type="float" office:value="290417">
                <text:p>2904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369700">
                <text:p>50369700</text:p>
              </table:table-cell>
              <table:table-cell office:value-type="float" office:value="286248">
                <text:p>2862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415525">
                <text:p>49415525</text:p>
              </table:table-cell>
              <table:table-cell office:value-type="float" office:value="300689">
                <text:p>300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427496">
                <text:p>49427496</text:p>
              </table:table-cell>
              <table:table-cell office:value-type="float" office:value="293089">
                <text:p>2930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374098">
                <text:p>50374098</text:p>
              </table:table-cell>
              <table:table-cell office:value-type="float" office:value="3654606">
                <text:p>36546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408960">
                <text:p>46408960</text:p>
              </table:table-cell>
              <table:table-cell office:value-type="float" office:value="1582065">
                <text:p>1582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250253">
                <text:p>48250253</text:p>
              </table:table-cell>
              <table:table-cell office:value-type="float" office:value="291899">
                <text:p>2918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875971">
                <text:p>48875971</text:p>
              </table:table-cell>
              <table:table-cell office:value-type="float" office:value="279569">
                <text:p>2795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826211">
                <text:p>49826211</text:p>
              </table:table-cell>
              <table:table-cell office:value-type="float" office:value="362886">
                <text:p>3628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441333">
                <text:p>49441333</text:p>
              </table:table-cell>
              <table:table-cell office:value-type="float" office:value="291401">
                <text:p>2914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736715">
                <text:p>49736715</text:p>
              </table:table-cell>
              <table:table-cell office:value-type="float" office:value="283052">
                <text:p>2830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825769">
                <text:p>49825769</text:p>
              </table:table-cell>
              <table:table-cell office:value-type="float" office:value="296466">
                <text:p>2964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821129">
                <text:p>49821129</text:p>
              </table:table-cell>
              <table:table-cell office:value-type="float" office:value="293360">
                <text:p>2933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466002">
                <text:p>49466002</text:p>
              </table:table-cell>
              <table:table-cell office:value-type="float" office:value="3723359">
                <text:p>37233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459236">
                <text:p>46459236</text:p>
              </table:table-cell>
              <table:table-cell office:value-type="float" office:value="2541922">
                <text:p>25419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477577">
                <text:p>47477577</text:p>
              </table:table-cell>
              <table:table-cell office:value-type="float" office:value="888396">
                <text:p>888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624426">
                <text:p>49624426</text:p>
              </table:table-cell>
              <table:table-cell office:value-type="float" office:value="470660">
                <text:p>4706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841423">
                <text:p>48841423</text:p>
              </table:table-cell>
              <table:table-cell office:value-type="float" office:value="449869">
                <text:p>4498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846011">
                <text:p>49846011</text:p>
              </table:table-cell>
              <table:table-cell office:value-type="float" office:value="590996">
                <text:p>590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038270">
                <text:p>49038270</text:p>
              </table:table-cell>
              <table:table-cell office:value-type="float" office:value="598909">
                <text:p>5989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024785">
                <text:p>50024785</text:p>
              </table:table-cell>
              <table:table-cell office:value-type="float" office:value="491489">
                <text:p>491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821178">
                <text:p>48821178</text:p>
              </table:table-cell>
              <table:table-cell office:value-type="float" office:value="455237">
                <text:p>455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852217">
                <text:p>49852217</text:p>
              </table:table-cell>
              <table:table-cell office:value-type="float" office:value="357522">
                <text:p>3575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387cm" svg:height="12.279cm" xlink:href=".." xlink:type="simple" chart:class="chart:bar" chart:style-name="ch1">
        <chart:legend chart:legend-position="end" svg:x="31.309cm" svg:y="5.591cm" style:legend-expansion="high" chart:style-name="ch2"/>
        <chart:plot-area chart:style-name="ch3" table:cell-range-address="test_12.A1:test_12.B186" svg:x="0.667cm" svg:y="0.245cm" svg:width="29.975cm" svg:height="11.789cm">
          <chartooo:coordinate-region svg:x="2.585cm" svg:y="0.366cm" svg:width="28.057cm" svg:height="10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12.A1:test_12.A186" chart:class="chart:bar">
            <chart:data-point chart:repeated="186"/>
          </chart:series>
          <chart:series chart:style-name="ch8" chart:values-cell-range-address="test_12.B1:test_12.B186" chart:class="chart:bar">
            <chart:data-point chart:repeated="1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18765">
                <text:p>51118765</text:p>
                <draw:g>
                  <svg:desc>test_12.A1:test_12.A186</svg:desc>
                </draw:g>
              </table:table-cell>
              <table:table-cell office:value-type="float" office:value="16355">
                <text:p>16355</text:p>
                <draw:g>
                  <svg:desc>test_12.B1:test_12.B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165945">
                <text:p>52165945</text:p>
              </table:table-cell>
              <table:table-cell office:value-type="float" office:value="16904">
                <text:p>16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147124">
                <text:p>52147124</text:p>
              </table:table-cell>
              <table:table-cell office:value-type="float" office:value="55678">
                <text:p>55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228319">
                <text:p>52228319</text:p>
              </table:table-cell>
              <table:table-cell office:value-type="float" office:value="15890">
                <text:p>158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161898">
                <text:p>52161898</text:p>
              </table:table-cell>
              <table:table-cell office:value-type="float" office:value="17641">
                <text:p>17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166158">
                <text:p>51166158</text:p>
              </table:table-cell>
              <table:table-cell office:value-type="float" office:value="17561">
                <text:p>17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124055">
                <text:p>52124055</text:p>
              </table:table-cell>
              <table:table-cell office:value-type="float" office:value="31005">
                <text:p>31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081935">
                <text:p>52081935</text:p>
              </table:table-cell>
              <table:table-cell office:value-type="float" office:value="18404">
                <text:p>18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812170">
                <text:p>51812170</text:p>
              </table:table-cell>
              <table:table-cell office:value-type="float" office:value="16525">
                <text:p>16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084809">
                <text:p>52084809</text:p>
              </table:table-cell>
              <table:table-cell office:value-type="float" office:value="23522">
                <text:p>23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25188">
                <text:p>52025188</text:p>
              </table:table-cell>
              <table:table-cell office:value-type="float" office:value="49532">
                <text:p>49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818609">
                <text:p>50818609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980918">
                <text:p>49980918</text:p>
              </table:table-cell>
              <table:table-cell office:value-type="float" office:value="24557">
                <text:p>24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979001">
                <text:p>49979001</text:p>
              </table:table-cell>
              <table:table-cell office:value-type="float" office:value="26571">
                <text:p>26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19138">
                <text:p>50019138</text:p>
              </table:table-cell>
              <table:table-cell office:value-type="float" office:value="53188">
                <text:p>53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831773">
                <text:p>49831773</text:p>
              </table:table-cell>
              <table:table-cell office:value-type="float" office:value="24812">
                <text:p>24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957479">
                <text:p>49957479</text:p>
              </table:table-cell>
              <table:table-cell office:value-type="float" office:value="26080">
                <text:p>26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73753">
                <text:p>50173753</text:p>
              </table:table-cell>
              <table:table-cell office:value-type="float" office:value="19998">
                <text:p>1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163614">
                <text:p>50163614</text:p>
              </table:table-cell>
              <table:table-cell office:value-type="float" office:value="38763">
                <text:p>38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216975">
                <text:p>49216975</text:p>
              </table:table-cell>
              <table:table-cell office:value-type="float" office:value="38920">
                <text:p>389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834386">
                <text:p>51834386</text:p>
              </table:table-cell>
              <table:table-cell office:value-type="float" office:value="21229">
                <text:p>21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674395">
                <text:p>48674395</text:p>
              </table:table-cell>
              <table:table-cell office:value-type="float" office:value="17070">
                <text:p>170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505566">
                <text:p>49505566</text:p>
              </table:table-cell>
              <table:table-cell office:value-type="float" office:value="17091">
                <text:p>17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884514">
                <text:p>49884514</text:p>
              </table:table-cell>
              <table:table-cell office:value-type="float" office:value="31135">
                <text:p>31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28644">
                <text:p>50028644</text:p>
              </table:table-cell>
              <table:table-cell office:value-type="float" office:value="17972">
                <text:p>1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981923">
                <text:p>49981923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954482">
                <text:p>49954482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852407">
                <text:p>49852407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22261">
                <text:p>50022261</text:p>
              </table:table-cell>
              <table:table-cell office:value-type="float" office:value="31742">
                <text:p>317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927478">
                <text:p>49927478</text:p>
              </table:table-cell>
              <table:table-cell office:value-type="float" office:value="20327">
                <text:p>20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383416">
                <text:p>50383416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176843">
                <text:p>50176843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259224">
                <text:p>49259224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104064">
                <text:p>50104064</text:p>
              </table:table-cell>
              <table:table-cell office:value-type="float" office:value="45753">
                <text:p>45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610694">
                <text:p>49610694</text:p>
              </table:table-cell>
              <table:table-cell office:value-type="float" office:value="20967">
                <text:p>20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204579">
                <text:p>50204579</text:p>
              </table:table-cell>
              <table:table-cell office:value-type="float" office:value="38012">
                <text:p>38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293949">
                <text:p>50293949</text:p>
              </table:table-cell>
              <table:table-cell office:value-type="float" office:value="40494">
                <text:p>40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51019">
                <text:p>49951019</text:p>
              </table:table-cell>
              <table:table-cell office:value-type="float" office:value="40047">
                <text:p>40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918103">
                <text:p>49918103</text:p>
              </table:table-cell>
              <table:table-cell office:value-type="float" office:value="83839">
                <text:p>838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802757">
                <text:p>49802757</text:p>
              </table:table-cell>
              <table:table-cell office:value-type="float" office:value="39932">
                <text:p>39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856884">
                <text:p>49856884</text:p>
              </table:table-cell>
              <table:table-cell office:value-type="float" office:value="36448">
                <text:p>36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837663">
                <text:p>49837663</text:p>
              </table:table-cell>
              <table:table-cell office:value-type="float" office:value="30571">
                <text:p>30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04152">
                <text:p>50004152</text:p>
              </table:table-cell>
              <table:table-cell office:value-type="float" office:value="38559">
                <text:p>38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56090">
                <text:p>49956090</text:p>
              </table:table-cell>
              <table:table-cell office:value-type="float" office:value="71365">
                <text:p>713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36496">
                <text:p>49936496</text:p>
              </table:table-cell>
              <table:table-cell office:value-type="float" office:value="39361">
                <text:p>39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61824">
                <text:p>49961824</text:p>
              </table:table-cell>
              <table:table-cell office:value-type="float" office:value="40889">
                <text:p>40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837961">
                <text:p>49837961</text:p>
              </table:table-cell>
              <table:table-cell office:value-type="float" office:value="37535">
                <text:p>37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580122">
                <text:p>49580122</text:p>
              </table:table-cell>
              <table:table-cell office:value-type="float" office:value="24518">
                <text:p>24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374706">
                <text:p>50374706</text:p>
              </table:table-cell>
              <table:table-cell office:value-type="float" office:value="63734">
                <text:p>63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819071">
                <text:p>49819071</text:p>
              </table:table-cell>
              <table:table-cell office:value-type="float" office:value="37406">
                <text:p>37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799333">
                <text:p>49799333</text:p>
              </table:table-cell>
              <table:table-cell office:value-type="float" office:value="29481">
                <text:p>294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897924">
                <text:p>49897924</text:p>
              </table:table-cell>
              <table:table-cell office:value-type="float" office:value="28319">
                <text:p>28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237111">
                <text:p>50237111</text:p>
              </table:table-cell>
              <table:table-cell office:value-type="float" office:value="38227">
                <text:p>38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703515">
                <text:p>49703515</text:p>
              </table:table-cell>
              <table:table-cell office:value-type="float" office:value="65715">
                <text:p>657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360216">
                <text:p>49360216</text:p>
              </table:table-cell>
              <table:table-cell office:value-type="float" office:value="18090">
                <text:p>180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272741">
                <text:p>50272741</text:p>
              </table:table-cell>
              <table:table-cell office:value-type="float" office:value="15860">
                <text:p>158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71132">
                <text:p>49971132</text:p>
              </table:table-cell>
              <table:table-cell office:value-type="float" office:value="16837">
                <text:p>168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34606">
                <text:p>49934606</text:p>
              </table:table-cell>
              <table:table-cell office:value-type="float" office:value="18398">
                <text:p>18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199210">
                <text:p>50199210</text:p>
              </table:table-cell>
              <table:table-cell office:value-type="float" office:value="68263">
                <text:p>682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787099">
                <text:p>49787099</text:p>
              </table:table-cell>
              <table:table-cell office:value-type="float" office:value="21784">
                <text:p>21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597249">
                <text:p>49597249</text:p>
              </table:table-cell>
              <table:table-cell office:value-type="float" office:value="22410">
                <text:p>224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248043">
                <text:p>50248043</text:p>
              </table:table-cell>
              <table:table-cell office:value-type="float" office:value="22148">
                <text:p>22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43354">
                <text:p>49943354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966478">
                <text:p>49966478</text:p>
              </table:table-cell>
              <table:table-cell office:value-type="float" office:value="48223">
                <text:p>482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922683">
                <text:p>49922683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578548">
                <text:p>49578548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714775">
                <text:p>50714775</text:p>
              </table:table-cell>
              <table:table-cell office:value-type="float" office:value="41055">
                <text:p>41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819275">
                <text:p>49819275</text:p>
              </table:table-cell>
              <table:table-cell office:value-type="float" office:value="35999">
                <text:p>35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692369">
                <text:p>49692369</text:p>
              </table:table-cell>
              <table:table-cell office:value-type="float" office:value="67396">
                <text:p>67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145868">
                <text:p>50145868</text:p>
              </table:table-cell>
              <table:table-cell office:value-type="float" office:value="36664">
                <text:p>36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792204">
                <text:p>49792204</text:p>
              </table:table-cell>
              <table:table-cell office:value-type="float" office:value="31470">
                <text:p>314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734185">
                <text:p>49734185</text:p>
              </table:table-cell>
              <table:table-cell office:value-type="float" office:value="22691">
                <text:p>22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177535">
                <text:p>50177535</text:p>
              </table:table-cell>
              <table:table-cell office:value-type="float" office:value="23752">
                <text:p>237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776871">
                <text:p>49776871</text:p>
              </table:table-cell>
              <table:table-cell office:value-type="float" office:value="47782">
                <text:p>477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179505">
                <text:p>50179505</text:p>
              </table:table-cell>
              <table:table-cell office:value-type="float" office:value="23818">
                <text:p>23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486962">
                <text:p>49486962</text:p>
              </table:table-cell>
              <table:table-cell office:value-type="float" office:value="37642">
                <text:p>37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706111">
                <text:p>50706111</text:p>
              </table:table-cell>
              <table:table-cell office:value-type="float" office:value="37972">
                <text:p>379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232708">
                <text:p>49232708</text:p>
              </table:table-cell>
              <table:table-cell office:value-type="float" office:value="37906">
                <text:p>37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234385">
                <text:p>50234385</text:p>
              </table:table-cell>
              <table:table-cell office:value-type="float" office:value="77072">
                <text:p>77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222740">
                <text:p>50222740</text:p>
              </table:table-cell>
              <table:table-cell office:value-type="float" office:value="32771">
                <text:p>32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550504">
                <text:p>49550504</text:p>
              </table:table-cell>
              <table:table-cell office:value-type="float" office:value="32573">
                <text:p>32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077886">
                <text:p>50077886</text:p>
              </table:table-cell>
              <table:table-cell office:value-type="float" office:value="40213">
                <text:p>402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995857">
                <text:p>49995857</text:p>
              </table:table-cell>
              <table:table-cell office:value-type="float" office:value="36545">
                <text:p>36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331114">
                <text:p>49331114</text:p>
              </table:table-cell>
              <table:table-cell office:value-type="float" office:value="54371">
                <text:p>543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135455">
                <text:p>50135455</text:p>
              </table:table-cell>
              <table:table-cell office:value-type="float" office:value="499957">
                <text:p>4999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745899">
                <text:p>49745899</text:p>
              </table:table-cell>
              <table:table-cell office:value-type="float" office:value="796365">
                <text:p>7963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859801">
                <text:p>48859801</text:p>
              </table:table-cell>
              <table:table-cell office:value-type="float" office:value="554503">
                <text:p>5545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76930">
                <text:p>49476930</text:p>
              </table:table-cell>
              <table:table-cell office:value-type="float" office:value="554170">
                <text:p>5541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328010">
                <text:p>49328010</text:p>
              </table:table-cell>
              <table:table-cell office:value-type="float" office:value="543766">
                <text:p>5437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361635">
                <text:p>49361635</text:p>
              </table:table-cell>
              <table:table-cell office:value-type="float" office:value="534927">
                <text:p>5349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117582">
                <text:p>50117582</text:p>
              </table:table-cell>
              <table:table-cell office:value-type="float" office:value="598818">
                <text:p>598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852813">
                <text:p>48852813</text:p>
              </table:table-cell>
              <table:table-cell office:value-type="float" office:value="11678146">
                <text:p>11678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139817">
                <text:p>91139817</text:p>
              </table:table-cell>
              <table:table-cell office:value-type="float" office:value="2482361">
                <text:p>24823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46425">
                <text:p>45546425</text:p>
              </table:table-cell>
              <table:table-cell office:value-type="float" office:value="3494689">
                <text:p>3494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839363">
                <text:p>45839363</text:p>
              </table:table-cell>
              <table:table-cell office:value-type="float" office:value="5670149">
                <text:p>5670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204808">
                <text:p>68204808</text:p>
              </table:table-cell>
              <table:table-cell office:value-type="float" office:value="3768419">
                <text:p>3768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25697">
                <text:p>24725697</text:p>
              </table:table-cell>
              <table:table-cell office:value-type="float" office:value="7835135">
                <text:p>78351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965658">
                <text:p>38965658</text:p>
              </table:table-cell>
              <table:table-cell office:value-type="float" office:value="615154">
                <text:p>615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986243">
                <text:p>48986243</text:p>
              </table:table-cell>
              <table:table-cell office:value-type="float" office:value="5669396">
                <text:p>56693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472580">
                <text:p>83472580</text:p>
              </table:table-cell>
              <table:table-cell office:value-type="float" office:value="16321784">
                <text:p>163217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773693">
                <text:p>114773693</text:p>
              </table:table-cell>
              <table:table-cell office:value-type="float" office:value="2070195">
                <text:p>20701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584773">
                <text:p>45584773</text:p>
              </table:table-cell>
              <table:table-cell office:value-type="float" office:value="6093157">
                <text:p>6093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893953">
                <text:p>42893953</text:p>
              </table:table-cell>
              <table:table-cell office:value-type="float" office:value="813634">
                <text:p>8136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334069">
                <text:p>46334069</text:p>
              </table:table-cell>
              <table:table-cell office:value-type="float" office:value="804721">
                <text:p>8047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531165">
                <text:p>47531165</text:p>
              </table:table-cell>
              <table:table-cell office:value-type="float" office:value="684086">
                <text:p>6840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966089">
                <text:p>46966089</text:p>
              </table:table-cell>
              <table:table-cell office:value-type="float" office:value="1210557">
                <text:p>12105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485367">
                <text:p>47485367</text:p>
              </table:table-cell>
              <table:table-cell office:value-type="float" office:value="662921">
                <text:p>6629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349649">
                <text:p>47349649</text:p>
              </table:table-cell>
              <table:table-cell office:value-type="float" office:value="659349">
                <text:p>6593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150092">
                <text:p>47150092</text:p>
              </table:table-cell>
              <table:table-cell office:value-type="float" office:value="962910">
                <text:p>9629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936820">
                <text:p>46936820</text:p>
              </table:table-cell>
              <table:table-cell office:value-type="float" office:value="5449420">
                <text:p>54494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431461">
                <text:p>160431461</text:p>
              </table:table-cell>
              <table:table-cell office:value-type="float" office:value="5439442">
                <text:p>5439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379565">
                <text:p>46379565</text:p>
              </table:table-cell>
              <table:table-cell office:value-type="float" office:value="5915772">
                <text:p>5915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112112">
                <text:p>38112112</text:p>
              </table:table-cell>
              <table:table-cell office:value-type="float" office:value="3124689">
                <text:p>3124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625131">
                <text:p>114625131</text:p>
              </table:table-cell>
              <table:table-cell office:value-type="float" office:value="8716999">
                <text:p>8716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260128">
                <text:p>73260128</text:p>
              </table:table-cell>
              <table:table-cell office:value-type="float" office:value="1825737">
                <text:p>18257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620410">
                <text:p>26620410</text:p>
              </table:table-cell>
              <table:table-cell office:value-type="float" office:value="1414771">
                <text:p>14147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315583">
                <text:p>44315583</text:p>
              </table:table-cell>
              <table:table-cell office:value-type="float" office:value="13248928">
                <text:p>132489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276382">
                <text:p>38276382</text:p>
              </table:table-cell>
              <table:table-cell office:value-type="float" office:value="7462104">
                <text:p>7462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811528">
                <text:p>110811528</text:p>
              </table:table-cell>
              <table:table-cell office:value-type="float" office:value="5274212">
                <text:p>52742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990566">
                <text:p>41990566</text:p>
              </table:table-cell>
              <table:table-cell office:value-type="float" office:value="4951899">
                <text:p>49518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322222">
                <text:p>43322222</text:p>
              </table:table-cell>
              <table:table-cell office:value-type="float" office:value="811559">
                <text:p>811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014843">
                <text:p>47014843</text:p>
              </table:table-cell>
              <table:table-cell office:value-type="float" office:value="821532">
                <text:p>8215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797958">
                <text:p>46797958</text:p>
              </table:table-cell>
              <table:table-cell office:value-type="float" office:value="1457469">
                <text:p>14574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301082">
                <text:p>49301082</text:p>
              </table:table-cell>
              <table:table-cell office:value-type="float" office:value="3249946">
                <text:p>32499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267039">
                <text:p>46267039</text:p>
              </table:table-cell>
              <table:table-cell office:value-type="float" office:value="785284">
                <text:p>7852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132084">
                <text:p>49132084</text:p>
              </table:table-cell>
              <table:table-cell office:value-type="float" office:value="17268636">
                <text:p>172686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4566755">
                <text:p>104566755</text:p>
              </table:table-cell>
              <table:table-cell office:value-type="float" office:value="8967750">
                <text:p>89677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975224">
                <text:p>71975224</text:p>
              </table:table-cell>
              <table:table-cell office:value-type="float" office:value="6696549">
                <text:p>66965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439089">
                <text:p>65439089</text:p>
              </table:table-cell>
              <table:table-cell office:value-type="float" office:value="1911933">
                <text:p>19119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373409">
                <text:p>50373409</text:p>
              </table:table-cell>
              <table:table-cell office:value-type="float" office:value="7515857">
                <text:p>75158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943255">
                <text:p>43943255</text:p>
              </table:table-cell>
              <table:table-cell office:value-type="float" office:value="3401571">
                <text:p>34015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228382">
                <text:p>49228382</text:p>
              </table:table-cell>
              <table:table-cell office:value-type="float" office:value="754801">
                <text:p>7548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474385">
                <text:p>50474385</text:p>
              </table:table-cell>
              <table:table-cell office:value-type="float" office:value="11159593">
                <text:p>111595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7692656">
                <text:p>107692656</text:p>
              </table:table-cell>
              <table:table-cell office:value-type="float" office:value="10977769">
                <text:p>109777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2230110">
                <text:p>142230110</text:p>
              </table:table-cell>
              <table:table-cell office:value-type="float" office:value="9727469">
                <text:p>97274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466722">
                <text:p>80466722</text:p>
              </table:table-cell>
              <table:table-cell office:value-type="float" office:value="1973008">
                <text:p>19730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480833">
                <text:p>37480833</text:p>
              </table:table-cell>
              <table:table-cell office:value-type="float" office:value="2964221">
                <text:p>29642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780230">
                <text:p>72780230</text:p>
              </table:table-cell>
              <table:table-cell office:value-type="float" office:value="11096297">
                <text:p>110962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176134">
                <text:p>63176134</text:p>
              </table:table-cell>
              <table:table-cell office:value-type="float" office:value="4405558">
                <text:p>44055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271388">
                <text:p>26271388</text:p>
              </table:table-cell>
              <table:table-cell office:value-type="float" office:value="4645499">
                <text:p>46454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445771">
                <text:p>34445771</text:p>
              </table:table-cell>
              <table:table-cell office:value-type="float" office:value="784754">
                <text:p>7847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332490">
                <text:p>47332490</text:p>
              </table:table-cell>
              <table:table-cell office:value-type="float" office:value="782380">
                <text:p>7823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195014">
                <text:p>47195014</text:p>
              </table:table-cell>
              <table:table-cell office:value-type="float" office:value="5720570">
                <text:p>57205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797408">
                <text:p>42797408</text:p>
              </table:table-cell>
              <table:table-cell office:value-type="float" office:value="733903">
                <text:p>7339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416629">
                <text:p>49416629</text:p>
              </table:table-cell>
              <table:table-cell office:value-type="float" office:value="688465">
                <text:p>6884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801547">
                <text:p>48801547</text:p>
              </table:table-cell>
              <table:table-cell office:value-type="float" office:value="680293">
                <text:p>6802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784289">
                <text:p>49784289</text:p>
              </table:table-cell>
              <table:table-cell office:value-type="float" office:value="924180">
                <text:p>924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801980">
                <text:p>48801980</text:p>
              </table:table-cell>
              <table:table-cell office:value-type="float" office:value="669203">
                <text:p>6692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272624">
                <text:p>49272624</text:p>
              </table:table-cell>
              <table:table-cell office:value-type="float" office:value="623597">
                <text:p>6235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503324">
                <text:p>49503324</text:p>
              </table:table-cell>
              <table:table-cell office:value-type="float" office:value="752169">
                <text:p>7521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225868">
                <text:p>49225868</text:p>
              </table:table-cell>
              <table:table-cell office:value-type="float" office:value="623938">
                <text:p>6239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00532">
                <text:p>49100532</text:p>
              </table:table-cell>
              <table:table-cell office:value-type="float" office:value="620757">
                <text:p>620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427345">
                <text:p>49427345</text:p>
              </table:table-cell>
              <table:table-cell office:value-type="float" office:value="556963">
                <text:p>5569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600988">
                <text:p>49600988</text:p>
              </table:table-cell>
              <table:table-cell office:value-type="float" office:value="573402">
                <text:p>5734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018924">
                <text:p>52018924</text:p>
              </table:table-cell>
              <table:table-cell office:value-type="float" office:value="825955">
                <text:p>8259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312099">
                <text:p>46312099</text:p>
              </table:table-cell>
              <table:table-cell office:value-type="float" office:value="526669">
                <text:p>52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707212">
                <text:p>49707212</text:p>
              </table:table-cell>
              <table:table-cell office:value-type="float" office:value="529381">
                <text:p>529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446027">
                <text:p>49446027</text:p>
              </table:table-cell>
              <table:table-cell office:value-type="float" office:value="583498">
                <text:p>5834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360770">
                <text:p>49360770</text:p>
              </table:table-cell>
              <table:table-cell office:value-type="float" office:value="528420">
                <text:p>5284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453378">
                <text:p>49453378</text:p>
              </table:table-cell>
              <table:table-cell office:value-type="float" office:value="3036569">
                <text:p>30365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907777">
                <text:p>46907777</text:p>
              </table:table-cell>
              <table:table-cell office:value-type="float" office:value="1290600">
                <text:p>12906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739050">
                <text:p>48739050</text:p>
              </table:table-cell>
              <table:table-cell office:value-type="float" office:value="527580">
                <text:p>5275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254023">
                <text:p>49254023</text:p>
              </table:table-cell>
              <table:table-cell office:value-type="float" office:value="524944">
                <text:p>5249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658606">
                <text:p>49658606</text:p>
              </table:table-cell>
              <table:table-cell office:value-type="float" office:value="507104">
                <text:p>507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467903">
                <text:p>49467903</text:p>
              </table:table-cell>
              <table:table-cell office:value-type="float" office:value="598432">
                <text:p>598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249813">
                <text:p>49249813</text:p>
              </table:table-cell>
              <table:table-cell office:value-type="float" office:value="514833">
                <text:p>5148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049221">
                <text:p>50049221</text:p>
              </table:table-cell>
              <table:table-cell office:value-type="float" office:value="928042">
                <text:p>928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804112">
                <text:p>48804112</text:p>
              </table:table-cell>
              <table:table-cell office:value-type="float" office:value="547714">
                <text:p>547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156855">
                <text:p>49156855</text:p>
              </table:table-cell>
              <table:table-cell office:value-type="float" office:value="3070958">
                <text:p>30709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589091">
                <text:p>47589091</text:p>
              </table:table-cell>
              <table:table-cell office:value-type="float" office:value="748049">
                <text:p>7480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542109">
                <text:p>48542109</text:p>
              </table:table-cell>
              <table:table-cell office:value-type="float" office:value="1220209">
                <text:p>12202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076486">
                <text:p>49076486</text:p>
              </table:table-cell>
              <table:table-cell office:value-type="float" office:value="575326">
                <text:p>5753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996984">
                <text:p>48996984</text:p>
              </table:table-cell>
              <table:table-cell office:value-type="float" office:value="651701">
                <text:p>6517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839915">
                <text:p>49839915</text:p>
              </table:table-cell>
              <table:table-cell office:value-type="float" office:value="524588">
                <text:p>5245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211638">
                <text:p>49211638</text:p>
              </table:table-cell>
              <table:table-cell office:value-type="float" office:value="525092">
                <text:p>5250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366110">
                <text:p>49366110</text:p>
              </table:table-cell>
              <table:table-cell office:value-type="float" office:value="530104">
                <text:p>5301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569238">
                <text:p>49569238</text:p>
              </table:table-cell>
              <table:table-cell office:value-type="float" office:value="638799">
                <text:p>638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948611">
                <text:p>48948611</text:p>
              </table:table-cell>
              <table:table-cell office:value-type="float" office:value="510310">
                <text:p>5103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211427">
                <text:p>50211427</text:p>
              </table:table-cell>
              <table:table-cell office:value-type="float" office:value="732521">
                <text:p>7325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829136">
                <text:p>48829136</text:p>
              </table:table-cell>
              <table:table-cell office:value-type="float" office:value="663219">
                <text:p>6632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463072">
                <text:p>49463072</text:p>
              </table:table-cell>
              <table:table-cell office:value-type="float" office:value="664837">
                <text:p>6648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901972">
                <text:p>48901972</text:p>
              </table:table-cell>
              <table:table-cell office:value-type="float" office:value="533540">
                <text:p>5335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629201">
                <text:p>49629201</text:p>
              </table:table-cell>
              <table:table-cell office:value-type="float" office:value="514737">
                <text:p>5147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024710">
                <text:p>50024710</text:p>
              </table:table-cell>
              <table:table-cell office:value-type="float" office:value="840232">
                <text:p>8402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788939">
                <text:p>48788939</text:p>
              </table:table-cell>
              <table:table-cell office:value-type="float" office:value="635143">
                <text:p>6351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628771">
                <text:p>49628771</text:p>
              </table:table-cell>
              <table:table-cell office:value-type="float" office:value="626701">
                <text:p>6267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56cm" svg:height="18.494cm" xlink:href=".." xlink:type="simple" chart:class="chart:bar" chart:style-name="ch1">
        <chart:legend chart:legend-position="end" svg:x="40.117cm" svg:y="8.699cm" style:legend-expansion="high" chart:style-name="ch2"/>
        <chart:plot-area chart:style-name="ch3" table:cell-range-address="test.A2:test.B344" chart:data-source-has-labels="row" svg:x="0.831cm" svg:y="0.369cm" svg:width="38.455cm" svg:height="17.756cm">
          <chartooo:coordinate-region svg:x="2.749cm" svg:y="0.49cm" svg:width="36.537cm" svg:height="16.6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A3:test.A344" chart:label-cell-address="test.A2:test.A2" chart:class="chart:bar">
            <chart:data-point chart:repeated="342"/>
          </chart:series>
          <chart:series chart:style-name="ch8" chart:values-cell-range-address="test.B3:test.B344" chart:label-cell-address="test.B2:test.B2" chart:class="chart:bar">
            <chart:data-point chart:repeated="3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</text:p>
                <draw:g>
                  <svg:desc>test.A2:test.A2</svg:desc>
                </draw:g>
              </table:table-cell>
              <table:table-cell office:value-type="string">
                <text:p>Calc</text:p>
                <draw:g>
                  <svg:desc>test.B2:tes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92362">
                <text:p>39592362</text:p>
                <draw:g>
                  <svg:desc>test.A3:test.A344</svg:desc>
                </draw:g>
              </table:table-cell>
              <table:table-cell office:value-type="float" office:value="16576">
                <text:p>16576</text:p>
                <draw:g>
                  <svg:desc>test.B3:test.B3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131270">
                <text:p>40131270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114656">
                <text:p>42114656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27700">
                <text:p>40127700</text:p>
              </table:table-cell>
              <table:table-cell office:value-type="float" office:value="61133">
                <text:p>61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278217">
                <text:p>39278217</text:p>
              </table:table-cell>
              <table:table-cell office:value-type="float" office:value="16730">
                <text:p>167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07169">
                <text:p>40107169</text:p>
              </table:table-cell>
              <table:table-cell office:value-type="float" office:value="19561">
                <text:p>19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27380">
                <text:p>40127380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52648">
                <text:p>40152648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74228">
                <text:p>40174228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12001">
                <text:p>39112001</text:p>
              </table:table-cell>
              <table:table-cell office:value-type="float" office:value="35654">
                <text:p>35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110951">
                <text:p>40110951</text:p>
              </table:table-cell>
              <table:table-cell office:value-type="float" office:value="23232">
                <text:p>23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62702">
                <text:p>40162702</text:p>
              </table:table-cell>
              <table:table-cell office:value-type="float" office:value="39301">
                <text:p>39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180508">
                <text:p>40180508</text:p>
              </table:table-cell>
              <table:table-cell office:value-type="float" office:value="32603">
                <text:p>32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14924">
                <text:p>40214924</text:p>
              </table:table-cell>
              <table:table-cell office:value-type="float" office:value="45185">
                <text:p>4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176202">
                <text:p>39176202</text:p>
              </table:table-cell>
              <table:table-cell office:value-type="float" office:value="49655">
                <text:p>49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96232">
                <text:p>39996232</text:p>
              </table:table-cell>
              <table:table-cell office:value-type="float" office:value="79835">
                <text:p>79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87485">
                <text:p>39887485</text:p>
              </table:table-cell>
              <table:table-cell office:value-type="float" office:value="38329">
                <text:p>38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16412">
                <text:p>39916412</text:p>
              </table:table-cell>
              <table:table-cell office:value-type="float" office:value="38695">
                <text:p>38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20873">
                <text:p>39920873</text:p>
              </table:table-cell>
              <table:table-cell office:value-type="float" office:value="37577">
                <text:p>3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22497">
                <text:p>39922497</text:p>
              </table:table-cell>
              <table:table-cell office:value-type="float" office:value="39576">
                <text:p>39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30758">
                <text:p>40130758</text:p>
              </table:table-cell>
              <table:table-cell office:value-type="float" office:value="39226">
                <text:p>39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209099">
                <text:p>40209099</text:p>
              </table:table-cell>
              <table:table-cell office:value-type="float" office:value="84641">
                <text:p>84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233464">
                <text:p>39233464</text:p>
              </table:table-cell>
              <table:table-cell office:value-type="float" office:value="44207">
                <text:p>44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238136">
                <text:p>40238136</text:p>
              </table:table-cell>
              <table:table-cell office:value-type="float" office:value="43776">
                <text:p>43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176077">
                <text:p>40176077</text:p>
              </table:table-cell>
              <table:table-cell office:value-type="float" office:value="39923">
                <text:p>39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161930">
                <text:p>40161930</text:p>
              </table:table-cell>
              <table:table-cell office:value-type="float" office:value="40509">
                <text:p>40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170479">
                <text:p>39170479</text:p>
              </table:table-cell>
              <table:table-cell office:value-type="float" office:value="34395">
                <text:p>34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22660">
                <text:p>39922660</text:p>
              </table:table-cell>
              <table:table-cell office:value-type="float" office:value="71725">
                <text:p>71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22607">
                <text:p>39922607</text:p>
              </table:table-cell>
              <table:table-cell office:value-type="float" office:value="37482">
                <text:p>37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26360">
                <text:p>39926360</text:p>
              </table:table-cell>
              <table:table-cell office:value-type="float" office:value="38098">
                <text:p>38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12820">
                <text:p>39912820</text:p>
              </table:table-cell>
              <table:table-cell office:value-type="float" office:value="37687">
                <text:p>37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300284">
                <text:p>40300284</text:p>
              </table:table-cell>
              <table:table-cell office:value-type="float" office:value="41867">
                <text:p>41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74750">
                <text:p>39974750</text:p>
              </table:table-cell>
              <table:table-cell office:value-type="float" office:value="38569">
                <text:p>38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187654">
                <text:p>40187654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160703">
                <text:p>39160703</text:p>
              </table:table-cell>
              <table:table-cell office:value-type="float" office:value="35913">
                <text:p>35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54389">
                <text:p>39854389</text:p>
              </table:table-cell>
              <table:table-cell office:value-type="float" office:value="35984">
                <text:p>35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29589">
                <text:p>39929589</text:p>
              </table:table-cell>
              <table:table-cell office:value-type="float" office:value="32301">
                <text:p>32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87129">
                <text:p>39787129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105373">
                <text:p>40105373</text:p>
              </table:table-cell>
              <table:table-cell office:value-type="float" office:value="16228">
                <text:p>16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685772">
                <text:p>40685772</text:p>
              </table:table-cell>
              <table:table-cell office:value-type="float" office:value="30731">
                <text:p>307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69464">
                <text:p>39069464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61797">
                <text:p>39961797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58252">
                <text:p>39958252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136111">
                <text:p>40136111</text:p>
              </table:table-cell>
              <table:table-cell office:value-type="float" office:value="35714">
                <text:p>35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23228">
                <text:p>40523228</text:p>
              </table:table-cell>
              <table:table-cell office:value-type="float" office:value="41862">
                <text:p>41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234542">
                <text:p>39234542</text:p>
              </table:table-cell>
              <table:table-cell office:value-type="float" office:value="87963">
                <text:p>879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788618">
                <text:p>40788618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234301">
                <text:p>39234301</text:p>
              </table:table-cell>
              <table:table-cell office:value-type="float" office:value="43065">
                <text:p>43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109980">
                <text:p>40109980</text:p>
              </table:table-cell>
              <table:table-cell office:value-type="float" office:value="44772">
                <text:p>447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132471">
                <text:p>40132471</text:p>
              </table:table-cell>
              <table:table-cell office:value-type="float" office:value="32923">
                <text:p>32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188139">
                <text:p>39188139</text:p>
              </table:table-cell>
              <table:table-cell office:value-type="float" office:value="853260">
                <text:p>8532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945584">
                <text:p>38945584</text:p>
              </table:table-cell>
              <table:table-cell office:value-type="float" office:value="392643">
                <text:p>392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684635">
                <text:p>39684635</text:p>
              </table:table-cell>
              <table:table-cell office:value-type="float" office:value="495276">
                <text:p>495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692858">
                <text:p>39692858</text:p>
              </table:table-cell>
              <table:table-cell office:value-type="float" office:value="709279">
                <text:p>7092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705409">
                <text:p>39705409</text:p>
              </table:table-cell>
              <table:table-cell office:value-type="float" office:value="510974">
                <text:p>510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239822">
                <text:p>39239822</text:p>
              </table:table-cell>
              <table:table-cell office:value-type="float" office:value="483239">
                <text:p>483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667124">
                <text:p>39667124</text:p>
              </table:table-cell>
              <table:table-cell office:value-type="float" office:value="512109">
                <text:p>512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422251">
                <text:p>39422251</text:p>
              </table:table-cell>
              <table:table-cell office:value-type="float" office:value="527257">
                <text:p>5272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104131">
                <text:p>39104131</text:p>
              </table:table-cell>
              <table:table-cell office:value-type="float" office:value="2738221">
                <text:p>27382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185875">
                <text:p>37185875</text:p>
              </table:table-cell>
              <table:table-cell office:value-type="float" office:value="1224625">
                <text:p>1224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120135">
                <text:p>39120135</text:p>
              </table:table-cell>
              <table:table-cell office:value-type="float" office:value="8766891">
                <text:p>87668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357177">
                <text:p>31357177</text:p>
              </table:table-cell>
              <table:table-cell office:value-type="float" office:value="750717">
                <text:p>750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219547">
                <text:p>39219547</text:p>
              </table:table-cell>
              <table:table-cell office:value-type="float" office:value="759922">
                <text:p>759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250252">
                <text:p>39250252</text:p>
              </table:table-cell>
              <table:table-cell office:value-type="float" office:value="705567">
                <text:p>705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176071">
                <text:p>39176071</text:p>
              </table:table-cell>
              <table:table-cell office:value-type="float" office:value="6492331">
                <text:p>6492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352302">
                <text:p>34352302</text:p>
              </table:table-cell>
              <table:table-cell office:value-type="float" office:value="8833563">
                <text:p>88335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37998">
                <text:p>30437998</text:p>
              </table:table-cell>
              <table:table-cell office:value-type="float" office:value="1315572">
                <text:p>1315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640079">
                <text:p>37640079</text:p>
              </table:table-cell>
              <table:table-cell office:value-type="float" office:value="5662627">
                <text:p>5662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478324">
                <text:p>34478324</text:p>
              </table:table-cell>
              <table:table-cell office:value-type="float" office:value="1304109">
                <text:p>1304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967108">
                <text:p>38967108</text:p>
              </table:table-cell>
              <table:table-cell office:value-type="float" office:value="3470261">
                <text:p>3470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429588">
                <text:p>62429588</text:p>
              </table:table-cell>
              <table:table-cell office:value-type="float" office:value="11490145">
                <text:p>11490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9602361">
                <text:p>119602361</text:p>
              </table:table-cell>
              <table:table-cell office:value-type="float" office:value="2628669">
                <text:p>2628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818427">
                <text:p>36818427</text:p>
              </table:table-cell>
              <table:table-cell office:value-type="float" office:value="10223005">
                <text:p>10223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916607">
                <text:p>28916607</text:p>
              </table:table-cell>
              <table:table-cell office:value-type="float" office:value="2628124">
                <text:p>2628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26475">
                <text:p>38026475</text:p>
              </table:table-cell>
              <table:table-cell office:value-type="float" office:value="1629183">
                <text:p>16291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48629">
                <text:p>38048629</text:p>
              </table:table-cell>
              <table:table-cell office:value-type="float" office:value="3129437">
                <text:p>3129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027756">
                <text:p>37027756</text:p>
              </table:table-cell>
              <table:table-cell office:value-type="float" office:value="1350297">
                <text:p>13502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53196">
                <text:p>39053196</text:p>
              </table:table-cell>
              <table:table-cell office:value-type="float" office:value="855020">
                <text:p>8550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173106">
                <text:p>38173106</text:p>
              </table:table-cell>
              <table:table-cell office:value-type="float" office:value="1311249">
                <text:p>13112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50548">
                <text:p>39550548</text:p>
              </table:table-cell>
              <table:table-cell office:value-type="float" office:value="4860615">
                <text:p>4860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46981">
                <text:p>34246981</text:p>
              </table:table-cell>
              <table:table-cell office:value-type="float" office:value="1367643">
                <text:p>1367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40728">
                <text:p>38940728</text:p>
              </table:table-cell>
              <table:table-cell office:value-type="float" office:value="1372122">
                <text:p>1372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112145">
                <text:p>39112145</text:p>
              </table:table-cell>
              <table:table-cell office:value-type="float" office:value="5027422">
                <text:p>5027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43128">
                <text:p>34043128</text:p>
              </table:table-cell>
              <table:table-cell office:value-type="float" office:value="14600151">
                <text:p>14600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022368">
                <text:p>117022368</text:p>
              </table:table-cell>
              <table:table-cell office:value-type="float" office:value="1860006">
                <text:p>186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355717">
                <text:p>37355717</text:p>
              </table:table-cell>
              <table:table-cell office:value-type="float" office:value="3178712">
                <text:p>3178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856208">
                <text:p>36856208</text:p>
              </table:table-cell>
              <table:table-cell office:value-type="float" office:value="4391455">
                <text:p>4391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784240">
                <text:p>34784240</text:p>
              </table:table-cell>
              <table:table-cell office:value-type="float" office:value="3440214">
                <text:p>3440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524734">
                <text:p>85524734</text:p>
              </table:table-cell>
              <table:table-cell office:value-type="float" office:value="4510782">
                <text:p>4510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996431">
                <text:p>49996431</text:p>
              </table:table-cell>
              <table:table-cell office:value-type="float" office:value="2254996">
                <text:p>2254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306445">
                <text:p>23306445</text:p>
              </table:table-cell>
              <table:table-cell office:value-type="float" office:value="1408810">
                <text:p>14088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070681">
                <text:p>39070681</text:p>
              </table:table-cell>
              <table:table-cell office:value-type="float" office:value="2517300">
                <text:p>2517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169029">
                <text:p>37169029</text:p>
              </table:table-cell>
              <table:table-cell office:value-type="float" office:value="2593452">
                <text:p>25934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128154">
                <text:p>37128154</text:p>
              </table:table-cell>
              <table:table-cell office:value-type="float" office:value="4970547">
                <text:p>49705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106450">
                <text:p>35106450</text:p>
              </table:table-cell>
              <table:table-cell office:value-type="float" office:value="5749783">
                <text:p>5749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895674">
                <text:p>69895674</text:p>
              </table:table-cell>
              <table:table-cell office:value-type="float" office:value="3600349">
                <text:p>36003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866075">
                <text:p>56866075</text:p>
              </table:table-cell>
              <table:table-cell office:value-type="float" office:value="2242305">
                <text:p>2242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32262">
                <text:p>38432262</text:p>
              </table:table-cell>
              <table:table-cell office:value-type="float" office:value="1009321">
                <text:p>1009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944022">
                <text:p>38944022</text:p>
              </table:table-cell>
              <table:table-cell office:value-type="float" office:value="1416307">
                <text:p>1416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602663">
                <text:p>37602663</text:p>
              </table:table-cell>
              <table:table-cell office:value-type="float" office:value="1195805">
                <text:p>11958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821197">
                <text:p>39821197</text:p>
              </table:table-cell>
              <table:table-cell office:value-type="float" office:value="879393">
                <text:p>8793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058027">
                <text:p>39058027</text:p>
              </table:table-cell>
              <table:table-cell office:value-type="float" office:value="849956">
                <text:p>8499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999540">
                <text:p>38999540</text:p>
              </table:table-cell>
              <table:table-cell office:value-type="float" office:value="3220147">
                <text:p>3220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158719">
                <text:p>36158719</text:p>
              </table:table-cell>
              <table:table-cell office:value-type="float" office:value="6305541">
                <text:p>63055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941111">
                <text:p>33941111</text:p>
              </table:table-cell>
              <table:table-cell office:value-type="float" office:value="1448749">
                <text:p>14487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973746">
                <text:p>52973746</text:p>
              </table:table-cell>
              <table:table-cell office:value-type="float" office:value="9933138">
                <text:p>9933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289190">
                <text:p>65289190</text:p>
              </table:table-cell>
              <table:table-cell office:value-type="float" office:value="3956967">
                <text:p>39569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106507">
                <text:p>40106507</text:p>
              </table:table-cell>
              <table:table-cell office:value-type="float" office:value="6833739">
                <text:p>6833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131191">
                <text:p>35131191</text:p>
              </table:table-cell>
              <table:table-cell office:value-type="float" office:value="4469533">
                <text:p>44695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334777">
                <text:p>30334777</text:p>
              </table:table-cell>
              <table:table-cell office:value-type="float" office:value="6865955">
                <text:p>68659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911888">
                <text:p>32911888</text:p>
              </table:table-cell>
              <table:table-cell office:value-type="float" office:value="5966904">
                <text:p>59669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657146">
                <text:p>34657146</text:p>
              </table:table-cell>
              <table:table-cell office:value-type="float" office:value="1855460">
                <text:p>18554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183928">
                <text:p>37183928</text:p>
              </table:table-cell>
              <table:table-cell office:value-type="float" office:value="1884236">
                <text:p>18842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087837">
                <text:p>38087837</text:p>
              </table:table-cell>
              <table:table-cell office:value-type="float" office:value="6573271">
                <text:p>65732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093931">
                <text:p>34093931</text:p>
              </table:table-cell>
              <table:table-cell office:value-type="float" office:value="3689542">
                <text:p>3689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457825">
                <text:p>36457825</text:p>
              </table:table-cell>
              <table:table-cell office:value-type="float" office:value="5222590">
                <text:p>52225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581879">
                <text:p>69581879</text:p>
              </table:table-cell>
              <table:table-cell office:value-type="float" office:value="8928214">
                <text:p>89282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0424843">
                <text:p>110424843</text:p>
              </table:table-cell>
              <table:table-cell office:value-type="float" office:value="8375966">
                <text:p>8375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496131">
                <text:p>65496131</text:p>
              </table:table-cell>
              <table:table-cell office:value-type="float" office:value="8522658">
                <text:p>85226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473081">
                <text:p>27473081</text:p>
              </table:table-cell>
              <table:table-cell office:value-type="float" office:value="2730716">
                <text:p>27307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58080">
                <text:p>12458080</text:p>
              </table:table-cell>
              <table:table-cell office:value-type="float" office:value="3563784">
                <text:p>35637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023145">
                <text:p>32023145</text:p>
              </table:table-cell>
              <table:table-cell office:value-type="float" office:value="4437143">
                <text:p>44371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11078">
                <text:p>39011078</text:p>
              </table:table-cell>
              <table:table-cell office:value-type="float" office:value="4003020">
                <text:p>40030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074787">
                <text:p>69074787</text:p>
              </table:table-cell>
              <table:table-cell office:value-type="float" office:value="1804911">
                <text:p>18049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30488">
                <text:p>15030488</text:p>
              </table:table-cell>
              <table:table-cell office:value-type="float" office:value="3355894">
                <text:p>33558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131479">
                <text:p>24131479</text:p>
              </table:table-cell>
              <table:table-cell office:value-type="float" office:value="3491675">
                <text:p>34916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799936">
                <text:p>33799936</text:p>
              </table:table-cell>
              <table:table-cell office:value-type="float" office:value="1086953">
                <text:p>10869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030084">
                <text:p>39030084</text:p>
              </table:table-cell>
              <table:table-cell office:value-type="float" office:value="4319513">
                <text:p>43195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065496">
                <text:p>36065496</text:p>
              </table:table-cell>
              <table:table-cell office:value-type="float" office:value="1873832">
                <text:p>18738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158973">
                <text:p>38158973</text:p>
              </table:table-cell>
              <table:table-cell office:value-type="float" office:value="1563088">
                <text:p>1563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155896">
                <text:p>38155896</text:p>
              </table:table-cell>
              <table:table-cell office:value-type="float" office:value="1836796">
                <text:p>18367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20985">
                <text:p>38020985</text:p>
              </table:table-cell>
              <table:table-cell office:value-type="float" office:value="894726">
                <text:p>8947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388021">
                <text:p>39388021</text:p>
              </table:table-cell>
              <table:table-cell office:value-type="float" office:value="848429">
                <text:p>8484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025925">
                <text:p>39025925</text:p>
              </table:table-cell>
              <table:table-cell office:value-type="float" office:value="1168172">
                <text:p>11681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075285">
                <text:p>39075285</text:p>
              </table:table-cell>
              <table:table-cell office:value-type="float" office:value="796752">
                <text:p>796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317600">
                <text:p>39317600</text:p>
              </table:table-cell>
              <table:table-cell office:value-type="float" office:value="1205111">
                <text:p>1205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185101">
                <text:p>38185101</text:p>
              </table:table-cell>
              <table:table-cell office:value-type="float" office:value="1067248">
                <text:p>1067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949026">
                <text:p>38949026</text:p>
              </table:table-cell>
              <table:table-cell office:value-type="float" office:value="813148">
                <text:p>813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472543">
                <text:p>39472543</text:p>
              </table:table-cell>
              <table:table-cell office:value-type="float" office:value="711679">
                <text:p>7116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198126">
                <text:p>39198126</text:p>
              </table:table-cell>
              <table:table-cell office:value-type="float" office:value="2660914">
                <text:p>26609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94437">
                <text:p>37094437</text:p>
              </table:table-cell>
              <table:table-cell office:value-type="float" office:value="681308">
                <text:p>6813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126400">
                <text:p>39126400</text:p>
              </table:table-cell>
              <table:table-cell office:value-type="float" office:value="5511395">
                <text:p>55113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823797">
                <text:p>34823797</text:p>
              </table:table-cell>
              <table:table-cell office:value-type="float" office:value="679490">
                <text:p>6794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194898">
                <text:p>39194898</text:p>
              </table:table-cell>
              <table:table-cell office:value-type="float" office:value="691265">
                <text:p>6912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106580">
                <text:p>39106580</text:p>
              </table:table-cell>
              <table:table-cell office:value-type="float" office:value="871662">
                <text:p>871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164107">
                <text:p>39164107</text:p>
              </table:table-cell>
              <table:table-cell office:value-type="float" office:value="679654">
                <text:p>6796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799826">
                <text:p>39799826</text:p>
              </table:table-cell>
              <table:table-cell office:value-type="float" office:value="665656">
                <text:p>665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195338">
                <text:p>39195338</text:p>
              </table:table-cell>
              <table:table-cell office:value-type="float" office:value="658381">
                <text:p>6583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192326">
                <text:p>39192326</text:p>
              </table:table-cell>
              <table:table-cell office:value-type="float" office:value="674233">
                <text:p>6742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155942">
                <text:p>39155942</text:p>
              </table:table-cell>
              <table:table-cell office:value-type="float" office:value="686512">
                <text:p>686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467761">
                <text:p>39467761</text:p>
              </table:table-cell>
              <table:table-cell office:value-type="float" office:value="1325817">
                <text:p>13258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247839">
                <text:p>38247839</text:p>
              </table:table-cell>
              <table:table-cell office:value-type="float" office:value="1479219">
                <text:p>14792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201042">
                <text:p>39201042</text:p>
              </table:table-cell>
              <table:table-cell office:value-type="float" office:value="912545">
                <text:p>9125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424915">
                <text:p>38424915</text:p>
              </table:table-cell>
              <table:table-cell office:value-type="float" office:value="913217">
                <text:p>91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744440">
                <text:p>39744440</text:p>
              </table:table-cell>
              <table:table-cell office:value-type="float" office:value="4126963">
                <text:p>41269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449304">
                <text:p>35449304</text:p>
              </table:table-cell>
              <table:table-cell office:value-type="float" office:value="1052220">
                <text:p>10522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067396">
                <text:p>39067396</text:p>
              </table:table-cell>
              <table:table-cell office:value-type="float" office:value="692414">
                <text:p>692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344535">
                <text:p>39344535</text:p>
              </table:table-cell>
              <table:table-cell office:value-type="float" office:value="670443">
                <text:p>6704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417451">
                <text:p>39417451</text:p>
              </table:table-cell>
              <table:table-cell office:value-type="float" office:value="669415">
                <text:p>6694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071226">
                <text:p>39071226</text:p>
              </table:table-cell>
              <table:table-cell office:value-type="float" office:value="676067">
                <text:p>6760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450910">
                <text:p>39450910</text:p>
              </table:table-cell>
              <table:table-cell office:value-type="float" office:value="1667122">
                <text:p>16671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660771">
                <text:p>37660771</text:p>
              </table:table-cell>
              <table:table-cell office:value-type="float" office:value="1206442">
                <text:p>1206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707753">
                <text:p>38707753</text:p>
              </table:table-cell>
              <table:table-cell office:value-type="float" office:value="1214507">
                <text:p>12145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777913">
                <text:p>38777913</text:p>
              </table:table-cell>
              <table:table-cell office:value-type="float" office:value="2015186">
                <text:p>2015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945561">
                <text:p>37945561</text:p>
              </table:table-cell>
              <table:table-cell office:value-type="float" office:value="1227112">
                <text:p>1227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753446">
                <text:p>38753446</text:p>
              </table:table-cell>
              <table:table-cell office:value-type="float" office:value="3603677">
                <text:p>3603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368406">
                <text:p>36368406</text:p>
              </table:table-cell>
              <table:table-cell office:value-type="float" office:value="1216762">
                <text:p>1216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685773">
                <text:p>39685773</text:p>
              </table:table-cell>
              <table:table-cell office:value-type="float" office:value="3656904">
                <text:p>36569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392178">
                <text:p>35392178</text:p>
              </table:table-cell>
              <table:table-cell office:value-type="float" office:value="1226112">
                <text:p>1226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681194">
                <text:p>39681194</text:p>
              </table:table-cell>
              <table:table-cell office:value-type="float" office:value="3455136">
                <text:p>3455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582113">
                <text:p>36582113</text:p>
              </table:table-cell>
              <table:table-cell office:value-type="float" office:value="1233888">
                <text:p>12338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214419">
                <text:p>38214419</text:p>
              </table:table-cell>
              <table:table-cell office:value-type="float" office:value="1226975">
                <text:p>12269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380135">
                <text:p>38380135</text:p>
              </table:table-cell>
              <table:table-cell office:value-type="float" office:value="1956967">
                <text:p>19569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011284">
                <text:p>38011284</text:p>
              </table:table-cell>
              <table:table-cell office:value-type="float" office:value="5714585">
                <text:p>5714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057149">
                <text:p>34057149</text:p>
              </table:table-cell>
              <table:table-cell office:value-type="float" office:value="1929973">
                <text:p>19299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133751">
                <text:p>38133751</text:p>
              </table:table-cell>
              <table:table-cell office:value-type="float" office:value="1220692">
                <text:p>1220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731578">
                <text:p>38731578</text:p>
              </table:table-cell>
              <table:table-cell office:value-type="float" office:value="2271222">
                <text:p>22712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812776">
                <text:p>37812776</text:p>
              </table:table-cell>
              <table:table-cell office:value-type="float" office:value="2046831">
                <text:p>20468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077593">
                <text:p>38077593</text:p>
              </table:table-cell>
              <table:table-cell office:value-type="float" office:value="3206652">
                <text:p>32066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613873">
                <text:p>36613873</text:p>
              </table:table-cell>
              <table:table-cell office:value-type="float" office:value="2194959">
                <text:p>21949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689496">
                <text:p>37689496</text:p>
              </table:table-cell>
              <table:table-cell office:value-type="float" office:value="1365895">
                <text:p>1365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593364">
                <text:p>38593364</text:p>
              </table:table-cell>
              <table:table-cell office:value-type="float" office:value="1334252">
                <text:p>13342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828830">
                <text:p>38828830</text:p>
              </table:table-cell>
              <table:table-cell office:value-type="float" office:value="1245861">
                <text:p>12458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622696">
                <text:p>38622696</text:p>
              </table:table-cell>
              <table:table-cell office:value-type="float" office:value="1205661">
                <text:p>12056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951920">
                <text:p>38951920</text:p>
              </table:table-cell>
              <table:table-cell office:value-type="float" office:value="1205994">
                <text:p>12059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165480">
                <text:p>39165480</text:p>
              </table:table-cell>
              <table:table-cell office:value-type="float" office:value="1215272">
                <text:p>12152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895127">
                <text:p>38895127</text:p>
              </table:table-cell>
              <table:table-cell office:value-type="float" office:value="4758592">
                <text:p>47585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11234">
                <text:p>34911234</text:p>
              </table:table-cell>
              <table:table-cell office:value-type="float" office:value="1223313">
                <text:p>12233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82049">
                <text:p>38882049</text:p>
              </table:table-cell>
              <table:table-cell office:value-type="float" office:value="1339154">
                <text:p>13391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256771">
                <text:p>38256771</text:p>
              </table:table-cell>
              <table:table-cell office:value-type="float" office:value="1247562">
                <text:p>12475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952247">
                <text:p>38952247</text:p>
              </table:table-cell>
              <table:table-cell office:value-type="float" office:value="1283917">
                <text:p>12839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268371">
                <text:p>38268371</text:p>
              </table:table-cell>
              <table:table-cell office:value-type="float" office:value="1200298">
                <text:p>12002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437077">
                <text:p>39437077</text:p>
              </table:table-cell>
              <table:table-cell office:value-type="float" office:value="1239821">
                <text:p>12398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009241">
                <text:p>38009241</text:p>
              </table:table-cell>
              <table:table-cell office:value-type="float" office:value="1230879">
                <text:p>1230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677160">
                <text:p>38677160</text:p>
              </table:table-cell>
              <table:table-cell office:value-type="float" office:value="2486102">
                <text:p>2486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506897">
                <text:p>37506897</text:p>
              </table:table-cell>
              <table:table-cell office:value-type="float" office:value="1246143">
                <text:p>12461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798015">
                <text:p>38798015</text:p>
              </table:table-cell>
              <table:table-cell office:value-type="float" office:value="1266624">
                <text:p>1266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712330">
                <text:p>38712330</text:p>
              </table:table-cell>
              <table:table-cell office:value-type="float" office:value="1316884">
                <text:p>13168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666755">
                <text:p>38666755</text:p>
              </table:table-cell>
              <table:table-cell office:value-type="float" office:value="1545128">
                <text:p>1545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370828">
                <text:p>39370828</text:p>
              </table:table-cell>
              <table:table-cell office:value-type="float" office:value="1266678">
                <text:p>12666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738930">
                <text:p>37738930</text:p>
              </table:table-cell>
              <table:table-cell office:value-type="float" office:value="1451561">
                <text:p>14515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470335">
                <text:p>39470335</text:p>
              </table:table-cell>
              <table:table-cell office:value-type="float" office:value="9127231">
                <text:p>91272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971859">
                <text:p>29971859</text:p>
              </table:table-cell>
              <table:table-cell office:value-type="float" office:value="22812133">
                <text:p>228121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128692">
                <text:p>17128692</text:p>
              </table:table-cell>
              <table:table-cell office:value-type="float" office:value="29707520">
                <text:p>29707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782830">
                <text:p>36782830</text:p>
              </table:table-cell>
              <table:table-cell office:value-type="float" office:value="4194918">
                <text:p>41949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30138">
                <text:p>9830138</text:p>
              </table:table-cell>
              <table:table-cell office:value-type="float" office:value="4708531">
                <text:p>47085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647271">
                <text:p>34647271</text:p>
              </table:table-cell>
              <table:table-cell office:value-type="float" office:value="2450560">
                <text:p>24505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499877">
                <text:p>38499877</text:p>
              </table:table-cell>
              <table:table-cell office:value-type="float" office:value="12701249">
                <text:p>127012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178190">
                <text:p>27178190</text:p>
              </table:table-cell>
              <table:table-cell office:value-type="float" office:value="13177219">
                <text:p>131772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391653">
                <text:p>30391653</text:p>
              </table:table-cell>
              <table:table-cell office:value-type="float" office:value="2237891">
                <text:p>22378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266326">
                <text:p>33266326</text:p>
              </table:table-cell>
              <table:table-cell office:value-type="float" office:value="4322800">
                <text:p>43228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695408">
                <text:p>36695408</text:p>
              </table:table-cell>
              <table:table-cell office:value-type="float" office:value="1466518">
                <text:p>14665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295310">
                <text:p>38295310</text:p>
              </table:table-cell>
              <table:table-cell office:value-type="float" office:value="22918078">
                <text:p>229180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657036">
                <text:p>16657036</text:p>
              </table:table-cell>
              <table:table-cell office:value-type="float" office:value="8910772">
                <text:p>89107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582957">
                <text:p>101582957</text:p>
              </table:table-cell>
              <table:table-cell office:value-type="float" office:value="14684656">
                <text:p>14684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106127">
                <text:p>68106127</text:p>
              </table:table-cell>
              <table:table-cell office:value-type="float" office:value="7852190">
                <text:p>78521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727145">
                <text:p>34727145</text:p>
              </table:table-cell>
              <table:table-cell office:value-type="float" office:value="12884894">
                <text:p>128848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834695">
                <text:p>26834695</text:p>
              </table:table-cell>
              <table:table-cell office:value-type="float" office:value="4065509">
                <text:p>40655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797607">
                <text:p>35797607</text:p>
              </table:table-cell>
              <table:table-cell office:value-type="float" office:value="4975085">
                <text:p>4975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688582">
                <text:p>34688582</text:p>
              </table:table-cell>
              <table:table-cell office:value-type="float" office:value="4503773">
                <text:p>45037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543306">
                <text:p>35543306</text:p>
              </table:table-cell>
              <table:table-cell office:value-type="float" office:value="1480010">
                <text:p>14800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999735">
                <text:p>38999735</text:p>
              </table:table-cell>
              <table:table-cell office:value-type="float" office:value="2518873">
                <text:p>25188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264474">
                <text:p>37264474</text:p>
              </table:table-cell>
              <table:table-cell office:value-type="float" office:value="1293654">
                <text:p>12936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003423">
                <text:p>39003423</text:p>
              </table:table-cell>
              <table:table-cell office:value-type="float" office:value="1313313">
                <text:p>13133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802710">
                <text:p>38802710</text:p>
              </table:table-cell>
              <table:table-cell office:value-type="float" office:value="2531466">
                <text:p>25314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794489">
                <text:p>36794489</text:p>
              </table:table-cell>
              <table:table-cell office:value-type="float" office:value="1287634">
                <text:p>12876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143956">
                <text:p>39143956</text:p>
              </table:table-cell>
              <table:table-cell office:value-type="float" office:value="16195022">
                <text:p>16195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057350">
                <text:p>24057350</text:p>
              </table:table-cell>
              <table:table-cell office:value-type="float" office:value="11210934">
                <text:p>1121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656801">
                <text:p>28656801</text:p>
              </table:table-cell>
              <table:table-cell office:value-type="float" office:value="36838744">
                <text:p>368387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411283">
                <text:p>59411283</text:p>
              </table:table-cell>
              <table:table-cell office:value-type="float" office:value="7418514">
                <text:p>74185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786953">
                <text:p>31786953</text:p>
              </table:table-cell>
              <table:table-cell office:value-type="float" office:value="4157088">
                <text:p>41570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726260">
                <text:p>35726260</text:p>
              </table:table-cell>
              <table:table-cell office:value-type="float" office:value="12262850">
                <text:p>122628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652123">
                <text:p>27652123</text:p>
              </table:table-cell>
              <table:table-cell office:value-type="float" office:value="14961558">
                <text:p>149615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1022554">
                <text:p>51022554</text:p>
              </table:table-cell>
              <table:table-cell office:value-type="float" office:value="12397135">
                <text:p>123971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646349">
                <text:p>42646349</text:p>
              </table:table-cell>
              <table:table-cell office:value-type="float" office:value="8355644">
                <text:p>8355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032488">
                <text:p>31032488</text:p>
              </table:table-cell>
              <table:table-cell office:value-type="float" office:value="7704104">
                <text:p>7704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785933">
                <text:p>31785933</text:p>
              </table:table-cell>
              <table:table-cell office:value-type="float" office:value="4654836">
                <text:p>46548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838351">
                <text:p>34838351</text:p>
              </table:table-cell>
              <table:table-cell office:value-type="float" office:value="8726107">
                <text:p>8726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637470">
                <text:p>31637470</text:p>
              </table:table-cell>
              <table:table-cell office:value-type="float" office:value="10808666">
                <text:p>108086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622446">
                <text:p>29622446</text:p>
              </table:table-cell>
              <table:table-cell office:value-type="float" office:value="20952671">
                <text:p>209526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727719">
                <text:p>47727719</text:p>
              </table:table-cell>
              <table:table-cell office:value-type="float" office:value="8035856">
                <text:p>80358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421065">
                <text:p>29421065</text:p>
              </table:table-cell>
              <table:table-cell office:value-type="float" office:value="3829879">
                <text:p>38298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435080">
                <text:p>14435080</text:p>
              </table:table-cell>
              <table:table-cell office:value-type="float" office:value="4352014">
                <text:p>43520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143818">
                <text:p>30143818</text:p>
              </table:table-cell>
              <table:table-cell office:value-type="float" office:value="4327447">
                <text:p>43274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851434">
                <text:p>35851434</text:p>
              </table:table-cell>
              <table:table-cell office:value-type="float" office:value="3105024">
                <text:p>31050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765054">
                <text:p>36765054</text:p>
              </table:table-cell>
              <table:table-cell office:value-type="float" office:value="6880751">
                <text:p>68807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116845">
                <text:p>33116845</text:p>
              </table:table-cell>
              <table:table-cell office:value-type="float" office:value="6648111">
                <text:p>6648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779226">
                <text:p>32779226</text:p>
              </table:table-cell>
              <table:table-cell office:value-type="float" office:value="3361668">
                <text:p>33616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703379">
                <text:p>36703379</text:p>
              </table:table-cell>
              <table:table-cell office:value-type="float" office:value="3785589">
                <text:p>37855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77192">
                <text:p>35977192</text:p>
              </table:table-cell>
              <table:table-cell office:value-type="float" office:value="17095854">
                <text:p>170958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776515">
                <text:p>22776515</text:p>
              </table:table-cell>
              <table:table-cell office:value-type="float" office:value="14639190">
                <text:p>1463919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795428">
                <text:p>35795428</text:p>
              </table:table-cell>
              <table:table-cell office:value-type="float" office:value="4498472">
                <text:p>44984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406101">
                <text:p>56406101</text:p>
              </table:table-cell>
              <table:table-cell office:value-type="float" office:value="12232274">
                <text:p>122322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220752">
                <text:p>46220752</text:p>
              </table:table-cell>
              <table:table-cell office:value-type="float" office:value="10283489">
                <text:p>102834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663601">
                <text:p>36663601</text:p>
              </table:table-cell>
              <table:table-cell office:value-type="float" office:value="9102916">
                <text:p>91029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94663">
                <text:p>25694663</text:p>
              </table:table-cell>
              <table:table-cell office:value-type="float" office:value="7159008">
                <text:p>71590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743639">
                <text:p>32743639</text:p>
              </table:table-cell>
              <table:table-cell office:value-type="float" office:value="7848131">
                <text:p>78481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797638">
                <text:p>31797638</text:p>
              </table:table-cell>
              <table:table-cell office:value-type="float" office:value="1451210">
                <text:p>14512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815108">
                <text:p>38815108</text:p>
              </table:table-cell>
              <table:table-cell office:value-type="float" office:value="1578929">
                <text:p>15789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836289">
                <text:p>38836289</text:p>
              </table:table-cell>
              <table:table-cell office:value-type="float" office:value="5353059">
                <text:p>53530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939714">
                <text:p>33939714</text:p>
              </table:table-cell>
              <table:table-cell office:value-type="float" office:value="18895062">
                <text:p>188950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096079">
                <text:p>21096079</text:p>
              </table:table-cell>
              <table:table-cell office:value-type="float" office:value="6569736">
                <text:p>65697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405483">
                <text:p>33405483</text:p>
              </table:table-cell>
              <table:table-cell office:value-type="float" office:value="15377439">
                <text:p>153774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754899">
                <text:p>69754899</text:p>
              </table:table-cell>
              <table:table-cell office:value-type="float" office:value="6040533">
                <text:p>60405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2893883">
                <text:p>82893883</text:p>
              </table:table-cell>
              <table:table-cell office:value-type="float" office:value="16270576">
                <text:p>162705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896641">
                <text:p>59896641</text:p>
              </table:table-cell>
              <table:table-cell office:value-type="float" office:value="8720421">
                <text:p>87204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153562">
                <text:p>19153562</text:p>
              </table:table-cell>
              <table:table-cell office:value-type="float" office:value="6293184">
                <text:p>62931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422933">
                <text:p>22422933</text:p>
              </table:table-cell>
              <table:table-cell office:value-type="float" office:value="9813098">
                <text:p>98130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507160">
                <text:p>18507160</text:p>
              </table:table-cell>
              <table:table-cell office:value-type="float" office:value="7861573">
                <text:p>78615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958641">
                <text:p>42958641</text:p>
              </table:table-cell>
              <table:table-cell office:value-type="float" office:value="11769464">
                <text:p>117694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148116">
                <text:p>48148116</text:p>
              </table:table-cell>
              <table:table-cell office:value-type="float" office:value="8451624">
                <text:p>84516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978455">
                <text:p>10978455</text:p>
              </table:table-cell>
              <table:table-cell office:value-type="float" office:value="7598387">
                <text:p>75983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442763">
                <text:p>21442763</text:p>
              </table:table-cell>
              <table:table-cell office:value-type="float" office:value="6052376">
                <text:p>60523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495578">
                <text:p>34495578</text:p>
              </table:table-cell>
              <table:table-cell office:value-type="float" office:value="6994871">
                <text:p>69948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738610">
                <text:p>32738610</text:p>
              </table:table-cell>
              <table:table-cell office:value-type="float" office:value="2969522">
                <text:p>29695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692124">
                <text:p>36692124</text:p>
              </table:table-cell>
              <table:table-cell office:value-type="float" office:value="5839606">
                <text:p>5839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047949">
                <text:p>35047949</text:p>
              </table:table-cell>
              <table:table-cell office:value-type="float" office:value="8521484">
                <text:p>85214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860106">
                <text:p>30860106</text:p>
              </table:table-cell>
              <table:table-cell office:value-type="float" office:value="2265919">
                <text:p>22659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797147">
                <text:p>37797147</text:p>
              </table:table-cell>
              <table:table-cell office:value-type="float" office:value="2319198">
                <text:p>23191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039285">
                <text:p>38039285</text:p>
              </table:table-cell>
              <table:table-cell office:value-type="float" office:value="2490302">
                <text:p>24903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005257">
                <text:p>37005257</text:p>
              </table:table-cell>
              <table:table-cell office:value-type="float" office:value="1525498">
                <text:p>15254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879930">
                <text:p>38879930</text:p>
              </table:table-cell>
              <table:table-cell office:value-type="float" office:value="1634415">
                <text:p>16344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220772">
                <text:p>38220772</text:p>
              </table:table-cell>
              <table:table-cell office:value-type="float" office:value="1354286">
                <text:p>13542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880399">
                <text:p>38880399</text:p>
              </table:table-cell>
              <table:table-cell office:value-type="float" office:value="2453383">
                <text:p>24533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888694">
                <text:p>36888694</text:p>
              </table:table-cell>
              <table:table-cell office:value-type="float" office:value="1286837">
                <text:p>12868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147151">
                <text:p>39147151</text:p>
              </table:table-cell>
              <table:table-cell office:value-type="float" office:value="5571218">
                <text:p>55712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837317">
                <text:p>33837317</text:p>
              </table:table-cell>
              <table:table-cell office:value-type="float" office:value="1260276">
                <text:p>12602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896781">
                <text:p>38896781</text:p>
              </table:table-cell>
              <table:table-cell office:value-type="float" office:value="5478434">
                <text:p>54784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177533">
                <text:p>35177533</text:p>
              </table:table-cell>
              <table:table-cell office:value-type="float" office:value="1266069">
                <text:p>12660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949472">
                <text:p>37949472</text:p>
              </table:table-cell>
              <table:table-cell office:value-type="float" office:value="5696986">
                <text:p>56969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130141">
                <text:p>34130141</text:p>
              </table:table-cell>
              <table:table-cell office:value-type="float" office:value="1886881">
                <text:p>18868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223260">
                <text:p>38223260</text:p>
              </table:table-cell>
              <table:table-cell office:value-type="float" office:value="5086087">
                <text:p>50860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81157">
                <text:p>34781157</text:p>
              </table:table-cell>
              <table:table-cell office:value-type="float" office:value="1216022">
                <text:p>12160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914423">
                <text:p>38914423</text:p>
              </table:table-cell>
              <table:table-cell office:value-type="float" office:value="1253772">
                <text:p>12537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644492">
                <text:p>38644492</text:p>
              </table:table-cell>
              <table:table-cell office:value-type="float" office:value="1203799">
                <text:p>12037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908366">
                <text:p>38908366</text:p>
              </table:table-cell>
              <table:table-cell office:value-type="float" office:value="1210391">
                <text:p>12103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917676">
                <text:p>38917676</text:p>
              </table:table-cell>
              <table:table-cell office:value-type="float" office:value="1212670">
                <text:p>12126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669463">
                <text:p>38669463</text:p>
              </table:table-cell>
              <table:table-cell office:value-type="float" office:value="2860048">
                <text:p>28600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649144">
                <text:p>37649144</text:p>
              </table:table-cell>
              <table:table-cell office:value-type="float" office:value="3716459">
                <text:p>37164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55360">
                <text:p>35655360</text:p>
              </table:table-cell>
              <table:table-cell office:value-type="float" office:value="3653975">
                <text:p>36539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843813">
                <text:p>36843813</text:p>
              </table:table-cell>
              <table:table-cell office:value-type="float" office:value="4506219">
                <text:p>45062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059210">
                <text:p>35059210</text:p>
              </table:table-cell>
              <table:table-cell office:value-type="float" office:value="2220042">
                <text:p>22200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424253">
                <text:p>37424253</text:p>
              </table:table-cell>
              <table:table-cell office:value-type="float" office:value="3634643">
                <text:p>36346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950118">
                <text:p>36950118</text:p>
              </table:table-cell>
              <table:table-cell office:value-type="float" office:value="1762301">
                <text:p>17623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852938">
                <text:p>37852938</text:p>
              </table:table-cell>
              <table:table-cell office:value-type="float" office:value="3239132">
                <text:p>32391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781310">
                <text:p>36781310</text:p>
              </table:table-cell>
              <table:table-cell office:value-type="float" office:value="2752434">
                <text:p>27524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871426">
                <text:p>36871426</text:p>
              </table:table-cell>
              <table:table-cell office:value-type="float" office:value="3669916">
                <text:p>36699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871109">
                <text:p>36871109</text:p>
              </table:table-cell>
              <table:table-cell office:value-type="float" office:value="3549975">
                <text:p>35499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855841">
                <text:p>35855841</text:p>
              </table:table-cell>
              <table:table-cell office:value-type="float" office:value="2543528">
                <text:p>25435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838322">
                <text:p>37838322</text:p>
              </table:table-cell>
              <table:table-cell office:value-type="float" office:value="3300775">
                <text:p>33007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547391">
                <text:p>36547391</text:p>
              </table:table-cell>
              <table:table-cell office:value-type="float" office:value="2749719">
                <text:p>27497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860372">
                <text:p>36860372</text:p>
              </table:table-cell>
              <table:table-cell office:value-type="float" office:value="3670318">
                <text:p>36703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796508">
                <text:p>36796508</text:p>
              </table:table-cell>
              <table:table-cell office:value-type="float" office:value="2805546">
                <text:p>28055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832575">
                <text:p>36832575</text:p>
              </table:table-cell>
              <table:table-cell office:value-type="float" office:value="1967998">
                <text:p>19679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052926">
                <text:p>38052926</text:p>
              </table:table-cell>
              <table:table-cell office:value-type="float" office:value="1874107">
                <text:p>18741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210409">
                <text:p>38210409</text:p>
              </table:table-cell>
              <table:table-cell office:value-type="float" office:value="3334912">
                <text:p>33349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378161">
                <text:p>36378161</text:p>
              </table:table-cell>
              <table:table-cell office:value-type="float" office:value="2734173">
                <text:p>27341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805026">
                <text:p>37805026</text:p>
              </table:table-cell>
              <table:table-cell office:value-type="float" office:value="1829064">
                <text:p>18290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114376">
                <text:p>38114376</text:p>
              </table:table-cell>
              <table:table-cell office:value-type="float" office:value="1760384">
                <text:p>17603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833977">
                <text:p>37833977</text:p>
              </table:table-cell>
              <table:table-cell office:value-type="float" office:value="1203059">
                <text:p>12030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847754">
                <text:p>38847754</text:p>
              </table:table-cell>
              <table:table-cell office:value-type="float" office:value="4805567">
                <text:p>48055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818782">
                <text:p>34818782</text:p>
              </table:table-cell>
              <table:table-cell office:value-type="float" office:value="1206268">
                <text:p>12062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860377">
                <text:p>38860377</text:p>
              </table:table-cell>
              <table:table-cell office:value-type="float" office:value="1208066">
                <text:p>12080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968902">
                <text:p>38968902</text:p>
              </table:table-cell>
              <table:table-cell office:value-type="float" office:value="1201042">
                <text:p>12010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845379">
                <text:p>38845379</text:p>
              </table:table-cell>
              <table:table-cell office:value-type="float" office:value="1220229">
                <text:p>12202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783694">
                <text:p>38783694</text:p>
              </table:table-cell>
              <table:table-cell office:value-type="float" office:value="1204439">
                <text:p>12044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840823">
                <text:p>38840823</text:p>
              </table:table-cell>
              <table:table-cell office:value-type="float" office:value="2358527">
                <text:p>23585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814057">
                <text:p>37814057</text:p>
              </table:table-cell>
              <table:table-cell office:value-type="float" office:value="3250277">
                <text:p>32502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312340">
                <text:p>36312340</text:p>
              </table:table-cell>
              <table:table-cell office:value-type="float" office:value="2744004">
                <text:p>27440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404411">
                <text:p>37404411</text:p>
              </table:table-cell>
              <table:table-cell office:value-type="float" office:value="4016650">
                <text:p>40166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859062">
                <text:p>35859062</text:p>
              </table:table-cell>
              <table:table-cell office:value-type="float" office:value="1190170">
                <text:p>11901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223947">
                <text:p>38223947</text:p>
              </table:table-cell>
              <table:table-cell office:value-type="float" office:value="5464138">
                <text:p>54641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184799">
                <text:p>38184799</text:p>
              </table:table-cell>
              <table:table-cell office:value-type="float" office:value="4015602">
                <text:p>40156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493913">
                <text:p>32493913</text:p>
              </table:table-cell>
              <table:table-cell office:value-type="float" office:value="5180976">
                <text:p>51809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417238">
                <text:p>35417238</text:p>
              </table:table-cell>
              <table:table-cell office:value-type="float" office:value="4625261">
                <text:p>46252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761473">
                <text:p>34761473</text:p>
              </table:table-cell>
              <table:table-cell office:value-type="float" office:value="1808486">
                <text:p>18084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555852">
                <text:p>38555852</text:p>
              </table:table-cell>
              <table:table-cell office:value-type="float" office:value="2489596">
                <text:p>24895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725023">
                <text:p>37725023</text:p>
              </table:table-cell>
              <table:table-cell office:value-type="float" office:value="3189098">
                <text:p>31890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073537">
                <text:p>36073537</text:p>
              </table:table-cell>
              <table:table-cell office:value-type="float" office:value="6111464">
                <text:p>61114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10824">
                <text:p>34110824</text:p>
              </table:table-cell>
              <table:table-cell office:value-type="float" office:value="3619335">
                <text:p>36193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043084">
                <text:p>36043084</text:p>
              </table:table-cell>
              <table:table-cell office:value-type="float" office:value="6717522">
                <text:p>67175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960954">
                <text:p>32960954</text:p>
              </table:table-cell>
              <table:table-cell office:value-type="float" office:value="2320059">
                <text:p>2320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293cm" svg:height="16.822cm" xlink:href=".." xlink:type="simple" chart:class="chart:bar" chart:style-name="ch1">
        <chart:legend chart:legend-position="end" svg:x="38.215cm" svg:y="7.863cm" style:legend-expansion="high" chart:style-name="ch2"/>
        <chart:plot-area chart:style-name="ch3" table:cell-range-address="test_2.A1:test_2.B239" svg:x="0.805cm" svg:y="0.336cm" svg:width="36.605cm" svg:height="16.15cm">
          <chartooo:coordinate-region svg:x="2.723cm" svg:y="0.457cm" svg:width="34.687cm" svg:height="15.0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2.A1:test_2.A239" chart:class="chart:bar">
            <chart:data-point chart:repeated="239"/>
          </chart:series>
          <chart:series chart:style-name="ch8" chart:values-cell-range-address="test_2.B1:test_2.B239" chart:class="chart:bar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26173">
                <text:p>40926173</text:p>
                <draw:g>
                  <svg:desc>test_2.A1:test_2.A239</svg:desc>
                </draw:g>
              </table:table-cell>
              <table:table-cell office:value-type="float" office:value="17152">
                <text:p>17152</text:p>
                <draw:g>
                  <svg:desc>test_2.B1:test_2.B2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60519">
                <text:p>39160519</text:p>
              </table:table-cell>
              <table:table-cell office:value-type="float" office:value="17272">
                <text:p>17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18308">
                <text:p>40118308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47958">
                <text:p>40147958</text:p>
              </table:table-cell>
              <table:table-cell office:value-type="float" office:value="57871">
                <text:p>5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45355">
                <text:p>40245355</text:p>
              </table:table-cell>
              <table:table-cell office:value-type="float" office:value="30399">
                <text:p>30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98261">
                <text:p>40098261</text:p>
              </table:table-cell>
              <table:table-cell office:value-type="float" office:value="20485">
                <text:p>20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121938">
                <text:p>39121938</text:p>
              </table:table-cell>
              <table:table-cell office:value-type="float" office:value="17592">
                <text:p>17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210645">
                <text:p>40210645</text:p>
              </table:table-cell>
              <table:table-cell office:value-type="float" office:value="41937">
                <text:p>41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61572">
                <text:p>39961572</text:p>
              </table:table-cell>
              <table:table-cell office:value-type="float" office:value="38745">
                <text:p>38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34773">
                <text:p>39834773</text:p>
              </table:table-cell>
              <table:table-cell office:value-type="float" office:value="71886">
                <text:p>71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28386">
                <text:p>39928386</text:p>
              </table:table-cell>
              <table:table-cell office:value-type="float" office:value="66804">
                <text:p>66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32901">
                <text:p>39932901</text:p>
              </table:table-cell>
              <table:table-cell office:value-type="float" office:value="37875">
                <text:p>37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791067">
                <text:p>39791067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823521">
                <text:p>39823521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754504">
                <text:p>40754504</text:p>
              </table:table-cell>
              <table:table-cell office:value-type="float" office:value="37673">
                <text:p>37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862161">
                <text:p>39862161</text:p>
              </table:table-cell>
              <table:table-cell office:value-type="float" office:value="15805">
                <text:p>15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149973">
                <text:p>39149973</text:p>
              </table:table-cell>
              <table:table-cell office:value-type="float" office:value="18653">
                <text:p>18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50073">
                <text:p>39950073</text:p>
              </table:table-cell>
              <table:table-cell office:value-type="float" office:value="16228">
                <text:p>16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1719">
                <text:p>40001719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35634">
                <text:p>40135634</text:p>
              </table:table-cell>
              <table:table-cell office:value-type="float" office:value="21574">
                <text:p>215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742434">
                <text:p>39742434</text:p>
              </table:table-cell>
              <table:table-cell office:value-type="float" office:value="80235">
                <text:p>80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63201">
                <text:p>39963201</text:p>
              </table:table-cell>
              <table:table-cell office:value-type="float" office:value="33188">
                <text:p>33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75461">
                <text:p>40075461</text:p>
              </table:table-cell>
              <table:table-cell office:value-type="float" office:value="30207">
                <text:p>30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01884">
                <text:p>39901884</text:p>
              </table:table-cell>
              <table:table-cell office:value-type="float" office:value="30184">
                <text:p>30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95132">
                <text:p>40595132</text:p>
              </table:table-cell>
              <table:table-cell office:value-type="float" office:value="19583">
                <text:p>19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06038">
                <text:p>39806038</text:p>
              </table:table-cell>
              <table:table-cell office:value-type="float" office:value="18862">
                <text:p>18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435785">
                <text:p>39435785</text:p>
              </table:table-cell>
              <table:table-cell office:value-type="float" office:value="43228">
                <text:p>43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157872">
                <text:p>40157872</text:p>
              </table:table-cell>
              <table:table-cell office:value-type="float" office:value="18120">
                <text:p>18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578889">
                <text:p>39578889</text:p>
              </table:table-cell>
              <table:table-cell office:value-type="float" office:value="16855">
                <text:p>16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67471">
                <text:p>40067471</text:p>
              </table:table-cell>
              <table:table-cell office:value-type="float" office:value="26694">
                <text:p>26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22474">
                <text:p>39922474</text:p>
              </table:table-cell>
              <table:table-cell office:value-type="float" office:value="23592">
                <text:p>235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77775">
                <text:p>39977775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242932">
                <text:p>40242932</text:p>
              </table:table-cell>
              <table:table-cell office:value-type="float" office:value="77437">
                <text:p>77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746161">
                <text:p>39746161</text:p>
              </table:table-cell>
              <table:table-cell office:value-type="float" office:value="33142">
                <text:p>33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201820">
                <text:p>40201820</text:p>
              </table:table-cell>
              <table:table-cell office:value-type="float" office:value="38319">
                <text:p>38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573990">
                <text:p>39573990</text:p>
              </table:table-cell>
              <table:table-cell office:value-type="float" office:value="28747">
                <text:p>287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81329">
                <text:p>39881329</text:p>
              </table:table-cell>
              <table:table-cell office:value-type="float" office:value="30201">
                <text:p>30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157123">
                <text:p>40157123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32555">
                <text:p>40432555</text:p>
              </table:table-cell>
              <table:table-cell office:value-type="float" office:value="37670">
                <text:p>376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84117">
                <text:p>39984117</text:p>
              </table:table-cell>
              <table:table-cell office:value-type="float" office:value="19398">
                <text:p>19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28313">
                <text:p>39928313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125443">
                <text:p>39125443</text:p>
              </table:table-cell>
              <table:table-cell office:value-type="float" office:value="19848">
                <text:p>19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303627">
                <text:p>40303627</text:p>
              </table:table-cell>
              <table:table-cell office:value-type="float" office:value="37063">
                <text:p>37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841256">
                <text:p>39841256</text:p>
              </table:table-cell>
              <table:table-cell office:value-type="float" office:value="30296">
                <text:p>30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49675">
                <text:p>40549675</text:p>
              </table:table-cell>
              <table:table-cell office:value-type="float" office:value="40450">
                <text:p>40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378861">
                <text:p>39378861</text:p>
              </table:table-cell>
              <table:table-cell office:value-type="float" office:value="42271">
                <text:p>42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750349">
                <text:p>39750349</text:p>
              </table:table-cell>
              <table:table-cell office:value-type="float" office:value="27730">
                <text:p>277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790589">
                <text:p>39790589</text:p>
              </table:table-cell>
              <table:table-cell office:value-type="float" office:value="18446">
                <text:p>184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98036">
                <text:p>39998036</text:p>
              </table:table-cell>
              <table:table-cell office:value-type="float" office:value="16979">
                <text:p>16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21028">
                <text:p>3992102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164818">
                <text:p>40164818</text:p>
              </table:table-cell>
              <table:table-cell office:value-type="float" office:value="32187">
                <text:p>3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69867">
                <text:p>40169867</text:p>
              </table:table-cell>
              <table:table-cell office:value-type="float" office:value="18113">
                <text:p>18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166626">
                <text:p>40166626</text:p>
              </table:table-cell>
              <table:table-cell office:value-type="float" office:value="17327">
                <text:p>173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125279">
                <text:p>40125279</text:p>
              </table:table-cell>
              <table:table-cell office:value-type="float" office:value="22833">
                <text:p>228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153381">
                <text:p>40153381</text:p>
              </table:table-cell>
              <table:table-cell office:value-type="float" office:value="17338">
                <text:p>17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872962">
                <text:p>39872962</text:p>
              </table:table-cell>
              <table:table-cell office:value-type="float" office:value="33021">
                <text:p>33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259179">
                <text:p>39259179</text:p>
              </table:table-cell>
              <table:table-cell office:value-type="float" office:value="17221">
                <text:p>172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850917">
                <text:p>39850917</text:p>
              </table:table-cell>
              <table:table-cell office:value-type="float" office:value="22445">
                <text:p>22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01703">
                <text:p>39901703</text:p>
              </table:table-cell>
              <table:table-cell office:value-type="float" office:value="16535">
                <text:p>16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728672">
                <text:p>40728672</text:p>
              </table:table-cell>
              <table:table-cell office:value-type="float" office:value="29329">
                <text:p>293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543582">
                <text:p>39543582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637643">
                <text:p>39637643</text:p>
              </table:table-cell>
              <table:table-cell office:value-type="float" office:value="34792">
                <text:p>347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02481">
                <text:p>39902481</text:p>
              </table:table-cell>
              <table:table-cell office:value-type="float" office:value="16868">
                <text:p>16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786068">
                <text:p>40786068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192981">
                <text:p>39192981</text:p>
              </table:table-cell>
              <table:table-cell office:value-type="float" office:value="32375">
                <text:p>32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63778">
                <text:p>40563778</text:p>
              </table:table-cell>
              <table:table-cell office:value-type="float" office:value="19805">
                <text:p>19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368822">
                <text:p>39368822</text:p>
              </table:table-cell>
              <table:table-cell office:value-type="float" office:value="22608">
                <text:p>22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857801">
                <text:p>39857801</text:p>
              </table:table-cell>
              <table:table-cell office:value-type="float" office:value="32197">
                <text:p>32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51962">
                <text:p>39951962</text:p>
              </table:table-cell>
              <table:table-cell office:value-type="float" office:value="16965">
                <text:p>16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91497">
                <text:p>39991497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171743">
                <text:p>40171743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714324">
                <text:p>39714324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64896">
                <text:p>39964896</text:p>
              </table:table-cell>
              <table:table-cell office:value-type="float" office:value="17502">
                <text:p>17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342670">
                <text:p>40342670</text:p>
              </table:table-cell>
              <table:table-cell office:value-type="float" office:value="31894">
                <text:p>318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856495">
                <text:p>39856495</text:p>
              </table:table-cell>
              <table:table-cell office:value-type="float" office:value="16083">
                <text:p>160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650897">
                <text:p>39650897</text:p>
              </table:table-cell>
              <table:table-cell office:value-type="float" office:value="20526">
                <text:p>2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150636">
                <text:p>40150636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850945">
                <text:p>39850945</text:p>
              </table:table-cell>
              <table:table-cell office:value-type="float" office:value="16666">
                <text:p>16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62587">
                <text:p>40562587</text:p>
              </table:table-cell>
              <table:table-cell office:value-type="float" office:value="15154">
                <text:p>15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846734">
                <text:p>39846734</text:p>
              </table:table-cell>
              <table:table-cell office:value-type="float" office:value="69173">
                <text:p>69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338138">
                <text:p>39338138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69973">
                <text:p>40069973</text:p>
              </table:table-cell>
              <table:table-cell office:value-type="float" office:value="18858">
                <text:p>188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39982">
                <text:p>39939982</text:p>
              </table:table-cell>
              <table:table-cell office:value-type="float" office:value="17579">
                <text:p>175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68502">
                <text:p>39968502</text:p>
              </table:table-cell>
              <table:table-cell office:value-type="float" office:value="17517">
                <text:p>17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712709">
                <text:p>40712709</text:p>
              </table:table-cell>
              <table:table-cell office:value-type="float" office:value="30821">
                <text:p>308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162607">
                <text:p>39162607</text:p>
              </table:table-cell>
              <table:table-cell office:value-type="float" office:value="22442">
                <text:p>22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008047">
                <text:p>40008047</text:p>
              </table:table-cell>
              <table:table-cell office:value-type="float" office:value="23141">
                <text:p>23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93738">
                <text:p>39993738</text:p>
              </table:table-cell>
              <table:table-cell office:value-type="float" office:value="21167">
                <text:p>21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788368">
                <text:p>40788368</text:p>
              </table:table-cell>
              <table:table-cell office:value-type="float" office:value="37491">
                <text:p>37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361484">
                <text:p>39361484</text:p>
              </table:table-cell>
              <table:table-cell office:value-type="float" office:value="35677">
                <text:p>35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747756">
                <text:p>39747756</text:p>
              </table:table-cell>
              <table:table-cell office:value-type="float" office:value="60485">
                <text:p>60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854730">
                <text:p>39854730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823528">
                <text:p>39823528</text:p>
              </table:table-cell>
              <table:table-cell office:value-type="float" office:value="17260">
                <text:p>172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64968">
                <text:p>39964968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784461">
                <text:p>40784461</text:p>
              </table:table-cell>
              <table:table-cell office:value-type="float" office:value="15546">
                <text:p>155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146421">
                <text:p>39146421</text:p>
              </table:table-cell>
              <table:table-cell office:value-type="float" office:value="17659">
                <text:p>17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016147">
                <text:p>40016147</text:p>
              </table:table-cell>
              <table:table-cell office:value-type="float" office:value="41500">
                <text:p>41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539789">
                <text:p>40539789</text:p>
              </table:table-cell>
              <table:table-cell office:value-type="float" office:value="39346">
                <text:p>39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179185">
                <text:p>40179185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238262">
                <text:p>39238262</text:p>
              </table:table-cell>
              <table:table-cell office:value-type="float" office:value="33508">
                <text:p>33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793606">
                <text:p>39793606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891837">
                <text:p>39891837</text:p>
              </table:table-cell>
              <table:table-cell office:value-type="float" office:value="17642">
                <text:p>17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245712">
                <text:p>4024571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513108">
                <text:p>40513108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165246">
                <text:p>39165246</text:p>
              </table:table-cell>
              <table:table-cell office:value-type="float" office:value="17465">
                <text:p>174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64547">
                <text:p>40164547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801503">
                <text:p>39801503</text:p>
              </table:table-cell>
              <table:table-cell office:value-type="float" office:value="22565">
                <text:p>22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176204">
                <text:p>40176204</text:p>
              </table:table-cell>
              <table:table-cell office:value-type="float" office:value="24381">
                <text:p>243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686086">
                <text:p>39686086</text:p>
              </table:table-cell>
              <table:table-cell office:value-type="float" office:value="49608">
                <text:p>496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137721">
                <text:p>40137721</text:p>
              </table:table-cell>
              <table:table-cell office:value-type="float" office:value="16042">
                <text:p>160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320694">
                <text:p>40320694</text:p>
              </table:table-cell>
              <table:table-cell office:value-type="float" office:value="36330">
                <text:p>363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174874">
                <text:p>40174874</text:p>
              </table:table-cell>
              <table:table-cell office:value-type="float" office:value="1013492">
                <text:p>10134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383628">
                <text:p>38383628</text:p>
              </table:table-cell>
              <table:table-cell office:value-type="float" office:value="1476786">
                <text:p>1476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913907">
                <text:p>38913907</text:p>
              </table:table-cell>
              <table:table-cell office:value-type="float" office:value="1175413">
                <text:p>1175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008571">
                <text:p>39008571</text:p>
              </table:table-cell>
              <table:table-cell office:value-type="float" office:value="1108502">
                <text:p>1108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838863">
                <text:p>38838863</text:p>
              </table:table-cell>
              <table:table-cell office:value-type="float" office:value="1413115">
                <text:p>1413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763937">
                <text:p>37763937</text:p>
              </table:table-cell>
              <table:table-cell office:value-type="float" office:value="2406403">
                <text:p>2406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800682">
                <text:p>37800682</text:p>
              </table:table-cell>
              <table:table-cell office:value-type="float" office:value="1132693">
                <text:p>1132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684150">
                <text:p>38684150</text:p>
              </table:table-cell>
              <table:table-cell office:value-type="float" office:value="1190600">
                <text:p>11906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827160">
                <text:p>38827160</text:p>
              </table:table-cell>
              <table:table-cell office:value-type="float" office:value="8523933">
                <text:p>85239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43580">
                <text:p>32043580</text:p>
              </table:table-cell>
              <table:table-cell office:value-type="float" office:value="11700106">
                <text:p>11700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708748">
                <text:p>67708748</text:p>
              </table:table-cell>
              <table:table-cell office:value-type="float" office:value="4330364">
                <text:p>43303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728608">
                <text:p>35728608</text:p>
              </table:table-cell>
              <table:table-cell office:value-type="float" office:value="1397170">
                <text:p>13971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958741">
                <text:p>38958741</text:p>
              </table:table-cell>
              <table:table-cell office:value-type="float" office:value="1911346">
                <text:p>1911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974765">
                <text:p>37974765</text:p>
              </table:table-cell>
              <table:table-cell office:value-type="float" office:value="12345027">
                <text:p>12345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044719">
                <text:p>27044719</text:p>
              </table:table-cell>
              <table:table-cell office:value-type="float" office:value="4799789">
                <text:p>47997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06513">
                <text:p>34906513</text:p>
              </table:table-cell>
              <table:table-cell office:value-type="float" office:value="1939174">
                <text:p>1939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634486">
                <text:p>38634486</text:p>
              </table:table-cell>
              <table:table-cell office:value-type="float" office:value="2222976">
                <text:p>22229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936380">
                <text:p>37936380</text:p>
              </table:table-cell>
              <table:table-cell office:value-type="float" office:value="2705475">
                <text:p>2705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761565">
                <text:p>36761565</text:p>
              </table:table-cell>
              <table:table-cell office:value-type="float" office:value="11837589">
                <text:p>118375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659841">
                <text:p>28659841</text:p>
              </table:table-cell>
              <table:table-cell office:value-type="float" office:value="28375137">
                <text:p>28375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863914">
                <text:p>70863914</text:p>
              </table:table-cell>
              <table:table-cell office:value-type="float" office:value="12869413">
                <text:p>128694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320844">
                <text:p>49320844</text:p>
              </table:table-cell>
              <table:table-cell office:value-type="float" office:value="3015531">
                <text:p>3015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596442">
                <text:p>14596442</text:p>
              </table:table-cell>
              <table:table-cell office:value-type="float" office:value="4283040">
                <text:p>42830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042023">
                <text:p>36042023</text:p>
              </table:table-cell>
              <table:table-cell office:value-type="float" office:value="4157944">
                <text:p>41579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760996">
                <text:p>35760996</text:p>
              </table:table-cell>
              <table:table-cell office:value-type="float" office:value="2148749">
                <text:p>21487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737321">
                <text:p>37737321</text:p>
              </table:table-cell>
              <table:table-cell office:value-type="float" office:value="4003676">
                <text:p>4003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65076">
                <text:p>35765076</text:p>
              </table:table-cell>
              <table:table-cell office:value-type="float" office:value="4056310">
                <text:p>40563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763443">
                <text:p>35763443</text:p>
              </table:table-cell>
              <table:table-cell office:value-type="float" office:value="1881320">
                <text:p>18813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823194">
                <text:p>38823194</text:p>
              </table:table-cell>
              <table:table-cell office:value-type="float" office:value="1252896">
                <text:p>1252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930484">
                <text:p>37930484</text:p>
              </table:table-cell>
              <table:table-cell office:value-type="float" office:value="5311567">
                <text:p>53115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512996">
                <text:p>35512996</text:p>
              </table:table-cell>
              <table:table-cell office:value-type="float" office:value="1295286">
                <text:p>1295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918992">
                <text:p>37918992</text:p>
              </table:table-cell>
              <table:table-cell office:value-type="float" office:value="1653829">
                <text:p>16538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867246">
                <text:p>38867246</text:p>
              </table:table-cell>
              <table:table-cell office:value-type="float" office:value="5290460">
                <text:p>52904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766519">
                <text:p>34766519</text:p>
              </table:table-cell>
              <table:table-cell office:value-type="float" office:value="12198928">
                <text:p>121989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958329">
                <text:p>27958329</text:p>
              </table:table-cell>
              <table:table-cell office:value-type="float" office:value="14854398">
                <text:p>14854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9920682">
                <text:p>109920682</text:p>
              </table:table-cell>
              <table:table-cell office:value-type="float" office:value="2577742">
                <text:p>25777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063403">
                <text:p>36063403</text:p>
              </table:table-cell>
              <table:table-cell office:value-type="float" office:value="4894654">
                <text:p>4894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11400">
                <text:p>34911400</text:p>
              </table:table-cell>
              <table:table-cell office:value-type="float" office:value="8932149">
                <text:p>8932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695943">
                <text:p>31695943</text:p>
              </table:table-cell>
              <table:table-cell office:value-type="float" office:value="12825876">
                <text:p>128258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589546">
                <text:p>31589546</text:p>
              </table:table-cell>
              <table:table-cell office:value-type="float" office:value="13922575">
                <text:p>13922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533726">
                <text:p>68533726</text:p>
              </table:table-cell>
              <table:table-cell office:value-type="float" office:value="4920701">
                <text:p>49207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846001">
                <text:p>34846001</text:p>
              </table:table-cell>
              <table:table-cell office:value-type="float" office:value="5139625">
                <text:p>5139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813039">
                <text:p>34813039</text:p>
              </table:table-cell>
              <table:table-cell office:value-type="float" office:value="1650506">
                <text:p>16505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837614">
                <text:p>38837614</text:p>
              </table:table-cell>
              <table:table-cell office:value-type="float" office:value="7693339">
                <text:p>76933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560455">
                <text:p>32560455</text:p>
              </table:table-cell>
              <table:table-cell office:value-type="float" office:value="1396487">
                <text:p>13964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962803">
                <text:p>37962803</text:p>
              </table:table-cell>
              <table:table-cell office:value-type="float" office:value="15407756">
                <text:p>154077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329586">
                <text:p>53329586</text:p>
              </table:table-cell>
              <table:table-cell office:value-type="float" office:value="5574177">
                <text:p>55741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152889">
                <text:p>24152889</text:p>
              </table:table-cell>
              <table:table-cell office:value-type="float" office:value="3374400">
                <text:p>3374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742908">
                <text:p>25742908</text:p>
              </table:table-cell>
              <table:table-cell office:value-type="float" office:value="2849711">
                <text:p>28497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887202">
                <text:p>29887202</text:p>
              </table:table-cell>
              <table:table-cell office:value-type="float" office:value="5356233">
                <text:p>5356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812544">
                <text:p>34812544</text:p>
              </table:table-cell>
              <table:table-cell office:value-type="float" office:value="1424565">
                <text:p>14245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830918">
                <text:p>37830918</text:p>
              </table:table-cell>
              <table:table-cell office:value-type="float" office:value="1841536">
                <text:p>18415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975285">
                <text:p>37975285</text:p>
              </table:table-cell>
              <table:table-cell office:value-type="float" office:value="1730842">
                <text:p>17308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686503">
                <text:p>38686503</text:p>
              </table:table-cell>
              <table:table-cell office:value-type="float" office:value="2383093">
                <text:p>2383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884538">
                <text:p>37884538</text:p>
              </table:table-cell>
              <table:table-cell office:value-type="float" office:value="3451296">
                <text:p>34512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981350">
                <text:p>35981350</text:p>
              </table:table-cell>
              <table:table-cell office:value-type="float" office:value="2718258">
                <text:p>2718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498697">
                <text:p>37498697</text:p>
              </table:table-cell>
              <table:table-cell office:value-type="float" office:value="3259790">
                <text:p>32597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364062">
                <text:p>45364062</text:p>
              </table:table-cell>
              <table:table-cell office:value-type="float" office:value="1433710">
                <text:p>14337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8106344">
                <text:p>78106344</text:p>
              </table:table-cell>
              <table:table-cell office:value-type="float" office:value="8188877">
                <text:p>81888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333227">
                <text:p>71333227</text:p>
              </table:table-cell>
              <table:table-cell office:value-type="float" office:value="6601680">
                <text:p>6601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124797">
                <text:p>33124797</text:p>
              </table:table-cell>
              <table:table-cell office:value-type="float" office:value="4198218">
                <text:p>41982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863709">
                <text:p>35863709</text:p>
              </table:table-cell>
              <table:table-cell office:value-type="float" office:value="3217184">
                <text:p>3217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691668">
                <text:p>36691668</text:p>
              </table:table-cell>
              <table:table-cell office:value-type="float" office:value="2244710">
                <text:p>22447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694584">
                <text:p>37694584</text:p>
              </table:table-cell>
              <table:table-cell office:value-type="float" office:value="1407806">
                <text:p>14078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453235">
                <text:p>38453235</text:p>
              </table:table-cell>
              <table:table-cell office:value-type="float" office:value="1288208">
                <text:p>12882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688432">
                <text:p>38688432</text:p>
              </table:table-cell>
              <table:table-cell office:value-type="float" office:value="7064479">
                <text:p>70644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107055">
                <text:p>33107055</text:p>
              </table:table-cell>
              <table:table-cell office:value-type="float" office:value="7757545">
                <text:p>77575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827530">
                <text:p>32827530</text:p>
              </table:table-cell>
              <table:table-cell office:value-type="float" office:value="3516918">
                <text:p>35169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716559">
                <text:p>42716559</text:p>
              </table:table-cell>
              <table:table-cell office:value-type="float" office:value="12247256">
                <text:p>122472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198587">
                <text:p>63198587</text:p>
              </table:table-cell>
              <table:table-cell office:value-type="float" office:value="7134003">
                <text:p>7134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329870">
                <text:p>90329870</text:p>
              </table:table-cell>
              <table:table-cell office:value-type="float" office:value="22774249">
                <text:p>227742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327888">
                <text:p>26327888</text:p>
              </table:table-cell>
              <table:table-cell office:value-type="float" office:value="2199631">
                <text:p>21996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532853">
                <text:p>28532853</text:p>
              </table:table-cell>
              <table:table-cell office:value-type="float" office:value="5245664">
                <text:p>52456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441490">
                <text:p>34441490</text:p>
              </table:table-cell>
              <table:table-cell office:value-type="float" office:value="9674227">
                <text:p>9674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625274">
                <text:p>30625274</text:p>
              </table:table-cell>
              <table:table-cell office:value-type="float" office:value="6948261">
                <text:p>69482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750132">
                <text:p>40750132</text:p>
              </table:table-cell>
              <table:table-cell office:value-type="float" office:value="9251660">
                <text:p>92516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184392">
                <text:p>28184392</text:p>
              </table:table-cell>
              <table:table-cell office:value-type="float" office:value="2426196">
                <text:p>2426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336879">
                <text:p>32336879</text:p>
              </table:table-cell>
              <table:table-cell office:value-type="float" office:value="5304984">
                <text:p>53049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071484">
                <text:p>34071484</text:p>
              </table:table-cell>
              <table:table-cell office:value-type="float" office:value="1333346">
                <text:p>13333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874211">
                <text:p>38874211</text:p>
              </table:table-cell>
              <table:table-cell office:value-type="float" office:value="1431804">
                <text:p>14318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112013">
                <text:p>39112013</text:p>
              </table:table-cell>
              <table:table-cell office:value-type="float" office:value="7888448">
                <text:p>78884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817528">
                <text:p>31817528</text:p>
              </table:table-cell>
              <table:table-cell office:value-type="float" office:value="4873923">
                <text:p>48739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023454">
                <text:p>35023454</text:p>
              </table:table-cell>
              <table:table-cell office:value-type="float" office:value="2761434">
                <text:p>27614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906596">
                <text:p>36906596</text:p>
              </table:table-cell>
              <table:table-cell office:value-type="float" office:value="1260466">
                <text:p>12604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423555">
                <text:p>38423555</text:p>
              </table:table-cell>
              <table:table-cell office:value-type="float" office:value="2494954">
                <text:p>24949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805383">
                <text:p>37805383</text:p>
              </table:table-cell>
              <table:table-cell office:value-type="float" office:value="1754262">
                <text:p>17542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893836">
                <text:p>38893836</text:p>
              </table:table-cell>
              <table:table-cell office:value-type="float" office:value="5762101">
                <text:p>576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294754">
                <text:p>33294754</text:p>
              </table:table-cell>
              <table:table-cell office:value-type="float" office:value="2131764">
                <text:p>21317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906416">
                <text:p>37906416</text:p>
              </table:table-cell>
              <table:table-cell office:value-type="float" office:value="1142396">
                <text:p>11423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796482">
                <text:p>38796482</text:p>
              </table:table-cell>
              <table:table-cell office:value-type="float" office:value="1387117">
                <text:p>13871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359724">
                <text:p>39359724</text:p>
              </table:table-cell>
              <table:table-cell office:value-type="float" office:value="1274362">
                <text:p>12743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895089">
                <text:p>37895089</text:p>
              </table:table-cell>
              <table:table-cell office:value-type="float" office:value="2413280">
                <text:p>24132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959402">
                <text:p>37959402</text:p>
              </table:table-cell>
              <table:table-cell office:value-type="float" office:value="1515337">
                <text:p>15153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119790">
                <text:p>38119790</text:p>
              </table:table-cell>
              <table:table-cell office:value-type="float" office:value="3494178">
                <text:p>34941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826570">
                <text:p>36826570</text:p>
              </table:table-cell>
              <table:table-cell office:value-type="float" office:value="1088289">
                <text:p>10882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981491">
                <text:p>38981491</text:p>
              </table:table-cell>
              <table:table-cell office:value-type="float" office:value="1137895">
                <text:p>11378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670172">
                <text:p>38670172</text:p>
              </table:table-cell>
              <table:table-cell office:value-type="float" office:value="1401673">
                <text:p>14016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841266">
                <text:p>38841266</text:p>
              </table:table-cell>
              <table:table-cell office:value-type="float" office:value="1198061">
                <text:p>11980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333444">
                <text:p>38333444</text:p>
              </table:table-cell>
              <table:table-cell office:value-type="float" office:value="1112619">
                <text:p>11126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893154">
                <text:p>38893154</text:p>
              </table:table-cell>
              <table:table-cell office:value-type="float" office:value="1141882">
                <text:p>11418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783154">
                <text:p>38783154</text:p>
              </table:table-cell>
              <table:table-cell office:value-type="float" office:value="1680606">
                <text:p>16806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191164">
                <text:p>38191164</text:p>
              </table:table-cell>
              <table:table-cell office:value-type="float" office:value="1498605">
                <text:p>14986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626283">
                <text:p>38626283</text:p>
              </table:table-cell>
              <table:table-cell office:value-type="float" office:value="1101086">
                <text:p>11010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199727">
                <text:p>39199727</text:p>
              </table:table-cell>
              <table:table-cell office:value-type="float" office:value="1662062">
                <text:p>16620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632621">
                <text:p>38632621</text:p>
              </table:table-cell>
              <table:table-cell office:value-type="float" office:value="1128352">
                <text:p>11283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946133">
                <text:p>38946133</text:p>
              </table:table-cell>
              <table:table-cell office:value-type="float" office:value="1128659">
                <text:p>11286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725084">
                <text:p>38725084</text:p>
              </table:table-cell>
              <table:table-cell office:value-type="float" office:value="2460533">
                <text:p>24605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687245">
                <text:p>36687245</text:p>
              </table:table-cell>
              <table:table-cell office:value-type="float" office:value="1115179">
                <text:p>11151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878223">
                <text:p>38878223</text:p>
              </table:table-cell>
              <table:table-cell office:value-type="float" office:value="4721737">
                <text:p>4721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789198">
                <text:p>35789198</text:p>
              </table:table-cell>
              <table:table-cell office:value-type="float" office:value="1170027">
                <text:p>11700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948230">
                <text:p>37948230</text:p>
              </table:table-cell>
              <table:table-cell office:value-type="float" office:value="4857881">
                <text:p>48578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173004">
                <text:p>35173004</text:p>
              </table:table-cell>
              <table:table-cell office:value-type="float" office:value="1690229">
                <text:p>16902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213461">
                <text:p>39213461</text:p>
              </table:table-cell>
              <table:table-cell office:value-type="float" office:value="7504676">
                <text:p>75046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481354">
                <text:p>31481354</text:p>
              </table:table-cell>
              <table:table-cell office:value-type="float" office:value="1338158">
                <text:p>13381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625481">
                <text:p>38625481</text:p>
              </table:table-cell>
              <table:table-cell office:value-type="float" office:value="1392845">
                <text:p>13928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618691">
                <text:p>38618691</text:p>
              </table:table-cell>
              <table:table-cell office:value-type="float" office:value="1123385">
                <text:p>11233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800237">
                <text:p>38800237</text:p>
              </table:table-cell>
              <table:table-cell office:value-type="float" office:value="1162385">
                <text:p>1162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849453">
                <text:p>38849453</text:p>
              </table:table-cell>
              <table:table-cell office:value-type="float" office:value="1109682">
                <text:p>11096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792360">
                <text:p>38792360</text:p>
              </table:table-cell>
              <table:table-cell office:value-type="float" office:value="1672120">
                <text:p>16721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387202">
                <text:p>38387202</text:p>
              </table:table-cell>
              <table:table-cell office:value-type="float" office:value="1118962">
                <text:p>11189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988164">
                <text:p>38988164</text:p>
              </table:table-cell>
              <table:table-cell office:value-type="float" office:value="1120902">
                <text:p>11209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710986">
                <text:p>38710986</text:p>
              </table:table-cell>
              <table:table-cell office:value-type="float" office:value="1130327">
                <text:p>11303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889074">
                <text:p>38889074</text:p>
              </table:table-cell>
              <table:table-cell office:value-type="float" office:value="1125658">
                <text:p>11256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772113">
                <text:p>38772113</text:p>
              </table:table-cell>
              <table:table-cell office:value-type="float" office:value="2491964">
                <text:p>24919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986095">
                <text:p>37986095</text:p>
              </table:table-cell>
              <table:table-cell office:value-type="float" office:value="1214095">
                <text:p>12140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757975">
                <text:p>38757975</text:p>
              </table:table-cell>
              <table:table-cell office:value-type="float" office:value="1111200">
                <text:p>11112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974384">
                <text:p>38974384</text:p>
              </table:table-cell>
              <table:table-cell office:value-type="float" office:value="1138352">
                <text:p>11383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882965">
                <text:p>38882965</text:p>
              </table:table-cell>
              <table:table-cell office:value-type="float" office:value="2401980">
                <text:p>24019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14cm" svg:height="17.061cm" xlink:href=".." xlink:type="simple" chart:class="chart:bar" chart:style-name="ch1">
        <chart:legend chart:legend-position="end" svg:x="33.136cm" svg:y="7.982cm" style:legend-expansion="high" chart:style-name="ch2"/>
        <chart:plot-area chart:style-name="ch3" table:cell-range-address="test_3.A1:test_3.B253" svg:x="0.704cm" svg:y="0.341cm" svg:width="31.728cm" svg:height="16.379cm">
          <chartooo:coordinate-region svg:x="2.622cm" svg:y="0.462cm" svg:width="29.81cm" svg:height="15.2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3.A1:test_3.A253" chart:class="chart:bar">
            <chart:data-point chart:repeated="253"/>
          </chart:series>
          <chart:series chart:style-name="ch8" chart:values-cell-range-address="test_3.B1:test_3.B253" chart:class="chart:bar">
            <chart:data-point chart:repeated="2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68209">
                <text:p>39368209</text:p>
                <draw:g>
                  <svg:desc>test_3.A1:test_3.A253</svg:desc>
                </draw:g>
              </table:table-cell>
              <table:table-cell office:value-type="float" office:value="17101">
                <text:p>17101</text:p>
                <draw:g>
                  <svg:desc>test_3.B1:test_3.B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118456">
                <text:p>42118456</text:p>
              </table:table-cell>
              <table:table-cell office:value-type="float" office:value="15646">
                <text:p>15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59810">
                <text:p>40159810</text:p>
              </table:table-cell>
              <table:table-cell office:value-type="float" office:value="17810">
                <text:p>178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64691">
                <text:p>40164691</text:p>
              </table:table-cell>
              <table:table-cell office:value-type="float" office:value="58175">
                <text:p>58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242283">
                <text:p>39242283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55140">
                <text:p>40155140</text:p>
              </table:table-cell>
              <table:table-cell office:value-type="float" office:value="17863">
                <text:p>17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56322">
                <text:p>40156322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19468">
                <text:p>40119468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53427">
                <text:p>40153427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35175">
                <text:p>39135175</text:p>
              </table:table-cell>
              <table:table-cell office:value-type="float" office:value="32621">
                <text:p>32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158810">
                <text:p>40158810</text:p>
              </table:table-cell>
              <table:table-cell office:value-type="float" office:value="17891">
                <text:p>17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54733">
                <text:p>40154733</text:p>
              </table:table-cell>
              <table:table-cell office:value-type="float" office:value="16716">
                <text:p>16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156772">
                <text:p>40156772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158909">
                <text:p>40158909</text:p>
              </table:table-cell>
              <table:table-cell office:value-type="float" office:value="18349">
                <text:p>18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704868">
                <text:p>39704868</text:p>
              </table:table-cell>
              <table:table-cell office:value-type="float" office:value="24878">
                <text:p>24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327534">
                <text:p>40327534</text:p>
              </table:table-cell>
              <table:table-cell office:value-type="float" office:value="64241">
                <text:p>64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444451">
                <text:p>39444451</text:p>
              </table:table-cell>
              <table:table-cell office:value-type="float" office:value="39251">
                <text:p>39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222600">
                <text:p>40222600</text:p>
              </table:table-cell>
              <table:table-cell office:value-type="float" office:value="39941">
                <text:p>3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233309">
                <text:p>39233309</text:p>
              </table:table-cell>
              <table:table-cell office:value-type="float" office:value="39082">
                <text:p>39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16112">
                <text:p>40216112</text:p>
              </table:table-cell>
              <table:table-cell office:value-type="float" office:value="32498">
                <text:p>32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82647">
                <text:p>40182647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58575">
                <text:p>40158575</text:p>
              </table:table-cell>
              <table:table-cell office:value-type="float" office:value="32269">
                <text:p>32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099188">
                <text:p>39099188</text:p>
              </table:table-cell>
              <table:table-cell office:value-type="float" office:value="16015">
                <text:p>16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60774">
                <text:p>40160774</text:p>
              </table:table-cell>
              <table:table-cell office:value-type="float" office:value="17707">
                <text:p>17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220729">
                <text:p>40220729</text:p>
              </table:table-cell>
              <table:table-cell office:value-type="float" office:value="16341">
                <text:p>16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65599">
                <text:p>39965599</text:p>
              </table:table-cell>
              <table:table-cell office:value-type="float" office:value="22674">
                <text:p>22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9703">
                <text:p>40009703</text:p>
              </table:table-cell>
              <table:table-cell office:value-type="float" office:value="23424">
                <text:p>23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202078">
                <text:p>40202078</text:p>
              </table:table-cell>
              <table:table-cell office:value-type="float" office:value="88650">
                <text:p>886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792682">
                <text:p>39792682</text:p>
              </table:table-cell>
              <table:table-cell office:value-type="float" office:value="40449">
                <text:p>4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190934">
                <text:p>40190934</text:p>
              </table:table-cell>
              <table:table-cell office:value-type="float" office:value="27847">
                <text:p>27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74851">
                <text:p>39174851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165727">
                <text:p>40165727</text:p>
              </table:table-cell>
              <table:table-cell office:value-type="float" office:value="19721">
                <text:p>197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689691">
                <text:p>39689691</text:p>
              </table:table-cell>
              <table:table-cell office:value-type="float" office:value="23871">
                <text:p>23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620099">
                <text:p>40620099</text:p>
              </table:table-cell>
              <table:table-cell office:value-type="float" office:value="35993">
                <text:p>35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159191">
                <text:p>39159191</text:p>
              </table:table-cell>
              <table:table-cell office:value-type="float" office:value="17716">
                <text:p>17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816301">
                <text:p>40816301</text:p>
              </table:table-cell>
              <table:table-cell office:value-type="float" office:value="16997">
                <text:p>16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15784">
                <text:p>39515784</text:p>
              </table:table-cell>
              <table:table-cell office:value-type="float" office:value="18185">
                <text:p>18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90185">
                <text:p>39990185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59057">
                <text:p>39959057</text:p>
              </table:table-cell>
              <table:table-cell office:value-type="float" office:value="16779">
                <text:p>16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13583">
                <text:p>39913583</text:p>
              </table:table-cell>
              <table:table-cell office:value-type="float" office:value="37047">
                <text:p>370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92959">
                <text:p>39992959</text:p>
              </table:table-cell>
              <table:table-cell office:value-type="float" office:value="16283">
                <text:p>162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65485">
                <text:p>39965485</text:p>
              </table:table-cell>
              <table:table-cell office:value-type="float" office:value="16237">
                <text:p>16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835717">
                <text:p>39835717</text:p>
              </table:table-cell>
              <table:table-cell office:value-type="float" office:value="19774">
                <text:p>19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12932">
                <text:p>40012932</text:p>
              </table:table-cell>
              <table:table-cell office:value-type="float" office:value="19079">
                <text:p>19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34563">
                <text:p>40034563</text:p>
              </table:table-cell>
              <table:table-cell office:value-type="float" office:value="21382">
                <text:p>21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303155">
                <text:p>40303155</text:p>
              </table:table-cell>
              <table:table-cell office:value-type="float" office:value="78276">
                <text:p>78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20721">
                <text:p>39820721</text:p>
              </table:table-cell>
              <table:table-cell office:value-type="float" office:value="49299">
                <text:p>49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56511">
                <text:p>39956511</text:p>
              </table:table-cell>
              <table:table-cell office:value-type="float" office:value="38360">
                <text:p>383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487626">
                <text:p>39487626</text:p>
              </table:table-cell>
              <table:table-cell office:value-type="float" office:value="30897">
                <text:p>30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404381">
                <text:p>40404381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164591">
                <text:p>39164591</text:p>
              </table:table-cell>
              <table:table-cell office:value-type="float" office:value="17463">
                <text:p>17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317843">
                <text:p>40317843</text:p>
              </table:table-cell>
              <table:table-cell office:value-type="float" office:value="29869">
                <text:p>29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22332">
                <text:p>40022332</text:p>
              </table:table-cell>
              <table:table-cell office:value-type="float" office:value="17645">
                <text:p>17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22279">
                <text:p>40022279</text:p>
              </table:table-cell>
              <table:table-cell office:value-type="float" office:value="22173">
                <text:p>221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06025">
                <text:p>39906025</text:p>
              </table:table-cell>
              <table:table-cell office:value-type="float" office:value="32663">
                <text:p>32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73145">
                <text:p>40073145</text:p>
              </table:table-cell>
              <table:table-cell office:value-type="float" office:value="31456">
                <text:p>31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46440">
                <text:p>39946440</text:p>
              </table:table-cell>
              <table:table-cell office:value-type="float" office:value="21295">
                <text:p>21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799120">
                <text:p>39799120</text:p>
              </table:table-cell>
              <table:table-cell office:value-type="float" office:value="31348">
                <text:p>31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861441">
                <text:p>39861441</text:p>
              </table:table-cell>
              <table:table-cell office:value-type="float" office:value="17095">
                <text:p>170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68275">
                <text:p>40068275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60273">
                <text:p>39960273</text:p>
              </table:table-cell>
              <table:table-cell office:value-type="float" office:value="16633">
                <text:p>16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71215">
                <text:p>39971215</text:p>
              </table:table-cell>
              <table:table-cell office:value-type="float" office:value="16074">
                <text:p>16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167776">
                <text:p>40167776</text:p>
              </table:table-cell>
              <table:table-cell office:value-type="float" office:value="17739">
                <text:p>177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751840">
                <text:p>39751840</text:p>
              </table:table-cell>
              <table:table-cell office:value-type="float" office:value="33622">
                <text:p>336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262671">
                <text:p>40262671</text:p>
              </table:table-cell>
              <table:table-cell office:value-type="float" office:value="26454">
                <text:p>26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337291">
                <text:p>39337291</text:p>
              </table:table-cell>
              <table:table-cell office:value-type="float" office:value="19052">
                <text:p>19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157918">
                <text:p>40157918</text:p>
              </table:table-cell>
              <table:table-cell office:value-type="float" office:value="17165">
                <text:p>17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43209">
                <text:p>39943209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100905">
                <text:p>40100905</text:p>
              </table:table-cell>
              <table:table-cell office:value-type="float" office:value="18472">
                <text:p>18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13609">
                <text:p>40013609</text:p>
              </table:table-cell>
              <table:table-cell office:value-type="float" office:value="31517">
                <text:p>315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38366">
                <text:p>39938366</text:p>
              </table:table-cell>
              <table:table-cell office:value-type="float" office:value="17968">
                <text:p>17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79924">
                <text:p>39979924</text:p>
              </table:table-cell>
              <table:table-cell office:value-type="float" office:value="17232">
                <text:p>17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83943">
                <text:p>39883943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894800">
                <text:p>39894800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135747">
                <text:p>40135747</text:p>
              </table:table-cell>
              <table:table-cell office:value-type="float" office:value="16535">
                <text:p>16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44481">
                <text:p>39944481</text:p>
              </table:table-cell>
              <table:table-cell office:value-type="float" office:value="31883">
                <text:p>31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83301">
                <text:p>39983301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165427">
                <text:p>40165427</text:p>
              </table:table-cell>
              <table:table-cell office:value-type="float" office:value="17606">
                <text:p>176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724202">
                <text:p>39724202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20510">
                <text:p>40320510</text:p>
              </table:table-cell>
              <table:table-cell office:value-type="float" office:value="16660">
                <text:p>166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423627">
                <text:p>39423627</text:p>
              </table:table-cell>
              <table:table-cell office:value-type="float" office:value="17041">
                <text:p>170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161586">
                <text:p>40161586</text:p>
              </table:table-cell>
              <table:table-cell office:value-type="float" office:value="43588">
                <text:p>43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878146">
                <text:p>39878146</text:p>
              </table:table-cell>
              <table:table-cell office:value-type="float" office:value="16660">
                <text:p>166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57037">
                <text:p>40057037</text:p>
              </table:table-cell>
              <table:table-cell office:value-type="float" office:value="24357">
                <text:p>24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856677">
                <text:p>39856677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159972">
                <text:p>40159972</text:p>
              </table:table-cell>
              <table:table-cell office:value-type="float" office:value="16860">
                <text:p>16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158670">
                <text:p>40158670</text:p>
              </table:table-cell>
              <table:table-cell office:value-type="float" office:value="31354">
                <text:p>31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509998">
                <text:p>39509998</text:p>
              </table:table-cell>
              <table:table-cell office:value-type="float" office:value="17071">
                <text:p>17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27671">
                <text:p>40027671</text:p>
              </table:table-cell>
              <table:table-cell office:value-type="float" office:value="17289">
                <text:p>17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72677">
                <text:p>39972677</text:p>
              </table:table-cell>
              <table:table-cell office:value-type="float" office:value="16905">
                <text:p>169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50838">
                <text:p>39950838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80644">
                <text:p>39980644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766948">
                <text:p>39766948</text:p>
              </table:table-cell>
              <table:table-cell office:value-type="float" office:value="30128">
                <text:p>30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43114">
                <text:p>40143114</text:p>
              </table:table-cell>
              <table:table-cell office:value-type="float" office:value="16067">
                <text:p>16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17421">
                <text:p>39917421</text:p>
              </table:table-cell>
              <table:table-cell office:value-type="float" office:value="16445">
                <text:p>164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004913">
                <text:p>40004913</text:p>
              </table:table-cell>
              <table:table-cell office:value-type="float" office:value="16612">
                <text:p>16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14933">
                <text:p>39914933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333971">
                <text:p>40333971</text:p>
              </table:table-cell>
              <table:table-cell office:value-type="float" office:value="17064">
                <text:p>17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704703">
                <text:p>39704703</text:p>
              </table:table-cell>
              <table:table-cell office:value-type="float" office:value="46673">
                <text:p>466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39741">
                <text:p>40039741</text:p>
              </table:table-cell>
              <table:table-cell office:value-type="float" office:value="26097">
                <text:p>26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166534">
                <text:p>40166534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108981">
                <text:p>39108981</text:p>
              </table:table-cell>
              <table:table-cell office:value-type="float" office:value="18580">
                <text:p>185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158864">
                <text:p>40158864</text:p>
              </table:table-cell>
              <table:table-cell office:value-type="float" office:value="17452">
                <text:p>174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215799">
                <text:p>40215799</text:p>
              </table:table-cell>
              <table:table-cell office:value-type="float" office:value="16670">
                <text:p>166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49348">
                <text:p>39949348</text:p>
              </table:table-cell>
              <table:table-cell office:value-type="float" office:value="32138">
                <text:p>32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25438">
                <text:p>40025438</text:p>
              </table:table-cell>
              <table:table-cell office:value-type="float" office:value="16262">
                <text:p>162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57212">
                <text:p>40157212</text:p>
              </table:table-cell>
              <table:table-cell office:value-type="float" office:value="18277">
                <text:p>18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72516">
                <text:p>42972516</text:p>
              </table:table-cell>
              <table:table-cell office:value-type="float" office:value="29936">
                <text:p>299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224713">
                <text:p>36224713</text:p>
              </table:table-cell>
              <table:table-cell office:value-type="float" office:value="26864">
                <text:p>268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167054">
                <text:p>40167054</text:p>
              </table:table-cell>
              <table:table-cell office:value-type="float" office:value="1490818">
                <text:p>1490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762407">
                <text:p>38762407</text:p>
              </table:table-cell>
              <table:table-cell office:value-type="float" office:value="1628232">
                <text:p>1628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337639">
                <text:p>38337639</text:p>
              </table:table-cell>
              <table:table-cell office:value-type="float" office:value="1020908">
                <text:p>10209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917823">
                <text:p>38917823</text:p>
              </table:table-cell>
              <table:table-cell office:value-type="float" office:value="1230287">
                <text:p>1230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634910">
                <text:p>38634910</text:p>
              </table:table-cell>
              <table:table-cell office:value-type="float" office:value="1047292">
                <text:p>1047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958217">
                <text:p>38958217</text:p>
              </table:table-cell>
              <table:table-cell office:value-type="float" office:value="1189598">
                <text:p>1189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704957">
                <text:p>38704957</text:p>
              </table:table-cell>
              <table:table-cell office:value-type="float" office:value="1112784">
                <text:p>11127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824707">
                <text:p>38824707</text:p>
              </table:table-cell>
              <table:table-cell office:value-type="float" office:value="1131730">
                <text:p>11317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837511">
                <text:p>38837511</text:p>
              </table:table-cell>
              <table:table-cell office:value-type="float" office:value="15511919">
                <text:p>155119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793972">
                <text:p>31793972</text:p>
              </table:table-cell>
              <table:table-cell office:value-type="float" office:value="25792405">
                <text:p>257924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887413">
                <text:p>34887413</text:p>
              </table:table-cell>
              <table:table-cell office:value-type="float" office:value="6102105">
                <text:p>6102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83611">
                <text:p>14883611</text:p>
              </table:table-cell>
              <table:table-cell office:value-type="float" office:value="2262613">
                <text:p>22626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776515">
                <text:p>28776515</text:p>
              </table:table-cell>
              <table:table-cell office:value-type="float" office:value="1265919">
                <text:p>1265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39478">
                <text:p>38939478</text:p>
              </table:table-cell>
              <table:table-cell office:value-type="float" office:value="4316806">
                <text:p>4316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747515">
                <text:p>35747515</text:p>
              </table:table-cell>
              <table:table-cell office:value-type="float" office:value="6518610">
                <text:p>65186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66156">
                <text:p>32666156</text:p>
              </table:table-cell>
              <table:table-cell office:value-type="float" office:value="1973504">
                <text:p>1973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031325">
                <text:p>38031325</text:p>
              </table:table-cell>
              <table:table-cell office:value-type="float" office:value="6203731">
                <text:p>620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619319">
                <text:p>33619319</text:p>
              </table:table-cell>
              <table:table-cell office:value-type="float" office:value="1255930">
                <text:p>12559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017888">
                <text:p>39017888</text:p>
              </table:table-cell>
              <table:table-cell office:value-type="float" office:value="2823529">
                <text:p>28235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697172">
                <text:p>37697172</text:p>
              </table:table-cell>
              <table:table-cell office:value-type="float" office:value="1901673">
                <text:p>19016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160760">
                <text:p>38160760</text:p>
              </table:table-cell>
              <table:table-cell office:value-type="float" office:value="15947591">
                <text:p>159475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200952">
                <text:p>45200952</text:p>
              </table:table-cell>
              <table:table-cell office:value-type="float" office:value="21445171">
                <text:p>214451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493588">
                <text:p>70493588</text:p>
              </table:table-cell>
              <table:table-cell office:value-type="float" office:value="3911543">
                <text:p>39115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34255">
                <text:p>36634255</text:p>
              </table:table-cell>
              <table:table-cell office:value-type="float" office:value="5916896">
                <text:p>59168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611282">
                <text:p>33611282</text:p>
              </table:table-cell>
              <table:table-cell office:value-type="float" office:value="1405319">
                <text:p>14053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287430">
                <text:p>41287430</text:p>
              </table:table-cell>
              <table:table-cell office:value-type="float" office:value="1265849">
                <text:p>12658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61505">
                <text:p>38661505</text:p>
              </table:table-cell>
              <table:table-cell office:value-type="float" office:value="1306638">
                <text:p>13066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506053">
                <text:p>38506053</text:p>
              </table:table-cell>
              <table:table-cell office:value-type="float" office:value="1863043">
                <text:p>18630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640583">
                <text:p>37640583</text:p>
              </table:table-cell>
              <table:table-cell office:value-type="float" office:value="1177035">
                <text:p>11770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958205">
                <text:p>38958205</text:p>
              </table:table-cell>
              <table:table-cell office:value-type="float" office:value="1114755">
                <text:p>11147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374407">
                <text:p>39374407</text:p>
              </table:table-cell>
              <table:table-cell office:value-type="float" office:value="1965752">
                <text:p>19657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713068">
                <text:p>37713068</text:p>
              </table:table-cell>
              <table:table-cell office:value-type="float" office:value="1136400">
                <text:p>1136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245974">
                <text:p>39245974</text:p>
              </table:table-cell>
              <table:table-cell office:value-type="float" office:value="1162433">
                <text:p>11624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934906">
                <text:p>37934906</text:p>
              </table:table-cell>
              <table:table-cell office:value-type="float" office:value="18653221">
                <text:p>186532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669488">
                <text:p>21669488</text:p>
              </table:table-cell>
              <table:table-cell office:value-type="float" office:value="25088254">
                <text:p>250882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037856">
                <text:p>98037856</text:p>
              </table:table-cell>
              <table:table-cell office:value-type="float" office:value="6079322">
                <text:p>60793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067473">
                <text:p>32067473</text:p>
              </table:table-cell>
              <table:table-cell office:value-type="float" office:value="1746157">
                <text:p>17461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143647">
                <text:p>38143647</text:p>
              </table:table-cell>
              <table:table-cell office:value-type="float" office:value="6371568">
                <text:p>6371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945537">
                <text:p>35945537</text:p>
              </table:table-cell>
              <table:table-cell office:value-type="float" office:value="15115296">
                <text:p>15115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463029">
                <text:p>24463029</text:p>
              </table:table-cell>
              <table:table-cell office:value-type="float" office:value="19441031">
                <text:p>194410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835331">
                <text:p>70835331</text:p>
              </table:table-cell>
              <table:table-cell office:value-type="float" office:value="3868265">
                <text:p>38682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270279">
                <text:p>35270279</text:p>
              </table:table-cell>
              <table:table-cell office:value-type="float" office:value="5626496">
                <text:p>56264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802349">
                <text:p>34802349</text:p>
              </table:table-cell>
              <table:table-cell office:value-type="float" office:value="5115766">
                <text:p>51157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784723">
                <text:p>36784723</text:p>
              </table:table-cell>
              <table:table-cell office:value-type="float" office:value="6059721">
                <text:p>60597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907674">
                <text:p>33907674</text:p>
              </table:table-cell>
              <table:table-cell office:value-type="float" office:value="6258618">
                <text:p>62586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773369">
                <text:p>33773369</text:p>
              </table:table-cell>
              <table:table-cell office:value-type="float" office:value="21359512">
                <text:p>213595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851950">
                <text:p>49851950</text:p>
              </table:table-cell>
              <table:table-cell office:value-type="float" office:value="4925899">
                <text:p>49258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271373">
                <text:p>27271373</text:p>
              </table:table-cell>
              <table:table-cell office:value-type="float" office:value="2427907">
                <text:p>2427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215323">
                <text:p>15215323</text:p>
              </table:table-cell>
              <table:table-cell office:value-type="float" office:value="5340850">
                <text:p>53408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143611">
                <text:p>32143611</text:p>
              </table:table-cell>
              <table:table-cell office:value-type="float" office:value="5083582">
                <text:p>50835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699256">
                <text:p>34699256</text:p>
              </table:table-cell>
              <table:table-cell office:value-type="float" office:value="3922424">
                <text:p>39224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793928">
                <text:p>36793928</text:p>
              </table:table-cell>
              <table:table-cell office:value-type="float" office:value="2827503">
                <text:p>28275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164284">
                <text:p>37164284</text:p>
              </table:table-cell>
              <table:table-cell office:value-type="float" office:value="1663175">
                <text:p>16631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861210">
                <text:p>37861210</text:p>
              </table:table-cell>
              <table:table-cell office:value-type="float" office:value="1996571">
                <text:p>19965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33853">
                <text:p>38233853</text:p>
              </table:table-cell>
              <table:table-cell office:value-type="float" office:value="4415832">
                <text:p>44158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664190">
                <text:p>35664190</text:p>
              </table:table-cell>
              <table:table-cell office:value-type="float" office:value="4667593">
                <text:p>4667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780348">
                <text:p>34780348</text:p>
              </table:table-cell>
              <table:table-cell office:value-type="float" office:value="7937930">
                <text:p>79379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815082">
                <text:p>48815082</text:p>
              </table:table-cell>
              <table:table-cell office:value-type="float" office:value="5218948">
                <text:p>5218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107333">
                <text:p>56107333</text:p>
              </table:table-cell>
              <table:table-cell office:value-type="float" office:value="9225881">
                <text:p>92258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055854">
                <text:p>50055854</text:p>
              </table:table-cell>
              <table:table-cell office:value-type="float" office:value="5335328">
                <text:p>5335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108613">
                <text:p>36108613</text:p>
              </table:table-cell>
              <table:table-cell office:value-type="float" office:value="5563128">
                <text:p>55631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104837">
                <text:p>41104837</text:p>
              </table:table-cell>
              <table:table-cell office:value-type="float" office:value="8205855">
                <text:p>82058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359343">
                <text:p>22359343</text:p>
              </table:table-cell>
              <table:table-cell office:value-type="float" office:value="5028318">
                <text:p>5028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913989">
                <text:p>33913989</text:p>
              </table:table-cell>
              <table:table-cell office:value-type="float" office:value="7403177">
                <text:p>74031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687097">
                <text:p>32687097</text:p>
              </table:table-cell>
              <table:table-cell office:value-type="float" office:value="6774367">
                <text:p>6774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797596">
                <text:p>33797596</text:p>
              </table:table-cell>
              <table:table-cell office:value-type="float" office:value="7748531">
                <text:p>77485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663707">
                <text:p>31663707</text:p>
              </table:table-cell>
              <table:table-cell office:value-type="float" office:value="7279336">
                <text:p>7279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797725">
                <text:p>32797725</text:p>
              </table:table-cell>
              <table:table-cell office:value-type="float" office:value="6603747">
                <text:p>66037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891808">
                <text:p>53891808</text:p>
              </table:table-cell>
              <table:table-cell office:value-type="float" office:value="12247558">
                <text:p>122475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066372">
                <text:p>86066372</text:p>
              </table:table-cell>
              <table:table-cell office:value-type="float" office:value="17097058">
                <text:p>170970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450480">
                <text:p>48450480</text:p>
              </table:table-cell>
              <table:table-cell office:value-type="float" office:value="2185823">
                <text:p>2185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5360135">
                <text:p>65360135</text:p>
              </table:table-cell>
              <table:table-cell office:value-type="float" office:value="6869764">
                <text:p>68697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195474">
                <text:p>33195474</text:p>
              </table:table-cell>
              <table:table-cell office:value-type="float" office:value="3152698">
                <text:p>31526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497342">
                <text:p>36497342</text:p>
              </table:table-cell>
              <table:table-cell office:value-type="float" office:value="8862303">
                <text:p>88623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961630">
                <text:p>30961630</text:p>
              </table:table-cell>
              <table:table-cell office:value-type="float" office:value="1514609">
                <text:p>1514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920801">
                <text:p>38920801</text:p>
              </table:table-cell>
              <table:table-cell office:value-type="float" office:value="7588696">
                <text:p>75886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820189">
                <text:p>31820189</text:p>
              </table:table-cell>
              <table:table-cell office:value-type="float" office:value="4335522">
                <text:p>43355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474627">
                <text:p>35474627</text:p>
              </table:table-cell>
              <table:table-cell office:value-type="float" office:value="4882924">
                <text:p>48829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86422">
                <text:p>34986422</text:p>
              </table:table-cell>
              <table:table-cell office:value-type="float" office:value="1462505">
                <text:p>1462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37193">
                <text:p>38837193</text:p>
              </table:table-cell>
              <table:table-cell office:value-type="float" office:value="2198709">
                <text:p>21987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163169">
                <text:p>37163169</text:p>
              </table:table-cell>
              <table:table-cell office:value-type="float" office:value="4422688">
                <text:p>44226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638394">
                <text:p>35638394</text:p>
              </table:table-cell>
              <table:table-cell office:value-type="float" office:value="3835010">
                <text:p>38350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898720">
                <text:p>36898720</text:p>
              </table:table-cell>
              <table:table-cell office:value-type="float" office:value="5345263">
                <text:p>53452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277072">
                <text:p>34277072</text:p>
              </table:table-cell>
              <table:table-cell office:value-type="float" office:value="1196227">
                <text:p>1196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646895">
                <text:p>38646895</text:p>
              </table:table-cell>
              <table:table-cell office:value-type="float" office:value="1239874">
                <text:p>12398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852454">
                <text:p>38852454</text:p>
              </table:table-cell>
              <table:table-cell office:value-type="float" office:value="1124264">
                <text:p>1124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426672">
                <text:p>38426672</text:p>
              </table:table-cell>
              <table:table-cell office:value-type="float" office:value="1114200">
                <text:p>11142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205427">
                <text:p>39205427</text:p>
              </table:table-cell>
              <table:table-cell office:value-type="float" office:value="1407868">
                <text:p>14078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954449">
                <text:p>38954449</text:p>
              </table:table-cell>
              <table:table-cell office:value-type="float" office:value="1329577">
                <text:p>13295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357912">
                <text:p>38357912</text:p>
              </table:table-cell>
              <table:table-cell office:value-type="float" office:value="1562163">
                <text:p>15621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061203">
                <text:p>38061203</text:p>
              </table:table-cell>
              <table:table-cell office:value-type="float" office:value="996381">
                <text:p>9963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061763">
                <text:p>39061763</text:p>
              </table:table-cell>
              <table:table-cell office:value-type="float" office:value="1315086">
                <text:p>13150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165378">
                <text:p>39165378</text:p>
              </table:table-cell>
              <table:table-cell office:value-type="float" office:value="1044994">
                <text:p>10449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574066">
                <text:p>38574066</text:p>
              </table:table-cell>
              <table:table-cell office:value-type="float" office:value="992220">
                <text:p>9922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911337">
                <text:p>38911337</text:p>
              </table:table-cell>
              <table:table-cell office:value-type="float" office:value="975766">
                <text:p>9757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281976">
                <text:p>39281976</text:p>
              </table:table-cell>
              <table:table-cell office:value-type="float" office:value="1027519">
                <text:p>10275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287160">
                <text:p>38287160</text:p>
              </table:table-cell>
              <table:table-cell office:value-type="float" office:value="1592150">
                <text:p>15921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589051">
                <text:p>38589051</text:p>
              </table:table-cell>
              <table:table-cell office:value-type="float" office:value="1037720">
                <text:p>10377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178653">
                <text:p>39178653</text:p>
              </table:table-cell>
              <table:table-cell office:value-type="float" office:value="1219855">
                <text:p>12198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924136">
                <text:p>38924136</text:p>
              </table:table-cell>
              <table:table-cell office:value-type="float" office:value="1585052">
                <text:p>15850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114039">
                <text:p>38114039</text:p>
              </table:table-cell>
              <table:table-cell office:value-type="float" office:value="1760631">
                <text:p>17606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173844">
                <text:p>38173844</text:p>
              </table:table-cell>
              <table:table-cell office:value-type="float" office:value="1507568">
                <text:p>1507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195143">
                <text:p>39195143</text:p>
              </table:table-cell>
              <table:table-cell office:value-type="float" office:value="1504284">
                <text:p>15042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179063">
                <text:p>38179063</text:p>
              </table:table-cell>
              <table:table-cell office:value-type="float" office:value="3148717">
                <text:p>3148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882028">
                <text:p>36882028</text:p>
              </table:table-cell>
              <table:table-cell office:value-type="float" office:value="2342063">
                <text:p>2342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692684">
                <text:p>37692684</text:p>
              </table:table-cell>
              <table:table-cell office:value-type="float" office:value="2524614">
                <text:p>25246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062000">
                <text:p>37062000</text:p>
              </table:table-cell>
              <table:table-cell office:value-type="float" office:value="1206083">
                <text:p>12060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712967">
                <text:p>38712967</text:p>
              </table:table-cell>
              <table:table-cell office:value-type="float" office:value="2081645">
                <text:p>20816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604073">
                <text:p>37604073</text:p>
              </table:table-cell>
              <table:table-cell office:value-type="float" office:value="3147638">
                <text:p>31476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803011">
                <text:p>36803011</text:p>
              </table:table-cell>
              <table:table-cell office:value-type="float" office:value="2388048">
                <text:p>2388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718599">
                <text:p>37718599</text:p>
              </table:table-cell>
              <table:table-cell office:value-type="float" office:value="1627307">
                <text:p>16273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602660">
                <text:p>38602660</text:p>
              </table:table-cell>
              <table:table-cell office:value-type="float" office:value="1511398">
                <text:p>15113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379969">
                <text:p>38379969</text:p>
              </table:table-cell>
              <table:table-cell office:value-type="float" office:value="2761612">
                <text:p>27616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081504">
                <text:p>37081504</text:p>
              </table:table-cell>
              <table:table-cell office:value-type="float" office:value="1095137">
                <text:p>10951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045308">
                <text:p>39045308</text:p>
              </table:table-cell>
              <table:table-cell office:value-type="float" office:value="4605980">
                <text:p>46059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342323">
                <text:p>35342323</text:p>
              </table:table-cell>
              <table:table-cell office:value-type="float" office:value="1030562">
                <text:p>10305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416992">
                <text:p>39416992</text:p>
              </table:table-cell>
              <table:table-cell office:value-type="float" office:value="1081157">
                <text:p>10811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482786">
                <text:p>38482786</text:p>
              </table:table-cell>
              <table:table-cell office:value-type="float" office:value="1519534">
                <text:p>15195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402986">
                <text:p>38402986</text:p>
              </table:table-cell>
              <table:table-cell office:value-type="float" office:value="1084575">
                <text:p>10845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848153">
                <text:p>38848153</text:p>
              </table:table-cell>
              <table:table-cell office:value-type="float" office:value="1071255">
                <text:p>1071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023983">
                <text:p>39023983</text:p>
              </table:table-cell>
              <table:table-cell office:value-type="float" office:value="5204529">
                <text:p>52045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778503">
                <text:p>34778503</text:p>
              </table:table-cell>
              <table:table-cell office:value-type="float" office:value="1562397">
                <text:p>15623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302289">
                <text:p>38302289</text:p>
              </table:table-cell>
              <table:table-cell office:value-type="float" office:value="1068999">
                <text:p>1068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878970">
                <text:p>38878970</text:p>
              </table:table-cell>
              <table:table-cell office:value-type="float" office:value="1066400">
                <text:p>10664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972377">
                <text:p>38972377</text:p>
              </table:table-cell>
              <table:table-cell office:value-type="float" office:value="1282239">
                <text:p>12822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279905">
                <text:p>39279905</text:p>
              </table:table-cell>
              <table:table-cell office:value-type="float" office:value="1222780">
                <text:p>12227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945030">
                <text:p>37945030</text:p>
              </table:table-cell>
              <table:table-cell office:value-type="float" office:value="1045530">
                <text:p>10455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151444">
                <text:p>39151444</text:p>
              </table:table-cell>
              <table:table-cell office:value-type="float" office:value="1302718">
                <text:p>13027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649731">
                <text:p>38649731</text:p>
              </table:table-cell>
              <table:table-cell office:value-type="float" office:value="1110214">
                <text:p>11102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919908">
                <text:p>38919908</text:p>
              </table:table-cell>
              <table:table-cell office:value-type="float" office:value="1182270">
                <text:p>11822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805926">
                <text:p>38805926</text:p>
              </table:table-cell>
              <table:table-cell office:value-type="float" office:value="1056474">
                <text:p>10564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599492">
                <text:p>38599492</text:p>
              </table:table-cell>
              <table:table-cell office:value-type="float" office:value="2582268">
                <text:p>25822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322896">
                <text:p>37322896</text:p>
              </table:table-cell>
              <table:table-cell office:value-type="float" office:value="1881466">
                <text:p>18814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226147">
                <text:p>38226147</text:p>
              </table:table-cell>
              <table:table-cell office:value-type="float" office:value="1867811">
                <text:p>18678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533726">
                <text:p>38533726</text:p>
              </table:table-cell>
              <table:table-cell office:value-type="float" office:value="1218791">
                <text:p>12187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847355">
                <text:p>38847355</text:p>
              </table:table-cell>
              <table:table-cell office:value-type="float" office:value="1255442">
                <text:p>1255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251341">
                <text:p>38251341</text:p>
              </table:table-cell>
              <table:table-cell office:value-type="float" office:value="1212169">
                <text:p>1212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821994">
                <text:p>38821994</text:p>
              </table:table-cell>
              <table:table-cell office:value-type="float" office:value="2965161">
                <text:p>29651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631633">
                <text:p>37631633</text:p>
              </table:table-cell>
              <table:table-cell office:value-type="float" office:value="3448941">
                <text:p>34489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086995">
                <text:p>36086995</text:p>
              </table:table-cell>
              <table:table-cell office:value-type="float" office:value="3235256">
                <text:p>32352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221344">
                <text:p>37221344</text:p>
              </table:table-cell>
              <table:table-cell office:value-type="float" office:value="4393678">
                <text:p>43936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462190">
                <text:p>35462190</text:p>
              </table:table-cell>
              <table:table-cell office:value-type="float" office:value="2301774">
                <text:p>23017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753932">
                <text:p>36753932</text:p>
              </table:table-cell>
              <table:table-cell office:value-type="float" office:value="3761412">
                <text:p>37614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186267">
                <text:p>37186267</text:p>
              </table:table-cell>
              <table:table-cell office:value-type="float" office:value="2340174">
                <text:p>23401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52cm" style:legend-expansion="high" chart:style-name="ch2"/>
        <chart:plot-area chart:style-name="ch3" table:cell-range-address="ConvolutionsPerSec.A1:ConvolutionsPerSec.B421" svg:x="0.32cm" svg:y="0.18cm" svg:width="11.45cm" svg:height="8.64cm">
          <chartooo:coordinate-region svg:x="1.312cm" svg:y="0.379cm" svg:width="9.9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volutionsPerSec.B1:ConvolutionsPerSec.B421" chart:class="chart:scatter">
            <chart:domain table:cell-range-address="ConvolutionsPerSec.A1:ConvolutionsPerSec.A421"/>
            <chart:regression-curve chart:style-name="ch7">
              <chart:equation chart:display-equation="true" chart:display-r-square="true" svg:x="7.971cm" svg:y="0.395cm"/>
            </chart:regression-curve>
            <chart:data-point chart:repeated="4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ConvolutionsPerSec.A1:ConvolutionsPerSec.A421</svg:desc>
                </draw:g>
              </table:table-cell>
              <table:table-cell office:value-type="float" office:value="501">
                <text:p>501</text:p>
                <draw:g>
                  <svg:desc>ConvolutionsPerSec.B1:ConvolutionsPerSec.B4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">
                <text:p>67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">
                <text:p>230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">
                <text:p>20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8">
                <text:p>328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7">
                <text:p>347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3">
                <text:p>213</text:p>
              </table:table-cell>
              <table:table-cell office:value-type="float" office:value="7811">
                <text:p>7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">
                <text:p>209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5">
                <text:p>405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7">
                <text:p>417</text:p>
              </table:table-cell>
              <table:table-cell office:value-type="float" office:value="9908">
                <text:p>9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">
                <text:p>295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">
                <text:p>167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">
                <text:p>14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">
                <text:p>315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">
                <text:p>242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5">
                <text:p>265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3">
                <text:p>16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5">
                <text:p>235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">
                <text:p>243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8">
                <text:p>13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">
                <text:p>11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">
                <text:p>8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1">
                <text:p>131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">
                <text:p>117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6">
                <text:p>1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9">
                <text:p>229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4">
                <text:p>194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3">
                <text:p>26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">
                <text:p>183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">
                <text:p>207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5">
                <text:p>35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">
                <text:p>349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9">
                <text:p>379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">
                <text:p>42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">
                <text:p>101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1">
                <text:p>301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7">
                <text:p>307</text:p>
              </table:table-cell>
              <table:table-cell office:value-type="float" office:value="9853">
                <text:p>9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1">
                <text:p>15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1">
                <text:p>231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2">
                <text:p>322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8">
                <text:p>2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0">
                <text:p>260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">
                <text:p>174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">
                <text:p>15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">
                <text:p>120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">
                <text:p>113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">
                <text:p>69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">
                <text:p>8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">
                <text:p>6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">
                <text:p>87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">
                <text:p>9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">
                <text:p>64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">
                <text:p>79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">
                <text:p>78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">
                <text:p>5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">
                <text:p>5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">
                <text:p>5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">
                <text:p>7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">
                <text:p>68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">
                <text:p>9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">
                <text:p>5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">
                <text:p>50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">
                <text:p>7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">
                <text:p>72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">
                <text:p>4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">
                <text:p>6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">
                <text:p>96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0">
                <text:p>230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8">
                <text:p>27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6">
                <text:p>316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2">
                <text:p>31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0">
                <text:p>37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4">
                <text:p>384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1">
                <text:p>351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3">
                <text:p>353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">
                <text:p>300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1">
                <text:p>471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1">
                <text:p>451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9">
                <text:p>329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1">
                <text:p>261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7">
                <text:p>267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">
                <text:p>280</text:p>
              </table:table-cell>
              <table:table-cell office:value-type="float" office:value="8951">
                <text:p>89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8">
                <text:p>26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3">
                <text:p>193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">
                <text:p>149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">
                <text:p>102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">
                <text:p>7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">
                <text:p>67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4">
                <text:p>12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">
                <text:p>12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6">
                <text:p>196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">
                <text:p>240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2">
                <text:p>482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6">
                <text:p>266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5">
                <text:p>295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3">
                <text:p>353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9">
                <text:p>369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3">
                <text:p>213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">
                <text:p>205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6">
                <text:p>186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4">
                <text:p>23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2">
                <text:p>172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1">
                <text:p>231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8">
                <text:p>298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1">
                <text:p>221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3">
                <text:p>14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8">
                <text:p>118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9">
                <text:p>169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8">
                <text:p>128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">
                <text:p>118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">
                <text:p>11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">
                <text:p>97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">
                <text:p>128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">
                <text:p>11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2">
                <text:p>122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">
                <text:p>271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1">
                <text:p>191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3">
                <text:p>133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">
                <text:p>146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4">
                <text:p>12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0">
                <text:p>210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0">
                <text:p>29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">
                <text:p>18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">
                <text:p>239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4">
                <text:p>414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5">
                <text:p>335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4">
                <text:p>284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8">
                <text:p>178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9">
                <text:p>149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1">
                <text:p>15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4">
                <text:p>154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2">
                <text:p>13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1">
                <text:p>131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">
                <text:p>141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6">
                <text:p>126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">
                <text:p>109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">
                <text:p>120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6">
                <text:p>76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2">
                <text:p>92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8">
                <text:p>98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">
                <text:p>11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">
                <text:p>129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1">
                <text:p>131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">
                <text:p>11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9">
                <text:p>129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9">
                <text:p>129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3">
                <text:p>133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3">
                <text:p>13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">
                <text:p>119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6">
                <text:p>96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">
                <text:p>147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2">
                <text:p>122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">
                <text:p>141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0">
                <text:p>140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8">
                <text:p>128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0">
                <text:p>120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1">
                <text:p>111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8">
                <text:p>158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6">
                <text:p>166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2">
                <text:p>21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3">
                <text:p>223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1">
                <text:p>201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8">
                <text:p>178</text:p>
              </table:table-cell>
              <table:table-cell office:value-type="float" office:value="7909">
                <text:p>79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3">
                <text:p>29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6">
                <text:p>236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6">
                <text:p>156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2">
                <text:p>222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3">
                <text:p>183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8">
                <text:p>328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6">
                <text:p>18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3">
                <text:p>223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">
                <text:p>256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6">
                <text:p>206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">
                <text:p>157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6">
                <text:p>206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9">
                <text:p>179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8">
                <text:p>178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4">
                <text:p>194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">
                <text:p>157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">
                <text:p>212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3">
                <text:p>203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8">
                <text:p>168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5">
                <text:p>12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">
                <text:p>14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">
                <text:p>131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7">
                <text:p>167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6">
                <text:p>226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">
                <text:p>14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">
                <text:p>106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6">
                <text:p>206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8">
                <text:p>68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8">
                <text:p>8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">
                <text:p>7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3">
                <text:p>93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3">
                <text:p>163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">
                <text:p>79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1">
                <text:p>111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3">
                <text:p>103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2">
                <text:p>142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9">
                <text:p>149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1">
                <text:p>141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7">
                <text:p>147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7">
                <text:p>177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5">
                <text:p>155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0">
                <text:p>16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8">
                <text:p>158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">
                <text:p>146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9">
                <text:p>199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">
                <text:p>181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7">
                <text:p>147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5">
                <text:p>265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9">
                <text:p>179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9">
                <text:p>169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0">
                <text:p>27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1">
                <text:p>221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2">
                <text:p>232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9">
                <text:p>249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9">
                <text:p>229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3">
                <text:p>213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9">
                <text:p>169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3">
                <text:p>163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">
                <text:p>157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6">
                <text:p>246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2">
                <text:p>252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8">
                <text:p>308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5">
                <text:p>225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6">
                <text:p>246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6">
                <text:p>236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1">
                <text:p>221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3">
                <text:p>223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6">
                <text:p>14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6">
                <text:p>19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4">
                <text:p>234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6">
                <text:p>346</text:p>
              </table:table-cell>
              <table:table-cell office:value-type="float" office:value="9534">
                <text:p>95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1">
                <text:p>271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7">
                <text:p>137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0">
                <text:p>160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3">
                <text:p>14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">
                <text:p>136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2">
                <text:p>102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7">
                <text:p>12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7">
                <text:p>177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3">
                <text:p>153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4">
                <text:p>14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7">
                <text:p>197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2">
                <text:p>202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6">
                <text:p>196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">
                <text:p>170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1">
                <text:p>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2">
                <text:p>192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7">
                <text:p>237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2">
                <text:p>242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0">
                <text:p>180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0">
                <text:p>18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">
                <text:p>172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">
                <text:p>121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">
                <text:p>157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7">
                <text:p>117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4">
                <text:p>13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">
                <text:p>97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3">
                <text:p>11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4">
                <text:p>134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4">
                <text:p>94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">
                <text:p>112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5">
                <text:p>115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">
                <text:p>9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3">
                <text:p>133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1">
                <text:p>131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4">
                <text:p>94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2">
                <text:p>102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3">
                <text:p>12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">
                <text:p>180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2">
                <text:p>182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">
                <text:p>139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6">
                <text:p>146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0">
                <text:p>110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">
                <text:p>9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">
                <text:p>6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">
                <text:p>4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">
                <text:p>61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">
                <text:p>4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">
                <text:p>33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">
                <text:p>1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">
                <text:p>20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">
                <text:p>1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">
                <text:p>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">
                <text:p>15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">
                <text:p>1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">
                <text:p>1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">
                <text:p>1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">
                <text:p>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">
                <text:p>13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">
                <text:p>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">
                <text:p>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">
                <text:p>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">
                <text:p>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">
                <text:p>2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">
                <text:p>11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">
                <text:p>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">
                <text:p>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">
                <text:p>3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">
                <text:p>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">
                <text:p>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">
                <text:p>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">
                <text:p>3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">
                <text:p>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">
                <text:p>7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">
                <text:p>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">
                <text:p>3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">
                <text:p>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">
                <text:p>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">
                <text:p>6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">
                <text:p>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436">
                <text:p>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4cm" svg:height="15.387cm" xlink:href=".." xlink:type="simple" chart:class="chart:bar" chart:style-name="ch1">
        <chart:legend chart:legend-position="end" svg:x="31.362cm" svg:y="7.145cm" style:legend-expansion="high" chart:style-name="ch2"/>
        <chart:plot-area chart:style-name="ch3" table:cell-range-address="test_4.A1:test_4.B249" svg:x="0.668cm" svg:y="0.307cm" svg:width="30.026cm" svg:height="14.773cm">
          <chartooo:coordinate-region svg:x="2.401cm" svg:y="0.428cm" svg:width="28.293cm" svg:height="13.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4.A1:test_4.A249" chart:class="chart:bar">
            <chart:data-point chart:repeated="249"/>
          </chart:series>
          <chart:series chart:style-name="ch8" chart:values-cell-range-address="test_4.B1:test_4.B249" chart:class="chart:bar">
            <chart:data-point chart:repeated="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11369">
                <text:p>38411369</text:p>
                <draw:g>
                  <svg:desc>test_4.A1:test_4.A249</svg:desc>
                </draw:g>
              </table:table-cell>
              <table:table-cell office:value-type="float" office:value="17532">
                <text:p>17532</text:p>
                <draw:g>
                  <svg:desc>test_4.B1:test_4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149212">
                <text:p>40149212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14664">
                <text:p>40114664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66533">
                <text:p>40166533</text:p>
              </table:table-cell>
              <table:table-cell office:value-type="float" office:value="18970">
                <text:p>18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57177">
                <text:p>40157177</text:p>
              </table:table-cell>
              <table:table-cell office:value-type="float" office:value="57557">
                <text:p>57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03551">
                <text:p>39103551</text:p>
              </table:table-cell>
              <table:table-cell office:value-type="float" office:value="18175">
                <text:p>18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25169">
                <text:p>40125169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20192">
                <text:p>40120192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23009">
                <text:p>40123009</text:p>
              </table:table-cell>
              <table:table-cell office:value-type="float" office:value="18729">
                <text:p>18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172483">
                <text:p>40172483</text:p>
              </table:table-cell>
              <table:table-cell office:value-type="float" office:value="26815">
                <text:p>26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138703">
                <text:p>39138703</text:p>
              </table:table-cell>
              <table:table-cell office:value-type="float" office:value="54245">
                <text:p>54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89335">
                <text:p>40189335</text:p>
              </table:table-cell>
              <table:table-cell office:value-type="float" office:value="31415">
                <text:p>31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25344">
                <text:p>40325344</text:p>
              </table:table-cell>
              <table:table-cell office:value-type="float" office:value="23881">
                <text:p>23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29692">
                <text:p>39729692</text:p>
              </table:table-cell>
              <table:table-cell office:value-type="float" office:value="17183">
                <text:p>17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158671">
                <text:p>40158671</text:p>
              </table:table-cell>
              <table:table-cell office:value-type="float" office:value="17734">
                <text:p>17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40996">
                <text:p>39940996</text:p>
              </table:table-cell>
              <table:table-cell office:value-type="float" office:value="16623">
                <text:p>16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171204">
                <text:p>40171204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83899">
                <text:p>39183899</text:p>
              </table:table-cell>
              <table:table-cell office:value-type="float" office:value="26899">
                <text:p>26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37169">
                <text:p>40137169</text:p>
              </table:table-cell>
              <table:table-cell office:value-type="float" office:value="17506">
                <text:p>17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71440">
                <text:p>40171440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76029">
                <text:p>40176029</text:p>
              </table:table-cell>
              <table:table-cell office:value-type="float" office:value="20201">
                <text:p>20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31792">
                <text:p>40131792</text:p>
              </table:table-cell>
              <table:table-cell office:value-type="float" office:value="17776">
                <text:p>17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205670">
                <text:p>39205670</text:p>
              </table:table-cell>
              <table:table-cell office:value-type="float" office:value="90870">
                <text:p>908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84186">
                <text:p>40184186</text:p>
              </table:table-cell>
              <table:table-cell office:value-type="float" office:value="53153">
                <text:p>53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228187">
                <text:p>40228187</text:p>
              </table:table-cell>
              <table:table-cell office:value-type="float" office:value="40439">
                <text:p>40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20639">
                <text:p>39220639</text:p>
              </table:table-cell>
              <table:table-cell office:value-type="float" office:value="34716">
                <text:p>34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156816">
                <text:p>40156816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133137">
                <text:p>40133137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110712">
                <text:p>40110712</text:p>
              </table:table-cell>
              <table:table-cell office:value-type="float" office:value="34218">
                <text:p>34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242208">
                <text:p>40242208</text:p>
              </table:table-cell>
              <table:table-cell office:value-type="float" office:value="15684">
                <text:p>15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56996">
                <text:p>39156996</text:p>
              </table:table-cell>
              <table:table-cell office:value-type="float" office:value="17360">
                <text:p>173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390607">
                <text:p>40390607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119920">
                <text:p>40119920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129762">
                <text:p>40129762</text:p>
              </table:table-cell>
              <table:table-cell office:value-type="float" office:value="32028">
                <text:p>320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47851">
                <text:p>39647851</text:p>
              </table:table-cell>
              <table:table-cell office:value-type="float" office:value="19541">
                <text:p>19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85423">
                <text:p>39985423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148067">
                <text:p>40148067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91076">
                <text:p>39791076</text:p>
              </table:table-cell>
              <table:table-cell office:value-type="float" office:value="17414">
                <text:p>17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898514">
                <text:p>39898514</text:p>
              </table:table-cell>
              <table:table-cell office:value-type="float" office:value="15954">
                <text:p>15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26800">
                <text:p>39926800</text:p>
              </table:table-cell>
              <table:table-cell office:value-type="float" office:value="31772">
                <text:p>31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855696">
                <text:p>39855696</text:p>
              </table:table-cell>
              <table:table-cell office:value-type="float" office:value="15278">
                <text:p>15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65531">
                <text:p>40165531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54224">
                <text:p>39954224</text:p>
              </table:table-cell>
              <table:table-cell office:value-type="float" office:value="17009">
                <text:p>17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29344">
                <text:p>39929344</text:p>
              </table:table-cell>
              <table:table-cell office:value-type="float" office:value="17639">
                <text:p>176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20491">
                <text:p>39920491</text:p>
              </table:table-cell>
              <table:table-cell office:value-type="float" office:value="21295">
                <text:p>21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80849">
                <text:p>39980849</text:p>
              </table:table-cell>
              <table:table-cell office:value-type="float" office:value="38613">
                <text:p>38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57559">
                <text:p>39957559</text:p>
              </table:table-cell>
              <table:table-cell office:value-type="float" office:value="16269">
                <text:p>16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153890">
                <text:p>40153890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399822">
                <text:p>39399822</text:p>
              </table:table-cell>
              <table:table-cell office:value-type="float" office:value="15869">
                <text:p>15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306117">
                <text:p>40306117</text:p>
              </table:table-cell>
              <table:table-cell office:value-type="float" office:value="16552">
                <text:p>16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49294">
                <text:p>40049294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828062">
                <text:p>39828062</text:p>
              </table:table-cell>
              <table:table-cell office:value-type="float" office:value="30165">
                <text:p>30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75574">
                <text:p>40075574</text:p>
              </table:table-cell>
              <table:table-cell office:value-type="float" office:value="16553">
                <text:p>16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09738">
                <text:p>40009738</text:p>
              </table:table-cell>
              <table:table-cell office:value-type="float" office:value="21491">
                <text:p>214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01924">
                <text:p>39901924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732486">
                <text:p>39732486</text:p>
              </table:table-cell>
              <table:table-cell office:value-type="float" office:value="23797">
                <text:p>237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270805">
                <text:p>40270805</text:p>
              </table:table-cell>
              <table:table-cell office:value-type="float" office:value="23277">
                <text:p>23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212433">
                <text:p>40212433</text:p>
              </table:table-cell>
              <table:table-cell office:value-type="float" office:value="83316">
                <text:p>83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874965">
                <text:p>39874965</text:p>
              </table:table-cell>
              <table:table-cell office:value-type="float" office:value="36789">
                <text:p>36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754226">
                <text:p>39754226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848213">
                <text:p>39848213</text:p>
              </table:table-cell>
              <table:table-cell office:value-type="float" office:value="19263">
                <text:p>19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164005">
                <text:p>40164005</text:p>
              </table:table-cell>
              <table:table-cell office:value-type="float" office:value="19694">
                <text:p>19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160171">
                <text:p>39160171</text:p>
              </table:table-cell>
              <table:table-cell office:value-type="float" office:value="20012">
                <text:p>20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29452">
                <text:p>40029452</text:p>
              </table:table-cell>
              <table:table-cell office:value-type="float" office:value="168801">
                <text:p>168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121217">
                <text:p>40121217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205507">
                <text:p>40205507</text:p>
              </table:table-cell>
              <table:table-cell office:value-type="float" office:value="16860">
                <text:p>168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571691">
                <text:p>39571691</text:p>
              </table:table-cell>
              <table:table-cell office:value-type="float" office:value="21368">
                <text:p>21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13773">
                <text:p>40513773</text:p>
              </table:table-cell>
              <table:table-cell office:value-type="float" office:value="45641">
                <text:p>456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831486">
                <text:p>39831486</text:p>
              </table:table-cell>
              <table:table-cell office:value-type="float" office:value="21753">
                <text:p>21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73077">
                <text:p>39473077</text:p>
              </table:table-cell>
              <table:table-cell office:value-type="float" office:value="75860">
                <text:p>758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263393">
                <text:p>40263393</text:p>
              </table:table-cell>
              <table:table-cell office:value-type="float" office:value="34232">
                <text:p>34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186661">
                <text:p>40186661</text:p>
              </table:table-cell>
              <table:table-cell office:value-type="float" office:value="29059">
                <text:p>29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731810">
                <text:p>39731810</text:p>
              </table:table-cell>
              <table:table-cell office:value-type="float" office:value="28959">
                <text:p>28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882992">
                <text:p>40882992</text:p>
              </table:table-cell>
              <table:table-cell office:value-type="float" office:value="24956">
                <text:p>24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24020">
                <text:p>38824020</text:p>
              </table:table-cell>
              <table:table-cell office:value-type="float" office:value="31387">
                <text:p>313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158010">
                <text:p>40158010</text:p>
              </table:table-cell>
              <table:table-cell office:value-type="float" office:value="58313">
                <text:p>58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883849">
                <text:p>39883849</text:p>
              </table:table-cell>
              <table:table-cell office:value-type="float" office:value="30931">
                <text:p>30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607304">
                <text:p>39607304</text:p>
              </table:table-cell>
              <table:table-cell office:value-type="float" office:value="38918">
                <text:p>389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444456">
                <text:p>40444456</text:p>
              </table:table-cell>
              <table:table-cell office:value-type="float" office:value="33455">
                <text:p>33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818862">
                <text:p>39818862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39565">
                <text:p>39939565</text:p>
              </table:table-cell>
              <table:table-cell office:value-type="float" office:value="20135">
                <text:p>20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846028">
                <text:p>39846028</text:p>
              </table:table-cell>
              <table:table-cell office:value-type="float" office:value="53907">
                <text:p>53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783838">
                <text:p>39783838</text:p>
              </table:table-cell>
              <table:table-cell office:value-type="float" office:value="26088">
                <text:p>260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410049">
                <text:p>39410049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622454">
                <text:p>40622454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134146">
                <text:p>40134146</text:p>
              </table:table-cell>
              <table:table-cell office:value-type="float" office:value="28374">
                <text:p>2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90019">
                <text:p>39390019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162692">
                <text:p>40162692</text:p>
              </table:table-cell>
              <table:table-cell office:value-type="float" office:value="41688">
                <text:p>41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774900">
                <text:p>39774900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441625">
                <text:p>40441625</text:p>
              </table:table-cell>
              <table:table-cell office:value-type="float" office:value="40350">
                <text:p>403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45285">
                <text:p>40045285</text:p>
              </table:table-cell>
              <table:table-cell office:value-type="float" office:value="35325">
                <text:p>35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27530">
                <text:p>39927530</text:p>
              </table:table-cell>
              <table:table-cell office:value-type="float" office:value="32690">
                <text:p>32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621809">
                <text:p>39621809</text:p>
              </table:table-cell>
              <table:table-cell office:value-type="float" office:value="28458">
                <text:p>284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69403">
                <text:p>39969403</text:p>
              </table:table-cell>
              <table:table-cell office:value-type="float" office:value="56959">
                <text:p>569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827404">
                <text:p>39827404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17588">
                <text:p>39917588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55768">
                <text:p>39955768</text:p>
              </table:table-cell>
              <table:table-cell office:value-type="float" office:value="17317">
                <text:p>173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17755">
                <text:p>40017755</text:p>
              </table:table-cell>
              <table:table-cell office:value-type="float" office:value="18749">
                <text:p>187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37544">
                <text:p>39937544</text:p>
              </table:table-cell>
              <table:table-cell office:value-type="float" office:value="26767">
                <text:p>26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783474">
                <text:p>39783474</text:p>
              </table:table-cell>
              <table:table-cell office:value-type="float" office:value="32641">
                <text:p>32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174590">
                <text:p>40174590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11321">
                <text:p>39911321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53186">
                <text:p>39953186</text:p>
              </table:table-cell>
              <table:table-cell office:value-type="float" office:value="17051">
                <text:p>170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20968">
                <text:p>39920968</text:p>
              </table:table-cell>
              <table:table-cell office:value-type="float" office:value="18001">
                <text:p>18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33066">
                <text:p>39933066</text:p>
              </table:table-cell>
              <table:table-cell office:value-type="float" office:value="17217">
                <text:p>172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58111">
                <text:p>40058111</text:p>
              </table:table-cell>
              <table:table-cell office:value-type="float" office:value="31681">
                <text:p>316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42164">
                <text:p>39942164</text:p>
              </table:table-cell>
              <table:table-cell office:value-type="float" office:value="16679">
                <text:p>166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65456">
                <text:p>39965456</text:p>
              </table:table-cell>
              <table:table-cell office:value-type="float" office:value="16555">
                <text:p>165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692123">
                <text:p>39692123</text:p>
              </table:table-cell>
              <table:table-cell office:value-type="float" office:value="14829">
                <text:p>148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124003">
                <text:p>40124003</text:p>
              </table:table-cell>
              <table:table-cell office:value-type="float" office:value="24620">
                <text:p>246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354960">
                <text:p>40354960</text:p>
              </table:table-cell>
              <table:table-cell office:value-type="float" office:value="31112">
                <text:p>31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675089">
                <text:p>39675089</text:p>
              </table:table-cell>
              <table:table-cell office:value-type="float" office:value="16610">
                <text:p>166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097513">
                <text:p>40097513</text:p>
              </table:table-cell>
              <table:table-cell office:value-type="float" office:value="28396">
                <text:p>283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175576">
                <text:p>40175576</text:p>
              </table:table-cell>
              <table:table-cell office:value-type="float" office:value="17889">
                <text:p>178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124694">
                <text:p>39124694</text:p>
              </table:table-cell>
              <table:table-cell office:value-type="float" office:value="38975">
                <text:p>389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173947">
                <text:p>40173947</text:p>
              </table:table-cell>
              <table:table-cell office:value-type="float" office:value="614260">
                <text:p>6142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123126">
                <text:p>39123126</text:p>
              </table:table-cell>
              <table:table-cell office:value-type="float" office:value="678990">
                <text:p>6789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433348">
                <text:p>39433348</text:p>
              </table:table-cell>
              <table:table-cell office:value-type="float" office:value="876296">
                <text:p>876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400480">
                <text:p>39400480</text:p>
              </table:table-cell>
              <table:table-cell office:value-type="float" office:value="661774">
                <text:p>6617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176261">
                <text:p>39176261</text:p>
              </table:table-cell>
              <table:table-cell office:value-type="float" office:value="1010935">
                <text:p>1010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037282">
                <text:p>39037282</text:p>
              </table:table-cell>
              <table:table-cell office:value-type="float" office:value="686152">
                <text:p>686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288997">
                <text:p>39288997</text:p>
              </table:table-cell>
              <table:table-cell office:value-type="float" office:value="2215082">
                <text:p>22150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929189">
                <text:p>37929189</text:p>
              </table:table-cell>
              <table:table-cell office:value-type="float" office:value="663330">
                <text:p>6633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996967">
                <text:p>38996967</text:p>
              </table:table-cell>
              <table:table-cell office:value-type="float" office:value="2365177">
                <text:p>2365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699789">
                <text:p>37699789</text:p>
              </table:table-cell>
              <table:table-cell office:value-type="float" office:value="5673329">
                <text:p>56733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244509">
                <text:p>34244509</text:p>
              </table:table-cell>
              <table:table-cell office:value-type="float" office:value="6271149">
                <text:p>6271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094491">
                <text:p>34094491</text:p>
              </table:table-cell>
              <table:table-cell office:value-type="float" office:value="3261595">
                <text:p>32615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887254">
                <text:p>36887254</text:p>
              </table:table-cell>
              <table:table-cell office:value-type="float" office:value="1639699">
                <text:p>1639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219588">
                <text:p>38219588</text:p>
              </table:table-cell>
              <table:table-cell office:value-type="float" office:value="2734064">
                <text:p>27340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265378">
                <text:p>37265378</text:p>
              </table:table-cell>
              <table:table-cell office:value-type="float" office:value="11164156">
                <text:p>11164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192385">
                <text:p>28192385</text:p>
              </table:table-cell>
              <table:table-cell office:value-type="float" office:value="6196771">
                <text:p>61967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4060">
                <text:p>34184060</text:p>
              </table:table-cell>
              <table:table-cell office:value-type="float" office:value="2260030">
                <text:p>22600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221928">
                <text:p>37221928</text:p>
              </table:table-cell>
              <table:table-cell office:value-type="float" office:value="2256970">
                <text:p>22569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798917">
                <text:p>37798917</text:p>
              </table:table-cell>
              <table:table-cell office:value-type="float" office:value="3681760">
                <text:p>36817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228908">
                <text:p>36228908</text:p>
              </table:table-cell>
              <table:table-cell office:value-type="float" office:value="5254676">
                <text:p>52546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49683">
                <text:p>35249683</text:p>
              </table:table-cell>
              <table:table-cell office:value-type="float" office:value="6725546">
                <text:p>6725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174431">
                <text:p>33174431</text:p>
              </table:table-cell>
              <table:table-cell office:value-type="float" office:value="20868232">
                <text:p>208682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887892">
                <text:p>18887892</text:p>
              </table:table-cell>
              <table:table-cell office:value-type="float" office:value="12546663">
                <text:p>12546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328511">
                <text:p>27328511</text:p>
              </table:table-cell>
              <table:table-cell office:value-type="float" office:value="9079370">
                <text:p>90793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520267">
                <text:p>30520267</text:p>
              </table:table-cell>
              <table:table-cell office:value-type="float" office:value="3519933">
                <text:p>35199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745452">
                <text:p>36745452</text:p>
              </table:table-cell>
              <table:table-cell office:value-type="float" office:value="6539247">
                <text:p>65392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74421">
                <text:p>33274421</text:p>
              </table:table-cell>
              <table:table-cell office:value-type="float" office:value="2479512">
                <text:p>2479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78573">
                <text:p>37078573</text:p>
              </table:table-cell>
              <table:table-cell office:value-type="float" office:value="1632122">
                <text:p>16321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248299">
                <text:p>39248299</text:p>
              </table:table-cell>
              <table:table-cell office:value-type="float" office:value="3157008">
                <text:p>3157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510527">
                <text:p>36510527</text:p>
              </table:table-cell>
              <table:table-cell office:value-type="float" office:value="769080">
                <text:p>7690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264961">
                <text:p>39264961</text:p>
              </table:table-cell>
              <table:table-cell office:value-type="float" office:value="1231768">
                <text:p>12317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206208">
                <text:p>38206208</text:p>
              </table:table-cell>
              <table:table-cell office:value-type="float" office:value="1716799">
                <text:p>17167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09400">
                <text:p>38209400</text:p>
              </table:table-cell>
              <table:table-cell office:value-type="float" office:value="2460306">
                <text:p>24603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252233">
                <text:p>38252233</text:p>
              </table:table-cell>
              <table:table-cell office:value-type="float" office:value="1296488">
                <text:p>1296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232651">
                <text:p>38232651</text:p>
              </table:table-cell>
              <table:table-cell office:value-type="float" office:value="1610512">
                <text:p>1610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956353">
                <text:p>38956353</text:p>
              </table:table-cell>
              <table:table-cell office:value-type="float" office:value="6242739">
                <text:p>6242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937241">
                <text:p>32937241</text:p>
              </table:table-cell>
              <table:table-cell office:value-type="float" office:value="29981258">
                <text:p>299812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50247">
                <text:p>10250247</text:p>
              </table:table-cell>
              <table:table-cell office:value-type="float" office:value="7296880">
                <text:p>72968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405223">
                <text:p>58405223</text:p>
              </table:table-cell>
              <table:table-cell office:value-type="float" office:value="4043651">
                <text:p>40436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60121">
                <text:p>25560121</text:p>
              </table:table-cell>
              <table:table-cell office:value-type="float" office:value="10666168">
                <text:p>106661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548393">
                <text:p>24548393</text:p>
              </table:table-cell>
              <table:table-cell office:value-type="float" office:value="6207538">
                <text:p>62075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316631">
                <text:p>23316631</text:p>
              </table:table-cell>
              <table:table-cell office:value-type="float" office:value="6535477">
                <text:p>65354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207483">
                <text:p>33207483</text:p>
              </table:table-cell>
              <table:table-cell office:value-type="float" office:value="7187029">
                <text:p>71870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131335">
                <text:p>33131335</text:p>
              </table:table-cell>
              <table:table-cell office:value-type="float" office:value="4071771">
                <text:p>40717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030984">
                <text:p>35030984</text:p>
              </table:table-cell>
              <table:table-cell office:value-type="float" office:value="4281730">
                <text:p>42817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512979">
                <text:p>54512979</text:p>
              </table:table-cell>
              <table:table-cell office:value-type="float" office:value="8792490">
                <text:p>87924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230637">
                <text:p>13230637</text:p>
              </table:table-cell>
              <table:table-cell office:value-type="float" office:value="7519515">
                <text:p>7519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839114">
                <text:p>31839114</text:p>
              </table:table-cell>
              <table:table-cell office:value-type="float" office:value="1174538">
                <text:p>1174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240654">
                <text:p>39240654</text:p>
              </table:table-cell>
              <table:table-cell office:value-type="float" office:value="1020288">
                <text:p>10202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25285">
                <text:p>38225285</text:p>
              </table:table-cell>
              <table:table-cell office:value-type="float" office:value="7327581">
                <text:p>73275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70567">
                <text:p>33270567</text:p>
              </table:table-cell>
              <table:table-cell office:value-type="float" office:value="8065598">
                <text:p>80655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163917">
                <text:p>31163917</text:p>
              </table:table-cell>
              <table:table-cell office:value-type="float" office:value="19160964">
                <text:p>191609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399187">
                <text:p>21399187</text:p>
              </table:table-cell>
              <table:table-cell office:value-type="float" office:value="12691748">
                <text:p>126917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745656">
                <text:p>26745656</text:p>
              </table:table-cell>
              <table:table-cell office:value-type="float" office:value="8740539">
                <text:p>87405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274312">
                <text:p>31274312</text:p>
              </table:table-cell>
              <table:table-cell office:value-type="float" office:value="858826">
                <text:p>8588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338903">
                <text:p>39338903</text:p>
              </table:table-cell>
              <table:table-cell office:value-type="float" office:value="2269212">
                <text:p>22692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225518">
                <text:p>38225518</text:p>
              </table:table-cell>
              <table:table-cell office:value-type="float" office:value="995534">
                <text:p>995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187650">
                <text:p>38187650</text:p>
              </table:table-cell>
              <table:table-cell office:value-type="float" office:value="830045">
                <text:p>8300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404021">
                <text:p>39404021</text:p>
              </table:table-cell>
              <table:table-cell office:value-type="float" office:value="3484268">
                <text:p>34842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188808">
                <text:p>37188808</text:p>
              </table:table-cell>
              <table:table-cell office:value-type="float" office:value="856007">
                <text:p>856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224129">
                <text:p>38224129</text:p>
              </table:table-cell>
              <table:table-cell office:value-type="float" office:value="786475">
                <text:p>7864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213425">
                <text:p>39213425</text:p>
              </table:table-cell>
              <table:table-cell office:value-type="float" office:value="13811143">
                <text:p>138111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174103">
                <text:p>26174103</text:p>
              </table:table-cell>
              <table:table-cell office:value-type="float" office:value="4975290">
                <text:p>49752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470977">
                <text:p>35470977</text:p>
              </table:table-cell>
              <table:table-cell office:value-type="float" office:value="6819511">
                <text:p>68195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101450">
                <text:p>33101450</text:p>
              </table:table-cell>
              <table:table-cell office:value-type="float" office:value="9300199">
                <text:p>93001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050778">
                <text:p>30050778</text:p>
              </table:table-cell>
              <table:table-cell office:value-type="float" office:value="9133764">
                <text:p>91337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150154">
                <text:p>31150154</text:p>
              </table:table-cell>
              <table:table-cell office:value-type="float" office:value="4361346">
                <text:p>43613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174497">
                <text:p>36174497</text:p>
              </table:table-cell>
              <table:table-cell office:value-type="float" office:value="6981714">
                <text:p>6981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859688">
                <text:p>32859688</text:p>
              </table:table-cell>
              <table:table-cell office:value-type="float" office:value="1800701">
                <text:p>18007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224251">
                <text:p>38224251</text:p>
              </table:table-cell>
              <table:table-cell office:value-type="float" office:value="2806166">
                <text:p>28061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68076">
                <text:p>37168076</text:p>
              </table:table-cell>
              <table:table-cell office:value-type="float" office:value="1877428">
                <text:p>18774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180101">
                <text:p>38180101</text:p>
              </table:table-cell>
              <table:table-cell office:value-type="float" office:value="4004864">
                <text:p>4004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260908">
                <text:p>35260908</text:p>
              </table:table-cell>
              <table:table-cell office:value-type="float" office:value="3348895">
                <text:p>33488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887675">
                <text:p>36887675</text:p>
              </table:table-cell>
              <table:table-cell office:value-type="float" office:value="4920409">
                <text:p>49204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805696">
                <text:p>34805696</text:p>
              </table:table-cell>
              <table:table-cell office:value-type="float" office:value="6292195">
                <text:p>62921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881868">
                <text:p>33881868</text:p>
              </table:table-cell>
              <table:table-cell office:value-type="float" office:value="6075288">
                <text:p>60752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875257">
                <text:p>33875257</text:p>
              </table:table-cell>
              <table:table-cell office:value-type="float" office:value="9375568">
                <text:p>93755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720130">
                <text:p>30720130</text:p>
              </table:table-cell>
              <table:table-cell office:value-type="float" office:value="9752056">
                <text:p>9752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101765">
                <text:p>30101765</text:p>
              </table:table-cell>
              <table:table-cell office:value-type="float" office:value="5699422">
                <text:p>56994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613544">
                <text:p>34613544</text:p>
              </table:table-cell>
              <table:table-cell office:value-type="float" office:value="1490810">
                <text:p>14908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894424">
                <text:p>37894424</text:p>
              </table:table-cell>
              <table:table-cell office:value-type="float" office:value="9691160">
                <text:p>96911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962977">
                <text:p>30962977</text:p>
              </table:table-cell>
              <table:table-cell office:value-type="float" office:value="14969083">
                <text:p>149690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208686">
                <text:p>25208686</text:p>
              </table:table-cell>
              <table:table-cell office:value-type="float" office:value="3086851">
                <text:p>3086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358579">
                <text:p>36358579</text:p>
              </table:table-cell>
              <table:table-cell office:value-type="float" office:value="2854701">
                <text:p>28547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075228">
                <text:p>37075228</text:p>
              </table:table-cell>
              <table:table-cell office:value-type="float" office:value="5246572">
                <text:p>52465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763308">
                <text:p>34763308</text:p>
              </table:table-cell>
              <table:table-cell office:value-type="float" office:value="8048196">
                <text:p>80481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561854">
                <text:p>31561854</text:p>
              </table:table-cell>
              <table:table-cell office:value-type="float" office:value="3937598">
                <text:p>39375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453489">
                <text:p>36453489</text:p>
              </table:table-cell>
              <table:table-cell office:value-type="float" office:value="2288265">
                <text:p>2288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817962">
                <text:p>37817962</text:p>
              </table:table-cell>
              <table:table-cell office:value-type="float" office:value="1087678">
                <text:p>10876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817714">
                <text:p>38817714</text:p>
              </table:table-cell>
              <table:table-cell office:value-type="float" office:value="1572273">
                <text:p>15722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297812">
                <text:p>38297812</text:p>
              </table:table-cell>
              <table:table-cell office:value-type="float" office:value="1239563">
                <text:p>12395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776273">
                <text:p>38776273</text:p>
              </table:table-cell>
              <table:table-cell office:value-type="float" office:value="6485554">
                <text:p>64855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545871">
                <text:p>33545871</text:p>
              </table:table-cell>
              <table:table-cell office:value-type="float" office:value="824834">
                <text:p>8248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243278">
                <text:p>39243278</text:p>
              </table:table-cell>
              <table:table-cell office:value-type="float" office:value="781633">
                <text:p>7816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230138">
                <text:p>39230138</text:p>
              </table:table-cell>
              <table:table-cell office:value-type="float" office:value="877806">
                <text:p>8778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138727">
                <text:p>39138727</text:p>
              </table:table-cell>
              <table:table-cell office:value-type="float" office:value="755939">
                <text:p>7559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251433">
                <text:p>39251433</text:p>
              </table:table-cell>
              <table:table-cell office:value-type="float" office:value="811357">
                <text:p>8113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139973">
                <text:p>39139973</text:p>
              </table:table-cell>
              <table:table-cell office:value-type="float" office:value="1020200">
                <text:p>10202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904760">
                <text:p>38904760</text:p>
              </table:table-cell>
              <table:table-cell office:value-type="float" office:value="702026">
                <text:p>7020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301833">
                <text:p>39301833</text:p>
              </table:table-cell>
              <table:table-cell office:value-type="float" office:value="1542390">
                <text:p>15423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246540">
                <text:p>38246540</text:p>
              </table:table-cell>
              <table:table-cell office:value-type="float" office:value="652404">
                <text:p>6524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236722">
                <text:p>39236722</text:p>
              </table:table-cell>
              <table:table-cell office:value-type="float" office:value="646611">
                <text:p>646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278783">
                <text:p>39278783</text:p>
              </table:table-cell>
              <table:table-cell office:value-type="float" office:value="608734">
                <text:p>6087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405007">
                <text:p>39405007</text:p>
              </table:table-cell>
              <table:table-cell office:value-type="float" office:value="773326">
                <text:p>7733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396470">
                <text:p>39396470</text:p>
              </table:table-cell>
              <table:table-cell office:value-type="float" office:value="1378312">
                <text:p>13783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883201">
                <text:p>38883201</text:p>
              </table:table-cell>
              <table:table-cell office:value-type="float" office:value="629590">
                <text:p>6295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56288">
                <text:p>44456288</text:p>
              </table:table-cell>
              <table:table-cell office:value-type="float" office:value="842542">
                <text:p>8425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731881">
                <text:p>33731881</text:p>
              </table:table-cell>
              <table:table-cell office:value-type="float" office:value="608633">
                <text:p>6086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548877">
                <text:p>39548877</text:p>
              </table:table-cell>
              <table:table-cell office:value-type="float" office:value="1496914">
                <text:p>14969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527947">
                <text:p>38527947</text:p>
              </table:table-cell>
              <table:table-cell office:value-type="float" office:value="578792">
                <text:p>5787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408222">
                <text:p>39408222</text:p>
              </table:table-cell>
              <table:table-cell office:value-type="float" office:value="1098349">
                <text:p>10983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010702">
                <text:p>39010702</text:p>
              </table:table-cell>
              <table:table-cell office:value-type="float" office:value="601800">
                <text:p>6018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132895">
                <text:p>39132895</text:p>
              </table:table-cell>
              <table:table-cell office:value-type="float" office:value="2332273">
                <text:p>2332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741894">
                <text:p>37741894</text:p>
              </table:table-cell>
              <table:table-cell office:value-type="float" office:value="1349016">
                <text:p>13490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555088">
                <text:p>38555088</text:p>
              </table:table-cell>
              <table:table-cell office:value-type="float" office:value="1643374">
                <text:p>16433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460717">
                <text:p>38460717</text:p>
              </table:table-cell>
              <table:table-cell office:value-type="float" office:value="585833">
                <text:p>5858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281231">
                <text:p>39281231</text:p>
              </table:table-cell>
              <table:table-cell office:value-type="float" office:value="4251243">
                <text:p>42512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799972">
                <text:p>35799972</text:p>
              </table:table-cell>
              <table:table-cell office:value-type="float" office:value="677911">
                <text:p>6779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357875">
                <text:p>39357875</text:p>
              </table:table-cell>
              <table:table-cell office:value-type="float" office:value="610749">
                <text:p>6107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233918">
                <text:p>39233918</text:p>
              </table:table-cell>
              <table:table-cell office:value-type="float" office:value="549886">
                <text:p>5498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329321">
                <text:p>39329321</text:p>
              </table:table-cell>
              <table:table-cell office:value-type="float" office:value="570937">
                <text:p>570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611468">
                <text:p>39611468</text:p>
              </table:table-cell>
              <table:table-cell office:value-type="float" office:value="573005">
                <text:p>573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243749">
                <text:p>39243749</text:p>
              </table:table-cell>
              <table:table-cell office:value-type="float" office:value="566215">
                <text:p>5662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370769">
                <text:p>39370769</text:p>
              </table:table-cell>
              <table:table-cell office:value-type="float" office:value="1261771">
                <text:p>12617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227171">
                <text:p>39227171</text:p>
              </table:table-cell>
              <table:table-cell office:value-type="float" office:value="631908">
                <text:p>6319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250627">
                <text:p>39250627</text:p>
              </table:table-cell>
              <table:table-cell office:value-type="float" office:value="601276">
                <text:p>6012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241016">
                <text:p>39241016</text:p>
              </table:table-cell>
              <table:table-cell office:value-type="float" office:value="596560">
                <text:p>5965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215399">
                <text:p>39215399</text:p>
              </table:table-cell>
              <table:table-cell office:value-type="float" office:value="555755">
                <text:p>5557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378650">
                <text:p>39378650</text:p>
              </table:table-cell>
              <table:table-cell office:value-type="float" office:value="662194">
                <text:p>6621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512166">
                <text:p>39512166</text:p>
              </table:table-cell>
              <table:table-cell office:value-type="float" office:value="730699">
                <text:p>7306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633026">
                <text:p>39633026</text:p>
              </table:table-cell>
              <table:table-cell office:value-type="float" office:value="762551">
                <text:p>7625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603001">
                <text:p>38603001</text:p>
              </table:table-cell>
              <table:table-cell office:value-type="float" office:value="737533">
                <text:p>7375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915093">
                <text:p>38915093</text:p>
              </table:table-cell>
              <table:table-cell office:value-type="float" office:value="1047735">
                <text:p>1047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805385">
                <text:p>39805385</text:p>
              </table:table-cell>
              <table:table-cell office:value-type="float" office:value="1086116">
                <text:p>1086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148cm" svg:height="14.988cm" xlink:href=".." xlink:type="simple" chart:class="chart:bar" chart:style-name="ch1">
        <chart:legend chart:legend-position="end" svg:x="33.07cm" svg:y="6.946cm" style:legend-expansion="high" chart:style-name="ch2"/>
        <chart:plot-area chart:style-name="ch3" table:cell-range-address="test_5.A1:test_5.B218" svg:x="0.702cm" svg:y="0.299cm" svg:width="31.666cm" svg:height="14.39cm">
          <chartooo:coordinate-region svg:x="2.62cm" svg:y="0.42cm" svg:width="29.748cm" svg:height="13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5.A1:test_5.A218" chart:class="chart:bar">
            <chart:data-point chart:repeated="218"/>
          </chart:series>
          <chart:series chart:style-name="ch8" chart:values-cell-range-address="test_5.B1:test_5.B218" chart:class="chart:bar">
            <chart:data-point chart:repeated="2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18761">
                <text:p>40718761</text:p>
                <draw:g>
                  <svg:desc>test_5.A1:test_5.A218</svg:desc>
                </draw:g>
              </table:table-cell>
              <table:table-cell office:value-type="float" office:value="17389">
                <text:p>17389</text:p>
                <draw:g>
                  <svg:desc>test_5.B1:test_5.B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04378">
                <text:p>39104378</text:p>
              </table:table-cell>
              <table:table-cell office:value-type="float" office:value="15362">
                <text:p>15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28922">
                <text:p>40128922</text:p>
              </table:table-cell>
              <table:table-cell office:value-type="float" office:value="16284">
                <text:p>16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49564">
                <text:p>40149564</text:p>
              </table:table-cell>
              <table:table-cell office:value-type="float" office:value="55321">
                <text:p>55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40724">
                <text:p>40440724</text:p>
              </table:table-cell>
              <table:table-cell office:value-type="float" office:value="17611">
                <text:p>17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57155">
                <text:p>39157155</text:p>
              </table:table-cell>
              <table:table-cell office:value-type="float" office:value="17719">
                <text:p>17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11901">
                <text:p>40111901</text:p>
              </table:table-cell>
              <table:table-cell office:value-type="float" office:value="17194">
                <text:p>17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56787">
                <text:p>40156787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67629">
                <text:p>40167629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101300">
                <text:p>40101300</text:p>
              </table:table-cell>
              <table:table-cell office:value-type="float" office:value="42994">
                <text:p>4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98100">
                <text:p>39998100</text:p>
              </table:table-cell>
              <table:table-cell office:value-type="float" office:value="17353">
                <text:p>17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29178">
                <text:p>39929178</text:p>
              </table:table-cell>
              <table:table-cell office:value-type="float" office:value="16874">
                <text:p>16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65545">
                <text:p>3916554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171077">
                <text:p>40171077</text:p>
              </table:table-cell>
              <table:table-cell office:value-type="float" office:value="22339">
                <text:p>22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44915">
                <text:p>40044915</text:p>
              </table:table-cell>
              <table:table-cell office:value-type="float" office:value="24183">
                <text:p>24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47062">
                <text:p>40447062</text:p>
              </table:table-cell>
              <table:table-cell office:value-type="float" office:value="32811">
                <text:p>32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69218">
                <text:p>39969218</text:p>
              </table:table-cell>
              <table:table-cell office:value-type="float" office:value="17013">
                <text:p>17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67348">
                <text:p>39967348</text:p>
              </table:table-cell>
              <table:table-cell office:value-type="float" office:value="16928">
                <text:p>16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60644">
                <text:p>40060644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35836">
                <text:p>39935836</text:p>
              </table:table-cell>
              <table:table-cell office:value-type="float" office:value="24196">
                <text:p>24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765739">
                <text:p>39765739</text:p>
              </table:table-cell>
              <table:table-cell office:value-type="float" office:value="20672">
                <text:p>20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81692">
                <text:p>39981692</text:p>
              </table:table-cell>
              <table:table-cell office:value-type="float" office:value="37350">
                <text:p>373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99131">
                <text:p>39999131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6265">
                <text:p>40006265</text:p>
              </table:table-cell>
              <table:table-cell office:value-type="float" office:value="16351">
                <text:p>16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165260">
                <text:p>39165260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167321">
                <text:p>40167321</text:p>
              </table:table-cell>
              <table:table-cell office:value-type="float" office:value="17048">
                <text:p>17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117589">
                <text:p>40117589</text:p>
              </table:table-cell>
              <table:table-cell office:value-type="float" office:value="20197">
                <text:p>20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160056">
                <text:p>40160056</text:p>
              </table:table-cell>
              <table:table-cell office:value-type="float" office:value="31794">
                <text:p>31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179139">
                <text:p>40179139</text:p>
              </table:table-cell>
              <table:table-cell office:value-type="float" office:value="23549">
                <text:p>23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73916">
                <text:p>39173916</text:p>
              </table:table-cell>
              <table:table-cell office:value-type="float" office:value="23624">
                <text:p>23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165640">
                <text:p>40165640</text:p>
              </table:table-cell>
              <table:table-cell office:value-type="float" office:value="21146">
                <text:p>21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194827">
                <text:p>40194827</text:p>
              </table:table-cell>
              <table:table-cell office:value-type="float" office:value="35409">
                <text:p>35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211297">
                <text:p>40211297</text:p>
              </table:table-cell>
              <table:table-cell office:value-type="float" office:value="72236">
                <text:p>72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160617">
                <text:p>39160617</text:p>
              </table:table-cell>
              <table:table-cell office:value-type="float" office:value="24238">
                <text:p>24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165121">
                <text:p>40165121</text:p>
              </table:table-cell>
              <table:table-cell office:value-type="float" office:value="19232">
                <text:p>19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762903">
                <text:p>39762903</text:p>
              </table:table-cell>
              <table:table-cell office:value-type="float" office:value="15926">
                <text:p>15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752131">
                <text:p>40752131</text:p>
              </table:table-cell>
              <table:table-cell office:value-type="float" office:value="16481">
                <text:p>16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45908">
                <text:p>39945908</text:p>
              </table:table-cell>
              <table:table-cell office:value-type="float" office:value="18094">
                <text:p>18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30792">
                <text:p>39930792</text:p>
              </table:table-cell>
              <table:table-cell office:value-type="float" office:value="32169">
                <text:p>32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59956">
                <text:p>39959956</text:p>
              </table:table-cell>
              <table:table-cell office:value-type="float" office:value="18443">
                <text:p>18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49862">
                <text:p>39949862</text:p>
              </table:table-cell>
              <table:table-cell office:value-type="float" office:value="16118">
                <text:p>16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813551">
                <text:p>39813551</text:p>
              </table:table-cell>
              <table:table-cell office:value-type="float" office:value="16153">
                <text:p>16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40079">
                <text:p>40040079</text:p>
              </table:table-cell>
              <table:table-cell office:value-type="float" office:value="17173">
                <text:p>17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48008">
                <text:p>40048008</text:p>
              </table:table-cell>
              <table:table-cell office:value-type="float" office:value="18536">
                <text:p>18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55872">
                <text:p>39955872</text:p>
              </table:table-cell>
              <table:table-cell office:value-type="float" office:value="32349">
                <text:p>32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08121">
                <text:p>39908121</text:p>
              </table:table-cell>
              <table:table-cell office:value-type="float" office:value="20299">
                <text:p>20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9411">
                <text:p>40089411</text:p>
              </table:table-cell>
              <table:table-cell office:value-type="float" office:value="22188">
                <text:p>22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891101">
                <text:p>39891101</text:p>
              </table:table-cell>
              <table:table-cell office:value-type="float" office:value="27393">
                <text:p>27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99853">
                <text:p>39999853</text:p>
              </table:table-cell>
              <table:table-cell office:value-type="float" office:value="23313">
                <text:p>23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879475">
                <text:p>39879475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148815">
                <text:p>39148815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66550">
                <text:p>40166550</text:p>
              </table:table-cell>
              <table:table-cell office:value-type="float" office:value="37175">
                <text:p>37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439873">
                <text:p>40439873</text:p>
              </table:table-cell>
              <table:table-cell office:value-type="float" office:value="24955">
                <text:p>24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38441">
                <text:p>40038441</text:p>
              </table:table-cell>
              <table:table-cell office:value-type="float" office:value="23537">
                <text:p>235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13355">
                <text:p>39913355</text:p>
              </table:table-cell>
              <table:table-cell office:value-type="float" office:value="18687">
                <text:p>186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226733">
                <text:p>39226733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712318">
                <text:p>40712318</text:p>
              </table:table-cell>
              <table:table-cell office:value-type="float" office:value="32691">
                <text:p>32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164625">
                <text:p>39164625</text:p>
              </table:table-cell>
              <table:table-cell office:value-type="float" office:value="17371">
                <text:p>173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750072">
                <text:p>40750072</text:p>
              </table:table-cell>
              <table:table-cell office:value-type="float" office:value="17923">
                <text:p>17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46969">
                <text:p>39946969</text:p>
              </table:table-cell>
              <table:table-cell office:value-type="float" office:value="16831">
                <text:p>16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51269">
                <text:p>39951269</text:p>
              </table:table-cell>
              <table:table-cell office:value-type="float" office:value="16001">
                <text:p>16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90567">
                <text:p>39990567</text:p>
              </table:table-cell>
              <table:table-cell office:value-type="float" office:value="17631">
                <text:p>176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93180">
                <text:p>39993180</text:p>
              </table:table-cell>
              <table:table-cell office:value-type="float" office:value="33519">
                <text:p>335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17443">
                <text:p>39917443</text:p>
              </table:table-cell>
              <table:table-cell office:value-type="float" office:value="17732">
                <text:p>17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65573">
                <text:p>39965573</text:p>
              </table:table-cell>
              <table:table-cell office:value-type="float" office:value="18904">
                <text:p>18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36724">
                <text:p>39936724</text:p>
              </table:table-cell>
              <table:table-cell office:value-type="float" office:value="16924">
                <text:p>169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877355">
                <text:p>39877355</text:p>
              </table:table-cell>
              <table:table-cell office:value-type="float" office:value="17895">
                <text:p>17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165287">
                <text:p>39165287</text:p>
              </table:table-cell>
              <table:table-cell office:value-type="float" office:value="17441">
                <text:p>17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874187">
                <text:p>40874187</text:p>
              </table:table-cell>
              <table:table-cell office:value-type="float" office:value="35180">
                <text:p>35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59603">
                <text:p>39859603</text:p>
              </table:table-cell>
              <table:table-cell office:value-type="float" office:value="15892">
                <text:p>158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266663">
                <text:p>39266663</text:p>
              </table:table-cell>
              <table:table-cell office:value-type="float" office:value="16278">
                <text:p>162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711710">
                <text:p>40711710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44807">
                <text:p>39944807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868226">
                <text:p>39868226</text:p>
              </table:table-cell>
              <table:table-cell office:value-type="float" office:value="16490">
                <text:p>164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77470">
                <text:p>40077470</text:p>
              </table:table-cell>
              <table:table-cell office:value-type="float" office:value="49801">
                <text:p>498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96199">
                <text:p>39996199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737381">
                <text:p>39737381</text:p>
              </table:table-cell>
              <table:table-cell office:value-type="float" office:value="16763">
                <text:p>16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741204">
                <text:p>3974120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88846">
                <text:p>39588846</text:p>
              </table:table-cell>
              <table:table-cell office:value-type="float" office:value="19684">
                <text:p>19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815581">
                <text:p>40815581</text:p>
              </table:table-cell>
              <table:table-cell office:value-type="float" office:value="41947">
                <text:p>41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157212">
                <text:p>39157212</text:p>
              </table:table-cell>
              <table:table-cell office:value-type="float" office:value="73927">
                <text:p>739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710293">
                <text:p>39710293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890171">
                <text:p>40890171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35304">
                <text:p>39235304</text:p>
              </table:table-cell>
              <table:table-cell office:value-type="float" office:value="43285">
                <text:p>43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9581">
                <text:p>40549581</text:p>
              </table:table-cell>
              <table:table-cell office:value-type="float" office:value="20951">
                <text:p>20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97112">
                <text:p>39997112</text:p>
              </table:table-cell>
              <table:table-cell office:value-type="float" office:value="45394">
                <text:p>453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898933">
                <text:p>39898933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99713">
                <text:p>39099713</text:p>
              </table:table-cell>
              <table:table-cell office:value-type="float" office:value="31419">
                <text:p>31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03819">
                <text:p>39903819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100492">
                <text:p>40100492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635270">
                <text:p>40635270</text:p>
              </table:table-cell>
              <table:table-cell office:value-type="float" office:value="17007">
                <text:p>170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899928">
                <text:p>39899928</text:p>
              </table:table-cell>
              <table:table-cell office:value-type="float" office:value="33972">
                <text:p>33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34068">
                <text:p>40034068</text:p>
              </table:table-cell>
              <table:table-cell office:value-type="float" office:value="16343">
                <text:p>16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07287">
                <text:p>39907287</text:p>
              </table:table-cell>
              <table:table-cell office:value-type="float" office:value="17368">
                <text:p>173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164312">
                <text:p>39164312</text:p>
              </table:table-cell>
              <table:table-cell office:value-type="float" office:value="17755">
                <text:p>17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795825">
                <text:p>40795825</text:p>
              </table:table-cell>
              <table:table-cell office:value-type="float" office:value="19719">
                <text:p>197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086901">
                <text:p>39086901</text:p>
              </table:table-cell>
              <table:table-cell office:value-type="float" office:value="468086">
                <text:p>468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194360">
                <text:p>40194360</text:p>
              </table:table-cell>
              <table:table-cell office:value-type="float" office:value="3937899">
                <text:p>3937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803689">
                <text:p>35803689</text:p>
              </table:table-cell>
              <table:table-cell office:value-type="float" office:value="500042">
                <text:p>500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590547">
                <text:p>39590547</text:p>
              </table:table-cell>
              <table:table-cell office:value-type="float" office:value="4378376">
                <text:p>4378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614652">
                <text:p>35614652</text:p>
              </table:table-cell>
              <table:table-cell office:value-type="float" office:value="504294">
                <text:p>5042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704854">
                <text:p>39704854</text:p>
              </table:table-cell>
              <table:table-cell office:value-type="float" office:value="4044777">
                <text:p>40447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892464">
                <text:p>35892464</text:p>
              </table:table-cell>
              <table:table-cell office:value-type="float" office:value="536363">
                <text:p>536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597413">
                <text:p>39597413</text:p>
              </table:table-cell>
              <table:table-cell office:value-type="float" office:value="560769">
                <text:p>560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283480">
                <text:p>39283480</text:p>
              </table:table-cell>
              <table:table-cell office:value-type="float" office:value="601429">
                <text:p>601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556103">
                <text:p>39556103</text:p>
              </table:table-cell>
              <table:table-cell office:value-type="float" office:value="9319539">
                <text:p>93195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375367">
                <text:p>67375367</text:p>
              </table:table-cell>
              <table:table-cell office:value-type="float" office:value="3748473">
                <text:p>37484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44465">
                <text:p>10844465</text:p>
              </table:table-cell>
              <table:table-cell office:value-type="float" office:value="1883162">
                <text:p>18831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752303">
                <text:p>26752303</text:p>
              </table:table-cell>
              <table:table-cell office:value-type="float" office:value="1112103">
                <text:p>11121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782287">
                <text:p>38782287</text:p>
              </table:table-cell>
              <table:table-cell office:value-type="float" office:value="4835351">
                <text:p>48353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414614">
                <text:p>34414614</text:p>
              </table:table-cell>
              <table:table-cell office:value-type="float" office:value="6630854">
                <text:p>66308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439967">
                <text:p>33439967</text:p>
              </table:table-cell>
              <table:table-cell office:value-type="float" office:value="1464248">
                <text:p>1464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423936">
                <text:p>38423936</text:p>
              </table:table-cell>
              <table:table-cell office:value-type="float" office:value="4869338">
                <text:p>48693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07681">
                <text:p>35707681</text:p>
              </table:table-cell>
              <table:table-cell office:value-type="float" office:value="1828550">
                <text:p>18285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117027">
                <text:p>38117027</text:p>
              </table:table-cell>
              <table:table-cell office:value-type="float" office:value="7142004">
                <text:p>7142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418981">
                <text:p>32418981</text:p>
              </table:table-cell>
              <table:table-cell office:value-type="float" office:value="7514204">
                <text:p>7514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358490">
                <text:p>32358490</text:p>
              </table:table-cell>
              <table:table-cell office:value-type="float" office:value="5553574">
                <text:p>55535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741043">
                <text:p>95741043</text:p>
              </table:table-cell>
              <table:table-cell office:value-type="float" office:value="8678621">
                <text:p>8678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929793">
                <text:p>65929793</text:p>
              </table:table-cell>
              <table:table-cell office:value-type="float" office:value="2530550">
                <text:p>25305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00903">
                <text:p>10400903</text:p>
              </table:table-cell>
              <table:table-cell office:value-type="float" office:value="4518029">
                <text:p>45180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008170">
                <text:p>33008170</text:p>
              </table:table-cell>
              <table:table-cell office:value-type="float" office:value="4558034">
                <text:p>4558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348775">
                <text:p>29348775</text:p>
              </table:table-cell>
              <table:table-cell office:value-type="float" office:value="3833866">
                <text:p>3833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031485">
                <text:p>36031485</text:p>
              </table:table-cell>
              <table:table-cell office:value-type="float" office:value="1041620">
                <text:p>10416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866024">
                <text:p>38866024</text:p>
              </table:table-cell>
              <table:table-cell office:value-type="float" office:value="2118942">
                <text:p>2118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489654">
                <text:p>37489654</text:p>
              </table:table-cell>
              <table:table-cell office:value-type="float" office:value="1014056">
                <text:p>10140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857519">
                <text:p>38857519</text:p>
              </table:table-cell>
              <table:table-cell office:value-type="float" office:value="6267007">
                <text:p>62670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603787">
                <text:p>34603787</text:p>
              </table:table-cell>
              <table:table-cell office:value-type="float" office:value="1471683">
                <text:p>14716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652774">
                <text:p>37652774</text:p>
              </table:table-cell>
              <table:table-cell office:value-type="float" office:value="1633770">
                <text:p>16337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714019">
                <text:p>38714019</text:p>
              </table:table-cell>
              <table:table-cell office:value-type="float" office:value="1338723">
                <text:p>13387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545675">
                <text:p>38545675</text:p>
              </table:table-cell>
              <table:table-cell office:value-type="float" office:value="7864693">
                <text:p>78646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860831">
                <text:p>31860831</text:p>
              </table:table-cell>
              <table:table-cell office:value-type="float" office:value="11084022">
                <text:p>110840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553335">
                <text:p>28553335</text:p>
              </table:table-cell>
              <table:table-cell office:value-type="float" office:value="12330950">
                <text:p>123309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809050">
                <text:p>125809050</text:p>
              </table:table-cell>
              <table:table-cell office:value-type="float" office:value="3970019">
                <text:p>3970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498978">
                <text:p>36498978</text:p>
              </table:table-cell>
              <table:table-cell office:value-type="float" office:value="2762976">
                <text:p>2762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407891">
                <text:p>38407891</text:p>
              </table:table-cell>
              <table:table-cell office:value-type="float" office:value="4455100">
                <text:p>4455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207106">
                <text:p>36207106</text:p>
              </table:table-cell>
              <table:table-cell office:value-type="float" office:value="14094913">
                <text:p>140949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968372">
                <text:p>61968372</text:p>
              </table:table-cell>
              <table:table-cell office:value-type="float" office:value="13180210">
                <text:p>131802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309357">
                <text:p>33309357</text:p>
              </table:table-cell>
              <table:table-cell office:value-type="float" office:value="6440619">
                <text:p>64406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387891">
                <text:p>33387891</text:p>
              </table:table-cell>
              <table:table-cell office:value-type="float" office:value="2574665">
                <text:p>2574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586553">
                <text:p>37586553</text:p>
              </table:table-cell>
              <table:table-cell office:value-type="float" office:value="958130">
                <text:p>9581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419627">
                <text:p>39419627</text:p>
              </table:table-cell>
              <table:table-cell office:value-type="float" office:value="4000385">
                <text:p>40003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92482">
                <text:p>35492482</text:p>
              </table:table-cell>
              <table:table-cell office:value-type="float" office:value="3448024">
                <text:p>34480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485945">
                <text:p>36485945</text:p>
              </table:table-cell>
              <table:table-cell office:value-type="float" office:value="10116820">
                <text:p>101168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023744">
                <text:p>42023744</text:p>
              </table:table-cell>
              <table:table-cell office:value-type="float" office:value="5840397">
                <text:p>5840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486576">
                <text:p>36486576</text:p>
              </table:table-cell>
              <table:table-cell office:value-type="float" office:value="7296843">
                <text:p>72968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258902">
                <text:p>18258902</text:p>
              </table:table-cell>
              <table:table-cell office:value-type="float" office:value="1976492">
                <text:p>19764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935746">
                <text:p>37935746</text:p>
              </table:table-cell>
              <table:table-cell office:value-type="float" office:value="2001293">
                <text:p>20012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575797">
                <text:p>38575797</text:p>
              </table:table-cell>
              <table:table-cell office:value-type="float" office:value="1253547">
                <text:p>1253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813313">
                <text:p>38813313</text:p>
              </table:table-cell>
              <table:table-cell office:value-type="float" office:value="3559392">
                <text:p>35593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945098">
                <text:p>35945098</text:p>
              </table:table-cell>
              <table:table-cell office:value-type="float" office:value="1352076">
                <text:p>1352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433151">
                <text:p>38433151</text:p>
              </table:table-cell>
              <table:table-cell office:value-type="float" office:value="3557311">
                <text:p>35573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732046">
                <text:p>36732046</text:p>
              </table:table-cell>
              <table:table-cell office:value-type="float" office:value="655874">
                <text:p>6558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447610">
                <text:p>39447610</text:p>
              </table:table-cell>
              <table:table-cell office:value-type="float" office:value="14059141">
                <text:p>14059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88799">
                <text:p>25588799</text:p>
              </table:table-cell>
              <table:table-cell office:value-type="float" office:value="8117314">
                <text:p>81173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997637">
                <text:p>35997637</text:p>
              </table:table-cell>
              <table:table-cell office:value-type="float" office:value="2373527">
                <text:p>23735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935826">
                <text:p>89935826</text:p>
              </table:table-cell>
              <table:table-cell office:value-type="float" office:value="10811255">
                <text:p>10811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485414">
                <text:p>32485414</text:p>
              </table:table-cell>
              <table:table-cell office:value-type="float" office:value="7769080">
                <text:p>77690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962894">
                <text:p>30962894</text:p>
              </table:table-cell>
              <table:table-cell office:value-type="float" office:value="2267982">
                <text:p>2267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082731">
                <text:p>35082731</text:p>
              </table:table-cell>
              <table:table-cell office:value-type="float" office:value="7596500">
                <text:p>75965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514471">
                <text:p>32514471</text:p>
              </table:table-cell>
              <table:table-cell office:value-type="float" office:value="981085">
                <text:p>9810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183925">
                <text:p>39183925</text:p>
              </table:table-cell>
              <table:table-cell office:value-type="float" office:value="5363637">
                <text:p>5363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103931">
                <text:p>34103931</text:p>
              </table:table-cell>
              <table:table-cell office:value-type="float" office:value="3599573">
                <text:p>35995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118935">
                <text:p>36118935</text:p>
              </table:table-cell>
              <table:table-cell office:value-type="float" office:value="4519780">
                <text:p>45197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616500">
                <text:p>35616500</text:p>
              </table:table-cell>
              <table:table-cell office:value-type="float" office:value="13188449">
                <text:p>131884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832660">
                <text:p>26832660</text:p>
              </table:table-cell>
              <table:table-cell office:value-type="float" office:value="10852835">
                <text:p>108528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03614">
                <text:p>40903614</text:p>
              </table:table-cell>
              <table:table-cell office:value-type="float" office:value="9674375">
                <text:p>9674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894626">
                <text:p>86894626</text:p>
              </table:table-cell>
              <table:table-cell office:value-type="float" office:value="4040701">
                <text:p>40407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435498">
                <text:p>82435498</text:p>
              </table:table-cell>
              <table:table-cell office:value-type="float" office:value="7961033">
                <text:p>79610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864678">
                <text:p>52864678</text:p>
              </table:table-cell>
              <table:table-cell office:value-type="float" office:value="1517788">
                <text:p>1517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729019">
                <text:p>16729019</text:p>
              </table:table-cell>
              <table:table-cell office:value-type="float" office:value="8326420">
                <text:p>83264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402046">
                <text:p>31402046</text:p>
              </table:table-cell>
              <table:table-cell office:value-type="float" office:value="5157962">
                <text:p>5157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134883">
                <text:p>42134883</text:p>
              </table:table-cell>
              <table:table-cell office:value-type="float" office:value="4398725">
                <text:p>4398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864883">
                <text:p>55864883</text:p>
              </table:table-cell>
              <table:table-cell office:value-type="float" office:value="4096625">
                <text:p>4096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668926">
                <text:p>30668926</text:p>
              </table:table-cell>
              <table:table-cell office:value-type="float" office:value="1230584">
                <text:p>12305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255733">
                <text:p>19255733</text:p>
              </table:table-cell>
              <table:table-cell office:value-type="float" office:value="3315928">
                <text:p>33159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577918">
                <text:p>35577918</text:p>
              </table:table-cell>
              <table:table-cell office:value-type="float" office:value="7978741">
                <text:p>79787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021791">
                <text:p>32021791</text:p>
              </table:table-cell>
              <table:table-cell office:value-type="float" office:value="3909424">
                <text:p>39094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17082">
                <text:p>36017082</text:p>
              </table:table-cell>
              <table:table-cell office:value-type="float" office:value="3749632">
                <text:p>37496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390051">
                <text:p>36390051</text:p>
              </table:table-cell>
              <table:table-cell office:value-type="float" office:value="3224336">
                <text:p>32243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788095">
                <text:p>36788095</text:p>
              </table:table-cell>
              <table:table-cell office:value-type="float" office:value="2247388">
                <text:p>22473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790665">
                <text:p>37790665</text:p>
              </table:table-cell>
              <table:table-cell office:value-type="float" office:value="1131514">
                <text:p>1131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852673">
                <text:p>38852673</text:p>
              </table:table-cell>
              <table:table-cell office:value-type="float" office:value="3587899">
                <text:p>35878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395246">
                <text:p>36395246</text:p>
              </table:table-cell>
              <table:table-cell office:value-type="float" office:value="602684">
                <text:p>6026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381266">
                <text:p>39381266</text:p>
              </table:table-cell>
              <table:table-cell office:value-type="float" office:value="4430496">
                <text:p>4430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614309">
                <text:p>35614309</text:p>
              </table:table-cell>
              <table:table-cell office:value-type="float" office:value="605669">
                <text:p>6056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62248">
                <text:p>39362248</text:p>
              </table:table-cell>
              <table:table-cell office:value-type="float" office:value="557990">
                <text:p>5579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91569">
                <text:p>39391569</text:p>
              </table:table-cell>
              <table:table-cell office:value-type="float" office:value="561075">
                <text:p>5610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52585">
                <text:p>39452585</text:p>
              </table:table-cell>
              <table:table-cell office:value-type="float" office:value="507553">
                <text:p>5075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77986">
                <text:p>39477986</text:p>
              </table:table-cell>
              <table:table-cell office:value-type="float" office:value="3011547">
                <text:p>30115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840665">
                <text:p>36840665</text:p>
              </table:table-cell>
              <table:table-cell office:value-type="float" office:value="1076794">
                <text:p>1076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832821">
                <text:p>38832821</text:p>
              </table:table-cell>
              <table:table-cell office:value-type="float" office:value="512568">
                <text:p>5125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88400">
                <text:p>39688400</text:p>
              </table:table-cell>
              <table:table-cell office:value-type="float" office:value="545022">
                <text:p>5450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343017">
                <text:p>39343017</text:p>
              </table:table-cell>
              <table:table-cell office:value-type="float" office:value="544722">
                <text:p>5447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035755">
                <text:p>39035755</text:p>
              </table:table-cell>
              <table:table-cell office:value-type="float" office:value="580048">
                <text:p>5800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603768">
                <text:p>39603768</text:p>
              </table:table-cell>
              <table:table-cell office:value-type="float" office:value="464225">
                <text:p>4642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99487">
                <text:p>39699487</text:p>
              </table:table-cell>
              <table:table-cell office:value-type="float" office:value="1988424">
                <text:p>19884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055186">
                <text:p>38055186</text:p>
              </table:table-cell>
              <table:table-cell office:value-type="float" office:value="485476">
                <text:p>4854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55627">
                <text:p>39555627</text:p>
              </table:table-cell>
              <table:table-cell office:value-type="float" office:value="2078065">
                <text:p>20780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854678">
                <text:p>37854678</text:p>
              </table:table-cell>
              <table:table-cell office:value-type="float" office:value="523291">
                <text:p>523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756078">
                <text:p>38756078</text:p>
              </table:table-cell>
              <table:table-cell office:value-type="float" office:value="846549">
                <text:p>8465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856964">
                <text:p>39856964</text:p>
              </table:table-cell>
              <table:table-cell office:value-type="float" office:value="677016">
                <text:p>677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318759">
                <text:p>39318759</text:p>
              </table:table-cell>
              <table:table-cell office:value-type="float" office:value="1429140">
                <text:p>14291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327370">
                <text:p>38327370</text:p>
              </table:table-cell>
              <table:table-cell office:value-type="float" office:value="475176">
                <text:p>4751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725946">
                <text:p>39725946</text:p>
              </table:table-cell>
              <table:table-cell office:value-type="float" office:value="457137">
                <text:p>4571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573502">
                <text:p>39573502</text:p>
              </table:table-cell>
              <table:table-cell office:value-type="float" office:value="1131141">
                <text:p>11311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747667">
                <text:p>38747667</text:p>
              </table:table-cell>
              <table:table-cell office:value-type="float" office:value="473647">
                <text:p>4736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972362">
                <text:p>38972362</text:p>
              </table:table-cell>
              <table:table-cell office:value-type="float" office:value="2207279">
                <text:p>22072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492361">
                <text:p>37492361</text:p>
              </table:table-cell>
              <table:table-cell office:value-type="float" office:value="566704">
                <text:p>5667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675788">
                <text:p>39675788</text:p>
              </table:table-cell>
              <table:table-cell office:value-type="float" office:value="2633901">
                <text:p>26339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511508">
                <text:p>37511508</text:p>
              </table:table-cell>
              <table:table-cell office:value-type="float" office:value="464883">
                <text:p>4648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564355">
                <text:p>39564355</text:p>
              </table:table-cell>
              <table:table-cell office:value-type="float" office:value="3739363">
                <text:p>3739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527409">
                <text:p>36527409</text:p>
              </table:table-cell>
              <table:table-cell office:value-type="float" office:value="463415">
                <text:p>4634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558347">
                <text:p>39558347</text:p>
              </table:table-cell>
              <table:table-cell office:value-type="float" office:value="4157308">
                <text:p>4157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762418">
                <text:p>35762418</text:p>
              </table:table-cell>
              <table:table-cell office:value-type="float" office:value="539517">
                <text:p>5395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635565">
                <text:p>39635565</text:p>
              </table:table-cell>
              <table:table-cell office:value-type="float" office:value="4455710">
                <text:p>44557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61493">
                <text:p>34961493</text:p>
              </table:table-cell>
              <table:table-cell office:value-type="float" office:value="561208">
                <text:p>5612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743108">
                <text:p>39743108</text:p>
              </table:table-cell>
              <table:table-cell office:value-type="float" office:value="4397155">
                <text:p>43971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792599">
                <text:p>34792599</text:p>
              </table:table-cell>
              <table:table-cell office:value-type="float" office:value="528203">
                <text:p>5282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65cm" svg:height="15.945cm" xlink:href=".." xlink:type="simple" chart:class="chart:bar" chart:style-name="ch1">
        <chart:legend chart:legend-position="end" svg:x="31.887cm" svg:y="7.424cm" style:legend-expansion="high" chart:style-name="ch2"/>
        <chart:plot-area chart:style-name="ch3" table:cell-range-address="test_6.A1:test_6.B228" svg:x="0.679cm" svg:y="0.318cm" svg:width="30.529cm" svg:height="15.309cm">
          <chartooo:coordinate-region svg:x="2.597cm" svg:y="0.439cm" svg:width="28.611cm" svg:height="14.1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6.A1:test_6.A228" chart:class="chart:bar">
            <chart:data-point chart:repeated="228"/>
          </chart:series>
          <chart:series chart:style-name="ch8" chart:values-cell-range-address="test_6.B1:test_6.B228" chart:class="chart:bar">
            <chart:data-point chart:repeated="2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972448">
                <text:p>28972448</text:p>
                <draw:g>
                  <svg:desc>test_6.A1:test_6.A228</svg:desc>
                </draw:g>
              </table:table-cell>
              <table:table-cell office:value-type="float" office:value="14823">
                <text:p>14823</text:p>
                <draw:g>
                  <svg:desc>test_6.B1:test_6.B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128806">
                <text:p>41128806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29260">
                <text:p>40129260</text:p>
              </table:table-cell>
              <table:table-cell office:value-type="float" office:value="21336">
                <text:p>21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145959">
                <text:p>39145959</text:p>
              </table:table-cell>
              <table:table-cell office:value-type="float" office:value="59260">
                <text:p>59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92471">
                <text:p>40492471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34127">
                <text:p>40134127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159478">
                <text:p>39159478</text:p>
              </table:table-cell>
              <table:table-cell office:value-type="float" office:value="17933">
                <text:p>17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51248">
                <text:p>40151248</text:p>
              </table:table-cell>
              <table:table-cell office:value-type="float" office:value="29196">
                <text:p>29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26124">
                <text:p>40126124</text:p>
              </table:table-cell>
              <table:table-cell office:value-type="float" office:value="15908">
                <text:p>1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150690">
                <text:p>40150690</text:p>
              </table:table-cell>
              <table:table-cell office:value-type="float" office:value="33544">
                <text:p>33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169368">
                <text:p>39169368</text:p>
              </table:table-cell>
              <table:table-cell office:value-type="float" office:value="16820">
                <text:p>168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17646">
                <text:p>40117646</text:p>
              </table:table-cell>
              <table:table-cell office:value-type="float" office:value="35738">
                <text:p>3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122136">
                <text:p>40122136</text:p>
              </table:table-cell>
              <table:table-cell office:value-type="float" office:value="15265">
                <text:p>15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138127">
                <text:p>40138127</text:p>
              </table:table-cell>
              <table:table-cell office:value-type="float" office:value="15857">
                <text:p>15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106708">
                <text:p>40106708</text:p>
              </table:table-cell>
              <table:table-cell office:value-type="float" office:value="11818">
                <text:p>1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389999">
                <text:p>39389999</text:p>
              </table:table-cell>
              <table:table-cell office:value-type="float" office:value="42149">
                <text:p>4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45307">
                <text:p>39945307</text:p>
              </table:table-cell>
              <table:table-cell office:value-type="float" office:value="15207">
                <text:p>1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71422">
                <text:p>39971422</text:p>
              </table:table-cell>
              <table:table-cell office:value-type="float" office:value="16387">
                <text:p>16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35190">
                <text:p>40135190</text:p>
              </table:table-cell>
              <table:table-cell office:value-type="float" office:value="12120">
                <text:p>12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62854">
                <text:p>40162854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785967">
                <text:p>39785967</text:p>
              </table:table-cell>
              <table:table-cell office:value-type="float" office:value="15071">
                <text:p>15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45654">
                <text:p>40145654</text:p>
              </table:table-cell>
              <table:table-cell office:value-type="float" office:value="31427">
                <text:p>31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777590">
                <text:p>39777590</text:p>
              </table:table-cell>
              <table:table-cell office:value-type="float" office:value="15302">
                <text:p>15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70995">
                <text:p>39970995</text:p>
              </table:table-cell>
              <table:table-cell office:value-type="float" office:value="16140">
                <text:p>16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62882">
                <text:p>39962882</text:p>
              </table:table-cell>
              <table:table-cell office:value-type="float" office:value="14833">
                <text:p>14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73753">
                <text:p>39973753</text:p>
              </table:table-cell>
              <table:table-cell office:value-type="float" office:value="15554">
                <text:p>15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71288">
                <text:p>39971288</text:p>
              </table:table-cell>
              <table:table-cell office:value-type="float" office:value="15219">
                <text:p>15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62284">
                <text:p>39962284</text:p>
              </table:table-cell>
              <table:table-cell office:value-type="float" office:value="29903">
                <text:p>29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50882">
                <text:p>39950882</text:p>
              </table:table-cell>
              <table:table-cell office:value-type="float" office:value="15004">
                <text:p>15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787430">
                <text:p>39787430</text:p>
              </table:table-cell>
              <table:table-cell office:value-type="float" office:value="17431">
                <text:p>17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153576">
                <text:p>40153576</text:p>
              </table:table-cell>
              <table:table-cell office:value-type="float" office:value="14881">
                <text:p>14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78230">
                <text:p>40078230</text:p>
              </table:table-cell>
              <table:table-cell office:value-type="float" office:value="23863">
                <text:p>23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10880">
                <text:p>39910880</text:p>
              </table:table-cell>
              <table:table-cell office:value-type="float" office:value="22179">
                <text:p>221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46724">
                <text:p>40446724</text:p>
              </table:table-cell>
              <table:table-cell office:value-type="float" office:value="84941">
                <text:p>84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48635">
                <text:p>39648635</text:p>
              </table:table-cell>
              <table:table-cell office:value-type="float" office:value="37945">
                <text:p>37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231601">
                <text:p>39231601</text:p>
              </table:table-cell>
              <table:table-cell office:value-type="float" office:value="41205">
                <text:p>41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243202">
                <text:p>40243202</text:p>
              </table:table-cell>
              <table:table-cell office:value-type="float" office:value="38605">
                <text:p>38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27778">
                <text:p>40027778</text:p>
              </table:table-cell>
              <table:table-cell office:value-type="float" office:value="46526">
                <text:p>46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37325">
                <text:p>40037325</text:p>
              </table:table-cell>
              <table:table-cell office:value-type="float" office:value="33067">
                <text:p>33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15493">
                <text:p>39915493</text:p>
              </table:table-cell>
              <table:table-cell office:value-type="float" office:value="63556">
                <text:p>63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65582">
                <text:p>39765582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870016">
                <text:p>39870016</text:p>
              </table:table-cell>
              <table:table-cell office:value-type="float" office:value="15430">
                <text:p>154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58161">
                <text:p>39958161</text:p>
              </table:table-cell>
              <table:table-cell office:value-type="float" office:value="15984">
                <text:p>15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154948">
                <text:p>40154948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784655">
                <text:p>39784655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70573">
                <text:p>39970573</text:p>
              </table:table-cell>
              <table:table-cell office:value-type="float" office:value="29221">
                <text:p>292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94493">
                <text:p>40194493</text:p>
              </table:table-cell>
              <table:table-cell office:value-type="float" office:value="22547">
                <text:p>22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762926">
                <text:p>39762926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688518">
                <text:p>39688518</text:p>
              </table:table-cell>
              <table:table-cell office:value-type="float" office:value="20944">
                <text:p>20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326528">
                <text:p>40326528</text:p>
              </table:table-cell>
              <table:table-cell office:value-type="float" office:value="25748">
                <text:p>25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842292">
                <text:p>39842292</text:p>
              </table:table-cell>
              <table:table-cell office:value-type="float" office:value="19941">
                <text:p>19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50913">
                <text:p>39950913</text:p>
              </table:table-cell>
              <table:table-cell office:value-type="float" office:value="36486">
                <text:p>364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288950">
                <text:p>40288950</text:p>
              </table:table-cell>
              <table:table-cell office:value-type="float" office:value="28697">
                <text:p>28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856377">
                <text:p>39856377</text:p>
              </table:table-cell>
              <table:table-cell office:value-type="float" office:value="36174">
                <text:p>36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198665">
                <text:p>40198665</text:p>
              </table:table-cell>
              <table:table-cell office:value-type="float" office:value="40434">
                <text:p>404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165206">
                <text:p>40165206</text:p>
              </table:table-cell>
              <table:table-cell office:value-type="float" office:value="32466">
                <text:p>32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751951">
                <text:p>38751951</text:p>
              </table:table-cell>
              <table:table-cell office:value-type="float" office:value="35282">
                <text:p>35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494294">
                <text:p>40494294</text:p>
              </table:table-cell>
              <table:table-cell office:value-type="float" office:value="78972">
                <text:p>78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768743">
                <text:p>40768743</text:p>
              </table:table-cell>
              <table:table-cell office:value-type="float" office:value="44197">
                <text:p>441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002591">
                <text:p>39002591</text:p>
              </table:table-cell>
              <table:table-cell office:value-type="float" office:value="29227">
                <text:p>29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10651">
                <text:p>39910651</text:p>
              </table:table-cell>
              <table:table-cell office:value-type="float" office:value="27219">
                <text:p>272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066628">
                <text:p>40066628</text:p>
              </table:table-cell>
              <table:table-cell office:value-type="float" office:value="36925">
                <text:p>36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24386">
                <text:p>39924386</text:p>
              </table:table-cell>
              <table:table-cell office:value-type="float" office:value="37071">
                <text:p>37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218755">
                <text:p>40218755</text:p>
              </table:table-cell>
              <table:table-cell office:value-type="float" office:value="73513">
                <text:p>73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515776">
                <text:p>39515776</text:p>
              </table:table-cell>
              <table:table-cell office:value-type="float" office:value="31429">
                <text:p>31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423916">
                <text:p>39423916</text:p>
              </table:table-cell>
              <table:table-cell office:value-type="float" office:value="32931">
                <text:p>329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257296">
                <text:p>40257296</text:p>
              </table:table-cell>
              <table:table-cell office:value-type="float" office:value="26226">
                <text:p>26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054731">
                <text:p>40054731</text:p>
              </table:table-cell>
              <table:table-cell office:value-type="float" office:value="26386">
                <text:p>26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354554">
                <text:p>40354554</text:p>
              </table:table-cell>
              <table:table-cell office:value-type="float" office:value="33354">
                <text:p>33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87613">
                <text:p>39987613</text:p>
              </table:table-cell>
              <table:table-cell office:value-type="float" office:value="80246">
                <text:p>80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238066">
                <text:p>39238066</text:p>
              </table:table-cell>
              <table:table-cell office:value-type="float" office:value="38876">
                <text:p>38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00992">
                <text:p>40500992</text:p>
              </table:table-cell>
              <table:table-cell office:value-type="float" office:value="29428">
                <text:p>29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415269">
                <text:p>39415269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27991">
                <text:p>40027991</text:p>
              </table:table-cell>
              <table:table-cell office:value-type="float" office:value="23044">
                <text:p>230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896854">
                <text:p>39896854</text:p>
              </table:table-cell>
              <table:table-cell office:value-type="float" office:value="32819">
                <text:p>328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04958">
                <text:p>39904958</text:p>
              </table:table-cell>
              <table:table-cell office:value-type="float" office:value="63627">
                <text:p>636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454391">
                <text:p>40454391</text:p>
              </table:table-cell>
              <table:table-cell office:value-type="float" office:value="39542">
                <text:p>395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243279">
                <text:p>39243279</text:p>
              </table:table-cell>
              <table:table-cell office:value-type="float" office:value="35241">
                <text:p>35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241490">
                <text:p>40241490</text:p>
              </table:table-cell>
              <table:table-cell office:value-type="float" office:value="37642">
                <text:p>37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248104">
                <text:p>40248104</text:p>
              </table:table-cell>
              <table:table-cell office:value-type="float" office:value="37170">
                <text:p>371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04336">
                <text:p>39904336</text:p>
              </table:table-cell>
              <table:table-cell office:value-type="float" office:value="77063">
                <text:p>77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230496">
                <text:p>39230496</text:p>
              </table:table-cell>
              <table:table-cell office:value-type="float" office:value="32555">
                <text:p>32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664056">
                <text:p>39664056</text:p>
              </table:table-cell>
              <table:table-cell office:value-type="float" office:value="22666">
                <text:p>22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219120">
                <text:p>40219120</text:p>
              </table:table-cell>
              <table:table-cell office:value-type="float" office:value="27493">
                <text:p>27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143454">
                <text:p>40143454</text:p>
              </table:table-cell>
              <table:table-cell office:value-type="float" office:value="22630">
                <text:p>226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160526">
                <text:p>40160526</text:p>
              </table:table-cell>
              <table:table-cell office:value-type="float" office:value="36284">
                <text:p>36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54275">
                <text:p>39954275</text:p>
              </table:table-cell>
              <table:table-cell office:value-type="float" office:value="75620">
                <text:p>756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822746">
                <text:p>39822746</text:p>
              </table:table-cell>
              <table:table-cell office:value-type="float" office:value="32992">
                <text:p>32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210336">
                <text:p>40210336</text:p>
              </table:table-cell>
              <table:table-cell office:value-type="float" office:value="37050">
                <text:p>370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777161">
                <text:p>39777161</text:p>
              </table:table-cell>
              <table:table-cell office:value-type="float" office:value="36775">
                <text:p>367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30413">
                <text:p>39230413</text:p>
              </table:table-cell>
              <table:table-cell office:value-type="float" office:value="64509">
                <text:p>645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264853">
                <text:p>40264853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238096">
                <text:p>40238096</text:p>
              </table:table-cell>
              <table:table-cell office:value-type="float" office:value="128748">
                <text:p>128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272048">
                <text:p>39272048</text:p>
              </table:table-cell>
              <table:table-cell office:value-type="float" office:value="70248">
                <text:p>70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190141">
                <text:p>40190141</text:p>
              </table:table-cell>
              <table:table-cell office:value-type="float" office:value="34827">
                <text:p>348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225443">
                <text:p>40225443</text:p>
              </table:table-cell>
              <table:table-cell office:value-type="float" office:value="37936">
                <text:p>37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29584">
                <text:p>39229584</text:p>
              </table:table-cell>
              <table:table-cell office:value-type="float" office:value="41932">
                <text:p>419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236652">
                <text:p>40236652</text:p>
              </table:table-cell>
              <table:table-cell office:value-type="float" office:value="41837">
                <text:p>41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237009">
                <text:p>40237009</text:p>
              </table:table-cell>
              <table:table-cell office:value-type="float" office:value="84911">
                <text:p>849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240426">
                <text:p>39240426</text:p>
              </table:table-cell>
              <table:table-cell office:value-type="float" office:value="41255">
                <text:p>41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239043">
                <text:p>40239043</text:p>
              </table:table-cell>
              <table:table-cell office:value-type="float" office:value="40784">
                <text:p>407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235239">
                <text:p>40235239</text:p>
              </table:table-cell>
              <table:table-cell office:value-type="float" office:value="41456">
                <text:p>414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226740">
                <text:p>39226740</text:p>
              </table:table-cell>
              <table:table-cell office:value-type="float" office:value="31739">
                <text:p>317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62986">
                <text:p>40162986</text:p>
              </table:table-cell>
              <table:table-cell office:value-type="float" office:value="40176">
                <text:p>401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81996">
                <text:p>40181996</text:p>
              </table:table-cell>
              <table:table-cell office:value-type="float" office:value="43934">
                <text:p>439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74303">
                <text:p>40174303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172389">
                <text:p>39172389</text:p>
              </table:table-cell>
              <table:table-cell office:value-type="float" office:value="21730">
                <text:p>217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206629">
                <text:p>40206629</text:p>
              </table:table-cell>
              <table:table-cell office:value-type="float" office:value="59480">
                <text:p>594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519411">
                <text:p>44519411</text:p>
              </table:table-cell>
              <table:table-cell office:value-type="float" office:value="20836">
                <text:p>208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843928">
                <text:p>35843928</text:p>
              </table:table-cell>
              <table:table-cell office:value-type="float" office:value="35649">
                <text:p>356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694089">
                <text:p>39694089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164658">
                <text:p>40164658</text:p>
              </table:table-cell>
              <table:table-cell office:value-type="float" office:value="19721">
                <text:p>197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159065">
                <text:p>39159065</text:p>
              </table:table-cell>
              <table:table-cell office:value-type="float" office:value="16884">
                <text:p>168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280758">
                <text:p>40280758</text:p>
              </table:table-cell>
              <table:table-cell office:value-type="float" office:value="15135">
                <text:p>15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58561">
                <text:p>39958561</text:p>
              </table:table-cell>
              <table:table-cell office:value-type="float" office:value="14870">
                <text:p>148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162340">
                <text:p>40162340</text:p>
              </table:table-cell>
              <table:table-cell office:value-type="float" office:value="30550">
                <text:p>305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766702">
                <text:p>39766702</text:p>
              </table:table-cell>
              <table:table-cell office:value-type="float" office:value="15025">
                <text:p>1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89579">
                <text:p>39989579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43146">
                <text:p>40043146</text:p>
              </table:table-cell>
              <table:table-cell office:value-type="float" office:value="28779">
                <text:p>287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45943">
                <text:p>39945943</text:p>
              </table:table-cell>
              <table:table-cell office:value-type="float" office:value="23404">
                <text:p>234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32801">
                <text:p>39932801</text:p>
              </table:table-cell>
              <table:table-cell office:value-type="float" office:value="22577">
                <text:p>225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214558">
                <text:p>40214558</text:p>
              </table:table-cell>
              <table:table-cell office:value-type="float" office:value="55847">
                <text:p>558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355340">
                <text:p>39355340</text:p>
              </table:table-cell>
              <table:table-cell office:value-type="float" office:value="26992">
                <text:p>26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175182">
                <text:p>40175182</text:p>
              </table:table-cell>
              <table:table-cell office:value-type="float" office:value="20755">
                <text:p>207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793475">
                <text:p>39793475</text:p>
              </table:table-cell>
              <table:table-cell office:value-type="float" office:value="39494">
                <text:p>394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164650">
                <text:p>40164650</text:p>
              </table:table-cell>
              <table:table-cell office:value-type="float" office:value="606451">
                <text:p>6064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044246">
                <text:p>39044246</text:p>
              </table:table-cell>
              <table:table-cell office:value-type="float" office:value="590849">
                <text:p>590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642437">
                <text:p>39642437</text:p>
              </table:table-cell>
              <table:table-cell office:value-type="float" office:value="587558">
                <text:p>587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387666">
                <text:p>39387666</text:p>
              </table:table-cell>
              <table:table-cell office:value-type="float" office:value="624458">
                <text:p>624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349450">
                <text:p>39349450</text:p>
              </table:table-cell>
              <table:table-cell office:value-type="float" office:value="2696609">
                <text:p>26966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311425">
                <text:p>37311425</text:p>
              </table:table-cell>
              <table:table-cell office:value-type="float" office:value="974917">
                <text:p>9749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899717">
                <text:p>38899717</text:p>
              </table:table-cell>
              <table:table-cell office:value-type="float" office:value="5300431">
                <text:p>5300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882459">
                <text:p>34882459</text:p>
              </table:table-cell>
              <table:table-cell office:value-type="float" office:value="573211">
                <text:p>573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666011">
                <text:p>39666011</text:p>
              </table:table-cell>
              <table:table-cell office:value-type="float" office:value="5802005">
                <text:p>5802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515995">
                <text:p>122515995</text:p>
              </table:table-cell>
              <table:table-cell office:value-type="float" office:value="4547627">
                <text:p>45476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709223">
                <text:p>34709223</text:p>
              </table:table-cell>
              <table:table-cell office:value-type="float" office:value="1818722">
                <text:p>18187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858449">
                <text:p>37858449</text:p>
              </table:table-cell>
              <table:table-cell office:value-type="float" office:value="2585390">
                <text:p>25853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456968">
                <text:p>37456968</text:p>
              </table:table-cell>
              <table:table-cell office:value-type="float" office:value="6242124">
                <text:p>6242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228146">
                <text:p>64228146</text:p>
              </table:table-cell>
              <table:table-cell office:value-type="float" office:value="2180064">
                <text:p>21800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991119">
                <text:p>18991119</text:p>
              </table:table-cell>
              <table:table-cell office:value-type="float" office:value="7247889">
                <text:p>7247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84351">
                <text:p>21084351</text:p>
              </table:table-cell>
              <table:table-cell office:value-type="float" office:value="4226249">
                <text:p>42262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353340">
                <text:p>36353340</text:p>
              </table:table-cell>
              <table:table-cell office:value-type="float" office:value="5350218">
                <text:p>53502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148492">
                <text:p>47148492</text:p>
              </table:table-cell>
              <table:table-cell office:value-type="float" office:value="7903120">
                <text:p>7903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799979">
                <text:p>160799979</text:p>
              </table:table-cell>
              <table:table-cell office:value-type="float" office:value="11567010">
                <text:p>115670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797290">
                <text:p>34797290</text:p>
              </table:table-cell>
              <table:table-cell office:value-type="float" office:value="3236612">
                <text:p>32366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614315">
                <text:p>46614315</text:p>
              </table:table-cell>
              <table:table-cell office:value-type="float" office:value="6949467">
                <text:p>69494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424694">
                <text:p>31424694</text:p>
              </table:table-cell>
              <table:table-cell office:value-type="float" office:value="1465145">
                <text:p>1465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015090">
                <text:p>26015090</text:p>
              </table:table-cell>
              <table:table-cell office:value-type="float" office:value="4848088">
                <text:p>4848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710523">
                <text:p>34710523</text:p>
              </table:table-cell>
              <table:table-cell office:value-type="float" office:value="1545103">
                <text:p>1545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461874">
                <text:p>38461874</text:p>
              </table:table-cell>
              <table:table-cell office:value-type="float" office:value="968768">
                <text:p>968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13886">
                <text:p>39013886</text:p>
              </table:table-cell>
              <table:table-cell office:value-type="float" office:value="1751814">
                <text:p>17518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148297">
                <text:p>38148297</text:p>
              </table:table-cell>
              <table:table-cell office:value-type="float" office:value="724949">
                <text:p>7249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250210">
                <text:p>39250210</text:p>
              </table:table-cell>
              <table:table-cell office:value-type="float" office:value="855506">
                <text:p>8555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154166">
                <text:p>39154166</text:p>
              </table:table-cell>
              <table:table-cell office:value-type="float" office:value="839347">
                <text:p>8393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116911">
                <text:p>39116911</text:p>
              </table:table-cell>
              <table:table-cell office:value-type="float" office:value="1139740">
                <text:p>11397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063373">
                <text:p>176063373</text:p>
              </table:table-cell>
              <table:table-cell office:value-type="float" office:value="15349456">
                <text:p>15349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756799">
                <text:p>41756799</text:p>
              </table:table-cell>
              <table:table-cell office:value-type="float" office:value="3472628">
                <text:p>3472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303777">
                <text:p>18303777</text:p>
              </table:table-cell>
              <table:table-cell office:value-type="float" office:value="6699362">
                <text:p>66993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1508055">
                <text:p>111508055</text:p>
              </table:table-cell>
              <table:table-cell office:value-type="float" office:value="6967983">
                <text:p>69679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342344">
                <text:p>72342344</text:p>
              </table:table-cell>
              <table:table-cell office:value-type="float" office:value="4979272">
                <text:p>49792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741181">
                <text:p>37741181</text:p>
              </table:table-cell>
              <table:table-cell office:value-type="float" office:value="1663427">
                <text:p>16634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620996">
                <text:p>37620996</text:p>
              </table:table-cell>
              <table:table-cell office:value-type="float" office:value="875875">
                <text:p>875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853044">
                <text:p>39853044</text:p>
              </table:table-cell>
              <table:table-cell office:value-type="float" office:value="4749851">
                <text:p>4749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604300">
                <text:p>48604300</text:p>
              </table:table-cell>
              <table:table-cell office:value-type="float" office:value="7836934">
                <text:p>78369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049729">
                <text:p>110049729</text:p>
              </table:table-cell>
              <table:table-cell office:value-type="float" office:value="5943175">
                <text:p>59431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584514">
                <text:p>34584514</text:p>
              </table:table-cell>
              <table:table-cell office:value-type="float" office:value="7973987">
                <text:p>79739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705018">
                <text:p>31705018</text:p>
              </table:table-cell>
              <table:table-cell office:value-type="float" office:value="3294610">
                <text:p>32946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598700">
                <text:p>36598700</text:p>
              </table:table-cell>
              <table:table-cell office:value-type="float" office:value="1760501">
                <text:p>17605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215309">
                <text:p>38215309</text:p>
              </table:table-cell>
              <table:table-cell office:value-type="float" office:value="1618402">
                <text:p>16184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298716">
                <text:p>38298716</text:p>
              </table:table-cell>
              <table:table-cell office:value-type="float" office:value="3308622">
                <text:p>3308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571312">
                <text:p>36571312</text:p>
              </table:table-cell>
              <table:table-cell office:value-type="float" office:value="2335656">
                <text:p>23356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334033">
                <text:p>38334033</text:p>
              </table:table-cell>
              <table:table-cell office:value-type="float" office:value="2724583">
                <text:p>27245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875866">
                <text:p>46875866</text:p>
              </table:table-cell>
              <table:table-cell office:value-type="float" office:value="10002609">
                <text:p>100026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153237">
                <text:p>89153237</text:p>
              </table:table-cell>
              <table:table-cell office:value-type="float" office:value="14411295">
                <text:p>144112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379854">
                <text:p>70379854</text:p>
              </table:table-cell>
              <table:table-cell office:value-type="float" office:value="3820509">
                <text:p>3820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174945">
                <text:p>56174945</text:p>
              </table:table-cell>
              <table:table-cell office:value-type="float" office:value="4867820">
                <text:p>48678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086074">
                <text:p>43086074</text:p>
              </table:table-cell>
              <table:table-cell office:value-type="float" office:value="11000686">
                <text:p>110006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101054">
                <text:p>29101054</text:p>
              </table:table-cell>
              <table:table-cell office:value-type="float" office:value="2037007">
                <text:p>20370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374519">
                <text:p>29374519</text:p>
              </table:table-cell>
              <table:table-cell office:value-type="float" office:value="5080679">
                <text:p>50806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049338">
                <text:p>23049338</text:p>
              </table:table-cell>
              <table:table-cell office:value-type="float" office:value="1160992">
                <text:p>11609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722871">
                <text:p>41722871</text:p>
              </table:table-cell>
              <table:table-cell office:value-type="float" office:value="4772463">
                <text:p>47724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001179">
                <text:p>80001179</text:p>
              </table:table-cell>
              <table:table-cell office:value-type="float" office:value="10554779">
                <text:p>105547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9162459">
                <text:p>119162459</text:p>
              </table:table-cell>
              <table:table-cell office:value-type="float" office:value="13716698">
                <text:p>137166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6577930">
                <text:p>136577930</text:p>
              </table:table-cell>
              <table:table-cell office:value-type="float" office:value="5904506">
                <text:p>59045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474568">
                <text:p>34474568</text:p>
              </table:table-cell>
              <table:table-cell office:value-type="float" office:value="2716410">
                <text:p>27164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259530">
                <text:p>62259530</text:p>
              </table:table-cell>
              <table:table-cell office:value-type="float" office:value="8895545">
                <text:p>88955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542430">
                <text:p>78542430</text:p>
              </table:table-cell>
              <table:table-cell office:value-type="float" office:value="4187521">
                <text:p>41875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871579">
                <text:p>35871579</text:p>
              </table:table-cell>
              <table:table-cell office:value-type="float" office:value="3790235">
                <text:p>37902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59646">
                <text:p>35759646</text:p>
              </table:table-cell>
              <table:table-cell office:value-type="float" office:value="2802414">
                <text:p>28024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500061">
                <text:p>38500061</text:p>
              </table:table-cell>
              <table:table-cell office:value-type="float" office:value="7673052">
                <text:p>76730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955683">
                <text:p>32955683</text:p>
              </table:table-cell>
              <table:table-cell office:value-type="float" office:value="5756634">
                <text:p>57566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416784">
                <text:p>34416784</text:p>
              </table:table-cell>
              <table:table-cell office:value-type="float" office:value="3151286">
                <text:p>31512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104410">
                <text:p>36104410</text:p>
              </table:table-cell>
              <table:table-cell office:value-type="float" office:value="5578192">
                <text:p>55781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96067">
                <text:p>34996067</text:p>
              </table:table-cell>
              <table:table-cell office:value-type="float" office:value="732575">
                <text:p>7325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714749">
                <text:p>38714749</text:p>
              </table:table-cell>
              <table:table-cell office:value-type="float" office:value="839109">
                <text:p>839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97235">
                <text:p>39197235</text:p>
              </table:table-cell>
              <table:table-cell office:value-type="float" office:value="767482">
                <text:p>7674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003147">
                <text:p>39003147</text:p>
              </table:table-cell>
              <table:table-cell office:value-type="float" office:value="640229">
                <text:p>640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23701">
                <text:p>39623701</text:p>
              </table:table-cell>
              <table:table-cell office:value-type="float" office:value="2918447">
                <text:p>29184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886665">
                <text:p>36886665</text:p>
              </table:table-cell>
              <table:table-cell office:value-type="float" office:value="655665">
                <text:p>6556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3277">
                <text:p>40003277</text:p>
              </table:table-cell>
              <table:table-cell office:value-type="float" office:value="3300947">
                <text:p>33009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618109">
                <text:p>36618109</text:p>
              </table:table-cell>
              <table:table-cell office:value-type="float" office:value="671328">
                <text:p>67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197025">
                <text:p>39197025</text:p>
              </table:table-cell>
              <table:table-cell office:value-type="float" office:value="628461">
                <text:p>6284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697177">
                <text:p>38697177</text:p>
              </table:table-cell>
              <table:table-cell office:value-type="float" office:value="926621">
                <text:p>9266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890463">
                <text:p>39890463</text:p>
              </table:table-cell>
              <table:table-cell office:value-type="float" office:value="600813">
                <text:p>6008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588598">
                <text:p>38588598</text:p>
              </table:table-cell>
              <table:table-cell office:value-type="float" office:value="570689">
                <text:p>5706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951136">
                <text:p>39951136</text:p>
              </table:table-cell>
              <table:table-cell office:value-type="float" office:value="1166867">
                <text:p>11668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868899">
                <text:p>38868899</text:p>
              </table:table-cell>
              <table:table-cell office:value-type="float" office:value="3122963">
                <text:p>3122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231342">
                <text:p>36231342</text:p>
              </table:table-cell>
              <table:table-cell office:value-type="float" office:value="538306">
                <text:p>5383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139447">
                <text:p>40139447</text:p>
              </table:table-cell>
              <table:table-cell office:value-type="float" office:value="4184984">
                <text:p>41849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69234">
                <text:p>35669234</text:p>
              </table:table-cell>
              <table:table-cell office:value-type="float" office:value="538457">
                <text:p>5384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911047">
                <text:p>38911047</text:p>
              </table:table-cell>
              <table:table-cell office:value-type="float" office:value="552486">
                <text:p>5524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620140">
                <text:p>39620140</text:p>
              </table:table-cell>
              <table:table-cell office:value-type="float" office:value="549763">
                <text:p>5497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878882">
                <text:p>39878882</text:p>
              </table:table-cell>
              <table:table-cell office:value-type="float" office:value="719664">
                <text:p>719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820666">
                <text:p>38820666</text:p>
              </table:table-cell>
              <table:table-cell office:value-type="float" office:value="561480">
                <text:p>5614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828991">
                <text:p>39828991</text:p>
              </table:table-cell>
              <table:table-cell office:value-type="float" office:value="538460">
                <text:p>5384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259871">
                <text:p>39259871</text:p>
              </table:table-cell>
              <table:table-cell office:value-type="float" office:value="551563">
                <text:p>5515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849715">
                <text:p>39849715</text:p>
              </table:table-cell>
              <table:table-cell office:value-type="float" office:value="544292">
                <text:p>5442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672320">
                <text:p>38672320</text:p>
              </table:table-cell>
              <table:table-cell office:value-type="float" office:value="578933">
                <text:p>5789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409258">
                <text:p>39409258</text:p>
              </table:table-cell>
              <table:table-cell office:value-type="float" office:value="730302">
                <text:p>7303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244357">
                <text:p>39244357</text:p>
              </table:table-cell>
              <table:table-cell office:value-type="float" office:value="530898">
                <text:p>5308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793559">
                <text:p>39793559</text:p>
              </table:table-cell>
              <table:table-cell office:value-type="float" office:value="959038">
                <text:p>9590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202304">
                <text:p>39202304</text:p>
              </table:table-cell>
              <table:table-cell office:value-type="float" office:value="523797">
                <text:p>5237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791615">
                <text:p>39791615</text:p>
              </table:table-cell>
              <table:table-cell office:value-type="float" office:value="528614">
                <text:p>5286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910584">
                <text:p>38910584</text:p>
              </table:table-cell>
              <table:table-cell office:value-type="float" office:value="529667">
                <text:p>529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517932">
                <text:p>39517932</text:p>
              </table:table-cell>
              <table:table-cell office:value-type="float" office:value="671417">
                <text:p>6714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986415">
                <text:p>38986415</text:p>
              </table:table-cell>
              <table:table-cell office:value-type="float" office:value="1155706">
                <text:p>11557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826740">
                <text:p>38826740</text:p>
              </table:table-cell>
              <table:table-cell office:value-type="float" office:value="1070157">
                <text:p>1070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129217">
                <text:p>39129217</text:p>
              </table:table-cell>
              <table:table-cell office:value-type="float" office:value="942702">
                <text:p>9427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37cm" svg:height="15.732cm" xlink:href=".." xlink:type="simple" chart:class="chart:bar" chart:style-name="ch1">
        <chart:legend chart:legend-position="end" svg:x="31.859cm" svg:y="7.318cm" style:legend-expansion="high" chart:style-name="ch2"/>
        <chart:plot-area chart:style-name="ch3" table:cell-range-address="test_7.A1:test_7.B172" svg:x="0.678cm" svg:y="0.314cm" svg:width="30.503cm" svg:height="15.104cm">
          <chartooo:coordinate-region svg:x="2.596cm" svg:y="0.435cm" svg:width="28.585cm" svg:height="13.9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7.A1:test_7.A172" chart:class="chart:bar">
            <chart:data-point chart:repeated="172"/>
          </chart:series>
          <chart:series chart:style-name="ch8" chart:values-cell-range-address="test_7.B1:test_7.B172" chart:class="chart:bar">
            <chart:data-point chart:repeated="1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131519">
                <text:p>52131519</text:p>
                <draw:g>
                  <svg:desc>test_7.A1:test_7.A172</svg:desc>
                </draw:g>
              </table:table-cell>
              <table:table-cell office:value-type="float" office:value="16488">
                <text:p>16488</text:p>
                <draw:g>
                  <svg:desc>test_7.B1:test_7.B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117802">
                <text:p>52117802</text:p>
              </table:table-cell>
              <table:table-cell office:value-type="float" office:value="16276">
                <text:p>16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132882">
                <text:p>52132882</text:p>
              </table:table-cell>
              <table:table-cell office:value-type="float" office:value="56729">
                <text:p>5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047503">
                <text:p>52047503</text:p>
              </table:table-cell>
              <table:table-cell office:value-type="float" office:value="16834">
                <text:p>16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99257">
                <text:p>50099257</text:p>
              </table:table-cell>
              <table:table-cell office:value-type="float" office:value="17612">
                <text:p>17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03384">
                <text:p>50103384</text:p>
              </table:table-cell>
              <table:table-cell office:value-type="float" office:value="17470">
                <text:p>174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101379">
                <text:p>50101379</text:p>
              </table:table-cell>
              <table:table-cell office:value-type="float" office:value="33765">
                <text:p>33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98526">
                <text:p>50098526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151059">
                <text:p>50151059</text:p>
              </table:table-cell>
              <table:table-cell office:value-type="float" office:value="18023">
                <text:p>18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196687">
                <text:p>50196687</text:p>
              </table:table-cell>
              <table:table-cell office:value-type="float" office:value="34677">
                <text:p>34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13685">
                <text:p>49213685</text:p>
              </table:table-cell>
              <table:table-cell office:value-type="float" office:value="34535">
                <text:p>34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184079">
                <text:p>50184079</text:p>
              </table:table-cell>
              <table:table-cell office:value-type="float" office:value="91255">
                <text:p>91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62732">
                <text:p>50062732</text:p>
              </table:table-cell>
              <table:table-cell office:value-type="float" office:value="42238">
                <text:p>42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239246">
                <text:p>50239246</text:p>
              </table:table-cell>
              <table:table-cell office:value-type="float" office:value="38858">
                <text:p>38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241457">
                <text:p>49241457</text:p>
              </table:table-cell>
              <table:table-cell office:value-type="float" office:value="39700">
                <text:p>39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639993">
                <text:p>50639993</text:p>
              </table:table-cell>
              <table:table-cell office:value-type="float" office:value="67279">
                <text:p>67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629848">
                <text:p>49629848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259586">
                <text:p>50259586</text:p>
              </table:table-cell>
              <table:table-cell office:value-type="float" office:value="36015">
                <text:p>36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851667">
                <text:p>49851667</text:p>
              </table:table-cell>
              <table:table-cell office:value-type="float" office:value="34223">
                <text:p>34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934034">
                <text:p>49934034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709896">
                <text:p>49709896</text:p>
              </table:table-cell>
              <table:table-cell office:value-type="float" office:value="61057">
                <text:p>61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117469">
                <text:p>50117469</text:p>
              </table:table-cell>
              <table:table-cell office:value-type="float" office:value="30791">
                <text:p>30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214422">
                <text:p>49214422</text:p>
              </table:table-cell>
              <table:table-cell office:value-type="float" office:value="37574">
                <text:p>37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148497">
                <text:p>50148497</text:p>
              </table:table-cell>
              <table:table-cell office:value-type="float" office:value="18952">
                <text:p>18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160266">
                <text:p>50160266</text:p>
              </table:table-cell>
              <table:table-cell office:value-type="float" office:value="21351">
                <text:p>21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75404">
                <text:p>50175404</text:p>
              </table:table-cell>
              <table:table-cell office:value-type="float" office:value="51489">
                <text:p>51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209365">
                <text:p>49209365</text:p>
              </table:table-cell>
              <table:table-cell office:value-type="float" office:value="38039">
                <text:p>38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84974">
                <text:p>50184974</text:p>
              </table:table-cell>
              <table:table-cell office:value-type="float" office:value="41798">
                <text:p>41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214236">
                <text:p>50214236</text:p>
              </table:table-cell>
              <table:table-cell office:value-type="float" office:value="33056">
                <text:p>33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204875">
                <text:p>50204875</text:p>
              </table:table-cell>
              <table:table-cell office:value-type="float" office:value="30951">
                <text:p>30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153507">
                <text:p>49153507</text:p>
              </table:table-cell>
              <table:table-cell office:value-type="float" office:value="75792">
                <text:p>75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137181">
                <text:p>50137181</text:p>
              </table:table-cell>
              <table:table-cell office:value-type="float" office:value="31051">
                <text:p>310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148955">
                <text:p>50148955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875031">
                <text:p>49875031</text:p>
              </table:table-cell>
              <table:table-cell office:value-type="float" office:value="14579">
                <text:p>14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156764">
                <text:p>5015676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956996">
                <text:p>49956996</text:p>
              </table:table-cell>
              <table:table-cell office:value-type="float" office:value="31648">
                <text:p>31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554128">
                <text:p>49554128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360522">
                <text:p>50360522</text:p>
              </table:table-cell>
              <table:table-cell office:value-type="float" office:value="17291">
                <text:p>17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947538">
                <text:p>49947538</text:p>
              </table:table-cell>
              <table:table-cell office:value-type="float" office:value="16633">
                <text:p>16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73548">
                <text:p>49973548</text:p>
              </table:table-cell>
              <table:table-cell office:value-type="float" office:value="16388">
                <text:p>16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807336">
                <text:p>49807336</text:p>
              </table:table-cell>
              <table:table-cell office:value-type="float" office:value="46921">
                <text:p>46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144506">
                <text:p>50144506</text:p>
              </table:table-cell>
              <table:table-cell office:value-type="float" office:value="25023">
                <text:p>25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34806">
                <text:p>49934806</text:p>
              </table:table-cell>
              <table:table-cell office:value-type="float" office:value="26350">
                <text:p>263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95082">
                <text:p>50095082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602397">
                <text:p>49602397</text:p>
              </table:table-cell>
              <table:table-cell office:value-type="float" office:value="18689">
                <text:p>1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406715">
                <text:p>50406715</text:p>
              </table:table-cell>
              <table:table-cell office:value-type="float" office:value="72283">
                <text:p>72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903864">
                <text:p>48903864</text:p>
              </table:table-cell>
              <table:table-cell office:value-type="float" office:value="30187">
                <text:p>30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784145">
                <text:p>50784145</text:p>
              </table:table-cell>
              <table:table-cell office:value-type="float" office:value="32248">
                <text:p>32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680103">
                <text:p>49680103</text:p>
              </table:table-cell>
              <table:table-cell office:value-type="float" office:value="22870">
                <text:p>228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173473">
                <text:p>50173473</text:p>
              </table:table-cell>
              <table:table-cell office:value-type="float" office:value="28403">
                <text:p>28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51073">
                <text:p>50051073</text:p>
              </table:table-cell>
              <table:table-cell office:value-type="float" office:value="67790">
                <text:p>677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893672">
                <text:p>49893672</text:p>
              </table:table-cell>
              <table:table-cell office:value-type="float" office:value="32408">
                <text:p>32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684114">
                <text:p>49684114</text:p>
              </table:table-cell>
              <table:table-cell office:value-type="float" office:value="27744">
                <text:p>27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061479">
                <text:p>50061479</text:p>
              </table:table-cell>
              <table:table-cell office:value-type="float" office:value="19478">
                <text:p>194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546661">
                <text:p>49546661</text:p>
              </table:table-cell>
              <table:table-cell office:value-type="float" office:value="19164">
                <text:p>19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326295">
                <text:p>50326295</text:p>
              </table:table-cell>
              <table:table-cell office:value-type="float" office:value="43504">
                <text:p>435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348513">
                <text:p>49348513</text:p>
              </table:table-cell>
              <table:table-cell office:value-type="float" office:value="19203">
                <text:p>192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547383">
                <text:p>50547383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62591">
                <text:p>49962591</text:p>
              </table:table-cell>
              <table:table-cell office:value-type="float" office:value="16672">
                <text:p>16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123210">
                <text:p>50123210</text:p>
              </table:table-cell>
              <table:table-cell office:value-type="float" office:value="24677">
                <text:p>246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97753">
                <text:p>49197753</text:p>
              </table:table-cell>
              <table:table-cell office:value-type="float" office:value="80152">
                <text:p>80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863973">
                <text:p>49863973</text:p>
              </table:table-cell>
              <table:table-cell office:value-type="float" office:value="42839">
                <text:p>42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08538">
                <text:p>49908538</text:p>
              </table:table-cell>
              <table:table-cell office:value-type="float" office:value="27848">
                <text:p>27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619104">
                <text:p>50619104</text:p>
              </table:table-cell>
              <table:table-cell office:value-type="float" office:value="23624">
                <text:p>23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702309">
                <text:p>49702309</text:p>
              </table:table-cell>
              <table:table-cell office:value-type="float" office:value="20055">
                <text:p>20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441285">
                <text:p>49441285</text:p>
              </table:table-cell>
              <table:table-cell office:value-type="float" office:value="75651">
                <text:p>75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730408">
                <text:p>50730408</text:p>
              </table:table-cell>
              <table:table-cell office:value-type="float" office:value="29745">
                <text:p>29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913086">
                <text:p>49913086</text:p>
              </table:table-cell>
              <table:table-cell office:value-type="float" office:value="28071">
                <text:p>280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65796">
                <text:p>49165796</text:p>
              </table:table-cell>
              <table:table-cell office:value-type="float" office:value="40809">
                <text:p>40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861269">
                <text:p>49861269</text:p>
              </table:table-cell>
              <table:table-cell office:value-type="float" office:value="35349">
                <text:p>353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877481">
                <text:p>50877481</text:p>
              </table:table-cell>
              <table:table-cell office:value-type="float" office:value="71354">
                <text:p>71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802127">
                <text:p>49802127</text:p>
              </table:table-cell>
              <table:table-cell office:value-type="float" office:value="31811">
                <text:p>31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912541">
                <text:p>49912541</text:p>
              </table:table-cell>
              <table:table-cell office:value-type="float" office:value="42960">
                <text:p>42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294361">
                <text:p>49294361</text:p>
              </table:table-cell>
              <table:table-cell office:value-type="float" office:value="34377">
                <text:p>343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582052">
                <text:p>50582052</text:p>
              </table:table-cell>
              <table:table-cell office:value-type="float" office:value="30998">
                <text:p>30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795856">
                <text:p>49795856</text:p>
              </table:table-cell>
              <table:table-cell office:value-type="float" office:value="48093">
                <text:p>480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746727">
                <text:p>49746727</text:p>
              </table:table-cell>
              <table:table-cell office:value-type="float" office:value="21717">
                <text:p>21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181814">
                <text:p>50181814</text:p>
              </table:table-cell>
              <table:table-cell office:value-type="float" office:value="23840">
                <text:p>238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939220">
                <text:p>49939220</text:p>
              </table:table-cell>
              <table:table-cell office:value-type="float" office:value="25519">
                <text:p>25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127369">
                <text:p>50127369</text:p>
              </table:table-cell>
              <table:table-cell office:value-type="float" office:value="38419">
                <text:p>38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936745">
                <text:p>48936745</text:p>
              </table:table-cell>
              <table:table-cell office:value-type="float" office:value="78911">
                <text:p>789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805590">
                <text:p>50805590</text:p>
              </table:table-cell>
              <table:table-cell office:value-type="float" office:value="28931">
                <text:p>289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913778">
                <text:p>49913778</text:p>
              </table:table-cell>
              <table:table-cell office:value-type="float" office:value="36997">
                <text:p>36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575093">
                <text:p>49575093</text:p>
              </table:table-cell>
              <table:table-cell office:value-type="float" office:value="25611">
                <text:p>25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172745">
                <text:p>50172745</text:p>
              </table:table-cell>
              <table:table-cell office:value-type="float" office:value="41266">
                <text:p>412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784835">
                <text:p>49784835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160648">
                <text:p>50160648</text:p>
              </table:table-cell>
              <table:table-cell office:value-type="float" office:value="688755">
                <text:p>688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704516">
                <text:p>48704516</text:p>
              </table:table-cell>
              <table:table-cell office:value-type="float" office:value="970259">
                <text:p>970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818170">
                <text:p>48818170</text:p>
              </table:table-cell>
              <table:table-cell office:value-type="float" office:value="607475">
                <text:p>6074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15962">
                <text:p>50015962</text:p>
              </table:table-cell>
              <table:table-cell office:value-type="float" office:value="618642">
                <text:p>618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333793">
                <text:p>49333793</text:p>
              </table:table-cell>
              <table:table-cell office:value-type="float" office:value="1254866">
                <text:p>1254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862595">
                <text:p>48862595</text:p>
              </table:table-cell>
              <table:table-cell office:value-type="float" office:value="615640">
                <text:p>6156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897754">
                <text:p>48897754</text:p>
              </table:table-cell>
              <table:table-cell office:value-type="float" office:value="1886618">
                <text:p>1886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2597066">
                <text:p>122597066</text:p>
              </table:table-cell>
              <table:table-cell office:value-type="float" office:value="910479">
                <text:p>910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492384">
                <text:p>46492384</text:p>
              </table:table-cell>
              <table:table-cell office:value-type="float" office:value="735571">
                <text:p>735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875842">
                <text:p>47875842</text:p>
              </table:table-cell>
              <table:table-cell office:value-type="float" office:value="773597">
                <text:p>773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749634">
                <text:p>61749634</text:p>
              </table:table-cell>
              <table:table-cell office:value-type="float" office:value="6636936">
                <text:p>6636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48161">
                <text:p>33248161</text:p>
              </table:table-cell>
              <table:table-cell office:value-type="float" office:value="6185167">
                <text:p>618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082704">
                <text:p>35082704</text:p>
              </table:table-cell>
              <table:table-cell office:value-type="float" office:value="3136365">
                <text:p>3136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768111">
                <text:p>44768111</text:p>
              </table:table-cell>
              <table:table-cell office:value-type="float" office:value="5103665">
                <text:p>51036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790067">
                <text:p>42790067</text:p>
              </table:table-cell>
              <table:table-cell office:value-type="float" office:value="10158888">
                <text:p>10158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813279">
                <text:p>63813279</text:p>
              </table:table-cell>
              <table:table-cell office:value-type="float" office:value="8333747">
                <text:p>83337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016733">
                <text:p>115016733</text:p>
              </table:table-cell>
              <table:table-cell office:value-type="float" office:value="6460049">
                <text:p>6460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167438">
                <text:p>41167438</text:p>
              </table:table-cell>
              <table:table-cell office:value-type="float" office:value="11203541">
                <text:p>112035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653241">
                <text:p>36653241</text:p>
              </table:table-cell>
              <table:table-cell office:value-type="float" office:value="7676975">
                <text:p>76769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60346">
                <text:p>39960346</text:p>
              </table:table-cell>
              <table:table-cell office:value-type="float" office:value="2003916">
                <text:p>2003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321574">
                <text:p>47321574</text:p>
              </table:table-cell>
              <table:table-cell office:value-type="float" office:value="777495">
                <text:p>7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526438">
                <text:p>49526438</text:p>
              </table:table-cell>
              <table:table-cell office:value-type="float" office:value="743148">
                <text:p>743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605359">
                <text:p>48605359</text:p>
              </table:table-cell>
              <table:table-cell office:value-type="float" office:value="1742026">
                <text:p>17420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907849">
                <text:p>48907849</text:p>
              </table:table-cell>
              <table:table-cell office:value-type="float" office:value="734996">
                <text:p>734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127916">
                <text:p>49127916</text:p>
              </table:table-cell>
              <table:table-cell office:value-type="float" office:value="678828">
                <text:p>6788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901270">
                <text:p>48901270</text:p>
              </table:table-cell>
              <table:table-cell office:value-type="float" office:value="8650586">
                <text:p>8650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4259518">
                <text:p>164259518</text:p>
              </table:table-cell>
              <table:table-cell office:value-type="float" office:value="5920850">
                <text:p>59208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630175">
                <text:p>42630175</text:p>
              </table:table-cell>
              <table:table-cell office:value-type="float" office:value="6429697">
                <text:p>64296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828750">
                <text:p>41828750</text:p>
              </table:table-cell>
              <table:table-cell office:value-type="float" office:value="10411890">
                <text:p>104118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513552">
                <text:p>119513552</text:p>
              </table:table-cell>
              <table:table-cell office:value-type="float" office:value="9240012">
                <text:p>9240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91887">
                <text:p>41491887</text:p>
              </table:table-cell>
              <table:table-cell office:value-type="float" office:value="3076587">
                <text:p>30765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711690">
                <text:p>46711690</text:p>
              </table:table-cell>
              <table:table-cell office:value-type="float" office:value="2566627">
                <text:p>2566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448560">
                <text:p>47448560</text:p>
              </table:table-cell>
              <table:table-cell office:value-type="float" office:value="3258509">
                <text:p>3258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277322">
                <text:p>46277322</text:p>
              </table:table-cell>
              <table:table-cell office:value-type="float" office:value="3298440">
                <text:p>32984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613700">
                <text:p>88613700</text:p>
              </table:table-cell>
              <table:table-cell office:value-type="float" office:value="7789063">
                <text:p>77890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741266">
                <text:p>36741266</text:p>
              </table:table-cell>
              <table:table-cell office:value-type="float" office:value="5316637">
                <text:p>53166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093085">
                <text:p>33093085</text:p>
              </table:table-cell>
              <table:table-cell office:value-type="float" office:value="1154847">
                <text:p>11548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597581">
                <text:p>32597581</text:p>
              </table:table-cell>
              <table:table-cell office:value-type="float" office:value="912581">
                <text:p>912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645659">
                <text:p>40645659</text:p>
              </table:table-cell>
              <table:table-cell office:value-type="float" office:value="1122175">
                <text:p>11221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258269">
                <text:p>49258269</text:p>
              </table:table-cell>
              <table:table-cell office:value-type="float" office:value="8101309">
                <text:p>8101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706593">
                <text:p>41706593</text:p>
              </table:table-cell>
              <table:table-cell office:value-type="float" office:value="7709345">
                <text:p>7709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114466">
                <text:p>42114466</text:p>
              </table:table-cell>
              <table:table-cell office:value-type="float" office:value="5473921">
                <text:p>5473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454232">
                <text:p>104454232</text:p>
              </table:table-cell>
              <table:table-cell office:value-type="float" office:value="6880492">
                <text:p>68804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639782">
                <text:p>95639782</text:p>
              </table:table-cell>
              <table:table-cell office:value-type="float" office:value="7249463">
                <text:p>72494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057141">
                <text:p>66057141</text:p>
              </table:table-cell>
              <table:table-cell office:value-type="float" office:value="12134086">
                <text:p>121340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449903">
                <text:p>38449903</text:p>
              </table:table-cell>
              <table:table-cell office:value-type="float" office:value="6093117">
                <text:p>6093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129267">
                <text:p>33129267</text:p>
              </table:table-cell>
              <table:table-cell office:value-type="float" office:value="2946936">
                <text:p>29469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221741">
                <text:p>25221741</text:p>
              </table:table-cell>
              <table:table-cell office:value-type="float" office:value="5119989">
                <text:p>51199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470516">
                <text:p>42470516</text:p>
              </table:table-cell>
              <table:table-cell office:value-type="float" office:value="5021604">
                <text:p>5021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586643">
                <text:p>43586643</text:p>
              </table:table-cell>
              <table:table-cell office:value-type="float" office:value="9990715">
                <text:p>99907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356402">
                <text:p>95356402</text:p>
              </table:table-cell>
              <table:table-cell office:value-type="float" office:value="14019421">
                <text:p>14019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445205">
                <text:p>88445205</text:p>
              </table:table-cell>
              <table:table-cell office:value-type="float" office:value="15653187">
                <text:p>156531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1721956">
                <text:p>111721956</text:p>
              </table:table-cell>
              <table:table-cell office:value-type="float" office:value="5557292">
                <text:p>5557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846923">
                <text:p>46846923</text:p>
              </table:table-cell>
              <table:table-cell office:value-type="float" office:value="2506718">
                <text:p>25067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400548">
                <text:p>49400548</text:p>
              </table:table-cell>
              <table:table-cell office:value-type="float" office:value="8471439">
                <text:p>84714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426276">
                <text:p>78426276</text:p>
              </table:table-cell>
              <table:table-cell office:value-type="float" office:value="8741897">
                <text:p>8741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276021">
                <text:p>31276021</text:p>
              </table:table-cell>
              <table:table-cell office:value-type="float" office:value="7808851">
                <text:p>7808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153401">
                <text:p>23153401</text:p>
              </table:table-cell>
              <table:table-cell office:value-type="float" office:value="1302832">
                <text:p>1302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070984">
                <text:p>49070984</text:p>
              </table:table-cell>
              <table:table-cell office:value-type="float" office:value="2810837">
                <text:p>28108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422937">
                <text:p>49422937</text:p>
              </table:table-cell>
              <table:table-cell office:value-type="float" office:value="2990585">
                <text:p>29905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028208">
                <text:p>47028208</text:p>
              </table:table-cell>
              <table:table-cell office:value-type="float" office:value="7064151">
                <text:p>7064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944476">
                <text:p>42944476</text:p>
              </table:table-cell>
              <table:table-cell office:value-type="float" office:value="4009385">
                <text:p>4009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341809">
                <text:p>45341809</text:p>
              </table:table-cell>
              <table:table-cell office:value-type="float" office:value="4544562">
                <text:p>45445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998055">
                <text:p>45998055</text:p>
              </table:table-cell>
              <table:table-cell office:value-type="float" office:value="934911">
                <text:p>934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227096">
                <text:p>49227096</text:p>
              </table:table-cell>
              <table:table-cell office:value-type="float" office:value="978373">
                <text:p>9783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589233">
                <text:p>48589233</text:p>
              </table:table-cell>
              <table:table-cell office:value-type="float" office:value="796319">
                <text:p>7963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360788">
                <text:p>49360788</text:p>
              </table:table-cell>
              <table:table-cell office:value-type="float" office:value="745742">
                <text:p>745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896030">
                <text:p>48896030</text:p>
              </table:table-cell>
              <table:table-cell office:value-type="float" office:value="765408">
                <text:p>7654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806144">
                <text:p>48806144</text:p>
              </table:table-cell>
              <table:table-cell office:value-type="float" office:value="573087">
                <text:p>573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541970">
                <text:p>49541970</text:p>
              </table:table-cell>
              <table:table-cell office:value-type="float" office:value="613069">
                <text:p>6130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307426">
                <text:p>49307426</text:p>
              </table:table-cell>
              <table:table-cell office:value-type="float" office:value="587487">
                <text:p>5874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889475">
                <text:p>49889475</text:p>
              </table:table-cell>
              <table:table-cell office:value-type="float" office:value="989288">
                <text:p>9892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335857">
                <text:p>49335857</text:p>
              </table:table-cell>
              <table:table-cell office:value-type="float" office:value="1256822">
                <text:p>12568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65095">
                <text:p>48165095</text:p>
              </table:table-cell>
              <table:table-cell office:value-type="float" office:value="557039">
                <text:p>557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930782">
                <text:p>49930782</text:p>
              </table:table-cell>
              <table:table-cell office:value-type="float" office:value="546083">
                <text:p>5460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119518">
                <text:p>49119518</text:p>
              </table:table-cell>
              <table:table-cell office:value-type="float" office:value="717594">
                <text:p>7175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697457">
                <text:p>49697457</text:p>
              </table:table-cell>
              <table:table-cell office:value-type="float" office:value="598538">
                <text:p>598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581715">
                <text:p>48581715</text:p>
              </table:table-cell>
              <table:table-cell office:value-type="float" office:value="583373">
                <text:p>5833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667854">
                <text:p>49667854</text:p>
              </table:table-cell>
              <table:table-cell office:value-type="float" office:value="1085749">
                <text:p>10857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423996">
                <text:p>49423996</text:p>
              </table:table-cell>
              <table:table-cell office:value-type="float" office:value="4692310">
                <text:p>46923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139262">
                <text:p>45139262</text:p>
              </table:table-cell>
              <table:table-cell office:value-type="float" office:value="879610">
                <text:p>8796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075088">
                <text:p>49075088</text:p>
              </table:table-cell>
              <table:table-cell office:value-type="float" office:value="727450">
                <text:p>7274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144627">
                <text:p>49144627</text:p>
              </table:table-cell>
              <table:table-cell office:value-type="float" office:value="2666631">
                <text:p>26666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853068">
                <text:p>46853068</text:p>
              </table:table-cell>
              <table:table-cell office:value-type="float" office:value="558689">
                <text:p>5586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959155">
                <text:p>49959155</text:p>
              </table:table-cell>
              <table:table-cell office:value-type="float" office:value="541412">
                <text:p>541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205706">
                <text:p>49205706</text:p>
              </table:table-cell>
              <table:table-cell office:value-type="float" office:value="557397">
                <text:p>5573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